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1360000014A0000014A7A322FFCD687381E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0.648in"/>
    </style:style>
    <style:style style:name="co10" style:family="table-column">
      <style:table-column-properties fo:break-before="auto" style:column-width="0.3909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0.7307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0.7098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8126in"/>
    </style:style>
    <style:style style:name="co18" style:family="table-column">
      <style:table-column-properties fo:break-before="auto" style:column-width="0.8535in"/>
    </style:style>
    <style:style style:name="co19" style:family="table-column">
      <style:table-column-properties fo:break-before="auto" style:column-width="0.6374in"/>
    </style:style>
    <style:style style:name="co20" style:family="table-column">
      <style:table-column-properties fo:break-before="auto" style:column-width="0.802in"/>
    </style:style>
    <style:style style:name="co21" style:family="table-column">
      <style:table-column-properties fo:break-before="auto" style:column-width="0.9154in"/>
    </style:style>
    <style:style style:name="co22" style:family="table-column">
      <style:table-column-properties fo:break-before="auto" style:column-width="0.6689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761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07in" fo:break-before="auto" style:use-optimal-row-height="fals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1866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10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8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wrap-option="wrap"/>
      <style:text-properties fo:color="#ff4000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3">
      <style:text-properties fo:color="#158466" fo:font-weight="bold" style:font-weight-asian="bold" style:font-weight-complex="bold"/>
    </style:style>
    <style:style style:name="ce34" style:family="table-cell" style:parent-style-name="Default" style:data-style-name="N3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wrap-option="no-wrap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wrap-option="wrap"/>
      <style:text-properties fo:color="#158466" fo:font-weight="bold" style:font-weight-asian="bold" style:font-weight-complex="bold"/>
    </style:style>
    <style:style style:name="ce39" style:family="table-cell" style:parent-style-name="Default" style:data-style-name="N3">
      <style:table-cell-properties fo:wrap-option="wrap"/>
      <style:text-properties fo:color="#bf0041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3"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4">
      <style:table-cell-properties fo:wrap-option="wrap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2">
      <style:table-cell-properties fo:wrap-option="wrap"/>
      <style:text-properties fo:color="#bf0041" fo:font-weight="bold" style:font-weight-asian="bold" style:font-weight-complex="bold"/>
    </style:style>
    <style:style style:name="ce24" style:family="table-cell" style:parent-style-name="Default">
      <style:text-properties fo:color="#bf0041"/>
    </style:style>
    <style:style style:name="ce25" style:family="table-cell" style:parent-style-name="Default" style:data-style-name="N122"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der-height-weight-raw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11"/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</table:table>
      <table:table table:name="gender-height-weight-viz" table:style-name="ta1">
        <table:shapes>
          <draw:frame draw:z-index="0" draw:style-name="gr1" draw:text-style-name="P1" svg:width="5.5024in" svg:height="3.161in" svg:x="0.3764in" svg:y="3.3693in">
            <draw:object draw:notify-on-update-of-ranges="'gender-height-weight-viz'.D3:'gender-height-weight-viz'.D502 'gender-height-weight-viz'.E2:'gender-height-weight-viz'.E2 'gender-height-weight-viz'.E3:'gender-height-weight-viz'.E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3075in" svg:height="2.9811in" svg:x="6.0449in" svg:y="3.3799in">
            <draw:object draw:notify-on-update-of-ranges="'gender-height-weight-viz'.A2:'gender-height-weight-viz'.A2 'gender-height-weight-viz'.P6:'gender-height-weight-viz'.P19 'gender-height-weight-viz'.A2:'gender-height-weight-viz'.A2 'gender-height-weight-viz'.R6:'gender-height-weight-viz'.R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column table:style-name="co5" table:default-cell-style-name="ce9"/>
        <table:table-column table:style-name="co5" table:number-columns-repeated="2" table:default-cell-style-name="ce11"/>
        <table:table-column table:style-name="co6" table:default-cell-style-name="Default"/>
        <table:table-column table:style-name="co7" table:default-cell-style-name="ce1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46" table:default-cell-style-name="Default"/>
        <table:table-row table:style-name="ro3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1" office:value-type="string" calcext:value-type="string">
            <text:p>Descriptive Statistics</text:p>
          </table:table-cell>
          <table:table-cell table:style-name="ce12" table:number-columns-repeated="3"/>
          <table:table-cell table:style-name="ce13" table:number-columns-repeated="2"/>
          <table:table-cell table:style-name="ce27" office:value-type="string" calcext:value-type="string">
            <text:p>Histogram (Binning and Counting)</text:p>
          </table:table-cell>
          <table:table-cell table:style-name="ce12" table:number-columns-repeated="51"/>
        </table:table-row>
        <table:table-row table:style-name="ro4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Gender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12"/>
          <table:table-cell table:style-name="ce13"/>
          <table:table-cell table:style-name="ce12" table:formula="of:=[.C2]" office:value-type="string" office:string-value="Gender (0/1)" calcext:value-type="string">
            <text:p>Gender (0/1)</text:p>
          </table:table-cell>
          <table:table-cell table:style-name="ce12" table:formula="of:=[.D2]" office:value-type="string" office:string-value="Height (in)" calcext:value-type="string">
            <text:p>Height (in)</text:p>
          </table:table-cell>
          <table:table-cell table:style-name="ce12" table:formula="of:=[.E2]" office:value-type="string" office:string-value="Weight (lb)" calcext:value-type="string">
            <text:p>Weight (lb)</text:p>
          </table:table-cell>
          <table:table-cell table:style-name="ce13" table:number-columns-repeated="2"/>
          <table:table-cell table:style-name="ce14" office:value-type="string" calcext:value-type="string">
            <text:p>bins: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12"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3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office:value-type="string" calcext:value-type="string">
            <text:p>min</text:p>
          </table:table-cell>
          <table:table-cell table:formula="of:=MIN([.C$1:.C$1048576])" office:value-type="float" office:value="0" calcext:value-type="float">
            <text:p>0</text:p>
          </table:table-cell>
          <table:table-cell table:style-name="ce11" table:formula="of:=MIN([.D$1:.D$1048576])" office:value-type="float" office:value="56.0666363500952" calcext:value-type="float">
            <text:p>56.1</text:p>
          </table:table-cell>
          <table:table-cell table:style-name="ce11" table:formula="of:=MIN([.E$1:.E$1048576])" office:value-type="float" office:value="83.9930774713752" calcext:value-type="float">
            <text:p>84.0</text:p>
          </table:table-cell>
          <table:table-cell table:number-columns-repeated="2"/>
          <table:table-cell table:style-name="ce14" office:value-type="string" calcext:value-type="string">
            <text:p>interval:</text:p>
          </table:table-cell>
          <table:table-cell table:formula="of:=MAX(ROUND((MAX([.C$1:.C$1048576]) - MIN([.C$1:.C$1048576])) / [.N$2]); 1)" office:value-type="float" office:value="1" calcext:value-type="float">
            <text:p>1</text:p>
          </table:table-cell>
          <table:table-cell table:formula="of:=MAX(ROUND((MAX([.D$1:.D$1048576]) - MIN([.D$1:.D$1048576])) / [.O$2]); 1)" office:value-type="float" office:value="2" calcext:value-type="float">
            <text:p>2</text:p>
          </table:table-cell>
          <table:table-cell table:formula="of:=MAX(ROUND((MAX([.E$1:.E$1048576]) - MIN([.E$1:.E$1048576])) / [.P$2]); 1)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4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office:value-type="string" calcext:value-type="string">
            <text:p>max</text:p>
          </table:table-cell>
          <table:table-cell table:formula="of:=MAX([.C$1:.C$1048576])" office:value-type="float" office:value="1" calcext:value-type="float">
            <text:p>1</text:p>
          </table:table-cell>
          <table:table-cell table:style-name="ce11" table:formula="of:=MAX([.D$1:.D$1048576])" office:value-type="float" office:value="78.4620529193772" calcext:value-type="float">
            <text:p>78.5</text:p>
          </table:table-cell>
          <table:table-cell table:style-name="ce11" table:formula="of:=MAX([.E$1:.E$1048576])" office:value-type="float" office:value="236.780537487324" calcext:value-type="float">
            <text:p>236.8</text:p>
          </table:table-cell>
          <table:table-cell table:number-columns-repeated="2"/>
          <table:table-cell table:style-name="ce14" office:value-type="string" calcext:value-type="string">
            <text:p>start:</text:p>
          </table:table-cell>
          <table:table-cell table:formula="of:=FLOOR(MIN([.C$1:.C$1048576]))" office:value-type="float" office:value="0" calcext:value-type="float">
            <text:p>0</text:p>
          </table:table-cell>
          <table:table-cell table:formula="of:=FLOOR(MIN([.D$1:.D$1048576]))" office:value-type="float" office:value="56" calcext:value-type="float">
            <text:p>56</text:p>
          </table:table-cell>
          <table:table-cell table:formula="of:=FLOOR(MIN([.E$1:.E$1048576]))" office:value-type="float" office:value="83" calcext:value-type="float">
            <text:p>83</text:p>
          </table:table-cell>
          <table:table-cell table:number-columns-repeated="4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5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office:value-type="string" calcext:value-type="string">
            <text:p>sum</text:p>
          </table:table-cell>
          <table:table-cell table:formula="of:=SUM([.C$1:.C$1048576])" office:value-type="float" office:value="271" calcext:value-type="float">
            <text:p>271</text:p>
          </table:table-cell>
          <table:table-cell table:style-name="ce11" table:formula="of:=SUM([.D$1:.D$1048576])" office:value-type="float" office:value="33062.1852583938" calcext:value-type="float">
            <text:p>33,062.2</text:p>
          </table:table-cell>
          <table:table-cell table:style-name="ce11" table:formula="of:=SUM([.E$1:.E$1048576])" office:value-type="float" office:value="79593.357103789" calcext:value-type="float">
            <text:p>79,593.4</text:p>
          </table:table-cell>
          <table:table-cell table:number-columns-repeated="2"/>
          <table:table-cell table:style-name="ce12" office:value-type="string" calcext:value-type="string">
            <text:p>Bin Value (gender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(height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</text:p>
            <text:p>(weight) </text:p>
          </table:table-cell>
          <table:table-cell table:style-name="ce12" office:value-type="string" calcext:value-type="string">
            <text:p>Count (Freq.)</text:p>
          </table:table-cell>
          <table:table-cell table:number-columns-repeated="4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6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 table:number-columns-repeated="3"/>
          <table:table-cell table:style-name="ce11" table:number-columns-repeated="2"/>
          <table:table-cell table:number-columns-repeated="2"/>
          <table:table-cell table:formula="of:=[.N4]" office:value-type="float" office:value="0" calcext:value-type="float">
            <text:p>0</text:p>
          </table:table-cell>
          <table:table-cell table:number-matrix-columns-spanned="1" table:number-matrix-rows-spanned="14" table:formula="of:=FREQUENCY([.C$1:.C$1048576];[.M6:.M18])" office:value-type="float" office:value="229" calcext:value-type="float">
            <text:p>229</text:p>
          </table:table-cell>
          <table:table-cell table:formula="of:=[.O4]" office:value-type="float" office:value="56" calcext:value-type="float">
            <text:p>56</text:p>
          </table:table-cell>
          <table:table-cell table:number-matrix-columns-spanned="1" table:number-matrix-rows-spanned="14" table:formula="of:=FREQUENCY([.D$1:.D$1048576];[.O6:.O18])" office:value-type="float" office:value="0" calcext:value-type="float">
            <text:p>0</text:p>
          </table:table-cell>
          <table:table-cell table:formula="of:=[.P4]" office:value-type="float" office:value="83" calcext:value-type="float">
            <text:p>83</text:p>
          </table:table-cell>
          <table:table-cell table:number-matrix-columns-spanned="1" table:number-matrix-rows-spanned="14" table:formula="of:=FREQUENCY([.E$1:.E$1048576];[.Q6:.Q18])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office:value-type="string" calcext:value-type="string">
            <text:p>mean</text:p>
          </table:table-cell>
          <table:table-cell table:formula="of:=AVERAGE([.C$1:.C$1048576])" office:value-type="float" office:value="0.542" calcext:value-type="float">
            <text:p>0.542</text:p>
          </table:table-cell>
          <table:table-cell table:style-name="ce11" table:formula="of:=AVERAGE([.D$1:.D$1048576])" office:value-type="float" office:value="66.1243705167876" calcext:value-type="float">
            <text:p>66.1</text:p>
          </table:table-cell>
          <table:table-cell table:style-name="ce11" table:formula="of:=AVERAGE([.E$1:.E$1048576])" office:value-type="float" office:value="159.186714207578" calcext:value-type="float">
            <text:p>159.2</text:p>
          </table:table-cell>
          <table:table-cell table:number-columns-repeated="2"/>
          <table:table-cell table:formula="of:=[.M6]+[.N$3]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[.O6]+[.O$3]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Q6]+[.P$3]"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8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office:value-type="string" calcext:value-type="string">
            <text:p>std</text:p>
          </table:table-cell>
          <table:table-cell table:formula="of:=STDEV([.C$1:.C$1048576])" office:value-type="float" office:value="0.498731858751643" calcext:value-type="float">
            <text:p>0.498731858751643</text:p>
          </table:table-cell>
          <table:table-cell table:style-name="ce11" table:formula="of:=STDEV([.D$1:.D$1048576])" office:value-type="float" office:value="3.90368851845094" calcext:value-type="float">
            <text:p>3.9</text:p>
          </table:table-cell>
          <table:table-cell table:style-name="ce11" table:formula="of:=STDEV([.E$1:.E$1048576])" office:value-type="float" office:value="31.9843984232386" calcext:value-type="float">
            <text:p>32.0</text:p>
          </table:table-cell>
          <table:table-cell table:number-columns-repeated="2"/>
          <table:table-cell table:formula="of:=[.M7]+[.N$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7]+[.O$3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Q7]+[.P$3]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4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9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 table:number-columns-repeated="7"/>
          <table:table-cell table:formula="of:=[.M8]+[.N$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O8]+[.O$3]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[.Q8]+[.P$3]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table:number-columns-repeated="4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0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style-name="Default"/>
          <table:table-cell table:number-columns-repeated="5"/>
          <table:table-cell table:formula="of:=[.M9]+[.N$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9]+[.O$3]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Q9]+[.P$3]"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table:number-columns-repeated="4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style-name="Default"/>
          <table:table-cell table:number-columns-repeated="5"/>
          <table:table-cell table:formula="of:=[.M10]+[.N$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10]+[.O$3]"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formula="of:=[.Q10]+[.P$3]"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table:number-columns-repeated="4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2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style-name="Default"/>
          <table:table-cell table:number-columns-repeated="5"/>
          <table:table-cell table:formula="of:=[.M11]+[.N$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O11]+[.O$3]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formula="of:=[.Q11]+[.P$3]"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4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3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 table:number-columns-repeated="7"/>
          <table:table-cell table:formula="of:=[.M12]+[.N$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O12]+[.O$3]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[.Q12]+[.P$3]"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table:number-columns-repeated="4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 table:number-columns-repeated="7"/>
          <table:table-cell table:formula="of:=[.M13]+[.N$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13]+[.O$3]"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formula="of:=[.Q13]+[.P$3]" office:value-type="float" office:value="203" calcext:value-type="float">
            <text:p>203</text:p>
          </table:table-cell>
          <table:table-cell office:value-type="float" office:value="55" calcext:value-type="float">
            <text:p>55</text:p>
          </table:table-cell>
          <table:table-cell table:number-columns-repeated="4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5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 table:number-columns-repeated="7"/>
          <table:table-cell table:formula="of:=[.M14]+[.N$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14]+[.O$3]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[.Q14]+[.P$3]"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table:number-columns-repeated="4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 table:number-columns-repeated="7"/>
          <table:table-cell table:formula="of:=[.M15]+[.N$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15]+[.O$3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Q15]+[.P$3]"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 table:number-columns-repeated="7"/>
          <table:table-cell table:formula="of:=[.M16]+[.N$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O16]+[.O$3]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[.Q16]+[.P$3]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18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 table:number-columns-repeated="7"/>
          <table:table-cell table:formula="of:=[.M17]+[.N$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17]+[.O$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Q17]+[.P$3]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19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 table:number-columns-repeated="7"/>
          <table:table-cell table:style-name="ce14" office:value-type="string" calcext:value-type="string">
            <text:p>sum:</text:p>
          </table:table-cell>
          <table:table-cell table:formula="of:=SUM([.N6:.N19])" office:value-type="float" office:value="500" calcext:value-type="float">
            <text:p>500</text:p>
          </table:table-cell>
          <table:table-cell/>
          <table:table-cell table:formula="of:=SUM([.P6:.P19])" office:value-type="float" office:value="500" calcext:value-type="float">
            <text:p>500</text:p>
          </table:table-cell>
          <table:table-cell/>
          <table:table-cell table:formula="of:=SUM([.R6:.R19])" office:value-type="float" office:value="500" calcext:value-type="float">
            <text:p>500</text:p>
          </table:table-cell>
          <table:table-cell table:number-columns-repeated="4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1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 table:number-columns-repeated="5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 table:number-columns-repeated="5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4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 table:number-columns-repeated="5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27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 table:number-columns-repeated="5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29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 table:number-columns-repeated="5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0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 table:number-columns-repeated="5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 table:number-columns-repeated="5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 table:number-columns-repeated="5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number-columns-repeated="5"/>
          <table:table-cell table:formula="of:=SUM([.R6:.R19])" office:value-type="float" office:value="500" calcext:value-type="float">
            <text:p>500</text:p>
          </table:table-cell>
          <table:table-cell table:number-columns-repeated="4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4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6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 table:number-columns-repeated="5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39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 table:number-columns-repeated="5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0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 table:number-columns-repeated="5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 table:number-columns-repeated="5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2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 table:number-columns-repeated="5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3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 table:number-columns-repeated="5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4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5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6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47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 table:number-columns-repeated="5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48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 table:number-columns-repeated="5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49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0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 table:number-columns-repeated="5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 table:number-columns-repeated="5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4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 table:number-columns-repeated="5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5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 table:number-columns-repeated="5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6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 table:number-columns-repeated="5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 table:number-columns-repeated="5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 table:number-columns-repeated="5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0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 table:number-columns-repeated="5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1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 table:number-columns-repeated="5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 table:number-columns-repeated="5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 table:number-columns-repeated="5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4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 table:number-columns-repeated="5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5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 table:number-columns-repeated="5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6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 table:number-columns-repeated="5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68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 table:number-columns-repeated="5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0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 table:number-columns-repeated="5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 table:number-columns-repeated="5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 table:number-columns-repeated="5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 table:number-columns-repeated="5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 table:number-columns-repeated="5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6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77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 table:number-columns-repeated="5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 table:number-columns-repeated="5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79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 table:number-columns-repeated="5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2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 table:number-columns-repeated="5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 table:number-columns-repeated="5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 table:number-columns-repeated="5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 table:number-columns-repeated="5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88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 table:number-columns-repeated="5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0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 table:number-columns-repeated="5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1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 table:number-columns-repeated="5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 table:number-columns-repeated="5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4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 table:number-columns-repeated="5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6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97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 table:number-columns-repeated="5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0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 table:number-columns-repeated="5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 table:number-columns-repeated="5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2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 table:number-columns-repeated="5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3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 table:number-columns-repeated="5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4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 table:number-columns-repeated="5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5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 table:number-columns-repeated="5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 table:number-columns-repeated="5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07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 table:number-columns-repeated="5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08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09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 table:number-columns-repeated="5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1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 table:number-columns-repeated="5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3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 table:number-columns-repeated="5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5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 table:number-columns-repeated="5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6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17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 table:number-columns-repeated="5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 table:number-columns-repeated="5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19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0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 table:number-columns-repeated="5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 table:number-columns-repeated="5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3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 table:number-columns-repeated="5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6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27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 table:number-columns-repeated="5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 table:number-columns-repeated="5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 table:number-columns-repeated="5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4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 table:number-columns-repeated="5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 table:number-columns-repeated="5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 table:number-columns-repeated="5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 table:number-columns-repeated="5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39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 table:number-columns-repeated="5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0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 table:number-columns-repeated="5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2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3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 table:number-columns-repeated="5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5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 table:number-columns-repeated="5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47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 table:number-columns-repeated="5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 table:number-columns-repeated="5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 table:number-columns-repeated="5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0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 table:number-columns-repeated="5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 table:number-columns-repeated="5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2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 table:number-columns-repeated="5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4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 table:number-columns-repeated="5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5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 table:number-columns-repeated="5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6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58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 table:number-columns-repeated="5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 table:number-columns-repeated="5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0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 table:number-columns-repeated="5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 table:number-columns-repeated="5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3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4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 table:number-columns-repeated="5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6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67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 table:number-columns-repeated="5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 table:number-columns-repeated="5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 table:number-columns-repeated="5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0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1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2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 table:number-columns-repeated="5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3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4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 table:number-columns-repeated="5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 table:number-columns-repeated="5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77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 table:number-columns-repeated="5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78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 table:number-columns-repeated="5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 table:number-columns-repeated="5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 table:number-columns-repeated="5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 table:number-columns-repeated="5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 table:number-columns-repeated="5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 table:number-columns-repeated="5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4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 table:number-columns-repeated="5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5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6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 table:number-columns-repeated="5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 table:number-columns-repeated="5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0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 table:number-columns-repeated="5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 table:number-columns-repeated="5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2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 table:number-columns-repeated="5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3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 table:number-columns-repeated="5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5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 table:number-columns-repeated="5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 table:number-columns-repeated="5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 table:number-columns-repeated="5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198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 table:number-columns-repeated="5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 table:number-columns-repeated="5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1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 table:number-columns-repeated="5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3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 table:number-columns-repeated="5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 table:number-columns-repeated="5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 table:number-columns-repeated="5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 table:number-columns-repeated="5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07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 table:number-columns-repeated="5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08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 table:number-columns-repeated="5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09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 table:number-columns-repeated="5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0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1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 table:number-columns-repeated="5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5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 table:number-columns-repeated="5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18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 table:number-columns-repeated="5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19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 table:number-columns-repeated="5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0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 table:number-columns-repeated="5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 table:number-columns-repeated="5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3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 table:number-columns-repeated="5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4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 table:number-columns-repeated="5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6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28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 table:number-columns-repeated="5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 table:number-columns-repeated="5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 table:number-columns-repeated="5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1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 table:number-columns-repeated="5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 table:number-columns-repeated="5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4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5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 table:number-columns-repeated="5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6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 table:number-columns-repeated="5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 table:number-columns-repeated="5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38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 table:number-columns-repeated="5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0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1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 table:number-columns-repeated="5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 table:number-columns-repeated="5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4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5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 table:number-columns-repeated="5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 table:number-columns-repeated="5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 table:number-columns-repeated="5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 table:number-columns-repeated="5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49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 table:number-columns-repeated="5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0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 table:number-columns-repeated="5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 table:number-columns-repeated="5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2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 table:number-columns-repeated="5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 table:number-columns-repeated="5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 table:number-columns-repeated="5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6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 table:number-columns-repeated="5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57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 table:number-columns-repeated="5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0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1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 table:number-columns-repeated="5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3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 table:number-columns-repeated="5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 table:number-columns-repeated="5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6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 table:number-columns-repeated="5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67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 table:number-columns-repeated="5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68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 table:number-columns-repeated="5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69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0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 table:number-columns-repeated="5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2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 table:number-columns-repeated="5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 table:number-columns-repeated="5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4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 table:number-columns-repeated="5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5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 table:number-columns-repeated="5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6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 table:number-columns-repeated="5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79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 table:number-columns-repeated="5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 table:number-columns-repeated="5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1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 table:number-columns-repeated="5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2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 table:number-columns-repeated="5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3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 table:number-columns-repeated="5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5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 table:number-columns-repeated="5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87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88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 table:number-columns-repeated="5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 table:number-columns-repeated="5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0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 table:number-columns-repeated="5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1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 table:number-columns-repeated="5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3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 table:number-columns-repeated="5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4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5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 table:number-columns-repeated="5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 table:number-columns-repeated="5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297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 table:number-columns-repeated="5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298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 table:number-columns-repeated="5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3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 table:number-columns-repeated="5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6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 table:number-columns-repeated="5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 table:number-columns-repeated="5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1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 table:number-columns-repeated="5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3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 table:number-columns-repeated="5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 table:number-columns-repeated="5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5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 table:number-columns-repeated="5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6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 table:number-columns-repeated="5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17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 table:number-columns-repeated="5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18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 table:number-columns-repeated="5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19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 table:number-columns-repeated="5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2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 table:number-columns-repeated="5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3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 table:number-columns-repeated="5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 table:number-columns-repeated="5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 table:number-columns-repeated="5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 table:number-columns-repeated="5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 table:number-columns-repeated="5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28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 table:number-columns-repeated="5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0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 table:number-columns-repeated="5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1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2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 table:number-columns-repeated="5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 table:number-columns-repeated="5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 table:number-columns-repeated="5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5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 table:number-columns-repeated="5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6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 table:number-columns-repeated="5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38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 table:number-columns-repeated="5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39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0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1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 table:number-columns-repeated="5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 table:number-columns-repeated="5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3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 table:number-columns-repeated="5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 table:number-columns-repeated="5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 table:number-columns-repeated="5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 table:number-columns-repeated="5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 table:number-columns-repeated="5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 table:number-columns-repeated="5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1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 table:number-columns-repeated="5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3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 table:number-columns-repeated="5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4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 table:number-columns-repeated="5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5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 table:number-columns-repeated="5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6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 table:number-columns-repeated="5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 table:number-columns-repeated="5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59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 table:number-columns-repeated="5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 table:number-columns-repeated="5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3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 table:number-columns-repeated="5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4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5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 table:number-columns-repeated="5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 table:number-columns-repeated="5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67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 table:number-columns-repeated="5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69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 table:number-columns-repeated="5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2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 table:number-columns-repeated="5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 table:number-columns-repeated="5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5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 table:number-columns-repeated="5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 table:number-columns-repeated="5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79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 table:number-columns-repeated="5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0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 table:number-columns-repeated="5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 table:number-columns-repeated="5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3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 table:number-columns-repeated="5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4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 table:number-columns-repeated="5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5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6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 table:number-columns-repeated="5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87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 table:number-columns-repeated="5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88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 table:number-columns-repeated="5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 table:number-columns-repeated="5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 table:number-columns-repeated="5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3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 table:number-columns-repeated="5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4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5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 table:number-columns-repeated="5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6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 table:number-columns-repeated="5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 table:number-columns-repeated="5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398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 table:number-columns-repeated="5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399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 table:number-columns-repeated="5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 table:number-columns-repeated="5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 table:number-columns-repeated="5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2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 table:number-columns-repeated="5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3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4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 table:number-columns-repeated="5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5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 table:number-columns-repeated="5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6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 table:number-columns-repeated="5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07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08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09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 table:number-columns-repeated="5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 table:number-columns-repeated="5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 table:number-columns-repeated="5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 table:number-columns-repeated="5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4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 table:number-columns-repeated="5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 table:number-columns-repeated="5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6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 table:number-columns-repeated="5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18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 table:number-columns-repeated="5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0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 table:number-columns-repeated="5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1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 table:number-columns-repeated="5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2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 table:number-columns-repeated="5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 table:number-columns-repeated="5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4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 table:number-columns-repeated="5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 table:number-columns-repeated="5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 table:number-columns-repeated="5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 table:number-columns-repeated="5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 table:number-columns-repeated="5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2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 table:number-columns-repeated="5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3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4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 table:number-columns-repeated="5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5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 table:number-columns-repeated="5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38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 table:number-columns-repeated="5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0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 table:number-columns-repeated="5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1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 table:number-columns-repeated="5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 table:number-columns-repeated="5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3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4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5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 table:number-columns-repeated="5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6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 table:number-columns-repeated="5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47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 table:number-columns-repeated="5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48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 table:number-columns-repeated="5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49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 table:number-columns-repeated="5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 table:number-columns-repeated="5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 table:number-columns-repeated="5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 table:number-columns-repeated="5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4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 table:number-columns-repeated="5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 table:number-columns-repeated="5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6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57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 table:number-columns-repeated="5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59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 table:number-columns-repeated="5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 table:number-columns-repeated="5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1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 table:number-columns-repeated="5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 table:number-columns-repeated="5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5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 table:number-columns-repeated="5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67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 table:number-columns-repeated="5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69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 table:number-columns-repeated="5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0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 table:number-columns-repeated="5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1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 table:number-columns-repeated="5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2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 table:number-columns-repeated="5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3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 table:number-columns-repeated="5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 table:number-columns-repeated="5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5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 table:number-columns-repeated="5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78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 table:number-columns-repeated="5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79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 table:number-columns-repeated="5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1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 table:number-columns-repeated="5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 table:number-columns-repeated="5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 table:number-columns-repeated="5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5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 table:number-columns-repeated="5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 table:number-columns-repeated="5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87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 table:number-columns-repeated="5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88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 table:number-columns-repeated="5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0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 table:number-columns-repeated="5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 table:number-columns-repeated="5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 table:number-columns-repeated="5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4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 table:number-columns-repeated="5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5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 table:number-columns-repeated="5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 table:number-columns-repeated="5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 table:number-columns-repeated="5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498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 table:number-columns-repeated="5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 table:number-columns-repeated="5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0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2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 table:number-rows-repeated="9516">
          <table:table-cell table:style-name="Default" table:number-columns-repeated="2"/>
          <table:table-cell table:number-columns-repeated="62"/>
        </table:table-row>
        <table:table-row table:style-name="ro2" table:number-rows-repeated="103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ight-weight--model" table:style-name="ta1"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12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6"/>
        <table:table-column table:style-name="co19" table:default-cell-style-name="ce14"/>
        <table:table-column table:style-name="co19" table:default-cell-style-name="ce36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6" table:default-cell-style-name="Default"/>
        <table:table-row table:style-name="ro6">
          <table:table-cell table:style-name="Default" table:number-columns-repeated="2"/>
          <table:table-cell table:style-name="ce28" office:value-type="string" calcext:value-type="string">
            <text:p>Intercept:</text:p>
          </table:table-cell>
          <table:table-cell table:style-name="Default"/>
          <table:table-cell table:number-columns-repeated="2"/>
          <table:table-cell table:style-name="ce6"/>
          <table:table-cell table:style-name="Default"/>
          <table:table-cell table:style-name="ce31" office:value-type="string" calcext:value-type="string">
            <text:p>Intercept</text:p>
          </table:table-cell>
          <table:table-cell table:style-name="ce37" office:value-type="string" calcext:value-type="string">
            <text:p>Slope</text:p>
          </table:table-cell>
          <table:table-cell table:style-name="ce31"/>
          <table:table-cell table:style-name="ce13"/>
          <table:table-cell table:number-columns-repeated="6"/>
          <table:table-cell table:style-name="ce12" table:number-columns-repeated="48"/>
        </table:table-row>
        <table:table-row table:style-name="ro1"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28"/>
          <table:table-cell table:style-name="ce29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Absolute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2" office:value-type="string" calcext:value-type="string">
            <text:p>a0</text:p>
          </table:table-cell>
          <table:table-cell table:style-name="ce37" office:value-type="string" calcext:value-type="string">
            <text:p>a1</text:p>
          </table:table-cell>
          <table:table-cell table:style-name="ce32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ce6" table:formula="of:=AVERAGE([.D6:.D511])" office:value-type="float" office:value="193.492446201451" calcext:value-type="float">
            <text:p>193.49</text:p>
          </table:table-cell>
          <table:table-cell table:style-name="ce6" table:formula="of:=AVERAGE([.E6:.E511])" office:value-type="float" office:value="34.3057319938733" calcext:value-type="float">
            <text:p>34.31</text:p>
          </table:table-cell>
          <table:table-cell table:style-name="ce30" table:formula="of:=AVERAGE([.F6:.F511])" office:value-type="float" office:value="35.272333896879" calcext:value-type="float">
            <text:p>35.27</text:p>
          </table:table-cell>
          <table:table-cell table:style-name="Default"/>
          <table:table-cell table:style-name="ce12"/>
          <table:table-cell table:style-name="ce33" office:value-type="float" office:value="-600" calcext:value-type="float">
            <text:p>-600</text:p>
          </table:table-cell>
          <table:table-cell table:style-name="ce38" office:value-type="float" office:value="12" calcext:value-type="float">
            <text:p>12.00</text:p>
          </table:table-cell>
          <table:table-cell table:style-name="ce39" table:formula="of:=AVERAGE([.G6:.G511])" office:value-type="float" office:value="1616.56506944833" calcext:value-type="float">
            <text:p>1,617</text:p>
          </table:table-cell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2"/>
          <table:table-cell table:style-name="ce29"/>
          <table:table-cell table:style-name="ce6"/>
          <table:table-cell/>
          <table:table-cell table:style-name="ce29"/>
          <table:table-cell table:style-name="ce12"/>
          <table:table-cell table:style-name="ce34"/>
          <table:table-cell table:style-name="ce12"/>
          <table:table-cell table:style-name="ce34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2"/>
          <table:table-cell table:style-name="ce29"/>
          <table:table-cell table:style-name="ce6"/>
          <table:table-cell/>
          <table:table-cell table:style-name="ce29"/>
          <table:table-cell table:style-name="ce12"/>
          <table:table-cell table:style-name="ce35" office:value-type="string" calcext:value-type="string">
            <text:p>Parameter log (guesses at model parameters)</text:p>
          </table:table-cell>
          <table:table-cell table:style-name="ce12"/>
          <table:table-cell table:style-name="ce34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[.A6]*[.$J$3] + [.$I$3]" office:value-type="float" office:value="204.466382713522" calcext:value-type="float">
            <text:p>204.47</text:p>
          </table:table-cell>
          <table:table-cell table:formula="of:=[.D6]-[.B6]" office:value-type="float" office:value="36.5535900704766" calcext:value-type="float">
            <text:p>36.55</text:p>
          </table:table-cell>
          <table:table-cell table:formula="of:=ABS([.E6])" office:value-type="float" office:value="36.5535900704766" calcext:value-type="float">
            <text:p>36.55</text:p>
          </table:table-cell>
          <table:table-cell table:formula="of:=[.F6]*[.F6]" office:value-type="float" office:value="1336.16494704045" calcext:value-type="float">
            <text:p>1,336.16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[.A7]*[.$J$3] + [.$I$3]" office:value-type="float" office:value="157.021948175353" calcext:value-type="float">
            <text:p>157.02</text:p>
          </table:table-cell>
          <table:table-cell table:formula="of:=[.D7]-[.B7]" office:value-type="float" office:value="32.1920744851923" calcext:value-type="float">
            <text:p>32.19</text:p>
          </table:table-cell>
          <table:table-cell table:formula="of:=ABS([.E7])" office:value-type="float" office:value="32.1920744851923" calcext:value-type="float">
            <text:p>32.19</text:p>
          </table:table-cell>
          <table:table-cell table:formula="of:=[.F7]*[.F7]" office:value-type="float" office:value="1036.32965966017" calcext:value-type="float">
            <text:p>1,036.33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[.A8]*[.$J$3] + [.$I$3]" office:value-type="float" office:value="172.400120695284" calcext:value-type="float">
            <text:p>172.40</text:p>
          </table:table-cell>
          <table:table-cell table:formula="of:=[.D8]-[.B8]" office:value-type="float" office:value="9.90503824025706" calcext:value-type="float">
            <text:p>9.91</text:p>
          </table:table-cell>
          <table:table-cell table:formula="of:=ABS([.E8])" office:value-type="float" office:value="9.90503824025706" calcext:value-type="float">
            <text:p>9.91</text:p>
          </table:table-cell>
          <table:table-cell table:formula="of:=[.F8]*[.F8]" office:value-type="float" office:value="98.1097825409546" calcext:value-type="float">
            <text:p>98.11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[.A9]*[.$J$3] + [.$I$3]" office:value-type="float" office:value="196.930893433298" calcext:value-type="float">
            <text:p>196.93</text:p>
          </table:table-cell>
          <table:table-cell table:formula="of:=[.D9]-[.B9]" office:value-type="float" office:value="34.9395077964684" calcext:value-type="float">
            <text:p>34.94</text:p>
          </table:table-cell>
          <table:table-cell table:formula="of:=ABS([.E9])" office:value-type="float" office:value="34.9395077964684" calcext:value-type="float">
            <text:p>34.94</text:p>
          </table:table-cell>
          <table:table-cell table:formula="of:=[.F9]*[.F9]" office:value-type="float" office:value="1220.76920505947" calcext:value-type="float">
            <text:p>1,220.77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[.A10]*[.$J$3] + [.$I$3]" office:value-type="float" office:value="177.587533974482" calcext:value-type="float">
            <text:p>177.59</text:p>
          </table:table-cell>
          <table:table-cell table:formula="of:=[.D10]-[.B10]" office:value-type="float" office:value="24.7588284706574" calcext:value-type="float">
            <text:p>24.76</text:p>
          </table:table-cell>
          <table:table-cell table:formula="of:=ABS([.E10])" office:value-type="float" office:value="24.7588284706574" calcext:value-type="float">
            <text:p>24.76</text:p>
          </table:table-cell>
          <table:table-cell table:formula="of:=[.F10]*[.F10]" office:value-type="float" office:value="612.999587239436" calcext:value-type="float">
            <text:p>613.00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[.A11]*[.$J$3] + [.$I$3]" office:value-type="float" office:value="194.513422814801" calcext:value-type="float">
            <text:p>194.51</text:p>
          </table:table-cell>
          <table:table-cell table:formula="of:=[.D11]-[.B11]" office:value-type="float" office:value="54.0070096885547" calcext:value-type="float">
            <text:p>54.01</text:p>
          </table:table-cell>
          <table:table-cell table:formula="of:=ABS([.E11])" office:value-type="float" office:value="54.0070096885547" calcext:value-type="float">
            <text:p>54.01</text:p>
          </table:table-cell>
          <table:table-cell table:formula="of:=[.F11]*[.F11]" office:value-type="float" office:value="2916.75709549964" calcext:value-type="float">
            <text:p>2,916.76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[.A12]*[.$J$3] + [.$I$3]" office:value-type="float" office:value="195.932388562422" calcext:value-type="float">
            <text:p>195.93</text:p>
          </table:table-cell>
          <table:table-cell table:formula="of:=[.D12]-[.B12]" office:value-type="float" office:value="39.326342202767" calcext:value-type="float">
            <text:p>39.33</text:p>
          </table:table-cell>
          <table:table-cell table:formula="of:=ABS([.E12])" office:value-type="float" office:value="39.326342202767" calcext:value-type="float">
            <text:p>39.33</text:p>
          </table:table-cell>
          <table:table-cell table:formula="of:=[.F12]*[.F12]" office:value-type="float" office:value="1546.56119104913" calcext:value-type="float">
            <text:p>1,546.56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[.A13]*[.$J$3] + [.$I$3]" office:value-type="float" office:value="268.650828492296" calcext:value-type="float">
            <text:p>268.65</text:p>
          </table:table-cell>
          <table:table-cell table:formula="of:=[.D13]-[.B13]" office:value-type="float" office:value="69.2039292568155" calcext:value-type="float">
            <text:p>69.20</text:p>
          </table:table-cell>
          <table:table-cell table:formula="of:=ABS([.E13])" office:value-type="float" office:value="69.2039292568155" calcext:value-type="float">
            <text:p>69.20</text:p>
          </table:table-cell>
          <table:table-cell table:formula="of:=[.F13]*[.F13]" office:value-type="float" office:value="4789.18382458232" calcext:value-type="float">
            <text:p>4,789.18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[.A14]*[.$J$3] + [.$I$3]" office:value-type="float" office:value="121.800368568336" calcext:value-type="float">
            <text:p>121.80</text:p>
          </table:table-cell>
          <table:table-cell table:formula="of:=[.D14]-[.B14]" office:value-type="float" office:value="17.821205920612" calcext:value-type="float">
            <text:p>17.82</text:p>
          </table:table-cell>
          <table:table-cell table:formula="of:=ABS([.E14])" office:value-type="float" office:value="17.821205920612" calcext:value-type="float">
            <text:p>17.82</text:p>
          </table:table-cell>
          <table:table-cell table:formula="of:=[.F14]*[.F14]" office:value-type="float" office:value="317.595380464857" calcext:value-type="float">
            <text:p>317.60</text:p>
          </table:table-cell>
          <table:table-cell table:number-columns-repeated="59"/>
        </table:table-row>
        <table:table-row table:style-name="ro2"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[.A15]*[.$J$3] + [.$I$3]" office:value-type="float" office:value="72.7996362011425" calcext:value-type="float">
            <text:p>72.80</text:p>
          </table:table-cell>
          <table:table-cell table:formula="of:=[.D15]-[.B15]" office:value-type="float" office:value="-16.7715685384187" calcext:value-type="float">
            <text:p>-16.77</text:p>
          </table:table-cell>
          <table:table-cell table:formula="of:=ABS([.E15])" office:value-type="float" office:value="16.7715685384187" calcext:value-type="float">
            <text:p>16.77</text:p>
          </table:table-cell>
          <table:table-cell table:formula="of:=[.F15]*[.F15]" office:value-type="float" office:value="281.285511238874" calcext:value-type="float">
            <text:p>281.29</text:p>
          </table:table-cell>
          <table:table-cell table:number-columns-repeated="59"/>
        </table:table-row>
        <table:table-row table:style-name="ro2"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[.A16]*[.$J$3] + [.$I$3]" office:value-type="float" office:value="160.232370626354" calcext:value-type="float">
            <text:p>160.23</text:p>
          </table:table-cell>
          <table:table-cell table:formula="of:=[.D16]-[.B16]" office:value-type="float" office:value="18.3258607772934" calcext:value-type="float">
            <text:p>18.33</text:p>
          </table:table-cell>
          <table:table-cell table:formula="of:=ABS([.E16])" office:value-type="float" office:value="18.3258607772934" calcext:value-type="float">
            <text:p>18.33</text:p>
          </table:table-cell>
          <table:table-cell table:formula="of:=[.F16]*[.F16]" office:value-type="float" office:value="335.837173228741" calcext:value-type="float">
            <text:p>335.84</text:p>
          </table:table-cell>
          <table:table-cell table:number-columns-repeated="59"/>
        </table:table-row>
        <table:table-row table:style-name="ro2"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[.A17]*[.$J$3] + [.$I$3]" office:value-type="float" office:value="145.063578954908" calcext:value-type="float">
            <text:p>145.06</text:p>
          </table:table-cell>
          <table:table-cell table:formula="of:=[.D17]-[.B17]" office:value-type="float" office:value="32.3154691973064" calcext:value-type="float">
            <text:p>32.32</text:p>
          </table:table-cell>
          <table:table-cell table:formula="of:=ABS([.E17])" office:value-type="float" office:value="32.3154691973064" calcext:value-type="float">
            <text:p>32.32</text:p>
          </table:table-cell>
          <table:table-cell table:formula="of:=[.F17]*[.F17]" office:value-type="float" office:value="1044.28954944206" calcext:value-type="float">
            <text:p>1,044.29</text:p>
          </table:table-cell>
          <table:table-cell table:number-columns-repeated="59"/>
        </table:table-row>
        <table:table-row table:style-name="ro2"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[.A18]*[.$J$3] + [.$I$3]" office:value-type="float" office:value="179.069076715991" calcext:value-type="float">
            <text:p>179.07</text:p>
          </table:table-cell>
          <table:table-cell table:formula="of:=[.D18]-[.B18]" office:value-type="float" office:value="20.6565172932518" calcext:value-type="float">
            <text:p>20.66</text:p>
          </table:table-cell>
          <table:table-cell table:formula="of:=ABS([.E18])" office:value-type="float" office:value="20.6565172932518" calcext:value-type="float">
            <text:p>20.66</text:p>
          </table:table-cell>
          <table:table-cell table:formula="of:=[.F18]*[.F18]" office:value-type="float" office:value="426.691706686412" calcext:value-type="float">
            <text:p>426.69</text:p>
          </table:table-cell>
          <table:table-cell table:number-columns-repeated="59"/>
        </table:table-row>
        <table:table-row table:style-name="ro2"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[.A19]*[.$J$3] + [.$I$3]" office:value-type="float" office:value="219.499494199278" calcext:value-type="float">
            <text:p>219.50</text:p>
          </table:table-cell>
          <table:table-cell table:formula="of:=[.D19]-[.B19]" office:value-type="float" office:value="55.31648985648" calcext:value-type="float">
            <text:p>55.32</text:p>
          </table:table-cell>
          <table:table-cell table:formula="of:=ABS([.E19])" office:value-type="float" office:value="55.31648985648" calcext:value-type="float">
            <text:p>55.32</text:p>
          </table:table-cell>
          <table:table-cell table:formula="of:=[.F19]*[.F19]" office:value-type="float" office:value="3059.91405004206" calcext:value-type="float">
            <text:p>3,059.91</text:p>
          </table:table-cell>
          <table:table-cell table:number-columns-repeated="59"/>
        </table:table-row>
        <table:table-row table:style-name="ro5"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[.A20]*[.$J$3] + [.$I$3]" office:value-type="float" office:value="192.509852208978" calcext:value-type="float">
            <text:p>192.51</text:p>
          </table:table-cell>
          <table:table-cell table:formula="of:=[.D20]-[.B20]" office:value-type="float" office:value="58.5654916736149" calcext:value-type="float">
            <text:p>58.57</text:p>
          </table:table-cell>
          <table:table-cell table:formula="of:=ABS([.E20])" office:value-type="float" office:value="58.5654916736149" calcext:value-type="float">
            <text:p>58.57</text:p>
          </table:table-cell>
          <table:table-cell table:formula="of:=[.F20]*[.F20]" office:value-type="float" office:value="3429.91681497226" calcext:value-type="float">
            <text:p>3,429.92</text:p>
          </table:table-cell>
          <table:table-cell table:number-columns-repeated="59"/>
        </table:table-row>
        <table:table-row table:style-name="ro2"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[.A21]*[.$J$3] + [.$I$3]" office:value-type="float" office:value="154.891559207082" calcext:value-type="float">
            <text:p>154.89</text:p>
          </table:table-cell>
          <table:table-cell table:formula="of:=[.D21]-[.B21]" office:value-type="float" office:value="13.6749314108441" calcext:value-type="float">
            <text:p>13.67</text:p>
          </table:table-cell>
          <table:table-cell table:formula="of:=ABS([.E21])" office:value-type="float" office:value="13.6749314108441" calcext:value-type="float">
            <text:p>13.67</text:p>
          </table:table-cell>
          <table:table-cell table:formula="of:=[.F21]*[.F21]" office:value-type="float" office:value="187.00374909129" calcext:value-type="float">
            <text:p>187.00</text:p>
          </table:table-cell>
          <table:table-cell table:number-columns-repeated="59"/>
        </table:table-row>
        <table:table-row table:style-name="ro2"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[.A22]*[.$J$3] + [.$I$3]" office:value-type="float" office:value="275.056405631371" calcext:value-type="float">
            <text:p>275.06</text:p>
          </table:table-cell>
          <table:table-cell table:formula="of:=[.D22]-[.B22]" office:value-type="float" office:value="61.1319192215903" calcext:value-type="float">
            <text:p>61.13</text:p>
          </table:table-cell>
          <table:table-cell table:formula="of:=ABS([.E22])" office:value-type="float" office:value="61.1319192215903" calcext:value-type="float">
            <text:p>61.13</text:p>
          </table:table-cell>
          <table:table-cell table:formula="of:=[.F22]*[.F22]" office:value-type="float" office:value="3737.11154771504" calcext:value-type="float">
            <text:p>3,737.11</text:p>
          </table:table-cell>
          <table:table-cell table:number-columns-repeated="59"/>
        </table:table-row>
        <table:table-row table:style-name="ro2"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[.A23]*[.$J$3] + [.$I$3]" office:value-type="float" office:value="224.246786308038" calcext:value-type="float">
            <text:p>224.25</text:p>
          </table:table-cell>
          <table:table-cell table:formula="of:=[.D23]-[.B23]" office:value-type="float" office:value="51.130973720034" calcext:value-type="float">
            <text:p>51.13</text:p>
          </table:table-cell>
          <table:table-cell table:formula="of:=ABS([.E23])" office:value-type="float" office:value="51.130973720034" calcext:value-type="float">
            <text:p>51.13</text:p>
          </table:table-cell>
          <table:table-cell table:formula="of:=[.F23]*[.F23]" office:value-type="float" office:value="2614.3764735588" calcext:value-type="float">
            <text:p>2,614.38</text:p>
          </table:table-cell>
          <table:table-cell table:number-columns-repeated="59"/>
        </table:table-row>
        <table:table-row table:style-name="ro2"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[.A24]*[.$J$3] + [.$I$3]" office:value-type="float" office:value="258.783077504689" calcext:value-type="float">
            <text:p>258.78</text:p>
          </table:table-cell>
          <table:table-cell table:formula="of:=[.D24]-[.B24]" office:value-type="float" office:value="64.0612210909961" calcext:value-type="float">
            <text:p>64.06</text:p>
          </table:table-cell>
          <table:table-cell table:formula="of:=ABS([.E24])" office:value-type="float" office:value="64.0612210909961" calcext:value-type="float">
            <text:p>64.06</text:p>
          </table:table-cell>
          <table:table-cell table:formula="of:=[.F24]*[.F24]" office:value-type="float" office:value="4103.84004766949" calcext:value-type="float">
            <text:p>4,103.84</text:p>
          </table:table-cell>
          <table:table-cell table:number-columns-repeated="59"/>
        </table:table-row>
        <table:table-row table:style-name="ro2"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[.A25]*[.$J$3] + [.$I$3]" office:value-type="float" office:value="194.428172475276" calcext:value-type="float">
            <text:p>194.43</text:p>
          </table:table-cell>
          <table:table-cell table:formula="of:=[.D25]-[.B25]" office:value-type="float" office:value="35.037848731089" calcext:value-type="float">
            <text:p>35.04</text:p>
          </table:table-cell>
          <table:table-cell table:formula="of:=ABS([.E25])" office:value-type="float" office:value="35.037848731089" calcext:value-type="float">
            <text:p>35.04</text:p>
          </table:table-cell>
          <table:table-cell table:formula="of:=[.F25]*[.F25]" office:value-type="float" office:value="1227.65084370268" calcext:value-type="float">
            <text:p>1,227.65</text:p>
          </table:table-cell>
          <table:table-cell table:number-columns-repeated="59"/>
        </table:table-row>
        <table:table-row table:style-name="ro2"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[.A26]*[.$J$3] + [.$I$3]" office:value-type="float" office:value="103.755958282889" calcext:value-type="float">
            <text:p>103.76</text:p>
          </table:table-cell>
          <table:table-cell table:formula="of:=[.D26]-[.B26]" office:value-type="float" office:value="7.23110845159535" calcext:value-type="float">
            <text:p>7.23</text:p>
          </table:table-cell>
          <table:table-cell table:formula="of:=ABS([.E26])" office:value-type="float" office:value="7.23110845159535" calcext:value-type="float">
            <text:p>7.23</text:p>
          </table:table-cell>
          <table:table-cell table:formula="of:=[.F26]*[.F26]" office:value-type="float" office:value="52.2889294387337" calcext:value-type="float">
            <text:p>52.29</text:p>
          </table:table-cell>
          <table:table-cell table:number-columns-repeated="59"/>
        </table:table-row>
        <table:table-row table:style-name="ro2"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[.A27]*[.$J$3] + [.$I$3]" office:value-type="float" office:value="171.939806527303" calcext:value-type="float">
            <text:p>171.94</text:p>
          </table:table-cell>
          <table:table-cell table:formula="of:=[.D27]-[.B27]" office:value-type="float" office:value="37.1951015271803" calcext:value-type="float">
            <text:p>37.20</text:p>
          </table:table-cell>
          <table:table-cell table:formula="of:=ABS([.E27])" office:value-type="float" office:value="37.1951015271803" calcext:value-type="float">
            <text:p>37.20</text:p>
          </table:table-cell>
          <table:table-cell table:formula="of:=[.F27]*[.F27]" office:value-type="float" office:value="1383.47557761725" calcext:value-type="float">
            <text:p>1,383.48</text:p>
          </table:table-cell>
          <table:table-cell table:number-columns-repeated="59"/>
        </table:table-row>
        <table:table-row table:style-name="ro2"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A28]*[.$J$3] + [.$I$3]" office:value-type="float" office:value="259.689661430647" calcext:value-type="float">
            <text:p>259.69</text:p>
          </table:table-cell>
          <table:table-cell table:formula="of:=[.D28]-[.B28]" office:value-type="float" office:value="45.9484919412362" calcext:value-type="float">
            <text:p>45.95</text:p>
          </table:table-cell>
          <table:table-cell table:formula="of:=ABS([.E28])" office:value-type="float" office:value="45.9484919412362" calcext:value-type="float">
            <text:p>45.95</text:p>
          </table:table-cell>
          <table:table-cell table:formula="of:=[.F28]*[.F28]" office:value-type="float" office:value="2111.26391167385" calcext:value-type="float">
            <text:p>2,111.26</text:p>
          </table:table-cell>
          <table:table-cell table:number-columns-repeated="59"/>
        </table:table-row>
        <table:table-row table:style-name="ro2"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A29]*[.$J$3] + [.$I$3]" office:value-type="float" office:value="136.699723744991" calcext:value-type="float">
            <text:p>136.70</text:p>
          </table:table-cell>
          <table:table-cell table:formula="of:=[.D29]-[.B29]" office:value-type="float" office:value="16.0178171988367" calcext:value-type="float">
            <text:p>16.02</text:p>
          </table:table-cell>
          <table:table-cell table:formula="of:=ABS([.E29])" office:value-type="float" office:value="16.0178171988367" calcext:value-type="float">
            <text:p>16.02</text:p>
          </table:table-cell>
          <table:table-cell table:formula="of:=[.F29]*[.F29]" office:value-type="float" office:value="256.570467815349" calcext:value-type="float">
            <text:p>256.57</text:p>
          </table:table-cell>
          <table:table-cell table:number-columns-repeated="59"/>
        </table:table-row>
        <table:table-row table:style-name="ro2"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A30]*[.$J$3] + [.$I$3]" office:value-type="float" office:value="205.62209883443" calcext:value-type="float">
            <text:p>205.62</text:p>
          </table:table-cell>
          <table:table-cell table:formula="of:=[.D30]-[.B30]" office:value-type="float" office:value="27.6377376904463" calcext:value-type="float">
            <text:p>27.64</text:p>
          </table:table-cell>
          <table:table-cell table:formula="of:=ABS([.E30])" office:value-type="float" office:value="27.6377376904463" calcext:value-type="float">
            <text:p>27.64</text:p>
          </table:table-cell>
          <table:table-cell table:formula="of:=[.F30]*[.F30]" office:value-type="float" office:value="763.844544645916" calcext:value-type="float">
            <text:p>763.84</text:p>
          </table:table-cell>
          <table:table-cell table:number-columns-repeated="59"/>
        </table:table-row>
        <table:table-row table:style-name="ro2"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A31]*[.$J$3] + [.$I$3]" office:value-type="float" office:value="201.994538471129" calcext:value-type="float">
            <text:p>201.99</text:p>
          </table:table-cell>
          <table:table-cell table:formula="of:=[.D31]-[.B31]" office:value-type="float" office:value="21.3106515002719" calcext:value-type="float">
            <text:p>21.31</text:p>
          </table:table-cell>
          <table:table-cell table:formula="of:=ABS([.E31])" office:value-type="float" office:value="21.3106515002719" calcext:value-type="float">
            <text:p>21.31</text:p>
          </table:table-cell>
          <table:table-cell table:formula="of:=[.F31]*[.F31]" office:value-type="float" office:value="454.143867366039" calcext:value-type="float">
            <text:p>454.14</text:p>
          </table:table-cell>
          <table:table-cell table:number-columns-repeated="59"/>
        </table:table-row>
        <table:table-row table:style-name="ro2"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A32]*[.$J$3] + [.$I$3]" office:value-type="float" office:value="216.80239901874" calcext:value-type="float">
            <text:p>216.80</text:p>
          </table:table-cell>
          <table:table-cell table:formula="of:=[.D32]-[.B32]" office:value-type="float" office:value="29.7640543017359" calcext:value-type="float">
            <text:p>29.76</text:p>
          </table:table-cell>
          <table:table-cell table:formula="of:=ABS([.E32])" office:value-type="float" office:value="29.7640543017359" calcext:value-type="float">
            <text:p>29.76</text:p>
          </table:table-cell>
          <table:table-cell table:formula="of:=[.F32]*[.F32]" office:value-type="float" office:value="885.898928476686" calcext:value-type="float">
            <text:p>885.90</text:p>
          </table:table-cell>
          <table:table-cell table:number-columns-repeated="59"/>
        </table:table-row>
        <table:table-row table:style-name="ro2"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A33]*[.$J$3] + [.$I$3]" office:value-type="float" office:value="159.124352664734" calcext:value-type="float">
            <text:p>159.12</text:p>
          </table:table-cell>
          <table:table-cell table:formula="of:=[.D33]-[.B33]" office:value-type="float" office:value="21.3129825134795" calcext:value-type="float">
            <text:p>21.31</text:p>
          </table:table-cell>
          <table:table-cell table:formula="of:=ABS([.E33])" office:value-type="float" office:value="21.3129825134795" calcext:value-type="float">
            <text:p>21.31</text:p>
          </table:table-cell>
          <table:table-cell table:formula="of:=[.F33]*[.F33]" office:value-type="float" office:value="454.243223619882" calcext:value-type="float">
            <text:p>454.24</text:p>
          </table:table-cell>
          <table:table-cell table:number-columns-repeated="59"/>
        </table:table-row>
        <table:table-row table:style-name="ro2"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A34]*[.$J$3] + [.$I$3]" office:value-type="float" office:value="262.181218174847" calcext:value-type="float">
            <text:p>262.18</text:p>
          </table:table-cell>
          <table:table-cell table:formula="of:=[.D34]-[.B34]" office:value-type="float" office:value="44.0237487241409" calcext:value-type="float">
            <text:p>44.02</text:p>
          </table:table-cell>
          <table:table-cell table:formula="of:=ABS([.E34])" office:value-type="float" office:value="44.0237487241409" calcext:value-type="float">
            <text:p>44.02</text:p>
          </table:table-cell>
          <table:table-cell table:formula="of:=[.F34]*[.F34]" office:value-type="float" office:value="1938.0904517263" calcext:value-type="float">
            <text:p>1,938.09</text:p>
          </table:table-cell>
          <table:table-cell table:number-columns-repeated="59"/>
        </table:table-row>
        <table:table-row table:style-name="ro2"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A35]*[.$J$3] + [.$I$3]" office:value-type="float" office:value="219.152873192071" calcext:value-type="float">
            <text:p>219.15</text:p>
          </table:table-cell>
          <table:table-cell table:formula="of:=[.D35]-[.B35]" office:value-type="float" office:value="36.0739198101222" calcext:value-type="float">
            <text:p>36.07</text:p>
          </table:table-cell>
          <table:table-cell table:formula="of:=ABS([.E35])" office:value-type="float" office:value="36.0739198101222" calcext:value-type="float">
            <text:p>36.07</text:p>
          </table:table-cell>
          <table:table-cell table:formula="of:=[.F35]*[.F35]" office:value-type="float" office:value="1301.32769046713" calcext:value-type="float">
            <text:p>1,301.33</text:p>
          </table:table-cell>
          <table:table-cell table:number-columns-repeated="59"/>
        </table:table-row>
        <table:table-row table:style-name="ro2"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A36]*[.$J$3] + [.$I$3]" office:value-type="float" office:value="219.052350472804" calcext:value-type="float">
            <text:p>219.05</text:p>
          </table:table-cell>
          <table:table-cell table:formula="of:=[.D36]-[.B36]" office:value-type="float" office:value="45.5390067016247" calcext:value-type="float">
            <text:p>45.54</text:p>
          </table:table-cell>
          <table:table-cell table:formula="of:=ABS([.E36])" office:value-type="float" office:value="45.5390067016247" calcext:value-type="float">
            <text:p>45.54</text:p>
          </table:table-cell>
          <table:table-cell table:formula="of:=[.F36]*[.F36]" office:value-type="float" office:value="2073.80113137062" calcext:value-type="float">
            <text:p>2,073.80</text:p>
          </table:table-cell>
          <table:table-cell table:number-columns-repeated="59"/>
        </table:table-row>
        <table:table-row table:style-name="ro2"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A37]*[.$J$3] + [.$I$3]" office:value-type="float" office:value="189.594729668474" calcext:value-type="float">
            <text:p>189.59</text:p>
          </table:table-cell>
          <table:table-cell table:formula="of:=[.D37]-[.B37]" office:value-type="float" office:value="32.3009871802093" calcext:value-type="float">
            <text:p>32.30</text:p>
          </table:table-cell>
          <table:table-cell table:formula="of:=ABS([.E37])" office:value-type="float" office:value="32.3009871802093" calcext:value-type="float">
            <text:p>32.30</text:p>
          </table:table-cell>
          <table:table-cell table:formula="of:=[.F37]*[.F37]" office:value-type="float" office:value="1043.35377281605" calcext:value-type="float">
            <text:p>1,043.35</text:p>
          </table:table-cell>
          <table:table-cell table:number-columns-repeated="59"/>
        </table:table-row>
        <table:table-row table:style-name="ro2"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A38]*[.$J$3] + [.$I$3]" office:value-type="float" office:value="235.360845989813" calcext:value-type="float">
            <text:p>235.36</text:p>
          </table:table-cell>
          <table:table-cell table:formula="of:=[.D38]-[.B38]" office:value-type="float" office:value="46.4920681746898" calcext:value-type="float">
            <text:p>46.49</text:p>
          </table:table-cell>
          <table:table-cell table:formula="of:=ABS([.E38])" office:value-type="float" office:value="46.4920681746898" calcext:value-type="float">
            <text:p>46.49</text:p>
          </table:table-cell>
          <table:table-cell table:formula="of:=[.F38]*[.F38]" office:value-type="float" office:value="2161.51240316" calcext:value-type="float">
            <text:p>2,161.51</text:p>
          </table:table-cell>
          <table:table-cell table:number-columns-repeated="59"/>
        </table:table-row>
        <table:table-row table:style-name="ro2"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A39]*[.$J$3] + [.$I$3]" office:value-type="float" office:value="222.820495986546" calcext:value-type="float">
            <text:p>222.82</text:p>
          </table:table-cell>
          <table:table-cell table:formula="of:=[.D39]-[.B39]" office:value-type="float" office:value="43.0245278652881" calcext:value-type="float">
            <text:p>43.02</text:p>
          </table:table-cell>
          <table:table-cell table:formula="of:=ABS([.E39])" office:value-type="float" office:value="43.0245278652881" calcext:value-type="float">
            <text:p>43.02</text:p>
          </table:table-cell>
          <table:table-cell table:formula="of:=[.F39]*[.F39]" office:value-type="float" office:value="1851.10999803095" calcext:value-type="float">
            <text:p>1,851.11</text:p>
          </table:table-cell>
          <table:table-cell table:number-columns-repeated="59"/>
        </table:table-row>
        <table:table-row table:style-name="ro2"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A40]*[.$J$3] + [.$I$3]" office:value-type="float" office:value="185.389276434581" calcext:value-type="float">
            <text:p>185.39</text:p>
          </table:table-cell>
          <table:table-cell table:formula="of:=[.D40]-[.B40]" office:value-type="float" office:value="44.7806502363208" calcext:value-type="float">
            <text:p>44.78</text:p>
          </table:table-cell>
          <table:table-cell table:formula="of:=ABS([.E40])" office:value-type="float" office:value="44.7806502363208" calcext:value-type="float">
            <text:p>44.78</text:p>
          </table:table-cell>
          <table:table-cell table:formula="of:=[.F40]*[.F40]" office:value-type="float" office:value="2005.3066355877" calcext:value-type="float">
            <text:p>2,005.31</text:p>
          </table:table-cell>
          <table:table-cell table:number-columns-repeated="59"/>
        </table:table-row>
        <table:table-row table:style-name="ro2"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A41]*[.$J$3] + [.$I$3]" office:value-type="float" office:value="182.246650242746" calcext:value-type="float">
            <text:p>182.25</text:p>
          </table:table-cell>
          <table:table-cell table:formula="of:=[.D41]-[.B41]" office:value-type="float" office:value="9.64016768313235" calcext:value-type="float">
            <text:p>9.64</text:p>
          </table:table-cell>
          <table:table-cell table:formula="of:=ABS([.E41])" office:value-type="float" office:value="9.64016768313235" calcext:value-type="float">
            <text:p>9.64</text:p>
          </table:table-cell>
          <table:table-cell table:formula="of:=[.F41]*[.F41]" office:value-type="float" office:value="92.9328329589093" calcext:value-type="float">
            <text:p>92.93</text:p>
          </table:table-cell>
          <table:table-cell table:number-columns-repeated="59"/>
        </table:table-row>
        <table:table-row table:style-name="ro2"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A42]*[.$J$3] + [.$I$3]" office:value-type="float" office:value="184.5986905515" calcext:value-type="float">
            <text:p>184.60</text:p>
          </table:table-cell>
          <table:table-cell table:formula="of:=[.D42]-[.B42]" office:value-type="float" office:value="44.5250494766019" calcext:value-type="float">
            <text:p>44.53</text:p>
          </table:table-cell>
          <table:table-cell table:formula="of:=ABS([.E42])" office:value-type="float" office:value="44.5250494766019" calcext:value-type="float">
            <text:p>44.53</text:p>
          </table:table-cell>
          <table:table-cell table:formula="of:=[.F42]*[.F42]" office:value-type="float" office:value="1982.48003089385" calcext:value-type="float">
            <text:p>1,982.48</text:p>
          </table:table-cell>
          <table:table-cell table:number-columns-repeated="59"/>
        </table:table-row>
        <table:table-row table:style-name="ro2"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A43]*[.$J$3] + [.$I$3]" office:value-type="float" office:value="232.257354739067" calcext:value-type="float">
            <text:p>232.26</text:p>
          </table:table-cell>
          <table:table-cell table:formula="of:=[.D43]-[.B43]" office:value-type="float" office:value="29.9251390078798" calcext:value-type="float">
            <text:p>29.93</text:p>
          </table:table-cell>
          <table:table-cell table:formula="of:=ABS([.E43])" office:value-type="float" office:value="29.9251390078798" calcext:value-type="float">
            <text:p>29.93</text:p>
          </table:table-cell>
          <table:table-cell table:formula="of:=[.F43]*[.F43]" office:value-type="float" office:value="895.513944640931" calcext:value-type="float">
            <text:p>895.51</text:p>
          </table:table-cell>
          <table:table-cell table:number-columns-repeated="59"/>
        </table:table-row>
        <table:table-row table:style-name="ro2"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A44]*[.$J$3] + [.$I$3]" office:value-type="float" office:value="241.872151803292" calcext:value-type="float">
            <text:p>241.87</text:p>
          </table:table-cell>
          <table:table-cell table:formula="of:=[.D44]-[.B44]" office:value-type="float" office:value="56.6143290979867" calcext:value-type="float">
            <text:p>56.61</text:p>
          </table:table-cell>
          <table:table-cell table:formula="of:=ABS([.E44])" office:value-type="float" office:value="56.6143290979867" calcext:value-type="float">
            <text:p>56.61</text:p>
          </table:table-cell>
          <table:table-cell table:formula="of:=[.F44]*[.F44]" office:value-type="float" office:value="3205.18225921514" calcext:value-type="float">
            <text:p>3,205.18</text:p>
          </table:table-cell>
          <table:table-cell table:number-columns-repeated="59"/>
        </table:table-row>
        <table:table-row table:style-name="ro2"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A45]*[.$J$3] + [.$I$3]" office:value-type="float" office:value="200.419259881294" calcext:value-type="float">
            <text:p>200.42</text:p>
          </table:table-cell>
          <table:table-cell table:formula="of:=[.D45]-[.B45]" office:value-type="float" office:value="27.5794508032006" calcext:value-type="float">
            <text:p>27.58</text:p>
          </table:table-cell>
          <table:table-cell table:formula="of:=ABS([.E45])" office:value-type="float" office:value="27.5794508032006" calcext:value-type="float">
            <text:p>27.58</text:p>
          </table:table-cell>
          <table:table-cell table:formula="of:=[.F45]*[.F45]" office:value-type="float" office:value="760.62610660616" calcext:value-type="float">
            <text:p>760.63</text:p>
          </table:table-cell>
          <table:table-cell table:number-columns-repeated="59"/>
        </table:table-row>
        <table:table-row table:style-name="ro2"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A46]*[.$J$3] + [.$I$3]" office:value-type="float" office:value="141.4542130974" calcext:value-type="float">
            <text:p>141.45</text:p>
          </table:table-cell>
          <table:table-cell table:formula="of:=[.D46]-[.B46]" office:value-type="float" office:value="20.361415749979" calcext:value-type="float">
            <text:p>20.36</text:p>
          </table:table-cell>
          <table:table-cell table:formula="of:=ABS([.E46])" office:value-type="float" office:value="20.361415749979" calcext:value-type="float">
            <text:p>20.36</text:p>
          </table:table-cell>
          <table:table-cell table:formula="of:=[.F46]*[.F46]" office:value-type="float" office:value="414.587251343495" calcext:value-type="float">
            <text:p>414.59</text:p>
          </table:table-cell>
          <table:table-cell table:number-columns-repeated="59"/>
        </table:table-row>
        <table:table-row table:style-name="ro2"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A47]*[.$J$3] + [.$I$3]" office:value-type="float" office:value="195.418360507063" calcext:value-type="float">
            <text:p>195.42</text:p>
          </table:table-cell>
          <table:table-cell table:formula="of:=[.D47]-[.B47]" office:value-type="float" office:value="40.5332180577692" calcext:value-type="float">
            <text:p>40.53</text:p>
          </table:table-cell>
          <table:table-cell table:formula="of:=ABS([.E47])" office:value-type="float" office:value="40.5332180577692" calcext:value-type="float">
            <text:p>40.53</text:p>
          </table:table-cell>
          <table:table-cell table:formula="of:=[.F47]*[.F47]" office:value-type="float" office:value="1642.94176611867" calcext:value-type="float">
            <text:p>1,642.94</text:p>
          </table:table-cell>
          <table:table-cell table:number-columns-repeated="59"/>
        </table:table-row>
        <table:table-row table:style-name="ro2"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A48]*[.$J$3] + [.$I$3]" office:value-type="float" office:value="208.942003585554" calcext:value-type="float">
            <text:p>208.94</text:p>
          </table:table-cell>
          <table:table-cell table:formula="of:=[.D48]-[.B48]" office:value-type="float" office:value="61.581198241635" calcext:value-type="float">
            <text:p>61.58</text:p>
          </table:table-cell>
          <table:table-cell table:formula="of:=ABS([.E48])" office:value-type="float" office:value="61.581198241635" calcext:value-type="float">
            <text:p>61.58</text:p>
          </table:table-cell>
          <table:table-cell table:formula="of:=[.F48]*[.F48]" office:value-type="float" office:value="3792.24397687554" calcext:value-type="float">
            <text:p>3,792.24</text:p>
          </table:table-cell>
          <table:table-cell table:number-columns-repeated="59"/>
        </table:table-row>
        <table:table-row table:style-name="ro2"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A49]*[.$J$3] + [.$I$3]" office:value-type="float" office:value="162.926122743821" calcext:value-type="float">
            <text:p>162.93</text:p>
          </table:table-cell>
          <table:table-cell table:formula="of:=[.D49]-[.B49]" office:value-type="float" office:value="6.10570788927777" calcext:value-type="float">
            <text:p>6.11</text:p>
          </table:table-cell>
          <table:table-cell table:formula="of:=ABS([.E49])" office:value-type="float" office:value="6.10570788927777" calcext:value-type="float">
            <text:p>6.11</text:p>
          </table:table-cell>
          <table:table-cell table:formula="of:=[.F49]*[.F49]" office:value-type="float" office:value="37.2796688291888" calcext:value-type="float">
            <text:p>37.28</text:p>
          </table:table-cell>
          <table:table-cell table:number-columns-repeated="59"/>
        </table:table-row>
        <table:table-row table:style-name="ro2"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A50]*[.$J$3] + [.$I$3]" office:value-type="float" office:value="219.022037290406" calcext:value-type="float">
            <text:p>219.02</text:p>
          </table:table-cell>
          <table:table-cell table:formula="of:=[.D50]-[.B50]" office:value-type="float" office:value="31.9614851266054" calcext:value-type="float">
            <text:p>31.96</text:p>
          </table:table-cell>
          <table:table-cell table:formula="of:=ABS([.E50])" office:value-type="float" office:value="31.9614851266054" calcext:value-type="float">
            <text:p>31.96</text:p>
          </table:table-cell>
          <table:table-cell table:formula="of:=[.F50]*[.F50]" office:value-type="float" office:value="1021.53653149822" calcext:value-type="float">
            <text:p>1,021.54</text:p>
          </table:table-cell>
          <table:table-cell table:number-columns-repeated="59"/>
        </table:table-row>
        <table:table-row table:style-name="ro2"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A51]*[.$J$3] + [.$I$3]" office:value-type="float" office:value="266.387751580621" calcext:value-type="float">
            <text:p>266.39</text:p>
          </table:table-cell>
          <table:table-cell table:formula="of:=[.D51]-[.B51]" office:value-type="float" office:value="48.3240001787042" calcext:value-type="float">
            <text:p>48.32</text:p>
          </table:table-cell>
          <table:table-cell table:formula="of:=ABS([.E51])" office:value-type="float" office:value="48.3240001787042" calcext:value-type="float">
            <text:p>48.32</text:p>
          </table:table-cell>
          <table:table-cell table:formula="of:=[.F51]*[.F51]" office:value-type="float" office:value="2335.2089932714" calcext:value-type="float">
            <text:p>2,335.21</text:p>
          </table:table-cell>
          <table:table-cell table:number-columns-repeated="59"/>
        </table:table-row>
        <table:table-row table:style-name="ro2"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A52]*[.$J$3] + [.$I$3]" office:value-type="float" office:value="269.157251459032" calcext:value-type="float">
            <text:p>269.16</text:p>
          </table:table-cell>
          <table:table-cell table:formula="of:=[.D52]-[.B52]" office:value-type="float" office:value="91.1877194018206" calcext:value-type="float">
            <text:p>91.19</text:p>
          </table:table-cell>
          <table:table-cell table:formula="of:=ABS([.E52])" office:value-type="float" office:value="91.1877194018206" calcext:value-type="float">
            <text:p>91.19</text:p>
          </table:table-cell>
          <table:table-cell table:formula="of:=[.F52]*[.F52]" office:value-type="float" office:value="8315.20016970517" calcext:value-type="float">
            <text:p>8,315.20</text:p>
          </table:table-cell>
          <table:table-cell table:number-columns-repeated="59"/>
        </table:table-row>
        <table:table-row table:style-name="ro2"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A53]*[.$J$3] + [.$I$3]" office:value-type="float" office:value="136.673887694732" calcext:value-type="float">
            <text:p>136.67</text:p>
          </table:table-cell>
          <table:table-cell table:formula="of:=[.D53]-[.B53]" office:value-type="float" office:value="-2.43194928147554" calcext:value-type="float">
            <text:p>-2.43</text:p>
          </table:table-cell>
          <table:table-cell table:formula="of:=ABS([.E53])" office:value-type="float" office:value="2.43194928147554" calcext:value-type="float">
            <text:p>2.43</text:p>
          </table:table-cell>
          <table:table-cell table:formula="of:=[.F53]*[.F53]" office:value-type="float" office:value="5.91437730766939" calcext:value-type="float">
            <text:p>5.91</text:p>
          </table:table-cell>
          <table:table-cell table:number-columns-repeated="59"/>
        </table:table-row>
        <table:table-row table:style-name="ro2"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A54]*[.$J$3] + [.$I$3]" office:value-type="float" office:value="230.553326647846" calcext:value-type="float">
            <text:p>230.55</text:p>
          </table:table-cell>
          <table:table-cell table:formula="of:=[.D54]-[.B54]" office:value-type="float" office:value="41.6057012166127" calcext:value-type="float">
            <text:p>41.61</text:p>
          </table:table-cell>
          <table:table-cell table:formula="of:=ABS([.E54])" office:value-type="float" office:value="41.6057012166127" calcext:value-type="float">
            <text:p>41.61</text:p>
          </table:table-cell>
          <table:table-cell table:formula="of:=[.F54]*[.F54]" office:value-type="float" office:value="1731.03437372604" calcext:value-type="float">
            <text:p>1,731.03</text:p>
          </table:table-cell>
          <table:table-cell table:number-columns-repeated="59"/>
        </table:table-row>
        <table:table-row table:style-name="ro2"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A55]*[.$J$3] + [.$I$3]" office:value-type="float" office:value="93.3987794020188" calcext:value-type="float">
            <text:p>93.40</text:p>
          </table:table-cell>
          <table:table-cell table:formula="of:=[.D55]-[.B55]" office:value-type="float" office:value="-32.7448165402532" calcext:value-type="float">
            <text:p>-32.74</text:p>
          </table:table-cell>
          <table:table-cell table:formula="of:=ABS([.E55])" office:value-type="float" office:value="32.7448165402532" calcext:value-type="float">
            <text:p>32.74</text:p>
          </table:table-cell>
          <table:table-cell table:formula="of:=[.F55]*[.F55]" office:value-type="float" office:value="1072.22301025484" calcext:value-type="float">
            <text:p>1,072.22</text:p>
          </table:table-cell>
          <table:table-cell table:number-columns-repeated="59"/>
        </table:table-row>
        <table:table-row table:style-name="ro2"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A56]*[.$J$3] + [.$I$3]" office:value-type="float" office:value="150.650115648786" calcext:value-type="float">
            <text:p>150.65</text:p>
          </table:table-cell>
          <table:table-cell table:formula="of:=[.D56]-[.B56]" office:value-type="float" office:value="37.201077918509" calcext:value-type="float">
            <text:p>37.20</text:p>
          </table:table-cell>
          <table:table-cell table:formula="of:=ABS([.E56])" office:value-type="float" office:value="37.201077918509" calcext:value-type="float">
            <text:p>37.20</text:p>
          </table:table-cell>
          <table:table-cell table:formula="of:=[.F56]*[.F56]" office:value-type="float" office:value="1383.92019829898" calcext:value-type="float">
            <text:p>1,383.92</text:p>
          </table:table-cell>
          <table:table-cell table:number-columns-repeated="59"/>
        </table:table-row>
        <table:table-row table:style-name="ro2"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A57]*[.$J$3] + [.$I$3]" office:value-type="float" office:value="152.789008884084" calcext:value-type="float">
            <text:p>152.79</text:p>
          </table:table-cell>
          <table:table-cell table:formula="of:=[.D57]-[.B57]" office:value-type="float" office:value="45.904961635962" calcext:value-type="float">
            <text:p>45.90</text:p>
          </table:table-cell>
          <table:table-cell table:formula="of:=ABS([.E57])" office:value-type="float" office:value="45.904961635962" calcext:value-type="float">
            <text:p>45.90</text:p>
          </table:table-cell>
          <table:table-cell table:formula="of:=[.F57]*[.F57]" office:value-type="float" office:value="2107.26550279914" calcext:value-type="float">
            <text:p>2,107.27</text:p>
          </table:table-cell>
          <table:table-cell table:number-columns-repeated="59"/>
        </table:table-row>
        <table:table-row table:style-name="ro2"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A58]*[.$J$3] + [.$I$3]" office:value-type="float" office:value="249.717918315442" calcext:value-type="float">
            <text:p>249.72</text:p>
          </table:table-cell>
          <table:table-cell table:formula="of:=[.D58]-[.B58]" office:value-type="float" office:value="45.7395005848726" calcext:value-type="float">
            <text:p>45.74</text:p>
          </table:table-cell>
          <table:table-cell table:formula="of:=ABS([.E58])" office:value-type="float" office:value="45.7395005848726" calcext:value-type="float">
            <text:p>45.74</text:p>
          </table:table-cell>
          <table:table-cell table:formula="of:=[.F58]*[.F58]" office:value-type="float" office:value="2092.10191375356" calcext:value-type="float">
            <text:p>2,092.10</text:p>
          </table:table-cell>
          <table:table-cell table:number-columns-repeated="59"/>
        </table:table-row>
        <table:table-row table:style-name="ro2"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A59]*[.$J$3] + [.$I$3]" office:value-type="float" office:value="199.518232154458" calcext:value-type="float">
            <text:p>199.52</text:p>
          </table:table-cell>
          <table:table-cell table:formula="of:=[.D59]-[.B59]" office:value-type="float" office:value="20.4645491503866" calcext:value-type="float">
            <text:p>20.46</text:p>
          </table:table-cell>
          <table:table-cell table:formula="of:=ABS([.E59])" office:value-type="float" office:value="20.4645491503866" calcext:value-type="float">
            <text:p>20.46</text:p>
          </table:table-cell>
          <table:table-cell table:formula="of:=[.F59]*[.F59]" office:value-type="float" office:value="418.797771928588" calcext:value-type="float">
            <text:p>418.80</text:p>
          </table:table-cell>
          <table:table-cell table:number-columns-repeated="59"/>
        </table:table-row>
        <table:table-row table:style-name="ro2"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A60]*[.$J$3] + [.$I$3]" office:value-type="float" office:value="139.850095886033" calcext:value-type="float">
            <text:p>139.85</text:p>
          </table:table-cell>
          <table:table-cell table:formula="of:=[.D60]-[.B60]" office:value-type="float" office:value="-1.64622870867717" calcext:value-type="float">
            <text:p>-1.65</text:p>
          </table:table-cell>
          <table:table-cell table:formula="of:=ABS([.E60])" office:value-type="float" office:value="1.64622870867717" calcext:value-type="float">
            <text:p>1.65</text:p>
          </table:table-cell>
          <table:table-cell table:formula="of:=[.F60]*[.F60]" office:value-type="float" office:value="2.71006896127291" calcext:value-type="float">
            <text:p>2.71</text:p>
          </table:table-cell>
          <table:table-cell table:number-columns-repeated="59"/>
        </table:table-row>
        <table:table-row table:style-name="ro2"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A61]*[.$J$3] + [.$I$3]" office:value-type="float" office:value="199.913914160502" calcext:value-type="float">
            <text:p>199.91</text:p>
          </table:table-cell>
          <table:table-cell table:formula="of:=[.D61]-[.B61]" office:value-type="float" office:value="17.167400569469" calcext:value-type="float">
            <text:p>17.17</text:p>
          </table:table-cell>
          <table:table-cell table:formula="of:=ABS([.E61])" office:value-type="float" office:value="17.167400569469" calcext:value-type="float">
            <text:p>17.17</text:p>
          </table:table-cell>
          <table:table-cell table:formula="of:=[.F61]*[.F61]" office:value-type="float" office:value="294.719642312606" calcext:value-type="float">
            <text:p>294.72</text:p>
          </table:table-cell>
          <table:table-cell table:number-columns-repeated="59"/>
        </table:table-row>
        <table:table-row table:style-name="ro2"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A62]*[.$J$3] + [.$I$3]" office:value-type="float" office:value="214.682506152229" calcext:value-type="float">
            <text:p>214.68</text:p>
          </table:table-cell>
          <table:table-cell table:formula="of:=[.D62]-[.B62]" office:value-type="float" office:value="45.8575791526043" calcext:value-type="float">
            <text:p>45.86</text:p>
          </table:table-cell>
          <table:table-cell table:formula="of:=ABS([.E62])" office:value-type="float" office:value="45.8575791526043" calcext:value-type="float">
            <text:p>45.86</text:p>
          </table:table-cell>
          <table:table-cell table:formula="of:=[.F62]*[.F62]" office:value-type="float" office:value="2102.91756573737" calcext:value-type="float">
            <text:p>2,102.92</text:p>
          </table:table-cell>
          <table:table-cell table:number-columns-repeated="59"/>
        </table:table-row>
        <table:table-row table:style-name="ro2"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A63]*[.$J$3] + [.$I$3]" office:value-type="float" office:value="277.018730660249" calcext:value-type="float">
            <text:p>277.02</text:p>
          </table:table-cell>
          <table:table-cell table:formula="of:=[.D63]-[.B63]" office:value-type="float" office:value="46.3399524636958" calcext:value-type="float">
            <text:p>46.34</text:p>
          </table:table-cell>
          <table:table-cell table:formula="of:=ABS([.E63])" office:value-type="float" office:value="46.3399524636958" calcext:value-type="float">
            <text:p>46.34</text:p>
          </table:table-cell>
          <table:table-cell table:formula="of:=[.F63]*[.F63]" office:value-type="float" office:value="2147.39119433759" calcext:value-type="float">
            <text:p>2,147.39</text:p>
          </table:table-cell>
          <table:table-cell table:number-columns-repeated="59"/>
        </table:table-row>
        <table:table-row table:style-name="ro2"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A64]*[.$J$3] + [.$I$3]" office:value-type="float" office:value="157.536515858352" calcext:value-type="float">
            <text:p>157.54</text:p>
          </table:table-cell>
          <table:table-cell table:formula="of:=[.D64]-[.B64]" office:value-type="float" office:value="20.943715358058" calcext:value-type="float">
            <text:p>20.94</text:p>
          </table:table-cell>
          <table:table-cell table:formula="of:=ABS([.E64])" office:value-type="float" office:value="20.943715358058" calcext:value-type="float">
            <text:p>20.94</text:p>
          </table:table-cell>
          <table:table-cell table:formula="of:=[.F64]*[.F64]" office:value-type="float" office:value="438.639212999355" calcext:value-type="float">
            <text:p>438.64</text:p>
          </table:table-cell>
          <table:table-cell table:number-columns-repeated="59"/>
        </table:table-row>
        <table:table-row table:style-name="ro2"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A65]*[.$J$3] + [.$I$3]" office:value-type="float" office:value="232.422919059258" calcext:value-type="float">
            <text:p>232.42</text:p>
          </table:table-cell>
          <table:table-cell table:formula="of:=[.D65]-[.B65]" office:value-type="float" office:value="44.851861531054" calcext:value-type="float">
            <text:p>44.85</text:p>
          </table:table-cell>
          <table:table-cell table:formula="of:=ABS([.E65])" office:value-type="float" office:value="44.851861531054" calcext:value-type="float">
            <text:p>44.85</text:p>
          </table:table-cell>
          <table:table-cell table:formula="of:=[.F65]*[.F65]" office:value-type="float" office:value="2011.68948280084" calcext:value-type="float">
            <text:p>2,011.69</text:p>
          </table:table-cell>
          <table:table-cell table:number-columns-repeated="59"/>
        </table:table-row>
        <table:table-row table:style-name="ro2"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A66]*[.$J$3] + [.$I$3]" office:value-type="float" office:value="220.15747801655" calcext:value-type="float">
            <text:p>220.16</text:p>
          </table:table-cell>
          <table:table-cell table:formula="of:=[.D66]-[.B66]" office:value-type="float" office:value="41.4814859490584" calcext:value-type="float">
            <text:p>41.48</text:p>
          </table:table-cell>
          <table:table-cell table:formula="of:=ABS([.E66])" office:value-type="float" office:value="41.4814859490584" calcext:value-type="float">
            <text:p>41.48</text:p>
          </table:table-cell>
          <table:table-cell table:formula="of:=[.F66]*[.F66]" office:value-type="float" office:value="1720.71367654193" calcext:value-type="float">
            <text:p>1,720.71</text:p>
          </table:table-cell>
          <table:table-cell table:number-columns-repeated="59"/>
        </table:table-row>
        <table:table-row table:style-name="ro2"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A67]*[.$J$3] + [.$I$3]" office:value-type="float" office:value="195.590316355278" calcext:value-type="float">
            <text:p>195.59</text:p>
          </table:table-cell>
          <table:table-cell table:formula="of:=[.D67]-[.B67]" office:value-type="float" office:value="15.389050286346" calcext:value-type="float">
            <text:p>15.39</text:p>
          </table:table-cell>
          <table:table-cell table:formula="of:=ABS([.E67])" office:value-type="float" office:value="15.389050286346" calcext:value-type="float">
            <text:p>15.39</text:p>
          </table:table-cell>
          <table:table-cell table:formula="of:=[.F67]*[.F67]" office:value-type="float" office:value="236.822868715686" calcext:value-type="float">
            <text:p>236.82</text:p>
          </table:table-cell>
          <table:table-cell table:number-columns-repeated="59"/>
        </table:table-row>
        <table:table-row table:style-name="ro2"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A68]*[.$J$3] + [.$I$3]" office:value-type="float" office:value="196.640462203302" calcext:value-type="float">
            <text:p>196.64</text:p>
          </table:table-cell>
          <table:table-cell table:formula="of:=[.D68]-[.B68]" office:value-type="float" office:value="43.9019722537979" calcext:value-type="float">
            <text:p>43.90</text:p>
          </table:table-cell>
          <table:table-cell table:formula="of:=ABS([.E68])" office:value-type="float" office:value="43.9019722537979" calcext:value-type="float">
            <text:p>43.90</text:p>
          </table:table-cell>
          <table:table-cell table:formula="of:=[.F68]*[.F68]" office:value-type="float" office:value="1927.38316777324" calcext:value-type="float">
            <text:p>1,927.38</text:p>
          </table:table-cell>
          <table:table-cell table:number-columns-repeated="59"/>
        </table:table-row>
        <table:table-row table:style-name="ro2"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A69]*[.$J$3] + [.$I$3]" office:value-type="float" office:value="181.429948081056" calcext:value-type="float">
            <text:p>181.43</text:p>
          </table:table-cell>
          <table:table-cell table:formula="of:=[.D69]-[.B69]" office:value-type="float" office:value="34.9989229253819" calcext:value-type="float">
            <text:p>35.00</text:p>
          </table:table-cell>
          <table:table-cell table:formula="of:=ABS([.E69])" office:value-type="float" office:value="34.9989229253819" calcext:value-type="float">
            <text:p>35.00</text:p>
          </table:table-cell>
          <table:table-cell table:formula="of:=[.F69]*[.F69]" office:value-type="float" office:value="1224.92460593683" calcext:value-type="float">
            <text:p>1,224.92</text:p>
          </table:table-cell>
          <table:table-cell table:number-columns-repeated="59"/>
        </table:table-row>
        <table:table-row table:style-name="ro2"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A70]*[.$J$3] + [.$I$3]" office:value-type="float" office:value="141.174112515082" calcext:value-type="float">
            <text:p>141.17</text:p>
          </table:table-cell>
          <table:table-cell table:formula="of:=[.D70]-[.B70]" office:value-type="float" office:value="5.62991114025857" calcext:value-type="float">
            <text:p>5.63</text:p>
          </table:table-cell>
          <table:table-cell table:formula="of:=ABS([.E70])" office:value-type="float" office:value="5.62991114025857" calcext:value-type="float">
            <text:p>5.63</text:p>
          </table:table-cell>
          <table:table-cell table:formula="of:=[.F70]*[.F70]" office:value-type="float" office:value="31.6958994472076" calcext:value-type="float">
            <text:p>31.70</text:p>
          </table:table-cell>
          <table:table-cell table:number-columns-repeated="59"/>
        </table:table-row>
        <table:table-row table:style-name="ro2"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A71]*[.$J$3] + [.$I$3]" office:value-type="float" office:value="276.507802941716" calcext:value-type="float">
            <text:p>276.51</text:p>
          </table:table-cell>
          <table:table-cell table:formula="of:=[.D71]-[.B71]" office:value-type="float" office:value="64.1588384015175" calcext:value-type="float">
            <text:p>64.16</text:p>
          </table:table-cell>
          <table:table-cell table:formula="of:=ABS([.E71])" office:value-type="float" office:value="64.1588384015175" calcext:value-type="float">
            <text:p>64.16</text:p>
          </table:table-cell>
          <table:table-cell table:formula="of:=[.F71]*[.F71]" office:value-type="float" office:value="4116.35654503203" calcext:value-type="float">
            <text:p>4,116.36</text:p>
          </table:table-cell>
          <table:table-cell table:number-columns-repeated="59"/>
        </table:table-row>
        <table:table-row table:style-name="ro2"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A72]*[.$J$3] + [.$I$3]" office:value-type="float" office:value="132.992123074061" calcext:value-type="float">
            <text:p>132.99</text:p>
          </table:table-cell>
          <table:table-cell table:formula="of:=[.D72]-[.B72]" office:value-type="float" office:value="-8.51097494125918" calcext:value-type="float">
            <text:p>-8.51</text:p>
          </table:table-cell>
          <table:table-cell table:formula="of:=ABS([.E72])" office:value-type="float" office:value="8.51097494125918" calcext:value-type="float">
            <text:p>8.51</text:p>
          </table:table-cell>
          <table:table-cell table:formula="of:=[.F72]*[.F72]" office:value-type="float" office:value="72.4366944507417" calcext:value-type="float">
            <text:p>72.44</text:p>
          </table:table-cell>
          <table:table-cell table:number-columns-repeated="59"/>
        </table:table-row>
        <table:table-row table:style-name="ro2"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A73]*[.$J$3] + [.$I$3]" office:value-type="float" office:value="178.679024749392" calcext:value-type="float">
            <text:p>178.68</text:p>
          </table:table-cell>
          <table:table-cell table:formula="of:=[.D73]-[.B73]" office:value-type="float" office:value="44.3990759808621" calcext:value-type="float">
            <text:p>44.40</text:p>
          </table:table-cell>
          <table:table-cell table:formula="of:=ABS([.E73])" office:value-type="float" office:value="44.3990759808621" calcext:value-type="float">
            <text:p>44.40</text:p>
          </table:table-cell>
          <table:table-cell table:formula="of:=[.F73]*[.F73]" office:value-type="float" office:value="1971.27794795436" calcext:value-type="float">
            <text:p>1,971.28</text:p>
          </table:table-cell>
          <table:table-cell table:number-columns-repeated="59"/>
        </table:table-row>
        <table:table-row table:style-name="ro2"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A74]*[.$J$3] + [.$I$3]" office:value-type="float" office:value="239.601595175378" calcext:value-type="float">
            <text:p>239.60</text:p>
          </table:table-cell>
          <table:table-cell table:formula="of:=[.D74]-[.B74]" office:value-type="float" office:value="49.7629774576694" calcext:value-type="float">
            <text:p>49.76</text:p>
          </table:table-cell>
          <table:table-cell table:formula="of:=ABS([.E74])" office:value-type="float" office:value="49.7629774576694" calcext:value-type="float">
            <text:p>49.76</text:p>
          </table:table-cell>
          <table:table-cell table:formula="of:=[.F74]*[.F74]" office:value-type="float" office:value="2476.35392545251" calcext:value-type="float">
            <text:p>2,476.35</text:p>
          </table:table-cell>
          <table:table-cell table:number-columns-repeated="59"/>
        </table:table-row>
        <table:table-row table:style-name="ro2"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A75]*[.$J$3] + [.$I$3]" office:value-type="float" office:value="175.504236895812" calcext:value-type="float">
            <text:p>175.50</text:p>
          </table:table-cell>
          <table:table-cell table:formula="of:=[.D75]-[.B75]" office:value-type="float" office:value="32.358628445557" calcext:value-type="float">
            <text:p>32.36</text:p>
          </table:table-cell>
          <table:table-cell table:formula="of:=ABS([.E75])" office:value-type="float" office:value="32.358628445557" calcext:value-type="float">
            <text:p>32.36</text:p>
          </table:table-cell>
          <table:table-cell table:formula="of:=[.F75]*[.F75]" office:value-type="float" office:value="1047.08083487761" calcext:value-type="float">
            <text:p>1,047.08</text:p>
          </table:table-cell>
          <table:table-cell table:number-columns-repeated="59"/>
        </table:table-row>
        <table:table-row table:style-name="ro2"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A76]*[.$J$3] + [.$I$3]" office:value-type="float" office:value="183.529980181114" calcext:value-type="float">
            <text:p>183.53</text:p>
          </table:table-cell>
          <table:table-cell table:formula="of:=[.D76]-[.B76]" office:value-type="float" office:value="44.7222800728076" calcext:value-type="float">
            <text:p>44.72</text:p>
          </table:table-cell>
          <table:table-cell table:formula="of:=ABS([.E76])" office:value-type="float" office:value="44.7222800728076" calcext:value-type="float">
            <text:p>44.72</text:p>
          </table:table-cell>
          <table:table-cell table:formula="of:=[.F76]*[.F76]" office:value-type="float" office:value="2000.08233491065" calcext:value-type="float">
            <text:p>2,000.08</text:p>
          </table:table-cell>
          <table:table-cell table:number-columns-repeated="59"/>
        </table:table-row>
        <table:table-row table:style-name="ro2"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A77]*[.$J$3] + [.$I$3]" office:value-type="float" office:value="190.27251620195" calcext:value-type="float">
            <text:p>190.27</text:p>
          </table:table-cell>
          <table:table-cell table:formula="of:=[.D77]-[.B77]" office:value-type="float" office:value="20.5962494694705" calcext:value-type="float">
            <text:p>20.60</text:p>
          </table:table-cell>
          <table:table-cell table:formula="of:=ABS([.E77])" office:value-type="float" office:value="20.5962494694705" calcext:value-type="float">
            <text:p>20.60</text:p>
          </table:table-cell>
          <table:table-cell table:formula="of:=[.F77]*[.F77]" office:value-type="float" office:value="424.205492208662" calcext:value-type="float">
            <text:p>424.21</text:p>
          </table:table-cell>
          <table:table-cell table:number-columns-repeated="59"/>
        </table:table-row>
        <table:table-row table:style-name="ro2"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A78]*[.$J$3] + [.$I$3]" office:value-type="float" office:value="121.914108365422" calcext:value-type="float">
            <text:p>121.91</text:p>
          </table:table-cell>
          <table:table-cell table:formula="of:=[.D78]-[.B78]" office:value-type="float" office:value="5.80773225380162" calcext:value-type="float">
            <text:p>5.81</text:p>
          </table:table-cell>
          <table:table-cell table:formula="of:=ABS([.E78])" office:value-type="float" office:value="5.80773225380162" calcext:value-type="float">
            <text:p>5.81</text:p>
          </table:table-cell>
          <table:table-cell table:formula="of:=[.F78]*[.F78]" office:value-type="float" office:value="33.7297539318476" calcext:value-type="float">
            <text:p>33.73</text:p>
          </table:table-cell>
          <table:table-cell table:number-columns-repeated="59"/>
        </table:table-row>
        <table:table-row table:style-name="ro2"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A79]*[.$J$3] + [.$I$3]" office:value-type="float" office:value="257.427918423359" calcext:value-type="float">
            <text:p>257.43</text:p>
          </table:table-cell>
          <table:table-cell table:formula="of:=[.D79]-[.B79]" office:value-type="float" office:value="53.9796454187197" calcext:value-type="float">
            <text:p>53.98</text:p>
          </table:table-cell>
          <table:table-cell table:formula="of:=ABS([.E79])" office:value-type="float" office:value="53.9796454187197" calcext:value-type="float">
            <text:p>53.98</text:p>
          </table:table-cell>
          <table:table-cell table:formula="of:=[.F79]*[.F79]" office:value-type="float" office:value="2913.80211953071" calcext:value-type="float">
            <text:p>2,913.80</text:p>
          </table:table-cell>
          <table:table-cell table:number-columns-repeated="59"/>
        </table:table-row>
        <table:table-row table:style-name="ro2"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A80]*[.$J$3] + [.$I$3]" office:value-type="float" office:value="177.49221884809" calcext:value-type="float">
            <text:p>177.49</text:p>
          </table:table-cell>
          <table:table-cell table:formula="of:=[.D80]-[.B80]" office:value-type="float" office:value="37.0913056414496" calcext:value-type="float">
            <text:p>37.09</text:p>
          </table:table-cell>
          <table:table-cell table:formula="of:=ABS([.E80])" office:value-type="float" office:value="37.0913056414496" calcext:value-type="float">
            <text:p>37.09</text:p>
          </table:table-cell>
          <table:table-cell table:formula="of:=[.F80]*[.F80]" office:value-type="float" office:value="1375.76495418743" calcext:value-type="float">
            <text:p>1,375.76</text:p>
          </table:table-cell>
          <table:table-cell table:number-columns-repeated="59"/>
        </table:table-row>
        <table:table-row table:style-name="ro2"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A81]*[.$J$3] + [.$I$3]" office:value-type="float" office:value="164.413676573746" calcext:value-type="float">
            <text:p>164.41</text:p>
          </table:table-cell>
          <table:table-cell table:formula="of:=[.D81]-[.B81]" office:value-type="float" office:value="11.5087137844045" calcext:value-type="float">
            <text:p>11.51</text:p>
          </table:table-cell>
          <table:table-cell table:formula="of:=ABS([.E81])" office:value-type="float" office:value="11.5087137844045" calcext:value-type="float">
            <text:p>11.51</text:p>
          </table:table-cell>
          <table:table-cell table:formula="of:=[.F81]*[.F81]" office:value-type="float" office:value="132.450492971343" calcext:value-type="float">
            <text:p>132.45</text:p>
          </table:table-cell>
          <table:table-cell table:number-columns-repeated="59"/>
        </table:table-row>
        <table:table-row table:style-name="ro2"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A82]*[.$J$3] + [.$I$3]" office:value-type="float" office:value="120.311007541116" calcext:value-type="float">
            <text:p>120.31</text:p>
          </table:table-cell>
          <table:table-cell table:formula="of:=[.D82]-[.B82]" office:value-type="float" office:value="-6.14982222518694" calcext:value-type="float">
            <text:p>-6.15</text:p>
          </table:table-cell>
          <table:table-cell table:formula="of:=ABS([.E82])" office:value-type="float" office:value="6.14982222518694" calcext:value-type="float">
            <text:p>6.15</text:p>
          </table:table-cell>
          <table:table-cell table:formula="of:=[.F82]*[.F82]" office:value-type="float" office:value="37.8203134014032" calcext:value-type="float">
            <text:p>37.82</text:p>
          </table:table-cell>
          <table:table-cell table:number-columns-repeated="59"/>
        </table:table-row>
        <table:table-row table:style-name="ro2"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A83]*[.$J$3] + [.$I$3]" office:value-type="float" office:value="155.219114577607" calcext:value-type="float">
            <text:p>155.22</text:p>
          </table:table-cell>
          <table:table-cell table:formula="of:=[.D83]-[.B83]" office:value-type="float" office:value="22.6025892068271" calcext:value-type="float">
            <text:p>22.60</text:p>
          </table:table-cell>
          <table:table-cell table:formula="of:=ABS([.E83])" office:value-type="float" office:value="22.6025892068271" calcext:value-type="float">
            <text:p>22.60</text:p>
          </table:table-cell>
          <table:table-cell table:formula="of:=[.F83]*[.F83]" office:value-type="float" office:value="510.877038852577" calcext:value-type="float">
            <text:p>510.88</text:p>
          </table:table-cell>
          <table:table-cell table:number-columns-repeated="59"/>
        </table:table-row>
        <table:table-row table:style-name="ro2"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A84]*[.$J$3] + [.$I$3]" office:value-type="float" office:value="164.232229178035" calcext:value-type="float">
            <text:p>164.23</text:p>
          </table:table-cell>
          <table:table-cell table:formula="of:=[.D84]-[.B84]" office:value-type="float" office:value="35.2111739164943" calcext:value-type="float">
            <text:p>35.21</text:p>
          </table:table-cell>
          <table:table-cell table:formula="of:=ABS([.E84])" office:value-type="float" office:value="35.2111739164943" calcext:value-type="float">
            <text:p>35.21</text:p>
          </table:table-cell>
          <table:table-cell table:formula="of:=[.F84]*[.F84]" office:value-type="float" office:value="1239.82676857761" calcext:value-type="float">
            <text:p>1,239.83</text:p>
          </table:table-cell>
          <table:table-cell table:number-columns-repeated="59"/>
        </table:table-row>
        <table:table-row table:style-name="ro2"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A85]*[.$J$3] + [.$I$3]" office:value-type="float" office:value="205.008520173931" calcext:value-type="float">
            <text:p>205.01</text:p>
          </table:table-cell>
          <table:table-cell table:formula="of:=[.D85]-[.B85]" office:value-type="float" office:value="37.1153432510052" calcext:value-type="float">
            <text:p>37.12</text:p>
          </table:table-cell>
          <table:table-cell table:formula="of:=ABS([.E85])" office:value-type="float" office:value="37.1153432510052" calcext:value-type="float">
            <text:p>37.12</text:p>
          </table:table-cell>
          <table:table-cell table:formula="of:=[.F85]*[.F85]" office:value-type="float" office:value="1377.54870463994" calcext:value-type="float">
            <text:p>1,377.55</text:p>
          </table:table-cell>
          <table:table-cell table:number-columns-repeated="59"/>
        </table:table-row>
        <table:table-row table:style-name="ro2"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A86]*[.$J$3] + [.$I$3]" office:value-type="float" office:value="121.940030315329" calcext:value-type="float">
            <text:p>121.94</text:p>
          </table:table-cell>
          <table:table-cell table:formula="of:=[.D86]-[.B86]" office:value-type="float" office:value="-8.8807796067627" calcext:value-type="float">
            <text:p>-8.88</text:p>
          </table:table-cell>
          <table:table-cell table:formula="of:=ABS([.E86])" office:value-type="float" office:value="8.8807796067627" calcext:value-type="float">
            <text:p>8.88</text:p>
          </table:table-cell>
          <table:table-cell table:formula="of:=[.F86]*[.F86]" office:value-type="float" office:value="78.8682464238923" calcext:value-type="float">
            <text:p>78.87</text:p>
          </table:table-cell>
          <table:table-cell table:number-columns-repeated="59"/>
        </table:table-row>
        <table:table-row table:style-name="ro2"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A87]*[.$J$3] + [.$I$3]" office:value-type="float" office:value="180.631427493924" calcext:value-type="float">
            <text:p>180.63</text:p>
          </table:table-cell>
          <table:table-cell table:formula="of:=[.D87]-[.B87]" office:value-type="float" office:value="30.5334858688779" calcext:value-type="float">
            <text:p>30.53</text:p>
          </table:table-cell>
          <table:table-cell table:formula="of:=ABS([.E87])" office:value-type="float" office:value="30.5334858688779" calcext:value-type="float">
            <text:p>30.53</text:p>
          </table:table-cell>
          <table:table-cell table:formula="of:=[.F87]*[.F87]" office:value-type="float" office:value="932.293759304965" calcext:value-type="float">
            <text:p>932.29</text:p>
          </table:table-cell>
          <table:table-cell table:number-columns-repeated="59"/>
        </table:table-row>
        <table:table-row table:style-name="ro2"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A88]*[.$J$3] + [.$I$3]" office:value-type="float" office:value="247.765669857414" calcext:value-type="float">
            <text:p>247.77</text:p>
          </table:table-cell>
          <table:table-cell table:formula="of:=[.D88]-[.B88]" office:value-type="float" office:value="40.209261665571" calcext:value-type="float">
            <text:p>40.21</text:p>
          </table:table-cell>
          <table:table-cell table:formula="of:=ABS([.E88])" office:value-type="float" office:value="40.209261665571" calcext:value-type="float">
            <text:p>40.21</text:p>
          </table:table-cell>
          <table:table-cell table:formula="of:=[.F88]*[.F88]" office:value-type="float" office:value="1616.78472369036" calcext:value-type="float">
            <text:p>1,616.78</text:p>
          </table:table-cell>
          <table:table-cell table:number-columns-repeated="59"/>
        </table:table-row>
        <table:table-row table:style-name="ro2"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A89]*[.$J$3] + [.$I$3]" office:value-type="float" office:value="203.84376155241" calcext:value-type="float">
            <text:p>203.84</text:p>
          </table:table-cell>
          <table:table-cell table:formula="of:=[.D89]-[.B89]" office:value-type="float" office:value="48.5135271582799" calcext:value-type="float">
            <text:p>48.51</text:p>
          </table:table-cell>
          <table:table-cell table:formula="of:=ABS([.E89])" office:value-type="float" office:value="48.5135271582799" calcext:value-type="float">
            <text:p>48.51</text:p>
          </table:table-cell>
          <table:table-cell table:formula="of:=[.F89]*[.F89]" office:value-type="float" office:value="2353.56231733716" calcext:value-type="float">
            <text:p>2,353.56</text:p>
          </table:table-cell>
          <table:table-cell table:number-columns-repeated="59"/>
        </table:table-row>
        <table:table-row table:style-name="ro2"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A90]*[.$J$3] + [.$I$3]" office:value-type="float" office:value="167.165219773533" calcext:value-type="float">
            <text:p>167.17</text:p>
          </table:table-cell>
          <table:table-cell table:formula="of:=[.D90]-[.B90]" office:value-type="float" office:value="32.7560602933185" calcext:value-type="float">
            <text:p>32.76</text:p>
          </table:table-cell>
          <table:table-cell table:formula="of:=ABS([.E90])" office:value-type="float" office:value="32.7560602933185" calcext:value-type="float">
            <text:p>32.76</text:p>
          </table:table-cell>
          <table:table-cell table:formula="of:=[.F90]*[.F90]" office:value-type="float" office:value="1072.95948593952" calcext:value-type="float">
            <text:p>1,072.96</text:p>
          </table:table-cell>
          <table:table-cell table:number-columns-repeated="59"/>
        </table:table-row>
        <table:table-row table:style-name="ro2"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A91]*[.$J$3] + [.$I$3]" office:value-type="float" office:value="199.64465618164" calcext:value-type="float">
            <text:p>199.64</text:p>
          </table:table-cell>
          <table:table-cell table:formula="of:=[.D91]-[.B91]" office:value-type="float" office:value="53.2333877677527" calcext:value-type="float">
            <text:p>53.23</text:p>
          </table:table-cell>
          <table:table-cell table:formula="of:=ABS([.E91])" office:value-type="float" office:value="53.2333877677527" calcext:value-type="float">
            <text:p>53.23</text:p>
          </table:table-cell>
          <table:table-cell table:formula="of:=[.F91]*[.F91]" office:value-type="float" office:value="2833.79357323192" calcext:value-type="float">
            <text:p>2,833.79</text:p>
          </table:table-cell>
          <table:table-cell table:number-columns-repeated="59"/>
        </table:table-row>
        <table:table-row table:style-name="ro2"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A92]*[.$J$3] + [.$I$3]" office:value-type="float" office:value="171.536381379945" calcext:value-type="float">
            <text:p>171.54</text:p>
          </table:table-cell>
          <table:table-cell table:formula="of:=[.D92]-[.B92]" office:value-type="float" office:value="23.4702840600295" calcext:value-type="float">
            <text:p>23.47</text:p>
          </table:table-cell>
          <table:table-cell table:formula="of:=ABS([.E92])" office:value-type="float" office:value="23.4702840600295" calcext:value-type="float">
            <text:p>23.47</text:p>
          </table:table-cell>
          <table:table-cell table:formula="of:=[.F92]*[.F92]" office:value-type="float" office:value="550.854233858474" calcext:value-type="float">
            <text:p>550.85</text:p>
          </table:table-cell>
          <table:table-cell table:number-columns-repeated="59"/>
        </table:table-row>
        <table:table-row table:style-name="ro2"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A93]*[.$J$3] + [.$I$3]" office:value-type="float" office:value="254.272609019894" calcext:value-type="float">
            <text:p>254.27</text:p>
          </table:table-cell>
          <table:table-cell table:formula="of:=[.D93]-[.B93]" office:value-type="float" office:value="51.4898733001504" calcext:value-type="float">
            <text:p>51.49</text:p>
          </table:table-cell>
          <table:table-cell table:formula="of:=ABS([.E93])" office:value-type="float" office:value="51.4898733001504" calcext:value-type="float">
            <text:p>51.49</text:p>
          </table:table-cell>
          <table:table-cell table:formula="of:=[.F93]*[.F93]" office:value-type="float" office:value="2651.20705246554" calcext:value-type="float">
            <text:p>2,651.21</text:p>
          </table:table-cell>
          <table:table-cell table:number-columns-repeated="59"/>
        </table:table-row>
        <table:table-row table:style-name="ro2"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A94]*[.$J$3] + [.$I$3]" office:value-type="float" office:value="212.990482208698" calcext:value-type="float">
            <text:p>212.99</text:p>
          </table:table-cell>
          <table:table-cell table:formula="of:=[.D94]-[.B94]" office:value-type="float" office:value="34.4068556006366" calcext:value-type="float">
            <text:p>34.41</text:p>
          </table:table-cell>
          <table:table-cell table:formula="of:=ABS([.E94])" office:value-type="float" office:value="34.4068556006366" calcext:value-type="float">
            <text:p>34.41</text:p>
          </table:table-cell>
          <table:table-cell table:formula="of:=[.F94]*[.F94]" office:value-type="float" office:value="1183.83171232306" calcext:value-type="float">
            <text:p>1,183.83</text:p>
          </table:table-cell>
          <table:table-cell table:number-columns-repeated="59"/>
        </table:table-row>
        <table:table-row table:style-name="ro2"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A95]*[.$J$3] + [.$I$3]" office:value-type="float" office:value="198.456927040315" calcext:value-type="float">
            <text:p>198.46</text:p>
          </table:table-cell>
          <table:table-cell table:formula="of:=[.D95]-[.B95]" office:value-type="float" office:value="54.7922131074622" calcext:value-type="float">
            <text:p>54.79</text:p>
          </table:table-cell>
          <table:table-cell table:formula="of:=ABS([.E95])" office:value-type="float" office:value="54.7922131074622" calcext:value-type="float">
            <text:p>54.79</text:p>
          </table:table-cell>
          <table:table-cell table:formula="of:=[.F95]*[.F95]" office:value-type="float" office:value="3002.18661721356" calcext:value-type="float">
            <text:p>3,002.19</text:p>
          </table:table-cell>
          <table:table-cell table:number-columns-repeated="59"/>
        </table:table-row>
        <table:table-row table:style-name="ro2"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A96]*[.$J$3] + [.$I$3]" office:value-type="float" office:value="267.100907083192" calcext:value-type="float">
            <text:p>267.10</text:p>
          </table:table-cell>
          <table:table-cell table:formula="of:=[.D96]-[.B96]" office:value-type="float" office:value="74.1906405314697" calcext:value-type="float">
            <text:p>74.19</text:p>
          </table:table-cell>
          <table:table-cell table:formula="of:=ABS([.E96])" office:value-type="float" office:value="74.1906405314697" calcext:value-type="float">
            <text:p>74.19</text:p>
          </table:table-cell>
          <table:table-cell table:formula="of:=[.F96]*[.F96]" office:value-type="float" office:value="5504.25114246976" calcext:value-type="float">
            <text:p>5,504.25</text:p>
          </table:table-cell>
          <table:table-cell table:number-columns-repeated="59"/>
        </table:table-row>
        <table:table-row table:style-name="ro2"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A97]*[.$J$3] + [.$I$3]" office:value-type="float" office:value="126.821804324915" calcext:value-type="float">
            <text:p>126.82</text:p>
          </table:table-cell>
          <table:table-cell table:formula="of:=[.D97]-[.B97]" office:value-type="float" office:value="16.3310859119137" calcext:value-type="float">
            <text:p>16.33</text:p>
          </table:table-cell>
          <table:table-cell table:formula="of:=ABS([.E97])" office:value-type="float" office:value="16.3310859119137" calcext:value-type="float">
            <text:p>16.33</text:p>
          </table:table-cell>
          <table:table-cell table:formula="of:=[.F97]*[.F97]" office:value-type="float" office:value="266.704367062308" calcext:value-type="float">
            <text:p>266.70</text:p>
          </table:table-cell>
          <table:table-cell table:number-columns-repeated="59"/>
        </table:table-row>
        <table:table-row table:style-name="ro2"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A98]*[.$J$3] + [.$I$3]" office:value-type="float" office:value="170.601849275081" calcext:value-type="float">
            <text:p>170.60</text:p>
          </table:table-cell>
          <table:table-cell table:formula="of:=[.D98]-[.B98]" office:value-type="float" office:value="24.9983836781018" calcext:value-type="float">
            <text:p>25.00</text:p>
          </table:table-cell>
          <table:table-cell table:formula="of:=ABS([.E98])" office:value-type="float" office:value="24.9983836781018" calcext:value-type="float">
            <text:p>25.00</text:p>
          </table:table-cell>
          <table:table-cell table:formula="of:=[.F98]*[.F98]" office:value-type="float" office:value="624.919186517586" calcext:value-type="float">
            <text:p>624.92</text:p>
          </table:table-cell>
          <table:table-cell table:number-columns-repeated="59"/>
        </table:table-row>
        <table:table-row table:style-name="ro2"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A99]*[.$J$3] + [.$I$3]" office:value-type="float" office:value="224.53013577478" calcext:value-type="float">
            <text:p>224.53</text:p>
          </table:table-cell>
          <table:table-cell table:formula="of:=[.D99]-[.B99]" office:value-type="float" office:value="45.6593876642136" calcext:value-type="float">
            <text:p>45.66</text:p>
          </table:table-cell>
          <table:table-cell table:formula="of:=ABS([.E99])" office:value-type="float" office:value="45.6593876642136" calcext:value-type="float">
            <text:p>45.66</text:p>
          </table:table-cell>
          <table:table-cell table:formula="of:=[.F99]*[.F99]" office:value-type="float" office:value="2084.77968187094" calcext:value-type="float">
            <text:p>2,084.78</text:p>
          </table:table-cell>
          <table:table-cell table:number-columns-repeated="59"/>
        </table:table-row>
        <table:table-row table:style-name="ro2"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A100]*[.$J$3] + [.$I$3]" office:value-type="float" office:value="198.223065078942" calcext:value-type="float">
            <text:p>198.22</text:p>
          </table:table-cell>
          <table:table-cell table:formula="of:=[.D100]-[.B100]" office:value-type="float" office:value="31.1464227005" calcext:value-type="float">
            <text:p>31.15</text:p>
          </table:table-cell>
          <table:table-cell table:formula="of:=ABS([.E100])" office:value-type="float" office:value="31.1464227005" calcext:value-type="float">
            <text:p>31.15</text:p>
          </table:table-cell>
          <table:table-cell table:formula="of:=[.F100]*[.F100]" office:value-type="float" office:value="970.099647038222" calcext:value-type="float">
            <text:p>970.10</text:p>
          </table:table-cell>
          <table:table-cell table:number-columns-repeated="59"/>
        </table:table-row>
        <table:table-row table:style-name="ro2"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A101]*[.$J$3] + [.$I$3]" office:value-type="float" office:value="199.172880642936" calcext:value-type="float">
            <text:p>199.17</text:p>
          </table:table-cell>
          <table:table-cell table:formula="of:=[.D101]-[.B101]" office:value-type="float" office:value="46.929919430744" calcext:value-type="float">
            <text:p>46.93</text:p>
          </table:table-cell>
          <table:table-cell table:formula="of:=ABS([.E101])" office:value-type="float" office:value="46.929919430744" calcext:value-type="float">
            <text:p>46.93</text:p>
          </table:table-cell>
          <table:table-cell table:formula="of:=[.F101]*[.F101]" office:value-type="float" office:value="2202.41733777612" calcext:value-type="float">
            <text:p>2,202.42</text:p>
          </table:table-cell>
          <table:table-cell table:number-columns-repeated="59"/>
        </table:table-row>
        <table:table-row table:style-name="ro2"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A102]*[.$J$3] + [.$I$3]" office:value-type="float" office:value="114.81143819163" calcext:value-type="float">
            <text:p>114.81</text:p>
          </table:table-cell>
          <table:table-cell table:formula="of:=[.D102]-[.B102]" office:value-type="float" office:value="-15.30780741685" calcext:value-type="float">
            <text:p>-15.31</text:p>
          </table:table-cell>
          <table:table-cell table:formula="of:=ABS([.E102])" office:value-type="float" office:value="15.30780741685" calcext:value-type="float">
            <text:p>15.31</text:p>
          </table:table-cell>
          <table:table-cell table:formula="of:=[.F102]*[.F102]" office:value-type="float" office:value="234.328967911367" calcext:value-type="float">
            <text:p>234.33</text:p>
          </table:table-cell>
          <table:table-cell table:number-columns-repeated="59"/>
        </table:table-row>
        <table:table-row table:style-name="ro2"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A103]*[.$J$3] + [.$I$3]" office:value-type="float" office:value="132.102530252418" calcext:value-type="float">
            <text:p>132.10</text:p>
          </table:table-cell>
          <table:table-cell table:formula="of:=[.D103]-[.B103]" office:value-type="float" office:value="14.0644769855331" calcext:value-type="float">
            <text:p>14.06</text:p>
          </table:table-cell>
          <table:table-cell table:formula="of:=ABS([.E103])" office:value-type="float" office:value="14.0644769855331" calcext:value-type="float">
            <text:p>14.06</text:p>
          </table:table-cell>
          <table:table-cell table:formula="of:=[.F103]*[.F103]" office:value-type="float" office:value="197.80951287659" calcext:value-type="float">
            <text:p>197.81</text:p>
          </table:table-cell>
          <table:table-cell table:number-columns-repeated="59"/>
        </table:table-row>
        <table:table-row table:style-name="ro2"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A104]*[.$J$3] + [.$I$3]" office:value-type="float" office:value="191.694991285141" calcext:value-type="float">
            <text:p>191.69</text:p>
          </table:table-cell>
          <table:table-cell table:formula="of:=[.D104]-[.B104]" office:value-type="float" office:value="30.6336266959602" calcext:value-type="float">
            <text:p>30.63</text:p>
          </table:table-cell>
          <table:table-cell table:formula="of:=ABS([.E104])" office:value-type="float" office:value="30.6336266959602" calcext:value-type="float">
            <text:p>30.63</text:p>
          </table:table-cell>
          <table:table-cell table:formula="of:=[.F104]*[.F104]" office:value-type="float" office:value="938.419084547446" calcext:value-type="float">
            <text:p>938.42</text:p>
          </table:table-cell>
          <table:table-cell table:number-columns-repeated="59"/>
        </table:table-row>
        <table:table-row table:style-name="ro2"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A105]*[.$J$3] + [.$I$3]" office:value-type="float" office:value="206.006331930359" calcext:value-type="float">
            <text:p>206.01</text:p>
          </table:table-cell>
          <table:table-cell table:formula="of:=[.D105]-[.B105]" office:value-type="float" office:value="47.5364360630188" calcext:value-type="float">
            <text:p>47.54</text:p>
          </table:table-cell>
          <table:table-cell table:formula="of:=ABS([.E105])" office:value-type="float" office:value="47.5364360630188" calcext:value-type="float">
            <text:p>47.54</text:p>
          </table:table-cell>
          <table:table-cell table:formula="of:=[.F105]*[.F105]" office:value-type="float" office:value="2259.71275357347" calcext:value-type="float">
            <text:p>2,259.71</text:p>
          </table:table-cell>
          <table:table-cell table:number-columns-repeated="59"/>
        </table:table-row>
        <table:table-row table:style-name="ro2"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A106]*[.$J$3] + [.$I$3]" office:value-type="float" office:value="242.294693777648" calcext:value-type="float">
            <text:p>242.29</text:p>
          </table:table-cell>
          <table:table-cell table:formula="of:=[.D106]-[.B106]" office:value-type="float" office:value="36.3529031061844" calcext:value-type="float">
            <text:p>36.35</text:p>
          </table:table-cell>
          <table:table-cell table:formula="of:=ABS([.E106])" office:value-type="float" office:value="36.3529031061844" calcext:value-type="float">
            <text:p>36.35</text:p>
          </table:table-cell>
          <table:table-cell table:formula="of:=[.F106]*[.F106]" office:value-type="float" office:value="1321.53356424763" calcext:value-type="float">
            <text:p>1,321.53</text:p>
          </table:table-cell>
          <table:table-cell table:number-columns-repeated="59"/>
        </table:table-row>
        <table:table-row table:style-name="ro2"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A107]*[.$J$3] + [.$I$3]" office:value-type="float" office:value="216.821939263321" calcext:value-type="float">
            <text:p>216.82</text:p>
          </table:table-cell>
          <table:table-cell table:formula="of:=[.D107]-[.B107]" office:value-type="float" office:value="45.7656487302472" calcext:value-type="float">
            <text:p>45.77</text:p>
          </table:table-cell>
          <table:table-cell table:formula="of:=ABS([.E107])" office:value-type="float" office:value="45.7656487302472" calcext:value-type="float">
            <text:p>45.77</text:p>
          </table:table-cell>
          <table:table-cell table:formula="of:=[.F107]*[.F107]" office:value-type="float" office:value="2094.49460370037" calcext:value-type="float">
            <text:p>2,094.49</text:p>
          </table:table-cell>
          <table:table-cell table:number-columns-repeated="59"/>
        </table:table-row>
        <table:table-row table:style-name="ro2"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A108]*[.$J$3] + [.$I$3]" office:value-type="float" office:value="202.025863387328" calcext:value-type="float">
            <text:p>202.03</text:p>
          </table:table-cell>
          <table:table-cell table:formula="of:=[.D108]-[.B108]" office:value-type="float" office:value="46.0307541660044" calcext:value-type="float">
            <text:p>46.03</text:p>
          </table:table-cell>
          <table:table-cell table:formula="of:=ABS([.E108])" office:value-type="float" office:value="46.0307541660044" calcext:value-type="float">
            <text:p>46.03</text:p>
          </table:table-cell>
          <table:table-cell table:formula="of:=[.F108]*[.F108]" office:value-type="float" office:value="2118.83032909113" calcext:value-type="float">
            <text:p>2,118.83</text:p>
          </table:table-cell>
          <table:table-cell table:number-columns-repeated="59"/>
        </table:table-row>
        <table:table-row table:style-name="ro2"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A109]*[.$J$3] + [.$I$3]" office:value-type="float" office:value="206.88838587248" calcext:value-type="float">
            <text:p>206.89</text:p>
          </table:table-cell>
          <table:table-cell table:formula="of:=[.D109]-[.B109]" office:value-type="float" office:value="30.1420804247195" calcext:value-type="float">
            <text:p>30.14</text:p>
          </table:table-cell>
          <table:table-cell table:formula="of:=ABS([.E109])" office:value-type="float" office:value="30.1420804247195" calcext:value-type="float">
            <text:p>30.14</text:p>
          </table:table-cell>
          <table:table-cell table:formula="of:=[.F109]*[.F109]" office:value-type="float" office:value="908.54501233026" calcext:value-type="float">
            <text:p>908.55</text:p>
          </table:table-cell>
          <table:table-cell table:number-columns-repeated="59"/>
        </table:table-row>
        <table:table-row table:style-name="ro2"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A110]*[.$J$3] + [.$I$3]" office:value-type="float" office:value="93.1776946605696" calcext:value-type="float">
            <text:p>93.18</text:p>
          </table:table-cell>
          <table:table-cell table:formula="of:=[.D110]-[.B110]" office:value-type="float" office:value="3.38769621959952" calcext:value-type="float">
            <text:p>3.39</text:p>
          </table:table-cell>
          <table:table-cell table:formula="of:=ABS([.E110])" office:value-type="float" office:value="3.38769621959952" calcext:value-type="float">
            <text:p>3.39</text:p>
          </table:table-cell>
          <table:table-cell table:formula="of:=[.F110]*[.F110]" office:value-type="float" office:value="11.4764856762889" calcext:value-type="float">
            <text:p>11.48</text:p>
          </table:table-cell>
          <table:table-cell table:number-columns-repeated="59"/>
        </table:table-row>
        <table:table-row table:style-name="ro2"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A111]*[.$J$3] + [.$I$3]" office:value-type="float" office:value="238.33436342787" calcext:value-type="float">
            <text:p>238.33</text:p>
          </table:table-cell>
          <table:table-cell table:formula="of:=[.D111]-[.B111]" office:value-type="float" office:value="58.671866966056" calcext:value-type="float">
            <text:p>58.67</text:p>
          </table:table-cell>
          <table:table-cell table:formula="of:=ABS([.E111])" office:value-type="float" office:value="58.671866966056" calcext:value-type="float">
            <text:p>58.67</text:p>
          </table:table-cell>
          <table:table-cell table:formula="of:=[.F111]*[.F111]" office:value-type="float" office:value="3442.38797328258" calcext:value-type="float">
            <text:p>3,442.39</text:p>
          </table:table-cell>
          <table:table-cell table:number-columns-repeated="59"/>
        </table:table-row>
        <table:table-row table:style-name="ro2"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A112]*[.$J$3] + [.$I$3]" office:value-type="float" office:value="159.260622315048" calcext:value-type="float">
            <text:p>159.26</text:p>
          </table:table-cell>
          <table:table-cell table:formula="of:=[.D112]-[.B112]" office:value-type="float" office:value="10.13789578826" calcext:value-type="float">
            <text:p>10.14</text:p>
          </table:table-cell>
          <table:table-cell table:formula="of:=ABS([.E112])" office:value-type="float" office:value="10.13789578826" calcext:value-type="float">
            <text:p>10.14</text:p>
          </table:table-cell>
          <table:table-cell table:formula="of:=[.F112]*[.F112]" office:value-type="float" office:value="102.776931013619" calcext:value-type="float">
            <text:p>102.78</text:p>
          </table:table-cell>
          <table:table-cell table:number-columns-repeated="59"/>
        </table:table-row>
        <table:table-row table:style-name="ro2"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A113]*[.$J$3] + [.$I$3]" office:value-type="float" office:value="172.311792575537" calcext:value-type="float">
            <text:p>172.31</text:p>
          </table:table-cell>
          <table:table-cell table:formula="of:=[.D113]-[.B113]" office:value-type="float" office:value="28.7696705407669" calcext:value-type="float">
            <text:p>28.77</text:p>
          </table:table-cell>
          <table:table-cell table:formula="of:=ABS([.E113])" office:value-type="float" office:value="28.7696705407669" calcext:value-type="float">
            <text:p>28.77</text:p>
          </table:table-cell>
          <table:table-cell table:formula="of:=[.F113]*[.F113]" office:value-type="float" office:value="827.693943024269" calcext:value-type="float">
            <text:p>827.69</text:p>
          </table:table-cell>
          <table:table-cell table:number-columns-repeated="59"/>
        </table:table-row>
        <table:table-row table:style-name="ro2"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A114]*[.$J$3] + [.$I$3]" office:value-type="float" office:value="92.5710785792256" calcext:value-type="float">
            <text:p>92.57</text:p>
          </table:table-cell>
          <table:table-cell table:formula="of:=[.D114]-[.B114]" office:value-type="float" office:value="-1.81865405727937" calcext:value-type="float">
            <text:p>-1.82</text:p>
          </table:table-cell>
          <table:table-cell table:formula="of:=ABS([.E114])" office:value-type="float" office:value="1.81865405727937" calcext:value-type="float">
            <text:p>1.82</text:p>
          </table:table-cell>
          <table:table-cell table:formula="of:=[.F114]*[.F114]" office:value-type="float" office:value="3.30750258005873" calcext:value-type="float">
            <text:p>3.31</text:p>
          </table:table-cell>
          <table:table-cell table:number-columns-repeated="59"/>
        </table:table-row>
        <table:table-row table:style-name="ro2"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A115]*[.$J$3] + [.$I$3]" office:value-type="float" office:value="154.107890016847" calcext:value-type="float">
            <text:p>154.11</text:p>
          </table:table-cell>
          <table:table-cell table:formula="of:=[.D115]-[.B115]" office:value-type="float" office:value="19.1164251986451" calcext:value-type="float">
            <text:p>19.12</text:p>
          </table:table-cell>
          <table:table-cell table:formula="of:=ABS([.E115])" office:value-type="float" office:value="19.1164251986451" calcext:value-type="float">
            <text:p>19.12</text:p>
          </table:table-cell>
          <table:table-cell table:formula="of:=[.F115]*[.F115]" office:value-type="float" office:value="365.437712375395" calcext:value-type="float">
            <text:p>365.44</text:p>
          </table:table-cell>
          <table:table-cell table:number-columns-repeated="59"/>
        </table:table-row>
        <table:table-row table:style-name="ro2"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A116]*[.$J$3] + [.$I$3]" office:value-type="float" office:value="250.310288333551" calcext:value-type="float">
            <text:p>250.31</text:p>
          </table:table-cell>
          <table:table-cell table:formula="of:=[.D116]-[.B116]" office:value-type="float" office:value="65.8170377392242" calcext:value-type="float">
            <text:p>65.82</text:p>
          </table:table-cell>
          <table:table-cell table:formula="of:=ABS([.E116])" office:value-type="float" office:value="65.8170377392242" calcext:value-type="float">
            <text:p>65.82</text:p>
          </table:table-cell>
          <table:table-cell table:formula="of:=[.F116]*[.F116]" office:value-type="float" office:value="4331.88245676646" calcext:value-type="float">
            <text:p>4,331.88</text:p>
          </table:table-cell>
          <table:table-cell table:number-columns-repeated="59"/>
        </table:table-row>
        <table:table-row table:style-name="ro2"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A117]*[.$J$3] + [.$I$3]" office:value-type="float" office:value="174.933807130913" calcext:value-type="float">
            <text:p>174.93</text:p>
          </table:table-cell>
          <table:table-cell table:formula="of:=[.D117]-[.B117]" office:value-type="float" office:value="43.2409106681538" calcext:value-type="float">
            <text:p>43.24</text:p>
          </table:table-cell>
          <table:table-cell table:formula="of:=ABS([.E117])" office:value-type="float" office:value="43.2409106681538" calcext:value-type="float">
            <text:p>43.24</text:p>
          </table:table-cell>
          <table:table-cell table:formula="of:=[.F117]*[.F117]" office:value-type="float" office:value="1869.77635541126" calcext:value-type="float">
            <text:p>1,869.78</text:p>
          </table:table-cell>
          <table:table-cell table:number-columns-repeated="59"/>
        </table:table-row>
        <table:table-row table:style-name="ro2"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A118]*[.$J$3] + [.$I$3]" office:value-type="float" office:value="234.071519743826" calcext:value-type="float">
            <text:p>234.07</text:p>
          </table:table-cell>
          <table:table-cell table:formula="of:=[.D118]-[.B118]" office:value-type="float" office:value="41.2294140288125" calcext:value-type="float">
            <text:p>41.23</text:p>
          </table:table-cell>
          <table:table-cell table:formula="of:=ABS([.E118])" office:value-type="float" office:value="41.2294140288125" calcext:value-type="float">
            <text:p>41.23</text:p>
          </table:table-cell>
          <table:table-cell table:formula="of:=[.F118]*[.F118]" office:value-type="float" office:value="1699.86458115924" calcext:value-type="float">
            <text:p>1,699.86</text:p>
          </table:table-cell>
          <table:table-cell table:number-columns-repeated="59"/>
        </table:table-row>
        <table:table-row table:style-name="ro2"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A119]*[.$J$3] + [.$I$3]" office:value-type="float" office:value="169.002476580409" calcext:value-type="float">
            <text:p>169.00</text:p>
          </table:table-cell>
          <table:table-cell table:formula="of:=[.D119]-[.B119]" office:value-type="float" office:value="34.6887631740643" calcext:value-type="float">
            <text:p>34.69</text:p>
          </table:table-cell>
          <table:table-cell table:formula="of:=ABS([.E119])" office:value-type="float" office:value="34.6887631740643" calcext:value-type="float">
            <text:p>34.69</text:p>
          </table:table-cell>
          <table:table-cell table:formula="of:=[.F119]*[.F119]" office:value-type="float" office:value="1203.31029054632" calcext:value-type="float">
            <text:p>1,203.31</text:p>
          </table:table-cell>
          <table:table-cell table:number-columns-repeated="59"/>
        </table:table-row>
        <table:table-row table:style-name="ro2"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A120]*[.$J$3] + [.$I$3]" office:value-type="float" office:value="198.68827954193" calcext:value-type="float">
            <text:p>198.69</text:p>
          </table:table-cell>
          <table:table-cell table:formula="of:=[.D120]-[.B120]" office:value-type="float" office:value="45.3156534560794" calcext:value-type="float">
            <text:p>45.32</text:p>
          </table:table-cell>
          <table:table-cell table:formula="of:=ABS([.E120])" office:value-type="float" office:value="45.3156534560794" calcext:value-type="float">
            <text:p>45.32</text:p>
          </table:table-cell>
          <table:table-cell table:formula="of:=[.F120]*[.F120]" office:value-type="float" office:value="2053.50844815149" calcext:value-type="float">
            <text:p>2,053.51</text:p>
          </table:table-cell>
          <table:table-cell table:number-columns-repeated="59"/>
        </table:table-row>
        <table:table-row table:style-name="ro2"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A121]*[.$J$3] + [.$I$3]" office:value-type="float" office:value="202.498880479642" calcext:value-type="float">
            <text:p>202.50</text:p>
          </table:table-cell>
          <table:table-cell table:formula="of:=[.D121]-[.B121]" office:value-type="float" office:value="34.0491968331567" calcext:value-type="float">
            <text:p>34.05</text:p>
          </table:table-cell>
          <table:table-cell table:formula="of:=ABS([.E121])" office:value-type="float" office:value="34.0491968331567" calcext:value-type="float">
            <text:p>34.05</text:p>
          </table:table-cell>
          <table:table-cell table:formula="of:=[.F121]*[.F121]" office:value-type="float" office:value="1159.34780498305" calcext:value-type="float">
            <text:p>1,159.35</text:p>
          </table:table-cell>
          <table:table-cell table:number-columns-repeated="59"/>
        </table:table-row>
        <table:table-row table:style-name="ro2"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A122]*[.$J$3] + [.$I$3]" office:value-type="float" office:value="228.631538728973" calcext:value-type="float">
            <text:p>228.63</text:p>
          </table:table-cell>
          <table:table-cell table:formula="of:=[.D122]-[.B122]" office:value-type="float" office:value="33.9506369387928" calcext:value-type="float">
            <text:p>33.95</text:p>
          </table:table-cell>
          <table:table-cell table:formula="of:=ABS([.E122])" office:value-type="float" office:value="33.9506369387928" calcext:value-type="float">
            <text:p>33.95</text:p>
          </table:table-cell>
          <table:table-cell table:formula="of:=[.F122]*[.F122]" office:value-type="float" office:value="1152.64574854972" calcext:value-type="float">
            <text:p>1,152.65</text:p>
          </table:table-cell>
          <table:table-cell table:number-columns-repeated="59"/>
        </table:table-row>
        <table:table-row table:style-name="ro2"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A123]*[.$J$3] + [.$I$3]" office:value-type="float" office:value="177.075358869716" calcext:value-type="float">
            <text:p>177.08</text:p>
          </table:table-cell>
          <table:table-cell table:formula="of:=[.D123]-[.B123]" office:value-type="float" office:value="39.7268876754464" calcext:value-type="float">
            <text:p>39.73</text:p>
          </table:table-cell>
          <table:table-cell table:formula="of:=ABS([.E123])" office:value-type="float" office:value="39.7268876754464" calcext:value-type="float">
            <text:p>39.73</text:p>
          </table:table-cell>
          <table:table-cell table:formula="of:=[.F123]*[.F123]" office:value-type="float" office:value="1578.22560437754" calcext:value-type="float">
            <text:p>1,578.23</text:p>
          </table:table-cell>
          <table:table-cell table:number-columns-repeated="59"/>
        </table:table-row>
        <table:table-row table:style-name="ro2"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A124]*[.$J$3] + [.$I$3]" office:value-type="float" office:value="193.399735163136" calcext:value-type="float">
            <text:p>193.40</text:p>
          </table:table-cell>
          <table:table-cell table:formula="of:=[.D124]-[.B124]" office:value-type="float" office:value="47.209768128503" calcext:value-type="float">
            <text:p>47.21</text:p>
          </table:table-cell>
          <table:table-cell table:formula="of:=ABS([.E124])" office:value-type="float" office:value="47.209768128503" calcext:value-type="float">
            <text:p>47.21</text:p>
          </table:table-cell>
          <table:table-cell table:formula="of:=[.F124]*[.F124]" office:value-type="float" office:value="2228.76220674702" calcext:value-type="float">
            <text:p>2,228.76</text:p>
          </table:table-cell>
          <table:table-cell table:number-columns-repeated="59"/>
        </table:table-row>
        <table:table-row table:style-name="ro2"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A125]*[.$J$3] + [.$I$3]" office:value-type="float" office:value="240.453133871155" calcext:value-type="float">
            <text:p>240.45</text:p>
          </table:table-cell>
          <table:table-cell table:formula="of:=[.D125]-[.B125]" office:value-type="float" office:value="49.7377657976152" calcext:value-type="float">
            <text:p>49.74</text:p>
          </table:table-cell>
          <table:table-cell table:formula="of:=ABS([.E125])" office:value-type="float" office:value="49.7377657976152" calcext:value-type="float">
            <text:p>49.74</text:p>
          </table:table-cell>
          <table:table-cell table:formula="of:=[.F125]*[.F125]" office:value-type="float" office:value="2473.84534653842" calcext:value-type="float">
            <text:p>2,473.85</text:p>
          </table:table-cell>
          <table:table-cell table:number-columns-repeated="59"/>
        </table:table-row>
        <table:table-row table:style-name="ro2"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A126]*[.$J$3] + [.$I$3]" office:value-type="float" office:value="221.782504376796" calcext:value-type="float">
            <text:p>221.78</text:p>
          </table:table-cell>
          <table:table-cell table:formula="of:=[.D126]-[.B126]" office:value-type="float" office:value="51.43017482617" calcext:value-type="float">
            <text:p>51.43</text:p>
          </table:table-cell>
          <table:table-cell table:formula="of:=ABS([.E126])" office:value-type="float" office:value="51.43017482617" calcext:value-type="float">
            <text:p>51.43</text:p>
          </table:table-cell>
          <table:table-cell table:formula="of:=[.F126]*[.F126]" office:value-type="float" office:value="2645.0628826504" calcext:value-type="float">
            <text:p>2,645.06</text:p>
          </table:table-cell>
          <table:table-cell table:number-columns-repeated="59"/>
        </table:table-row>
        <table:table-row table:style-name="ro2"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A127]*[.$J$3] + [.$I$3]" office:value-type="float" office:value="195.432634515104" calcext:value-type="float">
            <text:p>195.43</text:p>
          </table:table-cell>
          <table:table-cell table:formula="of:=[.D127]-[.B127]" office:value-type="float" office:value="4.15347110941039" calcext:value-type="float">
            <text:p>4.15</text:p>
          </table:table-cell>
          <table:table-cell table:formula="of:=ABS([.E127])" office:value-type="float" office:value="4.15347110941039" calcext:value-type="float">
            <text:p>4.15</text:p>
          </table:table-cell>
          <table:table-cell table:formula="of:=[.F127]*[.F127]" office:value-type="float" office:value="17.2513222567068" calcext:value-type="float">
            <text:p>17.25</text:p>
          </table:table-cell>
          <table:table-cell table:number-columns-repeated="59"/>
        </table:table-row>
        <table:table-row table:style-name="ro2"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A128]*[.$J$3] + [.$I$3]" office:value-type="float" office:value="226.982539942318" calcext:value-type="float">
            <text:p>226.98</text:p>
          </table:table-cell>
          <table:table-cell table:formula="of:=[.D128]-[.B128]" office:value-type="float" office:value="54.0521992430936" calcext:value-type="float">
            <text:p>54.05</text:p>
          </table:table-cell>
          <table:table-cell table:formula="of:=ABS([.E128])" office:value-type="float" office:value="54.0521992430936" calcext:value-type="float">
            <text:p>54.05</text:p>
          </table:table-cell>
          <table:table-cell table:formula="of:=[.F128]*[.F128]" office:value-type="float" office:value="2921.64024301508" calcext:value-type="float">
            <text:p>2,921.64</text:p>
          </table:table-cell>
          <table:table-cell table:number-columns-repeated="59"/>
        </table:table-row>
        <table:table-row table:style-name="ro2"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A129]*[.$J$3] + [.$I$3]" office:value-type="float" office:value="161.046153780444" calcext:value-type="float">
            <text:p>161.05</text:p>
          </table:table-cell>
          <table:table-cell table:formula="of:=[.D129]-[.B129]" office:value-type="float" office:value="26.046582832056" calcext:value-type="float">
            <text:p>26.05</text:p>
          </table:table-cell>
          <table:table-cell table:formula="of:=ABS([.E129])" office:value-type="float" office:value="26.046582832056" calcext:value-type="float">
            <text:p>26.05</text:p>
          </table:table-cell>
          <table:table-cell table:formula="of:=[.F129]*[.F129]" office:value-type="float" office:value="678.424477227155" calcext:value-type="float">
            <text:p>678.42</text:p>
          </table:table-cell>
          <table:table-cell table:number-columns-repeated="59"/>
        </table:table-row>
        <table:table-row table:style-name="ro2"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A130]*[.$J$3] + [.$I$3]" office:value-type="float" office:value="116.014185600743" calcext:value-type="float">
            <text:p>116.01</text:p>
          </table:table-cell>
          <table:table-cell table:formula="of:=[.D130]-[.B130]" office:value-type="float" office:value="-10.3410700789053" calcext:value-type="float">
            <text:p>-10.34</text:p>
          </table:table-cell>
          <table:table-cell table:formula="of:=ABS([.E130])" office:value-type="float" office:value="10.3410700789053" calcext:value-type="float">
            <text:p>10.34</text:p>
          </table:table-cell>
          <table:table-cell table:formula="of:=[.F130]*[.F130]" office:value-type="float" office:value="106.93773037683" calcext:value-type="float">
            <text:p>106.94</text:p>
          </table:table-cell>
          <table:table-cell table:number-columns-repeated="59"/>
        </table:table-row>
        <table:table-row table:style-name="ro2"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A131]*[.$J$3] + [.$I$3]" office:value-type="float" office:value="216.582369039812" calcext:value-type="float">
            <text:p>216.58</text:p>
          </table:table-cell>
          <table:table-cell table:formula="of:=[.D131]-[.B131]" office:value-type="float" office:value="33.8265538702044" calcext:value-type="float">
            <text:p>33.83</text:p>
          </table:table-cell>
          <table:table-cell table:formula="of:=ABS([.E131])" office:value-type="float" office:value="33.8265538702044" calcext:value-type="float">
            <text:p>33.83</text:p>
          </table:table-cell>
          <table:table-cell table:formula="of:=[.F131]*[.F131]" office:value-type="float" office:value="1144.23574673384" calcext:value-type="float">
            <text:p>1,144.24</text:p>
          </table:table-cell>
          <table:table-cell table:number-columns-repeated="59"/>
        </table:table-row>
        <table:table-row table:style-name="ro2"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A132]*[.$J$3] + [.$I$3]" office:value-type="float" office:value="192.886441032502" calcext:value-type="float">
            <text:p>192.89</text:p>
          </table:table-cell>
          <table:table-cell table:formula="of:=[.D132]-[.B132]" office:value-type="float" office:value="29.9364962755836" calcext:value-type="float">
            <text:p>29.94</text:p>
          </table:table-cell>
          <table:table-cell table:formula="of:=ABS([.E132])" office:value-type="float" office:value="29.9364962755836" calcext:value-type="float">
            <text:p>29.94</text:p>
          </table:table-cell>
          <table:table-cell table:formula="of:=[.F132]*[.F132]" office:value-type="float" office:value="896.19380925803" calcext:value-type="float">
            <text:p>896.19</text:p>
          </table:table-cell>
          <table:table-cell table:number-columns-repeated="59"/>
        </table:table-row>
        <table:table-row table:style-name="ro2"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A133]*[.$J$3] + [.$I$3]" office:value-type="float" office:value="120.141413105677" calcext:value-type="float">
            <text:p>120.14</text:p>
          </table:table-cell>
          <table:table-cell table:formula="of:=[.D133]-[.B133]" office:value-type="float" office:value="11.0917835653932" calcext:value-type="float">
            <text:p>11.09</text:p>
          </table:table-cell>
          <table:table-cell table:formula="of:=ABS([.E133])" office:value-type="float" office:value="11.0917835653932" calcext:value-type="float">
            <text:p>11.09</text:p>
          </table:table-cell>
          <table:table-cell table:formula="of:=[.F133]*[.F133]" office:value-type="float" office:value="123.027662661527" calcext:value-type="float">
            <text:p>123.03</text:p>
          </table:table-cell>
          <table:table-cell table:number-columns-repeated="59"/>
        </table:table-row>
        <table:table-row table:style-name="ro2"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A134]*[.$J$3] + [.$I$3]" office:value-type="float" office:value="195.025806137012" calcext:value-type="float">
            <text:p>195.03</text:p>
          </table:table-cell>
          <table:table-cell table:formula="of:=[.D134]-[.B134]" office:value-type="float" office:value="24.9163065085983" calcext:value-type="float">
            <text:p>24.92</text:p>
          </table:table-cell>
          <table:table-cell table:formula="of:=ABS([.E134])" office:value-type="float" office:value="24.9163065085983" calcext:value-type="float">
            <text:p>24.92</text:p>
          </table:table-cell>
          <table:table-cell table:formula="of:=[.F134]*[.F134]" office:value-type="float" office:value="620.822330030418" calcext:value-type="float">
            <text:p>620.82</text:p>
          </table:table-cell>
          <table:table-cell table:number-columns-repeated="59"/>
        </table:table-row>
        <table:table-row table:style-name="ro2"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A135]*[.$J$3] + [.$I$3]" office:value-type="float" office:value="124.761965653332" calcext:value-type="float">
            <text:p>124.76</text:p>
          </table:table-cell>
          <table:table-cell table:formula="of:=[.D135]-[.B135]" office:value-type="float" office:value="11.879258894918" calcext:value-type="float">
            <text:p>11.88</text:p>
          </table:table-cell>
          <table:table-cell table:formula="of:=ABS([.E135])" office:value-type="float" office:value="11.879258894918" calcext:value-type="float">
            <text:p>11.88</text:p>
          </table:table-cell>
          <table:table-cell table:formula="of:=[.F135]*[.F135]" office:value-type="float" office:value="141.116791892489" calcext:value-type="float">
            <text:p>141.12</text:p>
          </table:table-cell>
          <table:table-cell table:number-columns-repeated="59"/>
        </table:table-row>
        <table:table-row table:style-name="ro2"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A136]*[.$J$3] + [.$I$3]" office:value-type="float" office:value="147.332536581578" calcext:value-type="float">
            <text:p>147.33</text:p>
          </table:table-cell>
          <table:table-cell table:formula="of:=[.D136]-[.B136]" office:value-type="float" office:value="3.09728367540234" calcext:value-type="float">
            <text:p>3.10</text:p>
          </table:table-cell>
          <table:table-cell table:formula="of:=ABS([.E136])" office:value-type="float" office:value="3.09728367540234" calcext:value-type="float">
            <text:p>3.10</text:p>
          </table:table-cell>
          <table:table-cell table:formula="of:=[.F136]*[.F136]" office:value-type="float" office:value="9.59316616591381" calcext:value-type="float">
            <text:p>9.59</text:p>
          </table:table-cell>
          <table:table-cell table:number-columns-repeated="59"/>
        </table:table-row>
        <table:table-row table:style-name="ro2"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A137]*[.$J$3] + [.$I$3]" office:value-type="float" office:value="219.638796715877" calcext:value-type="float">
            <text:p>219.64</text:p>
          </table:table-cell>
          <table:table-cell table:formula="of:=[.D137]-[.B137]" office:value-type="float" office:value="51.6392432322799" calcext:value-type="float">
            <text:p>51.64</text:p>
          </table:table-cell>
          <table:table-cell table:formula="of:=ABS([.E137])" office:value-type="float" office:value="51.6392432322799" calcext:value-type="float">
            <text:p>51.64</text:p>
          </table:table-cell>
          <table:table-cell table:formula="of:=[.F137]*[.F137]" office:value-type="float" office:value="2666.61144160256" calcext:value-type="float">
            <text:p>2,666.61</text:p>
          </table:table-cell>
          <table:table-cell table:number-columns-repeated="59"/>
        </table:table-row>
        <table:table-row table:style-name="ro2"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A138]*[.$J$3] + [.$I$3]" office:value-type="float" office:value="193.369867338847" calcext:value-type="float">
            <text:p>193.37</text:p>
          </table:table-cell>
          <table:table-cell table:formula="of:=[.D138]-[.B138]" office:value-type="float" office:value="34.4159338303651" calcext:value-type="float">
            <text:p>34.42</text:p>
          </table:table-cell>
          <table:table-cell table:formula="of:=ABS([.E138])" office:value-type="float" office:value="34.4159338303651" calcext:value-type="float">
            <text:p>34.42</text:p>
          </table:table-cell>
          <table:table-cell table:formula="of:=[.F138]*[.F138]" office:value-type="float" office:value="1184.45650141607" calcext:value-type="float">
            <text:p>1,184.46</text:p>
          </table:table-cell>
          <table:table-cell table:number-columns-repeated="59"/>
        </table:table-row>
        <table:table-row table:style-name="ro2"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A139]*[.$J$3] + [.$I$3]" office:value-type="float" office:value="113.777040801564" calcext:value-type="float">
            <text:p>113.78</text:p>
          </table:table-cell>
          <table:table-cell table:formula="of:=[.D139]-[.B139]" office:value-type="float" office:value="4.881227956947" calcext:value-type="float">
            <text:p>4.88</text:p>
          </table:table-cell>
          <table:table-cell table:formula="of:=ABS([.E139])" office:value-type="float" office:value="4.881227956947" calcext:value-type="float">
            <text:p>4.88</text:p>
          </table:table-cell>
          <table:table-cell table:formula="of:=[.F139]*[.F139]" office:value-type="float" office:value="23.826386367681" calcext:value-type="float">
            <text:p>23.83</text:p>
          </table:table-cell>
          <table:table-cell table:number-columns-repeated="59"/>
        </table:table-row>
        <table:table-row table:style-name="ro2"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A140]*[.$J$3] + [.$I$3]" office:value-type="float" office:value="162.97687857869" calcext:value-type="float">
            <text:p>162.98</text:p>
          </table:table-cell>
          <table:table-cell table:formula="of:=[.D140]-[.B140]" office:value-type="float" office:value="24.7474823558014" calcext:value-type="float">
            <text:p>24.75</text:p>
          </table:table-cell>
          <table:table-cell table:formula="of:=ABS([.E140])" office:value-type="float" office:value="24.7474823558014" calcext:value-type="float">
            <text:p>24.75</text:p>
          </table:table-cell>
          <table:table-cell table:formula="of:=[.F140]*[.F140]" office:value-type="float" office:value="612.437882950701" calcext:value-type="float">
            <text:p>612.44</text:p>
          </table:table-cell>
          <table:table-cell table:number-columns-repeated="59"/>
        </table:table-row>
        <table:table-row table:style-name="ro2"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A141]*[.$J$3] + [.$I$3]" office:value-type="float" office:value="209.3912756877" calcext:value-type="float">
            <text:p>209.39</text:p>
          </table:table-cell>
          <table:table-cell table:formula="of:=[.D141]-[.B141]" office:value-type="float" office:value="38.560922092421" calcext:value-type="float">
            <text:p>38.56</text:p>
          </table:table-cell>
          <table:table-cell table:formula="of:=ABS([.E141])" office:value-type="float" office:value="38.560922092421" calcext:value-type="float">
            <text:p>38.56</text:p>
          </table:table-cell>
          <table:table-cell table:formula="of:=[.F141]*[.F141]" office:value-type="float" office:value="1486.94471261776" calcext:value-type="float">
            <text:p>1,486.94</text:p>
          </table:table-cell>
          <table:table-cell table:number-columns-repeated="59"/>
        </table:table-row>
        <table:table-row table:style-name="ro2"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A142]*[.$J$3] + [.$I$3]" office:value-type="float" office:value="255.960773801084" calcext:value-type="float">
            <text:p>255.96</text:p>
          </table:table-cell>
          <table:table-cell table:formula="of:=[.D142]-[.B142]" office:value-type="float" office:value="50.1454153767903" calcext:value-type="float">
            <text:p>50.15</text:p>
          </table:table-cell>
          <table:table-cell table:formula="of:=ABS([.E142])" office:value-type="float" office:value="50.1454153767903" calcext:value-type="float">
            <text:p>50.15</text:p>
          </table:table-cell>
          <table:table-cell table:formula="of:=[.F142]*[.F142]" office:value-type="float" office:value="2514.56268331084" calcext:value-type="float">
            <text:p>2,514.56</text:p>
          </table:table-cell>
          <table:table-cell table:number-columns-repeated="59"/>
        </table:table-row>
        <table:table-row table:style-name="ro2"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A143]*[.$J$3] + [.$I$3]" office:value-type="float" office:value="283.343824417932" calcext:value-type="float">
            <text:p>283.34</text:p>
          </table:table-cell>
          <table:table-cell table:formula="of:=[.D143]-[.B143]" office:value-type="float" office:value="46.563286930608" calcext:value-type="float">
            <text:p>46.56</text:p>
          </table:table-cell>
          <table:table-cell table:formula="of:=ABS([.E143])" office:value-type="float" office:value="46.563286930608" calcext:value-type="float">
            <text:p>46.56</text:p>
          </table:table-cell>
          <table:table-cell table:formula="of:=[.F143]*[.F143]" office:value-type="float" office:value="2168.13968978212" calcext:value-type="float">
            <text:p>2,168.14</text:p>
          </table:table-cell>
          <table:table-cell table:number-columns-repeated="59"/>
        </table:table-row>
        <table:table-row table:style-name="ro2"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A144]*[.$J$3] + [.$I$3]" office:value-type="float" office:value="185.978028459979" calcext:value-type="float">
            <text:p>185.98</text:p>
          </table:table-cell>
          <table:table-cell table:formula="of:=[.D144]-[.B144]" office:value-type="float" office:value="53.6700172315492" calcext:value-type="float">
            <text:p>53.67</text:p>
          </table:table-cell>
          <table:table-cell table:formula="of:=ABS([.E144])" office:value-type="float" office:value="53.6700172315492" calcext:value-type="float">
            <text:p>53.67</text:p>
          </table:table-cell>
          <table:table-cell table:formula="of:=[.F144]*[.F144]" office:value-type="float" office:value="2880.47074963479" calcext:value-type="float">
            <text:p>2,880.47</text:p>
          </table:table-cell>
          <table:table-cell table:number-columns-repeated="59"/>
        </table:table-row>
        <table:table-row table:style-name="ro2"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A145]*[.$J$3] + [.$I$3]" office:value-type="float" office:value="159.100211583068" calcext:value-type="float">
            <text:p>159.10</text:p>
          </table:table-cell>
          <table:table-cell table:formula="of:=[.D145]-[.B145]" office:value-type="float" office:value="34.8830440548074" calcext:value-type="float">
            <text:p>34.88</text:p>
          </table:table-cell>
          <table:table-cell table:formula="of:=ABS([.E145])" office:value-type="float" office:value="34.8830440548074" calcext:value-type="float">
            <text:p>34.88</text:p>
          </table:table-cell>
          <table:table-cell table:formula="of:=[.F145]*[.F145]" office:value-type="float" office:value="1216.82676252963" calcext:value-type="float">
            <text:p>1,216.83</text:p>
          </table:table-cell>
          <table:table-cell table:number-columns-repeated="59"/>
        </table:table-row>
        <table:table-row table:style-name="ro2"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A146]*[.$J$3] + [.$I$3]" office:value-type="float" office:value="193.964737022176" calcext:value-type="float">
            <text:p>193.96</text:p>
          </table:table-cell>
          <table:table-cell table:formula="of:=[.D146]-[.B146]" office:value-type="float" office:value="55.9326618368717" calcext:value-type="float">
            <text:p>55.93</text:p>
          </table:table-cell>
          <table:table-cell table:formula="of:=ABS([.E146])" office:value-type="float" office:value="55.9326618368717" calcext:value-type="float">
            <text:p>55.93</text:p>
          </table:table-cell>
          <table:table-cell table:formula="of:=[.F146]*[.F146]" office:value-type="float" office:value="3128.46266015784" calcext:value-type="float">
            <text:p>3,128.46</text:p>
          </table:table-cell>
          <table:table-cell table:number-columns-repeated="59"/>
        </table:table-row>
        <table:table-row table:style-name="ro2"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A147]*[.$J$3] + [.$I$3]" office:value-type="float" office:value="166.917109206034" calcext:value-type="float">
            <text:p>166.92</text:p>
          </table:table-cell>
          <table:table-cell table:formula="of:=[.D147]-[.B147]" office:value-type="float" office:value="35.3566256683575" calcext:value-type="float">
            <text:p>35.36</text:p>
          </table:table-cell>
          <table:table-cell table:formula="of:=ABS([.E147])" office:value-type="float" office:value="35.3566256683575" calcext:value-type="float">
            <text:p>35.36</text:p>
          </table:table-cell>
          <table:table-cell table:formula="of:=[.F147]*[.F147]" office:value-type="float" office:value="1250.09097865236" calcext:value-type="float">
            <text:p>1,250.09</text:p>
          </table:table-cell>
          <table:table-cell table:number-columns-repeated="59"/>
        </table:table-row>
        <table:table-row table:style-name="ro2"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A148]*[.$J$3] + [.$I$3]" office:value-type="float" office:value="173.574603557245" calcext:value-type="float">
            <text:p>173.57</text:p>
          </table:table-cell>
          <table:table-cell table:formula="of:=[.D148]-[.B148]" office:value-type="float" office:value="16.2641228612171" calcext:value-type="float">
            <text:p>16.26</text:p>
          </table:table-cell>
          <table:table-cell table:formula="of:=ABS([.E148])" office:value-type="float" office:value="16.2641228612171" calcext:value-type="float">
            <text:p>16.26</text:p>
          </table:table-cell>
          <table:table-cell table:formula="of:=[.F148]*[.F148]" office:value-type="float" office:value="264.521692444766" calcext:value-type="float">
            <text:p>264.52</text:p>
          </table:table-cell>
          <table:table-cell table:number-columns-repeated="59"/>
        </table:table-row>
        <table:table-row table:style-name="ro2"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A149]*[.$J$3] + [.$I$3]" office:value-type="float" office:value="81.7238073949392" calcext:value-type="float">
            <text:p>81.72</text:p>
          </table:table-cell>
          <table:table-cell table:formula="of:=[.D149]-[.B149]" office:value-type="float" office:value="-2.44688737362142" calcext:value-type="float">
            <text:p>-2.45</text:p>
          </table:table-cell>
          <table:table-cell table:formula="of:=ABS([.E149])" office:value-type="float" office:value="2.44688737362142" calcext:value-type="float">
            <text:p>2.45</text:p>
          </table:table-cell>
          <table:table-cell table:formula="of:=[.F149]*[.F149]" office:value-type="float" office:value="5.98725781918794" calcext:value-type="float">
            <text:p>5.99</text:p>
          </table:table-cell>
          <table:table-cell table:number-columns-repeated="59"/>
        </table:table-row>
        <table:table-row table:style-name="ro2"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A150]*[.$J$3] + [.$I$3]" office:value-type="float" office:value="248.164755229415" calcext:value-type="float">
            <text:p>248.16</text:p>
          </table:table-cell>
          <table:table-cell table:formula="of:=[.D150]-[.B150]" office:value-type="float" office:value="48.6560989839198" calcext:value-type="float">
            <text:p>48.66</text:p>
          </table:table-cell>
          <table:table-cell table:formula="of:=ABS([.E150])" office:value-type="float" office:value="48.6560989839198" calcext:value-type="float">
            <text:p>48.66</text:p>
          </table:table-cell>
          <table:table-cell table:formula="of:=[.F150]*[.F150]" office:value-type="float" office:value="2367.415968333" calcext:value-type="float">
            <text:p>2,367.42</text:p>
          </table:table-cell>
          <table:table-cell table:number-columns-repeated="59"/>
        </table:table-row>
        <table:table-row table:style-name="ro2"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A151]*[.$J$3] + [.$I$3]" office:value-type="float" office:value="179.857081471188" calcext:value-type="float">
            <text:p>179.86</text:p>
          </table:table-cell>
          <table:table-cell table:formula="of:=[.D151]-[.B151]" office:value-type="float" office:value="10.447436305864" calcext:value-type="float">
            <text:p>10.45</text:p>
          </table:table-cell>
          <table:table-cell table:formula="of:=ABS([.E151])" office:value-type="float" office:value="10.447436305864" calcext:value-type="float">
            <text:p>10.45</text:p>
          </table:table-cell>
          <table:table-cell table:formula="of:=[.F151]*[.F151]" office:value-type="float" office:value="109.148925365086" calcext:value-type="float">
            <text:p>109.15</text:p>
          </table:table-cell>
          <table:table-cell table:number-columns-repeated="59"/>
        </table:table-row>
        <table:table-row table:style-name="ro2"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A152]*[.$J$3] + [.$I$3]" office:value-type="float" office:value="153.128930515522" calcext:value-type="float">
            <text:p>153.13</text:p>
          </table:table-cell>
          <table:table-cell table:formula="of:=[.D152]-[.B152]" office:value-type="float" office:value="19.0006457457446" calcext:value-type="float">
            <text:p>19.00</text:p>
          </table:table-cell>
          <table:table-cell table:formula="of:=ABS([.E152])" office:value-type="float" office:value="19.0006457457446" calcext:value-type="float">
            <text:p>19.00</text:p>
          </table:table-cell>
          <table:table-cell table:formula="of:=[.F152]*[.F152]" office:value-type="float" office:value="361.024538755281" calcext:value-type="float">
            <text:p>361.02</text:p>
          </table:table-cell>
          <table:table-cell table:number-columns-repeated="59"/>
        </table:table-row>
        <table:table-row table:style-name="ro2"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A153]*[.$J$3] + [.$I$3]" office:value-type="float" office:value="185.131042973495" calcext:value-type="float">
            <text:p>185.13</text:p>
          </table:table-cell>
          <table:table-cell table:formula="of:=[.D153]-[.B153]" office:value-type="float" office:value="41.7947120562859" calcext:value-type="float">
            <text:p>41.79</text:p>
          </table:table-cell>
          <table:table-cell table:formula="of:=ABS([.E153])" office:value-type="float" office:value="41.7947120562859" calcext:value-type="float">
            <text:p>41.79</text:p>
          </table:table-cell>
          <table:table-cell table:formula="of:=[.F153]*[.F153]" office:value-type="float" office:value="1746.79795586785" calcext:value-type="float">
            <text:p>1,746.80</text:p>
          </table:table-cell>
          <table:table-cell table:number-columns-repeated="59"/>
        </table:table-row>
        <table:table-row table:style-name="ro2"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A154]*[.$J$3] + [.$I$3]" office:value-type="float" office:value="269.165625878117" calcext:value-type="float">
            <text:p>269.17</text:p>
          </table:table-cell>
          <table:table-cell table:formula="of:=[.D154]-[.B154]" office:value-type="float" office:value="79.9866146867158" calcext:value-type="float">
            <text:p>79.99</text:p>
          </table:table-cell>
          <table:table-cell table:formula="of:=ABS([.E154])" office:value-type="float" office:value="79.9866146867158" calcext:value-type="float">
            <text:p>79.99</text:p>
          </table:table-cell>
          <table:table-cell table:formula="of:=[.F154]*[.F154]" office:value-type="float" office:value="6397.85852904114" calcext:value-type="float">
            <text:p>6,397.86</text:p>
          </table:table-cell>
          <table:table-cell table:number-columns-repeated="59"/>
        </table:table-row>
        <table:table-row table:style-name="ro2"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A155]*[.$J$3] + [.$I$3]" office:value-type="float" office:value="206.7293406278" calcext:value-type="float">
            <text:p>206.73</text:p>
          </table:table-cell>
          <table:table-cell table:formula="of:=[.D155]-[.B155]" office:value-type="float" office:value="24.1832026679664" calcext:value-type="float">
            <text:p>24.18</text:p>
          </table:table-cell>
          <table:table-cell table:formula="of:=ABS([.E155])" office:value-type="float" office:value="24.1832026679664" calcext:value-type="float">
            <text:p>24.18</text:p>
          </table:table-cell>
          <table:table-cell table:formula="of:=[.F155]*[.F155]" office:value-type="float" office:value="584.827291279938" calcext:value-type="float">
            <text:p>584.83</text:p>
          </table:table-cell>
          <table:table-cell table:number-columns-repeated="59"/>
        </table:table-row>
        <table:table-row table:style-name="ro2"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A156]*[.$J$3] + [.$I$3]" office:value-type="float" office:value="123.780544179316" calcext:value-type="float">
            <text:p>123.78</text:p>
          </table:table-cell>
          <table:table-cell table:formula="of:=[.D156]-[.B156]" office:value-type="float" office:value="11.8056700715126" calcext:value-type="float">
            <text:p>11.81</text:p>
          </table:table-cell>
          <table:table-cell table:formula="of:=ABS([.E156])" office:value-type="float" office:value="11.8056700715126" calcext:value-type="float">
            <text:p>11.81</text:p>
          </table:table-cell>
          <table:table-cell table:formula="of:=[.F156]*[.F156]" office:value-type="float" office:value="139.373845837408" calcext:value-type="float">
            <text:p>139.37</text:p>
          </table:table-cell>
          <table:table-cell table:number-columns-repeated="59"/>
        </table:table-row>
        <table:table-row table:style-name="ro2"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A157]*[.$J$3] + [.$I$3]" office:value-type="float" office:value="175.690283360441" calcext:value-type="float">
            <text:p>175.69</text:p>
          </table:table-cell>
          <table:table-cell table:formula="of:=[.D157]-[.B157]" office:value-type="float" office:value="56.3609531737807" calcext:value-type="float">
            <text:p>56.36</text:p>
          </table:table-cell>
          <table:table-cell table:formula="of:=ABS([.E157])" office:value-type="float" office:value="56.3609531737807" calcext:value-type="float">
            <text:p>56.36</text:p>
          </table:table-cell>
          <table:table-cell table:formula="of:=[.F157]*[.F157]" office:value-type="float" office:value="3176.5570426571" calcext:value-type="float">
            <text:p>3,176.56</text:p>
          </table:table-cell>
          <table:table-cell table:number-columns-repeated="59"/>
        </table:table-row>
        <table:table-row table:style-name="ro2"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A158]*[.$J$3] + [.$I$3]" office:value-type="float" office:value="141.811863196535" calcext:value-type="float">
            <text:p>141.81</text:p>
          </table:table-cell>
          <table:table-cell table:formula="of:=[.D158]-[.B158]" office:value-type="float" office:value="20.1968630373288" calcext:value-type="float">
            <text:p>20.20</text:p>
          </table:table-cell>
          <table:table-cell table:formula="of:=ABS([.E158])" office:value-type="float" office:value="20.1968630373288" calcext:value-type="float">
            <text:p>20.20</text:p>
          </table:table-cell>
          <table:table-cell table:formula="of:=[.F158]*[.F158]" office:value-type="float" office:value="407.913276548617" calcext:value-type="float">
            <text:p>407.91</text:p>
          </table:table-cell>
          <table:table-cell table:number-columns-repeated="59"/>
        </table:table-row>
        <table:table-row table:style-name="ro2"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A159]*[.$J$3] + [.$I$3]" office:value-type="float" office:value="254.21469167738" calcext:value-type="float">
            <text:p>254.21</text:p>
          </table:table-cell>
          <table:table-cell table:formula="of:=[.D159]-[.B159]" office:value-type="float" office:value="53.3775907544984" calcext:value-type="float">
            <text:p>53.38</text:p>
          </table:table-cell>
          <table:table-cell table:formula="of:=ABS([.E159])" office:value-type="float" office:value="53.3775907544984" calcext:value-type="float">
            <text:p>53.38</text:p>
          </table:table-cell>
          <table:table-cell table:formula="of:=[.F159]*[.F159]" office:value-type="float" office:value="2849.16719475471" calcext:value-type="float">
            <text:p>2,849.17</text:p>
          </table:table-cell>
          <table:table-cell table:number-columns-repeated="59"/>
        </table:table-row>
        <table:table-row table:style-name="ro2"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A160]*[.$J$3] + [.$I$3]" office:value-type="float" office:value="202.647881343088" calcext:value-type="float">
            <text:p>202.65</text:p>
          </table:table-cell>
          <table:table-cell table:formula="of:=[.D160]-[.B160]" office:value-type="float" office:value="39.7754278947765" calcext:value-type="float">
            <text:p>39.78</text:p>
          </table:table-cell>
          <table:table-cell table:formula="of:=ABS([.E160])" office:value-type="float" office:value="39.7754278947765" calcext:value-type="float">
            <text:p>39.78</text:p>
          </table:table-cell>
          <table:table-cell table:formula="of:=[.F160]*[.F160]" office:value-type="float" office:value="1582.08466421257" calcext:value-type="float">
            <text:p>1,582.08</text:p>
          </table:table-cell>
          <table:table-cell table:number-columns-repeated="59"/>
        </table:table-row>
        <table:table-row table:style-name="ro2"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A161]*[.$J$3] + [.$I$3]" office:value-type="float" office:value="259.261750169465" calcext:value-type="float">
            <text:p>259.26</text:p>
          </table:table-cell>
          <table:table-cell table:formula="of:=[.D161]-[.B161]" office:value-type="float" office:value="66.8338365561079" calcext:value-type="float">
            <text:p>66.83</text:p>
          </table:table-cell>
          <table:table-cell table:formula="of:=ABS([.E161])" office:value-type="float" office:value="66.8338365561079" calcext:value-type="float">
            <text:p>66.83</text:p>
          </table:table-cell>
          <table:table-cell table:formula="of:=[.F161]*[.F161]" office:value-type="float" office:value="4466.76170880855" calcext:value-type="float">
            <text:p>4,466.76</text:p>
          </table:table-cell>
          <table:table-cell table:number-columns-repeated="59"/>
        </table:table-row>
        <table:table-row table:style-name="ro2"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A162]*[.$J$3] + [.$I$3]" office:value-type="float" office:value="257.222098839686" calcext:value-type="float">
            <text:p>257.22</text:p>
          </table:table-cell>
          <table:table-cell table:formula="of:=[.D162]-[.B162]" office:value-type="float" office:value="43.8843255309244" calcext:value-type="float">
            <text:p>43.88</text:p>
          </table:table-cell>
          <table:table-cell table:formula="of:=ABS([.E162])" office:value-type="float" office:value="43.8843255309244" calcext:value-type="float">
            <text:p>43.88</text:p>
          </table:table-cell>
          <table:table-cell table:formula="of:=[.F162]*[.F162]" office:value-type="float" office:value="1925.83402730414" calcext:value-type="float">
            <text:p>1,925.83</text:p>
          </table:table-cell>
          <table:table-cell table:number-columns-repeated="59"/>
        </table:table-row>
        <table:table-row table:style-name="ro2"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A163]*[.$J$3] + [.$I$3]" office:value-type="float" office:value="250.387393343163" calcext:value-type="float">
            <text:p>250.39</text:p>
          </table:table-cell>
          <table:table-cell table:formula="of:=[.D163]-[.B163]" office:value-type="float" office:value="35.4059994635215" calcext:value-type="float">
            <text:p>35.41</text:p>
          </table:table-cell>
          <table:table-cell table:formula="of:=ABS([.E163])" office:value-type="float" office:value="35.4059994635215" calcext:value-type="float">
            <text:p>35.41</text:p>
          </table:table-cell>
          <table:table-cell table:formula="of:=[.F163]*[.F163]" office:value-type="float" office:value="1253.58479801088" calcext:value-type="float">
            <text:p>1,253.58</text:p>
          </table:table-cell>
          <table:table-cell table:number-columns-repeated="59"/>
        </table:table-row>
        <table:table-row table:style-name="ro2"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A164]*[.$J$3] + [.$I$3]" office:value-type="float" office:value="221.993288341794" calcext:value-type="float">
            <text:p>221.99</text:p>
          </table:table-cell>
          <table:table-cell table:formula="of:=[.D164]-[.B164]" office:value-type="float" office:value="37.332651262337" calcext:value-type="float">
            <text:p>37.33</text:p>
          </table:table-cell>
          <table:table-cell table:formula="of:=ABS([.E164])" office:value-type="float" office:value="37.332651262337" calcext:value-type="float">
            <text:p>37.33</text:p>
          </table:table-cell>
          <table:table-cell table:formula="of:=[.F164]*[.F164]" office:value-type="float" office:value="1393.72685027528" calcext:value-type="float">
            <text:p>1,393.73</text:p>
          </table:table-cell>
          <table:table-cell table:number-columns-repeated="59"/>
        </table:table-row>
        <table:table-row table:style-name="ro2"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A165]*[.$J$3] + [.$I$3]" office:value-type="float" office:value="277.968958172538" calcext:value-type="float">
            <text:p>277.97</text:p>
          </table:table-cell>
          <table:table-cell table:formula="of:=[.D165]-[.B165]" office:value-type="float" office:value="64.4594659153711" calcext:value-type="float">
            <text:p>64.46</text:p>
          </table:table-cell>
          <table:table-cell table:formula="of:=ABS([.E165])" office:value-type="float" office:value="64.4594659153711" calcext:value-type="float">
            <text:p>64.46</text:p>
          </table:table-cell>
          <table:table-cell table:formula="of:=[.F165]*[.F165]" office:value-type="float" office:value="4155.02274609489" calcext:value-type="float">
            <text:p>4,155.02</text:p>
          </table:table-cell>
          <table:table-cell table:number-columns-repeated="59"/>
        </table:table-row>
        <table:table-row table:style-name="ro2"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A166]*[.$J$3] + [.$I$3]" office:value-type="float" office:value="158.153978997685" calcext:value-type="float">
            <text:p>158.15</text:p>
          </table:table-cell>
          <table:table-cell table:formula="of:=[.D166]-[.B166]" office:value-type="float" office:value="16.8878794152511" calcext:value-type="float">
            <text:p>16.89</text:p>
          </table:table-cell>
          <table:table-cell table:formula="of:=ABS([.E166])" office:value-type="float" office:value="16.8878794152511" calcext:value-type="float">
            <text:p>16.89</text:p>
          </table:table-cell>
          <table:table-cell table:formula="of:=[.F166]*[.F166]" office:value-type="float" office:value="285.200471144063" calcext:value-type="float">
            <text:p>285.20</text:p>
          </table:table-cell>
          <table:table-cell table:number-columns-repeated="59"/>
        </table:table-row>
        <table:table-row table:style-name="ro2"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A167]*[.$J$3] + [.$I$3]" office:value-type="float" office:value="138.301093483654" calcext:value-type="float">
            <text:p>138.30</text:p>
          </table:table-cell>
          <table:table-cell table:formula="of:=[.D167]-[.B167]" office:value-type="float" office:value="4.77258577953063" calcext:value-type="float">
            <text:p>4.77</text:p>
          </table:table-cell>
          <table:table-cell table:formula="of:=ABS([.E167])" office:value-type="float" office:value="4.77258577953063" calcext:value-type="float">
            <text:p>4.77</text:p>
          </table:table-cell>
          <table:table-cell table:formula="of:=[.F167]*[.F167]" office:value-type="float" office:value="22.777575022978" calcext:value-type="float">
            <text:p>22.78</text:p>
          </table:table-cell>
          <table:table-cell table:number-columns-repeated="59"/>
        </table:table-row>
        <table:table-row table:style-name="ro2"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A168]*[.$J$3] + [.$I$3]" office:value-type="float" office:value="228.526399498854" calcext:value-type="float">
            <text:p>228.53</text:p>
          </table:table-cell>
          <table:table-cell table:formula="of:=[.D168]-[.B168]" office:value-type="float" office:value="47.1493844792529" calcext:value-type="float">
            <text:p>47.15</text:p>
          </table:table-cell>
          <table:table-cell table:formula="of:=ABS([.E168])" office:value-type="float" office:value="47.1493844792529" calcext:value-type="float">
            <text:p>47.15</text:p>
          </table:table-cell>
          <table:table-cell table:formula="of:=[.F168]*[.F168]" office:value-type="float" office:value="2223.06445677242" calcext:value-type="float">
            <text:p>2,223.06</text:p>
          </table:table-cell>
          <table:table-cell table:number-columns-repeated="59"/>
        </table:table-row>
        <table:table-row table:style-name="ro2"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A169]*[.$J$3] + [.$I$3]" office:value-type="float" office:value="202.76389816007" calcext:value-type="float">
            <text:p>202.76</text:p>
          </table:table-cell>
          <table:table-cell table:formula="of:=[.D169]-[.B169]" office:value-type="float" office:value="25.1904517043974" calcext:value-type="float">
            <text:p>25.19</text:p>
          </table:table-cell>
          <table:table-cell table:formula="of:=ABS([.E169])" office:value-type="float" office:value="25.1904517043974" calcext:value-type="float">
            <text:p>25.19</text:p>
          </table:table-cell>
          <table:table-cell table:formula="of:=[.F169]*[.F169]" office:value-type="float" office:value="634.558857071579" calcext:value-type="float">
            <text:p>634.56</text:p>
          </table:table-cell>
          <table:table-cell table:number-columns-repeated="59"/>
        </table:table-row>
        <table:table-row table:style-name="ro2"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A170]*[.$J$3] + [.$I$3]" office:value-type="float" office:value="216.065148026196" calcext:value-type="float">
            <text:p>216.07</text:p>
          </table:table-cell>
          <table:table-cell table:formula="of:=[.D170]-[.B170]" office:value-type="float" office:value="21.3109587907841" calcext:value-type="float">
            <text:p>21.31</text:p>
          </table:table-cell>
          <table:table-cell table:formula="of:=ABS([.E170])" office:value-type="float" office:value="21.3109587907841" calcext:value-type="float">
            <text:p>21.31</text:p>
          </table:table-cell>
          <table:table-cell table:formula="of:=[.F170]*[.F170]" office:value-type="float" office:value="454.156964582497" calcext:value-type="float">
            <text:p>454.16</text:p>
          </table:table-cell>
          <table:table-cell table:number-columns-repeated="59"/>
        </table:table-row>
        <table:table-row table:style-name="ro2"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A171]*[.$J$3] + [.$I$3]" office:value-type="float" office:value="210.379884629719" calcext:value-type="float">
            <text:p>210.38</text:p>
          </table:table-cell>
          <table:table-cell table:formula="of:=[.D171]-[.B171]" office:value-type="float" office:value="46.3755318345983" calcext:value-type="float">
            <text:p>46.38</text:p>
          </table:table-cell>
          <table:table-cell table:formula="of:=ABS([.E171])" office:value-type="float" office:value="46.3755318345983" calcext:value-type="float">
            <text:p>46.38</text:p>
          </table:table-cell>
          <table:table-cell table:formula="of:=[.F171]*[.F171]" office:value-type="float" office:value="2150.68995294184" calcext:value-type="float">
            <text:p>2,150.69</text:p>
          </table:table-cell>
          <table:table-cell table:number-columns-repeated="59"/>
        </table:table-row>
        <table:table-row table:style-name="ro2"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A172]*[.$J$3] + [.$I$3]" office:value-type="float" office:value="172.899279014574" calcext:value-type="float">
            <text:p>172.90</text:p>
          </table:table-cell>
          <table:table-cell table:formula="of:=[.D172]-[.B172]" office:value-type="float" office:value="18.2582374058009" calcext:value-type="float">
            <text:p>18.26</text:p>
          </table:table-cell>
          <table:table-cell table:formula="of:=ABS([.E172])" office:value-type="float" office:value="18.2582374058009" calcext:value-type="float">
            <text:p>18.26</text:p>
          </table:table-cell>
          <table:table-cell table:formula="of:=[.F172]*[.F172]" office:value-type="float" office:value="333.363233166589" calcext:value-type="float">
            <text:p>333.36</text:p>
          </table:table-cell>
          <table:table-cell table:number-columns-repeated="59"/>
        </table:table-row>
        <table:table-row table:style-name="ro2"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A173]*[.$J$3] + [.$I$3]" office:value-type="float" office:value="138.983695561724" calcext:value-type="float">
            <text:p>138.98</text:p>
          </table:table-cell>
          <table:table-cell table:formula="of:=[.D173]-[.B173]" office:value-type="float" office:value="-1.6020219946696" calcext:value-type="float">
            <text:p>-1.60</text:p>
          </table:table-cell>
          <table:table-cell table:formula="of:=ABS([.E173])" office:value-type="float" office:value="1.6020219946696" calcext:value-type="float">
            <text:p>1.60</text:p>
          </table:table-cell>
          <table:table-cell table:formula="of:=[.F173]*[.F173]" office:value-type="float" office:value="2.56647447140516" calcext:value-type="float">
            <text:p>2.57</text:p>
          </table:table-cell>
          <table:table-cell table:number-columns-repeated="59"/>
        </table:table-row>
        <table:table-row table:style-name="ro2"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A174]*[.$J$3] + [.$I$3]" office:value-type="float" office:value="233.651848549943" calcext:value-type="float">
            <text:p>233.65</text:p>
          </table:table-cell>
          <table:table-cell table:formula="of:=[.D174]-[.B174]" office:value-type="float" office:value="54.6703848194948" calcext:value-type="float">
            <text:p>54.67</text:p>
          </table:table-cell>
          <table:table-cell table:formula="of:=ABS([.E174])" office:value-type="float" office:value="54.6703848194948" calcext:value-type="float">
            <text:p>54.67</text:p>
          </table:table-cell>
          <table:table-cell table:formula="of:=[.F174]*[.F174]" office:value-type="float" office:value="2988.85097631164" calcext:value-type="float">
            <text:p>2,988.85</text:p>
          </table:table-cell>
          <table:table-cell table:number-columns-repeated="59"/>
        </table:table-row>
        <table:table-row table:style-name="ro2"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A175]*[.$J$3] + [.$I$3]" office:value-type="float" office:value="195.449307167371" calcext:value-type="float">
            <text:p>195.45</text:p>
          </table:table-cell>
          <table:table-cell table:formula="of:=[.D175]-[.B175]" office:value-type="float" office:value="26.5437352442862" calcext:value-type="float">
            <text:p>26.54</text:p>
          </table:table-cell>
          <table:table-cell table:formula="of:=ABS([.E175])" office:value-type="float" office:value="26.5437352442862" calcext:value-type="float">
            <text:p>26.54</text:p>
          </table:table-cell>
          <table:table-cell table:formula="of:=[.F175]*[.F175]" office:value-type="float" office:value="704.569880718762" calcext:value-type="float">
            <text:p>704.57</text:p>
          </table:table-cell>
          <table:table-cell table:number-columns-repeated="59"/>
        </table:table-row>
        <table:table-row table:style-name="ro2"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A176]*[.$J$3] + [.$I$3]" office:value-type="float" office:value="189.905342313185" calcext:value-type="float">
            <text:p>189.91</text:p>
          </table:table-cell>
          <table:table-cell table:formula="of:=[.D176]-[.B176]" office:value-type="float" office:value="33.1011272741957" calcext:value-type="float">
            <text:p>33.10</text:p>
          </table:table-cell>
          <table:table-cell table:formula="of:=ABS([.E176])" office:value-type="float" office:value="33.1011272741957" calcext:value-type="float">
            <text:p>33.10</text:p>
          </table:table-cell>
          <table:table-cell table:formula="of:=[.F176]*[.F176]" office:value-type="float" office:value="1095.6846268225" calcext:value-type="float">
            <text:p>1,095.68</text:p>
          </table:table-cell>
          <table:table-cell table:number-columns-repeated="59"/>
        </table:table-row>
        <table:table-row table:style-name="ro2"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A177]*[.$J$3] + [.$I$3]" office:value-type="float" office:value="174.729941796196" calcext:value-type="float">
            <text:p>174.73</text:p>
          </table:table-cell>
          <table:table-cell table:formula="of:=[.D177]-[.B177]" office:value-type="float" office:value="12.8401726545166" calcext:value-type="float">
            <text:p>12.84</text:p>
          </table:table-cell>
          <table:table-cell table:formula="of:=ABS([.E177])" office:value-type="float" office:value="12.8401726545166" calcext:value-type="float">
            <text:p>12.84</text:p>
          </table:table-cell>
          <table:table-cell table:formula="of:=[.F177]*[.F177]" office:value-type="float" office:value="164.870033797795" calcext:value-type="float">
            <text:p>164.87</text:p>
          </table:table-cell>
          <table:table-cell table:number-columns-repeated="59"/>
        </table:table-row>
        <table:table-row table:style-name="ro2"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A178]*[.$J$3] + [.$I$3]" office:value-type="float" office:value="174.6767812009" calcext:value-type="float">
            <text:p>174.68</text:p>
          </table:table-cell>
          <table:table-cell table:formula="of:=[.D178]-[.B178]" office:value-type="float" office:value="28.2652395057966" calcext:value-type="float">
            <text:p>28.27</text:p>
          </table:table-cell>
          <table:table-cell table:formula="of:=ABS([.E178])" office:value-type="float" office:value="28.2652395057966" calcext:value-type="float">
            <text:p>28.27</text:p>
          </table:table-cell>
          <table:table-cell table:formula="of:=[.F178]*[.F178]" office:value-type="float" office:value="798.923764320047" calcext:value-type="float">
            <text:p>798.92</text:p>
          </table:table-cell>
          <table:table-cell table:number-columns-repeated="59"/>
        </table:table-row>
        <table:table-row table:style-name="ro2"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A179]*[.$J$3] + [.$I$3]" office:value-type="float" office:value="254.315537395158" calcext:value-type="float">
            <text:p>254.32</text:p>
          </table:table-cell>
          <table:table-cell table:formula="of:=[.D179]-[.B179]" office:value-type="float" office:value="48.1193573386519" calcext:value-type="float">
            <text:p>48.12</text:p>
          </table:table-cell>
          <table:table-cell table:formula="of:=ABS([.E179])" office:value-type="float" office:value="48.1193573386519" calcext:value-type="float">
            <text:p>48.12</text:p>
          </table:table-cell>
          <table:table-cell table:formula="of:=[.F179]*[.F179]" office:value-type="float" office:value="2315.47255068487" calcext:value-type="float">
            <text:p>2,315.47</text:p>
          </table:table-cell>
          <table:table-cell table:number-columns-repeated="59"/>
        </table:table-row>
        <table:table-row table:style-name="ro2"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A180]*[.$J$3] + [.$I$3]" office:value-type="float" office:value="80.846201662506" calcext:value-type="float">
            <text:p>80.85</text:p>
          </table:table-cell>
          <table:table-cell table:formula="of:=[.D180]-[.B180]" office:value-type="float" office:value="-10.7592355675459" calcext:value-type="float">
            <text:p>-10.76</text:p>
          </table:table-cell>
          <table:table-cell table:formula="of:=ABS([.E180])" office:value-type="float" office:value="10.7592355675459" calcext:value-type="float">
            <text:p>10.76</text:p>
          </table:table-cell>
          <table:table-cell table:formula="of:=[.F180]*[.F180]" office:value-type="float" office:value="115.761149997944" calcext:value-type="float">
            <text:p>115.76</text:p>
          </table:table-cell>
          <table:table-cell table:number-columns-repeated="59"/>
        </table:table-row>
        <table:table-row table:style-name="ro2"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A181]*[.$J$3] + [.$I$3]" office:value-type="float" office:value="178.685102491256" calcext:value-type="float">
            <text:p>178.69</text:p>
          </table:table-cell>
          <table:table-cell table:formula="of:=[.D181]-[.B181]" office:value-type="float" office:value="21.4358133107733" calcext:value-type="float">
            <text:p>21.44</text:p>
          </table:table-cell>
          <table:table-cell table:formula="of:=ABS([.E181])" office:value-type="float" office:value="21.4358133107733" calcext:value-type="float">
            <text:p>21.44</text:p>
          </table:table-cell>
          <table:table-cell table:formula="of:=[.F181]*[.F181]" office:value-type="float" office:value="459.494092294326" calcext:value-type="float">
            <text:p>459.49</text:p>
          </table:table-cell>
          <table:table-cell table:number-columns-repeated="59"/>
        </table:table-row>
        <table:table-row table:style-name="ro2"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A182]*[.$J$3] + [.$I$3]" office:value-type="float" office:value="196.218495832922" calcext:value-type="float">
            <text:p>196.22</text:p>
          </table:table-cell>
          <table:table-cell table:formula="of:=[.D182]-[.B182]" office:value-type="float" office:value="24.2547034025264" calcext:value-type="float">
            <text:p>24.25</text:p>
          </table:table-cell>
          <table:table-cell table:formula="of:=ABS([.E182])" office:value-type="float" office:value="24.2547034025264" calcext:value-type="float">
            <text:p>24.25</text:p>
          </table:table-cell>
          <table:table-cell table:formula="of:=[.F182]*[.F182]" office:value-type="float" office:value="588.290637144524" calcext:value-type="float">
            <text:p>588.29</text:p>
          </table:table-cell>
          <table:table-cell table:number-columns-repeated="59"/>
        </table:table-row>
        <table:table-row table:style-name="ro2"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A183]*[.$J$3] + [.$I$3]" office:value-type="float" office:value="193.124555364722" calcext:value-type="float">
            <text:p>193.12</text:p>
          </table:table-cell>
          <table:table-cell table:formula="of:=[.D183]-[.B183]" office:value-type="float" office:value="61.9744410006894" calcext:value-type="float">
            <text:p>61.97</text:p>
          </table:table-cell>
          <table:table-cell table:formula="of:=ABS([.E183])" office:value-type="float" office:value="61.9744410006894" calcext:value-type="float">
            <text:p>61.97</text:p>
          </table:table-cell>
          <table:table-cell table:formula="of:=[.F183]*[.F183]" office:value-type="float" office:value="3840.83133734793" calcext:value-type="float">
            <text:p>3,840.83</text:p>
          </table:table-cell>
          <table:table-cell table:number-columns-repeated="59"/>
        </table:table-row>
        <table:table-row table:style-name="ro2"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A184]*[.$J$3] + [.$I$3]" office:value-type="float" office:value="229.41188853487" calcext:value-type="float">
            <text:p>229.41</text:p>
          </table:table-cell>
          <table:table-cell table:formula="of:=[.D184]-[.B184]" office:value-type="float" office:value="31.9200864284216" calcext:value-type="float">
            <text:p>31.92</text:p>
          </table:table-cell>
          <table:table-cell table:formula="of:=ABS([.E184])" office:value-type="float" office:value="31.9200864284216" calcext:value-type="float">
            <text:p>31.92</text:p>
          </table:table-cell>
          <table:table-cell table:formula="of:=[.F184]*[.F184]" office:value-type="float" office:value="1018.8919175979" calcext:value-type="float">
            <text:p>1,018.89</text:p>
          </table:table-cell>
          <table:table-cell table:number-columns-repeated="59"/>
        </table:table-row>
        <table:table-row table:style-name="ro2"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A185]*[.$J$3] + [.$I$3]" office:value-type="float" office:value="271.171955376568" calcext:value-type="float">
            <text:p>271.17</text:p>
          </table:table-cell>
          <table:table-cell table:formula="of:=[.D185]-[.B185]" office:value-type="float" office:value="66.0764152116087" calcext:value-type="float">
            <text:p>66.08</text:p>
          </table:table-cell>
          <table:table-cell table:formula="of:=ABS([.E185])" office:value-type="float" office:value="66.0764152116087" calcext:value-type="float">
            <text:p>66.08</text:p>
          </table:table-cell>
          <table:table-cell table:formula="of:=[.F185]*[.F185]" office:value-type="float" office:value="4366.09264721691" calcext:value-type="float">
            <text:p>4,366.09</text:p>
          </table:table-cell>
          <table:table-cell table:number-columns-repeated="59"/>
        </table:table-row>
        <table:table-row table:style-name="ro2"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A186]*[.$J$3] + [.$I$3]" office:value-type="float" office:value="176.46669354018" calcext:value-type="float">
            <text:p>176.47</text:p>
          </table:table-cell>
          <table:table-cell table:formula="of:=[.D186]-[.B186]" office:value-type="float" office:value="28.5151866470679" calcext:value-type="float">
            <text:p>28.52</text:p>
          </table:table-cell>
          <table:table-cell table:formula="of:=ABS([.E186])" office:value-type="float" office:value="28.5151866470679" calcext:value-type="float">
            <text:p>28.52</text:p>
          </table:table-cell>
          <table:table-cell table:formula="of:=[.F186]*[.F186]" office:value-type="float" office:value="813.11586951712" calcext:value-type="float">
            <text:p>813.12</text:p>
          </table:table-cell>
          <table:table-cell table:number-columns-repeated="59"/>
        </table:table-row>
        <table:table-row table:style-name="ro2"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A187]*[.$J$3] + [.$I$3]" office:value-type="float" office:value="172.100457994348" calcext:value-type="float">
            <text:p>172.10</text:p>
          </table:table-cell>
          <table:table-cell table:formula="of:=[.D187]-[.B187]" office:value-type="float" office:value="33.8031820203166" calcext:value-type="float">
            <text:p>33.80</text:p>
          </table:table-cell>
          <table:table-cell table:formula="of:=ABS([.E187])" office:value-type="float" office:value="33.8031820203166" calcext:value-type="float">
            <text:p>33.80</text:p>
          </table:table-cell>
          <table:table-cell table:formula="of:=[.F187]*[.F187]" office:value-type="float" office:value="1142.65511469866" calcext:value-type="float">
            <text:p>1,142.66</text:p>
          </table:table-cell>
          <table:table-cell table:number-columns-repeated="59"/>
        </table:table-row>
        <table:table-row table:style-name="ro2"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A188]*[.$J$3] + [.$I$3]" office:value-type="float" office:value="180.720140886986" calcext:value-type="float">
            <text:p>180.72</text:p>
          </table:table-cell>
          <table:table-cell table:formula="of:=[.D188]-[.B188]" office:value-type="float" office:value="35.9611764520594" calcext:value-type="float">
            <text:p>35.96</text:p>
          </table:table-cell>
          <table:table-cell table:formula="of:=ABS([.E188])" office:value-type="float" office:value="35.9611764520594" calcext:value-type="float">
            <text:p>35.96</text:p>
          </table:table-cell>
          <table:table-cell table:formula="of:=[.F188]*[.F188]" office:value-type="float" office:value="1293.20621181615" calcext:value-type="float">
            <text:p>1,293.21</text:p>
          </table:table-cell>
          <table:table-cell table:number-columns-repeated="59"/>
        </table:table-row>
        <table:table-row table:style-name="ro2"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A189]*[.$J$3] + [.$I$3]" office:value-type="float" office:value="232.064851535536" calcext:value-type="float">
            <text:p>232.06</text:p>
          </table:table-cell>
          <table:table-cell table:formula="of:=[.D189]-[.B189]" office:value-type="float" office:value="40.6191972545716" calcext:value-type="float">
            <text:p>40.62</text:p>
          </table:table-cell>
          <table:table-cell table:formula="of:=ABS([.E189])" office:value-type="float" office:value="40.6191972545716" calcext:value-type="float">
            <text:p>40.62</text:p>
          </table:table-cell>
          <table:table-cell table:formula="of:=[.F189]*[.F189]" office:value-type="float" office:value="1649.9191856058" calcext:value-type="float">
            <text:p>1,649.92</text:p>
          </table:table-cell>
          <table:table-cell table:number-columns-repeated="59"/>
        </table:table-row>
        <table:table-row table:style-name="ro2"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A190]*[.$J$3] + [.$I$3]" office:value-type="float" office:value="151.630128232682" calcext:value-type="float">
            <text:p>151.63</text:p>
          </table:table-cell>
          <table:table-cell table:formula="of:=[.D190]-[.B190]" office:value-type="float" office:value="17.2112660101484" calcext:value-type="float">
            <text:p>17.21</text:p>
          </table:table-cell>
          <table:table-cell table:formula="of:=ABS([.E190])" office:value-type="float" office:value="17.2112660101484" calcext:value-type="float">
            <text:p>17.21</text:p>
          </table:table-cell>
          <table:table-cell table:formula="of:=[.F190]*[.F190]" office:value-type="float" office:value="296.22767767209" calcext:value-type="float">
            <text:p>296.23</text:p>
          </table:table-cell>
          <table:table-cell table:number-columns-repeated="59"/>
        </table:table-row>
        <table:table-row table:style-name="ro2"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A191]*[.$J$3] + [.$I$3]" office:value-type="float" office:value="184.858582592014" calcext:value-type="float">
            <text:p>184.86</text:p>
          </table:table-cell>
          <table:table-cell table:formula="of:=[.D191]-[.B191]" office:value-type="float" office:value="40.8326414284476" calcext:value-type="float">
            <text:p>40.83</text:p>
          </table:table-cell>
          <table:table-cell table:formula="of:=ABS([.E191])" office:value-type="float" office:value="40.8326414284476" calcext:value-type="float">
            <text:p>40.83</text:p>
          </table:table-cell>
          <table:table-cell table:formula="of:=[.F191]*[.F191]" office:value-type="float" office:value="1667.30460602418" calcext:value-type="float">
            <text:p>1,667.30</text:p>
          </table:table-cell>
          <table:table-cell table:number-columns-repeated="59"/>
        </table:table-row>
        <table:table-row table:style-name="ro2"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A192]*[.$J$3] + [.$I$3]" office:value-type="float" office:value="163.353733391167" calcext:value-type="float">
            <text:p>163.35</text:p>
          </table:table-cell>
          <table:table-cell table:formula="of:=[.D192]-[.B192]" office:value-type="float" office:value="7.92048683006021" calcext:value-type="float">
            <text:p>7.92</text:p>
          </table:table-cell>
          <table:table-cell table:formula="of:=ABS([.E192])" office:value-type="float" office:value="7.92048683006021" calcext:value-type="float">
            <text:p>7.92</text:p>
          </table:table-cell>
          <table:table-cell table:formula="of:=[.F192]*[.F192]" office:value-type="float" office:value="62.7341116251573" calcext:value-type="float">
            <text:p>62.73</text:p>
          </table:table-cell>
          <table:table-cell table:number-columns-repeated="59"/>
        </table:table-row>
        <table:table-row table:style-name="ro2"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A193]*[.$J$3] + [.$I$3]" office:value-type="float" office:value="224.158484223884" calcext:value-type="float">
            <text:p>224.16</text:p>
          </table:table-cell>
          <table:table-cell table:formula="of:=[.D193]-[.B193]" office:value-type="float" office:value="28.0068614002834" calcext:value-type="float">
            <text:p>28.01</text:p>
          </table:table-cell>
          <table:table-cell table:formula="of:=ABS([.E193])" office:value-type="float" office:value="28.0068614002834" calcext:value-type="float">
            <text:p>28.01</text:p>
          </table:table-cell>
          <table:table-cell table:formula="of:=[.F193]*[.F193]" office:value-type="float" office:value="784.384285494687" calcext:value-type="float">
            <text:p>784.38</text:p>
          </table:table-cell>
          <table:table-cell table:number-columns-repeated="59"/>
        </table:table-row>
        <table:table-row table:style-name="ro2"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A194]*[.$J$3] + [.$I$3]" office:value-type="float" office:value="127.683194310371" calcext:value-type="float">
            <text:p>127.68</text:p>
          </table:table-cell>
          <table:table-cell table:formula="of:=[.D194]-[.B194]" office:value-type="float" office:value="9.54646734922483" calcext:value-type="float">
            <text:p>9.55</text:p>
          </table:table-cell>
          <table:table-cell table:formula="of:=ABS([.E194])" office:value-type="float" office:value="9.54646734922483" calcext:value-type="float">
            <text:p>9.55</text:p>
          </table:table-cell>
          <table:table-cell table:formula="of:=[.F194]*[.F194]" office:value-type="float" office:value="91.1350388498157" calcext:value-type="float">
            <text:p>91.14</text:p>
          </table:table-cell>
          <table:table-cell table:number-columns-repeated="59"/>
        </table:table-row>
        <table:table-row table:style-name="ro2"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A195]*[.$J$3] + [.$I$3]" office:value-type="float" office:value="145.956816394962" calcext:value-type="float">
            <text:p>145.96</text:p>
          </table:table-cell>
          <table:table-cell table:formula="of:=[.D195]-[.B195]" office:value-type="float" office:value="37.7061800887281" calcext:value-type="float">
            <text:p>37.71</text:p>
          </table:table-cell>
          <table:table-cell table:formula="of:=ABS([.E195])" office:value-type="float" office:value="37.7061800887281" calcext:value-type="float">
            <text:p>37.71</text:p>
          </table:table-cell>
          <table:table-cell table:formula="of:=[.F195]*[.F195]" office:value-type="float" office:value="1421.75601688359" calcext:value-type="float">
            <text:p>1,421.76</text:p>
          </table:table-cell>
          <table:table-cell table:number-columns-repeated="59"/>
        </table:table-row>
        <table:table-row table:style-name="ro2"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A196]*[.$J$3] + [.$I$3]" office:value-type="float" office:value="173.604782823777" calcext:value-type="float">
            <text:p>173.60</text:p>
          </table:table-cell>
          <table:table-cell table:formula="of:=[.D196]-[.B196]" office:value-type="float" office:value="29.9414005365745" calcext:value-type="float">
            <text:p>29.94</text:p>
          </table:table-cell>
          <table:table-cell table:formula="of:=ABS([.E196])" office:value-type="float" office:value="29.9414005365745" calcext:value-type="float">
            <text:p>29.94</text:p>
          </table:table-cell>
          <table:table-cell table:formula="of:=[.F196]*[.F196]" office:value-type="float" office:value="896.487466091585" calcext:value-type="float">
            <text:p>896.49</text:p>
          </table:table-cell>
          <table:table-cell table:number-columns-repeated="59"/>
        </table:table-row>
        <table:table-row table:style-name="ro2"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A197]*[.$J$3] + [.$I$3]" office:value-type="float" office:value="132.918499841592" calcext:value-type="float">
            <text:p>132.92</text:p>
          </table:table-cell>
          <table:table-cell table:formula="of:=[.D197]-[.B197]" office:value-type="float" office:value="1.58205632012707" calcext:value-type="float">
            <text:p>1.58</text:p>
          </table:table-cell>
          <table:table-cell table:formula="of:=ABS([.E197])" office:value-type="float" office:value="1.58205632012707" calcext:value-type="float">
            <text:p>1.58</text:p>
          </table:table-cell>
          <table:table-cell table:formula="of:=[.F197]*[.F197]" office:value-type="float" office:value="2.50290220005399" calcext:value-type="float">
            <text:p>2.50</text:p>
          </table:table-cell>
          <table:table-cell table:number-columns-repeated="59"/>
        </table:table-row>
        <table:table-row table:style-name="ro2"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A198]*[.$J$3] + [.$I$3]" office:value-type="float" office:value="248.531260370581" calcext:value-type="float">
            <text:p>248.53</text:p>
          </table:table-cell>
          <table:table-cell table:formula="of:=[.D198]-[.B198]" office:value-type="float" office:value="46.4632789173791" calcext:value-type="float">
            <text:p>46.46</text:p>
          </table:table-cell>
          <table:table-cell table:formula="of:=ABS([.E198])" office:value-type="float" office:value="46.4632789173791" calcext:value-type="float">
            <text:p>46.46</text:p>
          </table:table-cell>
          <table:table-cell table:formula="of:=[.F198]*[.F198]" office:value-type="float" office:value="2158.83628775416" calcext:value-type="float">
            <text:p>2,158.84</text:p>
          </table:table-cell>
          <table:table-cell table:number-columns-repeated="59"/>
        </table:table-row>
        <table:table-row table:style-name="ro2"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A199]*[.$J$3] + [.$I$3]" office:value-type="float" office:value="144.180162935629" calcext:value-type="float">
            <text:p>144.18</text:p>
          </table:table-cell>
          <table:table-cell table:formula="of:=[.D199]-[.B199]" office:value-type="float" office:value="22.9407267347251" calcext:value-type="float">
            <text:p>22.94</text:p>
          </table:table-cell>
          <table:table-cell table:formula="of:=ABS([.E199])" office:value-type="float" office:value="22.9407267347251" calcext:value-type="float">
            <text:p>22.94</text:p>
          </table:table-cell>
          <table:table-cell table:formula="of:=[.F199]*[.F199]" office:value-type="float" office:value="526.276943117333" calcext:value-type="float">
            <text:p>526.28</text:p>
          </table:table-cell>
          <table:table-cell table:number-columns-repeated="59"/>
        </table:table-row>
        <table:table-row table:style-name="ro2"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A200]*[.$J$3] + [.$I$3]" office:value-type="float" office:value="194.941990252312" calcext:value-type="float">
            <text:p>194.94</text:p>
          </table:table-cell>
          <table:table-cell table:formula="of:=[.D200]-[.B200]" office:value-type="float" office:value="29.3254341954716" calcext:value-type="float">
            <text:p>29.33</text:p>
          </table:table-cell>
          <table:table-cell table:formula="of:=ABS([.E200])" office:value-type="float" office:value="29.3254341954716" calcext:value-type="float">
            <text:p>29.33</text:p>
          </table:table-cell>
          <table:table-cell table:formula="of:=[.F200]*[.F200]" office:value-type="float" office:value="859.981090752934" calcext:value-type="float">
            <text:p>859.98</text:p>
          </table:table-cell>
          <table:table-cell table:number-columns-repeated="59"/>
        </table:table-row>
        <table:table-row table:style-name="ro2"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A201]*[.$J$3] + [.$I$3]" office:value-type="float" office:value="124.000468620688" calcext:value-type="float">
            <text:p>124.00</text:p>
          </table:table-cell>
          <table:table-cell table:formula="of:=[.D201]-[.B201]" office:value-type="float" office:value="21.7436308318596" calcext:value-type="float">
            <text:p>21.74</text:p>
          </table:table-cell>
          <table:table-cell table:formula="of:=ABS([.E201])" office:value-type="float" office:value="21.7436308318596" calcext:value-type="float">
            <text:p>21.74</text:p>
          </table:table-cell>
          <table:table-cell table:formula="of:=[.F201]*[.F201]" office:value-type="float" office:value="472.785481752194" calcext:value-type="float">
            <text:p>472.79</text:p>
          </table:table-cell>
          <table:table-cell table:number-columns-repeated="59"/>
        </table:table-row>
        <table:table-row table:style-name="ro2"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A202]*[.$J$3] + [.$I$3]" office:value-type="float" office:value="184.322594727485" calcext:value-type="float">
            <text:p>184.32</text:p>
          </table:table-cell>
          <table:table-cell table:formula="of:=[.D202]-[.B202]" office:value-type="float" office:value="40.4285618797678" calcext:value-type="float">
            <text:p>40.43</text:p>
          </table:table-cell>
          <table:table-cell table:formula="of:=ABS([.E202])" office:value-type="float" office:value="40.4285618797678" calcext:value-type="float">
            <text:p>40.43</text:p>
          </table:table-cell>
          <table:table-cell table:formula="of:=[.F202]*[.F202]" office:value-type="float" office:value="1634.46861566621" calcext:value-type="float">
            <text:p>1,634.47</text:p>
          </table:table-cell>
          <table:table-cell table:number-columns-repeated="59"/>
        </table:table-row>
        <table:table-row table:style-name="ro2"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A203]*[.$J$3] + [.$I$3]" office:value-type="float" office:value="112.957288049136" calcext:value-type="float">
            <text:p>112.96</text:p>
          </table:table-cell>
          <table:table-cell table:formula="of:=[.D203]-[.B203]" office:value-type="float" office:value="9.57112672021496" calcext:value-type="float">
            <text:p>9.57</text:p>
          </table:table-cell>
          <table:table-cell table:formula="of:=ABS([.E203])" office:value-type="float" office:value="9.57112672021496" calcext:value-type="float">
            <text:p>9.57</text:p>
          </table:table-cell>
          <table:table-cell table:formula="of:=[.F203]*[.F203]" office:value-type="float" office:value="91.6064666944128" calcext:value-type="float">
            <text:p>91.61</text:p>
          </table:table-cell>
          <table:table-cell table:number-columns-repeated="59"/>
        </table:table-row>
        <table:table-row table:style-name="ro2"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A204]*[.$J$3] + [.$I$3]" office:value-type="float" office:value="249.531630549761" calcext:value-type="float">
            <text:p>249.53</text:p>
          </table:table-cell>
          <table:table-cell table:formula="of:=[.D204]-[.B204]" office:value-type="float" office:value="46.6408727240358" calcext:value-type="float">
            <text:p>46.64</text:p>
          </table:table-cell>
          <table:table-cell table:formula="of:=ABS([.E204])" office:value-type="float" office:value="46.6408727240358" calcext:value-type="float">
            <text:p>46.64</text:p>
          </table:table-cell>
          <table:table-cell table:formula="of:=[.F204]*[.F204]" office:value-type="float" office:value="2175.3710084597" calcext:value-type="float">
            <text:p>2,175.37</text:p>
          </table:table-cell>
          <table:table-cell table:number-columns-repeated="59"/>
        </table:table-row>
        <table:table-row table:style-name="ro2"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A205]*[.$J$3] + [.$I$3]" office:value-type="float" office:value="175.479504366763" calcext:value-type="float">
            <text:p>175.48</text:p>
          </table:table-cell>
          <table:table-cell table:formula="of:=[.D205]-[.B205]" office:value-type="float" office:value="40.8684890359772" calcext:value-type="float">
            <text:p>40.87</text:p>
          </table:table-cell>
          <table:table-cell table:formula="of:=ABS([.E205])" office:value-type="float" office:value="40.8684890359772" calcext:value-type="float">
            <text:p>40.87</text:p>
          </table:table-cell>
          <table:table-cell table:formula="of:=[.F205]*[.F205]" office:value-type="float" office:value="1670.23339608379" calcext:value-type="float">
            <text:p>1,670.23</text:p>
          </table:table-cell>
          <table:table-cell table:number-columns-repeated="59"/>
        </table:table-row>
        <table:table-row table:style-name="ro2"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A206]*[.$J$3] + [.$I$3]" office:value-type="float" office:value="249.026370933828" calcext:value-type="float">
            <text:p>249.03</text:p>
          </table:table-cell>
          <table:table-cell table:formula="of:=[.D206]-[.B206]" office:value-type="float" office:value="42.6480054010941" calcext:value-type="float">
            <text:p>42.65</text:p>
          </table:table-cell>
          <table:table-cell table:formula="of:=ABS([.E206])" office:value-type="float" office:value="42.6480054010941" calcext:value-type="float">
            <text:p>42.65</text:p>
          </table:table-cell>
          <table:table-cell table:formula="of:=[.F206]*[.F206]" office:value-type="float" office:value="1818.85236469175" calcext:value-type="float">
            <text:p>1,818.85</text:p>
          </table:table-cell>
          <table:table-cell table:number-columns-repeated="59"/>
        </table:table-row>
        <table:table-row table:style-name="ro2"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A207]*[.$J$3] + [.$I$3]" office:value-type="float" office:value="209.130176761505" calcext:value-type="float">
            <text:p>209.13</text:p>
          </table:table-cell>
          <table:table-cell table:formula="of:=[.D207]-[.B207]" office:value-type="float" office:value="32.0148450138688" calcext:value-type="float">
            <text:p>32.01</text:p>
          </table:table-cell>
          <table:table-cell table:formula="of:=ABS([.E207])" office:value-type="float" office:value="32.0148450138688" calcext:value-type="float">
            <text:p>32.01</text:p>
          </table:table-cell>
          <table:table-cell table:formula="of:=[.F207]*[.F207]" office:value-type="float" office:value="1024.95030126204" calcext:value-type="float">
            <text:p>1,024.95</text:p>
          </table:table-cell>
          <table:table-cell table:number-columns-repeated="59"/>
        </table:table-row>
        <table:table-row table:style-name="ro2"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A208]*[.$J$3] + [.$I$3]" office:value-type="float" office:value="191.357658558208" calcext:value-type="float">
            <text:p>191.36</text:p>
          </table:table-cell>
          <table:table-cell table:formula="of:=[.D208]-[.B208]" office:value-type="float" office:value="29.6708510971336" calcext:value-type="float">
            <text:p>29.67</text:p>
          </table:table-cell>
          <table:table-cell table:formula="of:=ABS([.E208])" office:value-type="float" office:value="29.6708510971336" calcext:value-type="float">
            <text:p>29.67</text:p>
          </table:table-cell>
          <table:table-cell table:formula="of:=[.F208]*[.F208]" office:value-type="float" office:value="880.359404828275" calcext:value-type="float">
            <text:p>880.36</text:p>
          </table:table-cell>
          <table:table-cell table:number-columns-repeated="59"/>
        </table:table-row>
        <table:table-row table:style-name="ro2"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A209]*[.$J$3] + [.$I$3]" office:value-type="float" office:value="165.24435584473" calcext:value-type="float">
            <text:p>165.24</text:p>
          </table:table-cell>
          <table:table-cell table:formula="of:=[.D209]-[.B209]" office:value-type="float" office:value="4.24224061444863" calcext:value-type="float">
            <text:p>4.24</text:p>
          </table:table-cell>
          <table:table-cell table:formula="of:=ABS([.E209])" office:value-type="float" office:value="4.24224061444863" calcext:value-type="float">
            <text:p>4.24</text:p>
          </table:table-cell>
          <table:table-cell table:formula="of:=[.F209]*[.F209]" office:value-type="float" office:value="17.9966054308775" calcext:value-type="float">
            <text:p>18.00</text:p>
          </table:table-cell>
          <table:table-cell table:number-columns-repeated="59"/>
        </table:table-row>
        <table:table-row table:style-name="ro2"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A210]*[.$J$3] + [.$I$3]" office:value-type="float" office:value="147.352505549442" calcext:value-type="float">
            <text:p>147.35</text:p>
          </table:table-cell>
          <table:table-cell table:formula="of:=[.D210]-[.B210]" office:value-type="float" office:value="35.910925398101" calcext:value-type="float">
            <text:p>35.91</text:p>
          </table:table-cell>
          <table:table-cell table:formula="of:=ABS([.E210])" office:value-type="float" office:value="35.910925398101" calcext:value-type="float">
            <text:p>35.91</text:p>
          </table:table-cell>
          <table:table-cell table:formula="of:=[.F210]*[.F210]" office:value-type="float" office:value="1289.59456294797" calcext:value-type="float">
            <text:p>1,289.59</text:p>
          </table:table-cell>
          <table:table-cell table:number-columns-repeated="59"/>
        </table:table-row>
        <table:table-row table:style-name="ro2"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A211]*[.$J$3] + [.$I$3]" office:value-type="float" office:value="214.871187540443" calcext:value-type="float">
            <text:p>214.87</text:p>
          </table:table-cell>
          <table:table-cell table:formula="of:=[.D211]-[.B211]" office:value-type="float" office:value="40.7844604236239" calcext:value-type="float">
            <text:p>40.78</text:p>
          </table:table-cell>
          <table:table-cell table:formula="of:=ABS([.E211])" office:value-type="float" office:value="40.7844604236239" calcext:value-type="float">
            <text:p>40.78</text:p>
          </table:table-cell>
          <table:table-cell table:formula="of:=[.F211]*[.F211]" office:value-type="float" office:value="1663.37221204614" calcext:value-type="float">
            <text:p>1,663.37</text:p>
          </table:table-cell>
          <table:table-cell table:number-columns-repeated="59"/>
        </table:table-row>
        <table:table-row table:style-name="ro2"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A212]*[.$J$3] + [.$I$3]" office:value-type="float" office:value="154.794336629458" calcext:value-type="float">
            <text:p>154.79</text:p>
          </table:table-cell>
          <table:table-cell table:formula="of:=[.D212]-[.B212]" office:value-type="float" office:value="37.3716618981696" calcext:value-type="float">
            <text:p>37.37</text:p>
          </table:table-cell>
          <table:table-cell table:formula="of:=ABS([.E212])" office:value-type="float" office:value="37.3716618981696" calcext:value-type="float">
            <text:p>37.37</text:p>
          </table:table-cell>
          <table:table-cell table:formula="of:=[.F212]*[.F212]" office:value-type="float" office:value="1396.6411130311" calcext:value-type="float">
            <text:p>1,396.64</text:p>
          </table:table-cell>
          <table:table-cell table:number-columns-repeated="59"/>
        </table:table-row>
        <table:table-row table:style-name="ro2"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A213]*[.$J$3] + [.$I$3]" office:value-type="float" office:value="221.822562155923" calcext:value-type="float">
            <text:p>221.82</text:p>
          </table:table-cell>
          <table:table-cell table:formula="of:=[.D213]-[.B213]" office:value-type="float" office:value="37.1654221974862" calcext:value-type="float">
            <text:p>37.17</text:p>
          </table:table-cell>
          <table:table-cell table:formula="of:=ABS([.E213])" office:value-type="float" office:value="37.1654221974862" calcext:value-type="float">
            <text:p>37.17</text:p>
          </table:table-cell>
          <table:table-cell table:formula="of:=[.F213]*[.F213]" office:value-type="float" office:value="1381.2686071174" calcext:value-type="float">
            <text:p>1,381.27</text:p>
          </table:table-cell>
          <table:table-cell table:number-columns-repeated="59"/>
        </table:table-row>
        <table:table-row table:style-name="ro2"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A214]*[.$J$3] + [.$I$3]" office:value-type="float" office:value="181.74456950901" calcext:value-type="float">
            <text:p>181.74</text:p>
          </table:table-cell>
          <table:table-cell table:formula="of:=[.D214]-[.B214]" office:value-type="float" office:value="43.321927854133" calcext:value-type="float">
            <text:p>43.32</text:p>
          </table:table-cell>
          <table:table-cell table:formula="of:=ABS([.E214])" office:value-type="float" office:value="43.321927854133" calcext:value-type="float">
            <text:p>43.32</text:p>
          </table:table-cell>
          <table:table-cell table:formula="of:=[.F214]*[.F214]" office:value-type="float" office:value="1876.78943299871" calcext:value-type="float">
            <text:p>1,876.79</text:p>
          </table:table-cell>
          <table:table-cell table:number-columns-repeated="59"/>
        </table:table-row>
        <table:table-row table:style-name="ro2"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A215]*[.$J$3] + [.$I$3]" office:value-type="float" office:value="213.246113919557" calcext:value-type="float">
            <text:p>213.25</text:p>
          </table:table-cell>
          <table:table-cell table:formula="of:=[.D215]-[.B215]" office:value-type="float" office:value="46.4666117790608" calcext:value-type="float">
            <text:p>46.47</text:p>
          </table:table-cell>
          <table:table-cell table:formula="of:=ABS([.E215])" office:value-type="float" office:value="46.4666117790608" calcext:value-type="float">
            <text:p>46.47</text:p>
          </table:table-cell>
          <table:table-cell table:formula="of:=[.F215]*[.F215]" office:value-type="float" office:value="2159.14601022595" calcext:value-type="float">
            <text:p>2,159.15</text:p>
          </table:table-cell>
          <table:table-cell table:number-columns-repeated="59"/>
        </table:table-row>
        <table:table-row table:style-name="ro2"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A216]*[.$J$3] + [.$I$3]" office:value-type="float" office:value="242.358963425335" calcext:value-type="float">
            <text:p>242.36</text:p>
          </table:table-cell>
          <table:table-cell table:formula="of:=[.D216]-[.B216]" office:value-type="float" office:value="47.6597699007531" calcext:value-type="float">
            <text:p>47.66</text:p>
          </table:table-cell>
          <table:table-cell table:formula="of:=ABS([.E216])" office:value-type="float" office:value="47.6597699007531" calcext:value-type="float">
            <text:p>47.66</text:p>
          </table:table-cell>
          <table:table-cell table:formula="of:=[.F216]*[.F216]" office:value-type="float" office:value="2271.45366699273" calcext:value-type="float">
            <text:p>2,271.45</text:p>
          </table:table-cell>
          <table:table-cell table:number-columns-repeated="59"/>
        </table:table-row>
        <table:table-row table:style-name="ro2"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A217]*[.$J$3] + [.$I$3]" office:value-type="float" office:value="160.017254643382" calcext:value-type="float">
            <text:p>160.02</text:p>
          </table:table-cell>
          <table:table-cell table:formula="of:=[.D217]-[.B217]" office:value-type="float" office:value="8.12563749897964" calcext:value-type="float">
            <text:p>8.13</text:p>
          </table:table-cell>
          <table:table-cell table:formula="of:=ABS([.E217])" office:value-type="float" office:value="8.12563749897964" calcext:value-type="float">
            <text:p>8.13</text:p>
          </table:table-cell>
          <table:table-cell table:formula="of:=[.F217]*[.F217]" office:value-type="float" office:value="66.0259847648242" calcext:value-type="float">
            <text:p>66.03</text:p>
          </table:table-cell>
          <table:table-cell table:number-columns-repeated="59"/>
        </table:table-row>
        <table:table-row table:style-name="ro2"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A218]*[.$J$3] + [.$I$3]" office:value-type="float" office:value="251.149501013633" calcext:value-type="float">
            <text:p>251.15</text:p>
          </table:table-cell>
          <table:table-cell table:formula="of:=[.D218]-[.B218]" office:value-type="float" office:value="47.7790377976939" calcext:value-type="float">
            <text:p>47.78</text:p>
          </table:table-cell>
          <table:table-cell table:formula="of:=ABS([.E218])" office:value-type="float" office:value="47.7790377976939" calcext:value-type="float">
            <text:p>47.78</text:p>
          </table:table-cell>
          <table:table-cell table:formula="of:=[.F218]*[.F218]" office:value-type="float" office:value="2282.83645287346" calcext:value-type="float">
            <text:p>2,282.84</text:p>
          </table:table-cell>
          <table:table-cell table:number-columns-repeated="59"/>
        </table:table-row>
        <table:table-row table:style-name="ro2"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A219]*[.$J$3] + [.$I$3]" office:value-type="float" office:value="198.721255574124" calcext:value-type="float">
            <text:p>198.72</text:p>
          </table:table-cell>
          <table:table-cell table:formula="of:=[.D219]-[.B219]" office:value-type="float" office:value="33.7578218915459" calcext:value-type="float">
            <text:p>33.76</text:p>
          </table:table-cell>
          <table:table-cell table:formula="of:=ABS([.E219])" office:value-type="float" office:value="33.7578218915459" calcext:value-type="float">
            <text:p>33.76</text:p>
          </table:table-cell>
          <table:table-cell table:formula="of:=[.F219]*[.F219]" office:value-type="float" office:value="1139.59053886134" calcext:value-type="float">
            <text:p>1,139.59</text:p>
          </table:table-cell>
          <table:table-cell table:number-columns-repeated="59"/>
        </table:table-row>
        <table:table-row table:style-name="ro2"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A220]*[.$J$3] + [.$I$3]" office:value-type="float" office:value="179.594306515497" calcext:value-type="float">
            <text:p>179.59</text:p>
          </table:table-cell>
          <table:table-cell table:formula="of:=[.D220]-[.B220]" office:value-type="float" office:value="32.2382404870365" calcext:value-type="float">
            <text:p>32.24</text:p>
          </table:table-cell>
          <table:table-cell table:formula="of:=ABS([.E220])" office:value-type="float" office:value="32.2382404870365" calcext:value-type="float">
            <text:p>32.24</text:p>
          </table:table-cell>
          <table:table-cell table:formula="of:=[.F220]*[.F220]" office:value-type="float" office:value="1039.3041497" calcext:value-type="float">
            <text:p>1,039.30</text:p>
          </table:table-cell>
          <table:table-cell table:number-columns-repeated="59"/>
        </table:table-row>
        <table:table-row table:style-name="ro2"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A221]*[.$J$3] + [.$I$3]" office:value-type="float" office:value="214.427449352713" calcext:value-type="float">
            <text:p>214.43</text:p>
          </table:table-cell>
          <table:table-cell table:formula="of:=[.D221]-[.B221]" office:value-type="float" office:value="66.5618240481782" calcext:value-type="float">
            <text:p>66.56</text:p>
          </table:table-cell>
          <table:table-cell table:formula="of:=ABS([.E221])" office:value-type="float" office:value="66.5618240481782" calcext:value-type="float">
            <text:p>66.56</text:p>
          </table:table-cell>
          <table:table-cell table:formula="of:=[.F221]*[.F221]" office:value-type="float" office:value="4430.47642062064" calcext:value-type="float">
            <text:p>4,430.48</text:p>
          </table:table-cell>
          <table:table-cell table:number-columns-repeated="59"/>
        </table:table-row>
        <table:table-row table:style-name="ro2"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A222]*[.$J$3] + [.$I$3]" office:value-type="float" office:value="143.003991512982" calcext:value-type="float">
            <text:p>143.00</text:p>
          </table:table-cell>
          <table:table-cell table:formula="of:=[.D222]-[.B222]" office:value-type="float" office:value="16.125542112132" calcext:value-type="float">
            <text:p>16.13</text:p>
          </table:table-cell>
          <table:table-cell table:formula="of:=ABS([.E222])" office:value-type="float" office:value="16.125542112132" calcext:value-type="float">
            <text:p>16.13</text:p>
          </table:table-cell>
          <table:table-cell table:formula="of:=[.F222]*[.F222]" office:value-type="float" office:value="260.033108410142" calcext:value-type="float">
            <text:p>260.03</text:p>
          </table:table-cell>
          <table:table-cell table:number-columns-repeated="59"/>
        </table:table-row>
        <table:table-row table:style-name="ro2"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A223]*[.$J$3] + [.$I$3]" office:value-type="float" office:value="259.149985970846" calcext:value-type="float">
            <text:p>259.15</text:p>
          </table:table-cell>
          <table:table-cell table:formula="of:=[.D223]-[.B223]" office:value-type="float" office:value="62.4774294356973" calcext:value-type="float">
            <text:p>62.48</text:p>
          </table:table-cell>
          <table:table-cell table:formula="of:=ABS([.E223])" office:value-type="float" office:value="62.4774294356973" calcext:value-type="float">
            <text:p>62.48</text:p>
          </table:table-cell>
          <table:table-cell table:formula="of:=[.F223]*[.F223]" office:value-type="float" office:value="3903.42918889253" calcext:value-type="float">
            <text:p>3,903.43</text:p>
          </table:table-cell>
          <table:table-cell table:number-columns-repeated="59"/>
        </table:table-row>
        <table:table-row table:style-name="ro2"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A224]*[.$J$3] + [.$I$3]" office:value-type="float" office:value="168.994383560531" calcext:value-type="float">
            <text:p>168.99</text:p>
          </table:table-cell>
          <table:table-cell table:formula="of:=[.D224]-[.B224]" office:value-type="float" office:value="35.5430309144529" calcext:value-type="float">
            <text:p>35.54</text:p>
          </table:table-cell>
          <table:table-cell table:formula="of:=ABS([.E224])" office:value-type="float" office:value="35.5430309144529" calcext:value-type="float">
            <text:p>35.54</text:p>
          </table:table-cell>
          <table:table-cell table:formula="of:=[.F224]*[.F224]" office:value-type="float" office:value="1263.30704658575" calcext:value-type="float">
            <text:p>1,263.31</text:p>
          </table:table-cell>
          <table:table-cell table:number-columns-repeated="59"/>
        </table:table-row>
        <table:table-row table:style-name="ro2"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A225]*[.$J$3] + [.$I$3]" office:value-type="float" office:value="115.267579305724" calcext:value-type="float">
            <text:p>115.27</text:p>
          </table:table-cell>
          <table:table-cell table:formula="of:=[.D225]-[.B225]" office:value-type="float" office:value="5.87573682144954" calcext:value-type="float">
            <text:p>5.88</text:p>
          </table:table-cell>
          <table:table-cell table:formula="of:=ABS([.E225])" office:value-type="float" office:value="5.87573682144954" calcext:value-type="float">
            <text:p>5.88</text:p>
          </table:table-cell>
          <table:table-cell table:formula="of:=[.F225]*[.F225]" office:value-type="float" office:value="34.5242831949379" calcext:value-type="float">
            <text:p>34.52</text:p>
          </table:table-cell>
          <table:table-cell table:number-columns-repeated="59"/>
        </table:table-row>
        <table:table-row table:style-name="ro2"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A226]*[.$J$3] + [.$I$3]" office:value-type="float" office:value="133.206192967032" calcext:value-type="float">
            <text:p>133.21</text:p>
          </table:table-cell>
          <table:table-cell table:formula="of:=[.D226]-[.B226]" office:value-type="float" office:value="18.2503787444889" calcext:value-type="float">
            <text:p>18.25</text:p>
          </table:table-cell>
          <table:table-cell table:formula="of:=ABS([.E226])" office:value-type="float" office:value="18.2503787444889" calcext:value-type="float">
            <text:p>18.25</text:p>
          </table:table-cell>
          <table:table-cell table:formula="of:=[.F226]*[.F226]" office:value-type="float" office:value="333.076324317294" calcext:value-type="float">
            <text:p>333.08</text:p>
          </table:table-cell>
          <table:table-cell table:number-columns-repeated="59"/>
        </table:table-row>
        <table:table-row table:style-name="ro2"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A227]*[.$J$3] + [.$I$3]" office:value-type="float" office:value="277.464075684184" calcext:value-type="float">
            <text:p>277.46</text:p>
          </table:table-cell>
          <table:table-cell table:formula="of:=[.D227]-[.B227]" office:value-type="float" office:value="70.5664316992676" calcext:value-type="float">
            <text:p>70.57</text:p>
          </table:table-cell>
          <table:table-cell table:formula="of:=ABS([.E227])" office:value-type="float" office:value="70.5664316992676" calcext:value-type="float">
            <text:p>70.57</text:p>
          </table:table-cell>
          <table:table-cell table:formula="of:=[.F227]*[.F227]" office:value-type="float" office:value="4979.6212827674" calcext:value-type="float">
            <text:p>4,979.62</text:p>
          </table:table-cell>
          <table:table-cell table:number-columns-repeated="59"/>
        </table:table-row>
        <table:table-row table:style-name="ro2"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A228]*[.$J$3] + [.$I$3]" office:value-type="float" office:value="207.17660735862" calcext:value-type="float">
            <text:p>207.18</text:p>
          </table:table-cell>
          <table:table-cell table:formula="of:=[.D228]-[.B228]" office:value-type="float" office:value="28.17000275942" calcext:value-type="float">
            <text:p>28.17</text:p>
          </table:table-cell>
          <table:table-cell table:formula="of:=ABS([.E228])" office:value-type="float" office:value="28.17000275942" calcext:value-type="float">
            <text:p>28.17</text:p>
          </table:table-cell>
          <table:table-cell table:formula="of:=[.F228]*[.F228]" office:value-type="float" office:value="793.549055465731" calcext:value-type="float">
            <text:p>793.55</text:p>
          </table:table-cell>
          <table:table-cell table:number-columns-repeated="59"/>
        </table:table-row>
        <table:table-row table:style-name="ro2"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A229]*[.$J$3] + [.$I$3]" office:value-type="float" office:value="150.387039407836" calcext:value-type="float">
            <text:p>150.39</text:p>
          </table:table-cell>
          <table:table-cell table:formula="of:=[.D229]-[.B229]" office:value-type="float" office:value="-17.7662868120544" calcext:value-type="float">
            <text:p>-17.77</text:p>
          </table:table-cell>
          <table:table-cell table:formula="of:=ABS([.E229])" office:value-type="float" office:value="17.7662868120544" calcext:value-type="float">
            <text:p>17.77</text:p>
          </table:table-cell>
          <table:table-cell table:formula="of:=[.F229]*[.F229]" office:value-type="float" office:value="315.640947088179" calcext:value-type="float">
            <text:p>315.64</text:p>
          </table:table-cell>
          <table:table-cell table:number-columns-repeated="59"/>
        </table:table-row>
        <table:table-row table:style-name="ro2"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A230]*[.$J$3] + [.$I$3]" office:value-type="float" office:value="264.897306173312" calcext:value-type="float">
            <text:p>264.90</text:p>
          </table:table-cell>
          <table:table-cell table:formula="of:=[.D230]-[.B230]" office:value-type="float" office:value="69.8506720928615" calcext:value-type="float">
            <text:p>69.85</text:p>
          </table:table-cell>
          <table:table-cell table:formula="of:=ABS([.E230])" office:value-type="float" office:value="69.8506720928615" calcext:value-type="float">
            <text:p>69.85</text:p>
          </table:table-cell>
          <table:table-cell table:formula="of:=[.F230]*[.F230]" office:value-type="float" office:value="4879.11639182445" calcext:value-type="float">
            <text:p>4,879.12</text:p>
          </table:table-cell>
          <table:table-cell table:number-columns-repeated="59"/>
        </table:table-row>
        <table:table-row table:style-name="ro2"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A231]*[.$J$3] + [.$I$3]" office:value-type="float" office:value="222.7410087517" calcext:value-type="float">
            <text:p>222.74</text:p>
          </table:table-cell>
          <table:table-cell table:formula="of:=[.D231]-[.B231]" office:value-type="float" office:value="50.5456450639546" calcext:value-type="float">
            <text:p>50.55</text:p>
          </table:table-cell>
          <table:table-cell table:formula="of:=ABS([.E231])" office:value-type="float" office:value="50.5456450639546" calcext:value-type="float">
            <text:p>50.55</text:p>
          </table:table-cell>
          <table:table-cell table:formula="of:=[.F231]*[.F231]" office:value-type="float" office:value="2554.86223493128" calcext:value-type="float">
            <text:p>2,554.86</text:p>
          </table:table-cell>
          <table:table-cell table:number-columns-repeated="59"/>
        </table:table-row>
        <table:table-row table:style-name="ro2"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A232]*[.$J$3] + [.$I$3]" office:value-type="float" office:value="196.106506247118" calcext:value-type="float">
            <text:p>196.11</text:p>
          </table:table-cell>
          <table:table-cell table:formula="of:=[.D232]-[.B232]" office:value-type="float" office:value="30.407114459215" calcext:value-type="float">
            <text:p>30.41</text:p>
          </table:table-cell>
          <table:table-cell table:formula="of:=ABS([.E232])" office:value-type="float" office:value="30.407114459215" calcext:value-type="float">
            <text:p>30.41</text:p>
          </table:table-cell>
          <table:table-cell table:formula="of:=[.F232]*[.F232]" office:value-type="float" office:value="924.5926097358" calcext:value-type="float">
            <text:p>924.59</text:p>
          </table:table-cell>
          <table:table-cell table:number-columns-repeated="59"/>
        </table:table-row>
        <table:table-row table:style-name="ro2"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A233]*[.$J$3] + [.$I$3]" office:value-type="float" office:value="286.743782727017" calcext:value-type="float">
            <text:p>286.74</text:p>
          </table:table-cell>
          <table:table-cell table:formula="of:=[.D233]-[.B233]" office:value-type="float" office:value="78.7060806601799" calcext:value-type="float">
            <text:p>78.71</text:p>
          </table:table-cell>
          <table:table-cell table:formula="of:=ABS([.E233])" office:value-type="float" office:value="78.7060806601799" calcext:value-type="float">
            <text:p>78.71</text:p>
          </table:table-cell>
          <table:table-cell table:formula="of:=[.F233]*[.F233]" office:value-type="float" office:value="6194.64713288674" calcext:value-type="float">
            <text:p>6,194.65</text:p>
          </table:table-cell>
          <table:table-cell table:number-columns-repeated="59"/>
        </table:table-row>
        <table:table-row table:style-name="ro2"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A234]*[.$J$3] + [.$I$3]" office:value-type="float" office:value="79.5649437172583" calcext:value-type="float">
            <text:p>79.56</text:p>
          </table:table-cell>
          <table:table-cell table:formula="of:=[.D234]-[.B234]" office:value-type="float" office:value="-9.9155365556997" calcext:value-type="float">
            <text:p>-9.92</text:p>
          </table:table-cell>
          <table:table-cell table:formula="of:=ABS([.E234])" office:value-type="float" office:value="9.9155365556997" calcext:value-type="float">
            <text:p>9.92</text:p>
          </table:table-cell>
          <table:table-cell table:formula="of:=[.F234]*[.F234]" office:value-type="float" office:value="98.3178651874171" calcext:value-type="float">
            <text:p>98.32</text:p>
          </table:table-cell>
          <table:table-cell table:number-columns-repeated="59"/>
        </table:table-row>
        <table:table-row table:style-name="ro2"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A235]*[.$J$3] + [.$I$3]" office:value-type="float" office:value="272.48668897185" calcext:value-type="float">
            <text:p>272.49</text:p>
          </table:table-cell>
          <table:table-cell table:formula="of:=[.D235]-[.B235]" office:value-type="float" office:value="68.1215851369061" calcext:value-type="float">
            <text:p>68.12</text:p>
          </table:table-cell>
          <table:table-cell table:formula="of:=ABS([.E235])" office:value-type="float" office:value="68.1215851369061" calcext:value-type="float">
            <text:p>68.12</text:p>
          </table:table-cell>
          <table:table-cell table:formula="of:=[.F235]*[.F235]" office:value-type="float" office:value="4640.55036156474" calcext:value-type="float">
            <text:p>4,640.55</text:p>
          </table:table-cell>
          <table:table-cell table:number-columns-repeated="59"/>
        </table:table-row>
        <table:table-row table:style-name="ro2"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A236]*[.$J$3] + [.$I$3]" office:value-type="float" office:value="233.64365359992" calcext:value-type="float">
            <text:p>233.64</text:p>
          </table:table-cell>
          <table:table-cell table:formula="of:=[.D236]-[.B236]" office:value-type="float" office:value="50.348047336562" calcext:value-type="float">
            <text:p>50.35</text:p>
          </table:table-cell>
          <table:table-cell table:formula="of:=ABS([.E236])" office:value-type="float" office:value="50.348047336562" calcext:value-type="float">
            <text:p>50.35</text:p>
          </table:table-cell>
          <table:table-cell table:formula="of:=[.F236]*[.F236]" office:value-type="float" office:value="2534.92587060468" calcext:value-type="float">
            <text:p>2,534.93</text:p>
          </table:table-cell>
          <table:table-cell table:number-columns-repeated="59"/>
        </table:table-row>
        <table:table-row table:style-name="ro2"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A237]*[.$J$3] + [.$I$3]" office:value-type="float" office:value="188.083720911164" calcext:value-type="float">
            <text:p>188.08</text:p>
          </table:table-cell>
          <table:table-cell table:formula="of:=[.D237]-[.B237]" office:value-type="float" office:value="18.0209268138024" calcext:value-type="float">
            <text:p>18.02</text:p>
          </table:table-cell>
          <table:table-cell table:formula="of:=ABS([.E237])" office:value-type="float" office:value="18.0209268138024" calcext:value-type="float">
            <text:p>18.02</text:p>
          </table:table-cell>
          <table:table-cell table:formula="of:=[.F237]*[.F237]" office:value-type="float" office:value="324.753803228422" calcext:value-type="float">
            <text:p>324.75</text:p>
          </table:table-cell>
          <table:table-cell table:number-columns-repeated="59"/>
        </table:table-row>
        <table:table-row table:style-name="ro2"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A238]*[.$J$3] + [.$I$3]" office:value-type="float" office:value="175.056940925014" calcext:value-type="float">
            <text:p>175.06</text:p>
          </table:table-cell>
          <table:table-cell table:formula="of:=[.D238]-[.B238]" office:value-type="float" office:value="45.6637648008376" calcext:value-type="float">
            <text:p>45.66</text:p>
          </table:table-cell>
          <table:table-cell table:formula="of:=ABS([.E238])" office:value-type="float" office:value="45.6637648008376" calcext:value-type="float">
            <text:p>45.66</text:p>
          </table:table-cell>
          <table:table-cell table:formula="of:=[.F238]*[.F238]" office:value-type="float" office:value="2085.17941578621" calcext:value-type="float">
            <text:p>2,085.18</text:p>
          </table:table-cell>
          <table:table-cell table:number-columns-repeated="59"/>
        </table:table-row>
        <table:table-row table:style-name="ro2"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A239]*[.$J$3] + [.$I$3]" office:value-type="float" office:value="133.328695236992" calcext:value-type="float">
            <text:p>133.33</text:p>
          </table:table-cell>
          <table:table-cell table:formula="of:=[.D239]-[.B239]" office:value-type="float" office:value="9.94239903731942" calcext:value-type="float">
            <text:p>9.94</text:p>
          </table:table-cell>
          <table:table-cell table:formula="of:=ABS([.E239])" office:value-type="float" office:value="9.94239903731942" calcext:value-type="float">
            <text:p>9.94</text:p>
          </table:table-cell>
          <table:table-cell table:formula="of:=[.F239]*[.F239]" office:value-type="float" office:value="98.8512986172901" calcext:value-type="float">
            <text:p>98.85</text:p>
          </table:table-cell>
          <table:table-cell table:number-columns-repeated="59"/>
        </table:table-row>
        <table:table-row table:style-name="ro2"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A240]*[.$J$3] + [.$I$3]" office:value-type="float" office:value="246.028776529135" calcext:value-type="float">
            <text:p>246.03</text:p>
          </table:table-cell>
          <table:table-cell table:formula="of:=[.D240]-[.B240]" office:value-type="float" office:value="73.0429993829273" calcext:value-type="float">
            <text:p>73.04</text:p>
          </table:table-cell>
          <table:table-cell table:formula="of:=ABS([.E240])" office:value-type="float" office:value="73.0429993829273" calcext:value-type="float">
            <text:p>73.04</text:p>
          </table:table-cell>
          <table:table-cell table:formula="of:=[.F240]*[.F240]" office:value-type="float" office:value="5335.27975885431" calcext:value-type="float">
            <text:p>5,335.28</text:p>
          </table:table-cell>
          <table:table-cell table:number-columns-repeated="59"/>
        </table:table-row>
        <table:table-row table:style-name="ro2"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A241]*[.$J$3] + [.$I$3]" office:value-type="float" office:value="214.821703939212" calcext:value-type="float">
            <text:p>214.82</text:p>
          </table:table-cell>
          <table:table-cell table:formula="of:=[.D241]-[.B241]" office:value-type="float" office:value="43.974943658464" calcext:value-type="float">
            <text:p>43.97</text:p>
          </table:table-cell>
          <table:table-cell table:formula="of:=ABS([.E241])" office:value-type="float" office:value="43.974943658464" calcext:value-type="float">
            <text:p>43.97</text:p>
          </table:table-cell>
          <table:table-cell table:formula="of:=[.F241]*[.F241]" office:value-type="float" office:value="1933.79566976508" calcext:value-type="float">
            <text:p>1,933.80</text:p>
          </table:table-cell>
          <table:table-cell table:number-columns-repeated="59"/>
        </table:table-row>
        <table:table-row table:style-name="ro2"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A242]*[.$J$3] + [.$I$3]" office:value-type="float" office:value="211.350167549776" calcext:value-type="float">
            <text:p>211.35</text:p>
          </table:table-cell>
          <table:table-cell table:formula="of:=[.D242]-[.B242]" office:value-type="float" office:value="53.5893563196296" calcext:value-type="float">
            <text:p>53.59</text:p>
          </table:table-cell>
          <table:table-cell table:formula="of:=ABS([.E242])" office:value-type="float" office:value="53.5893563196296" calcext:value-type="float">
            <text:p>53.59</text:p>
          </table:table-cell>
          <table:table-cell table:formula="of:=[.F242]*[.F242]" office:value-type="float" office:value="2871.81911075223" calcext:value-type="float">
            <text:p>2,871.82</text:p>
          </table:table-cell>
          <table:table-cell table:number-columns-repeated="59"/>
        </table:table-row>
        <table:table-row table:style-name="ro2"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A243]*[.$J$3] + [.$I$3]" office:value-type="float" office:value="169.703516108716" calcext:value-type="float">
            <text:p>169.70</text:p>
          </table:table-cell>
          <table:table-cell table:formula="of:=[.D243]-[.B243]" office:value-type="float" office:value="25.6318316851106" calcext:value-type="float">
            <text:p>25.63</text:p>
          </table:table-cell>
          <table:table-cell table:formula="of:=ABS([.E243])" office:value-type="float" office:value="25.6318316851106" calcext:value-type="float">
            <text:p>25.63</text:p>
          </table:table-cell>
          <table:table-cell table:formula="of:=[.F243]*[.F243]" office:value-type="float" office:value="656.990795533838" calcext:value-type="float">
            <text:p>656.99</text:p>
          </table:table-cell>
          <table:table-cell table:number-columns-repeated="59"/>
        </table:table-row>
        <table:table-row table:style-name="ro2"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A244]*[.$J$3] + [.$I$3]" office:value-type="float" office:value="174.39435335634" calcext:value-type="float">
            <text:p>174.39</text:p>
          </table:table-cell>
          <table:table-cell table:formula="of:=[.D244]-[.B244]" office:value-type="float" office:value="26.1876100889509" calcext:value-type="float">
            <text:p>26.19</text:p>
          </table:table-cell>
          <table:table-cell table:formula="of:=ABS([.E244])" office:value-type="float" office:value="26.1876100889509" calcext:value-type="float">
            <text:p>26.19</text:p>
          </table:table-cell>
          <table:table-cell table:formula="of:=[.F244]*[.F244]" office:value-type="float" office:value="685.790922170926" calcext:value-type="float">
            <text:p>685.79</text:p>
          </table:table-cell>
          <table:table-cell table:number-columns-repeated="59"/>
        </table:table-row>
        <table:table-row table:style-name="ro2"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A245]*[.$J$3] + [.$I$3]" office:value-type="float" office:value="194.751120303164" calcext:value-type="float">
            <text:p>194.75</text:p>
          </table:table-cell>
          <table:table-cell table:formula="of:=[.D245]-[.B245]" office:value-type="float" office:value="25.6494334766974" calcext:value-type="float">
            <text:p>25.65</text:p>
          </table:table-cell>
          <table:table-cell table:formula="of:=ABS([.E245])" office:value-type="float" office:value="25.6494334766974" calcext:value-type="float">
            <text:p>25.65</text:p>
          </table:table-cell>
          <table:table-cell table:formula="of:=[.F245]*[.F245]" office:value-type="float" office:value="657.893437675525" calcext:value-type="float">
            <text:p>657.89</text:p>
          </table:table-cell>
          <table:table-cell table:number-columns-repeated="59"/>
        </table:table-row>
        <table:table-row table:style-name="ro2"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A246]*[.$J$3] + [.$I$3]" office:value-type="float" office:value="231.605133290321" calcext:value-type="float">
            <text:p>231.61</text:p>
          </table:table-cell>
          <table:table-cell table:formula="of:=[.D246]-[.B246]" office:value-type="float" office:value="46.4171635211928" calcext:value-type="float">
            <text:p>46.42</text:p>
          </table:table-cell>
          <table:table-cell table:formula="of:=ABS([.E246])" office:value-type="float" office:value="46.4171635211928" calcext:value-type="float">
            <text:p>46.42</text:p>
          </table:table-cell>
          <table:table-cell table:formula="of:=[.F246]*[.F246]" office:value-type="float" office:value="2154.55306935315" calcext:value-type="float">
            <text:p>2,154.55</text:p>
          </table:table-cell>
          <table:table-cell table:number-columns-repeated="59"/>
        </table:table-row>
        <table:table-row table:style-name="ro2"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A247]*[.$J$3] + [.$I$3]" office:value-type="float" office:value="238.790447407472" calcext:value-type="float">
            <text:p>238.79</text:p>
          </table:table-cell>
          <table:table-cell table:formula="of:=[.D247]-[.B247]" office:value-type="float" office:value="47.3782162747715" calcext:value-type="float">
            <text:p>47.38</text:p>
          </table:table-cell>
          <table:table-cell table:formula="of:=ABS([.E247])" office:value-type="float" office:value="47.3782162747715" calcext:value-type="float">
            <text:p>47.38</text:p>
          </table:table-cell>
          <table:table-cell table:formula="of:=[.F247]*[.F247]" office:value-type="float" office:value="2244.69537737902" calcext:value-type="float">
            <text:p>2,244.70</text:p>
          </table:table-cell>
          <table:table-cell table:number-columns-repeated="59"/>
        </table:table-row>
        <table:table-row table:style-name="ro2"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A248]*[.$J$3] + [.$I$3]" office:value-type="float" office:value="265.473416786032" calcext:value-type="float">
            <text:p>265.47</text:p>
          </table:table-cell>
          <table:table-cell table:formula="of:=[.D248]-[.B248]" office:value-type="float" office:value="64.5662706635085" calcext:value-type="float">
            <text:p>64.57</text:p>
          </table:table-cell>
          <table:table-cell table:formula="of:=ABS([.E248])" office:value-type="float" office:value="64.5662706635085" calcext:value-type="float">
            <text:p>64.57</text:p>
          </table:table-cell>
          <table:table-cell table:formula="of:=[.F248]*[.F248]" office:value-type="float" office:value="4168.80330739344" calcext:value-type="float">
            <text:p>4,168.80</text:p>
          </table:table-cell>
          <table:table-cell table:number-columns-repeated="59"/>
        </table:table-row>
        <table:table-row table:style-name="ro2"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A249]*[.$J$3] + [.$I$3]" office:value-type="float" office:value="121.697299185882" calcext:value-type="float">
            <text:p>121.70</text:p>
          </table:table-cell>
          <table:table-cell table:formula="of:=[.D249]-[.B249]" office:value-type="float" office:value="10.859444482741" calcext:value-type="float">
            <text:p>10.86</text:p>
          </table:table-cell>
          <table:table-cell table:formula="of:=ABS([.E249])" office:value-type="float" office:value="10.859444482741" calcext:value-type="float">
            <text:p>10.86</text:p>
          </table:table-cell>
          <table:table-cell table:formula="of:=[.F249]*[.F249]" office:value-type="float" office:value="117.927534473734" calcext:value-type="float">
            <text:p>117.93</text:p>
          </table:table-cell>
          <table:table-cell table:number-columns-repeated="59"/>
        </table:table-row>
        <table:table-row table:style-name="ro2"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A250]*[.$J$3] + [.$I$3]" office:value-type="float" office:value="253.069147962548" calcext:value-type="float">
            <text:p>253.07</text:p>
          </table:table-cell>
          <table:table-cell table:formula="of:=[.D250]-[.B250]" office:value-type="float" office:value="64.9531021944574" calcext:value-type="float">
            <text:p>64.95</text:p>
          </table:table-cell>
          <table:table-cell table:formula="of:=ABS([.E250])" office:value-type="float" office:value="64.9531021944574" calcext:value-type="float">
            <text:p>64.95</text:p>
          </table:table-cell>
          <table:table-cell table:formula="of:=[.F250]*[.F250]" office:value-type="float" office:value="4218.90548468363" calcext:value-type="float">
            <text:p>4,218.91</text:p>
          </table:table-cell>
          <table:table-cell table:number-columns-repeated="59"/>
        </table:table-row>
        <table:table-row table:style-name="ro2"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A251]*[.$J$3] + [.$I$3]" office:value-type="float" office:value="196.656079651638" calcext:value-type="float">
            <text:p>196.66</text:p>
          </table:table-cell>
          <table:table-cell table:formula="of:=[.D251]-[.B251]" office:value-type="float" office:value="37.2791536457349" calcext:value-type="float">
            <text:p>37.28</text:p>
          </table:table-cell>
          <table:table-cell table:formula="of:=ABS([.E251])" office:value-type="float" office:value="37.2791536457349" calcext:value-type="float">
            <text:p>37.28</text:p>
          </table:table-cell>
          <table:table-cell table:formula="of:=[.F251]*[.F251]" office:value-type="float" office:value="1389.73529654231" calcext:value-type="float">
            <text:p>1,389.74</text:p>
          </table:table-cell>
          <table:table-cell table:number-columns-repeated="59"/>
        </table:table-row>
        <table:table-row table:style-name="ro2"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A252]*[.$J$3] + [.$I$3]" office:value-type="float" office:value="257.565176298982" calcext:value-type="float">
            <text:p>257.57</text:p>
          </table:table-cell>
          <table:table-cell table:formula="of:=[.D252]-[.B252]" office:value-type="float" office:value="49.7966413240347" calcext:value-type="float">
            <text:p>49.80</text:p>
          </table:table-cell>
          <table:table-cell table:formula="of:=ABS([.E252])" office:value-type="float" office:value="49.7966413240347" calcext:value-type="float">
            <text:p>49.80</text:p>
          </table:table-cell>
          <table:table-cell table:formula="of:=[.F252]*[.F252]" office:value-type="float" office:value="2479.70548715456" calcext:value-type="float">
            <text:p>2,479.71</text:p>
          </table:table-cell>
          <table:table-cell table:number-columns-repeated="59"/>
        </table:table-row>
        <table:table-row table:style-name="ro2"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A253]*[.$J$3] + [.$I$3]" office:value-type="float" office:value="132.425878551979" calcext:value-type="float">
            <text:p>132.43</text:p>
          </table:table-cell>
          <table:table-cell table:formula="of:=[.D253]-[.B253]" office:value-type="float" office:value="21.0989161231542" calcext:value-type="float">
            <text:p>21.10</text:p>
          </table:table-cell>
          <table:table-cell table:formula="of:=ABS([.E253])" office:value-type="float" office:value="21.0989161231542" calcext:value-type="float">
            <text:p>21.10</text:p>
          </table:table-cell>
          <table:table-cell table:formula="of:=[.F253]*[.F253]" office:value-type="float" office:value="445.164261571895" calcext:value-type="float">
            <text:p>445.16</text:p>
          </table:table-cell>
          <table:table-cell table:number-columns-repeated="59"/>
        </table:table-row>
        <table:table-row table:style-name="ro2"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A254]*[.$J$3] + [.$I$3]" office:value-type="float" office:value="211.683481295858" calcext:value-type="float">
            <text:p>211.68</text:p>
          </table:table-cell>
          <table:table-cell table:formula="of:=[.D254]-[.B254]" office:value-type="float" office:value="24.7482013264264" calcext:value-type="float">
            <text:p>24.75</text:p>
          </table:table-cell>
          <table:table-cell table:formula="of:=ABS([.E254])" office:value-type="float" office:value="24.7482013264264" calcext:value-type="float">
            <text:p>24.75</text:p>
          </table:table-cell>
          <table:table-cell table:formula="of:=[.F254]*[.F254]" office:value-type="float" office:value="612.473468893335" calcext:value-type="float">
            <text:p>612.47</text:p>
          </table:table-cell>
          <table:table-cell table:number-columns-repeated="59"/>
        </table:table-row>
        <table:table-row table:style-name="ro2"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A255]*[.$J$3] + [.$I$3]" office:value-type="float" office:value="134.572186188473" calcext:value-type="float">
            <text:p>134.57</text:p>
          </table:table-cell>
          <table:table-cell table:formula="of:=[.D255]-[.B255]" office:value-type="float" office:value="21.6569772821879" calcext:value-type="float">
            <text:p>21.66</text:p>
          </table:table-cell>
          <table:table-cell table:formula="of:=ABS([.E255])" office:value-type="float" office:value="21.6569772821879" calcext:value-type="float">
            <text:p>21.66</text:p>
          </table:table-cell>
          <table:table-cell table:formula="of:=[.F255]*[.F255]" office:value-type="float" office:value="469.024665001201" calcext:value-type="float">
            <text:p>469.02</text:p>
          </table:table-cell>
          <table:table-cell table:number-columns-repeated="59"/>
        </table:table-row>
        <table:table-row table:style-name="ro2"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A256]*[.$J$3] + [.$I$3]" office:value-type="float" office:value="147.525942186101" calcext:value-type="float">
            <text:p>147.53</text:p>
          </table:table-cell>
          <table:table-cell table:formula="of:=[.D256]-[.B256]" office:value-type="float" office:value="14.5055067640738" calcext:value-type="float">
            <text:p>14.51</text:p>
          </table:table-cell>
          <table:table-cell table:formula="of:=ABS([.E256])" office:value-type="float" office:value="14.5055067640738" calcext:value-type="float">
            <text:p>14.51</text:p>
          </table:table-cell>
          <table:table-cell table:formula="of:=[.F256]*[.F256]" office:value-type="float" office:value="210.409726482591" calcext:value-type="float">
            <text:p>210.41</text:p>
          </table:table-cell>
          <table:table-cell table:number-columns-repeated="59"/>
        </table:table-row>
        <table:table-row table:style-name="ro2"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A257]*[.$J$3] + [.$I$3]" office:value-type="float" office:value="177.290848844584" calcext:value-type="float">
            <text:p>177.29</text:p>
          </table:table-cell>
          <table:table-cell table:formula="of:=[.D257]-[.B257]" office:value-type="float" office:value="-5.2989952496043" calcext:value-type="float">
            <text:p>-5.30</text:p>
          </table:table-cell>
          <table:table-cell table:formula="of:=ABS([.E257])" office:value-type="float" office:value="5.2989952496043" calcext:value-type="float">
            <text:p>5.30</text:p>
          </table:table-cell>
          <table:table-cell table:formula="of:=[.F257]*[.F257]" office:value-type="float" office:value="28.079350655329" calcext:value-type="float">
            <text:p>28.08</text:p>
          </table:table-cell>
          <table:table-cell table:number-columns-repeated="59"/>
        </table:table-row>
        <table:table-row table:style-name="ro2"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A258]*[.$J$3] + [.$I$3]" office:value-type="float" office:value="184.076699443218" calcext:value-type="float">
            <text:p>184.08</text:p>
          </table:table-cell>
          <table:table-cell table:formula="of:=[.D258]-[.B258]" office:value-type="float" office:value="22.6450419371411" calcext:value-type="float">
            <text:p>22.65</text:p>
          </table:table-cell>
          <table:table-cell table:formula="of:=ABS([.E258])" office:value-type="float" office:value="22.6450419371411" calcext:value-type="float">
            <text:p>22.65</text:p>
          </table:table-cell>
          <table:table-cell table:formula="of:=[.F258]*[.F258]" office:value-type="float" office:value="512.79792433488" calcext:value-type="float">
            <text:p>512.80</text:p>
          </table:table-cell>
          <table:table-cell table:number-columns-repeated="59"/>
        </table:table-row>
        <table:table-row table:style-name="ro2"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A259]*[.$J$3] + [.$I$3]" office:value-type="float" office:value="217.737131410169" calcext:value-type="float">
            <text:p>217.74</text:p>
          </table:table-cell>
          <table:table-cell table:formula="of:=[.D259]-[.B259]" office:value-type="float" office:value="36.4713066030398" calcext:value-type="float">
            <text:p>36.47</text:p>
          </table:table-cell>
          <table:table-cell table:formula="of:=ABS([.E259])" office:value-type="float" office:value="36.4713066030398" calcext:value-type="float">
            <text:p>36.47</text:p>
          </table:table-cell>
          <table:table-cell table:formula="of:=[.F259]*[.F259]" office:value-type="float" office:value="1330.15620533293" calcext:value-type="float">
            <text:p>1,330.16</text:p>
          </table:table-cell>
          <table:table-cell table:number-columns-repeated="59"/>
        </table:table-row>
        <table:table-row table:style-name="ro2"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A260]*[.$J$3] + [.$I$3]" office:value-type="float" office:value="177.680229960571" calcext:value-type="float">
            <text:p>177.68</text:p>
          </table:table-cell>
          <table:table-cell table:formula="of:=[.D260]-[.B260]" office:value-type="float" office:value="39.1950122434022" calcext:value-type="float">
            <text:p>39.20</text:p>
          </table:table-cell>
          <table:table-cell table:formula="of:=ABS([.E260])" office:value-type="float" office:value="39.1950122434022" calcext:value-type="float">
            <text:p>39.20</text:p>
          </table:table-cell>
          <table:table-cell table:formula="of:=[.F260]*[.F260]" office:value-type="float" office:value="1536.24898476045" calcext:value-type="float">
            <text:p>1,536.25</text:p>
          </table:table-cell>
          <table:table-cell table:number-columns-repeated="59"/>
        </table:table-row>
        <table:table-row table:style-name="ro2"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A261]*[.$J$3] + [.$I$3]" office:value-type="float" office:value="127.579201422198" calcext:value-type="float">
            <text:p>127.58</text:p>
          </table:table-cell>
          <table:table-cell table:formula="of:=[.D261]-[.B261]" office:value-type="float" office:value="17.859505169204" calcext:value-type="float">
            <text:p>17.86</text:p>
          </table:table-cell>
          <table:table-cell table:formula="of:=ABS([.E261])" office:value-type="float" office:value="17.859505169204" calcext:value-type="float">
            <text:p>17.86</text:p>
          </table:table-cell>
          <table:table-cell table:formula="of:=[.F261]*[.F261]" office:value-type="float" office:value="318.961924888825" calcext:value-type="float">
            <text:p>318.96</text:p>
          </table:table-cell>
          <table:table-cell table:number-columns-repeated="59"/>
        </table:table-row>
        <table:table-row table:style-name="ro2"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A262]*[.$J$3] + [.$I$3]" office:value-type="float" office:value="256.238505342682" calcext:value-type="float">
            <text:p>256.24</text:p>
          </table:table-cell>
          <table:table-cell table:formula="of:=[.D262]-[.B262]" office:value-type="float" office:value="46.9286252168007" calcext:value-type="float">
            <text:p>46.93</text:p>
          </table:table-cell>
          <table:table-cell table:formula="of:=ABS([.E262])" office:value-type="float" office:value="46.9286252168007" calcext:value-type="float">
            <text:p>46.93</text:p>
          </table:table-cell>
          <table:table-cell table:formula="of:=[.F262]*[.F262]" office:value-type="float" office:value="2202.29586473895" calcext:value-type="float">
            <text:p>2,202.30</text:p>
          </table:table-cell>
          <table:table-cell table:number-columns-repeated="59"/>
        </table:table-row>
        <table:table-row table:style-name="ro2"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A263]*[.$J$3] + [.$I$3]" office:value-type="float" office:value="234.289203755051" calcext:value-type="float">
            <text:p>234.29</text:p>
          </table:table-cell>
          <table:table-cell table:formula="of:=[.D263]-[.B263]" office:value-type="float" office:value="50.1794735802887" calcext:value-type="float">
            <text:p>50.18</text:p>
          </table:table-cell>
          <table:table-cell table:formula="of:=ABS([.E263])" office:value-type="float" office:value="50.1794735802887" calcext:value-type="float">
            <text:p>50.18</text:p>
          </table:table-cell>
          <table:table-cell table:formula="of:=[.F263]*[.F263]" office:value-type="float" office:value="2517.97956879489" calcext:value-type="float">
            <text:p>2,517.98</text:p>
          </table:table-cell>
          <table:table-cell table:number-columns-repeated="59"/>
        </table:table-row>
        <table:table-row table:style-name="ro2"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A264]*[.$J$3] + [.$I$3]" office:value-type="float" office:value="237.718818884294" calcext:value-type="float">
            <text:p>237.72</text:p>
          </table:table-cell>
          <table:table-cell table:formula="of:=[.D264]-[.B264]" office:value-type="float" office:value="33.2922205832895" calcext:value-type="float">
            <text:p>33.29</text:p>
          </table:table-cell>
          <table:table-cell table:formula="of:=ABS([.E264])" office:value-type="float" office:value="33.2922205832895" calcext:value-type="float">
            <text:p>33.29</text:p>
          </table:table-cell>
          <table:table-cell table:formula="of:=[.F264]*[.F264]" office:value-type="float" office:value="1108.3719513664" calcext:value-type="float">
            <text:p>1,108.37</text:p>
          </table:table-cell>
          <table:table-cell table:number-columns-repeated="59"/>
        </table:table-row>
        <table:table-row table:style-name="ro2"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A265]*[.$J$3] + [.$I$3]" office:value-type="float" office:value="208.718742422422" calcext:value-type="float">
            <text:p>208.72</text:p>
          </table:table-cell>
          <table:table-cell table:formula="of:=[.D265]-[.B265]" office:value-type="float" office:value="23.1621873203697" calcext:value-type="float">
            <text:p>23.16</text:p>
          </table:table-cell>
          <table:table-cell table:formula="of:=ABS([.E265])" office:value-type="float" office:value="23.1621873203697" calcext:value-type="float">
            <text:p>23.16</text:p>
          </table:table-cell>
          <table:table-cell table:formula="of:=[.F265]*[.F265]" office:value-type="float" office:value="536.486921463893" calcext:value-type="float">
            <text:p>536.49</text:p>
          </table:table-cell>
          <table:table-cell table:number-columns-repeated="59"/>
        </table:table-row>
        <table:table-row table:style-name="ro2"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A266]*[.$J$3] + [.$I$3]" office:value-type="float" office:value="165.396513005089" calcext:value-type="float">
            <text:p>165.40</text:p>
          </table:table-cell>
          <table:table-cell table:formula="of:=[.D266]-[.B266]" office:value-type="float" office:value="16.0524853580552" calcext:value-type="float">
            <text:p>16.05</text:p>
          </table:table-cell>
          <table:table-cell table:formula="of:=ABS([.E266])" office:value-type="float" office:value="16.0524853580552" calcext:value-type="float">
            <text:p>16.05</text:p>
          </table:table-cell>
          <table:table-cell table:formula="of:=[.F266]*[.F266]" office:value-type="float" office:value="257.682286170577" calcext:value-type="float">
            <text:p>257.68</text:p>
          </table:table-cell>
          <table:table-cell table:number-columns-repeated="59"/>
        </table:table-row>
        <table:table-row table:style-name="ro2"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A267]*[.$J$3] + [.$I$3]" office:value-type="float" office:value="210.459705214891" calcext:value-type="float">
            <text:p>210.46</text:p>
          </table:table-cell>
          <table:table-cell table:formula="of:=[.D267]-[.B267]" office:value-type="float" office:value="28.5946608688101" calcext:value-type="float">
            <text:p>28.59</text:p>
          </table:table-cell>
          <table:table-cell table:formula="of:=ABS([.E267])" office:value-type="float" office:value="28.5946608688101" calcext:value-type="float">
            <text:p>28.59</text:p>
          </table:table-cell>
          <table:table-cell table:formula="of:=[.F267]*[.F267]" office:value-type="float" office:value="817.654630202259" calcext:value-type="float">
            <text:p>817.65</text:p>
          </table:table-cell>
          <table:table-cell table:number-columns-repeated="59"/>
        </table:table-row>
        <table:table-row table:style-name="ro2"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A268]*[.$J$3] + [.$I$3]" office:value-type="float" office:value="219.188682271237" calcext:value-type="float">
            <text:p>219.19</text:p>
          </table:table-cell>
          <table:table-cell table:formula="of:=[.D268]-[.B268]" office:value-type="float" office:value="34.2001843012462" calcext:value-type="float">
            <text:p>34.20</text:p>
          </table:table-cell>
          <table:table-cell table:formula="of:=ABS([.E268])" office:value-type="float" office:value="34.2001843012462" calcext:value-type="float">
            <text:p>34.20</text:p>
          </table:table-cell>
          <table:table-cell table:formula="of:=[.F268]*[.F268]" office:value-type="float" office:value="1169.65260623921" calcext:value-type="float">
            <text:p>1,169.65</text:p>
          </table:table-cell>
          <table:table-cell table:number-columns-repeated="59"/>
        </table:table-row>
        <table:table-row table:style-name="ro2"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A269]*[.$J$3] + [.$I$3]" office:value-type="float" office:value="281.094115913672" calcext:value-type="float">
            <text:p>281.09</text:p>
          </table:table-cell>
          <table:table-cell table:formula="of:=[.D269]-[.B269]" office:value-type="float" office:value="60.8864556939895" calcext:value-type="float">
            <text:p>60.89</text:p>
          </table:table-cell>
          <table:table-cell table:formula="of:=ABS([.E269])" office:value-type="float" office:value="60.8864556939895" calcext:value-type="float">
            <text:p>60.89</text:p>
          </table:table-cell>
          <table:table-cell table:formula="of:=[.F269]*[.F269]" office:value-type="float" office:value="3707.16048697614" calcext:value-type="float">
            <text:p>3,707.16</text:p>
          </table:table-cell>
          <table:table-cell table:number-columns-repeated="59"/>
        </table:table-row>
        <table:table-row table:style-name="ro2"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A270]*[.$J$3] + [.$I$3]" office:value-type="float" office:value="173.821976707543" calcext:value-type="float">
            <text:p>173.82</text:p>
          </table:table-cell>
          <table:table-cell table:formula="of:=[.D270]-[.B270]" office:value-type="float" office:value="23.4190780123163" calcext:value-type="float">
            <text:p>23.42</text:p>
          </table:table-cell>
          <table:table-cell table:formula="of:=ABS([.E270])" office:value-type="float" office:value="23.4190780123163" calcext:value-type="float">
            <text:p>23.42</text:p>
          </table:table-cell>
          <table:table-cell table:formula="of:=[.F270]*[.F270]" office:value-type="float" office:value="548.453214946956" calcext:value-type="float">
            <text:p>548.45</text:p>
          </table:table-cell>
          <table:table-cell table:number-columns-repeated="59"/>
        </table:table-row>
        <table:table-row table:style-name="ro2"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A271]*[.$J$3] + [.$I$3]" office:value-type="float" office:value="181.55029231586" calcext:value-type="float">
            <text:p>181.55</text:p>
          </table:table-cell>
          <table:table-cell table:formula="of:=[.D271]-[.B271]" office:value-type="float" office:value="24.6486548658905" calcext:value-type="float">
            <text:p>24.65</text:p>
          </table:table-cell>
          <table:table-cell table:formula="of:=ABS([.E271])" office:value-type="float" office:value="24.6486548658905" calcext:value-type="float">
            <text:p>24.65</text:p>
          </table:table-cell>
          <table:table-cell table:formula="of:=[.F271]*[.F271]" office:value-type="float" office:value="607.556186697786" calcext:value-type="float">
            <text:p>607.56</text:p>
          </table:table-cell>
          <table:table-cell table:number-columns-repeated="59"/>
        </table:table-row>
        <table:table-row table:style-name="ro2"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A272]*[.$J$3] + [.$I$3]" office:value-type="float" office:value="196.390826943359" calcext:value-type="float">
            <text:p>196.39</text:p>
          </table:table-cell>
          <table:table-cell table:formula="of:=[.D272]-[.B272]" office:value-type="float" office:value="59.1032199575728" calcext:value-type="float">
            <text:p>59.10</text:p>
          </table:table-cell>
          <table:table-cell table:formula="of:=ABS([.E272])" office:value-type="float" office:value="59.1032199575728" calcext:value-type="float">
            <text:p>59.10</text:p>
          </table:table-cell>
          <table:table-cell table:formula="of:=[.F272]*[.F272]" office:value-type="float" office:value="3493.19060935323" calcext:value-type="float">
            <text:p>3,493.19</text:p>
          </table:table-cell>
          <table:table-cell table:number-columns-repeated="59"/>
        </table:table-row>
        <table:table-row table:style-name="ro2"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A273]*[.$J$3] + [.$I$3]" office:value-type="float" office:value="226.696148510417" calcext:value-type="float">
            <text:p>226.70</text:p>
          </table:table-cell>
          <table:table-cell table:formula="of:=[.D273]-[.B273]" office:value-type="float" office:value="34.8147450435458" calcext:value-type="float">
            <text:p>34.81</text:p>
          </table:table-cell>
          <table:table-cell table:formula="of:=ABS([.E273])" office:value-type="float" office:value="34.8147450435458" calcext:value-type="float">
            <text:p>34.81</text:p>
          </table:table-cell>
          <table:table-cell table:formula="of:=[.F273]*[.F273]" office:value-type="float" office:value="1212.0664724471" calcext:value-type="float">
            <text:p>1,212.07</text:p>
          </table:table-cell>
          <table:table-cell table:number-columns-repeated="59"/>
        </table:table-row>
        <table:table-row table:style-name="ro2"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A274]*[.$J$3] + [.$I$3]" office:value-type="float" office:value="131.503993484132" calcext:value-type="float">
            <text:p>131.50</text:p>
          </table:table-cell>
          <table:table-cell table:formula="of:=[.D274]-[.B274]" office:value-type="float" office:value="8.34617953241148" calcext:value-type="float">
            <text:p>8.35</text:p>
          </table:table-cell>
          <table:table-cell table:formula="of:=ABS([.E274])" office:value-type="float" office:value="8.34617953241148" calcext:value-type="float">
            <text:p>8.35</text:p>
          </table:table-cell>
          <table:table-cell table:formula="of:=[.F274]*[.F274]" office:value-type="float" office:value="69.6587127872444" calcext:value-type="float">
            <text:p>69.66</text:p>
          </table:table-cell>
          <table:table-cell table:number-columns-repeated="59"/>
        </table:table-row>
        <table:table-row table:style-name="ro2"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A275]*[.$J$3] + [.$I$3]" office:value-type="float" office:value="297.768629673287" calcext:value-type="float">
            <text:p>297.77</text:p>
          </table:table-cell>
          <table:table-cell table:formula="of:=[.D275]-[.B275]" office:value-type="float" office:value="65.5592523248578" calcext:value-type="float">
            <text:p>65.56</text:p>
          </table:table-cell>
          <table:table-cell table:formula="of:=ABS([.E275])" office:value-type="float" office:value="65.5592523248578" calcext:value-type="float">
            <text:p>65.56</text:p>
          </table:table-cell>
          <table:table-cell table:formula="of:=[.F275]*[.F275]" office:value-type="float" office:value="4298.01556539437" calcext:value-type="float">
            <text:p>4,298.02</text:p>
          </table:table-cell>
          <table:table-cell table:number-columns-repeated="59"/>
        </table:table-row>
        <table:table-row table:style-name="ro2"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A276]*[.$J$3] + [.$I$3]" office:value-type="float" office:value="272.561889081689" calcext:value-type="float">
            <text:p>272.56</text:p>
          </table:table-cell>
          <table:table-cell table:formula="of:=[.D276]-[.B276]" office:value-type="float" office:value="65.1022073487768" calcext:value-type="float">
            <text:p>65.10</text:p>
          </table:table-cell>
          <table:table-cell table:formula="of:=ABS([.E276])" office:value-type="float" office:value="65.1022073487768" calcext:value-type="float">
            <text:p>65.10</text:p>
          </table:table-cell>
          <table:table-cell table:formula="of:=[.F276]*[.F276]" office:value-type="float" office:value="4238.29740168313" calcext:value-type="float">
            <text:p>4,238.30</text:p>
          </table:table-cell>
          <table:table-cell table:number-columns-repeated="59"/>
        </table:table-row>
        <table:table-row table:style-name="ro2"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A277]*[.$J$3] + [.$I$3]" office:value-type="float" office:value="317.915207512938" calcext:value-type="float">
            <text:p>317.92</text:p>
          </table:table-cell>
          <table:table-cell table:formula="of:=[.D277]-[.B277]" office:value-type="float" office:value="90.775911538454" calcext:value-type="float">
            <text:p>90.78</text:p>
          </table:table-cell>
          <table:table-cell table:formula="of:=ABS([.E277])" office:value-type="float" office:value="90.775911538454" calcext:value-type="float">
            <text:p>90.78</text:p>
          </table:table-cell>
          <table:table-cell table:formula="of:=[.F277]*[.F277]" office:value-type="float" office:value="8240.26611563722" calcext:value-type="float">
            <text:p>8,240.27</text:p>
          </table:table-cell>
          <table:table-cell table:number-columns-repeated="59"/>
        </table:table-row>
        <table:table-row table:style-name="ro2"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A278]*[.$J$3] + [.$I$3]" office:value-type="float" office:value="150.281658168088" calcext:value-type="float">
            <text:p>150.28</text:p>
          </table:table-cell>
          <table:table-cell table:formula="of:=[.D278]-[.B278]" office:value-type="float" office:value="14.0255281618436" calcext:value-type="float">
            <text:p>14.03</text:p>
          </table:table-cell>
          <table:table-cell table:formula="of:=ABS([.E278])" office:value-type="float" office:value="14.0255281618436" calcext:value-type="float">
            <text:p>14.03</text:p>
          </table:table-cell>
          <table:table-cell table:formula="of:=[.F278]*[.F278]" office:value-type="float" office:value="196.715440218667" calcext:value-type="float">
            <text:p>196.72</text:p>
          </table:table-cell>
          <table:table-cell table:number-columns-repeated="59"/>
        </table:table-row>
        <table:table-row table:style-name="ro2"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A279]*[.$J$3] + [.$I$3]" office:value-type="float" office:value="173.742805898754" calcext:value-type="float">
            <text:p>173.74</text:p>
          </table:table-cell>
          <table:table-cell table:formula="of:=[.D279]-[.B279]" office:value-type="float" office:value="21.8561002249429" calcext:value-type="float">
            <text:p>21.86</text:p>
          </table:table-cell>
          <table:table-cell table:formula="of:=ABS([.E279])" office:value-type="float" office:value="21.8561002249429" calcext:value-type="float">
            <text:p>21.86</text:p>
          </table:table-cell>
          <table:table-cell table:formula="of:=[.F279]*[.F279]" office:value-type="float" office:value="477.689117042748" calcext:value-type="float">
            <text:p>477.69</text:p>
          </table:table-cell>
          <table:table-cell table:number-columns-repeated="59"/>
        </table:table-row>
        <table:table-row table:style-name="ro2"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A280]*[.$J$3] + [.$I$3]" office:value-type="float" office:value="259.818291410318" calcext:value-type="float">
            <text:p>259.82</text:p>
          </table:table-cell>
          <table:table-cell table:formula="of:=[.D280]-[.B280]" office:value-type="float" office:value="74.8364771599684" calcext:value-type="float">
            <text:p>74.84</text:p>
          </table:table-cell>
          <table:table-cell table:formula="of:=ABS([.E280])" office:value-type="float" office:value="74.8364771599684" calcext:value-type="float">
            <text:p>74.84</text:p>
          </table:table-cell>
          <table:table-cell table:formula="of:=[.F280]*[.F280]" office:value-type="float" office:value="5600.49831371447" calcext:value-type="float">
            <text:p>5,600.50</text:p>
          </table:table-cell>
          <table:table-cell table:number-columns-repeated="59"/>
        </table:table-row>
        <table:table-row table:style-name="ro2"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A281]*[.$J$3] + [.$I$3]" office:value-type="float" office:value="182.453772222348" calcext:value-type="float">
            <text:p>182.45</text:p>
          </table:table-cell>
          <table:table-cell table:formula="of:=[.D281]-[.B281]" office:value-type="float" office:value="38.8904329033299" calcext:value-type="float">
            <text:p>38.89</text:p>
          </table:table-cell>
          <table:table-cell table:formula="of:=ABS([.E281])" office:value-type="float" office:value="38.8904329033299" calcext:value-type="float">
            <text:p>38.89</text:p>
          </table:table-cell>
          <table:table-cell table:formula="of:=[.F281]*[.F281]" office:value-type="float" office:value="1512.4657714084" calcext:value-type="float">
            <text:p>1,512.47</text:p>
          </table:table-cell>
          <table:table-cell table:number-columns-repeated="59"/>
        </table:table-row>
        <table:table-row table:style-name="ro2"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A282]*[.$J$3] + [.$I$3]" office:value-type="float" office:value="209.841886745009" calcext:value-type="float">
            <text:p>209.84</text:p>
          </table:table-cell>
          <table:table-cell table:formula="of:=[.D282]-[.B282]" office:value-type="float" office:value="45.5466454923969" calcext:value-type="float">
            <text:p>45.55</text:p>
          </table:table-cell>
          <table:table-cell table:formula="of:=ABS([.E282])" office:value-type="float" office:value="45.5466454923969" calcext:value-type="float">
            <text:p>45.55</text:p>
          </table:table-cell>
          <table:table-cell table:formula="of:=[.F282]*[.F282]" office:value-type="float" office:value="2074.49691561008" calcext:value-type="float">
            <text:p>2,074.50</text:p>
          </table:table-cell>
          <table:table-cell table:number-columns-repeated="59"/>
        </table:table-row>
        <table:table-row table:style-name="ro2"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A283]*[.$J$3] + [.$I$3]" office:value-type="float" office:value="249.766680153503" calcext:value-type="float">
            <text:p>249.77</text:p>
          </table:table-cell>
          <table:table-cell table:formula="of:=[.D283]-[.B283]" office:value-type="float" office:value="53.4186509992239" calcext:value-type="float">
            <text:p>53.42</text:p>
          </table:table-cell>
          <table:table-cell table:formula="of:=ABS([.E283])" office:value-type="float" office:value="53.4186509992239" calcext:value-type="float">
            <text:p>53.42</text:p>
          </table:table-cell>
          <table:table-cell table:formula="of:=[.F283]*[.F283]" office:value-type="float" office:value="2853.55227457688" calcext:value-type="float">
            <text:p>2,853.55</text:p>
          </table:table-cell>
          <table:table-cell table:number-columns-repeated="59"/>
        </table:table-row>
        <table:table-row table:style-name="ro2"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A284]*[.$J$3] + [.$I$3]" office:value-type="float" office:value="214.278468990404" calcext:value-type="float">
            <text:p>214.28</text:p>
          </table:table-cell>
          <table:table-cell table:formula="of:=[.D284]-[.B284]" office:value-type="float" office:value="22.5681366869005" calcext:value-type="float">
            <text:p>22.57</text:p>
          </table:table-cell>
          <table:table-cell table:formula="of:=ABS([.E284])" office:value-type="float" office:value="22.5681366869005" calcext:value-type="float">
            <text:p>22.57</text:p>
          </table:table-cell>
          <table:table-cell table:formula="of:=[.F284]*[.F284]" office:value-type="float" office:value="509.320793518623" calcext:value-type="float">
            <text:p>509.32</text:p>
          </table:table-cell>
          <table:table-cell table:number-columns-repeated="59"/>
        </table:table-row>
        <table:table-row table:style-name="ro2"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A285]*[.$J$3] + [.$I$3]" office:value-type="float" office:value="195.802631864552" calcext:value-type="float">
            <text:p>195.80</text:p>
          </table:table-cell>
          <table:table-cell table:formula="of:=[.D285]-[.B285]" office:value-type="float" office:value="51.1362282015954" calcext:value-type="float">
            <text:p>51.14</text:p>
          </table:table-cell>
          <table:table-cell table:formula="of:=ABS([.E285])" office:value-type="float" office:value="51.1362282015954" calcext:value-type="float">
            <text:p>51.14</text:p>
          </table:table-cell>
          <table:table-cell table:formula="of:=[.F285]*[.F285]" office:value-type="float" office:value="2614.91383468564" calcext:value-type="float">
            <text:p>2,614.91</text:p>
          </table:table-cell>
          <table:table-cell table:number-columns-repeated="59"/>
        </table:table-row>
        <table:table-row table:style-name="ro2"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A286]*[.$J$3] + [.$I$3]" office:value-type="float" office:value="159.056959559874" calcext:value-type="float">
            <text:p>159.06</text:p>
          </table:table-cell>
          <table:table-cell table:formula="of:=[.D286]-[.B286]" office:value-type="float" office:value="32.419364607639" calcext:value-type="float">
            <text:p>32.42</text:p>
          </table:table-cell>
          <table:table-cell table:formula="of:=ABS([.E286])" office:value-type="float" office:value="32.419364607639" calcext:value-type="float">
            <text:p>32.42</text:p>
          </table:table-cell>
          <table:table-cell table:formula="of:=[.F286]*[.F286]" office:value-type="float" office:value="1051.01520156304" calcext:value-type="float">
            <text:p>1,051.02</text:p>
          </table:table-cell>
          <table:table-cell table:number-columns-repeated="59"/>
        </table:table-row>
        <table:table-row table:style-name="ro2"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A287]*[.$J$3] + [.$I$3]" office:value-type="float" office:value="253.640362388465" calcext:value-type="float">
            <text:p>253.64</text:p>
          </table:table-cell>
          <table:table-cell table:formula="of:=[.D287]-[.B287]" office:value-type="float" office:value="62.3230931052688" calcext:value-type="float">
            <text:p>62.32</text:p>
          </table:table-cell>
          <table:table-cell table:formula="of:=ABS([.E287])" office:value-type="float" office:value="62.3230931052688" calcext:value-type="float">
            <text:p>62.32</text:p>
          </table:table-cell>
          <table:table-cell table:formula="of:=[.F287]*[.F287]" office:value-type="float" office:value="3884.16793420801" calcext:value-type="float">
            <text:p>3,884.17</text:p>
          </table:table-cell>
          <table:table-cell table:number-columns-repeated="59"/>
        </table:table-row>
        <table:table-row table:style-name="ro2"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A288]*[.$J$3] + [.$I$3]" office:value-type="float" office:value="218.150372148866" calcext:value-type="float">
            <text:p>218.15</text:p>
          </table:table-cell>
          <table:table-cell table:formula="of:=[.D288]-[.B288]" office:value-type="float" office:value="47.6089711815204" calcext:value-type="float">
            <text:p>47.61</text:p>
          </table:table-cell>
          <table:table-cell table:formula="of:=ABS([.E288])" office:value-type="float" office:value="47.6089711815204" calcext:value-type="float">
            <text:p>47.61</text:p>
          </table:table-cell>
          <table:table-cell table:formula="of:=[.F288]*[.F288]" office:value-type="float" office:value="2266.61413696284" calcext:value-type="float">
            <text:p>2,266.61</text:p>
          </table:table-cell>
          <table:table-cell table:number-columns-repeated="59"/>
        </table:table-row>
        <table:table-row table:style-name="ro2"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A289]*[.$J$3] + [.$I$3]" office:value-type="float" office:value="181.752977082625" calcext:value-type="float">
            <text:p>181.75</text:p>
          </table:table-cell>
          <table:table-cell table:formula="of:=[.D289]-[.B289]" office:value-type="float" office:value="43.3688015087442" calcext:value-type="float">
            <text:p>43.37</text:p>
          </table:table-cell>
          <table:table-cell table:formula="of:=ABS([.E289])" office:value-type="float" office:value="43.3688015087442" calcext:value-type="float">
            <text:p>43.37</text:p>
          </table:table-cell>
          <table:table-cell table:formula="of:=[.F289]*[.F289]" office:value-type="float" office:value="1880.85294430485" calcext:value-type="float">
            <text:p>1,880.85</text:p>
          </table:table-cell>
          <table:table-cell table:number-columns-repeated="59"/>
        </table:table-row>
        <table:table-row table:style-name="ro2"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A290]*[.$J$3] + [.$I$3]" office:value-type="float" office:value="176.828787126518" calcext:value-type="float">
            <text:p>176.83</text:p>
          </table:table-cell>
          <table:table-cell table:formula="of:=[.D290]-[.B290]" office:value-type="float" office:value="44.2345416792954" calcext:value-type="float">
            <text:p>44.23</text:p>
          </table:table-cell>
          <table:table-cell table:formula="of:=ABS([.E290])" office:value-type="float" office:value="44.2345416792954" calcext:value-type="float">
            <text:p>44.23</text:p>
          </table:table-cell>
          <table:table-cell table:formula="of:=[.F290]*[.F290]" office:value-type="float" office:value="1956.69467757732" calcext:value-type="float">
            <text:p>1,956.69</text:p>
          </table:table-cell>
          <table:table-cell table:number-columns-repeated="59"/>
        </table:table-row>
        <table:table-row table:style-name="ro2"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A291]*[.$J$3] + [.$I$3]" office:value-type="float" office:value="207.141886511917" calcext:value-type="float">
            <text:p>207.14</text:p>
          </table:table-cell>
          <table:table-cell table:formula="of:=[.D291]-[.B291]" office:value-type="float" office:value="44.8363371985092" calcext:value-type="float">
            <text:p>44.84</text:p>
          </table:table-cell>
          <table:table-cell table:formula="of:=ABS([.E291])" office:value-type="float" office:value="44.8363371985092" calcext:value-type="float">
            <text:p>44.84</text:p>
          </table:table-cell>
          <table:table-cell table:formula="of:=[.F291]*[.F291]" office:value-type="float" office:value="2010.29713337842" calcext:value-type="float">
            <text:p>2,010.30</text:p>
          </table:table-cell>
          <table:table-cell table:number-columns-repeated="59"/>
        </table:table-row>
        <table:table-row table:style-name="ro2"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A292]*[.$J$3] + [.$I$3]" office:value-type="float" office:value="127.029844529226" calcext:value-type="float">
            <text:p>127.03</text:p>
          </table:table-cell>
          <table:table-cell table:formula="of:=[.D292]-[.B292]" office:value-type="float" office:value="14.430350537054" calcext:value-type="float">
            <text:p>14.43</text:p>
          </table:table-cell>
          <table:table-cell table:formula="of:=ABS([.E292])" office:value-type="float" office:value="14.430350537054" calcext:value-type="float">
            <text:p>14.43</text:p>
          </table:table-cell>
          <table:table-cell table:formula="of:=[.F292]*[.F292]" office:value-type="float" office:value="208.235016622255" calcext:value-type="float">
            <text:p>208.24</text:p>
          </table:table-cell>
          <table:table-cell table:number-columns-repeated="59"/>
        </table:table-row>
        <table:table-row table:style-name="ro2"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A293]*[.$J$3] + [.$I$3]" office:value-type="float" office:value="220.461404322494" calcext:value-type="float">
            <text:p>220.46</text:p>
          </table:table-cell>
          <table:table-cell table:formula="of:=[.D293]-[.B293]" office:value-type="float" office:value="32.0336058947514" calcext:value-type="float">
            <text:p>32.03</text:p>
          </table:table-cell>
          <table:table-cell table:formula="of:=ABS([.E293])" office:value-type="float" office:value="32.0336058947514" calcext:value-type="float">
            <text:p>32.03</text:p>
          </table:table-cell>
          <table:table-cell table:formula="of:=[.F293]*[.F293]" office:value-type="float" office:value="1026.15190662025" calcext:value-type="float">
            <text:p>1,026.15</text:p>
          </table:table-cell>
          <table:table-cell table:number-columns-repeated="59"/>
        </table:table-row>
        <table:table-row table:style-name="ro2"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A294]*[.$J$3] + [.$I$3]" office:value-type="float" office:value="238.134769013617" calcext:value-type="float">
            <text:p>238.13</text:p>
          </table:table-cell>
          <table:table-cell table:formula="of:=[.D294]-[.B294]" office:value-type="float" office:value="39.5044908195002" calcext:value-type="float">
            <text:p>39.50</text:p>
          </table:table-cell>
          <table:table-cell table:formula="of:=ABS([.E294])" office:value-type="float" office:value="39.5044908195002" calcext:value-type="float">
            <text:p>39.50</text:p>
          </table:table-cell>
          <table:table-cell table:formula="of:=[.F294]*[.F294]" office:value-type="float" office:value="1560.60479490797" calcext:value-type="float">
            <text:p>1,560.60</text:p>
          </table:table-cell>
          <table:table-cell table:number-columns-repeated="59"/>
        </table:table-row>
        <table:table-row table:style-name="ro2"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A295]*[.$J$3] + [.$I$3]" office:value-type="float" office:value="186.760308019469" calcext:value-type="float">
            <text:p>186.76</text:p>
          </table:table-cell>
          <table:table-cell table:formula="of:=[.D295]-[.B295]" office:value-type="float" office:value="45.4685237486468" calcext:value-type="float">
            <text:p>45.47</text:p>
          </table:table-cell>
          <table:table-cell table:formula="of:=ABS([.E295])" office:value-type="float" office:value="45.4685237486468" calcext:value-type="float">
            <text:p>45.47</text:p>
          </table:table-cell>
          <table:table-cell table:formula="of:=[.F295]*[.F295]" office:value-type="float" office:value="2067.38665188125" calcext:value-type="float">
            <text:p>2,067.39</text:p>
          </table:table-cell>
          <table:table-cell table:number-columns-repeated="59"/>
        </table:table-row>
        <table:table-row table:style-name="ro2"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A296]*[.$J$3] + [.$I$3]" office:value-type="float" office:value="169.329854804189" calcext:value-type="float">
            <text:p>169.33</text:p>
          </table:table-cell>
          <table:table-cell table:formula="of:=[.D296]-[.B296]" office:value-type="float" office:value="30.0843514842168" calcext:value-type="float">
            <text:p>30.08</text:p>
          </table:table-cell>
          <table:table-cell table:formula="of:=ABS([.E296])" office:value-type="float" office:value="30.0843514842168" calcext:value-type="float">
            <text:p>30.08</text:p>
          </table:table-cell>
          <table:table-cell table:formula="of:=[.F296]*[.F296]" office:value-type="float" office:value="905.068204225899" calcext:value-type="float">
            <text:p>905.07</text:p>
          </table:table-cell>
          <table:table-cell table:number-columns-repeated="59"/>
        </table:table-row>
        <table:table-row table:style-name="ro2"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A297]*[.$J$3] + [.$I$3]" office:value-type="float" office:value="154.070935227818" calcext:value-type="float">
            <text:p>154.07</text:p>
          </table:table-cell>
          <table:table-cell table:formula="of:=[.D297]-[.B297]" office:value-type="float" office:value="15.5488363513984" calcext:value-type="float">
            <text:p>15.55</text:p>
          </table:table-cell>
          <table:table-cell table:formula="of:=ABS([.E297])" office:value-type="float" office:value="15.5488363513984" calcext:value-type="float">
            <text:p>15.55</text:p>
          </table:table-cell>
          <table:table-cell table:formula="of:=[.F297]*[.F297]" office:value-type="float" office:value="241.766311882568" calcext:value-type="float">
            <text:p>241.77</text:p>
          </table:table-cell>
          <table:table-cell table:number-columns-repeated="59"/>
        </table:table-row>
        <table:table-row table:style-name="ro2"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A298]*[.$J$3] + [.$I$3]" office:value-type="float" office:value="219.973801101244" calcext:value-type="float">
            <text:p>219.97</text:p>
          </table:table-cell>
          <table:table-cell table:formula="of:=[.D298]-[.B298]" office:value-type="float" office:value="22.2170307818306" calcext:value-type="float">
            <text:p>22.22</text:p>
          </table:table-cell>
          <table:table-cell table:formula="of:=ABS([.E298])" office:value-type="float" office:value="22.2170307818306" calcext:value-type="float">
            <text:p>22.22</text:p>
          </table:table-cell>
          <table:table-cell table:formula="of:=[.F298]*[.F298]" office:value-type="float" office:value="493.596456760807" calcext:value-type="float">
            <text:p>493.60</text:p>
          </table:table-cell>
          <table:table-cell table:number-columns-repeated="59"/>
        </table:table-row>
        <table:table-row table:style-name="ro2"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A299]*[.$J$3] + [.$I$3]" office:value-type="float" office:value="200.470857585882" calcext:value-type="float">
            <text:p>200.47</text:p>
          </table:table-cell>
          <table:table-cell table:formula="of:=[.D299]-[.B299]" office:value-type="float" office:value="40.774687033979" calcext:value-type="float">
            <text:p>40.77</text:p>
          </table:table-cell>
          <table:table-cell table:formula="of:=ABS([.E299])" office:value-type="float" office:value="40.774687033979" calcext:value-type="float">
            <text:p>40.77</text:p>
          </table:table-cell>
          <table:table-cell table:formula="of:=[.F299]*[.F299]" office:value-type="float" office:value="1662.57510271893" calcext:value-type="float">
            <text:p>1,662.58</text:p>
          </table:table-cell>
          <table:table-cell table:number-columns-repeated="59"/>
        </table:table-row>
        <table:table-row table:style-name="ro2"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A300]*[.$J$3] + [.$I$3]" office:value-type="float" office:value="203.355612444571" calcext:value-type="float">
            <text:p>203.36</text:p>
          </table:table-cell>
          <table:table-cell table:formula="of:=[.D300]-[.B300]" office:value-type="float" office:value="29.1890252971233" calcext:value-type="float">
            <text:p>29.19</text:p>
          </table:table-cell>
          <table:table-cell table:formula="of:=ABS([.E300])" office:value-type="float" office:value="29.1890252971233" calcext:value-type="float">
            <text:p>29.19</text:p>
          </table:table-cell>
          <table:table-cell table:formula="of:=[.F300]*[.F300]" office:value-type="float" office:value="851.999197796104" calcext:value-type="float">
            <text:p>852.00</text:p>
          </table:table-cell>
          <table:table-cell table:number-columns-repeated="59"/>
        </table:table-row>
        <table:table-row table:style-name="ro2"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A301]*[.$J$3] + [.$I$3]" office:value-type="float" office:value="166.867763587838" calcext:value-type="float">
            <text:p>166.87</text:p>
          </table:table-cell>
          <table:table-cell table:formula="of:=[.D301]-[.B301]" office:value-type="float" office:value="-2.21136578138967" calcext:value-type="float">
            <text:p>-2.21</text:p>
          </table:table-cell>
          <table:table-cell table:formula="of:=ABS([.E301])" office:value-type="float" office:value="2.21136578138967" calcext:value-type="float">
            <text:p>2.21</text:p>
          </table:table-cell>
          <table:table-cell table:formula="of:=[.F301]*[.F301]" office:value-type="float" office:value="4.89013861910116" calcext:value-type="float">
            <text:p>4.89</text:p>
          </table:table-cell>
          <table:table-cell table:number-columns-repeated="59"/>
        </table:table-row>
        <table:table-row table:style-name="ro2"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A302]*[.$J$3] + [.$I$3]" office:value-type="float" office:value="173.436958540235" calcext:value-type="float">
            <text:p>173.44</text:p>
          </table:table-cell>
          <table:table-cell table:formula="of:=[.D302]-[.B302]" office:value-type="float" office:value="38.8864493272137" calcext:value-type="float">
            <text:p>38.89</text:p>
          </table:table-cell>
          <table:table-cell table:formula="of:=ABS([.E302])" office:value-type="float" office:value="38.8864493272137" calcext:value-type="float">
            <text:p>38.89</text:p>
          </table:table-cell>
          <table:table-cell table:formula="of:=[.F302]*[.F302]" office:value-type="float" office:value="1512.15594127796" calcext:value-type="float">
            <text:p>1,512.16</text:p>
          </table:table-cell>
          <table:table-cell table:number-columns-repeated="59"/>
        </table:table-row>
        <table:table-row table:style-name="ro2"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A303]*[.$J$3] + [.$I$3]" office:value-type="float" office:value="322.112145935531" calcext:value-type="float">
            <text:p>322.11</text:p>
          </table:table-cell>
          <table:table-cell table:formula="of:=[.D303]-[.B303]" office:value-type="float" office:value="110.38797947945" calcext:value-type="float">
            <text:p>110.39</text:p>
          </table:table-cell>
          <table:table-cell table:formula="of:=ABS([.E303])" office:value-type="float" office:value="110.38797947945" calcext:value-type="float">
            <text:p>110.39</text:p>
          </table:table-cell>
          <table:table-cell table:formula="of:=[.F303]*[.F303]" office:value-type="float" office:value="12185.5060135554" calcext:value-type="float">
            <text:p>12,185.51</text:p>
          </table:table-cell>
          <table:table-cell table:number-columns-repeated="59"/>
        </table:table-row>
        <table:table-row table:style-name="ro2"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A304]*[.$J$3] + [.$I$3]" office:value-type="float" office:value="147.699611601998" calcext:value-type="float">
            <text:p>147.70</text:p>
          </table:table-cell>
          <table:table-cell table:formula="of:=[.D304]-[.B304]" office:value-type="float" office:value="27.0286021456414" calcext:value-type="float">
            <text:p>27.03</text:p>
          </table:table-cell>
          <table:table-cell table:formula="of:=ABS([.E304])" office:value-type="float" office:value="27.0286021456414" calcext:value-type="float">
            <text:p>27.03</text:p>
          </table:table-cell>
          <table:table-cell table:formula="of:=[.F304]*[.F304]" office:value-type="float" office:value="730.545333947372" calcext:value-type="float">
            <text:p>730.55</text:p>
          </table:table-cell>
          <table:table-cell table:number-columns-repeated="59"/>
        </table:table-row>
        <table:table-row table:style-name="ro2"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A305]*[.$J$3] + [.$I$3]" office:value-type="float" office:value="134.411936335901" calcext:value-type="float">
            <text:p>134.41</text:p>
          </table:table-cell>
          <table:table-cell table:formula="of:=[.D305]-[.B305]" office:value-type="float" office:value="18.5108074885578" calcext:value-type="float">
            <text:p>18.51</text:p>
          </table:table-cell>
          <table:table-cell table:formula="of:=ABS([.E305])" office:value-type="float" office:value="18.5108074885578" calcext:value-type="float">
            <text:p>18.51</text:p>
          </table:table-cell>
          <table:table-cell table:formula="of:=[.F305]*[.F305]" office:value-type="float" office:value="342.649993878448" calcext:value-type="float">
            <text:p>342.65</text:p>
          </table:table-cell>
          <table:table-cell table:number-columns-repeated="59"/>
        </table:table-row>
        <table:table-row table:style-name="ro2"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A306]*[.$J$3] + [.$I$3]" office:value-type="float" office:value="176.452302239088" calcext:value-type="float">
            <text:p>176.45</text:p>
          </table:table-cell>
          <table:table-cell table:formula="of:=[.D306]-[.B306]" office:value-type="float" office:value="23.872293301971" calcext:value-type="float">
            <text:p>23.87</text:p>
          </table:table-cell>
          <table:table-cell table:formula="of:=ABS([.E306])" office:value-type="float" office:value="23.872293301971" calcext:value-type="float">
            <text:p>23.87</text:p>
          </table:table-cell>
          <table:table-cell table:formula="of:=[.F306]*[.F306]" office:value-type="float" office:value="569.88638749533" calcext:value-type="float">
            <text:p>569.89</text:p>
          </table:table-cell>
          <table:table-cell table:number-columns-repeated="59"/>
        </table:table-row>
        <table:table-row table:style-name="ro2"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A307]*[.$J$3] + [.$I$3]" office:value-type="float" office:value="161.071761445399" calcext:value-type="float">
            <text:p>161.07</text:p>
          </table:table-cell>
          <table:table-cell table:formula="of:=[.D307]-[.B307]" office:value-type="float" office:value="22.6438058307791" calcext:value-type="float">
            <text:p>22.64</text:p>
          </table:table-cell>
          <table:table-cell table:formula="of:=ABS([.E307])" office:value-type="float" office:value="22.6438058307791" calcext:value-type="float">
            <text:p>22.64</text:p>
          </table:table-cell>
          <table:table-cell table:formula="of:=[.F307]*[.F307]" office:value-type="float" office:value="512.741942502028" calcext:value-type="float">
            <text:p>512.74</text:p>
          </table:table-cell>
          <table:table-cell table:number-columns-repeated="59"/>
        </table:table-row>
        <table:table-row table:style-name="ro2"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A308]*[.$J$3] + [.$I$3]" office:value-type="float" office:value="170.960063466029" calcext:value-type="float">
            <text:p>170.96</text:p>
          </table:table-cell>
          <table:table-cell table:formula="of:=[.D308]-[.B308]" office:value-type="float" office:value="25.932048253227" calcext:value-type="float">
            <text:p>25.93</text:p>
          </table:table-cell>
          <table:table-cell table:formula="of:=ABS([.E308])" office:value-type="float" office:value="25.932048253227" calcext:value-type="float">
            <text:p>25.93</text:p>
          </table:table-cell>
          <table:table-cell table:formula="of:=[.F308]*[.F308]" office:value-type="float" office:value="672.471126607691" calcext:value-type="float">
            <text:p>672.47</text:p>
          </table:table-cell>
          <table:table-cell table:number-columns-repeated="59"/>
        </table:table-row>
        <table:table-row table:style-name="ro2"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A309]*[.$J$3] + [.$I$3]" office:value-type="float" office:value="177.853867726325" calcext:value-type="float">
            <text:p>177.85</text:p>
          </table:table-cell>
          <table:table-cell table:formula="of:=[.D309]-[.B309]" office:value-type="float" office:value="18.9765941538468" calcext:value-type="float">
            <text:p>18.98</text:p>
          </table:table-cell>
          <table:table-cell table:formula="of:=ABS([.E309])" office:value-type="float" office:value="18.9765941538468" calcext:value-type="float">
            <text:p>18.98</text:p>
          </table:table-cell>
          <table:table-cell table:formula="of:=[.F309]*[.F309]" office:value-type="float" office:value="360.111125679812" calcext:value-type="float">
            <text:p>360.11</text:p>
          </table:table-cell>
          <table:table-cell table:number-columns-repeated="59"/>
        </table:table-row>
        <table:table-row table:style-name="ro2"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A310]*[.$J$3] + [.$I$3]" office:value-type="float" office:value="160.419729305792" calcext:value-type="float">
            <text:p>160.42</text:p>
          </table:table-cell>
          <table:table-cell table:formula="of:=[.D310]-[.B310]" office:value-type="float" office:value="11.3042245283963" calcext:value-type="float">
            <text:p>11.30</text:p>
          </table:table-cell>
          <table:table-cell table:formula="of:=ABS([.E310])" office:value-type="float" office:value="11.3042245283963" calcext:value-type="float">
            <text:p>11.30</text:p>
          </table:table-cell>
          <table:table-cell table:formula="of:=[.F310]*[.F310]" office:value-type="float" office:value="127.785492188397" calcext:value-type="float">
            <text:p>127.79</text:p>
          </table:table-cell>
          <table:table-cell table:number-columns-repeated="59"/>
        </table:table-row>
        <table:table-row table:style-name="ro2"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A311]*[.$J$3] + [.$I$3]" office:value-type="float" office:value="152.71672727993" calcext:value-type="float">
            <text:p>152.72</text:p>
          </table:table-cell>
          <table:table-cell table:formula="of:=[.D311]-[.B311]" office:value-type="float" office:value="20.1405030105734" calcext:value-type="float">
            <text:p>20.14</text:p>
          </table:table-cell>
          <table:table-cell table:formula="of:=ABS([.E311])" office:value-type="float" office:value="20.1405030105734" calcext:value-type="float">
            <text:p>20.14</text:p>
          </table:table-cell>
          <table:table-cell table:formula="of:=[.F311]*[.F311]" office:value-type="float" office:value="405.639861518917" calcext:value-type="float">
            <text:p>405.64</text:p>
          </table:table-cell>
          <table:table-cell table:number-columns-repeated="59"/>
        </table:table-row>
        <table:table-row table:style-name="ro2"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A312]*[.$J$3] + [.$I$3]" office:value-type="float" office:value="223.084872499985" calcext:value-type="float">
            <text:p>223.08</text:p>
          </table:table-cell>
          <table:table-cell table:formula="of:=[.D312]-[.B312]" office:value-type="float" office:value="46.2417925737558" calcext:value-type="float">
            <text:p>46.24</text:p>
          </table:table-cell>
          <table:table-cell table:formula="of:=ABS([.E312])" office:value-type="float" office:value="46.2417925737558" calcext:value-type="float">
            <text:p>46.24</text:p>
          </table:table-cell>
          <table:table-cell table:formula="of:=[.F312]*[.F312]" office:value-type="float" office:value="2138.30338043426" calcext:value-type="float">
            <text:p>2,138.30</text:p>
          </table:table-cell>
          <table:table-cell table:number-columns-repeated="59"/>
        </table:table-row>
        <table:table-row table:style-name="ro2"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A313]*[.$J$3] + [.$I$3]" office:value-type="float" office:value="196.647397894808" calcext:value-type="float">
            <text:p>196.65</text:p>
          </table:table-cell>
          <table:table-cell table:formula="of:=[.D313]-[.B313]" office:value-type="float" office:value="51.6918906963884" calcext:value-type="float">
            <text:p>51.69</text:p>
          </table:table-cell>
          <table:table-cell table:formula="of:=ABS([.E313])" office:value-type="float" office:value="51.6918906963884" calcext:value-type="float">
            <text:p>51.69</text:p>
          </table:table-cell>
          <table:table-cell table:formula="of:=[.F313]*[.F313]" office:value-type="float" office:value="2672.05156376736" calcext:value-type="float">
            <text:p>2,672.05</text:p>
          </table:table-cell>
          <table:table-cell table:number-columns-repeated="59"/>
        </table:table-row>
        <table:table-row table:style-name="ro2"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A314]*[.$J$3] + [.$I$3]" office:value-type="float" office:value="246.124921872057" calcext:value-type="float">
            <text:p>246.12</text:p>
          </table:table-cell>
          <table:table-cell table:formula="of:=[.D314]-[.B314]" office:value-type="float" office:value="71.2400375128045" calcext:value-type="float">
            <text:p>71.24</text:p>
          </table:table-cell>
          <table:table-cell table:formula="of:=ABS([.E314])" office:value-type="float" office:value="71.2400375128045" calcext:value-type="float">
            <text:p>71.24</text:p>
          </table:table-cell>
          <table:table-cell table:formula="of:=[.F314]*[.F314]" office:value-type="float" office:value="5075.14294482579" calcext:value-type="float">
            <text:p>5,075.14</text:p>
          </table:table-cell>
          <table:table-cell table:number-columns-repeated="59"/>
        </table:table-row>
        <table:table-row table:style-name="ro2"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A315]*[.$J$3] + [.$I$3]" office:value-type="float" office:value="163.157465045454" calcext:value-type="float">
            <text:p>163.16</text:p>
          </table:table-cell>
          <table:table-cell table:formula="of:=[.D315]-[.B315]" office:value-type="float" office:value="18.5655426242069" calcext:value-type="float">
            <text:p>18.57</text:p>
          </table:table-cell>
          <table:table-cell table:formula="of:=ABS([.E315])" office:value-type="float" office:value="18.5655426242069" calcext:value-type="float">
            <text:p>18.57</text:p>
          </table:table-cell>
          <table:table-cell table:formula="of:=[.F315]*[.F315]" office:value-type="float" office:value="344.679372931244" calcext:value-type="float">
            <text:p>344.68</text:p>
          </table:table-cell>
          <table:table-cell table:number-columns-repeated="59"/>
        </table:table-row>
        <table:table-row table:style-name="ro2"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A316]*[.$J$3] + [.$I$3]" office:value-type="float" office:value="195.774920825882" calcext:value-type="float">
            <text:p>195.77</text:p>
          </table:table-cell>
          <table:table-cell table:formula="of:=[.D316]-[.B316]" office:value-type="float" office:value="47.5091906422274" calcext:value-type="float">
            <text:p>47.51</text:p>
          </table:table-cell>
          <table:table-cell table:formula="of:=ABS([.E316])" office:value-type="float" office:value="47.5091906422274" calcext:value-type="float">
            <text:p>47.51</text:p>
          </table:table-cell>
          <table:table-cell table:formula="of:=[.F316]*[.F316]" office:value-type="float" office:value="2257.12319547951" calcext:value-type="float">
            <text:p>2,257.12</text:p>
          </table:table-cell>
          <table:table-cell table:number-columns-repeated="59"/>
        </table:table-row>
        <table:table-row table:style-name="ro2"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A317]*[.$J$3] + [.$I$3]" office:value-type="float" office:value="279.49810157892" calcext:value-type="float">
            <text:p>279.50</text:p>
          </table:table-cell>
          <table:table-cell table:formula="of:=[.D317]-[.B317]" office:value-type="float" office:value="50.9393164274809" calcext:value-type="float">
            <text:p>50.94</text:p>
          </table:table-cell>
          <table:table-cell table:formula="of:=ABS([.E317])" office:value-type="float" office:value="50.9393164274809" calcext:value-type="float">
            <text:p>50.94</text:p>
          </table:table-cell>
          <table:table-cell table:formula="of:=[.F317]*[.F317]" office:value-type="float" office:value="2594.81395809902" calcext:value-type="float">
            <text:p>2,594.81</text:p>
          </table:table-cell>
          <table:table-cell table:number-columns-repeated="59"/>
        </table:table-row>
        <table:table-row table:style-name="ro2"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A318]*[.$J$3] + [.$I$3]" office:value-type="float" office:value="212.566473465473" calcext:value-type="float">
            <text:p>212.57</text:p>
          </table:table-cell>
          <table:table-cell table:formula="of:=[.D318]-[.B318]" office:value-type="float" office:value="49.2320235426959" calcext:value-type="float">
            <text:p>49.23</text:p>
          </table:table-cell>
          <table:table-cell table:formula="of:=ABS([.E318])" office:value-type="float" office:value="49.2320235426959" calcext:value-type="float">
            <text:p>49.23</text:p>
          </table:table-cell>
          <table:table-cell table:formula="of:=[.F318]*[.F318]" office:value-type="float" office:value="2423.79214210856" calcext:value-type="float">
            <text:p>2,423.79</text:p>
          </table:table-cell>
          <table:table-cell table:number-columns-repeated="59"/>
        </table:table-row>
        <table:table-row table:style-name="ro2"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A319]*[.$J$3] + [.$I$3]" office:value-type="float" office:value="151.412280049429" calcext:value-type="float">
            <text:p>151.41</text:p>
          </table:table-cell>
          <table:table-cell table:formula="of:=[.D319]-[.B319]" office:value-type="float" office:value="13.3297977676942" calcext:value-type="float">
            <text:p>13.33</text:p>
          </table:table-cell>
          <table:table-cell table:formula="of:=ABS([.E319])" office:value-type="float" office:value="13.3297977676942" calcext:value-type="float">
            <text:p>13.33</text:p>
          </table:table-cell>
          <table:table-cell table:formula="of:=[.F319]*[.F319]" office:value-type="float" office:value="177.683508527626" calcext:value-type="float">
            <text:p>177.68</text:p>
          </table:table-cell>
          <table:table-cell table:number-columns-repeated="59"/>
        </table:table-row>
        <table:table-row table:style-name="ro2"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A320]*[.$J$3] + [.$I$3]" office:value-type="float" office:value="156.410884085422" calcext:value-type="float">
            <text:p>156.41</text:p>
          </table:table-cell>
          <table:table-cell table:formula="of:=[.D320]-[.B320]" office:value-type="float" office:value="24.4407490589557" calcext:value-type="float">
            <text:p>24.44</text:p>
          </table:table-cell>
          <table:table-cell table:formula="of:=ABS([.E320])" office:value-type="float" office:value="24.4407490589557" calcext:value-type="float">
            <text:p>24.44</text:p>
          </table:table-cell>
          <table:table-cell table:formula="of:=[.F320]*[.F320]" office:value-type="float" office:value="597.350214562843" calcext:value-type="float">
            <text:p>597.35</text:p>
          </table:table-cell>
          <table:table-cell table:number-columns-repeated="59"/>
        </table:table-row>
        <table:table-row table:style-name="ro2"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A321]*[.$J$3] + [.$I$3]" office:value-type="float" office:value="228.133927688184" calcext:value-type="float">
            <text:p>228.13</text:p>
          </table:table-cell>
          <table:table-cell table:formula="of:=[.D321]-[.B321]" office:value-type="float" office:value="37.1071842183619" calcext:value-type="float">
            <text:p>37.11</text:p>
          </table:table-cell>
          <table:table-cell table:formula="of:=ABS([.E321])" office:value-type="float" office:value="37.1071842183619" calcext:value-type="float">
            <text:p>37.11</text:p>
          </table:table-cell>
          <table:table-cell table:formula="of:=[.F321]*[.F321]" office:value-type="float" office:value="1376.94312061545" calcext:value-type="float">
            <text:p>1,376.94</text:p>
          </table:table-cell>
          <table:table-cell table:number-columns-repeated="59"/>
        </table:table-row>
        <table:table-row table:style-name="ro2"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A322]*[.$J$3] + [.$I$3]" office:value-type="float" office:value="248.29917092958" calcext:value-type="float">
            <text:p>248.30</text:p>
          </table:table-cell>
          <table:table-cell table:formula="of:=[.D322]-[.B322]" office:value-type="float" office:value="63.609648408093" calcext:value-type="float">
            <text:p>63.61</text:p>
          </table:table-cell>
          <table:table-cell table:formula="of:=ABS([.E322])" office:value-type="float" office:value="63.609648408093" calcext:value-type="float">
            <text:p>63.61</text:p>
          </table:table-cell>
          <table:table-cell table:formula="of:=[.F322]*[.F322]" office:value-type="float" office:value="4046.18737060121" calcext:value-type="float">
            <text:p>4,046.19</text:p>
          </table:table-cell>
          <table:table-cell table:number-columns-repeated="59"/>
        </table:table-row>
        <table:table-row table:style-name="ro2"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A323]*[.$J$3] + [.$I$3]" office:value-type="float" office:value="215.630241950203" calcext:value-type="float">
            <text:p>215.63</text:p>
          </table:table-cell>
          <table:table-cell table:formula="of:=[.D323]-[.B323]" office:value-type="float" office:value="47.4638104960172" calcext:value-type="float">
            <text:p>47.46</text:p>
          </table:table-cell>
          <table:table-cell table:formula="of:=ABS([.E323])" office:value-type="float" office:value="47.4638104960172" calcext:value-type="float">
            <text:p>47.46</text:p>
          </table:table-cell>
          <table:table-cell table:formula="of:=[.F323]*[.F323]" office:value-type="float" office:value="2252.81330680183" calcext:value-type="float">
            <text:p>2,252.81</text:p>
          </table:table-cell>
          <table:table-cell table:number-columns-repeated="59"/>
        </table:table-row>
        <table:table-row table:style-name="ro2"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A324]*[.$J$3] + [.$I$3]" office:value-type="float" office:value="135.729581180371" calcext:value-type="float">
            <text:p>135.73</text:p>
          </table:table-cell>
          <table:table-cell table:formula="of:=[.D324]-[.B324]" office:value-type="float" office:value="-14.5868674200358" calcext:value-type="float">
            <text:p>-14.59</text:p>
          </table:table-cell>
          <table:table-cell table:formula="of:=ABS([.E324])" office:value-type="float" office:value="14.5868674200358" calcext:value-type="float">
            <text:p>14.59</text:p>
          </table:table-cell>
          <table:table-cell table:formula="of:=[.F324]*[.F324]" office:value-type="float" office:value="212.776701129703" calcext:value-type="float">
            <text:p>212.78</text:p>
          </table:table-cell>
          <table:table-cell table:number-columns-repeated="59"/>
        </table:table-row>
        <table:table-row table:style-name="ro2"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A325]*[.$J$3] + [.$I$3]" office:value-type="float" office:value="140.8210826364" calcext:value-type="float">
            <text:p>140.82</text:p>
          </table:table-cell>
          <table:table-cell table:formula="of:=[.D325]-[.B325]" office:value-type="float" office:value="32.954210281179" calcext:value-type="float">
            <text:p>32.95</text:p>
          </table:table-cell>
          <table:table-cell table:formula="of:=ABS([.E325])" office:value-type="float" office:value="32.954210281179" calcext:value-type="float">
            <text:p>32.95</text:p>
          </table:table-cell>
          <table:table-cell table:formula="of:=[.F325]*[.F325]" office:value-type="float" office:value="1085.97997525616" calcext:value-type="float">
            <text:p>1,085.98</text:p>
          </table:table-cell>
          <table:table-cell table:number-columns-repeated="59"/>
        </table:table-row>
        <table:table-row table:style-name="ro2"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A326]*[.$J$3] + [.$I$3]" office:value-type="float" office:value="208.891379531688" calcext:value-type="float">
            <text:p>208.89</text:p>
          </table:table-cell>
          <table:table-cell table:formula="of:=[.D326]-[.B326]" office:value-type="float" office:value="46.068437089144" calcext:value-type="float">
            <text:p>46.07</text:p>
          </table:table-cell>
          <table:table-cell table:formula="of:=ABS([.E326])" office:value-type="float" office:value="46.068437089144" calcext:value-type="float">
            <text:p>46.07</text:p>
          </table:table-cell>
          <table:table-cell table:formula="of:=[.F326]*[.F326]" office:value-type="float" office:value="2122.30089583642" calcext:value-type="float">
            <text:p>2,122.30</text:p>
          </table:table-cell>
          <table:table-cell table:number-columns-repeated="59"/>
        </table:table-row>
        <table:table-row table:style-name="ro2"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A327]*[.$J$3] + [.$I$3]" office:value-type="float" office:value="236.149796379236" calcext:value-type="float">
            <text:p>236.15</text:p>
          </table:table-cell>
          <table:table-cell table:formula="of:=[.D327]-[.B327]" office:value-type="float" office:value="32.8327840834834" calcext:value-type="float">
            <text:p>32.83</text:p>
          </table:table-cell>
          <table:table-cell table:formula="of:=ABS([.E327])" office:value-type="float" office:value="32.8327840834834" calcext:value-type="float">
            <text:p>32.83</text:p>
          </table:table-cell>
          <table:table-cell table:formula="of:=[.F327]*[.F327]" office:value-type="float" office:value="1077.99171067264" calcext:value-type="float">
            <text:p>1,077.99</text:p>
          </table:table-cell>
          <table:table-cell table:number-columns-repeated="59"/>
        </table:table-row>
        <table:table-row table:style-name="ro2"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A328]*[.$J$3] + [.$I$3]" office:value-type="float" office:value="138.833691392075" calcext:value-type="float">
            <text:p>138.83</text:p>
          </table:table-cell>
          <table:table-cell table:formula="of:=[.D328]-[.B328]" office:value-type="float" office:value="10.2943800988948" calcext:value-type="float">
            <text:p>10.29</text:p>
          </table:table-cell>
          <table:table-cell table:formula="of:=ABS([.E328])" office:value-type="float" office:value="10.2943800988948" calcext:value-type="float">
            <text:p>10.29</text:p>
          </table:table-cell>
          <table:table-cell table:formula="of:=[.F328]*[.F328]" office:value-type="float" office:value="105.974261620521" calcext:value-type="float">
            <text:p>105.97</text:p>
          </table:table-cell>
          <table:table-cell table:number-columns-repeated="59"/>
        </table:table-row>
        <table:table-row table:style-name="ro2"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A329]*[.$J$3] + [.$I$3]" office:value-type="float" office:value="258.513698159508" calcext:value-type="float">
            <text:p>258.51</text:p>
          </table:table-cell>
          <table:table-cell table:formula="of:=[.D329]-[.B329]" office:value-type="float" office:value="46.07018803616" calcext:value-type="float">
            <text:p>46.07</text:p>
          </table:table-cell>
          <table:table-cell table:formula="of:=ABS([.E329])" office:value-type="float" office:value="46.07018803616" calcext:value-type="float">
            <text:p>46.07</text:p>
          </table:table-cell>
          <table:table-cell table:formula="of:=[.F329]*[.F329]" office:value-type="float" office:value="2122.46222568714" calcext:value-type="float">
            <text:p>2,122.46</text:p>
          </table:table-cell>
          <table:table-cell table:number-columns-repeated="59"/>
        </table:table-row>
        <table:table-row table:style-name="ro2"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A330]*[.$J$3] + [.$I$3]" office:value-type="float" office:value="211.309259299676" calcext:value-type="float">
            <text:p>211.31</text:p>
          </table:table-cell>
          <table:table-cell table:formula="of:=[.D330]-[.B330]" office:value-type="float" office:value="36.9450769210864" calcext:value-type="float">
            <text:p>36.95</text:p>
          </table:table-cell>
          <table:table-cell table:formula="of:=ABS([.E330])" office:value-type="float" office:value="36.9450769210864" calcext:value-type="float">
            <text:p>36.95</text:p>
          </table:table-cell>
          <table:table-cell table:formula="of:=[.F330]*[.F330]" office:value-type="float" office:value="1364.93870870499" calcext:value-type="float">
            <text:p>1,364.94</text:p>
          </table:table-cell>
          <table:table-cell table:number-columns-repeated="59"/>
        </table:table-row>
        <table:table-row table:style-name="ro2"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A331]*[.$J$3] + [.$I$3]" office:value-type="float" office:value="192.173138802005" calcext:value-type="float">
            <text:p>192.17</text:p>
          </table:table-cell>
          <table:table-cell table:formula="of:=[.D331]-[.B331]" office:value-type="float" office:value="7.71132728102282" calcext:value-type="float">
            <text:p>7.71</text:p>
          </table:table-cell>
          <table:table-cell table:formula="of:=ABS([.E331])" office:value-type="float" office:value="7.71132728102282" calcext:value-type="float">
            <text:p>7.71</text:p>
          </table:table-cell>
          <table:table-cell table:formula="of:=[.F331]*[.F331]" office:value-type="float" office:value="59.4645684350468" calcext:value-type="float">
            <text:p>59.46</text:p>
          </table:table-cell>
          <table:table-cell table:number-columns-repeated="59"/>
        </table:table-row>
        <table:table-row table:style-name="ro2"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A332]*[.$J$3] + [.$I$3]" office:value-type="float" office:value="250.892840251404" calcext:value-type="float">
            <text:p>250.89</text:p>
          </table:table-cell>
          <table:table-cell table:formula="of:=[.D332]-[.B332]" office:value-type="float" office:value="53.6762882955471" calcext:value-type="float">
            <text:p>53.68</text:p>
          </table:table-cell>
          <table:table-cell table:formula="of:=ABS([.E332])" office:value-type="float" office:value="53.6762882955471" calcext:value-type="float">
            <text:p>53.68</text:p>
          </table:table-cell>
          <table:table-cell table:formula="of:=[.F332]*[.F332]" office:value-type="float" office:value="2881.14392518669" calcext:value-type="float">
            <text:p>2,881.14</text:p>
          </table:table-cell>
          <table:table-cell table:number-columns-repeated="59"/>
        </table:table-row>
        <table:table-row table:style-name="ro2"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A333]*[.$J$3] + [.$I$3]" office:value-type="float" office:value="113.988928685986" calcext:value-type="float">
            <text:p>113.99</text:p>
          </table:table-cell>
          <table:table-cell table:formula="of:=[.D333]-[.B333]" office:value-type="float" office:value="-14.9267298965774" calcext:value-type="float">
            <text:p>-14.93</text:p>
          </table:table-cell>
          <table:table-cell table:formula="of:=ABS([.E333])" office:value-type="float" office:value="14.9267298965774" calcext:value-type="float">
            <text:p>14.93</text:p>
          </table:table-cell>
          <table:table-cell table:formula="of:=[.F333]*[.F333]" office:value-type="float" office:value="222.807265405378" calcext:value-type="float">
            <text:p>222.81</text:p>
          </table:table-cell>
          <table:table-cell table:number-columns-repeated="59"/>
        </table:table-row>
        <table:table-row table:style-name="ro2"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A334]*[.$J$3] + [.$I$3]" office:value-type="float" office:value="143.774524385485" calcext:value-type="float">
            <text:p>143.77</text:p>
          </table:table-cell>
          <table:table-cell table:formula="of:=[.D334]-[.B334]" office:value-type="float" office:value="24.9530311487972" calcext:value-type="float">
            <text:p>24.95</text:p>
          </table:table-cell>
          <table:table-cell table:formula="of:=ABS([.E334])" office:value-type="float" office:value="24.9530311487972" calcext:value-type="float">
            <text:p>24.95</text:p>
          </table:table-cell>
          <table:table-cell table:formula="of:=[.F334]*[.F334]" office:value-type="float" office:value="622.653763512842" calcext:value-type="float">
            <text:p>622.65</text:p>
          </table:table-cell>
          <table:table-cell table:number-columns-repeated="59"/>
        </table:table-row>
        <table:table-row table:style-name="ro2"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A335]*[.$J$3] + [.$I$3]" office:value-type="float" office:value="175.427771705005" calcext:value-type="float">
            <text:p>175.43</text:p>
          </table:table-cell>
          <table:table-cell table:formula="of:=[.D335]-[.B335]" office:value-type="float" office:value="55.7466766011482" calcext:value-type="float">
            <text:p>55.75</text:p>
          </table:table-cell>
          <table:table-cell table:formula="of:=ABS([.E335])" office:value-type="float" office:value="55.7466766011482" calcext:value-type="float">
            <text:p>55.75</text:p>
          </table:table-cell>
          <table:table-cell table:formula="of:=[.F335]*[.F335]" office:value-type="float" office:value="3107.691952073" calcext:value-type="float">
            <text:p>3,107.69</text:p>
          </table:table-cell>
          <table:table-cell table:number-columns-repeated="59"/>
        </table:table-row>
        <table:table-row table:style-name="ro2"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A336]*[.$J$3] + [.$I$3]" office:value-type="float" office:value="166.013889204017" calcext:value-type="float">
            <text:p>166.01</text:p>
          </table:table-cell>
          <table:table-cell table:formula="of:=[.D336]-[.B336]" office:value-type="float" office:value="32.2369925525038" calcext:value-type="float">
            <text:p>32.24</text:p>
          </table:table-cell>
          <table:table-cell table:formula="of:=ABS([.E336])" office:value-type="float" office:value="32.2369925525038" calcext:value-type="float">
            <text:p>32.24</text:p>
          </table:table-cell>
          <table:table-cell table:formula="of:=[.F336]*[.F336]" office:value-type="float" office:value="1039.22368883018" calcext:value-type="float">
            <text:p>1,039.22</text:p>
          </table:table-cell>
          <table:table-cell table:number-columns-repeated="59"/>
        </table:table-row>
        <table:table-row table:style-name="ro2"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A337]*[.$J$3] + [.$I$3]" office:value-type="float" office:value="213.09564374892" calcext:value-type="float">
            <text:p>213.10</text:p>
          </table:table-cell>
          <table:table-cell table:formula="of:=[.D337]-[.B337]" office:value-type="float" office:value="64.6052451799629" calcext:value-type="float">
            <text:p>64.61</text:p>
          </table:table-cell>
          <table:table-cell table:formula="of:=ABS([.E337])" office:value-type="float" office:value="64.6052451799629" calcext:value-type="float">
            <text:p>64.61</text:p>
          </table:table-cell>
          <table:table-cell table:formula="of:=[.F337]*[.F337]" office:value-type="float" office:value="4173.83770476312" calcext:value-type="float">
            <text:p>4,173.84</text:p>
          </table:table-cell>
          <table:table-cell table:number-columns-repeated="59"/>
        </table:table-row>
        <table:table-row table:style-name="ro2"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A338]*[.$J$3] + [.$I$3]" office:value-type="float" office:value="188.563301179534" calcext:value-type="float">
            <text:p>188.56</text:p>
          </table:table-cell>
          <table:table-cell table:formula="of:=[.D338]-[.B338]" office:value-type="float" office:value="20.7345408892817" calcext:value-type="float">
            <text:p>20.73</text:p>
          </table:table-cell>
          <table:table-cell table:formula="of:=ABS([.E338])" office:value-type="float" office:value="20.7345408892817" calcext:value-type="float">
            <text:p>20.73</text:p>
          </table:table-cell>
          <table:table-cell table:formula="of:=[.F338]*[.F338]" office:value-type="float" office:value="429.921185889295" calcext:value-type="float">
            <text:p>429.92</text:p>
          </table:table-cell>
          <table:table-cell table:number-columns-repeated="59"/>
        </table:table-row>
        <table:table-row table:style-name="ro2"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A339]*[.$J$3] + [.$I$3]" office:value-type="float" office:value="230.933346804502" calcext:value-type="float">
            <text:p>230.93</text:p>
          </table:table-cell>
          <table:table-cell table:formula="of:=[.D339]-[.B339]" office:value-type="float" office:value="55.7005119623855" calcext:value-type="float">
            <text:p>55.70</text:p>
          </table:table-cell>
          <table:table-cell table:formula="of:=ABS([.E339])" office:value-type="float" office:value="55.7005119623855" calcext:value-type="float">
            <text:p>55.70</text:p>
          </table:table-cell>
          <table:table-cell table:formula="of:=[.F339]*[.F339]" office:value-type="float" office:value="3102.54703287185" calcext:value-type="float">
            <text:p>3,102.55</text:p>
          </table:table-cell>
          <table:table-cell table:number-columns-repeated="59"/>
        </table:table-row>
        <table:table-row table:style-name="ro2"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A340]*[.$J$3] + [.$I$3]" office:value-type="float" office:value="195.528707325539" calcext:value-type="float">
            <text:p>195.53</text:p>
          </table:table-cell>
          <table:table-cell table:formula="of:=[.D340]-[.B340]" office:value-type="float" office:value="42.3900146716148" calcext:value-type="float">
            <text:p>42.39</text:p>
          </table:table-cell>
          <table:table-cell table:formula="of:=ABS([.E340])" office:value-type="float" office:value="42.3900146716148" calcext:value-type="float">
            <text:p>42.39</text:p>
          </table:table-cell>
          <table:table-cell table:formula="of:=[.F340]*[.F340]" office:value-type="float" office:value="1796.91334385972" calcext:value-type="float">
            <text:p>1,796.91</text:p>
          </table:table-cell>
          <table:table-cell table:number-columns-repeated="59"/>
        </table:table-row>
        <table:table-row table:style-name="ro2"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A341]*[.$J$3] + [.$I$3]" office:value-type="float" office:value="211.19502687784" calcext:value-type="float">
            <text:p>211.20</text:p>
          </table:table-cell>
          <table:table-cell table:formula="of:=[.D341]-[.B341]" office:value-type="float" office:value="51.2257186743426" calcext:value-type="float">
            <text:p>51.23</text:p>
          </table:table-cell>
          <table:table-cell table:formula="of:=ABS([.E341])" office:value-type="float" office:value="51.2257186743426" calcext:value-type="float">
            <text:p>51.23</text:p>
          </table:table-cell>
          <table:table-cell table:formula="of:=[.F341]*[.F341]" office:value-type="float" office:value="2624.07425370289" calcext:value-type="float">
            <text:p>2,624.07</text:p>
          </table:table-cell>
          <table:table-cell table:number-columns-repeated="59"/>
        </table:table-row>
        <table:table-row table:style-name="ro2"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A342]*[.$J$3] + [.$I$3]" office:value-type="float" office:value="200.575021469896" calcext:value-type="float">
            <text:p>200.58</text:p>
          </table:table-cell>
          <table:table-cell table:formula="of:=[.D342]-[.B342]" office:value-type="float" office:value="37.6442041328505" calcext:value-type="float">
            <text:p>37.64</text:p>
          </table:table-cell>
          <table:table-cell table:formula="of:=ABS([.E342])" office:value-type="float" office:value="37.6442041328505" calcext:value-type="float">
            <text:p>37.64</text:p>
          </table:table-cell>
          <table:table-cell table:formula="of:=[.F342]*[.F342]" office:value-type="float" office:value="1417.08610479572" calcext:value-type="float">
            <text:p>1,417.09</text:p>
          </table:table-cell>
          <table:table-cell table:number-columns-repeated="59"/>
        </table:table-row>
        <table:table-row table:style-name="ro2"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A343]*[.$J$3] + [.$I$3]" office:value-type="float" office:value="123.229293935046" calcext:value-type="float">
            <text:p>123.23</text:p>
          </table:table-cell>
          <table:table-cell table:formula="of:=[.D343]-[.B343]" office:value-type="float" office:value="-3.22631882285496" calcext:value-type="float">
            <text:p>-3.23</text:p>
          </table:table-cell>
          <table:table-cell table:formula="of:=ABS([.E343])" office:value-type="float" office:value="3.22631882285496" calcext:value-type="float">
            <text:p>3.23</text:p>
          </table:table-cell>
          <table:table-cell table:formula="of:=[.F343]*[.F343]" office:value-type="float" office:value="10.4091331467082" calcext:value-type="float">
            <text:p>10.41</text:p>
          </table:table-cell>
          <table:table-cell table:number-columns-repeated="59"/>
        </table:table-row>
        <table:table-row table:style-name="ro2"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A344]*[.$J$3] + [.$I$3]" office:value-type="float" office:value="246.779603151218" calcext:value-type="float">
            <text:p>246.78</text:p>
          </table:table-cell>
          <table:table-cell table:formula="of:=[.D344]-[.B344]" office:value-type="float" office:value="66.3033160939623" calcext:value-type="float">
            <text:p>66.30</text:p>
          </table:table-cell>
          <table:table-cell table:formula="of:=ABS([.E344])" office:value-type="float" office:value="66.3033160939623" calcext:value-type="float">
            <text:p>66.30</text:p>
          </table:table-cell>
          <table:table-cell table:formula="of:=[.F344]*[.F344]" office:value-type="float" office:value="4396.12972505589" calcext:value-type="float">
            <text:p>4,396.13</text:p>
          </table:table-cell>
          <table:table-cell table:number-columns-repeated="59"/>
        </table:table-row>
        <table:table-row table:style-name="ro2"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A345]*[.$J$3] + [.$I$3]" office:value-type="float" office:value="135.688413071746" calcext:value-type="float">
            <text:p>135.69</text:p>
          </table:table-cell>
          <table:table-cell table:formula="of:=[.D345]-[.B345]" office:value-type="float" office:value="16.0563844833226" calcext:value-type="float">
            <text:p>16.06</text:p>
          </table:table-cell>
          <table:table-cell table:formula="of:=ABS([.E345])" office:value-type="float" office:value="16.0563844833226" calcext:value-type="float">
            <text:p>16.06</text:p>
          </table:table-cell>
          <table:table-cell table:formula="of:=[.F345]*[.F345]" office:value-type="float" office:value="257.807482676282" calcext:value-type="float">
            <text:p>257.81</text:p>
          </table:table-cell>
          <table:table-cell table:number-columns-repeated="59"/>
        </table:table-row>
        <table:table-row table:style-name="ro2"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A346]*[.$J$3] + [.$I$3]" office:value-type="float" office:value="177.62626558633" calcext:value-type="float">
            <text:p>177.63</text:p>
          </table:table-cell>
          <table:table-cell table:formula="of:=[.D346]-[.B346]" office:value-type="float" office:value="17.7491235899515" calcext:value-type="float">
            <text:p>17.75</text:p>
          </table:table-cell>
          <table:table-cell table:formula="of:=ABS([.E346])" office:value-type="float" office:value="17.7491235899515" calcext:value-type="float">
            <text:p>17.75</text:p>
          </table:table-cell>
          <table:table-cell table:formula="of:=[.F346]*[.F346]" office:value-type="float" office:value="315.031388211374" calcext:value-type="float">
            <text:p>315.03</text:p>
          </table:table-cell>
          <table:table-cell table:number-columns-repeated="59"/>
        </table:table-row>
        <table:table-row table:style-name="ro2"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A347]*[.$J$3] + [.$I$3]" office:value-type="float" office:value="186.234497275648" calcext:value-type="float">
            <text:p>186.23</text:p>
          </table:table-cell>
          <table:table-cell table:formula="of:=[.D347]-[.B347]" office:value-type="float" office:value="7.94503812219153" calcext:value-type="float">
            <text:p>7.95</text:p>
          </table:table-cell>
          <table:table-cell table:formula="of:=ABS([.E347])" office:value-type="float" office:value="7.94503812219153" calcext:value-type="float">
            <text:p>7.95</text:p>
          </table:table-cell>
          <table:table-cell table:formula="of:=[.F347]*[.F347]" office:value-type="float" office:value="63.1236307630768" calcext:value-type="float">
            <text:p>63.12</text:p>
          </table:table-cell>
          <table:table-cell table:number-columns-repeated="59"/>
        </table:table-row>
        <table:table-row table:style-name="ro2"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A348]*[.$J$3] + [.$I$3]" office:value-type="float" office:value="113.233815363198" calcext:value-type="float">
            <text:p>113.23</text:p>
          </table:table-cell>
          <table:table-cell table:formula="of:=[.D348]-[.B348]" office:value-type="float" office:value="1.369675620904" calcext:value-type="float">
            <text:p>1.37</text:p>
          </table:table-cell>
          <table:table-cell table:formula="of:=ABS([.E348])" office:value-type="float" office:value="1.369675620904" calcext:value-type="float">
            <text:p>1.37</text:p>
          </table:table-cell>
          <table:table-cell table:formula="of:=[.F348]*[.F348]" office:value-type="float" office:value="1.87601130649877" calcext:value-type="float">
            <text:p>1.88</text:p>
          </table:table-cell>
          <table:table-cell table:number-columns-repeated="59"/>
        </table:table-row>
        <table:table-row table:style-name="ro2"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A349]*[.$J$3] + [.$I$3]" office:value-type="float" office:value="121.183096017328" calcext:value-type="float">
            <text:p>121.18</text:p>
          </table:table-cell>
          <table:table-cell table:formula="of:=[.D349]-[.B349]" office:value-type="float" office:value="-1.56178943317433" calcext:value-type="float">
            <text:p>-1.56</text:p>
          </table:table-cell>
          <table:table-cell table:formula="of:=ABS([.E349])" office:value-type="float" office:value="1.56178943317433" calcext:value-type="float">
            <text:p>1.56</text:p>
          </table:table-cell>
          <table:table-cell table:formula="of:=[.F349]*[.F349]" office:value-type="float" office:value="2.43918623357498" calcext:value-type="float">
            <text:p>2.44</text:p>
          </table:table-cell>
          <table:table-cell table:number-columns-repeated="59"/>
        </table:table-row>
        <table:table-row table:style-name="ro2"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A350]*[.$J$3] + [.$I$3]" office:value-type="float" office:value="216.228937965683" calcext:value-type="float">
            <text:p>216.23</text:p>
          </table:table-cell>
          <table:table-cell table:formula="of:=[.D350]-[.B350]" office:value-type="float" office:value="41.9637751090067" calcext:value-type="float">
            <text:p>41.96</text:p>
          </table:table-cell>
          <table:table-cell table:formula="of:=ABS([.E350])" office:value-type="float" office:value="41.9637751090067" calcext:value-type="float">
            <text:p>41.96</text:p>
          </table:table-cell>
          <table:table-cell table:formula="of:=[.F350]*[.F350]" office:value-type="float" office:value="1760.95842139929" calcext:value-type="float">
            <text:p>1,760.96</text:p>
          </table:table-cell>
          <table:table-cell table:number-columns-repeated="59"/>
        </table:table-row>
        <table:table-row table:style-name="ro2"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A351]*[.$J$3] + [.$I$3]" office:value-type="float" office:value="194.237430319156" calcext:value-type="float">
            <text:p>194.24</text:p>
          </table:table-cell>
          <table:table-cell table:formula="of:=[.D351]-[.B351]" office:value-type="float" office:value="37.8565073526566" calcext:value-type="float">
            <text:p>37.86</text:p>
          </table:table-cell>
          <table:table-cell table:formula="of:=ABS([.E351])" office:value-type="float" office:value="37.8565073526566" calcext:value-type="float">
            <text:p>37.86</text:p>
          </table:table-cell>
          <table:table-cell table:formula="of:=[.F351]*[.F351]" office:value-type="float" office:value="1433.11514894174" calcext:value-type="float">
            <text:p>1,433.12</text:p>
          </table:table-cell>
          <table:table-cell table:number-columns-repeated="59"/>
        </table:table-row>
        <table:table-row table:style-name="ro2"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A352]*[.$J$3] + [.$I$3]" office:value-type="float" office:value="180.935619354125" calcext:value-type="float">
            <text:p>180.94</text:p>
          </table:table-cell>
          <table:table-cell table:formula="of:=[.D352]-[.B352]" office:value-type="float" office:value="32.2024656774128" calcext:value-type="float">
            <text:p>32.20</text:p>
          </table:table-cell>
          <table:table-cell table:formula="of:=ABS([.E352])" office:value-type="float" office:value="32.2024656774128" calcext:value-type="float">
            <text:p>32.20</text:p>
          </table:table-cell>
          <table:table-cell table:formula="of:=[.F352]*[.F352]" office:value-type="float" office:value="1036.99879570495" calcext:value-type="float">
            <text:p>1,037.00</text:p>
          </table:table-cell>
          <table:table-cell table:number-columns-repeated="59"/>
        </table:table-row>
        <table:table-row table:style-name="ro2"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A353]*[.$J$3] + [.$I$3]" office:value-type="float" office:value="236.095369919956" calcext:value-type="float">
            <text:p>236.10</text:p>
          </table:table-cell>
          <table:table-cell table:formula="of:=[.D353]-[.B353]" office:value-type="float" office:value="58.4973608100746" calcext:value-type="float">
            <text:p>58.50</text:p>
          </table:table-cell>
          <table:table-cell table:formula="of:=ABS([.E353])" office:value-type="float" office:value="58.4973608100746" calcext:value-type="float">
            <text:p>58.50</text:p>
          </table:table-cell>
          <table:table-cell table:formula="of:=[.F353]*[.F353]" office:value-type="float" office:value="3421.94122174405" calcext:value-type="float">
            <text:p>3,421.94</text:p>
          </table:table-cell>
          <table:table-cell table:number-columns-repeated="59"/>
        </table:table-row>
        <table:table-row table:style-name="ro2"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A354]*[.$J$3] + [.$I$3]" office:value-type="float" office:value="200.524691909747" calcext:value-type="float">
            <text:p>200.52</text:p>
          </table:table-cell>
          <table:table-cell table:formula="of:=[.D354]-[.B354]" office:value-type="float" office:value="25.5345801162419" calcext:value-type="float">
            <text:p>25.53</text:p>
          </table:table-cell>
          <table:table-cell table:formula="of:=ABS([.E354])" office:value-type="float" office:value="25.5345801162419" calcext:value-type="float">
            <text:p>25.53</text:p>
          </table:table-cell>
          <table:table-cell table:formula="of:=[.F354]*[.F354]" office:value-type="float" office:value="652.014781712778" calcext:value-type="float">
            <text:p>652.01</text:p>
          </table:table-cell>
          <table:table-cell table:number-columns-repeated="59"/>
        </table:table-row>
        <table:table-row table:style-name="ro2"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A355]*[.$J$3] + [.$I$3]" office:value-type="float" office:value="105.143000284885" calcext:value-type="float">
            <text:p>105.14</text:p>
          </table:table-cell>
          <table:table-cell table:formula="of:=[.D355]-[.B355]" office:value-type="float" office:value="2.68763944246415" calcext:value-type="float">
            <text:p>2.69</text:p>
          </table:table-cell>
          <table:table-cell table:formula="of:=ABS([.E355])" office:value-type="float" office:value="2.68763944246415" calcext:value-type="float">
            <text:p>2.69</text:p>
          </table:table-cell>
          <table:table-cell table:formula="of:=[.F355]*[.F355]" office:value-type="float" office:value="7.22340577268899" calcext:value-type="float">
            <text:p>7.22</text:p>
          </table:table-cell>
          <table:table-cell table:number-columns-repeated="59"/>
        </table:table-row>
        <table:table-row table:style-name="ro2"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A356]*[.$J$3] + [.$I$3]" office:value-type="float" office:value="169.471934338555" calcext:value-type="float">
            <text:p>169.47</text:p>
          </table:table-cell>
          <table:table-cell table:formula="of:=[.D356]-[.B356]" office:value-type="float" office:value="28.4199961100512" calcext:value-type="float">
            <text:p>28.42</text:p>
          </table:table-cell>
          <table:table-cell table:formula="of:=ABS([.E356])" office:value-type="float" office:value="28.4199961100512" calcext:value-type="float">
            <text:p>28.42</text:p>
          </table:table-cell>
          <table:table-cell table:formula="of:=[.F356]*[.F356]" office:value-type="float" office:value="807.696178895326" calcext:value-type="float">
            <text:p>807.70</text:p>
          </table:table-cell>
          <table:table-cell table:number-columns-repeated="59"/>
        </table:table-row>
        <table:table-row table:style-name="ro2"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A357]*[.$J$3] + [.$I$3]" office:value-type="float" office:value="166.416719334953" calcext:value-type="float">
            <text:p>166.42</text:p>
          </table:table-cell>
          <table:table-cell table:formula="of:=[.D357]-[.B357]" office:value-type="float" office:value="39.5820475374889" calcext:value-type="float">
            <text:p>39.58</text:p>
          </table:table-cell>
          <table:table-cell table:formula="of:=ABS([.E357])" office:value-type="float" office:value="39.5820475374889" calcext:value-type="float">
            <text:p>39.58</text:p>
          </table:table-cell>
          <table:table-cell table:formula="of:=[.F357]*[.F357]" office:value-type="float" office:value="1566.73848726003" calcext:value-type="float">
            <text:p>1,566.74</text:p>
          </table:table-cell>
          <table:table-cell table:number-columns-repeated="59"/>
        </table:table-row>
        <table:table-row table:style-name="ro2"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A358]*[.$J$3] + [.$I$3]" office:value-type="float" office:value="252.640410534804" calcext:value-type="float">
            <text:p>252.64</text:p>
          </table:table-cell>
          <table:table-cell table:formula="of:=[.D358]-[.B358]" office:value-type="float" office:value="40.529531350382" calcext:value-type="float">
            <text:p>40.53</text:p>
          </table:table-cell>
          <table:table-cell table:formula="of:=ABS([.E358])" office:value-type="float" office:value="40.529531350382" calcext:value-type="float">
            <text:p>40.53</text:p>
          </table:table-cell>
          <table:table-cell table:formula="of:=[.F358]*[.F358]" office:value-type="float" office:value="1642.6429114816" calcext:value-type="float">
            <text:p>1,642.64</text:p>
          </table:table-cell>
          <table:table-cell table:number-columns-repeated="59"/>
        </table:table-row>
        <table:table-row table:style-name="ro2"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A359]*[.$J$3] + [.$I$3]" office:value-type="float" office:value="206.138812888909" calcext:value-type="float">
            <text:p>206.14</text:p>
          </table:table-cell>
          <table:table-cell table:formula="of:=[.D359]-[.B359]" office:value-type="float" office:value="33.6691874829461" calcext:value-type="float">
            <text:p>33.67</text:p>
          </table:table-cell>
          <table:table-cell table:formula="of:=ABS([.E359])" office:value-type="float" office:value="33.6691874829461" calcext:value-type="float">
            <text:p>33.67</text:p>
          </table:table-cell>
          <table:table-cell table:formula="of:=[.F359]*[.F359]" office:value-type="float" office:value="1133.61418576178" calcext:value-type="float">
            <text:p>1,133.61</text:p>
          </table:table-cell>
          <table:table-cell table:number-columns-repeated="59"/>
        </table:table-row>
        <table:table-row table:style-name="ro2"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A360]*[.$J$3] + [.$I$3]" office:value-type="float" office:value="194.995394103581" calcext:value-type="float">
            <text:p>195.00</text:p>
          </table:table-cell>
          <table:table-cell table:formula="of:=[.D360]-[.B360]" office:value-type="float" office:value="40.1378712800268" calcext:value-type="float">
            <text:p>40.14</text:p>
          </table:table-cell>
          <table:table-cell table:formula="of:=ABS([.E360])" office:value-type="float" office:value="40.1378712800268" calcext:value-type="float">
            <text:p>40.14</text:p>
          </table:table-cell>
          <table:table-cell table:formula="of:=[.F360]*[.F360]" office:value-type="float" office:value="1611.048710892" calcext:value-type="float">
            <text:p>1,611.05</text:p>
          </table:table-cell>
          <table:table-cell table:number-columns-repeated="59"/>
        </table:table-row>
        <table:table-row table:style-name="ro2"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A361]*[.$J$3] + [.$I$3]" office:value-type="float" office:value="263.774478514446" calcext:value-type="float">
            <text:p>263.77</text:p>
          </table:table-cell>
          <table:table-cell table:formula="of:=[.D361]-[.B361]" office:value-type="float" office:value="63.3371679857109" calcext:value-type="float">
            <text:p>63.34</text:p>
          </table:table-cell>
          <table:table-cell table:formula="of:=ABS([.E361])" office:value-type="float" office:value="63.3371679857109" calcext:value-type="float">
            <text:p>63.34</text:p>
          </table:table-cell>
          <table:table-cell table:formula="of:=[.F361]*[.F361]" office:value-type="float" office:value="4011.59684845017" calcext:value-type="float">
            <text:p>4,011.60</text:p>
          </table:table-cell>
          <table:table-cell table:number-columns-repeated="59"/>
        </table:table-row>
        <table:table-row table:style-name="ro2"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A362]*[.$J$3] + [.$I$3]" office:value-type="float" office:value="175.649915509812" calcext:value-type="float">
            <text:p>175.65</text:p>
          </table:table-cell>
          <table:table-cell table:formula="of:=[.D362]-[.B362]" office:value-type="float" office:value="42.270369582293" calcext:value-type="float">
            <text:p>42.27</text:p>
          </table:table-cell>
          <table:table-cell table:formula="of:=ABS([.E362])" office:value-type="float" office:value="42.270369582293" calcext:value-type="float">
            <text:p>42.27</text:p>
          </table:table-cell>
          <table:table-cell table:formula="of:=[.F362]*[.F362]" office:value-type="float" office:value="1786.78414462364" calcext:value-type="float">
            <text:p>1,786.78</text:p>
          </table:table-cell>
          <table:table-cell table:number-columns-repeated="59"/>
        </table:table-row>
        <table:table-row table:style-name="ro2"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A363]*[.$J$3] + [.$I$3]" office:value-type="float" office:value="170.155558511728" calcext:value-type="float">
            <text:p>170.16</text:p>
          </table:table-cell>
          <table:table-cell table:formula="of:=[.D363]-[.B363]" office:value-type="float" office:value="26.2964634674816" calcext:value-type="float">
            <text:p>26.30</text:p>
          </table:table-cell>
          <table:table-cell table:formula="of:=ABS([.E363])" office:value-type="float" office:value="26.2964634674816" calcext:value-type="float">
            <text:p>26.30</text:p>
          </table:table-cell>
          <table:table-cell table:formula="of:=[.F363]*[.F363]" office:value-type="float" office:value="691.503990896593" calcext:value-type="float">
            <text:p>691.50</text:p>
          </table:table-cell>
          <table:table-cell table:number-columns-repeated="59"/>
        </table:table-row>
        <table:table-row table:style-name="ro2"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A364]*[.$J$3] + [.$I$3]" office:value-type="float" office:value="270.495919108642" calcext:value-type="float">
            <text:p>270.50</text:p>
          </table:table-cell>
          <table:table-cell table:formula="of:=[.D364]-[.B364]" office:value-type="float" office:value="56.7789623256196" calcext:value-type="float">
            <text:p>56.78</text:p>
          </table:table-cell>
          <table:table-cell table:formula="of:=ABS([.E364])" office:value-type="float" office:value="56.7789623256196" calcext:value-type="float">
            <text:p>56.78</text:p>
          </table:table-cell>
          <table:table-cell table:formula="of:=[.F364]*[.F364]" office:value-type="float" office:value="3223.85056277413" calcext:value-type="float">
            <text:p>3,223.85</text:p>
          </table:table-cell>
          <table:table-cell table:number-columns-repeated="59"/>
        </table:table-row>
        <table:table-row table:style-name="ro2"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A365]*[.$J$3] + [.$I$3]" office:value-type="float" office:value="124.010055340068" calcext:value-type="float">
            <text:p>124.01</text:p>
          </table:table-cell>
          <table:table-cell table:formula="of:=[.D365]-[.B365]" office:value-type="float" office:value="-7.03895291937999" calcext:value-type="float">
            <text:p>-7.04</text:p>
          </table:table-cell>
          <table:table-cell table:formula="of:=ABS([.E365])" office:value-type="float" office:value="7.03895291937999" calcext:value-type="float">
            <text:p>7.04</text:p>
          </table:table-cell>
          <table:table-cell table:formula="of:=[.F365]*[.F365]" office:value-type="float" office:value="49.5468582012482" calcext:value-type="float">
            <text:p>49.55</text:p>
          </table:table-cell>
          <table:table-cell table:number-columns-repeated="59"/>
        </table:table-row>
        <table:table-row table:style-name="ro2"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A366]*[.$J$3] + [.$I$3]" office:value-type="float" office:value="256.76770696484" calcext:value-type="float">
            <text:p>256.77</text:p>
          </table:table-cell>
          <table:table-cell table:formula="of:=[.D366]-[.B366]" office:value-type="float" office:value="58.3609731581153" calcext:value-type="float">
            <text:p>58.36</text:p>
          </table:table-cell>
          <table:table-cell table:formula="of:=ABS([.E366])" office:value-type="float" office:value="58.3609731581153" calcext:value-type="float">
            <text:p>58.36</text:p>
          </table:table-cell>
          <table:table-cell table:formula="of:=[.F366]*[.F366]" office:value-type="float" office:value="3406.00318796225" calcext:value-type="float">
            <text:p>3,406.00</text:p>
          </table:table-cell>
          <table:table-cell table:number-columns-repeated="59"/>
        </table:table-row>
        <table:table-row table:style-name="ro2"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A367]*[.$J$3] + [.$I$3]" office:value-type="float" office:value="148.333108556911" calcext:value-type="float">
            <text:p>148.33</text:p>
          </table:table-cell>
          <table:table-cell table:formula="of:=[.D367]-[.B367]" office:value-type="float" office:value="-0.380851551846831" calcext:value-type="float">
            <text:p>-0.38</text:p>
          </table:table-cell>
          <table:table-cell table:formula="of:=ABS([.E367])" office:value-type="float" office:value="0.380851551846831" calcext:value-type="float">
            <text:p>0.38</text:p>
          </table:table-cell>
          <table:table-cell table:formula="of:=[.F367]*[.F367]" office:value-type="float" office:value="0.14504790454414" calcext:value-type="float">
            <text:p>0.15</text:p>
          </table:table-cell>
          <table:table-cell table:number-columns-repeated="59"/>
        </table:table-row>
        <table:table-row table:style-name="ro2"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A368]*[.$J$3] + [.$I$3]" office:value-type="float" office:value="220.455235655011" calcext:value-type="float">
            <text:p>220.46</text:p>
          </table:table-cell>
          <table:table-cell table:formula="of:=[.D368]-[.B368]" office:value-type="float" office:value="34.9186770552733" calcext:value-type="float">
            <text:p>34.92</text:p>
          </table:table-cell>
          <table:table-cell table:formula="of:=ABS([.E368])" office:value-type="float" office:value="34.9186770552733" calcext:value-type="float">
            <text:p>34.92</text:p>
          </table:table-cell>
          <table:table-cell table:formula="of:=[.F368]*[.F368]" office:value-type="float" office:value="1219.31400729047" calcext:value-type="float">
            <text:p>1,219.31</text:p>
          </table:table-cell>
          <table:table-cell table:number-columns-repeated="59"/>
        </table:table-row>
        <table:table-row table:style-name="ro2"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A369]*[.$J$3] + [.$I$3]" office:value-type="float" office:value="270.716343457913" calcext:value-type="float">
            <text:p>270.72</text:p>
          </table:table-cell>
          <table:table-cell table:formula="of:=[.D369]-[.B369]" office:value-type="float" office:value="59.8527037477789" calcext:value-type="float">
            <text:p>59.85</text:p>
          </table:table-cell>
          <table:table-cell table:formula="of:=ABS([.E369])" office:value-type="float" office:value="59.8527037477789" calcext:value-type="float">
            <text:p>59.85</text:p>
          </table:table-cell>
          <table:table-cell table:formula="of:=[.F369]*[.F369]" office:value-type="float" office:value="3582.34614591938" calcext:value-type="float">
            <text:p>3,582.35</text:p>
          </table:table-cell>
          <table:table-cell table:number-columns-repeated="59"/>
        </table:table-row>
        <table:table-row table:style-name="ro2"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A370]*[.$J$3] + [.$I$3]" office:value-type="float" office:value="176.727083532011" calcext:value-type="float">
            <text:p>176.73</text:p>
          </table:table-cell>
          <table:table-cell table:formula="of:=[.D370]-[.B370]" office:value-type="float" office:value="7.51914653798386" calcext:value-type="float">
            <text:p>7.52</text:p>
          </table:table-cell>
          <table:table-cell table:formula="of:=ABS([.E370])" office:value-type="float" office:value="7.51914653798386" calcext:value-type="float">
            <text:p>7.52</text:p>
          </table:table-cell>
          <table:table-cell table:formula="of:=[.F370]*[.F370]" office:value-type="float" office:value="56.5375646596746" calcext:value-type="float">
            <text:p>56.54</text:p>
          </table:table-cell>
          <table:table-cell table:number-columns-repeated="59"/>
        </table:table-row>
        <table:table-row table:style-name="ro2"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A371]*[.$J$3] + [.$I$3]" office:value-type="float" office:value="262.592360904235" calcext:value-type="float">
            <text:p>262.59</text:p>
          </table:table-cell>
          <table:table-cell table:formula="of:=[.D371]-[.B371]" office:value-type="float" office:value="55.0167473225052" calcext:value-type="float">
            <text:p>55.02</text:p>
          </table:table-cell>
          <table:table-cell table:formula="of:=ABS([.E371])" office:value-type="float" office:value="55.0167473225052" calcext:value-type="float">
            <text:p>55.02</text:p>
          </table:table-cell>
          <table:table-cell table:formula="of:=[.F371]*[.F371]" office:value-type="float" office:value="3026.84248594838" calcext:value-type="float">
            <text:p>3,026.84</text:p>
          </table:table-cell>
          <table:table-cell table:number-columns-repeated="59"/>
        </table:table-row>
        <table:table-row table:style-name="ro2"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A372]*[.$J$3] + [.$I$3]" office:value-type="float" office:value="215.443897939157" calcext:value-type="float">
            <text:p>215.44</text:p>
          </table:table-cell>
          <table:table-cell table:formula="of:=[.D372]-[.B372]" office:value-type="float" office:value="48.3537721531147" calcext:value-type="float">
            <text:p>48.35</text:p>
          </table:table-cell>
          <table:table-cell table:formula="of:=ABS([.E372])" office:value-type="float" office:value="48.3537721531147" calcext:value-type="float">
            <text:p>48.35</text:p>
          </table:table-cell>
          <table:table-cell table:formula="of:=[.F372]*[.F372]" office:value-type="float" office:value="2338.08728143533" calcext:value-type="float">
            <text:p>2,338.09</text:p>
          </table:table-cell>
          <table:table-cell table:number-columns-repeated="59"/>
        </table:table-row>
        <table:table-row table:style-name="ro2"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A373]*[.$J$3] + [.$I$3]" office:value-type="float" office:value="195.794783024935" calcext:value-type="float">
            <text:p>195.79</text:p>
          </table:table-cell>
          <table:table-cell table:formula="of:=[.D373]-[.B373]" office:value-type="float" office:value="25.2009249204782" calcext:value-type="float">
            <text:p>25.20</text:p>
          </table:table-cell>
          <table:table-cell table:formula="of:=ABS([.E373])" office:value-type="float" office:value="25.2009249204782" calcext:value-type="float">
            <text:p>25.20</text:p>
          </table:table-cell>
          <table:table-cell table:formula="of:=[.F373]*[.F373]" office:value-type="float" office:value="635.086616847579" calcext:value-type="float">
            <text:p>635.09</text:p>
          </table:table-cell>
          <table:table-cell table:number-columns-repeated="59"/>
        </table:table-row>
        <table:table-row table:style-name="ro2"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A374]*[.$J$3] + [.$I$3]" office:value-type="float" office:value="229.54027955447" calcext:value-type="float">
            <text:p>229.54</text:p>
          </table:table-cell>
          <table:table-cell table:formula="of:=[.D374]-[.B374]" office:value-type="float" office:value="45.3979987785263" calcext:value-type="float">
            <text:p>45.40</text:p>
          </table:table-cell>
          <table:table-cell table:formula="of:=ABS([.E374])" office:value-type="float" office:value="45.3979987785263" calcext:value-type="float">
            <text:p>45.40</text:p>
          </table:table-cell>
          <table:table-cell table:formula="of:=[.F374]*[.F374]" office:value-type="float" office:value="2060.97829309508" calcext:value-type="float">
            <text:p>2,060.98</text:p>
          </table:table-cell>
          <table:table-cell table:number-columns-repeated="59"/>
        </table:table-row>
        <table:table-row table:style-name="ro2"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A375]*[.$J$3] + [.$I$3]" office:value-type="float" office:value="213.356043865513" calcext:value-type="float">
            <text:p>213.36</text:p>
          </table:table-cell>
          <table:table-cell table:formula="of:=[.D375]-[.B375]" office:value-type="float" office:value="21.1562556730671" calcext:value-type="float">
            <text:p>21.16</text:p>
          </table:table-cell>
          <table:table-cell table:formula="of:=ABS([.E375])" office:value-type="float" office:value="21.1562556730671" calcext:value-type="float">
            <text:p>21.16</text:p>
          </table:table-cell>
          <table:table-cell table:formula="of:=[.F375]*[.F375]" office:value-type="float" office:value="447.587154104185" calcext:value-type="float">
            <text:p>447.59</text:p>
          </table:table-cell>
          <table:table-cell table:number-columns-repeated="59"/>
        </table:table-row>
        <table:table-row table:style-name="ro2"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A376]*[.$J$3] + [.$I$3]" office:value-type="float" office:value="184.517220102479" calcext:value-type="float">
            <text:p>184.52</text:p>
          </table:table-cell>
          <table:table-cell table:formula="of:=[.D376]-[.B376]" office:value-type="float" office:value="32.2273806493509" calcext:value-type="float">
            <text:p>32.23</text:p>
          </table:table-cell>
          <table:table-cell table:formula="of:=ABS([.E376])" office:value-type="float" office:value="32.2273806493509" calcext:value-type="float">
            <text:p>32.23</text:p>
          </table:table-cell>
          <table:table-cell table:formula="of:=[.F376]*[.F376]" office:value-type="float" office:value="1038.60406351815" calcext:value-type="float">
            <text:p>1,038.60</text:p>
          </table:table-cell>
          <table:table-cell table:number-columns-repeated="59"/>
        </table:table-row>
        <table:table-row table:style-name="ro2"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A377]*[.$J$3] + [.$I$3]" office:value-type="float" office:value="288.677122140126" calcext:value-type="float">
            <text:p>288.68</text:p>
          </table:table-cell>
          <table:table-cell table:formula="of:=[.D377]-[.B377]" office:value-type="float" office:value="76.9466048291111" calcext:value-type="float">
            <text:p>76.95</text:p>
          </table:table-cell>
          <table:table-cell table:formula="of:=ABS([.E377])" office:value-type="float" office:value="76.9466048291111" calcext:value-type="float">
            <text:p>76.95</text:p>
          </table:table-cell>
          <table:table-cell table:formula="of:=[.F377]*[.F377]" office:value-type="float" office:value="5920.77999472739" calcext:value-type="float">
            <text:p>5,920.78</text:p>
          </table:table-cell>
          <table:table-cell table:number-columns-repeated="59"/>
        </table:table-row>
        <table:table-row table:style-name="ro2"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A378]*[.$J$3] + [.$I$3]" office:value-type="float" office:value="171.31491286912" calcext:value-type="float">
            <text:p>171.31</text:p>
          </table:table-cell>
          <table:table-cell table:formula="of:=[.D378]-[.B378]" office:value-type="float" office:value="48.0161113870587" calcext:value-type="float">
            <text:p>48.02</text:p>
          </table:table-cell>
          <table:table-cell table:formula="of:=ABS([.E378])" office:value-type="float" office:value="48.0161113870587" calcext:value-type="float">
            <text:p>48.02</text:p>
          </table:table-cell>
          <table:table-cell table:formula="of:=[.F378]*[.F378]" office:value-type="float" office:value="2305.54695273443" calcext:value-type="float">
            <text:p>2,305.55</text:p>
          </table:table-cell>
          <table:table-cell table:number-columns-repeated="59"/>
        </table:table-row>
        <table:table-row table:style-name="ro2"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A379]*[.$J$3] + [.$I$3]" office:value-type="float" office:value="273.401112188536" calcext:value-type="float">
            <text:p>273.40</text:p>
          </table:table-cell>
          <table:table-cell table:formula="of:=[.D379]-[.B379]" office:value-type="float" office:value="72.5683199603195" calcext:value-type="float">
            <text:p>72.57</text:p>
          </table:table-cell>
          <table:table-cell table:formula="of:=ABS([.E379])" office:value-type="float" office:value="72.5683199603195" calcext:value-type="float">
            <text:p>72.57</text:p>
          </table:table-cell>
          <table:table-cell table:formula="of:=[.F379]*[.F379]" office:value-type="float" office:value="5266.16106186331" calcext:value-type="float">
            <text:p>5,266.16</text:p>
          </table:table-cell>
          <table:table-cell table:number-columns-repeated="59"/>
        </table:table-row>
        <table:table-row table:style-name="ro2"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A380]*[.$J$3] + [.$I$3]" office:value-type="float" office:value="213.231530343405" calcext:value-type="float">
            <text:p>213.23</text:p>
          </table:table-cell>
          <table:table-cell table:formula="of:=[.D380]-[.B380]" office:value-type="float" office:value="42.9347674304785" calcext:value-type="float">
            <text:p>42.93</text:p>
          </table:table-cell>
          <table:table-cell table:formula="of:=ABS([.E380])" office:value-type="float" office:value="42.9347674304785" calcext:value-type="float">
            <text:p>42.93</text:p>
          </table:table-cell>
          <table:table-cell table:formula="of:=[.F380]*[.F380]" office:value-type="float" office:value="1843.39425430928" calcext:value-type="float">
            <text:p>1,843.39</text:p>
          </table:table-cell>
          <table:table-cell table:number-columns-repeated="59"/>
        </table:table-row>
        <table:table-row table:style-name="ro2"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A381]*[.$J$3] + [.$I$3]" office:value-type="float" office:value="146.352244531465" calcext:value-type="float">
            <text:p>146.35</text:p>
          </table:table-cell>
          <table:table-cell table:formula="of:=[.D381]-[.B381]" office:value-type="float" office:value="22.1949554643702" calcext:value-type="float">
            <text:p>22.19</text:p>
          </table:table-cell>
          <table:table-cell table:formula="of:=ABS([.E381])" office:value-type="float" office:value="22.1949554643702" calcext:value-type="float">
            <text:p>22.19</text:p>
          </table:table-cell>
          <table:table-cell table:formula="of:=[.F381]*[.F381]" office:value-type="float" office:value="492.616048065377" calcext:value-type="float">
            <text:p>492.62</text:p>
          </table:table-cell>
          <table:table-cell table:number-columns-repeated="59"/>
        </table:table-row>
        <table:table-row table:style-name="ro2"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A382]*[.$J$3] + [.$I$3]" office:value-type="float" office:value="142.387370753198" calcext:value-type="float">
            <text:p>142.39</text:p>
          </table:table-cell>
          <table:table-cell table:formula="of:=[.D382]-[.B382]" office:value-type="float" office:value="35.6553212788574" calcext:value-type="float">
            <text:p>35.66</text:p>
          </table:table-cell>
          <table:table-cell table:formula="of:=ABS([.E382])" office:value-type="float" office:value="35.6553212788574" calcext:value-type="float">
            <text:p>35.66</text:p>
          </table:table-cell>
          <table:table-cell table:formula="of:=[.F382]*[.F382]" office:value-type="float" office:value="1271.30193549854" calcext:value-type="float">
            <text:p>1,271.30</text:p>
          </table:table-cell>
          <table:table-cell table:number-columns-repeated="59"/>
        </table:table-row>
        <table:table-row table:style-name="ro2"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A383]*[.$J$3] + [.$I$3]" office:value-type="float" office:value="167.035397041346" calcext:value-type="float">
            <text:p>167.04</text:p>
          </table:table-cell>
          <table:table-cell table:formula="of:=[.D383]-[.B383]" office:value-type="float" office:value="26.3282262475844" calcext:value-type="float">
            <text:p>26.33</text:p>
          </table:table-cell>
          <table:table-cell table:formula="of:=ABS([.E383])" office:value-type="float" office:value="26.3282262475844" calcext:value-type="float">
            <text:p>26.33</text:p>
          </table:table-cell>
          <table:table-cell table:formula="of:=[.F383]*[.F383]" office:value-type="float" office:value="693.175497343993" calcext:value-type="float">
            <text:p>693.18</text:p>
          </table:table-cell>
          <table:table-cell table:number-columns-repeated="59"/>
        </table:table-row>
        <table:table-row table:style-name="ro2"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A384]*[.$J$3] + [.$I$3]" office:value-type="float" office:value="155.773800282115" calcext:value-type="float">
            <text:p>155.77</text:p>
          </table:table-cell>
          <table:table-cell table:formula="of:=[.D384]-[.B384]" office:value-type="float" office:value="1.3453227669832" calcext:value-type="float">
            <text:p>1.35</text:p>
          </table:table-cell>
          <table:table-cell table:formula="of:=ABS([.E384])" office:value-type="float" office:value="1.3453227669832" calcext:value-type="float">
            <text:p>1.35</text:p>
          </table:table-cell>
          <table:table-cell table:formula="of:=[.F384]*[.F384]" office:value-type="float" office:value="1.80989334736334" calcext:value-type="float">
            <text:p>1.81</text:p>
          </table:table-cell>
          <table:table-cell table:number-columns-repeated="59"/>
        </table:table-row>
        <table:table-row table:style-name="ro2"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A385]*[.$J$3] + [.$I$3]" office:value-type="float" office:value="218.24458905143" calcext:value-type="float">
            <text:p>218.24</text:p>
          </table:table-cell>
          <table:table-cell table:formula="of:=[.D385]-[.B385]" office:value-type="float" office:value="40.6757394929055" calcext:value-type="float">
            <text:p>40.68</text:p>
          </table:table-cell>
          <table:table-cell table:formula="of:=ABS([.E385])" office:value-type="float" office:value="40.6757394929055" calcext:value-type="float">
            <text:p>40.68</text:p>
          </table:table-cell>
          <table:table-cell table:formula="of:=[.F385]*[.F385]" office:value-type="float" office:value="1654.51578329471" calcext:value-type="float">
            <text:p>1,654.52</text:p>
          </table:table-cell>
          <table:table-cell table:number-columns-repeated="59"/>
        </table:table-row>
        <table:table-row table:style-name="ro2"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A386]*[.$J$3] + [.$I$3]" office:value-type="float" office:value="194.575964956859" calcext:value-type="float">
            <text:p>194.58</text:p>
          </table:table-cell>
          <table:table-cell table:formula="of:=[.D386]-[.B386]" office:value-type="float" office:value="14.0006308780548" calcext:value-type="float">
            <text:p>14.00</text:p>
          </table:table-cell>
          <table:table-cell table:formula="of:=ABS([.E386])" office:value-type="float" office:value="14.0006308780548" calcext:value-type="float">
            <text:p>14.00</text:p>
          </table:table-cell>
          <table:table-cell table:formula="of:=[.F386]*[.F386]" office:value-type="float" office:value="196.017664983542" calcext:value-type="float">
            <text:p>196.02</text:p>
          </table:table-cell>
          <table:table-cell table:number-columns-repeated="59"/>
        </table:table-row>
        <table:table-row table:style-name="ro2"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A387]*[.$J$3] + [.$I$3]" office:value-type="float" office:value="213.414455509721" calcext:value-type="float">
            <text:p>213.41</text:p>
          </table:table-cell>
          <table:table-cell table:formula="of:=[.D387]-[.B387]" office:value-type="float" office:value="15.1026993337619" calcext:value-type="float">
            <text:p>15.10</text:p>
          </table:table-cell>
          <table:table-cell table:formula="of:=ABS([.E387])" office:value-type="float" office:value="15.1026993337619" calcext:value-type="float">
            <text:p>15.10</text:p>
          </table:table-cell>
          <table:table-cell table:formula="of:=[.F387]*[.F387]" office:value-type="float" office:value="228.091527166013" calcext:value-type="float">
            <text:p>228.09</text:p>
          </table:table-cell>
          <table:table-cell table:number-columns-repeated="59"/>
        </table:table-row>
        <table:table-row table:style-name="ro2"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A388]*[.$J$3] + [.$I$3]" office:value-type="float" office:value="150.692157983592" calcext:value-type="float">
            <text:p>150.69</text:p>
          </table:table-cell>
          <table:table-cell table:formula="of:=[.D388]-[.B388]" office:value-type="float" office:value="18.429177530452" calcext:value-type="float">
            <text:p>18.43</text:p>
          </table:table-cell>
          <table:table-cell table:formula="of:=ABS([.E388])" office:value-type="float" office:value="18.429177530452" calcext:value-type="float">
            <text:p>18.43</text:p>
          </table:table-cell>
          <table:table-cell table:formula="of:=[.F388]*[.F388]" office:value-type="float" office:value="339.634584448917" calcext:value-type="float">
            <text:p>339.63</text:p>
          </table:table-cell>
          <table:table-cell table:number-columns-repeated="59"/>
        </table:table-row>
        <table:table-row table:style-name="ro2"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A389]*[.$J$3] + [.$I$3]" office:value-type="float" office:value="192.328960402818" calcext:value-type="float">
            <text:p>192.33</text:p>
          </table:table-cell>
          <table:table-cell table:formula="of:=[.D389]-[.B389]" office:value-type="float" office:value="51.834676383528" calcext:value-type="float">
            <text:p>51.83</text:p>
          </table:table-cell>
          <table:table-cell table:formula="of:=ABS([.E389])" office:value-type="float" office:value="51.834676383528" calcext:value-type="float">
            <text:p>51.83</text:p>
          </table:table-cell>
          <table:table-cell table:formula="of:=[.F389]*[.F389]" office:value-type="float" office:value="2686.83367578507" calcext:value-type="float">
            <text:p>2,686.83</text:p>
          </table:table-cell>
          <table:table-cell table:number-columns-repeated="59"/>
        </table:table-row>
        <table:table-row table:style-name="ro2"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A390]*[.$J$3] + [.$I$3]" office:value-type="float" office:value="168.88159339592" calcext:value-type="float">
            <text:p>168.88</text:p>
          </table:table-cell>
          <table:table-cell table:formula="of:=[.D390]-[.B390]" office:value-type="float" office:value="43.3415371557464" calcext:value-type="float">
            <text:p>43.34</text:p>
          </table:table-cell>
          <table:table-cell table:formula="of:=ABS([.E390])" office:value-type="float" office:value="43.3415371557464" calcext:value-type="float">
            <text:p>43.34</text:p>
          </table:table-cell>
          <table:table-cell table:formula="of:=[.F390]*[.F390]" office:value-type="float" office:value="1878.48884302295" calcext:value-type="float">
            <text:p>1,878.49</text:p>
          </table:table-cell>
          <table:table-cell table:number-columns-repeated="59"/>
        </table:table-row>
        <table:table-row table:style-name="ro2"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A391]*[.$J$3] + [.$I$3]" office:value-type="float" office:value="183.044262555072" calcext:value-type="float">
            <text:p>183.04</text:p>
          </table:table-cell>
          <table:table-cell table:formula="of:=[.D391]-[.B391]" office:value-type="float" office:value="33.513144188034" calcext:value-type="float">
            <text:p>33.51</text:p>
          </table:table-cell>
          <table:table-cell table:formula="of:=ABS([.E391])" office:value-type="float" office:value="33.513144188034" calcext:value-type="float">
            <text:p>33.51</text:p>
          </table:table-cell>
          <table:table-cell table:formula="of:=[.F391]*[.F391]" office:value-type="float" office:value="1123.13083336796" calcext:value-type="float">
            <text:p>1,123.13</text:p>
          </table:table-cell>
          <table:table-cell table:number-columns-repeated="59"/>
        </table:table-row>
        <table:table-row table:style-name="ro2"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A392]*[.$J$3] + [.$I$3]" office:value-type="float" office:value="134.83496986754" calcext:value-type="float">
            <text:p>134.83</text:p>
          </table:table-cell>
          <table:table-cell table:formula="of:=[.D392]-[.B392]" office:value-type="float" office:value="23.3322624961154" calcext:value-type="float">
            <text:p>23.33</text:p>
          </table:table-cell>
          <table:table-cell table:formula="of:=ABS([.E392])" office:value-type="float" office:value="23.3322624961154" calcext:value-type="float">
            <text:p>23.33</text:p>
          </table:table-cell>
          <table:table-cell table:formula="of:=[.F392]*[.F392]" office:value-type="float" office:value="544.394473187633" calcext:value-type="float">
            <text:p>544.39</text:p>
          </table:table-cell>
          <table:table-cell table:number-columns-repeated="59"/>
        </table:table-row>
        <table:table-row table:style-name="ro2"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A393]*[.$J$3] + [.$I$3]" office:value-type="float" office:value="183.028861174534" calcext:value-type="float">
            <text:p>183.03</text:p>
          </table:table-cell>
          <table:table-cell table:formula="of:=[.D393]-[.B393]" office:value-type="float" office:value="39.1405311664746" calcext:value-type="float">
            <text:p>39.14</text:p>
          </table:table-cell>
          <table:table-cell table:formula="of:=ABS([.E393])" office:value-type="float" office:value="39.1405311664746" calcext:value-type="float">
            <text:p>39.14</text:p>
          </table:table-cell>
          <table:table-cell table:formula="of:=[.F393]*[.F393]" office:value-type="float" office:value="1531.98117999377" calcext:value-type="float">
            <text:p>1,531.98</text:p>
          </table:table-cell>
          <table:table-cell table:number-columns-repeated="59"/>
        </table:table-row>
        <table:table-row table:style-name="ro2"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A394]*[.$J$3] + [.$I$3]" office:value-type="float" office:value="209.218372383562" calcext:value-type="float">
            <text:p>209.22</text:p>
          </table:table-cell>
          <table:table-cell table:formula="of:=[.D394]-[.B394]" office:value-type="float" office:value="38.2633309064187" calcext:value-type="float">
            <text:p>38.26</text:p>
          </table:table-cell>
          <table:table-cell table:formula="of:=ABS([.E394])" office:value-type="float" office:value="38.2633309064187" calcext:value-type="float">
            <text:p>38.26</text:p>
          </table:table-cell>
          <table:table-cell table:formula="of:=[.F394]*[.F394]" office:value-type="float" office:value="1464.0824920541" calcext:value-type="float">
            <text:p>1,464.08</text:p>
          </table:table-cell>
          <table:table-cell table:number-columns-repeated="59"/>
        </table:table-row>
        <table:table-row table:style-name="ro2"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A395]*[.$J$3] + [.$I$3]" office:value-type="float" office:value="158.128785648468" calcext:value-type="float">
            <text:p>158.13</text:p>
          </table:table-cell>
          <table:table-cell table:formula="of:=[.D395]-[.B395]" office:value-type="float" office:value="20.10619315691" calcext:value-type="float">
            <text:p>20.11</text:p>
          </table:table-cell>
          <table:table-cell table:formula="of:=ABS([.E395])" office:value-type="float" office:value="20.10619315691" calcext:value-type="float">
            <text:p>20.11</text:p>
          </table:table-cell>
          <table:table-cell table:formula="of:=[.F395]*[.F395]" office:value-type="float" office:value="404.259003262975" calcext:value-type="float">
            <text:p>404.26</text:p>
          </table:table-cell>
          <table:table-cell table:number-columns-repeated="59"/>
        </table:table-row>
        <table:table-row table:style-name="ro2"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A396]*[.$J$3] + [.$I$3]" office:value-type="float" office:value="219.235771131144" calcext:value-type="float">
            <text:p>219.24</text:p>
          </table:table-cell>
          <table:table-cell table:formula="of:=[.D396]-[.B396]" office:value-type="float" office:value="47.158466396383" calcext:value-type="float">
            <text:p>47.16</text:p>
          </table:table-cell>
          <table:table-cell table:formula="of:=ABS([.E396])" office:value-type="float" office:value="47.158466396383" calcext:value-type="float">
            <text:p>47.16</text:p>
          </table:table-cell>
          <table:table-cell table:formula="of:=[.F396]*[.F396]" office:value-type="float" office:value="2223.92095285879" calcext:value-type="float">
            <text:p>2,223.92</text:p>
          </table:table-cell>
          <table:table-cell table:number-columns-repeated="59"/>
        </table:table-row>
        <table:table-row table:style-name="ro2"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A397]*[.$J$3] + [.$I$3]" office:value-type="float" office:value="179.409740497906" calcext:value-type="float">
            <text:p>179.41</text:p>
          </table:table-cell>
          <table:table-cell table:formula="of:=[.D397]-[.B397]" office:value-type="float" office:value="16.5094996344755" calcext:value-type="float">
            <text:p>16.51</text:p>
          </table:table-cell>
          <table:table-cell table:formula="of:=ABS([.E397])" office:value-type="float" office:value="16.5094996344755" calcext:value-type="float">
            <text:p>16.51</text:p>
          </table:table-cell>
          <table:table-cell table:formula="of:=[.F397]*[.F397]" office:value-type="float" office:value="272.563578180748" calcext:value-type="float">
            <text:p>272.56</text:p>
          </table:table-cell>
          <table:table-cell table:number-columns-repeated="59"/>
        </table:table-row>
        <table:table-row table:style-name="ro2"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A398]*[.$J$3] + [.$I$3]" office:value-type="float" office:value="220.344152691823" calcext:value-type="float">
            <text:p>220.34</text:p>
          </table:table-cell>
          <table:table-cell table:formula="of:=[.D398]-[.B398]" office:value-type="float" office:value="31.5579860993822" calcext:value-type="float">
            <text:p>31.56</text:p>
          </table:table-cell>
          <table:table-cell table:formula="of:=ABS([.E398])" office:value-type="float" office:value="31.5579860993822" calcext:value-type="float">
            <text:p>31.56</text:p>
          </table:table-cell>
          <table:table-cell table:formula="of:=[.F398]*[.F398]" office:value-type="float" office:value="995.9064866488" calcext:value-type="float">
            <text:p>995.91</text:p>
          </table:table-cell>
          <table:table-cell table:number-columns-repeated="59"/>
        </table:table-row>
        <table:table-row table:style-name="ro2"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A399]*[.$J$3] + [.$I$3]" office:value-type="float" office:value="152.741937621247" calcext:value-type="float">
            <text:p>152.74</text:p>
          </table:table-cell>
          <table:table-cell table:formula="of:=[.D399]-[.B399]" office:value-type="float" office:value="32.3395234904522" calcext:value-type="float">
            <text:p>32.34</text:p>
          </table:table-cell>
          <table:table-cell table:formula="of:=ABS([.E399])" office:value-type="float" office:value="32.3395234904522" calcext:value-type="float">
            <text:p>32.34</text:p>
          </table:table-cell>
          <table:table-cell table:formula="of:=[.F399]*[.F399]" office:value-type="float" office:value="1045.84477958951" calcext:value-type="float">
            <text:p>1,045.84</text:p>
          </table:table-cell>
          <table:table-cell table:number-columns-repeated="59"/>
        </table:table-row>
        <table:table-row table:style-name="ro2"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A400]*[.$J$3] + [.$I$3]" office:value-type="float" office:value="231.551184699284" calcext:value-type="float">
            <text:p>231.55</text:p>
          </table:table-cell>
          <table:table-cell table:formula="of:=[.D400]-[.B400]" office:value-type="float" office:value="59.2046917368925" calcext:value-type="float">
            <text:p>59.20</text:p>
          </table:table-cell>
          <table:table-cell table:formula="of:=ABS([.E400])" office:value-type="float" office:value="59.2046917368925" calcext:value-type="float">
            <text:p>59.20</text:p>
          </table:table-cell>
          <table:table-cell table:formula="of:=[.F400]*[.F400]" office:value-type="float" office:value="3505.19552366046" calcext:value-type="float">
            <text:p>3,505.20</text:p>
          </table:table-cell>
          <table:table-cell table:number-columns-repeated="59"/>
        </table:table-row>
        <table:table-row table:style-name="ro2"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A401]*[.$J$3] + [.$I$3]" office:value-type="float" office:value="207.376298884205" calcext:value-type="float">
            <text:p>207.38</text:p>
          </table:table-cell>
          <table:table-cell table:formula="of:=[.D401]-[.B401]" office:value-type="float" office:value="56.3694712820108" calcext:value-type="float">
            <text:p>56.37</text:p>
          </table:table-cell>
          <table:table-cell table:formula="of:=ABS([.E401])" office:value-type="float" office:value="56.3694712820108" calcext:value-type="float">
            <text:p>56.37</text:p>
          </table:table-cell>
          <table:table-cell table:formula="of:=[.F401]*[.F401]" office:value-type="float" office:value="3177.51729261343" calcext:value-type="float">
            <text:p>3,177.52</text:p>
          </table:table-cell>
          <table:table-cell table:number-columns-repeated="59"/>
        </table:table-row>
        <table:table-row table:style-name="ro2"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A402]*[.$J$3] + [.$I$3]" office:value-type="float" office:value="243.992582999509" calcext:value-type="float">
            <text:p>243.99</text:p>
          </table:table-cell>
          <table:table-cell table:formula="of:=[.D402]-[.B402]" office:value-type="float" office:value="53.5827537732081" calcext:value-type="float">
            <text:p>53.58</text:p>
          </table:table-cell>
          <table:table-cell table:formula="of:=ABS([.E402])" office:value-type="float" office:value="53.5827537732081" calcext:value-type="float">
            <text:p>53.58</text:p>
          </table:table-cell>
          <table:table-cell table:formula="of:=[.F402]*[.F402]" office:value-type="float" office:value="2871.11150192024" calcext:value-type="float">
            <text:p>2,871.11</text:p>
          </table:table-cell>
          <table:table-cell table:number-columns-repeated="59"/>
        </table:table-row>
        <table:table-row table:style-name="ro2"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A403]*[.$J$3] + [.$I$3]" office:value-type="float" office:value="245.827717986857" calcext:value-type="float">
            <text:p>245.83</text:p>
          </table:table-cell>
          <table:table-cell table:formula="of:=[.D403]-[.B403]" office:value-type="float" office:value="52.4677709933589" calcext:value-type="float">
            <text:p>52.47</text:p>
          </table:table-cell>
          <table:table-cell table:formula="of:=ABS([.E403])" office:value-type="float" office:value="52.4677709933589" calcext:value-type="float">
            <text:p>52.47</text:p>
          </table:table-cell>
          <table:table-cell table:formula="of:=[.F403]*[.F403]" office:value-type="float" office:value="2752.86699301155" calcext:value-type="float">
            <text:p>2,752.87</text:p>
          </table:table-cell>
          <table:table-cell table:number-columns-repeated="59"/>
        </table:table-row>
        <table:table-row table:style-name="ro2"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A404]*[.$J$3] + [.$I$3]" office:value-type="float" office:value="206.013837242965" calcext:value-type="float">
            <text:p>206.01</text:p>
          </table:table-cell>
          <table:table-cell table:formula="of:=[.D404]-[.B404]" office:value-type="float" office:value="49.7793753208783" calcext:value-type="float">
            <text:p>49.78</text:p>
          </table:table-cell>
          <table:table-cell table:formula="of:=ABS([.E404])" office:value-type="float" office:value="49.7793753208783" calcext:value-type="float">
            <text:p>49.78</text:p>
          </table:table-cell>
          <table:table-cell table:formula="of:=[.F404]*[.F404]" office:value-type="float" office:value="2477.98620733687" calcext:value-type="float">
            <text:p>2,477.99</text:p>
          </table:table-cell>
          <table:table-cell table:number-columns-repeated="59"/>
        </table:table-row>
        <table:table-row table:style-name="ro2"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A405]*[.$J$3] + [.$I$3]" office:value-type="float" office:value="99.8849724305688" calcext:value-type="float">
            <text:p>99.88</text:p>
          </table:table-cell>
          <table:table-cell table:formula="of:=[.D405]-[.B405]" office:value-type="float" office:value="-17.1681835354672" calcext:value-type="float">
            <text:p>-17.17</text:p>
          </table:table-cell>
          <table:table-cell table:formula="of:=ABS([.E405])" office:value-type="float" office:value="17.1681835354672" calcext:value-type="float">
            <text:p>17.17</text:p>
          </table:table-cell>
          <table:table-cell table:formula="of:=[.F405]*[.F405]" office:value-type="float" office:value="294.746525907486" calcext:value-type="float">
            <text:p>294.75</text:p>
          </table:table-cell>
          <table:table-cell table:number-columns-repeated="59"/>
        </table:table-row>
        <table:table-row table:style-name="ro2"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A406]*[.$J$3] + [.$I$3]" office:value-type="float" office:value="183.984165909613" calcext:value-type="float">
            <text:p>183.98</text:p>
          </table:table-cell>
          <table:table-cell table:formula="of:=[.D406]-[.B406]" office:value-type="float" office:value="39.1775462397722" calcext:value-type="float">
            <text:p>39.18</text:p>
          </table:table-cell>
          <table:table-cell table:formula="of:=ABS([.E406])" office:value-type="float" office:value="39.1775462397722" calcext:value-type="float">
            <text:p>39.18</text:p>
          </table:table-cell>
          <table:table-cell table:formula="of:=[.F406]*[.F406]" office:value-type="float" office:value="1534.88012936949" calcext:value-type="float">
            <text:p>1,534.88</text:p>
          </table:table-cell>
          <table:table-cell table:number-columns-repeated="59"/>
        </table:table-row>
        <table:table-row table:style-name="ro2"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A407]*[.$J$3] + [.$I$3]" office:value-type="float" office:value="206.449305694294" calcext:value-type="float">
            <text:p>206.45</text:p>
          </table:table-cell>
          <table:table-cell table:formula="of:=[.D407]-[.B407]" office:value-type="float" office:value="37.4672140845597" calcext:value-type="float">
            <text:p>37.47</text:p>
          </table:table-cell>
          <table:table-cell table:formula="of:=ABS([.E407])" office:value-type="float" office:value="37.4672140845597" calcext:value-type="float">
            <text:p>37.47</text:p>
          </table:table-cell>
          <table:table-cell table:formula="of:=[.F407]*[.F407]" office:value-type="float" office:value="1403.79213125823" calcext:value-type="float">
            <text:p>1,403.79</text:p>
          </table:table-cell>
          <table:table-cell table:number-columns-repeated="59"/>
        </table:table-row>
        <table:table-row table:style-name="ro2"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A408]*[.$J$3] + [.$I$3]" office:value-type="float" office:value="272.867639958761" calcext:value-type="float">
            <text:p>272.87</text:p>
          </table:table-cell>
          <table:table-cell table:formula="of:=[.D408]-[.B408]" office:value-type="float" office:value="85.6447310242327" calcext:value-type="float">
            <text:p>85.64</text:p>
          </table:table-cell>
          <table:table-cell table:formula="of:=ABS([.E408])" office:value-type="float" office:value="85.6447310242327" calcext:value-type="float">
            <text:p>85.64</text:p>
          </table:table-cell>
          <table:table-cell table:formula="of:=[.F408]*[.F408]" office:value-type="float" office:value="7335.01995221317" calcext:value-type="float">
            <text:p>7,335.02</text:p>
          </table:table-cell>
          <table:table-cell table:number-columns-repeated="59"/>
        </table:table-row>
        <table:table-row table:style-name="ro2"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A409]*[.$J$3] + [.$I$3]" office:value-type="float" office:value="230.861126242337" calcext:value-type="float">
            <text:p>230.86</text:p>
          </table:table-cell>
          <table:table-cell table:formula="of:=[.D409]-[.B409]" office:value-type="float" office:value="33.4490348871578" calcext:value-type="float">
            <text:p>33.45</text:p>
          </table:table-cell>
          <table:table-cell table:formula="of:=ABS([.E409])" office:value-type="float" office:value="33.4490348871578" calcext:value-type="float">
            <text:p>33.45</text:p>
          </table:table-cell>
          <table:table-cell table:formula="of:=[.F409]*[.F409]" office:value-type="float" office:value="1118.8379348823" calcext:value-type="float">
            <text:p>1,118.84</text:p>
          </table:table-cell>
          <table:table-cell table:number-columns-repeated="59"/>
        </table:table-row>
        <table:table-row table:style-name="ro2"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A410]*[.$J$3] + [.$I$3]" office:value-type="float" office:value="164.604408184657" calcext:value-type="float">
            <text:p>164.60</text:p>
          </table:table-cell>
          <table:table-cell table:formula="of:=[.D410]-[.B410]" office:value-type="float" office:value="26.6049851239822" calcext:value-type="float">
            <text:p>26.60</text:p>
          </table:table-cell>
          <table:table-cell table:formula="of:=ABS([.E410])" office:value-type="float" office:value="26.6049851239822" calcext:value-type="float">
            <text:p>26.60</text:p>
          </table:table-cell>
          <table:table-cell table:formula="of:=[.F410]*[.F410]" office:value-type="float" office:value="707.825233447316" calcext:value-type="float">
            <text:p>707.83</text:p>
          </table:table-cell>
          <table:table-cell table:number-columns-repeated="59"/>
        </table:table-row>
        <table:table-row table:style-name="ro2"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A411]*[.$J$3] + [.$I$3]" office:value-type="float" office:value="188.855218464028" calcext:value-type="float">
            <text:p>188.86</text:p>
          </table:table-cell>
          <table:table-cell table:formula="of:=[.D411]-[.B411]" office:value-type="float" office:value="44.7653015759175" calcext:value-type="float">
            <text:p>44.77</text:p>
          </table:table-cell>
          <table:table-cell table:formula="of:=ABS([.E411])" office:value-type="float" office:value="44.7653015759175" calcext:value-type="float">
            <text:p>44.77</text:p>
          </table:table-cell>
          <table:table-cell table:formula="of:=[.F411]*[.F411]" office:value-type="float" office:value="2003.93222518284" calcext:value-type="float">
            <text:p>2,003.93</text:p>
          </table:table-cell>
          <table:table-cell table:number-columns-repeated="59"/>
        </table:table-row>
        <table:table-row table:style-name="ro2"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A412]*[.$J$3] + [.$I$3]" office:value-type="float" office:value="186.346274094803" calcext:value-type="float">
            <text:p>186.35</text:p>
          </table:table-cell>
          <table:table-cell table:formula="of:=[.D412]-[.B412]" office:value-type="float" office:value="47.3567385829598" calcext:value-type="float">
            <text:p>47.36</text:p>
          </table:table-cell>
          <table:table-cell table:formula="of:=ABS([.E412])" office:value-type="float" office:value="47.3567385829598" calcext:value-type="float">
            <text:p>47.36</text:p>
          </table:table-cell>
          <table:table-cell table:formula="of:=[.F412]*[.F412]" office:value-type="float" office:value="2242.66068921479" calcext:value-type="float">
            <text:p>2,242.66</text:p>
          </table:table-cell>
          <table:table-cell table:number-columns-repeated="59"/>
        </table:table-row>
        <table:table-row table:style-name="ro2"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A413]*[.$J$3] + [.$I$3]" office:value-type="float" office:value="171.802396015706" calcext:value-type="float">
            <text:p>171.80</text:p>
          </table:table-cell>
          <table:table-cell table:formula="of:=[.D413]-[.B413]" office:value-type="float" office:value="27.9428267852573" calcext:value-type="float">
            <text:p>27.94</text:p>
          </table:table-cell>
          <table:table-cell table:formula="of:=ABS([.E413])" office:value-type="float" office:value="27.9428267852573" calcext:value-type="float">
            <text:p>27.94</text:p>
          </table:table-cell>
          <table:table-cell table:formula="of:=[.F413]*[.F413]" office:value-type="float" office:value="780.801568750894" calcext:value-type="float">
            <text:p>780.80</text:p>
          </table:table-cell>
          <table:table-cell table:number-columns-repeated="59"/>
        </table:table-row>
        <table:table-row table:style-name="ro2"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A414]*[.$J$3] + [.$I$3]" office:value-type="float" office:value="135.657047953114" calcext:value-type="float">
            <text:p>135.66</text:p>
          </table:table-cell>
          <table:table-cell table:formula="of:=[.D414]-[.B414]" office:value-type="float" office:value="30.8012861374125" calcext:value-type="float">
            <text:p>30.80</text:p>
          </table:table-cell>
          <table:table-cell table:formula="of:=ABS([.E414])" office:value-type="float" office:value="30.8012861374125" calcext:value-type="float">
            <text:p>30.80</text:p>
          </table:table-cell>
          <table:table-cell table:formula="of:=[.F414]*[.F414]" office:value-type="float" office:value="948.719227718761" calcext:value-type="float">
            <text:p>948.72</text:p>
          </table:table-cell>
          <table:table-cell table:number-columns-repeated="59"/>
        </table:table-row>
        <table:table-row table:style-name="ro2"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A415]*[.$J$3] + [.$I$3]" office:value-type="float" office:value="218.93651867334" calcext:value-type="float">
            <text:p>218.94</text:p>
          </table:table-cell>
          <table:table-cell table:formula="of:=[.D415]-[.B415]" office:value-type="float" office:value="60.6847998009701" calcext:value-type="float">
            <text:p>60.68</text:p>
          </table:table-cell>
          <table:table-cell table:formula="of:=ABS([.E415])" office:value-type="float" office:value="60.6847998009701" calcext:value-type="float">
            <text:p>60.68</text:p>
          </table:table-cell>
          <table:table-cell table:formula="of:=[.F415]*[.F415]" office:value-type="float" office:value="3682.64492688382" calcext:value-type="float">
            <text:p>3,682.64</text:p>
          </table:table-cell>
          <table:table-cell table:number-columns-repeated="59"/>
        </table:table-row>
        <table:table-row table:style-name="ro2"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A416]*[.$J$3] + [.$I$3]" office:value-type="float" office:value="170.826739594189" calcext:value-type="float">
            <text:p>170.83</text:p>
          </table:table-cell>
          <table:table-cell table:formula="of:=[.D416]-[.B416]" office:value-type="float" office:value="29.4253944159381" calcext:value-type="float">
            <text:p>29.43</text:p>
          </table:table-cell>
          <table:table-cell table:formula="of:=ABS([.E416])" office:value-type="float" office:value="29.4253944159381" calcext:value-type="float">
            <text:p>29.43</text:p>
          </table:table-cell>
          <table:table-cell table:formula="of:=[.F416]*[.F416]" office:value-type="float" office:value="865.853836533522" calcext:value-type="float">
            <text:p>865.85</text:p>
          </table:table-cell>
          <table:table-cell table:number-columns-repeated="59"/>
        </table:table-row>
        <table:table-row table:style-name="ro2"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A417]*[.$J$3] + [.$I$3]" office:value-type="float" office:value="214.818179157926" calcext:value-type="float">
            <text:p>214.82</text:p>
          </table:table-cell>
          <table:table-cell table:formula="of:=[.D417]-[.B417]" office:value-type="float" office:value="40.9023599000373" calcext:value-type="float">
            <text:p>40.90</text:p>
          </table:table-cell>
          <table:table-cell table:formula="of:=ABS([.E417])" office:value-type="float" office:value="40.9023599000373" calcext:value-type="float">
            <text:p>40.90</text:p>
          </table:table-cell>
          <table:table-cell table:formula="of:=[.F417]*[.F417]" office:value-type="float" office:value="1673.00304539218" calcext:value-type="float">
            <text:p>1,673.00</text:p>
          </table:table-cell>
          <table:table-cell table:number-columns-repeated="59"/>
        </table:table-row>
        <table:table-row table:style-name="ro2"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A418]*[.$J$3] + [.$I$3]" office:value-type="float" office:value="192.059983188464" calcext:value-type="float">
            <text:p>192.06</text:p>
          </table:table-cell>
          <table:table-cell table:formula="of:=[.D418]-[.B418]" office:value-type="float" office:value="45.3911751772965" calcext:value-type="float">
            <text:p>45.39</text:p>
          </table:table-cell>
          <table:table-cell table:formula="of:=ABS([.E418])" office:value-type="float" office:value="45.3911751772965" calcext:value-type="float">
            <text:p>45.39</text:p>
          </table:table-cell>
          <table:table-cell table:formula="of:=[.F418]*[.F418]" office:value-type="float" office:value="2060.35878397601" calcext:value-type="float">
            <text:p>2,060.36</text:p>
          </table:table-cell>
          <table:table-cell table:number-columns-repeated="59"/>
        </table:table-row>
        <table:table-row table:style-name="ro2"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A419]*[.$J$3] + [.$I$3]" office:value-type="float" office:value="208.720152794909" calcext:value-type="float">
            <text:p>208.72</text:p>
          </table:table-cell>
          <table:table-cell table:formula="of:=[.D419]-[.B419]" office:value-type="float" office:value="35.5926921585378" calcext:value-type="float">
            <text:p>35.59</text:p>
          </table:table-cell>
          <table:table-cell table:formula="of:=ABS([.E419])" office:value-type="float" office:value="35.5926921585378" calcext:value-type="float">
            <text:p>35.59</text:p>
          </table:table-cell>
          <table:table-cell table:formula="of:=[.F419]*[.F419]" office:value-type="float" office:value="1266.83973509244" calcext:value-type="float">
            <text:p>1,266.84</text:p>
          </table:table-cell>
          <table:table-cell table:number-columns-repeated="59"/>
        </table:table-row>
        <table:table-row table:style-name="ro2"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A420]*[.$J$3] + [.$I$3]" office:value-type="float" office:value="143.123387320369" calcext:value-type="float">
            <text:p>143.12</text:p>
          </table:table-cell>
          <table:table-cell table:formula="of:=[.D420]-[.B420]" office:value-type="float" office:value="-6.02629751735475" calcext:value-type="float">
            <text:p>-6.03</text:p>
          </table:table-cell>
          <table:table-cell table:formula="of:=ABS([.E420])" office:value-type="float" office:value="6.02629751735475" calcext:value-type="float">
            <text:p>6.03</text:p>
          </table:table-cell>
          <table:table-cell table:formula="of:=[.F420]*[.F420]" office:value-type="float" office:value="36.316261767676" calcext:value-type="float">
            <text:p>36.32</text:p>
          </table:table-cell>
          <table:table-cell table:number-columns-repeated="59"/>
        </table:table-row>
        <table:table-row table:style-name="ro2"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A421]*[.$J$3] + [.$I$3]" office:value-type="float" office:value="239.331006802148" calcext:value-type="float">
            <text:p>239.33</text:p>
          </table:table-cell>
          <table:table-cell table:formula="of:=[.D421]-[.B421]" office:value-type="float" office:value="66.4321565316443" calcext:value-type="float">
            <text:p>66.43</text:p>
          </table:table-cell>
          <table:table-cell table:formula="of:=ABS([.E421])" office:value-type="float" office:value="66.4321565316443" calcext:value-type="float">
            <text:p>66.43</text:p>
          </table:table-cell>
          <table:table-cell table:formula="of:=[.F421]*[.F421]" office:value-type="float" office:value="4413.23142144489" calcext:value-type="float">
            <text:p>4,413.23</text:p>
          </table:table-cell>
          <table:table-cell table:number-columns-repeated="59"/>
        </table:table-row>
        <table:table-row table:style-name="ro2"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A422]*[.$J$3] + [.$I$3]" office:value-type="float" office:value="341.544635032526" calcext:value-type="float">
            <text:p>341.54</text:p>
          </table:table-cell>
          <table:table-cell table:formula="of:=[.D422]-[.B422]" office:value-type="float" office:value="114.202070155791" calcext:value-type="float">
            <text:p>114.20</text:p>
          </table:table-cell>
          <table:table-cell table:formula="of:=ABS([.E422])" office:value-type="float" office:value="114.202070155791" calcext:value-type="float">
            <text:p>114.20</text:p>
          </table:table-cell>
          <table:table-cell table:formula="of:=[.F422]*[.F422]" office:value-type="float" office:value="13042.1128278683" calcext:value-type="float">
            <text:p>13,042.11</text:p>
          </table:table-cell>
          <table:table-cell table:number-columns-repeated="59"/>
        </table:table-row>
        <table:table-row table:style-name="ro2"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A423]*[.$J$3] + [.$I$3]" office:value-type="float" office:value="144.340476670224" calcext:value-type="float">
            <text:p>144.34</text:p>
          </table:table-cell>
          <table:table-cell table:formula="of:=[.D423]-[.B423]" office:value-type="float" office:value="41.065447330166" calcext:value-type="float">
            <text:p>41.07</text:p>
          </table:table-cell>
          <table:table-cell table:formula="of:=ABS([.E423])" office:value-type="float" office:value="41.065447330166" calcext:value-type="float">
            <text:p>41.07</text:p>
          </table:table-cell>
          <table:table-cell table:formula="of:=[.F423]*[.F423]" office:value-type="float" office:value="1686.37096442664" calcext:value-type="float">
            <text:p>1,686.37</text:p>
          </table:table-cell>
          <table:table-cell table:number-columns-repeated="59"/>
        </table:table-row>
        <table:table-row table:style-name="ro2"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A424]*[.$J$3] + [.$I$3]" office:value-type="float" office:value="81.4252124311728" calcext:value-type="float">
            <text:p>81.43</text:p>
          </table:table-cell>
          <table:table-cell table:formula="of:=[.D424]-[.B424]" office:value-type="float" office:value="-2.56786504020242" calcext:value-type="float">
            <text:p>-2.57</text:p>
          </table:table-cell>
          <table:table-cell table:formula="of:=ABS([.E424])" office:value-type="float" office:value="2.56786504020242" calcext:value-type="float">
            <text:p>2.57</text:p>
          </table:table-cell>
          <table:table-cell table:formula="of:=[.F424]*[.F424]" office:value-type="float" office:value="6.59393086469378" calcext:value-type="float">
            <text:p>6.59</text:p>
          </table:table-cell>
          <table:table-cell table:number-columns-repeated="59"/>
        </table:table-row>
        <table:table-row table:style-name="ro2"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A425]*[.$J$3] + [.$I$3]" office:value-type="float" office:value="181.817705083715" calcext:value-type="float">
            <text:p>181.82</text:p>
          </table:table-cell>
          <table:table-cell table:formula="of:=[.D425]-[.B425]" office:value-type="float" office:value="59.0660509600028" calcext:value-type="float">
            <text:p>59.07</text:p>
          </table:table-cell>
          <table:table-cell table:formula="of:=ABS([.E425])" office:value-type="float" office:value="59.0660509600028" calcext:value-type="float">
            <text:p>59.07</text:p>
          </table:table-cell>
          <table:table-cell table:formula="of:=[.F425]*[.F425]" office:value-type="float" office:value="3488.79837600965" calcext:value-type="float">
            <text:p>3,488.80</text:p>
          </table:table-cell>
          <table:table-cell table:number-columns-repeated="59"/>
        </table:table-row>
        <table:table-row table:style-name="ro2"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A426]*[.$J$3] + [.$I$3]" office:value-type="float" office:value="143.507575085044" calcext:value-type="float">
            <text:p>143.51</text:p>
          </table:table-cell>
          <table:table-cell table:formula="of:=[.D426]-[.B426]" office:value-type="float" office:value="10.8151698011666" calcext:value-type="float">
            <text:p>10.82</text:p>
          </table:table-cell>
          <table:table-cell table:formula="of:=ABS([.E426])" office:value-type="float" office:value="10.8151698011666" calcext:value-type="float">
            <text:p>10.82</text:p>
          </table:table-cell>
          <table:table-cell table:formula="of:=[.F426]*[.F426]" office:value-type="float" office:value="116.967897828067" calcext:value-type="float">
            <text:p>116.97</text:p>
          </table:table-cell>
          <table:table-cell table:number-columns-repeated="59"/>
        </table:table-row>
        <table:table-row table:style-name="ro2"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A427]*[.$J$3] + [.$I$3]" office:value-type="float" office:value="279.544207124124" calcext:value-type="float">
            <text:p>279.54</text:p>
          </table:table-cell>
          <table:table-cell table:formula="of:=[.D427]-[.B427]" office:value-type="float" office:value="55.674029093937" calcext:value-type="float">
            <text:p>55.67</text:p>
          </table:table-cell>
          <table:table-cell table:formula="of:=ABS([.E427])" office:value-type="float" office:value="55.674029093937" calcext:value-type="float">
            <text:p>55.67</text:p>
          </table:table-cell>
          <table:table-cell table:formula="of:=[.F427]*[.F427]" office:value-type="float" office:value="3099.59751555254" calcext:value-type="float">
            <text:p>3,099.60</text:p>
          </table:table-cell>
          <table:table-cell table:number-columns-repeated="59"/>
        </table:table-row>
        <table:table-row table:style-name="ro2"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A428]*[.$J$3] + [.$I$3]" office:value-type="float" office:value="137.983672483942" calcext:value-type="float">
            <text:p>137.98</text:p>
          </table:table-cell>
          <table:table-cell table:formula="of:=[.D428]-[.B428]" office:value-type="float" office:value="15.9341922905646" calcext:value-type="float">
            <text:p>15.93</text:p>
          </table:table-cell>
          <table:table-cell table:formula="of:=ABS([.E428])" office:value-type="float" office:value="15.9341922905646" calcext:value-type="float">
            <text:p>15.93</text:p>
          </table:table-cell>
          <table:table-cell table:formula="of:=[.F428]*[.F428]" office:value-type="float" office:value="253.89848395269" calcext:value-type="float">
            <text:p>253.90</text:p>
          </table:table-cell>
          <table:table-cell table:number-columns-repeated="59"/>
        </table:table-row>
        <table:table-row table:style-name="ro2"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A429]*[.$J$3] + [.$I$3]" office:value-type="float" office:value="194.82113447751" calcext:value-type="float">
            <text:p>194.82</text:p>
          </table:table-cell>
          <table:table-cell table:formula="of:=[.D429]-[.B429]" office:value-type="float" office:value="49.603956963579" calcext:value-type="float">
            <text:p>49.60</text:p>
          </table:table-cell>
          <table:table-cell table:formula="of:=ABS([.E429])" office:value-type="float" office:value="49.603956963579" calcext:value-type="float">
            <text:p>49.60</text:p>
          </table:table-cell>
          <table:table-cell table:formula="of:=[.F429]*[.F429]" office:value-type="float" office:value="2460.5525464446" calcext:value-type="float">
            <text:p>2,460.55</text:p>
          </table:table-cell>
          <table:table-cell table:number-columns-repeated="59"/>
        </table:table-row>
        <table:table-row table:style-name="ro2"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A430]*[.$J$3] + [.$I$3]" office:value-type="float" office:value="206.393185280454" calcext:value-type="float">
            <text:p>206.39</text:p>
          </table:table-cell>
          <table:table-cell table:formula="of:=[.D430]-[.B430]" office:value-type="float" office:value="32.9045859366681" calcext:value-type="float">
            <text:p>32.90</text:p>
          </table:table-cell>
          <table:table-cell table:formula="of:=ABS([.E430])" office:value-type="float" office:value="32.9045859366681" calcext:value-type="float">
            <text:p>32.90</text:p>
          </table:table-cell>
          <table:table-cell table:formula="of:=[.F430]*[.F430]" office:value-type="float" office:value="1082.71177566357" calcext:value-type="float">
            <text:p>1,082.71</text:p>
          </table:table-cell>
          <table:table-cell table:number-columns-repeated="59"/>
        </table:table-row>
        <table:table-row table:style-name="ro2"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A431]*[.$J$3] + [.$I$3]" office:value-type="float" office:value="119.279780535881" calcext:value-type="float">
            <text:p>119.28</text:p>
          </table:table-cell>
          <table:table-cell table:formula="of:=[.D431]-[.B431]" office:value-type="float" office:value="16.8128311991317" calcext:value-type="float">
            <text:p>16.81</text:p>
          </table:table-cell>
          <table:table-cell table:formula="of:=ABS([.E431])" office:value-type="float" office:value="16.8128311991317" calcext:value-type="float">
            <text:p>16.81</text:p>
          </table:table-cell>
          <table:table-cell table:formula="of:=[.F431]*[.F431]" office:value-type="float" office:value="282.671292930497" calcext:value-type="float">
            <text:p>282.67</text:p>
          </table:table-cell>
          <table:table-cell table:number-columns-repeated="59"/>
        </table:table-row>
        <table:table-row table:style-name="ro2"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A432]*[.$J$3] + [.$I$3]" office:value-type="float" office:value="129.701084373941" calcext:value-type="float">
            <text:p>129.70</text:p>
          </table:table-cell>
          <table:table-cell table:formula="of:=[.D432]-[.B432]" office:value-type="float" office:value="18.7169156812958" calcext:value-type="float">
            <text:p>18.72</text:p>
          </table:table-cell>
          <table:table-cell table:formula="of:=ABS([.E432])" office:value-type="float" office:value="18.7169156812958" calcext:value-type="float">
            <text:p>18.72</text:p>
          </table:table-cell>
          <table:table-cell table:formula="of:=[.F432]*[.F432]" office:value-type="float" office:value="350.322932620738" calcext:value-type="float">
            <text:p>350.32</text:p>
          </table:table-cell>
          <table:table-cell table:number-columns-repeated="59"/>
        </table:table-row>
        <table:table-row table:style-name="ro2"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A433]*[.$J$3] + [.$I$3]" office:value-type="float" office:value="280.864288747889" calcext:value-type="float">
            <text:p>280.86</text:p>
          </table:table-cell>
          <table:table-cell table:formula="of:=[.D433]-[.B433]" office:value-type="float" office:value="71.6035302481478" calcext:value-type="float">
            <text:p>71.60</text:p>
          </table:table-cell>
          <table:table-cell table:formula="of:=ABS([.E433])" office:value-type="float" office:value="71.6035302481478" calcext:value-type="float">
            <text:p>71.60</text:p>
          </table:table-cell>
          <table:table-cell table:formula="of:=[.F433]*[.F433]" office:value-type="float" office:value="5127.06554399742" calcext:value-type="float">
            <text:p>5,127.07</text:p>
          </table:table-cell>
          <table:table-cell table:number-columns-repeated="59"/>
        </table:table-row>
        <table:table-row table:style-name="ro2"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A434]*[.$J$3] + [.$I$3]" office:value-type="float" office:value="118.739088640501" calcext:value-type="float">
            <text:p>118.74</text:p>
          </table:table-cell>
          <table:table-cell table:formula="of:=[.D434]-[.B434]" office:value-type="float" office:value="-10.4347502033748" calcext:value-type="float">
            <text:p>-10.43</text:p>
          </table:table-cell>
          <table:table-cell table:formula="of:=ABS([.E434])" office:value-type="float" office:value="10.4347502033748" calcext:value-type="float">
            <text:p>10.43</text:p>
          </table:table-cell>
          <table:table-cell table:formula="of:=[.F434]*[.F434]" office:value-type="float" office:value="108.88401180683" calcext:value-type="float">
            <text:p>108.88</text:p>
          </table:table-cell>
          <table:table-cell table:number-columns-repeated="59"/>
        </table:table-row>
        <table:table-row table:style-name="ro2"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A435]*[.$J$3] + [.$I$3]" office:value-type="float" office:value="209.41451190675" calcext:value-type="float">
            <text:p>209.41</text:p>
          </table:table-cell>
          <table:table-cell table:formula="of:=[.D435]-[.B435]" office:value-type="float" office:value="31.56852358772" calcext:value-type="float">
            <text:p>31.57</text:p>
          </table:table-cell>
          <table:table-cell table:formula="of:=ABS([.E435])" office:value-type="float" office:value="31.56852358772" calcext:value-type="float">
            <text:p>31.57</text:p>
          </table:table-cell>
          <table:table-cell table:formula="of:=[.F435]*[.F435]" office:value-type="float" office:value="996.571681508435" calcext:value-type="float">
            <text:p>996.57</text:p>
          </table:table-cell>
          <table:table-cell table:number-columns-repeated="59"/>
        </table:table-row>
        <table:table-row table:style-name="ro2"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A436]*[.$J$3] + [.$I$3]" office:value-type="float" office:value="212.09423087056" calcext:value-type="float">
            <text:p>212.09</text:p>
          </table:table-cell>
          <table:table-cell table:formula="of:=[.D436]-[.B436]" office:value-type="float" office:value="39.5198607916336" calcext:value-type="float">
            <text:p>39.52</text:p>
          </table:table-cell>
          <table:table-cell table:formula="of:=ABS([.E436])" office:value-type="float" office:value="39.5198607916336" calcext:value-type="float">
            <text:p>39.52</text:p>
          </table:table-cell>
          <table:table-cell table:formula="of:=[.F436]*[.F436]" office:value-type="float" office:value="1561.8193969901" calcext:value-type="float">
            <text:p>1,561.82</text:p>
          </table:table-cell>
          <table:table-cell table:number-columns-repeated="59"/>
        </table:table-row>
        <table:table-row table:style-name="ro2"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A437]*[.$J$3] + [.$I$3]" office:value-type="float" office:value="217.161114701402" calcext:value-type="float">
            <text:p>217.16</text:p>
          </table:table-cell>
          <table:table-cell table:formula="of:=[.D437]-[.B437]" office:value-type="float" office:value="27.8947659335724" calcext:value-type="float">
            <text:p>27.89</text:p>
          </table:table-cell>
          <table:table-cell table:formula="of:=ABS([.E437])" office:value-type="float" office:value="27.8947659335724" calcext:value-type="float">
            <text:p>27.89</text:p>
          </table:table-cell>
          <table:table-cell table:formula="of:=[.F437]*[.F437]" office:value-type="float" office:value="778.117966488792" calcext:value-type="float">
            <text:p>778.12</text:p>
          </table:table-cell>
          <table:table-cell table:number-columns-repeated="59"/>
        </table:table-row>
        <table:table-row table:style-name="ro2"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A438]*[.$J$3] + [.$I$3]" office:value-type="float" office:value="89.6670287905572" calcext:value-type="float">
            <text:p>89.67</text:p>
          </table:table-cell>
          <table:table-cell table:formula="of:=[.D438]-[.B438]" office:value-type="float" office:value="-6.6465277384636" calcext:value-type="float">
            <text:p>-6.65</text:p>
          </table:table-cell>
          <table:table-cell table:formula="of:=ABS([.E438])" office:value-type="float" office:value="6.6465277384636" calcext:value-type="float">
            <text:p>6.65</text:p>
          </table:table-cell>
          <table:table-cell table:formula="of:=[.F438]*[.F438]" office:value-type="float" office:value="44.1763309781661" calcext:value-type="float">
            <text:p>44.18</text:p>
          </table:table-cell>
          <table:table-cell table:number-columns-repeated="59"/>
        </table:table-row>
        <table:table-row table:style-name="ro2"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A439]*[.$J$3] + [.$I$3]" office:value-type="float" office:value="174.962485411394" calcext:value-type="float">
            <text:p>174.96</text:p>
          </table:table-cell>
          <table:table-cell table:formula="of:=[.D439]-[.B439]" office:value-type="float" office:value="48.5297648848954" calcext:value-type="float">
            <text:p>48.53</text:p>
          </table:table-cell>
          <table:table-cell table:formula="of:=ABS([.E439])" office:value-type="float" office:value="48.5297648848954" calcext:value-type="float">
            <text:p>48.53</text:p>
          </table:table-cell>
          <table:table-cell table:formula="of:=[.F439]*[.F439]" office:value-type="float" office:value="2355.13807978322" calcext:value-type="float">
            <text:p>2,355.14</text:p>
          </table:table-cell>
          <table:table-cell table:number-columns-repeated="59"/>
        </table:table-row>
        <table:table-row table:style-name="ro2"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A440]*[.$J$3] + [.$I$3]" office:value-type="float" office:value="183.044050168355" calcext:value-type="float">
            <text:p>183.04</text:p>
          </table:table-cell>
          <table:table-cell table:formula="of:=[.D440]-[.B440]" office:value-type="float" office:value="8.10007241218071" calcext:value-type="float">
            <text:p>8.10</text:p>
          </table:table-cell>
          <table:table-cell table:formula="of:=ABS([.E440])" office:value-type="float" office:value="8.10007241218071" calcext:value-type="float">
            <text:p>8.10</text:p>
          </table:table-cell>
          <table:table-cell table:formula="of:=[.F440]*[.F440]" office:value-type="float" office:value="65.611173082571" calcext:value-type="float">
            <text:p>65.61</text:p>
          </table:table-cell>
          <table:table-cell table:number-columns-repeated="59"/>
        </table:table-row>
        <table:table-row table:style-name="ro2"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A441]*[.$J$3] + [.$I$3]" office:value-type="float" office:value="279.353338142702" calcext:value-type="float">
            <text:p>279.35</text:p>
          </table:table-cell>
          <table:table-cell table:formula="of:=[.D441]-[.B441]" office:value-type="float" office:value="70.1244841759363" calcext:value-type="float">
            <text:p>70.12</text:p>
          </table:table-cell>
          <table:table-cell table:formula="of:=ABS([.E441])" office:value-type="float" office:value="70.1244841759363" calcext:value-type="float">
            <text:p>70.12</text:p>
          </table:table-cell>
          <table:table-cell table:formula="of:=[.F441]*[.F441]" office:value-type="float" office:value="4917.44328094115" calcext:value-type="float">
            <text:p>4,917.44</text:p>
          </table:table-cell>
          <table:table-cell table:number-columns-repeated="59"/>
        </table:table-row>
        <table:table-row table:style-name="ro2"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A442]*[.$J$3] + [.$I$3]" office:value-type="float" office:value="174.289769228154" calcext:value-type="float">
            <text:p>174.29</text:p>
          </table:table-cell>
          <table:table-cell table:formula="of:=[.D442]-[.B442]" office:value-type="float" office:value="45.088263268779" calcext:value-type="float">
            <text:p>45.09</text:p>
          </table:table-cell>
          <table:table-cell table:formula="of:=ABS([.E442])" office:value-type="float" office:value="45.088263268779" calcext:value-type="float">
            <text:p>45.09</text:p>
          </table:table-cell>
          <table:table-cell table:formula="of:=[.F442]*[.F442]" office:value-type="float" office:value="2032.95148459473" calcext:value-type="float">
            <text:p>2,032.95</text:p>
          </table:table-cell>
          <table:table-cell table:number-columns-repeated="59"/>
        </table:table-row>
        <table:table-row table:style-name="ro2"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A443]*[.$J$3] + [.$I$3]" office:value-type="float" office:value="193.781506207566" calcext:value-type="float">
            <text:p>193.78</text:p>
          </table:table-cell>
          <table:table-cell table:formula="of:=[.D443]-[.B443]" office:value-type="float" office:value="31.5370487510611" calcext:value-type="float">
            <text:p>31.54</text:p>
          </table:table-cell>
          <table:table-cell table:formula="of:=ABS([.E443])" office:value-type="float" office:value="31.5370487510611" calcext:value-type="float">
            <text:p>31.54</text:p>
          </table:table-cell>
          <table:table-cell table:formula="of:=[.F443]*[.F443]" office:value-type="float" office:value="994.585443926802" calcext:value-type="float">
            <text:p>994.59</text:p>
          </table:table-cell>
          <table:table-cell table:number-columns-repeated="59"/>
        </table:table-row>
        <table:table-row table:style-name="ro2"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A444]*[.$J$3] + [.$I$3]" office:value-type="float" office:value="228.410917568815" calcext:value-type="float">
            <text:p>228.41</text:p>
          </table:table-cell>
          <table:table-cell table:formula="of:=[.D444]-[.B444]" office:value-type="float" office:value="64.5584562222442" calcext:value-type="float">
            <text:p>64.56</text:p>
          </table:table-cell>
          <table:table-cell table:formula="of:=ABS([.E444])" office:value-type="float" office:value="64.5584562222442" calcext:value-type="float">
            <text:p>64.56</text:p>
          </table:table-cell>
          <table:table-cell table:formula="of:=[.F444]*[.F444]" office:value-type="float" office:value="4167.79426979942" calcext:value-type="float">
            <text:p>4,167.79</text:p>
          </table:table-cell>
          <table:table-cell table:number-columns-repeated="59"/>
        </table:table-row>
        <table:table-row table:style-name="ro2"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A445]*[.$J$3] + [.$I$3]" office:value-type="float" office:value="173.633074246296" calcext:value-type="float">
            <text:p>173.63</text:p>
          </table:table-cell>
          <table:table-cell table:formula="of:=[.D445]-[.B445]" office:value-type="float" office:value="38.439102370715" calcext:value-type="float">
            <text:p>38.44</text:p>
          </table:table-cell>
          <table:table-cell table:formula="of:=ABS([.E445])" office:value-type="float" office:value="38.439102370715" calcext:value-type="float">
            <text:p>38.44</text:p>
          </table:table-cell>
          <table:table-cell table:formula="of:=[.F445]*[.F445]" office:value-type="float" office:value="1477.56459106631" calcext:value-type="float">
            <text:p>1,477.56</text:p>
          </table:table-cell>
          <table:table-cell table:number-columns-repeated="59"/>
        </table:table-row>
        <table:table-row table:style-name="ro2"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A446]*[.$J$3] + [.$I$3]" office:value-type="float" office:value="262.289849369643" calcext:value-type="float">
            <text:p>262.29</text:p>
          </table:table-cell>
          <table:table-cell table:formula="of:=[.D446]-[.B446]" office:value-type="float" office:value="57.8672159094765" calcext:value-type="float">
            <text:p>57.87</text:p>
          </table:table-cell>
          <table:table-cell table:formula="of:=ABS([.E446])" office:value-type="float" office:value="57.8672159094765" calcext:value-type="float">
            <text:p>57.87</text:p>
          </table:table-cell>
          <table:table-cell table:formula="of:=[.F446]*[.F446]" office:value-type="float" office:value="3348.61467711397" calcext:value-type="float">
            <text:p>3,348.61</text:p>
          </table:table-cell>
          <table:table-cell table:number-columns-repeated="59"/>
        </table:table-row>
        <table:table-row table:style-name="ro2"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A447]*[.$J$3] + [.$I$3]" office:value-type="float" office:value="197.642948646737" calcext:value-type="float">
            <text:p>197.64</text:p>
          </table:table-cell>
          <table:table-cell table:formula="of:=[.D447]-[.B447]" office:value-type="float" office:value="15.1748912140577" calcext:value-type="float">
            <text:p>15.17</text:p>
          </table:table-cell>
          <table:table-cell table:formula="of:=ABS([.E447])" office:value-type="float" office:value="15.1748912140577" calcext:value-type="float">
            <text:p>15.17</text:p>
          </table:table-cell>
          <table:table-cell table:formula="of:=[.F447]*[.F447]" office:value-type="float" office:value="230.277323358487" calcext:value-type="float">
            <text:p>230.28</text:p>
          </table:table-cell>
          <table:table-cell table:number-columns-repeated="59"/>
        </table:table-row>
        <table:table-row table:style-name="ro2"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A448]*[.$J$3] + [.$I$3]" office:value-type="float" office:value="226.04320029982" calcext:value-type="float">
            <text:p>226.04</text:p>
          </table:table-cell>
          <table:table-cell table:formula="of:=[.D448]-[.B448]" office:value-type="float" office:value="42.3453735004297" calcext:value-type="float">
            <text:p>42.35</text:p>
          </table:table-cell>
          <table:table-cell table:formula="of:=ABS([.E448])" office:value-type="float" office:value="42.3453735004297" calcext:value-type="float">
            <text:p>42.35</text:p>
          </table:table-cell>
          <table:table-cell table:formula="of:=[.F448]*[.F448]" office:value-type="float" office:value="1793.13065689089" calcext:value-type="float">
            <text:p>1,793.13</text:p>
          </table:table-cell>
          <table:table-cell table:number-columns-repeated="59"/>
        </table:table-row>
        <table:table-row table:style-name="ro2"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A449]*[.$J$3] + [.$I$3]" office:value-type="float" office:value="128.153482888708" calcext:value-type="float">
            <text:p>128.15</text:p>
          </table:table-cell>
          <table:table-cell table:formula="of:=[.D449]-[.B449]" office:value-type="float" office:value="7.20113983973057" calcext:value-type="float">
            <text:p>7.20</text:p>
          </table:table-cell>
          <table:table-cell table:formula="of:=ABS([.E449])" office:value-type="float" office:value="7.20113983973057" calcext:value-type="float">
            <text:p>7.20</text:p>
          </table:table-cell>
          <table:table-cell table:formula="of:=[.F449]*[.F449]" office:value-type="float" office:value="51.8564149913549" calcext:value-type="float">
            <text:p>51.86</text:p>
          </table:table-cell>
          <table:table-cell table:number-columns-repeated="59"/>
        </table:table-row>
        <table:table-row table:style-name="ro2"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A450]*[.$J$3] + [.$I$3]" office:value-type="float" office:value="178.721556189602" calcext:value-type="float">
            <text:p>178.72</text:p>
          </table:table-cell>
          <table:table-cell table:formula="of:=[.D450]-[.B450]" office:value-type="float" office:value="44.8667299582103" calcext:value-type="float">
            <text:p>44.87</text:p>
          </table:table-cell>
          <table:table-cell table:formula="of:=ABS([.E450])" office:value-type="float" office:value="44.8667299582103" calcext:value-type="float">
            <text:p>44.87</text:p>
          </table:table-cell>
          <table:table-cell table:formula="of:=[.F450]*[.F450]" office:value-type="float" office:value="2013.02345714297" calcext:value-type="float">
            <text:p>2,013.02</text:p>
          </table:table-cell>
          <table:table-cell table:number-columns-repeated="59"/>
        </table:table-row>
        <table:table-row table:style-name="ro2"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A451]*[.$J$3] + [.$I$3]" office:value-type="float" office:value="197.009663051498" calcext:value-type="float">
            <text:p>197.01</text:p>
          </table:table-cell>
          <table:table-cell table:formula="of:=[.D451]-[.B451]" office:value-type="float" office:value="57.2663827556145" calcext:value-type="float">
            <text:p>57.27</text:p>
          </table:table-cell>
          <table:table-cell table:formula="of:=ABS([.E451])" office:value-type="float" office:value="57.2663827556145" calcext:value-type="float">
            <text:p>57.27</text:p>
          </table:table-cell>
          <table:table-cell table:formula="of:=[.F451]*[.F451]" office:value-type="float" office:value="3279.43859391254" calcext:value-type="float">
            <text:p>3,279.44</text:p>
          </table:table-cell>
          <table:table-cell table:number-columns-repeated="59"/>
        </table:table-row>
        <table:table-row table:style-name="ro2"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A452]*[.$J$3] + [.$I$3]" office:value-type="float" office:value="240.630128025713" calcext:value-type="float">
            <text:p>240.63</text:p>
          </table:table-cell>
          <table:table-cell table:formula="of:=[.D452]-[.B452]" office:value-type="float" office:value="45.6560120984658" calcext:value-type="float">
            <text:p>45.66</text:p>
          </table:table-cell>
          <table:table-cell table:formula="of:=ABS([.E452])" office:value-type="float" office:value="45.6560120984658" calcext:value-type="float">
            <text:p>45.66</text:p>
          </table:table-cell>
          <table:table-cell table:formula="of:=[.F452]*[.F452]" office:value-type="float" office:value="2084.47144073525" calcext:value-type="float">
            <text:p>2,084.47</text:p>
          </table:table-cell>
          <table:table-cell table:number-columns-repeated="59"/>
        </table:table-row>
        <table:table-row table:style-name="ro2"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A453]*[.$J$3] + [.$I$3]" office:value-type="float" office:value="106.928784444152" calcext:value-type="float">
            <text:p>106.93</text:p>
          </table:table-cell>
          <table:table-cell table:formula="of:=[.D453]-[.B453]" office:value-type="float" office:value="4.84045807631237" calcext:value-type="float">
            <text:p>4.84</text:p>
          </table:table-cell>
          <table:table-cell table:formula="of:=ABS([.E453])" office:value-type="float" office:value="4.84045807631237" calcext:value-type="float">
            <text:p>4.84</text:p>
          </table:table-cell>
          <table:table-cell table:formula="of:=[.F453]*[.F453]" office:value-type="float" office:value="23.4300343885377" calcext:value-type="float">
            <text:p>23.43</text:p>
          </table:table-cell>
          <table:table-cell table:number-columns-repeated="59"/>
        </table:table-row>
        <table:table-row table:style-name="ro2"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A454]*[.$J$3] + [.$I$3]" office:value-type="float" office:value="136.983681254737" calcext:value-type="float">
            <text:p>136.98</text:p>
          </table:table-cell>
          <table:table-cell table:formula="of:=[.D454]-[.B454]" office:value-type="float" office:value="30.6886798956122" calcext:value-type="float">
            <text:p>30.69</text:p>
          </table:table-cell>
          <table:table-cell table:formula="of:=ABS([.E454])" office:value-type="float" office:value="30.6886798956122" calcext:value-type="float">
            <text:p>30.69</text:p>
          </table:table-cell>
          <table:table-cell table:formula="of:=[.F454]*[.F454]" office:value-type="float" office:value="941.795073735355" calcext:value-type="float">
            <text:p>941.80</text:p>
          </table:table-cell>
          <table:table-cell table:number-columns-repeated="59"/>
        </table:table-row>
        <table:table-row table:style-name="ro2"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A455]*[.$J$3] + [.$I$3]" office:value-type="float" office:value="265.023594309207" calcext:value-type="float">
            <text:p>265.02</text:p>
          </table:table-cell>
          <table:table-cell table:formula="of:=[.D455]-[.B455]" office:value-type="float" office:value="54.3870705426745" calcext:value-type="float">
            <text:p>54.39</text:p>
          </table:table-cell>
          <table:table-cell table:formula="of:=ABS([.E455])" office:value-type="float" office:value="54.3870705426745" calcext:value-type="float">
            <text:p>54.39</text:p>
          </table:table-cell>
          <table:table-cell table:formula="of:=[.F455]*[.F455]" office:value-type="float" office:value="2957.95344221385" calcext:value-type="float">
            <text:p>2,957.95</text:p>
          </table:table-cell>
          <table:table-cell table:number-columns-repeated="59"/>
        </table:table-row>
        <table:table-row table:style-name="ro2"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A456]*[.$J$3] + [.$I$3]" office:value-type="float" office:value="162.477273686046" calcext:value-type="float">
            <text:p>162.48</text:p>
          </table:table-cell>
          <table:table-cell table:formula="of:=[.D456]-[.B456]" office:value-type="float" office:value="32.197559569856" calcext:value-type="float">
            <text:p>32.20</text:p>
          </table:table-cell>
          <table:table-cell table:formula="of:=ABS([.E456])" office:value-type="float" office:value="32.197559569856" calcext:value-type="float">
            <text:p>32.20</text:p>
          </table:table-cell>
          <table:table-cell table:formula="of:=[.F456]*[.F456]" office:value-type="float" office:value="1036.68284225443" calcext:value-type="float">
            <text:p>1,036.68</text:p>
          </table:table-cell>
          <table:table-cell table:number-columns-repeated="59"/>
        </table:table-row>
        <table:table-row table:style-name="ro2"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A457]*[.$J$3] + [.$I$3]" office:value-type="float" office:value="272.14662046884" calcext:value-type="float">
            <text:p>272.15</text:p>
          </table:table-cell>
          <table:table-cell table:formula="of:=[.D457]-[.B457]" office:value-type="float" office:value="55.46030521035" calcext:value-type="float">
            <text:p>55.46</text:p>
          </table:table-cell>
          <table:table-cell table:formula="of:=ABS([.E457])" office:value-type="float" office:value="55.46030521035" calcext:value-type="float">
            <text:p>55.46</text:p>
          </table:table-cell>
          <table:table-cell table:formula="of:=[.F457]*[.F457]" office:value-type="float" office:value="3075.84545402517" calcext:value-type="float">
            <text:p>3,075.85</text:p>
          </table:table-cell>
          <table:table-cell table:number-columns-repeated="59"/>
        </table:table-row>
        <table:table-row table:style-name="ro2"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A458]*[.$J$3] + [.$I$3]" office:value-type="float" office:value="229.949638613338" calcext:value-type="float">
            <text:p>229.95</text:p>
          </table:table-cell>
          <table:table-cell table:formula="of:=[.D458]-[.B458]" office:value-type="float" office:value="39.1005685357536" calcext:value-type="float">
            <text:p>39.10</text:p>
          </table:table-cell>
          <table:table-cell table:formula="of:=ABS([.E458])" office:value-type="float" office:value="39.1005685357536" calcext:value-type="float">
            <text:p>39.10</text:p>
          </table:table-cell>
          <table:table-cell table:formula="of:=[.F458]*[.F458]" office:value-type="float" office:value="1528.85445981916" calcext:value-type="float">
            <text:p>1,528.85</text:p>
          </table:table-cell>
          <table:table-cell table:number-columns-repeated="59"/>
        </table:table-row>
        <table:table-row table:style-name="ro2"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A459]*[.$J$3] + [.$I$3]" office:value-type="float" office:value="201.831008619091" calcext:value-type="float">
            <text:p>201.83</text:p>
          </table:table-cell>
          <table:table-cell table:formula="of:=[.D459]-[.B459]" office:value-type="float" office:value="23.6619180954643" calcext:value-type="float">
            <text:p>23.66</text:p>
          </table:table-cell>
          <table:table-cell table:formula="of:=ABS([.E459])" office:value-type="float" office:value="23.6619180954643" calcext:value-type="float">
            <text:p>23.66</text:p>
          </table:table-cell>
          <table:table-cell table:formula="of:=[.F459]*[.F459]" office:value-type="float" office:value="559.886367956462" calcext:value-type="float">
            <text:p>559.89</text:p>
          </table:table-cell>
          <table:table-cell table:number-columns-repeated="59"/>
        </table:table-row>
        <table:table-row table:style-name="ro2"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A460]*[.$J$3] + [.$I$3]" office:value-type="float" office:value="218.666158277935" calcext:value-type="float">
            <text:p>218.67</text:p>
          </table:table-cell>
          <table:table-cell table:formula="of:=[.D460]-[.B460]" office:value-type="float" office:value="65.5675166519992" calcext:value-type="float">
            <text:p>65.57</text:p>
          </table:table-cell>
          <table:table-cell table:formula="of:=ABS([.E460])" office:value-type="float" office:value="65.5675166519992" calcext:value-type="float">
            <text:p>65.57</text:p>
          </table:table-cell>
          <table:table-cell table:formula="of:=[.F460]*[.F460]" office:value-type="float" office:value="4299.09923991019" calcext:value-type="float">
            <text:p>4,299.10</text:p>
          </table:table-cell>
          <table:table-cell table:number-columns-repeated="59"/>
        </table:table-row>
        <table:table-row table:style-name="ro2"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A461]*[.$J$3] + [.$I$3]" office:value-type="float" office:value="219.199041449184" calcext:value-type="float">
            <text:p>219.20</text:p>
          </table:table-cell>
          <table:table-cell table:formula="of:=[.D461]-[.B461]" office:value-type="float" office:value="32.909248477632" calcext:value-type="float">
            <text:p>32.91</text:p>
          </table:table-cell>
          <table:table-cell table:formula="of:=ABS([.E461])" office:value-type="float" office:value="32.909248477632" calcext:value-type="float">
            <text:p>32.91</text:p>
          </table:table-cell>
          <table:table-cell table:formula="of:=[.F461]*[.F461]" office:value-type="float" office:value="1083.01863536253" calcext:value-type="float">
            <text:p>1,083.02</text:p>
          </table:table-cell>
          <table:table-cell table:number-columns-repeated="59"/>
        </table:table-row>
        <table:table-row table:style-name="ro2"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A462]*[.$J$3] + [.$I$3]" office:value-type="float" office:value="160.814461673219" calcext:value-type="float">
            <text:p>160.81</text:p>
          </table:table-cell>
          <table:table-cell table:formula="of:=[.D462]-[.B462]" office:value-type="float" office:value="15.4978784946298" calcext:value-type="float">
            <text:p>15.50</text:p>
          </table:table-cell>
          <table:table-cell table:formula="of:=ABS([.E462])" office:value-type="float" office:value="15.4978784946298" calcext:value-type="float">
            <text:p>15.50</text:p>
          </table:table-cell>
          <table:table-cell table:formula="of:=[.F462]*[.F462]" office:value-type="float" office:value="240.184237834309" calcext:value-type="float">
            <text:p>240.18</text:p>
          </table:table-cell>
          <table:table-cell table:number-columns-repeated="59"/>
        </table:table-row>
        <table:table-row table:style-name="ro2"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A463]*[.$J$3] + [.$I$3]" office:value-type="float" office:value="108.350340728878" calcext:value-type="float">
            <text:p>108.35</text:p>
          </table:table-cell>
          <table:table-cell table:formula="of:=[.D463]-[.B463]" office:value-type="float" office:value="9.97770191041096" calcext:value-type="float">
            <text:p>9.98</text:p>
          </table:table-cell>
          <table:table-cell table:formula="of:=ABS([.E463])" office:value-type="float" office:value="9.97770191041096" calcext:value-type="float">
            <text:p>9.98</text:p>
          </table:table-cell>
          <table:table-cell table:formula="of:=[.F463]*[.F463]" office:value-type="float" office:value="99.5545354130185" calcext:value-type="float">
            <text:p>99.55</text:p>
          </table:table-cell>
          <table:table-cell table:number-columns-repeated="59"/>
        </table:table-row>
        <table:table-row table:style-name="ro2"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A464]*[.$J$3] + [.$I$3]" office:value-type="float" office:value="194.305559790398" calcext:value-type="float">
            <text:p>194.31</text:p>
          </table:table-cell>
          <table:table-cell table:formula="of:=[.D464]-[.B464]" office:value-type="float" office:value="48.7263510547224" calcext:value-type="float">
            <text:p>48.73</text:p>
          </table:table-cell>
          <table:table-cell table:formula="of:=ABS([.E464])" office:value-type="float" office:value="48.7263510547224" calcext:value-type="float">
            <text:p>48.73</text:p>
          </table:table-cell>
          <table:table-cell table:formula="of:=[.F464]*[.F464]" office:value-type="float" office:value="2374.25728710805" calcext:value-type="float">
            <text:p>2,374.26</text:p>
          </table:table-cell>
          <table:table-cell table:number-columns-repeated="59"/>
        </table:table-row>
        <table:table-row table:style-name="ro2"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A465]*[.$J$3] + [.$I$3]" office:value-type="float" office:value="165.232272848389" calcext:value-type="float">
            <text:p>165.23</text:p>
          </table:table-cell>
          <table:table-cell table:formula="of:=[.D465]-[.B465]" office:value-type="float" office:value="19.8285854675572" calcext:value-type="float">
            <text:p>19.83</text:p>
          </table:table-cell>
          <table:table-cell table:formula="of:=ABS([.E465])" office:value-type="float" office:value="19.8285854675572" calcext:value-type="float">
            <text:p>19.83</text:p>
          </table:table-cell>
          <table:table-cell table:formula="of:=[.F465]*[.F465]" office:value-type="float" office:value="393.172801644222" calcext:value-type="float">
            <text:p>393.17</text:p>
          </table:table-cell>
          <table:table-cell table:number-columns-repeated="59"/>
        </table:table-row>
        <table:table-row table:style-name="ro2"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A466]*[.$J$3] + [.$I$3]" office:value-type="float" office:value="187.178165979677" calcext:value-type="float">
            <text:p>187.18</text:p>
          </table:table-cell>
          <table:table-cell table:formula="of:=[.D466]-[.B466]" office:value-type="float" office:value="42.0977616501878" calcext:value-type="float">
            <text:p>42.10</text:p>
          </table:table-cell>
          <table:table-cell table:formula="of:=ABS([.E466])" office:value-type="float" office:value="42.0977616501878" calcext:value-type="float">
            <text:p>42.10</text:p>
          </table:table-cell>
          <table:table-cell table:formula="of:=[.F466]*[.F466]" office:value-type="float" office:value="1772.22153595602" calcext:value-type="float">
            <text:p>1,772.22</text:p>
          </table:table-cell>
          <table:table-cell table:number-columns-repeated="59"/>
        </table:table-row>
        <table:table-row table:style-name="ro2"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A467]*[.$J$3] + [.$I$3]" office:value-type="float" office:value="112.138258513957" calcext:value-type="float">
            <text:p>112.14</text:p>
          </table:table-cell>
          <table:table-cell table:formula="of:=[.D467]-[.B467]" office:value-type="float" office:value="-1.27763197916177" calcext:value-type="float">
            <text:p>-1.28</text:p>
          </table:table-cell>
          <table:table-cell table:formula="of:=ABS([.E467])" office:value-type="float" office:value="1.27763197916177" calcext:value-type="float">
            <text:p>1.28</text:p>
          </table:table-cell>
          <table:table-cell table:formula="of:=[.F467]*[.F467]" office:value-type="float" office:value="1.63234347417682" calcext:value-type="float">
            <text:p>1.63</text:p>
          </table:table-cell>
          <table:table-cell table:number-columns-repeated="59"/>
        </table:table-row>
        <table:table-row table:style-name="ro2"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A468]*[.$J$3] + [.$I$3]" office:value-type="float" office:value="218.783447132482" calcext:value-type="float">
            <text:p>218.78</text:p>
          </table:table-cell>
          <table:table-cell table:formula="of:=[.D468]-[.B468]" office:value-type="float" office:value="23.5214568364176" calcext:value-type="float">
            <text:p>23.52</text:p>
          </table:table-cell>
          <table:table-cell table:formula="of:=ABS([.E468])" office:value-type="float" office:value="23.5214568364176" calcext:value-type="float">
            <text:p>23.52</text:p>
          </table:table-cell>
          <table:table-cell table:formula="of:=[.F468]*[.F468]" office:value-type="float" office:value="553.258931707455" calcext:value-type="float">
            <text:p>553.26</text:p>
          </table:table-cell>
          <table:table-cell table:number-columns-repeated="59"/>
        </table:table-row>
        <table:table-row table:style-name="ro2"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A469]*[.$J$3] + [.$I$3]" office:value-type="float" office:value="117.5503316162" calcext:value-type="float">
            <text:p>117.55</text:p>
          </table:table-cell>
          <table:table-cell table:formula="of:=[.D469]-[.B469]" office:value-type="float" office:value="-1.20370896387369" calcext:value-type="float">
            <text:p>-1.20</text:p>
          </table:table-cell>
          <table:table-cell table:formula="of:=ABS([.E469])" office:value-type="float" office:value="1.20370896387369" calcext:value-type="float">
            <text:p>1.20</text:p>
          </table:table-cell>
          <table:table-cell table:formula="of:=[.F469]*[.F469]" office:value-type="float" office:value="1.44891526970988" calcext:value-type="float">
            <text:p>1.45</text:p>
          </table:table-cell>
          <table:table-cell table:number-columns-repeated="59"/>
        </table:table-row>
        <table:table-row table:style-name="ro2"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A470]*[.$J$3] + [.$I$3]" office:value-type="float" office:value="280.758515139478" calcext:value-type="float">
            <text:p>280.76</text:p>
          </table:table-cell>
          <table:table-cell table:formula="of:=[.D470]-[.B470]" office:value-type="float" office:value="59.8127543958316" calcext:value-type="float">
            <text:p>59.81</text:p>
          </table:table-cell>
          <table:table-cell table:formula="of:=ABS([.E470])" office:value-type="float" office:value="59.8127543958316" calcext:value-type="float">
            <text:p>59.81</text:p>
          </table:table-cell>
          <table:table-cell table:formula="of:=[.F470]*[.F470]" office:value-type="float" office:value="3577.56558841607" calcext:value-type="float">
            <text:p>3,577.57</text:p>
          </table:table-cell>
          <table:table-cell table:number-columns-repeated="59"/>
        </table:table-row>
        <table:table-row table:style-name="ro2"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A471]*[.$J$3] + [.$I$3]" office:value-type="float" office:value="197.156897629308" calcext:value-type="float">
            <text:p>197.16</text:p>
          </table:table-cell>
          <table:table-cell table:formula="of:=[.D471]-[.B471]" office:value-type="float" office:value="5.21040920213611" calcext:value-type="float">
            <text:p>5.21</text:p>
          </table:table-cell>
          <table:table-cell table:formula="of:=ABS([.E471])" office:value-type="float" office:value="5.21040920213611" calcext:value-type="float">
            <text:p>5.21</text:p>
          </table:table-cell>
          <table:table-cell table:formula="of:=[.F471]*[.F471]" office:value-type="float" office:value="27.1483640537046" calcext:value-type="float">
            <text:p>27.15</text:p>
          </table:table-cell>
          <table:table-cell table:number-columns-repeated="59"/>
        </table:table-row>
        <table:table-row table:style-name="ro2"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A472]*[.$J$3] + [.$I$3]" office:value-type="float" office:value="284.348248072245" calcext:value-type="float">
            <text:p>284.35</text:p>
          </table:table-cell>
          <table:table-cell table:formula="of:=[.D472]-[.B472]" office:value-type="float" office:value="65.9327436142445" calcext:value-type="float">
            <text:p>65.93</text:p>
          </table:table-cell>
          <table:table-cell table:formula="of:=ABS([.E472])" office:value-type="float" office:value="65.9327436142445" calcext:value-type="float">
            <text:p>65.93</text:p>
          </table:table-cell>
          <table:table-cell table:formula="of:=[.F472]*[.F472]" office:value-type="float" office:value="4347.1266805017" calcext:value-type="float">
            <text:p>4,347.13</text:p>
          </table:table-cell>
          <table:table-cell table:number-columns-repeated="59"/>
        </table:table-row>
        <table:table-row table:style-name="ro2"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A473]*[.$J$3] + [.$I$3]" office:value-type="float" office:value="105.01504358425" calcext:value-type="float">
            <text:p>105.02</text:p>
          </table:table-cell>
          <table:table-cell table:formula="of:=[.D473]-[.B473]" office:value-type="float" office:value="7.29255298654851" calcext:value-type="float">
            <text:p>7.29</text:p>
          </table:table-cell>
          <table:table-cell table:formula="of:=ABS([.E473])" office:value-type="float" office:value="7.29255298654851" calcext:value-type="float">
            <text:p>7.29</text:p>
          </table:table-cell>
          <table:table-cell table:formula="of:=[.F473]*[.F473]" office:value-type="float" office:value="53.1813290616177" calcext:value-type="float">
            <text:p>53.18</text:p>
          </table:table-cell>
          <table:table-cell table:number-columns-repeated="59"/>
        </table:table-row>
        <table:table-row table:style-name="ro2"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A474]*[.$J$3] + [.$I$3]" office:value-type="float" office:value="164.786874085891" calcext:value-type="float">
            <text:p>164.79</text:p>
          </table:table-cell>
          <table:table-cell table:formula="of:=[.D474]-[.B474]" office:value-type="float" office:value="10.1316015220532" calcext:value-type="float">
            <text:p>10.13</text:p>
          </table:table-cell>
          <table:table-cell table:formula="of:=ABS([.E474])" office:value-type="float" office:value="10.1316015220532" calcext:value-type="float">
            <text:p>10.13</text:p>
          </table:table-cell>
          <table:table-cell table:formula="of:=[.F474]*[.F474]" office:value-type="float" office:value="102.649349401671" calcext:value-type="float">
            <text:p>102.65</text:p>
          </table:table-cell>
          <table:table-cell table:number-columns-repeated="59"/>
        </table:table-row>
        <table:table-row table:style-name="ro2"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A475]*[.$J$3] + [.$I$3]" office:value-type="float" office:value="187.975483855622" calcext:value-type="float">
            <text:p>187.98</text:p>
          </table:table-cell>
          <table:table-cell table:formula="of:=[.D475]-[.B475]" office:value-type="float" office:value="48.3529107246623" calcext:value-type="float">
            <text:p>48.35</text:p>
          </table:table-cell>
          <table:table-cell table:formula="of:=ABS([.E475])" office:value-type="float" office:value="48.3529107246623" calcext:value-type="float">
            <text:p>48.35</text:p>
          </table:table-cell>
          <table:table-cell table:formula="of:=[.F475]*[.F475]" office:value-type="float" office:value="2338.00397554716" calcext:value-type="float">
            <text:p>2,338.00</text:p>
          </table:table-cell>
          <table:table-cell table:number-columns-repeated="59"/>
        </table:table-row>
        <table:table-row table:style-name="ro2"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A476]*[.$J$3] + [.$I$3]" office:value-type="float" office:value="237.214147595972" calcext:value-type="float">
            <text:p>237.21</text:p>
          </table:table-cell>
          <table:table-cell table:formula="of:=[.D476]-[.B476]" office:value-type="float" office:value="42.6100862974235" calcext:value-type="float">
            <text:p>42.61</text:p>
          </table:table-cell>
          <table:table-cell table:formula="of:=ABS([.E476])" office:value-type="float" office:value="42.6100862974235" calcext:value-type="float">
            <text:p>42.61</text:p>
          </table:table-cell>
          <table:table-cell table:formula="of:=[.F476]*[.F476]" office:value-type="float" office:value="1815.61945427387" calcext:value-type="float">
            <text:p>1,815.62</text:p>
          </table:table-cell>
          <table:table-cell table:number-columns-repeated="59"/>
        </table:table-row>
        <table:table-row table:style-name="ro2"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A477]*[.$J$3] + [.$I$3]" office:value-type="float" office:value="128.618283244126" calcext:value-type="float">
            <text:p>128.62</text:p>
          </table:table-cell>
          <table:table-cell table:formula="of:=[.D477]-[.B477]" office:value-type="float" office:value="11.9280681696266" calcext:value-type="float">
            <text:p>11.93</text:p>
          </table:table-cell>
          <table:table-cell table:formula="of:=ABS([.E477])" office:value-type="float" office:value="11.9280681696266" calcext:value-type="float">
            <text:p>11.93</text:p>
          </table:table-cell>
          <table:table-cell table:formula="of:=[.F477]*[.F477]" office:value-type="float" office:value="142.278810259259" calcext:value-type="float">
            <text:p>142.28</text:p>
          </table:table-cell>
          <table:table-cell table:number-columns-repeated="59"/>
        </table:table-row>
        <table:table-row table:style-name="ro2"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A478]*[.$J$3] + [.$I$3]" office:value-type="float" office:value="192.99490124824" calcext:value-type="float">
            <text:p>192.99</text:p>
          </table:table-cell>
          <table:table-cell table:formula="of:=[.D478]-[.B478]" office:value-type="float" office:value="23.3776992931486" calcext:value-type="float">
            <text:p>23.38</text:p>
          </table:table-cell>
          <table:table-cell table:formula="of:=ABS([.E478])" office:value-type="float" office:value="23.3776992931486" calcext:value-type="float">
            <text:p>23.38</text:p>
          </table:table-cell>
          <table:table-cell table:formula="of:=[.F478]*[.F478]" office:value-type="float" office:value="546.516824240879" calcext:value-type="float">
            <text:p>546.52</text:p>
          </table:table-cell>
          <table:table-cell table:number-columns-repeated="59"/>
        </table:table-row>
        <table:table-row table:style-name="ro2"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A479]*[.$J$3] + [.$I$3]" office:value-type="float" office:value="217.844421525806" calcext:value-type="float">
            <text:p>217.84</text:p>
          </table:table-cell>
          <table:table-cell table:formula="of:=[.D479]-[.B479]" office:value-type="float" office:value="39.6786198381464" calcext:value-type="float">
            <text:p>39.68</text:p>
          </table:table-cell>
          <table:table-cell table:formula="of:=ABS([.E479])" office:value-type="float" office:value="39.6786198381464" calcext:value-type="float">
            <text:p>39.68</text:p>
          </table:table-cell>
          <table:table-cell table:formula="of:=[.F479]*[.F479]" office:value-type="float" office:value="1574.39287226015" calcext:value-type="float">
            <text:p>1,574.39</text:p>
          </table:table-cell>
          <table:table-cell table:number-columns-repeated="59"/>
        </table:table-row>
        <table:table-row table:style-name="ro2"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A480]*[.$J$3] + [.$I$3]" office:value-type="float" office:value="156.435530261022" calcext:value-type="float">
            <text:p>156.44</text:p>
          </table:table-cell>
          <table:table-cell table:formula="of:=[.D480]-[.B480]" office:value-type="float" office:value="26.31800948078" calcext:value-type="float">
            <text:p>26.32</text:p>
          </table:table-cell>
          <table:table-cell table:formula="of:=ABS([.E480])" office:value-type="float" office:value="26.31800948078" calcext:value-type="float">
            <text:p>26.32</text:p>
          </table:table-cell>
          <table:table-cell table:formula="of:=[.F480]*[.F480]" office:value-type="float" office:value="692.637623030426" calcext:value-type="float">
            <text:p>692.64</text:p>
          </table:table-cell>
          <table:table-cell table:number-columns-repeated="59"/>
        </table:table-row>
        <table:table-row table:style-name="ro2"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A481]*[.$J$3] + [.$I$3]" office:value-type="float" office:value="166.244204028899" calcext:value-type="float">
            <text:p>166.24</text:p>
          </table:table-cell>
          <table:table-cell table:formula="of:=[.D481]-[.B481]" office:value-type="float" office:value="20.4185960056278" calcext:value-type="float">
            <text:p>20.42</text:p>
          </table:table-cell>
          <table:table-cell table:formula="of:=ABS([.E481])" office:value-type="float" office:value="20.4185960056278" calcext:value-type="float">
            <text:p>20.42</text:p>
          </table:table-cell>
          <table:table-cell table:formula="of:=[.F481]*[.F481]" office:value-type="float" office:value="416.91906284104" calcext:value-type="float">
            <text:p>416.92</text:p>
          </table:table-cell>
          <table:table-cell table:number-columns-repeated="59"/>
        </table:table-row>
        <table:table-row table:style-name="ro2"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A482]*[.$J$3] + [.$I$3]" office:value-type="float" office:value="159.71447170868" calcext:value-type="float">
            <text:p>159.71</text:p>
          </table:table-cell>
          <table:table-cell table:formula="of:=[.D482]-[.B482]" office:value-type="float" office:value="25.2967966596284" calcext:value-type="float">
            <text:p>25.30</text:p>
          </table:table-cell>
          <table:table-cell table:formula="of:=ABS([.E482])" office:value-type="float" office:value="25.2967966596284" calcext:value-type="float">
            <text:p>25.30</text:p>
          </table:table-cell>
          <table:table-cell table:formula="of:=[.F482]*[.F482]" office:value-type="float" office:value="639.927921238588" calcext:value-type="float">
            <text:p>639.93</text:p>
          </table:table-cell>
          <table:table-cell table:number-columns-repeated="59"/>
        </table:table-row>
        <table:table-row table:style-name="ro2"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A483]*[.$J$3] + [.$I$3]" office:value-type="float" office:value="219.802867731305" calcext:value-type="float">
            <text:p>219.80</text:p>
          </table:table-cell>
          <table:table-cell table:formula="of:=[.D483]-[.B483]" office:value-type="float" office:value="59.3596847491328" calcext:value-type="float">
            <text:p>59.36</text:p>
          </table:table-cell>
          <table:table-cell table:formula="of:=ABS([.E483])" office:value-type="float" office:value="59.3596847491328" calcext:value-type="float">
            <text:p>59.36</text:p>
          </table:table-cell>
          <table:table-cell table:formula="of:=[.F483]*[.F483]" office:value-type="float" office:value="3523.57217351643" calcext:value-type="float">
            <text:p>3,523.57</text:p>
          </table:table-cell>
          <table:table-cell table:number-columns-repeated="59"/>
        </table:table-row>
        <table:table-row table:style-name="ro2"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A484]*[.$J$3] + [.$I$3]" office:value-type="float" office:value="201.034395491286" calcext:value-type="float">
            <text:p>201.03</text:p>
          </table:table-cell>
          <table:table-cell table:formula="of:=[.D484]-[.B484]" office:value-type="float" office:value="37.343706677286" calcext:value-type="float">
            <text:p>37.34</text:p>
          </table:table-cell>
          <table:table-cell table:formula="of:=ABS([.E484])" office:value-type="float" office:value="37.343706677286" calcext:value-type="float">
            <text:p>37.34</text:p>
          </table:table-cell>
          <table:table-cell table:formula="of:=[.F484]*[.F484]" office:value-type="float" office:value="1394.55242839917" calcext:value-type="float">
            <text:p>1,394.55</text:p>
          </table:table-cell>
          <table:table-cell table:number-columns-repeated="59"/>
        </table:table-row>
        <table:table-row table:style-name="ro2"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A485]*[.$J$3] + [.$I$3]" office:value-type="float" office:value="174.347975259305" calcext:value-type="float">
            <text:p>174.35</text:p>
          </table:table-cell>
          <table:table-cell table:formula="of:=[.D485]-[.B485]" office:value-type="float" office:value="43.2271845228018" calcext:value-type="float">
            <text:p>43.23</text:p>
          </table:table-cell>
          <table:table-cell table:formula="of:=ABS([.E485])" office:value-type="float" office:value="43.2271845228018" calcext:value-type="float">
            <text:p>43.23</text:p>
          </table:table-cell>
          <table:table-cell table:formula="of:=[.F485]*[.F485]" office:value-type="float" office:value="1868.58948176836" calcext:value-type="float">
            <text:p>1,868.59</text:p>
          </table:table-cell>
          <table:table-cell table:number-columns-repeated="59"/>
        </table:table-row>
        <table:table-row table:style-name="ro2"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A486]*[.$J$3] + [.$I$3]" office:value-type="float" office:value="120.311400798961" calcext:value-type="float">
            <text:p>120.31</text:p>
          </table:table-cell>
          <table:table-cell table:formula="of:=[.D486]-[.B486]" office:value-type="float" office:value="33.275984795643" calcext:value-type="float">
            <text:p>33.28</text:p>
          </table:table-cell>
          <table:table-cell table:formula="of:=ABS([.E486])" office:value-type="float" office:value="33.275984795643" calcext:value-type="float">
            <text:p>33.28</text:p>
          </table:table-cell>
          <table:table-cell table:formula="of:=[.F486]*[.F486]" office:value-type="float" office:value="1107.29116411987" calcext:value-type="float">
            <text:p>1,107.29</text:p>
          </table:table-cell>
          <table:table-cell table:number-columns-repeated="59"/>
        </table:table-row>
        <table:table-row table:style-name="ro2"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A487]*[.$J$3] + [.$I$3]" office:value-type="float" office:value="244.670408476739" calcext:value-type="float">
            <text:p>244.67</text:p>
          </table:table-cell>
          <table:table-cell table:formula="of:=[.D487]-[.B487]" office:value-type="float" office:value="65.8190601412349" calcext:value-type="float">
            <text:p>65.82</text:p>
          </table:table-cell>
          <table:table-cell table:formula="of:=ABS([.E487])" office:value-type="float" office:value="65.8190601412349" calcext:value-type="float">
            <text:p>65.82</text:p>
          </table:table-cell>
          <table:table-cell table:formula="of:=[.F487]*[.F487]" office:value-type="float" office:value="4332.14867787549" calcext:value-type="float">
            <text:p>4,332.15</text:p>
          </table:table-cell>
          <table:table-cell table:number-columns-repeated="59"/>
        </table:table-row>
        <table:table-row table:style-name="ro2"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A488]*[.$J$3] + [.$I$3]" office:value-type="float" office:value="254.375253866764" calcext:value-type="float">
            <text:p>254.38</text:p>
          </table:table-cell>
          <table:table-cell table:formula="of:=[.D488]-[.B488]" office:value-type="float" office:value="44.2407248247326" calcext:value-type="float">
            <text:p>44.24</text:p>
          </table:table-cell>
          <table:table-cell table:formula="of:=ABS([.E488])" office:value-type="float" office:value="44.2407248247326" calcext:value-type="float">
            <text:p>44.24</text:p>
          </table:table-cell>
          <table:table-cell table:formula="of:=[.F488]*[.F488]" office:value-type="float" office:value="1957.24173301771" calcext:value-type="float">
            <text:p>1,957.24</text:p>
          </table:table-cell>
          <table:table-cell table:number-columns-repeated="59"/>
        </table:table-row>
        <table:table-row table:style-name="ro2"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A489]*[.$J$3] + [.$I$3]" office:value-type="float" office:value="183.827347921724" calcext:value-type="float">
            <text:p>183.83</text:p>
          </table:table-cell>
          <table:table-cell table:formula="of:=[.D489]-[.B489]" office:value-type="float" office:value="29.3464349207614" calcext:value-type="float">
            <text:p>29.35</text:p>
          </table:table-cell>
          <table:table-cell table:formula="of:=ABS([.E489])" office:value-type="float" office:value="29.3464349207614" calcext:value-type="float">
            <text:p>29.35</text:p>
          </table:table-cell>
          <table:table-cell table:formula="of:=[.F489]*[.F489]" office:value-type="float" office:value="861.213242558482" calcext:value-type="float">
            <text:p>861.21</text:p>
          </table:table-cell>
          <table:table-cell table:number-columns-repeated="59"/>
        </table:table-row>
        <table:table-row table:style-name="ro2"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A490]*[.$J$3] + [.$I$3]" office:value-type="float" office:value="182.857661310433" calcext:value-type="float">
            <text:p>182.86</text:p>
          </table:table-cell>
          <table:table-cell table:formula="of:=[.D490]-[.B490]" office:value-type="float" office:value="47.2094489827912" calcext:value-type="float">
            <text:p>47.21</text:p>
          </table:table-cell>
          <table:table-cell table:formula="of:=ABS([.E490])" office:value-type="float" office:value="47.2094489827912" calcext:value-type="float">
            <text:p>47.21</text:p>
          </table:table-cell>
          <table:table-cell table:formula="of:=[.F490]*[.F490]" office:value-type="float" office:value="2228.73207325876" calcext:value-type="float">
            <text:p>2,228.73</text:p>
          </table:table-cell>
          <table:table-cell table:number-columns-repeated="59"/>
        </table:table-row>
        <table:table-row table:style-name="ro2"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A491]*[.$J$3] + [.$I$3]" office:value-type="float" office:value="189.523807266756" calcext:value-type="float">
            <text:p>189.52</text:p>
          </table:table-cell>
          <table:table-cell table:formula="of:=[.D491]-[.B491]" office:value-type="float" office:value="49.34432393606" calcext:value-type="float">
            <text:p>49.34</text:p>
          </table:table-cell>
          <table:table-cell table:formula="of:=ABS([.E491])" office:value-type="float" office:value="49.34432393606" calcext:value-type="float">
            <text:p>49.34</text:p>
          </table:table-cell>
          <table:table-cell table:formula="of:=[.F491]*[.F491]" office:value-type="float" office:value="2434.86230470682" calcext:value-type="float">
            <text:p>2,434.86</text:p>
          </table:table-cell>
          <table:table-cell table:number-columns-repeated="59"/>
        </table:table-row>
        <table:table-row table:style-name="ro2"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A492]*[.$J$3] + [.$I$3]" office:value-type="float" office:value="188.377534563703" calcext:value-type="float">
            <text:p>188.38</text:p>
          </table:table-cell>
          <table:table-cell table:formula="of:=[.D492]-[.B492]" office:value-type="float" office:value="42.7523503663772" calcext:value-type="float">
            <text:p>42.75</text:p>
          </table:table-cell>
          <table:table-cell table:formula="of:=ABS([.E492])" office:value-type="float" office:value="42.7523503663772" calcext:value-type="float">
            <text:p>42.75</text:p>
          </table:table-cell>
          <table:table-cell table:formula="of:=[.F492]*[.F492]" office:value-type="float" office:value="1827.76346184947" calcext:value-type="float">
            <text:p>1,827.76</text:p>
          </table:table-cell>
          <table:table-cell table:number-columns-repeated="59"/>
        </table:table-row>
        <table:table-row table:style-name="ro2"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A493]*[.$J$3] + [.$I$3]" office:value-type="float" office:value="258.990618174328" calcext:value-type="float">
            <text:p>258.99</text:p>
          </table:table-cell>
          <table:table-cell table:formula="of:=[.D493]-[.B493]" office:value-type="float" office:value="66.2635819234066" calcext:value-type="float">
            <text:p>66.26</text:p>
          </table:table-cell>
          <table:table-cell table:formula="of:=ABS([.E493])" office:value-type="float" office:value="66.2635819234066" calcext:value-type="float">
            <text:p>66.26</text:p>
          </table:table-cell>
          <table:table-cell table:formula="of:=[.F493]*[.F493]" office:value-type="float" office:value="4390.86228932001" calcext:value-type="float">
            <text:p>4,390.86</text:p>
          </table:table-cell>
          <table:table-cell table:number-columns-repeated="59"/>
        </table:table-row>
        <table:table-row table:style-name="ro2"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A494]*[.$J$3] + [.$I$3]" office:value-type="float" office:value="150.665104105738" calcext:value-type="float">
            <text:p>150.67</text:p>
          </table:table-cell>
          <table:table-cell table:formula="of:=[.D494]-[.B494]" office:value-type="float" office:value="6.36591419606955" calcext:value-type="float">
            <text:p>6.37</text:p>
          </table:table-cell>
          <table:table-cell table:formula="of:=ABS([.E494])" office:value-type="float" office:value="6.36591419606955" calcext:value-type="float">
            <text:p>6.37</text:p>
          </table:table-cell>
          <table:table-cell table:formula="of:=[.F494]*[.F494]" office:value-type="float" office:value="40.5248635517199" calcext:value-type="float">
            <text:p>40.52</text:p>
          </table:table-cell>
          <table:table-cell table:number-columns-repeated="59"/>
        </table:table-row>
        <table:table-row table:style-name="ro2"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A495]*[.$J$3] + [.$I$3]" office:value-type="float" office:value="97.8706597452864" calcext:value-type="float">
            <text:p>97.87</text:p>
          </table:table-cell>
          <table:table-cell table:formula="of:=[.D495]-[.B495]" office:value-type="float" office:value="2.19178816412179" calcext:value-type="float">
            <text:p>2.19</text:p>
          </table:table-cell>
          <table:table-cell table:formula="of:=ABS([.E495])" office:value-type="float" office:value="2.19178816412179" calcext:value-type="float">
            <text:p>2.19</text:p>
          </table:table-cell>
          <table:table-cell table:formula="of:=[.F495]*[.F495]" office:value-type="float" office:value="4.80393535638436" calcext:value-type="float">
            <text:p>4.80</text:p>
          </table:table-cell>
          <table:table-cell table:number-columns-repeated="59"/>
        </table:table-row>
        <table:table-row table:style-name="ro2"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A496]*[.$J$3] + [.$I$3]" office:value-type="float" office:value="192.862375061551" calcext:value-type="float">
            <text:p>192.86</text:p>
          </table:table-cell>
          <table:table-cell table:formula="of:=[.D496]-[.B496]" office:value-type="float" office:value="13.1579650027252" calcext:value-type="float">
            <text:p>13.16</text:p>
          </table:table-cell>
          <table:table-cell table:formula="of:=ABS([.E496])" office:value-type="float" office:value="13.1579650027252" calcext:value-type="float">
            <text:p>13.16</text:p>
          </table:table-cell>
          <table:table-cell table:formula="of:=[.F496]*[.F496]" office:value-type="float" office:value="173.132043012942" calcext:value-type="float">
            <text:p>173.13</text:p>
          </table:table-cell>
          <table:table-cell table:number-columns-repeated="59"/>
        </table:table-row>
        <table:table-row table:style-name="ro2"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A497]*[.$J$3] + [.$I$3]" office:value-type="float" office:value="262.119343635102" calcext:value-type="float">
            <text:p>262.12</text:p>
          </table:table-cell>
          <table:table-cell table:formula="of:=[.D497]-[.B497]" office:value-type="float" office:value="59.966388247117" calcext:value-type="float">
            <text:p>59.97</text:p>
          </table:table-cell>
          <table:table-cell table:formula="of:=ABS([.E497])" office:value-type="float" office:value="59.966388247117" calcext:value-type="float">
            <text:p>59.97</text:p>
          </table:table-cell>
          <table:table-cell table:formula="of:=[.F497]*[.F497]" office:value-type="float" office:value="3595.96771940398" calcext:value-type="float">
            <text:p>3,595.97</text:p>
          </table:table-cell>
          <table:table-cell table:number-columns-repeated="59"/>
        </table:table-row>
        <table:table-row table:style-name="ro2"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A498]*[.$J$3] + [.$I$3]" office:value-type="float" office:value="252.094659106896" calcext:value-type="float">
            <text:p>252.09</text:p>
          </table:table-cell>
          <table:table-cell table:formula="of:=[.D498]-[.B498]" office:value-type="float" office:value="58.01404688945" calcext:value-type="float">
            <text:p>58.01</text:p>
          </table:table-cell>
          <table:table-cell table:formula="of:=ABS([.E498])" office:value-type="float" office:value="58.01404688945" calcext:value-type="float">
            <text:p>58.01</text:p>
          </table:table-cell>
          <table:table-cell table:formula="of:=[.F498]*[.F498]" office:value-type="float" office:value="3365.6296364913" calcext:value-type="float">
            <text:p>3,365.63</text:p>
          </table:table-cell>
          <table:table-cell table:number-columns-repeated="59"/>
        </table:table-row>
        <table:table-row table:style-name="ro2"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A499]*[.$J$3] + [.$I$3]" office:value-type="float" office:value="311.999484554818" calcext:value-type="float">
            <text:p>312.00</text:p>
          </table:table-cell>
          <table:table-cell table:formula="of:=[.D499]-[.B499]" office:value-type="float" office:value="87.5590253589946" calcext:value-type="float">
            <text:p>87.56</text:p>
          </table:table-cell>
          <table:table-cell table:formula="of:=ABS([.E499])" office:value-type="float" office:value="87.5590253589946" calcext:value-type="float">
            <text:p>87.56</text:p>
          </table:table-cell>
          <table:table-cell table:formula="of:=[.F499]*[.F499]" office:value-type="float" office:value="7666.58292181706" calcext:value-type="float">
            <text:p>7,666.58</text:p>
          </table:table-cell>
          <table:table-cell table:number-columns-repeated="59"/>
        </table:table-row>
        <table:table-row table:style-name="ro2"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A500]*[.$J$3] + [.$I$3]" office:value-type="float" office:value="297.51945892203" calcext:value-type="float">
            <text:p>297.52</text:p>
          </table:table-cell>
          <table:table-cell table:formula="of:=[.D500]-[.B500]" office:value-type="float" office:value="82.28401872998" calcext:value-type="float">
            <text:p>82.28</text:p>
          </table:table-cell>
          <table:table-cell table:formula="of:=ABS([.E500])" office:value-type="float" office:value="82.28401872998" calcext:value-type="float">
            <text:p>82.28</text:p>
          </table:table-cell>
          <table:table-cell table:formula="of:=[.F500]*[.F500]" office:value-type="float" office:value="6770.65973835571" calcext:value-type="float">
            <text:p>6,770.66</text:p>
          </table:table-cell>
          <table:table-cell table:number-columns-repeated="59"/>
        </table:table-row>
        <table:table-row table:style-name="ro2"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A501]*[.$J$3] + [.$I$3]" office:value-type="float" office:value="172.360412324416" calcext:value-type="float">
            <text:p>172.36</text:p>
          </table:table-cell>
          <table:table-cell table:formula="of:=[.D501]-[.B501]" office:value-type="float" office:value="32.4795476182566" calcext:value-type="float">
            <text:p>32.48</text:p>
          </table:table-cell>
          <table:table-cell table:formula="of:=ABS([.E501])" office:value-type="float" office:value="32.4795476182566" calcext:value-type="float">
            <text:p>32.48</text:p>
          </table:table-cell>
          <table:table-cell table:formula="of:=[.F501]*[.F501]" office:value-type="float" office:value="1054.9210134866" calcext:value-type="float">
            <text:p>1,054.92</text:p>
          </table:table-cell>
          <table:table-cell table:number-columns-repeated="59"/>
        </table:table-row>
        <table:table-row table:style-name="ro2"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A502]*[.$J$3] + [.$I$3]" office:value-type="float" office:value="239.114894808004" calcext:value-type="float">
            <text:p>239.11</text:p>
          </table:table-cell>
          <table:table-cell table:formula="of:=[.D502]-[.B502]" office:value-type="float" office:value="34.2392031287966" calcext:value-type="float">
            <text:p>34.24</text:p>
          </table:table-cell>
          <table:table-cell table:formula="of:=ABS([.E502])" office:value-type="float" office:value="34.2392031287966" calcext:value-type="float">
            <text:p>34.24</text:p>
          </table:table-cell>
          <table:table-cell table:formula="of:=[.F502]*[.F502]" office:value-type="float" office:value="1172.32303089499" calcext:value-type="float">
            <text:p>1,172.32</text:p>
          </table:table-cell>
          <table:table-cell table:number-columns-repeated="59"/>
        </table:table-row>
        <table:table-row table:style-name="ro2"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A503]*[.$J$3] + [.$I$3]" office:value-type="float" office:value="164.400804200807" calcext:value-type="float">
            <text:p>164.40</text:p>
          </table:table-cell>
          <table:table-cell table:formula="of:=[.D503]-[.B503]" office:value-type="float" office:value="22.0787644790838" calcext:value-type="float">
            <text:p>22.08</text:p>
          </table:table-cell>
          <table:table-cell table:formula="of:=ABS([.E503])" office:value-type="float" office:value="22.0787644790838" calcext:value-type="float">
            <text:p>22.08</text:p>
          </table:table-cell>
          <table:table-cell table:formula="of:=[.F503]*[.F503]" office:value-type="float" office:value="487.471840922851" calcext:value-type="float">
            <text:p>487.47</text:p>
          </table:table-cell>
          <table:table-cell table:number-columns-repeated="59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4]*[.$J$3] + [.$I$3]" office:value-type="float" office:value="151.123567002214" calcext:value-type="float">
            <text:p>151.12</text:p>
          </table:table-cell>
          <table:table-cell table:formula="of:=[.D504]-[.B504]" office:value-type="float" office:value="14.3629972479286" calcext:value-type="float">
            <text:p>14.36</text:p>
          </table:table-cell>
          <table:table-cell table:formula="of:=ABS([.E504])" office:value-type="float" office:value="14.3629972479286" calcext:value-type="float">
            <text:p>14.36</text:p>
          </table:table-cell>
          <table:table-cell table:formula="of:=[.F504]*[.F504]" office:value-type="float" office:value="206.295689944004" calcext:value-type="float">
            <text:p>206.30</text:p>
          </table:table-cell>
          <table:table-cell table:number-columns-repeated="59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5]*[.$J$3] + [.$I$3]" office:value-type="float" office:value="151.123567002214" calcext:value-type="float">
            <text:p>151.12</text:p>
          </table:table-cell>
          <table:table-cell table:formula="of:=[.D505]-[.B505]" office:value-type="float" office:value="14.3629972479286" calcext:value-type="float">
            <text:p>14.36</text:p>
          </table:table-cell>
          <table:table-cell table:formula="of:=ABS([.E505])" office:value-type="float" office:value="14.3629972479286" calcext:value-type="float">
            <text:p>14.36</text:p>
          </table:table-cell>
          <table:table-cell table:formula="of:=[.F505]*[.F505]" office:value-type="float" office:value="206.295689944004" calcext:value-type="float">
            <text:p>206.30</text:p>
          </table:table-cell>
          <table:table-cell table:number-columns-repeated="59"/>
        </table:table-row>
        <table:table-row table:style-name="ro2" table:number-rows-repeated="1048070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gender-height-weight--model" table:style-name="ta1">
        <table:table-column table:style-name="co3" table:default-cell-style-name="ce1"/>
        <table:table-column table:style-name="co4" table:default-cell-style-name="ce2"/>
        <table:table-column table:style-name="co22" table:default-cell-style-name="ce9"/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6"/>
        <table:table-column table:style-name="co19" table:number-columns-repeated="2" table:default-cell-style-name="ce14"/>
        <table:table-column table:style-name="co19" table:default-cell-style-name="ce36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6" table:default-cell-style-name="Default"/>
        <table:table-row table:style-name="ro7">
          <table:table-cell table:style-name="ce4"/>
          <table:table-cell table:style-name="Default" table:number-columns-repeated="4"/>
          <table:table-cell table:style-name="ce28" office:value-type="string" calcext:value-type="string">
            <text:p>Intercept:</text:p>
          </table:table-cell>
          <table:table-cell table:style-name="Default"/>
          <table:table-cell/>
          <table:table-cell table:style-name="ce6"/>
          <table:table-cell table:style-name="Default"/>
          <table:table-cell table:style-name="ce31" office:value-type="string" calcext:value-type="string">
            <text:p>Intercept</text:p>
          </table:table-cell>
          <table:table-cell table:style-name="ce44" office:value-type="string" calcext:value-type="string">
            <text:p>Height Slope</text:p>
          </table:table-cell>
          <table:table-cell table:style-name="ce44" office:value-type="string" calcext:value-type="string">
            <text:p>Female Slope</text:p>
          </table:table-cell>
          <table:table-cell table:style-name="ce31"/>
          <table:table-cell table:style-name="ce13"/>
          <table:table-cell table:number-columns-repeated="6"/>
          <table:table-cell table:style-name="ce12" table:number-columns-repeated="48"/>
        </table:table-row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IsFemale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28"/>
          <table:table-cell table:style-name="ce29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2" office:value-type="string" calcext:value-type="string">
            <text:p>a0</text:p>
          </table:table-cell>
          <table:table-cell table:style-name="ce37" office:value-type="string" calcext:value-type="string">
            <text:p>a1</text:p>
          </table:table-cell>
          <table:table-cell table:style-name="ce37" office:value-type="string" calcext:value-type="string">
            <text:p>a2</text:p>
          </table:table-cell>
          <table:table-cell table:style-name="ce32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0" office:value-type="string" calcext:value-type="string">
            <text:p>total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Default"/>
          <table:table-cell table:style-name="ce30" table:formula="of:=AVERAGE([.H6:.H511])" office:value-type="float" office:value="0.396501720007799" calcext:value-type="float">
            <text:p>0.40</text:p>
          </table:table-cell>
          <table:table-cell table:style-name="ce39" table:formula="of:=AVERAGE([.$I6:.$I511])" office:value-type="float" office:value="119.875798276318" calcext:value-type="float">
            <text:p>120</text:p>
          </table:table-cell>
          <table:table-cell table:style-name="ce12"/>
          <table:table-cell table:style-name="ce33" office:value-type="float" office:value="-337" calcext:value-type="float">
            <text:p>-337</text:p>
          </table:table-cell>
          <table:table-cell table:style-name="ce38" office:value-type="float" office:value="7.6" calcext:value-type="float">
            <text:p>7.60</text:p>
          </table:table-cell>
          <table:table-cell table:style-name="ce38" office:value-type="float" office:value="-11" calcext:value-type="float">
            <text:p>-11.00</text:p>
          </table:table-cell>
          <table:table-cell table:style-name="ce39" table:formula="of:=AVERAGE([.$I6:.$I511])" office:value-type="float" office:value="119.875798276318" calcext:value-type="float">
            <text:p>120</text:p>
          </table:table-cell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9"/>
          <table:table-cell table:style-name="ce6"/>
          <table:table-cell table:style-name="ce29"/>
          <table:table-cell table:style-name="ce12"/>
          <table:table-cell table:style-name="Default"/>
          <table:table-cell table:style-name="ce12" table:number-columns-repeated="2"/>
          <table:table-cell table:style-name="ce34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9"/>
          <table:table-cell table:style-name="ce6"/>
          <table:table-cell table:style-name="ce29"/>
          <table:table-cell table:style-name="ce12"/>
          <table:table-cell table:style-name="ce35" office:value-type="string" calcext:value-type="string">
            <text:p>Parameter log (guesses at model parameters)</text:p>
          </table:table-cell>
          <table:table-cell table:style-name="ce12" table:number-columns-repeated="2"/>
          <table:table-cell table:style-name="ce34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6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[.$M$3]*[.$C6] +[.$L$3]*[.D6]  + [.$K$3]" office:value-type="float" office:value="172.495375718564" calcext:value-type="float">
            <text:p>172.50</text:p>
          </table:table-cell>
          <table:table-cell table:formula="of:=[.G6]-[.E6]" office:value-type="float" office:value="4.58258307551864" calcext:value-type="float">
            <text:p>4.58</text:p>
          </table:table-cell>
          <table:table-cell table:formula="of:=([.G6]-[.E6])^2" office:value-type="float" office:value="21.0000676440299" calcext:value-type="float">
            <text:p>21.00</text:p>
          </table:table-cell>
          <table:table-cell/>
          <table:table-cell table:style-name="ce41" office:value-type="float" office:value="-344" calcext:value-type="float">
            <text:p>-344</text:p>
          </table:table-cell>
          <table:table-cell table:style-name="ce45" office:value-type="float" office:value="7.6" calcext:value-type="float">
            <text:p>7.6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float" office:value="145" calcext:value-type="float">
            <text:p>145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[.$M$3]*[.$C7] +[.$L$3]*[.D7]  + [.$K$3]" office:value-type="float" office:value="131.44723384439" calcext:value-type="float">
            <text:p>131.45</text:p>
          </table:table-cell>
          <table:table-cell table:formula="of:=[.G7]-[.E7]" office:value-type="float" office:value="6.61736015422939" calcext:value-type="float">
            <text:p>6.62</text:p>
          </table:table-cell>
          <table:table-cell table:formula="of:=([.G7]-[.E7])^2" office:value-type="float" office:value="43.7894554107828" calcext:value-type="float">
            <text:p>43.79</text:p>
          </table:table-cell>
          <table:table-cell/>
          <table:table-cell table:style-name="ce42" office:value-type="float" office:value="-346" calcext:value-type="float">
            <text:p>-346</text:p>
          </table:table-cell>
          <table:table-cell table:style-name="ce45" office:value-type="float" office:value="7.6" calcext:value-type="float">
            <text:p>7.6</text:p>
          </table:table-cell>
          <table:table-cell table:style-name="ce46" office:value-type="float" office:value="5" calcext:value-type="float">
            <text:p>5.00</text:p>
          </table:table-cell>
          <table:table-cell table:style-name="ce43" office:value-type="float" office:value="175" calcext:value-type="float">
            <text:p>175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8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[.$M$3]*[.$C8] +[.$L$3]*[.D8]  + [.$K$3]" office:value-type="float" office:value="152.186743107013" calcext:value-type="float">
            <text:p>152.19</text:p>
          </table:table-cell>
          <table:table-cell table:formula="of:=[.G8]-[.E8]" office:value-type="float" office:value="-10.3083393480138" calcext:value-type="float">
            <text:p>-10.31</text:p>
          </table:table-cell>
          <table:table-cell table:formula="of:=([.G8]-[.E8])^2" office:value-type="float" office:value="106.261860113809" calcext:value-type="float">
            <text:p>106.26</text:p>
          </table:table-cell>
          <table:table-cell/>
          <table:table-cell table:style-name="ce42" office:value-type="float" office:value="-344" calcext:value-type="float">
            <text:p>-344</text:p>
          </table:table-cell>
          <table:table-cell table:style-name="ce45" office:value-type="float" office:value="7.6" calcext:value-type="float">
            <text:p>7.6</text:p>
          </table:table-cell>
          <table:table-cell table:style-name="ce46" office:value-type="float" office:value="1" calcext:value-type="float">
            <text:p>1.00</text:p>
          </table:table-cell>
          <table:table-cell table:style-name="ce43" office:value-type="float" office:value="149" calcext:value-type="float">
            <text:p>149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9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[.$M$3]*[.$C9] +[.$L$3]*[.D9]  + [.$K$3]" office:value-type="float" office:value="156.722899174422" calcext:value-type="float">
            <text:p>156.72</text:p>
          </table:table-cell>
          <table:table-cell table:formula="of:=[.G9]-[.E9]" office:value-type="float" office:value="-5.26848646240774" calcext:value-type="float">
            <text:p>-5.27</text:p>
          </table:table-cell>
          <table:table-cell table:formula="of:=([.G9]-[.E9])^2" office:value-type="float" office:value="27.7569496045736" calcext:value-type="float">
            <text:p>27.76</text:p>
          </table:table-cell>
          <table:table-cell/>
          <table:table-cell table:style-name="ce42" office:value-type="float" office:value="-341" calcext:value-type="float">
            <text:p>-341</text:p>
          </table:table-cell>
          <table:table-cell table:style-name="ce45" office:value-type="float" office:value="7.6" calcext:value-type="float">
            <text:p>7.6</text:p>
          </table:table-cell>
          <table:table-cell table:style-name="ce46" office:value-type="float" office:value="-5" calcext:value-type="float">
            <text:p>-5.00</text:p>
          </table:table-cell>
          <table:table-cell table:style-name="ce43" office:value-type="float" office:value="126" calcext:value-type="float">
            <text:p>126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10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[.$M$3]*[.$C10] +[.$L$3]*[.D10]  + [.$K$3]" office:value-type="float" office:value="144.472104850506" calcext:value-type="float">
            <text:p>144.47</text:p>
          </table:table-cell>
          <table:table-cell table:formula="of:=[.G10]-[.E10]" office:value-type="float" office:value="-8.3566006533195" calcext:value-type="float">
            <text:p>-8.36</text:p>
          </table:table-cell>
          <table:table-cell table:formula="of:=([.G10]-[.E10])^2" office:value-type="float" office:value="69.83277447906" calcext:value-type="float">
            <text:p>69.83</text:p>
          </table:table-cell>
          <table:table-cell/>
          <table:table-cell table:style-name="ce43" office:value-type="float" office:value="-338" calcext:value-type="float">
            <text:p>-338</text:p>
          </table:table-cell>
          <table:table-cell table:style-name="ce45" office:value-type="float" office:value="7.6" calcext:value-type="float">
            <text:p>7.6</text:p>
          </table:table-cell>
          <table:table-cell table:style-name="ce43" office:value-type="float" office:value="-10" calcext:value-type="float">
            <text:p>-10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[.$M$3]*[.$C11] +[.$L$3]*[.D11]  + [.$K$3]" office:value-type="float" office:value="155.191834449374" calcext:value-type="float">
            <text:p>155.19</text:p>
          </table:table-cell>
          <table:table-cell table:formula="of:=[.G11]-[.E11]" office:value-type="float" office:value="14.6854213231277" calcext:value-type="float">
            <text:p>14.69</text:p>
          </table:table-cell>
          <table:table-cell table:formula="of:=([.G11]-[.E11])^2" office:value-type="float" office:value="215.661599437775" calcext:value-type="float">
            <text:p>215.66</text:p>
          </table:table-cell>
          <table:table-cell/>
          <table:table-cell table:style-name="ce42" office:value-type="float" office:value="-333" calcext:value-type="float">
            <text:p>-333</text:p>
          </table:table-cell>
          <table:table-cell table:style-name="ce45" office:value-type="float" office:value="7.6" calcext:value-type="float">
            <text:p>7.6</text:p>
          </table:table-cell>
          <table:table-cell table:style-name="ce46" office:value-type="float" office:value="-20" calcext:value-type="float">
            <text:p>-20.00</text:p>
          </table:table-cell>
          <table:table-cell table:style-name="ce47" office:value-type="float" office:value="145" calcext:value-type="float">
            <text:p>145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12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[.$M$3]*[.$C12] +[.$L$3]*[.D12]  + [.$K$3]" office:value-type="float" office:value="167.090512756201" calcext:value-type="float">
            <text:p>167.09</text:p>
          </table:table-cell>
          <table:table-cell table:formula="of:=[.G12]-[.E12]" office:value-type="float" office:value="10.4844663965456" calcext:value-type="float">
            <text:p>10.48</text:p>
          </table:table-cell>
          <table:table-cell table:formula="of:=([.G12]-[.E12])^2" office:value-type="float" office:value="109.924035620294" calcext:value-type="float">
            <text:p>109.92</text:p>
          </table:table-cell>
          <table:table-cell/>
          <table:table-cell table:style-name="Default" office:value-type="float" office:value="-336" calcext:value-type="float">
            <text:p>-336</text:p>
          </table:table-cell>
          <table:table-cell table:style-name="ce45" office:value-type="float" office:value="7.6" calcext:value-type="float">
            <text:p>7.6</text:p>
          </table:table-cell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3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[.$M$3]*[.$C13] +[.$L$3]*[.D13]  + [.$K$3]" office:value-type="float" office:value="213.145524711788" calcext:value-type="float">
            <text:p>213.15</text:p>
          </table:table-cell>
          <table:table-cell table:formula="of:=[.G13]-[.E13]" office:value-type="float" office:value="13.6986254763067" calcext:value-type="float">
            <text:p>13.70</text:p>
          </table:table-cell>
          <table:table-cell table:formula="of:=([.G13]-[.E13])^2" office:value-type="float" office:value="187.65233994012" calcext:value-type="float">
            <text:p>187.65</text:p>
          </table:table-cell>
          <table:table-cell/>
          <table:table-cell table:style-name="Default" office:value-type="float" office:value="-339" calcext:value-type="float">
            <text:p>-339</text:p>
          </table:table-cell>
          <table:table-cell table:style-name="ce45" office:value-type="float" office:value="7.6" calcext:value-type="float">
            <text:p>7.6</text:p>
          </table:table-cell>
          <table:table-cell table:style-name="Default" office:value-type="float" office:value="-9" calcext:value-type="float">
            <text:p>-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[.$M$3]*[.$C14] +[.$L$3]*[.D14]  + [.$K$3]" office:value-type="float" office:value="109.140233426613" calcext:value-type="float">
            <text:p>109.14</text:p>
          </table:table-cell>
          <table:table-cell table:formula="of:=[.G14]-[.E14]" office:value-type="float" office:value="5.16107077888879" calcext:value-type="float">
            <text:p>5.16</text:p>
          </table:table-cell>
          <table:table-cell table:formula="of:=([.G14]-[.E14])^2" office:value-type="float" office:value="26.6366515846997" calcext:value-type="float">
            <text:p>26.64</text:p>
          </table:table-cell>
          <table:table-cell/>
          <table:table-cell office:value-type="float" office:value="-337" calcext:value-type="float">
            <text:p>-337</text:p>
          </table:table-cell>
          <table:table-cell table:style-name="ce45" office:value-type="float" office:value="7.6" calcext:value-type="float">
            <text:p>7.6</text:p>
          </table:table-cell>
          <table:table-cell office:value-type="float" office:value="-11" calcext:value-type="float">
            <text:p>-11</text:p>
          </table:table-cell>
          <table:table-cell office:value-type="float" office:value="120" calcext:value-type="float">
            <text:p>120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5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[.$M$3]*[.$C15] +[.$L$3]*[.D15]  + [.$K$3]" office:value-type="float" office:value="78.1064362607235" calcext:value-type="float">
            <text:p>78.11</text:p>
          </table:table-cell>
          <table:table-cell table:formula="of:=[.G15]-[.E15]" office:value-type="float" office:value="-11.4647684788376" calcext:value-type="float">
            <text:p>-11.46</text:p>
          </table:table-cell>
          <table:table-cell table:formula="of:=([.G15]-[.E15])^2" office:value-type="float" office:value="131.440916273348" calcext:value-type="float">
            <text:p>131.44</text:p>
          </table:table-cell>
          <table:table-cell table:number-columns-repeated="6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[.$M$3]*[.$C16] +[.$L$3]*[.D16]  + [.$K$3]" office:value-type="float" office:value="133.480501396691" calcext:value-type="float">
            <text:p>133.48</text:p>
          </table:table-cell>
          <table:table-cell table:formula="of:=[.G16]-[.E16]" office:value-type="float" office:value="-8.42600845236993" calcext:value-type="float">
            <text:p>-8.43</text:p>
          </table:table-cell>
          <table:table-cell table:formula="of:=([.G16]-[.E16])^2" office:value-type="float" office:value="70.9976184394095" calcext:value-type="float">
            <text:p>71.00</text:p>
          </table:table-cell>
          <table:table-cell table:number-columns-repeated="6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[.$M$3]*[.$C17] +[.$L$3]*[.D17]  + [.$K$3]" office:value-type="float" office:value="123.873600004775" calcext:value-type="float">
            <text:p>123.87</text:p>
          </table:table-cell>
          <table:table-cell table:formula="of:=[.G17]-[.E17]" office:value-type="float" office:value="11.1254902471733" calcext:value-type="float">
            <text:p>11.13</text:p>
          </table:table-cell>
          <table:table-cell table:formula="of:=([.G17]-[.E17])^2" office:value-type="float" office:value="123.776533239947" calcext:value-type="float">
            <text:p>123.78</text:p>
          </table:table-cell>
          <table:table-cell table:number-columns-repeated="6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8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[.$M$3]*[.$C18] +[.$L$3]*[.D18]  + [.$K$3]" office:value-type="float" office:value="156.410415253461" calcext:value-type="float">
            <text:p>156.41</text:p>
          </table:table-cell>
          <table:table-cell table:formula="of:=[.G18]-[.E18]" office:value-type="float" office:value="-2.00214416927818" calcext:value-type="float">
            <text:p>-2.00</text:p>
          </table:table-cell>
          <table:table-cell table:formula="of:=([.G18]-[.E18])^2" office:value-type="float" office:value="4.00858127457462" calcext:value-type="float">
            <text:p>4.01</text:p>
          </table:table-cell>
          <table:table-cell table:number-columns-repeated="6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9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[.$M$3]*[.$C19] +[.$L$3]*[.D19]  + [.$K$3]" office:value-type="float" office:value="171.016346326209" calcext:value-type="float">
            <text:p>171.02</text:p>
          </table:table-cell>
          <table:table-cell table:formula="of:=[.G19]-[.E19]" office:value-type="float" office:value="6.83334198341137" calcext:value-type="float">
            <text:p>6.83</text:p>
          </table:table-cell>
          <table:table-cell table:formula="of:=([.G19]-[.E19])^2" office:value-type="float" office:value="46.6945626622525" calcext:value-type="float">
            <text:p>46.69</text:p>
          </table:table-cell>
          <table:table-cell table:number-columns-repeated="60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[.$M$3]*[.$C20] +[.$L$3]*[.D20]  + [.$K$3]" office:value-type="float" office:value="153.922906399019" calcext:value-type="float">
            <text:p>153.92</text:p>
          </table:table-cell>
          <table:table-cell table:formula="of:=[.G20]-[.E20]" office:value-type="float" office:value="19.9785458636563" calcext:value-type="float">
            <text:p>19.98</text:p>
          </table:table-cell>
          <table:table-cell table:formula="of:=([.G20]-[.E20])^2" office:value-type="float" office:value="399.14229482622" calcext:value-type="float">
            <text:p>399.14</text:p>
          </table:table-cell>
          <table:table-cell table:number-columns-repeated="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21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[.$M$3]*[.$C21] +[.$L$3]*[.D21]  + [.$K$3]" office:value-type="float" office:value="130.097987497819" calcext:value-type="float">
            <text:p>130.10</text:p>
          </table:table-cell>
          <table:table-cell table:formula="of:=[.G21]-[.E21]" office:value-type="float" office:value="-11.1186402984194" calcext:value-type="float">
            <text:p>-11.12</text:p>
          </table:table-cell>
          <table:table-cell table:formula="of:=([.G21]-[.E21])^2" office:value-type="float" office:value="123.624162085635" calcext:value-type="float">
            <text:p>123.62</text:p>
          </table:table-cell>
          <table:table-cell table:number-columns-repeated="6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[.$M$3]*[.$C22] +[.$L$3]*[.D22]  + [.$K$3]" office:value-type="float" office:value="217.202390233202" calcext:value-type="float">
            <text:p>217.20</text:p>
          </table:table-cell>
          <table:table-cell table:formula="of:=[.G22]-[.E22]" office:value-type="float" office:value="3.27790382342076" calcext:value-type="float">
            <text:p>3.28</text:p>
          </table:table-cell>
          <table:table-cell table:formula="of:=([.G22]-[.E22])^2" office:value-type="float" office:value="10.7446534755964" calcext:value-type="float">
            <text:p>10.74</text:p>
          </table:table-cell>
          <table:table-cell table:number-columns-repeated="6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[.$M$3]*[.$C23] +[.$L$3]*[.D23]  + [.$K$3]" office:value-type="float" office:value="174.022964661757" calcext:value-type="float">
            <text:p>174.02</text:p>
          </table:table-cell>
          <table:table-cell table:formula="of:=[.G23]-[.E23]" office:value-type="float" office:value="0.907152073753338" calcext:value-type="float">
            <text:p>0.91</text:p>
          </table:table-cell>
          <table:table-cell table:formula="of:=([.G23]-[.E23])^2" office:value-type="float" office:value="0.822924884914981" calcext:value-type="float">
            <text:p>0.82</text:p>
          </table:table-cell>
          <table:table-cell table:number-columns-repeated="6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4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[.$M$3]*[.$C24] +[.$L$3]*[.D24]  + [.$K$3]" office:value-type="float" office:value="206.895949086303" calcext:value-type="float">
            <text:p>206.90</text:p>
          </table:table-cell>
          <table:table-cell table:formula="of:=[.G24]-[.E24]" office:value-type="float" office:value="12.1740926726101" calcext:value-type="float">
            <text:p>12.17</text:p>
          </table:table-cell>
          <table:table-cell table:formula="of:=([.G24]-[.E24])^2" office:value-type="float" office:value="148.208532401298" calcext:value-type="float">
            <text:p>148.21</text:p>
          </table:table-cell>
          <table:table-cell table:number-columns-repeated="6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[.$M$3]*[.$C25] +[.$L$3]*[.D25]  + [.$K$3]" office:value-type="float" office:value="166.137842567675" calcext:value-type="float">
            <text:p>166.14</text:p>
          </table:table-cell>
          <table:table-cell table:formula="of:=[.G25]-[.E25]" office:value-type="float" office:value="6.74751882348781" calcext:value-type="float">
            <text:p>6.75</text:p>
          </table:table-cell>
          <table:table-cell table:formula="of:=([.G25]-[.E25])^2" office:value-type="float" office:value="45.5290102733223" calcext:value-type="float">
            <text:p>45.53</text:p>
          </table:table-cell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[.$M$3]*[.$C26] +[.$L$3]*[.D26]  + [.$K$3]" office:value-type="float" office:value="97.7121069124962" calcext:value-type="float">
            <text:p>97.71</text:p>
          </table:table-cell>
          <table:table-cell table:formula="of:=[.G26]-[.E26]" office:value-type="float" office:value="1.18725708120282" calcext:value-type="float">
            <text:p>1.19</text:p>
          </table:table-cell>
          <table:table-cell table:formula="of:=([.G26]-[.E26])^2" office:value-type="float" office:value="1.40957937686623" calcext:value-type="float">
            <text:p>1.41</text:p>
          </table:table-cell>
          <table:table-cell table:number-columns-repeated="6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7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[.$M$3]*[.$C27] +[.$L$3]*[.D27]  + [.$K$3]" office:value-type="float" office:value="140.895210800625" calcext:value-type="float">
            <text:p>140.90</text:p>
          </table:table-cell>
          <table:table-cell table:formula="of:=[.G27]-[.E27]" office:value-type="float" office:value="6.15050580050237" calcext:value-type="float">
            <text:p>6.15</text:p>
          </table:table-cell>
          <table:table-cell table:formula="of:=([.G27]-[.E27])^2" office:value-type="float" office:value="37.8287216020133" calcext:value-type="float">
            <text:p>37.83</text:p>
          </table:table-cell>
          <table:table-cell table:number-columns-repeated="6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$M$3]*[.$C28] +[.$L$3]*[.D28]  + [.$K$3]" office:value-type="float" office:value="207.470118906077" calcext:value-type="float">
            <text:p>207.47</text:p>
          </table:table-cell>
          <table:table-cell table:formula="of:=[.G28]-[.E28]" office:value-type="float" office:value="-6.27105058333444" calcext:value-type="float">
            <text:p>-6.27</text:p>
          </table:table-cell>
          <table:table-cell table:formula="of:=([.G28]-[.E28])^2" office:value-type="float" office:value="39.3260754187393" calcext:value-type="float">
            <text:p>39.33</text:p>
          </table:table-cell>
          <table:table-cell table:number-columns-repeated="6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9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$M$3]*[.$C29] +[.$L$3]*[.D29]  + [.$K$3]" office:value-type="float" office:value="118.576491705161" calcext:value-type="float">
            <text:p>118.58</text:p>
          </table:table-cell>
          <table:table-cell table:formula="of:=[.G29]-[.E29]" office:value-type="float" office:value="-2.10541484099322" calcext:value-type="float">
            <text:p>-2.11</text:p>
          </table:table-cell>
          <table:table-cell table:formula="of:=([.G29]-[.E29])^2" office:value-type="float" office:value="4.4327716526745" calcext:value-type="float">
            <text:p>4.43</text:p>
          </table:table-cell>
          <table:table-cell table:number-columns-repeated="6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30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$M$3]*[.$C30] +[.$L$3]*[.D30]  + [.$K$3]" office:value-type="float" office:value="173.227329261806" calcext:value-type="float">
            <text:p>173.23</text:p>
          </table:table-cell>
          <table:table-cell table:formula="of:=[.G30]-[.E30]" office:value-type="float" office:value="-4.75703188217815" calcext:value-type="float">
            <text:p>-4.76</text:p>
          </table:table-cell>
          <table:table-cell table:formula="of:=([.G30]-[.E30])^2" office:value-type="float" office:value="22.6293523280594" calcext:value-type="float">
            <text:p>22.63</text:p>
          </table:table-cell>
          <table:table-cell table:number-columns-repeated="6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$M$3]*[.$C31] +[.$L$3]*[.D31]  + [.$K$3]" office:value-type="float" office:value="170.929874365048" calcext:value-type="float">
            <text:p>170.93</text:p>
          </table:table-cell>
          <table:table-cell table:formula="of:=[.G31]-[.E31]" office:value-type="float" office:value="-9.75401260580881" calcext:value-type="float">
            <text:p>-9.75</text:p>
          </table:table-cell>
          <table:table-cell table:formula="of:=([.G31]-[.E31])^2" office:value-type="float" office:value="95.1407619142772" calcext:value-type="float">
            <text:p>95.14</text:p>
          </table:table-cell>
          <table:table-cell table:number-columns-repeated="6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$M$3]*[.$C32] +[.$L$3]*[.D32]  + [.$K$3]" office:value-type="float" office:value="180.308186045202" calcext:value-type="float">
            <text:p>180.31</text:p>
          </table:table-cell>
          <table:table-cell table:formula="of:=[.G32]-[.E32]" office:value-type="float" office:value="-6.73015867180203" calcext:value-type="float">
            <text:p>-6.73</text:p>
          </table:table-cell>
          <table:table-cell table:formula="of:=([.G32]-[.E32])^2" office:value-type="float" office:value="45.2950357476321" calcext:value-type="float">
            <text:p>45.30</text:p>
          </table:table-cell>
          <table:table-cell table:number-columns-repeated="6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$M$3]*[.$C33] +[.$L$3]*[.D33]  + [.$K$3]" office:value-type="float" office:value="132.778756687665" calcext:value-type="float">
            <text:p>132.78</text:p>
          </table:table-cell>
          <table:table-cell table:formula="of:=[.G33]-[.E33]" office:value-type="float" office:value="-5.03261346358988" calcext:value-type="float">
            <text:p>-5.03</text:p>
          </table:table-cell>
          <table:table-cell table:formula="of:=([.G33]-[.E33])^2" office:value-type="float" office:value="25.3271982739062" calcext:value-type="float">
            <text:p>25.33</text:p>
          </table:table-cell>
          <table:table-cell table:number-columns-repeated="6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4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$M$3]*[.$C34] +[.$L$3]*[.D34]  + [.$K$3]" office:value-type="float" office:value="209.04810484407" calcext:value-type="float">
            <text:p>209.05</text:p>
          </table:table-cell>
          <table:table-cell table:formula="of:=[.G34]-[.E34]" office:value-type="float" office:value="-9.1093646066364" calcext:value-type="float">
            <text:p>-9.11</text:p>
          </table:table-cell>
          <table:table-cell table:formula="of:=([.G34]-[.E34])^2" office:value-type="float" office:value="82.98052353664" calcext:value-type="float">
            <text:p>82.98</text:p>
          </table:table-cell>
          <table:table-cell table:number-columns-repeated="6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$M$3]*[.$C35] +[.$L$3]*[.D35]  + [.$K$3]" office:value-type="float" office:value="181.796819688312" calcext:value-type="float">
            <text:p>181.80</text:p>
          </table:table-cell>
          <table:table-cell table:formula="of:=[.G35]-[.E35]" office:value-type="float" office:value="-1.28213369363723" calcext:value-type="float">
            <text:p>-1.28</text:p>
          </table:table-cell>
          <table:table-cell table:formula="of:=([.G35]-[.E35])^2" office:value-type="float" office:value="1.64386680835986" calcext:value-type="float">
            <text:p>1.64</text:p>
          </table:table-cell>
          <table:table-cell table:number-columns-repeated="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6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$M$3]*[.$C36] +[.$L$3]*[.D36]  + [.$K$3]" office:value-type="float" office:value="170.733155299442" calcext:value-type="float">
            <text:p>170.73</text:p>
          </table:table-cell>
          <table:table-cell table:formula="of:=[.G36]-[.E36]" office:value-type="float" office:value="-2.78018847173672" calcext:value-type="float">
            <text:p>-2.78</text:p>
          </table:table-cell>
          <table:table-cell table:formula="of:=([.G36]-[.E36])^2" office:value-type="float" office:value="7.72944793837777" calcext:value-type="float">
            <text:p>7.73</text:p>
          </table:table-cell>
          <table:table-cell table:number-columns-repeated="6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$M$3]*[.$C37] +[.$L$3]*[.D37]  + [.$K$3]" office:value-type="float" office:value="152.076662123367" calcext:value-type="float">
            <text:p>152.08</text:p>
          </table:table-cell>
          <table:table-cell table:formula="of:=[.G37]-[.E37]" office:value-type="float" office:value="-5.21708036489795" calcext:value-type="float">
            <text:p>-5.22</text:p>
          </table:table-cell>
          <table:table-cell table:formula="of:=([.G37]-[.E37])^2" office:value-type="float" office:value="27.2179275338038" calcext:value-type="float">
            <text:p>27.22</text:p>
          </table:table-cell>
          <table:table-cell table:number-columns-repeated="6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$M$3]*[.$C38] +[.$L$3]*[.D38]  + [.$K$3]" office:value-type="float" office:value="192.061869126881" calcext:value-type="float">
            <text:p>192.06</text:p>
          </table:table-cell>
          <table:table-cell table:formula="of:=[.G38]-[.E38]" office:value-type="float" office:value="3.19309131175834" calcext:value-type="float">
            <text:p>3.19</text:p>
          </table:table-cell>
          <table:table-cell table:formula="of:=([.G38]-[.E38])^2" office:value-type="float" office:value="10.1958321252266" calcext:value-type="float">
            <text:p>10.20</text:p>
          </table:table-cell>
          <table:table-cell table:number-columns-repeated="6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9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$M$3]*[.$C39] +[.$L$3]*[.D39]  + [.$K$3]" office:value-type="float" office:value="184.119647458146" calcext:value-type="float">
            <text:p>184.12</text:p>
          </table:table-cell>
          <table:table-cell table:formula="of:=[.G39]-[.E39]" office:value-type="float" office:value="4.32367933688778" calcext:value-type="float">
            <text:p>4.32</text:p>
          </table:table-cell>
          <table:table-cell table:formula="of:=([.G39]-[.E39])^2" office:value-type="float" office:value="18.6942030082303" calcext:value-type="float">
            <text:p>18.69</text:p>
          </table:table-cell>
          <table:table-cell table:number-columns-repeated="6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40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$M$3]*[.$C40] +[.$L$3]*[.D40]  + [.$K$3]" office:value-type="float" office:value="149.413208408568" calcext:value-type="float">
            <text:p>149.41</text:p>
          </table:table-cell>
          <table:table-cell table:formula="of:=[.G40]-[.E40]" office:value-type="float" office:value="8.80458221030781" calcext:value-type="float">
            <text:p>8.80</text:p>
          </table:table-cell>
          <table:table-cell table:formula="of:=([.G40]-[.E40])^2" office:value-type="float" office:value="77.5206678980688" calcext:value-type="float">
            <text:p>77.52</text:p>
          </table:table-cell>
          <table:table-cell table:number-columns-repeated="6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$M$3]*[.$C41] +[.$L$3]*[.D41]  + [.$K$3]" office:value-type="float" office:value="158.422878487073" calcext:value-type="float">
            <text:p>158.42</text:p>
          </table:table-cell>
          <table:table-cell table:formula="of:=[.G41]-[.E41]" office:value-type="float" office:value="-14.1836040725414" calcext:value-type="float">
            <text:p>-14.18</text:p>
          </table:table-cell>
          <table:table-cell table:formula="of:=([.G41]-[.E41])^2" office:value-type="float" office:value="201.174624486612" calcext:value-type="float">
            <text:p>201.17</text:p>
          </table:table-cell>
          <table:table-cell table:number-columns-repeated="6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42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$M$3]*[.$C42] +[.$L$3]*[.D42]  + [.$K$3]" office:value-type="float" office:value="148.91250401595" calcext:value-type="float">
            <text:p>148.91</text:p>
          </table:table-cell>
          <table:table-cell table:formula="of:=[.G42]-[.E42]" office:value-type="float" office:value="8.83886294105193" calcext:value-type="float">
            <text:p>8.84</text:p>
          </table:table-cell>
          <table:table-cell table:formula="of:=([.G42]-[.E42])^2" office:value-type="float" office:value="78.1254980907011" calcext:value-type="float">
            <text:p>78.13</text:p>
          </table:table-cell>
          <table:table-cell table:number-columns-repeated="6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3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$M$3]*[.$C43] +[.$L$3]*[.D43]  + [.$K$3]" office:value-type="float" office:value="190.096324668076" calcext:value-type="float">
            <text:p>190.10</text:p>
          </table:table-cell>
          <table:table-cell table:formula="of:=[.G43]-[.E43]" office:value-type="float" office:value="-12.2358910631114" calcext:value-type="float">
            <text:p>-12.24</text:p>
          </table:table-cell>
          <table:table-cell table:formula="of:=([.G43]-[.E43])^2" office:value-type="float" office:value="149.71703010833" calcext:value-type="float">
            <text:p>149.72</text:p>
          </table:table-cell>
          <table:table-cell table:number-columns-repeated="6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4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$M$3]*[.$C44] +[.$L$3]*[.D44]  + [.$K$3]" office:value-type="float" office:value="196.185696142085" calcext:value-type="float">
            <text:p>196.19</text:p>
          </table:table-cell>
          <table:table-cell table:formula="of:=[.G44]-[.E44]" office:value-type="float" office:value="10.9278734367797" calcext:value-type="float">
            <text:p>10.93</text:p>
          </table:table-cell>
          <table:table-cell table:formula="of:=([.G44]-[.E44])^2" office:value-type="float" office:value="119.418417850275" calcext:value-type="float">
            <text:p>119.42</text:p>
          </table:table-cell>
          <table:table-cell table:number-columns-repeated="6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5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$M$3]*[.$C45] +[.$L$3]*[.D45]  + [.$K$3]" office:value-type="float" office:value="169.932197924819" calcext:value-type="float">
            <text:p>169.93</text:p>
          </table:table-cell>
          <table:table-cell table:formula="of:=[.G45]-[.E45]" office:value-type="float" office:value="-2.90761115327379" calcext:value-type="float">
            <text:p>-2.91</text:p>
          </table:table-cell>
          <table:table-cell table:formula="of:=([.G45]-[.E45])^2" office:value-type="float" office:value="8.45420261864215" calcext:value-type="float">
            <text:p>8.45</text:p>
          </table:table-cell>
          <table:table-cell table:number-columns-repeated="6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6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$M$3]*[.$C46] +[.$L$3]*[.D46]  + [.$K$3]" office:value-type="float" office:value="121.58766829502" calcext:value-type="float">
            <text:p>121.59</text:p>
          </table:table-cell>
          <table:table-cell table:formula="of:=[.G46]-[.E46]" office:value-type="float" office:value="0.494870947598969" calcext:value-type="float">
            <text:p>0.49</text:p>
          </table:table-cell>
          <table:table-cell table:formula="of:=([.G46]-[.E46])^2" office:value-type="float" office:value="0.244897254777501" calcext:value-type="float">
            <text:p>0.24</text:p>
          </table:table-cell>
          <table:table-cell table:number-columns-repeated="6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7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$M$3]*[.$C47] +[.$L$3]*[.D47]  + [.$K$3]" office:value-type="float" office:value="155.764961654473" calcext:value-type="float">
            <text:p>155.76</text:p>
          </table:table-cell>
          <table:table-cell table:formula="of:=[.G47]-[.E47]" office:value-type="float" office:value="0.879819205179331" calcext:value-type="float">
            <text:p>0.88</text:p>
          </table:table-cell>
          <table:table-cell table:formula="of:=([.G47]-[.E47])^2" office:value-type="float" office:value="0.774081833802389" calcext:value-type="float">
            <text:p>0.77</text:p>
          </table:table-cell>
          <table:table-cell table:number-columns-repeated="6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8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$M$3]*[.$C48] +[.$L$3]*[.D48]  + [.$K$3]" office:value-type="float" office:value="164.329935604184" calcext:value-type="float">
            <text:p>164.33</text:p>
          </table:table-cell>
          <table:table-cell table:formula="of:=[.G48]-[.E48]" office:value-type="float" office:value="16.9691302602651" calcext:value-type="float">
            <text:p>16.97</text:p>
          </table:table-cell>
          <table:table-cell table:formula="of:=([.G48]-[.E48])^2" office:value-type="float" office:value="287.951381789846" calcext:value-type="float">
            <text:p>287.95</text:p>
          </table:table-cell>
          <table:table-cell table:number-columns-repeated="6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9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$M$3]*[.$C49] +[.$L$3]*[.D49]  + [.$K$3]" office:value-type="float" office:value="146.18654440442" calcext:value-type="float">
            <text:p>146.19</text:p>
          </table:table-cell>
          <table:table-cell table:formula="of:=[.G49]-[.E49]" office:value-type="float" office:value="-10.6338704501231" calcext:value-type="float">
            <text:p>-10.63</text:p>
          </table:table-cell>
          <table:table-cell table:formula="of:=([.G49]-[.E49])^2" office:value-type="float" office:value="113.079200750002" calcext:value-type="float">
            <text:p>113.08</text:p>
          </table:table-cell>
          <table:table-cell table:number-columns-repeated="6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50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$M$3]*[.$C50] +[.$L$3]*[.D50]  + [.$K$3]" office:value-type="float" office:value="181.713956950591" calcext:value-type="float">
            <text:p>181.71</text:p>
          </table:table-cell>
          <table:table-cell table:formula="of:=[.G50]-[.E50]" office:value-type="float" office:value="-5.34659521321038" calcext:value-type="float">
            <text:p>-5.35</text:p>
          </table:table-cell>
          <table:table-cell table:formula="of:=([.G50]-[.E50])^2" office:value-type="float" office:value="28.5860803739241" calcext:value-type="float">
            <text:p>28.59</text:p>
          </table:table-cell>
          <table:table-cell table:number-columns-repeated="6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$M$3]*[.$C51] +[.$L$3]*[.D51]  + [.$K$3]" office:value-type="float" office:value="211.712242667727" calcext:value-type="float">
            <text:p>211.71</text:p>
          </table:table-cell>
          <table:table-cell table:formula="of:=[.G51]-[.E51]" office:value-type="float" office:value="-6.35150873419025" calcext:value-type="float">
            <text:p>-6.35</text:p>
          </table:table-cell>
          <table:table-cell table:formula="of:=([.G51]-[.E51])^2" office:value-type="float" office:value="40.341663200495" calcext:value-type="float">
            <text:p>40.34</text:p>
          </table:table-cell>
          <table:table-cell table:number-columns-repeated="6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$M$3]*[.$C52] +[.$L$3]*[.D52]  + [.$K$3]" office:value-type="float" office:value="202.466259257387" calcext:value-type="float">
            <text:p>202.47</text:p>
          </table:table-cell>
          <table:table-cell table:formula="of:=[.G52]-[.E52]" office:value-type="float" office:value="24.4967272001757" calcext:value-type="float">
            <text:p>24.50</text:p>
          </table:table-cell>
          <table:table-cell table:formula="of:=([.G52]-[.E52])^2" office:value-type="float" office:value="600.089643519827" calcext:value-type="float">
            <text:p>600.09</text:p>
          </table:table-cell>
          <table:table-cell table:number-columns-repeated="6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$M$3]*[.$C53] +[.$L$3]*[.D53]  + [.$K$3]" office:value-type="float" office:value="118.560128873331" calcext:value-type="float">
            <text:p>118.56</text:p>
          </table:table-cell>
          <table:table-cell table:formula="of:=[.G53]-[.E53]" office:value-type="float" office:value="-20.5457081028775" calcext:value-type="float">
            <text:p>-20.55</text:p>
          </table:table-cell>
          <table:table-cell table:formula="of:=([.G53]-[.E53])^2" office:value-type="float" office:value="422.126121448644" calcext:value-type="float">
            <text:p>422.13</text:p>
          </table:table-cell>
          <table:table-cell table:number-columns-repeated="6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4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$M$3]*[.$C54] +[.$L$3]*[.D54]  + [.$K$3]" office:value-type="float" office:value="189.017106876969" calcext:value-type="float">
            <text:p>189.02</text:p>
          </table:table-cell>
          <table:table-cell table:formula="of:=[.G54]-[.E54]" office:value-type="float" office:value="0.069481445735903" calcext:value-type="float">
            <text:p>0.07</text:p>
          </table:table-cell>
          <table:table-cell table:formula="of:=([.G54]-[.E54])^2" office:value-type="float" office:value="0.00482767130155123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5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$M$3]*[.$C55] +[.$L$3]*[.D55]  + [.$K$3]" office:value-type="float" office:value="91.1525602879452" calcext:value-type="float">
            <text:p>91.15</text:p>
          </table:table-cell>
          <table:table-cell table:formula="of:=[.G55]-[.E55]" office:value-type="float" office:value="-34.9910356543268" calcext:value-type="float">
            <text:p>-34.99</text:p>
          </table:table-cell>
          <table:table-cell table:formula="of:=([.G55]-[.E55])^2" office:value-type="float" office:value="1224.37257616237" calcext:value-type="float">
            <text:p>1,224.37</text:p>
          </table:table-cell>
          <table:table-cell table:number-columns-repeated="6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6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$M$3]*[.$C56] +[.$L$3]*[.D56]  + [.$K$3]" office:value-type="float" office:value="127.411739910898" calcext:value-type="float">
            <text:p>127.41</text:p>
          </table:table-cell>
          <table:table-cell table:formula="of:=[.G56]-[.E56]" office:value-type="float" office:value="13.9627021806208" calcext:value-type="float">
            <text:p>13.96</text:p>
          </table:table-cell>
          <table:table-cell table:formula="of:=([.G56]-[.E56])^2" office:value-type="float" office:value="194.957052184712" calcext:value-type="float">
            <text:p>194.96</text:p>
          </table:table-cell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$M$3]*[.$C57] +[.$L$3]*[.D57]  + [.$K$3]" office:value-type="float" office:value="128.766372293253" calcext:value-type="float">
            <text:p>128.77</text:p>
          </table:table-cell>
          <table:table-cell table:formula="of:=[.G57]-[.E57]" office:value-type="float" office:value="21.8823250451311" calcext:value-type="float">
            <text:p>21.88</text:p>
          </table:table-cell>
          <table:table-cell table:formula="of:=([.G57]-[.E57])^2" office:value-type="float" office:value="478.836149380774" calcext:value-type="float">
            <text:p>478.84</text:p>
          </table:table-cell>
          <table:table-cell table:number-columns-repeated="6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$M$3]*[.$C58] +[.$L$3]*[.D58]  + [.$K$3]" office:value-type="float" office:value="201.15468159978" calcext:value-type="float">
            <text:p>201.15</text:p>
          </table:table-cell>
          <table:table-cell table:formula="of:=[.G58]-[.E58]" office:value-type="float" office:value="-2.82373613078931" calcext:value-type="float">
            <text:p>-2.82</text:p>
          </table:table-cell>
          <table:table-cell table:formula="of:=([.G58]-[.E58])^2" office:value-type="float" office:value="7.97348573632501" calcext:value-type="float">
            <text:p>7.97</text:p>
          </table:table-cell>
          <table:table-cell table:number-columns-repeated="6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$M$3]*[.$C59] +[.$L$3]*[.D59]  + [.$K$3]" office:value-type="float" office:value="169.361547031156" calcext:value-type="float">
            <text:p>169.36</text:p>
          </table:table-cell>
          <table:table-cell table:formula="of:=[.G59]-[.E59]" office:value-type="float" office:value="-9.69213597291451" calcext:value-type="float">
            <text:p>-9.69</text:p>
          </table:table-cell>
          <table:table-cell table:formula="of:=([.G59]-[.E59])^2" office:value-type="float" office:value="93.9374997174636" calcext:value-type="float">
            <text:p>93.94</text:p>
          </table:table-cell>
          <table:table-cell table:number-columns-repeated="6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60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$M$3]*[.$C60] +[.$L$3]*[.D60]  + [.$K$3]" office:value-type="float" office:value="120.571727394487" calcext:value-type="float">
            <text:p>120.57</text:p>
          </table:table-cell>
          <table:table-cell table:formula="of:=[.G60]-[.E60]" office:value-type="float" office:value="-20.9245972002226" calcext:value-type="float">
            <text:p>-20.92</text:p>
          </table:table-cell>
          <table:table-cell table:formula="of:=([.G60]-[.E60])^2" office:value-type="float" office:value="437.838767991562" calcext:value-type="float">
            <text:p>437.84</text:p>
          </table:table-cell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61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$M$3]*[.$C61] +[.$L$3]*[.D61]  + [.$K$3]" office:value-type="float" office:value="169.612145634985" calcext:value-type="float">
            <text:p>169.61</text:p>
          </table:table-cell>
          <table:table-cell table:formula="of:=[.G61]-[.E61]" office:value-type="float" office:value="-13.1343679560484" calcext:value-type="float">
            <text:p>-13.13</text:p>
          </table:table-cell>
          <table:table-cell table:formula="of:=([.G61]-[.E61])^2" office:value-type="float" office:value="172.511621604871" calcext:value-type="float">
            <text:p>172.51</text:p>
          </table:table-cell>
          <table:table-cell table:number-columns-repeated="6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$M$3]*[.$C62] +[.$L$3]*[.D62]  + [.$K$3]" office:value-type="float" office:value="178.965587229745" calcext:value-type="float">
            <text:p>178.97</text:p>
          </table:table-cell>
          <table:table-cell table:formula="of:=[.G62]-[.E62]" office:value-type="float" office:value="10.1406602301202" calcext:value-type="float">
            <text:p>10.14</text:p>
          </table:table-cell>
          <table:table-cell table:formula="of:=([.G62]-[.E62])^2" office:value-type="float" office:value="102.832989902742" calcext:value-type="float">
            <text:p>102.83</text:p>
          </table:table-cell>
          <table:table-cell table:number-columns-repeated="6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$M$3]*[.$C63] +[.$L$3]*[.D63]  + [.$K$3]" office:value-type="float" office:value="218.445196084824" calcext:value-type="float">
            <text:p>218.45</text:p>
          </table:table-cell>
          <table:table-cell table:formula="of:=[.G63]-[.E63]" office:value-type="float" office:value="-12.2335821117287" calcext:value-type="float">
            <text:p>-12.23</text:p>
          </table:table-cell>
          <table:table-cell table:formula="of:=([.G63]-[.E63])^2" office:value-type="float" office:value="149.660531284409" calcext:value-type="float">
            <text:p>149.66</text:p>
          </table:table-cell>
          <table:table-cell table:number-columns-repeated="6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4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$M$3]*[.$C64] +[.$L$3]*[.D64]  + [.$K$3]" office:value-type="float" office:value="131.77312671029" calcext:value-type="float">
            <text:p>131.77</text:p>
          </table:table-cell>
          <table:table-cell table:formula="of:=[.G64]-[.E64]" office:value-type="float" office:value="-4.8196737900044" calcext:value-type="float">
            <text:p>-4.82</text:p>
          </table:table-cell>
          <table:table-cell table:formula="of:=([.G64]-[.E64])^2" office:value-type="float" office:value="23.2292554420554" calcext:value-type="float">
            <text:p>23.23</text:p>
          </table:table-cell>
          <table:table-cell table:number-columns-repeated="6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5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$M$3]*[.$C65] +[.$L$3]*[.D65]  + [.$K$3]" office:value-type="float" office:value="190.201182070863" calcext:value-type="float">
            <text:p>190.20</text:p>
          </table:table-cell>
          <table:table-cell table:formula="of:=[.G65]-[.E65]" office:value-type="float" office:value="2.6301245426593" calcext:value-type="float">
            <text:p>2.63</text:p>
          </table:table-cell>
          <table:table-cell table:formula="of:=([.G65]-[.E65])^2" office:value-type="float" office:value="6.91755510989881" calcext:value-type="float">
            <text:p>6.92</text:p>
          </table:table-cell>
          <table:table-cell table:number-columns-repeated="6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6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$M$3]*[.$C66] +[.$L$3]*[.D66]  + [.$K$3]" office:value-type="float" office:value="182.433069410482" calcext:value-type="float">
            <text:p>182.43</text:p>
          </table:table-cell>
          <table:table-cell table:formula="of:=[.G66]-[.E66]" office:value-type="float" office:value="3.75707734298985" calcext:value-type="float">
            <text:p>3.76</text:p>
          </table:table-cell>
          <table:table-cell table:formula="of:=([.G66]-[.E66])^2" office:value-type="float" office:value="14.1156301612076" calcext:value-type="float">
            <text:p>14.12</text:p>
          </table:table-cell>
          <table:table-cell table:number-columns-repeated="6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$M$3]*[.$C67] +[.$L$3]*[.D67]  + [.$K$3]" office:value-type="float" office:value="166.873867025009" calcext:value-type="float">
            <text:p>166.87</text:p>
          </table:table-cell>
          <table:table-cell table:formula="of:=[.G67]-[.E67]" office:value-type="float" office:value="-13.3273990439226" calcext:value-type="float">
            <text:p>-13.33</text:p>
          </table:table-cell>
          <table:table-cell table:formula="of:=([.G67]-[.E67])^2" office:value-type="float" office:value="177.61956527595" calcext:value-type="float">
            <text:p>177.62</text:p>
          </table:table-cell>
          <table:table-cell table:number-columns-repeated="6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8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$M$3]*[.$C68] +[.$L$3]*[.D68]  + [.$K$3]" office:value-type="float" office:value="156.538959395425" calcext:value-type="float">
            <text:p>156.54</text:p>
          </table:table-cell>
          <table:table-cell table:formula="of:=[.G68]-[.E68]" office:value-type="float" office:value="3.80046944592058" calcext:value-type="float">
            <text:p>3.80</text:p>
          </table:table-cell>
          <table:table-cell table:formula="of:=([.G68]-[.E68])^2" office:value-type="float" office:value="14.4435680093759" calcext:value-type="float">
            <text:p>14.44</text:p>
          </table:table-cell>
          <table:table-cell table:number-columns-repeated="6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$M$3]*[.$C69] +[.$L$3]*[.D69]  + [.$K$3]" office:value-type="float" office:value="146.905633784669" calcext:value-type="float">
            <text:p>146.91</text:p>
          </table:table-cell>
          <table:table-cell table:formula="of:=[.G69]-[.E69]" office:value-type="float" office:value="0.47460862899473" calcext:value-type="float">
            <text:p>0.47</text:p>
          </table:table-cell>
          <table:table-cell table:formula="of:=([.G69]-[.E69])^2" office:value-type="float" office:value="0.225253350716257" calcext:value-type="float">
            <text:p>0.23</text:p>
          </table:table-cell>
          <table:table-cell table:number-columns-repeated="6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70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$M$3]*[.$C70] +[.$L$3]*[.D70]  + [.$K$3]" office:value-type="float" office:value="132.410271259552" calcext:value-type="float">
            <text:p>132.41</text:p>
          </table:table-cell>
          <table:table-cell table:formula="of:=[.G70]-[.E70]" office:value-type="float" office:value="-3.13393011527137" calcext:value-type="float">
            <text:p>-3.13</text:p>
          </table:table-cell>
          <table:table-cell table:formula="of:=([.G70]-[.E70])^2" office:value-type="float" office:value="9.82151796740481" calcext:value-type="float">
            <text:p>9.82</text:p>
          </table:table-cell>
          <table:table-cell table:number-columns-repeated="6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$M$3]*[.$C71] +[.$L$3]*[.D71]  + [.$K$3]" office:value-type="float" office:value="218.121608529754" calcext:value-type="float">
            <text:p>218.12</text:p>
          </table:table-cell>
          <table:table-cell table:formula="of:=[.G71]-[.E71]" office:value-type="float" office:value="5.77264398955475" calcext:value-type="float">
            <text:p>5.77</text:p>
          </table:table-cell>
          <table:table-cell table:formula="of:=([.G71]-[.E71])^2" office:value-type="float" office:value="33.3234186301426" calcext:value-type="float">
            <text:p>33.32</text:p>
          </table:table-cell>
          <table:table-cell table:number-columns-repeated="6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$M$3]*[.$C72] +[.$L$3]*[.D72]  + [.$K$3]" office:value-type="float" office:value="116.228344613572" calcext:value-type="float">
            <text:p>116.23</text:p>
          </table:table-cell>
          <table:table-cell table:formula="of:=[.G72]-[.E72]" office:value-type="float" office:value="-25.2747534017482" calcext:value-type="float">
            <text:p>-25.27</text:p>
          </table:table-cell>
          <table:table-cell table:formula="of:=([.G72]-[.E72])^2" office:value-type="float" office:value="638.813159519181" calcext:value-type="float">
            <text:p>638.81</text:p>
          </table:table-cell>
          <table:table-cell table:number-columns-repeated="6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$M$3]*[.$C73] +[.$L$3]*[.D73]  + [.$K$3]" office:value-type="float" office:value="145.163382341282" calcext:value-type="float">
            <text:p>145.16</text:p>
          </table:table-cell>
          <table:table-cell table:formula="of:=[.G73]-[.E73]" office:value-type="float" office:value="10.8834335727516" calcext:value-type="float">
            <text:p>10.88</text:p>
          </table:table-cell>
          <table:table-cell table:formula="of:=([.G73]-[.E73])^2" office:value-type="float" office:value="118.449126332496" calcext:value-type="float">
            <text:p>118.45</text:p>
          </table:table-cell>
          <table:table-cell table:number-columns-repeated="6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$M$3]*[.$C74] +[.$L$3]*[.D74]  + [.$K$3]" office:value-type="float" office:value="194.747676944406" calcext:value-type="float">
            <text:p>194.75</text:p>
          </table:table-cell>
          <table:table-cell table:formula="of:=[.G74]-[.E74]" office:value-type="float" office:value="4.90905922669728" calcext:value-type="float">
            <text:p>4.91</text:p>
          </table:table-cell>
          <table:table-cell table:formula="of:=([.G74]-[.E74])^2" office:value-type="float" office:value="24.0988624912217" calcext:value-type="float">
            <text:p>24.10</text:p>
          </table:table-cell>
          <table:table-cell table:number-columns-repeated="6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$M$3]*[.$C75] +[.$L$3]*[.D75]  + [.$K$3]" office:value-type="float" office:value="143.152683367348" calcext:value-type="float">
            <text:p>143.15</text:p>
          </table:table-cell>
          <table:table-cell table:formula="of:=[.G75]-[.E75]" office:value-type="float" office:value="0.00707491709260921" calcext:value-type="float">
            <text:p>0.01</text:p>
          </table:table-cell>
          <table:table-cell table:formula="of:=([.G75]-[.E75])^2" office:value-type="float" office:value="0.000050054451867294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6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$M$3]*[.$C76] +[.$L$3]*[.D76]  + [.$K$3]" office:value-type="float" office:value="148.235654114705" calcext:value-type="float">
            <text:p>148.24</text:p>
          </table:table-cell>
          <table:table-cell table:formula="of:=[.G76]-[.E76]" office:value-type="float" office:value="9.42795400639926" calcext:value-type="float">
            <text:p>9.43</text:p>
          </table:table-cell>
          <table:table-cell table:formula="of:=([.G76]-[.E76])^2" office:value-type="float" office:value="88.8863167467799" calcext:value-type="float">
            <text:p>88.89</text:p>
          </table:table-cell>
          <table:table-cell table:number-columns-repeated="6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7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$M$3]*[.$C77] +[.$L$3]*[.D77]  + [.$K$3]" office:value-type="float" office:value="163.505926927902" calcext:value-type="float">
            <text:p>163.51</text:p>
          </table:table-cell>
          <table:table-cell table:formula="of:=[.G77]-[.E77]" office:value-type="float" office:value="-6.17033980457805" calcext:value-type="float">
            <text:p>-6.17</text:p>
          </table:table-cell>
          <table:table-cell table:formula="of:=([.G77]-[.E77])^2" office:value-type="float" office:value="38.0730933039603" calcext:value-type="float">
            <text:p>38.07</text:p>
          </table:table-cell>
          <table:table-cell table:number-columns-repeated="6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$M$3]*[.$C78] +[.$L$3]*[.D78]  + [.$K$3]" office:value-type="float" office:value="109.212268631434" calcext:value-type="float">
            <text:p>109.21</text:p>
          </table:table-cell>
          <table:table-cell table:formula="of:=[.G78]-[.E78]" office:value-type="float" office:value="-6.89410748018631" calcext:value-type="float">
            <text:p>-6.89</text:p>
          </table:table-cell>
          <table:table-cell table:formula="of:=([.G78]-[.E78])^2" office:value-type="float" office:value="47.5287179483608" calcext:value-type="float">
            <text:p>47.53</text:p>
          </table:table-cell>
          <table:table-cell table:number-columns-repeated="6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9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$M$3]*[.$C79] +[.$L$3]*[.D79]  + [.$K$3]" office:value-type="float" office:value="206.037681668127" calcext:value-type="float">
            <text:p>206.04</text:p>
          </table:table-cell>
          <table:table-cell table:formula="of:=[.G79]-[.E79]" office:value-type="float" office:value="2.58940866348823" calcext:value-type="float">
            <text:p>2.59</text:p>
          </table:table-cell>
          <table:table-cell table:formula="of:=([.G79]-[.E79])^2" office:value-type="float" office:value="6.70503722654789" calcext:value-type="float">
            <text:p>6.71</text:p>
          </table:table-cell>
          <table:table-cell table:number-columns-repeated="6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$M$3]*[.$C80] +[.$L$3]*[.D80]  + [.$K$3]" office:value-type="float" office:value="144.41173860379" calcext:value-type="float">
            <text:p>144.41</text:p>
          </table:table-cell>
          <table:table-cell table:formula="of:=[.G80]-[.E80]" office:value-type="float" office:value="4.01082539715" calcext:value-type="float">
            <text:p>4.01</text:p>
          </table:table-cell>
          <table:table-cell table:formula="of:=([.G80]-[.E80])^2" office:value-type="float" office:value="16.0867203664235" calcext:value-type="float">
            <text:p>16.09</text:p>
          </table:table-cell>
          <table:table-cell table:number-columns-repeated="6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$M$3]*[.$C81] +[.$L$3]*[.D81]  + [.$K$3]" office:value-type="float" office:value="136.128661830039" calcext:value-type="float">
            <text:p>136.13</text:p>
          </table:table-cell>
          <table:table-cell table:formula="of:=[.G81]-[.E81]" office:value-type="float" office:value="-16.7763009593021" calcext:value-type="float">
            <text:p>-16.78</text:p>
          </table:table-cell>
          <table:table-cell table:formula="of:=([.G81]-[.E81])^2" office:value-type="float" office:value="281.444273877081" calcext:value-type="float">
            <text:p>281.44</text:p>
          </table:table-cell>
          <table:table-cell table:number-columns-repeated="6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82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$M$3]*[.$C82] +[.$L$3]*[.D82]  + [.$K$3]" office:value-type="float" office:value="108.196971442707" calcext:value-type="float">
            <text:p>108.20</text:p>
          </table:table-cell>
          <table:table-cell table:formula="of:=[.G82]-[.E82]" office:value-type="float" office:value="-18.2638583235962" calcext:value-type="float">
            <text:p>-18.26</text:p>
          </table:table-cell>
          <table:table-cell table:formula="of:=([.G82]-[.E82])^2" office:value-type="float" office:value="333.568520864394" calcext:value-type="float">
            <text:p>333.57</text:p>
          </table:table-cell>
          <table:table-cell table:number-columns-repeated="6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$M$3]*[.$C83] +[.$L$3]*[.D83]  + [.$K$3]" office:value-type="float" office:value="130.305439232485" calcext:value-type="float">
            <text:p>130.31</text:p>
          </table:table-cell>
          <table:table-cell table:formula="of:=[.G83]-[.E83]" office:value-type="float" office:value="-2.31108613829551" calcext:value-type="float">
            <text:p>-2.31</text:p>
          </table:table-cell>
          <table:table-cell table:formula="of:=([.G83]-[.E83])^2" office:value-type="float" office:value="5.34111913862164" calcext:value-type="float">
            <text:p>5.34</text:p>
          </table:table-cell>
          <table:table-cell table:number-columns-repeated="6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$M$3]*[.$C84] +[.$L$3]*[.D84]  + [.$K$3]" office:value-type="float" office:value="136.013745146089" calcext:value-type="float">
            <text:p>136.01</text:p>
          </table:table-cell>
          <table:table-cell table:formula="of:=[.G84]-[.E84]" office:value-type="float" office:value="6.99268988454799" calcext:value-type="float">
            <text:p>6.99</text:p>
          </table:table-cell>
          <table:table-cell table:formula="of:=([.G84]-[.E84])^2" office:value-type="float" office:value="48.8977118214597" calcext:value-type="float">
            <text:p>48.90</text:p>
          </table:table-cell>
          <table:table-cell table:number-columns-repeated="6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$M$3]*[.$C85] +[.$L$3]*[.D85]  + [.$K$3]" office:value-type="float" office:value="172.83872944349" calcext:value-type="float">
            <text:p>172.84</text:p>
          </table:table-cell>
          <table:table-cell table:formula="of:=[.G85]-[.E85]" office:value-type="float" office:value="4.94555252056375" calcext:value-type="float">
            <text:p>4.95</text:p>
          </table:table-cell>
          <table:table-cell table:formula="of:=([.G85]-[.E85])^2" office:value-type="float" office:value="24.4584897336545" calcext:value-type="float">
            <text:p>24.46</text:p>
          </table:table-cell>
          <table:table-cell table:number-columns-repeated="6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$M$3]*[.$C86] +[.$L$3]*[.D86]  + [.$K$3]" office:value-type="float" office:value="109.228685866375" calcext:value-type="float">
            <text:p>109.23</text:p>
          </table:table-cell>
          <table:table-cell table:formula="of:=[.G86]-[.E86]" office:value-type="float" office:value="-21.5921240557169" calcext:value-type="float">
            <text:p>-21.59</text:p>
          </table:table-cell>
          <table:table-cell table:formula="of:=([.G86]-[.E86])^2" office:value-type="float" office:value="466.219821237466" calcext:value-type="float">
            <text:p>466.22</text:p>
          </table:table-cell>
          <table:table-cell table:number-columns-repeated="6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$M$3]*[.$C87] +[.$L$3]*[.D87]  + [.$K$3]" office:value-type="float" office:value="146.399904079485" calcext:value-type="float">
            <text:p>146.40</text:p>
          </table:table-cell>
          <table:table-cell table:formula="of:=[.G87]-[.E87]" office:value-type="float" office:value="-3.69803754556088" calcext:value-type="float">
            <text:p>-3.70</text:p>
          </table:table-cell>
          <table:table-cell table:formula="of:=([.G87]-[.E87])^2" office:value-type="float" office:value="13.6754816883779" calcext:value-type="float">
            <text:p>13.68</text:p>
          </table:table-cell>
          <table:table-cell table:number-columns-repeated="6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8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$M$3]*[.$C88] +[.$L$3]*[.D88]  + [.$K$3]" office:value-type="float" office:value="199.918257576362" calcext:value-type="float">
            <text:p>199.92</text:p>
          </table:table-cell>
          <table:table-cell table:formula="of:=[.G88]-[.E88]" office:value-type="float" office:value="-7.63815061548081" calcext:value-type="float">
            <text:p>-7.64</text:p>
          </table:table-cell>
          <table:table-cell table:formula="of:=([.G88]-[.E88])^2" office:value-type="float" office:value="58.3413448247699" calcext:value-type="float">
            <text:p>58.34</text:p>
          </table:table-cell>
          <table:table-cell table:number-columns-repeated="6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$M$3]*[.$C89] +[.$L$3]*[.D89]  + [.$K$3]" office:value-type="float" office:value="161.101048983193" calcext:value-type="float">
            <text:p>161.10</text:p>
          </table:table-cell>
          <table:table-cell table:formula="of:=[.G89]-[.E89]" office:value-type="float" office:value="5.77081458906292" calcext:value-type="float">
            <text:p>5.77</text:p>
          </table:table-cell>
          <table:table-cell table:formula="of:=([.G89]-[.E89])^2" office:value-type="float" office:value="33.3023010213415" calcext:value-type="float">
            <text:p>33.30</text:p>
          </table:table-cell>
          <table:table-cell table:number-columns-repeated="6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90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$M$3]*[.$C90] +[.$L$3]*[.D90]  + [.$K$3]" office:value-type="float" office:value="137.871305856571" calcext:value-type="float">
            <text:p>137.87</text:p>
          </table:table-cell>
          <table:table-cell table:formula="of:=[.G90]-[.E90]" office:value-type="float" office:value="3.46214637635654" calcext:value-type="float">
            <text:p>3.46</text:p>
          </table:table-cell>
          <table:table-cell table:formula="of:=([.G90]-[.E90])^2" office:value-type="float" office:value="11.9864575313187" calcext:value-type="float">
            <text:p>11.99</text:p>
          </table:table-cell>
          <table:table-cell table:number-columns-repeated="6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91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$M$3]*[.$C91] +[.$L$3]*[.D91]  + [.$K$3]" office:value-type="float" office:value="158.441615581705" calcext:value-type="float">
            <text:p>158.44</text:p>
          </table:table-cell>
          <table:table-cell table:formula="of:=[.G91]-[.E91]" office:value-type="float" office:value="12.0303471678181" calcext:value-type="float">
            <text:p>12.03</text:p>
          </table:table-cell>
          <table:table-cell table:formula="of:=([.G91]-[.E91])^2" office:value-type="float" office:value="144.729252978229" calcext:value-type="float">
            <text:p>144.73</text:p>
          </table:table-cell>
          <table:table-cell table:number-columns-repeated="6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$M$3]*[.$C92] +[.$L$3]*[.D92]  + [.$K$3]" office:value-type="float" office:value="140.639708207298" calcext:value-type="float">
            <text:p>140.64</text:p>
          </table:table-cell>
          <table:table-cell table:formula="of:=[.G92]-[.E92]" office:value-type="float" office:value="-7.4263891126169" calcext:value-type="float">
            <text:p>-7.43</text:p>
          </table:table-cell>
          <table:table-cell table:formula="of:=([.G92]-[.E92])^2" office:value-type="float" office:value="55.1512552519949" calcext:value-type="float">
            <text:p>55.15</text:p>
          </table:table-cell>
          <table:table-cell table:number-columns-repeated="6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$M$3]*[.$C93] +[.$L$3]*[.D93]  + [.$K$3]" office:value-type="float" office:value="204.039319045933" calcext:value-type="float">
            <text:p>204.04</text:p>
          </table:table-cell>
          <table:table-cell table:formula="of:=[.G93]-[.E93]" office:value-type="float" office:value="1.25658332618909" calcext:value-type="float">
            <text:p>1.26</text:p>
          </table:table-cell>
          <table:table-cell table:formula="of:=([.G93]-[.E93])^2" office:value-type="float" office:value="1.57900165565643" calcext:value-type="float">
            <text:p>1.58</text:p>
          </table:table-cell>
          <table:table-cell table:number-columns-repeated="6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4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$M$3]*[.$C94] +[.$L$3]*[.D94]  + [.$K$3]" office:value-type="float" office:value="177.893972065508" calcext:value-type="float">
            <text:p>177.89</text:p>
          </table:table-cell>
          <table:table-cell table:formula="of:=[.G94]-[.E94]" office:value-type="float" office:value="-0.689654542552518" calcext:value-type="float">
            <text:p>-0.69</text:p>
          </table:table-cell>
          <table:table-cell table:formula="of:=([.G94]-[.E94])^2" office:value-type="float" office:value="0.475623388063322" calcext:value-type="float">
            <text:p>0.48</text:p>
          </table:table-cell>
          <table:table-cell table:number-columns-repeated="6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$M$3]*[.$C95] +[.$L$3]*[.D95]  + [.$K$3]" office:value-type="float" office:value="157.689387125533" calcext:value-type="float">
            <text:p>157.69</text:p>
          </table:table-cell>
          <table:table-cell table:formula="of:=[.G95]-[.E95]" office:value-type="float" office:value="14.02467319268" calcext:value-type="float">
            <text:p>14.02</text:p>
          </table:table-cell>
          <table:table-cell table:formula="of:=([.G95]-[.E95])^2" office:value-type="float" office:value="196.691458161476" calcext:value-type="float">
            <text:p>196.69</text:p>
          </table:table-cell>
          <table:table-cell table:number-columns-repeated="6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6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$M$3]*[.$C96] +[.$L$3]*[.D96]  + [.$K$3]" office:value-type="float" office:value="212.163907819355" calcext:value-type="float">
            <text:p>212.16</text:p>
          </table:table-cell>
          <table:table-cell table:formula="of:=[.G96]-[.E96]" office:value-type="float" office:value="19.2536412676327" calcext:value-type="float">
            <text:p>19.25</text:p>
          </table:table-cell>
          <table:table-cell table:formula="of:=([.G96]-[.E96])^2" office:value-type="float" office:value="370.702702062688" calcext:value-type="float">
            <text:p>370.70</text:p>
          </table:table-cell>
          <table:table-cell table:number-columns-repeated="6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7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$M$3]*[.$C97] +[.$L$3]*[.D97]  + [.$K$3]" office:value-type="float" office:value="112.320476072446" calcext:value-type="float">
            <text:p>112.32</text:p>
          </table:table-cell>
          <table:table-cell table:formula="of:=[.G97]-[.E97]" office:value-type="float" office:value="1.82975765944501" calcext:value-type="float">
            <text:p>1.83</text:p>
          </table:table-cell>
          <table:table-cell table:formula="of:=([.G97]-[.E97])^2" office:value-type="float" office:value="3.34801309229767" calcext:value-type="float">
            <text:p>3.35</text:p>
          </table:table-cell>
          <table:table-cell table:number-columns-repeated="6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$M$3]*[.$C98] +[.$L$3]*[.D98]  + [.$K$3]" office:value-type="float" office:value="140.047837874218" calcext:value-type="float">
            <text:p>140.05</text:p>
          </table:table-cell>
          <table:table-cell table:formula="of:=[.G98]-[.E98]" office:value-type="float" office:value="-5.55562772276119" calcext:value-type="float">
            <text:p>-5.56</text:p>
          </table:table-cell>
          <table:table-cell table:formula="of:=([.G98]-[.E98])^2" office:value-type="float" office:value="30.8649993939127" calcext:value-type="float">
            <text:p>30.86</text:p>
          </table:table-cell>
          <table:table-cell table:number-columns-repeated="6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$M$3]*[.$C99] +[.$L$3]*[.D99]  + [.$K$3]" office:value-type="float" office:value="174.202419324027" calcext:value-type="float">
            <text:p>174.20</text:p>
          </table:table-cell>
          <table:table-cell table:formula="of:=[.G99]-[.E99]" office:value-type="float" office:value="-4.66832878653901" calcext:value-type="float">
            <text:p>-4.67</text:p>
          </table:table-cell>
          <table:table-cell table:formula="of:=([.G99]-[.E99])^2" office:value-type="float" office:value="21.7932936592288" calcext:value-type="float">
            <text:p>21.79</text:p>
          </table:table-cell>
          <table:table-cell table:number-columns-repeated="6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100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$M$3]*[.$C100] +[.$L$3]*[.D100]  + [.$K$3]" office:value-type="float" office:value="168.541274549997" calcext:value-type="float">
            <text:p>168.54</text:p>
          </table:table-cell>
          <table:table-cell table:formula="of:=[.G100]-[.E100]" office:value-type="float" office:value="1.46463217155457" calcext:value-type="float">
            <text:p>1.46</text:p>
          </table:table-cell>
          <table:table-cell table:formula="of:=([.G100]-[.E100])^2" office:value-type="float" office:value="2.14514739795265" calcext:value-type="float">
            <text:p>2.15</text:p>
          </table:table-cell>
          <table:table-cell table:number-columns-repeated="6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$M$3]*[.$C101] +[.$L$3]*[.D101]  + [.$K$3]" office:value-type="float" office:value="158.142824407193" calcext:value-type="float">
            <text:p>158.14</text:p>
          </table:table-cell>
          <table:table-cell table:formula="of:=[.G101]-[.E101]" office:value-type="float" office:value="5.89986319500073" calcext:value-type="float">
            <text:p>5.90</text:p>
          </table:table-cell>
          <table:table-cell table:formula="of:=([.G101]-[.E101])^2" office:value-type="float" office:value="34.8083857197243" calcext:value-type="float">
            <text:p>34.81</text:p>
          </table:table-cell>
          <table:table-cell table:number-columns-repeated="6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102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$M$3]*[.$C102] +[.$L$3]*[.D102]  + [.$K$3]" office:value-type="float" office:value="104.713910854699" calcext:value-type="float">
            <text:p>104.71</text:p>
          </table:table-cell>
          <table:table-cell table:formula="of:=[.G102]-[.E102]" office:value-type="float" office:value="-25.405334753781" calcext:value-type="float">
            <text:p>-25.41</text:p>
          </table:table-cell>
          <table:table-cell table:formula="of:=([.G102]-[.E102])^2" office:value-type="float" office:value="645.431033951673" calcext:value-type="float">
            <text:p>645.43</text:p>
          </table:table-cell>
          <table:table-cell table:number-columns-repeated="6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3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$M$3]*[.$C103] +[.$L$3]*[.D103]  + [.$K$3]" office:value-type="float" office:value="115.664935826531" calcext:value-type="float">
            <text:p>115.66</text:p>
          </table:table-cell>
          <table:table-cell table:formula="of:=[.G103]-[.E103]" office:value-type="float" office:value="-2.3731174403536" calcext:value-type="float">
            <text:p>-2.37</text:p>
          </table:table-cell>
          <table:table-cell table:formula="of:=([.G103]-[.E103])^2" office:value-type="float" office:value="5.6316863857104" calcext:value-type="float">
            <text:p>5.63</text:p>
          </table:table-cell>
          <table:table-cell table:number-columns-repeated="6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4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$M$3]*[.$C104] +[.$L$3]*[.D104]  + [.$K$3]" office:value-type="float" office:value="153.406827813923" calcext:value-type="float">
            <text:p>153.41</text:p>
          </table:table-cell>
          <table:table-cell table:formula="of:=[.G104]-[.E104]" office:value-type="float" office:value="-7.65453677525827" calcext:value-type="float">
            <text:p>-7.65</text:p>
          </table:table-cell>
          <table:table-cell table:formula="of:=([.G104]-[.E104])^2" office:value-type="float" office:value="58.5919332437812" calcext:value-type="float">
            <text:p>58.59</text:p>
          </table:table-cell>
          <table:table-cell table:number-columns-repeated="6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5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$M$3]*[.$C105] +[.$L$3]*[.D105]  + [.$K$3]" office:value-type="float" office:value="173.470676889227" calcext:value-type="float">
            <text:p>173.47</text:p>
          </table:table-cell>
          <table:table-cell table:formula="of:=[.G105]-[.E105]" office:value-type="float" office:value="15.0007810218872" calcext:value-type="float">
            <text:p>15.00</text:p>
          </table:table-cell>
          <table:table-cell table:formula="of:=([.G105]-[.E105])^2" office:value-type="float" office:value="225.023431266611" calcext:value-type="float">
            <text:p>225.02</text:p>
          </table:table-cell>
          <table:table-cell table:number-columns-repeated="6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$M$3]*[.$C106] +[.$L$3]*[.D106]  + [.$K$3]" office:value-type="float" office:value="196.453306059177" calcext:value-type="float">
            <text:p>196.45</text:p>
          </table:table-cell>
          <table:table-cell table:formula="of:=[.G106]-[.E106]" office:value-type="float" office:value="-9.4884846122867" calcext:value-type="float">
            <text:p>-9.49</text:p>
          </table:table-cell>
          <table:table-cell table:formula="of:=([.G106]-[.E106])^2" office:value-type="float" office:value="90.0313402376014" calcext:value-type="float">
            <text:p>90.03</text:p>
          </table:table-cell>
          <table:table-cell table:number-columns-repeated="6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7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$M$3]*[.$C107] +[.$L$3]*[.D107]  + [.$K$3]" office:value-type="float" office:value="180.320561533437" calcext:value-type="float">
            <text:p>180.32</text:p>
          </table:table-cell>
          <table:table-cell table:formula="of:=[.G107]-[.E107]" office:value-type="float" office:value="9.26427100036273" calcext:value-type="float">
            <text:p>9.26</text:p>
          </table:table-cell>
          <table:table-cell table:formula="of:=([.G107]-[.E107])^2" office:value-type="float" office:value="85.8267171681618" calcext:value-type="float">
            <text:p>85.83</text:p>
          </table:table-cell>
          <table:table-cell table:number-columns-repeated="6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8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$M$3]*[.$C108] +[.$L$3]*[.D108]  + [.$K$3]" office:value-type="float" office:value="159.949713478641" calcext:value-type="float">
            <text:p>159.95</text:p>
          </table:table-cell>
          <table:table-cell table:formula="of:=[.G108]-[.E108]" office:value-type="float" office:value="3.9546042573173" calcext:value-type="float">
            <text:p>3.95</text:p>
          </table:table-cell>
          <table:table-cell table:formula="of:=([.G108]-[.E108])^2" office:value-type="float" office:value="15.6388948319921" calcext:value-type="float">
            <text:p>15.64</text:p>
          </table:table-cell>
          <table:table-cell table:number-columns-repeated="6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9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$M$3]*[.$C109] +[.$L$3]*[.D109]  + [.$K$3]" office:value-type="float" office:value="174.029311052571" calcext:value-type="float">
            <text:p>174.03</text:p>
          </table:table-cell>
          <table:table-cell table:formula="of:=[.G109]-[.E109]" office:value-type="float" office:value="-2.71699439519008" calcext:value-type="float">
            <text:p>-2.72</text:p>
          </table:table-cell>
          <table:table-cell table:formula="of:=([.G109]-[.E109])^2" office:value-type="float" office:value="7.38205854349433" calcext:value-type="float">
            <text:p>7.38</text:p>
          </table:table-cell>
          <table:table-cell table:number-columns-repeated="6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$M$3]*[.$C110] +[.$L$3]*[.D110]  + [.$K$3]" office:value-type="float" office:value="91.0125399516941" calcext:value-type="float">
            <text:p>91.01</text:p>
          </table:table-cell>
          <table:table-cell table:formula="of:=[.G110]-[.E110]" office:value-type="float" office:value="1.22254151072397" calcext:value-type="float">
            <text:p>1.22</text:p>
          </table:table-cell>
          <table:table-cell table:formula="of:=([.G110]-[.E110])^2" office:value-type="float" office:value="1.49460774544325" calcext:value-type="float">
            <text:p>1.49</text:p>
          </table:table-cell>
          <table:table-cell table:number-columns-repeated="6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11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$M$3]*[.$C111] +[.$L$3]*[.D111]  + [.$K$3]" office:value-type="float" office:value="193.945096837651" calcext:value-type="float">
            <text:p>193.95</text:p>
          </table:table-cell>
          <table:table-cell table:formula="of:=[.G111]-[.E111]" office:value-type="float" office:value="14.282600375837" calcext:value-type="float">
            <text:p>14.28</text:p>
          </table:table-cell>
          <table:table-cell table:formula="of:=([.G111]-[.E111])^2" office:value-type="float" office:value="203.99267349586" calcext:value-type="float">
            <text:p>203.99</text:p>
          </table:table-cell>
          <table:table-cell table:number-columns-repeated="6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$M$3]*[.$C112] +[.$L$3]*[.D112]  + [.$K$3]" office:value-type="float" office:value="132.86506079953" calcext:value-type="float">
            <text:p>132.87</text:p>
          </table:table-cell>
          <table:table-cell table:formula="of:=[.G112]-[.E112]" office:value-type="float" office:value="-16.2576657272577" calcext:value-type="float">
            <text:p>-16.26</text:p>
          </table:table-cell>
          <table:table-cell table:formula="of:=([.G112]-[.E112])^2" office:value-type="float" office:value="264.311694899248" calcext:value-type="float">
            <text:p>264.31</text:p>
          </table:table-cell>
          <table:table-cell table:number-columns-repeated="6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3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$M$3]*[.$C113] +[.$L$3]*[.D113]  + [.$K$3]" office:value-type="float" office:value="141.130801964507" calcext:value-type="float">
            <text:p>141.13</text:p>
          </table:table-cell>
          <table:table-cell table:formula="of:=[.G113]-[.E113]" office:value-type="float" office:value="-2.4113200702634" calcext:value-type="float">
            <text:p>-2.41</text:p>
          </table:table-cell>
          <table:table-cell table:formula="of:=([.G113]-[.E113])^2" office:value-type="float" office:value="5.81446448125509" calcext:value-type="float">
            <text:p>5.81</text:p>
          </table:table-cell>
          <table:table-cell table:number-columns-repeated="6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$M$3]*[.$C114] +[.$L$3]*[.D114]  + [.$K$3]" office:value-type="float" office:value="90.6283497668429" calcext:value-type="float">
            <text:p>90.63</text:p>
          </table:table-cell>
          <table:table-cell table:formula="of:=[.G114]-[.E114]" office:value-type="float" office:value="-3.76138286966214" calcext:value-type="float">
            <text:p>-3.76</text:p>
          </table:table-cell>
          <table:table-cell table:formula="of:=([.G114]-[.E114])^2" office:value-type="float" office:value="14.1480010921878" calcext:value-type="float">
            <text:p>14.15</text:p>
          </table:table-cell>
          <table:table-cell table:number-columns-repeated="6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5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$M$3]*[.$C115] +[.$L$3]*[.D115]  + [.$K$3]" office:value-type="float" office:value="129.601663677337" calcext:value-type="float">
            <text:p>129.60</text:p>
          </table:table-cell>
          <table:table-cell table:formula="of:=[.G115]-[.E115]" office:value-type="float" office:value="-5.3898011408655" calcext:value-type="float">
            <text:p>-5.39</text:p>
          </table:table-cell>
          <table:table-cell table:formula="of:=([.G115]-[.E115])^2" office:value-type="float" office:value="29.0499563380751" calcext:value-type="float">
            <text:p>29.05</text:p>
          </table:table-cell>
          <table:table-cell table:number-columns-repeated="6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6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$M$3]*[.$C116] +[.$L$3]*[.D116]  + [.$K$3]" office:value-type="float" office:value="201.529849277916" calcext:value-type="float">
            <text:p>201.53</text:p>
          </table:table-cell>
          <table:table-cell table:formula="of:=[.G116]-[.E116]" office:value-type="float" office:value="17.0365986835887" calcext:value-type="float">
            <text:p>17.04</text:p>
          </table:table-cell>
          <table:table-cell table:formula="of:=([.G116]-[.E116])^2" office:value-type="float" office:value="290.245694705655" calcext:value-type="float">
            <text:p>290.25</text:p>
          </table:table-cell>
          <table:table-cell table:number-columns-repeated="6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7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$M$3]*[.$C117] +[.$L$3]*[.D117]  + [.$K$3]" office:value-type="float" office:value="142.791411182911" calcext:value-type="float">
            <text:p>142.79</text:p>
          </table:table-cell>
          <table:table-cell table:formula="of:=[.G117]-[.E117]" office:value-type="float" office:value="11.0985147201524" calcext:value-type="float">
            <text:p>11.10</text:p>
          </table:table-cell>
          <table:table-cell table:formula="of:=([.G117]-[.E117])^2" office:value-type="float" office:value="123.17702899344" calcext:value-type="float">
            <text:p>123.18</text:p>
          </table:table-cell>
          <table:table-cell table:number-columns-repeated="6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$M$3]*[.$C118] +[.$L$3]*[.D118]  + [.$K$3]" office:value-type="float" office:value="191.245295837757" calcext:value-type="float">
            <text:p>191.25</text:p>
          </table:table-cell>
          <table:table-cell table:formula="of:=[.G118]-[.E118]" office:value-type="float" office:value="-1.59680987725733" calcext:value-type="float">
            <text:p>-1.60</text:p>
          </table:table-cell>
          <table:table-cell table:formula="of:=([.G118]-[.E118])^2" office:value-type="float" office:value="2.54980178410656" calcext:value-type="float">
            <text:p>2.55</text:p>
          </table:table-cell>
          <table:table-cell table:number-columns-repeated="6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9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$M$3]*[.$C119] +[.$L$3]*[.D119]  + [.$K$3]" office:value-type="float" office:value="139.034901834259" calcext:value-type="float">
            <text:p>139.03</text:p>
          </table:table-cell>
          <table:table-cell table:formula="of:=[.G119]-[.E119]" office:value-type="float" office:value="4.7211884279142" calcext:value-type="float">
            <text:p>4.72</text:p>
          </table:table-cell>
          <table:table-cell table:formula="of:=([.G119]-[.E119])^2" office:value-type="float" office:value="22.289620171871" calcext:value-type="float">
            <text:p>22.29</text:p>
          </table:table-cell>
          <table:table-cell table:number-columns-repeated="6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20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$M$3]*[.$C120] +[.$L$3]*[.D120]  + [.$K$3]" office:value-type="float" office:value="168.835910376556" calcext:value-type="float">
            <text:p>168.84</text:p>
          </table:table-cell>
          <table:table-cell table:formula="of:=[.G120]-[.E120]" office:value-type="float" office:value="15.4632842907049" calcext:value-type="float">
            <text:p>15.46</text:p>
          </table:table-cell>
          <table:table-cell table:formula="of:=([.G120]-[.E120])^2" office:value-type="float" office:value="239.113161055162" calcext:value-type="float">
            <text:p>239.11</text:p>
          </table:table-cell>
          <table:table-cell table:number-columns-repeated="6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$M$3]*[.$C121] +[.$L$3]*[.D121]  + [.$K$3]" office:value-type="float" office:value="171.24929097044" calcext:value-type="float">
            <text:p>171.25</text:p>
          </table:table-cell>
          <table:table-cell table:formula="of:=[.G121]-[.E121]" office:value-type="float" office:value="2.79960732395469" calcext:value-type="float">
            <text:p>2.80</text:p>
          </table:table-cell>
          <table:table-cell table:formula="of:=([.G121]-[.E121])^2" office:value-type="float" office:value="7.83780116834073" calcext:value-type="float">
            <text:p>7.84</text:p>
          </table:table-cell>
          <table:table-cell table:number-columns-repeated="6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$M$3]*[.$C122] +[.$L$3]*[.D122]  + [.$K$3]" office:value-type="float" office:value="187.799974528349" calcext:value-type="float">
            <text:p>187.80</text:p>
          </table:table-cell>
          <table:table-cell table:formula="of:=[.G122]-[.E122]" office:value-type="float" office:value="-6.88092726183052" calcext:value-type="float">
            <text:p>-6.88</text:p>
          </table:table-cell>
          <table:table-cell table:formula="of:=([.G122]-[.E122])^2" office:value-type="float" office:value="47.3471599826025" calcext:value-type="float">
            <text:p>47.35</text:p>
          </table:table-cell>
          <table:table-cell table:number-columns-repeated="6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3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$M$3]*[.$C123] +[.$L$3]*[.D123]  + [.$K$3]" office:value-type="float" office:value="144.147727284154" calcext:value-type="float">
            <text:p>144.15</text:p>
          </table:table-cell>
          <table:table-cell table:formula="of:=[.G123]-[.E123]" office:value-type="float" office:value="6.79925608988376" calcext:value-type="float">
            <text:p>6.80</text:p>
          </table:table-cell>
          <table:table-cell table:formula="of:=([.G123]-[.E123])^2" office:value-type="float" office:value="46.2298833758213" calcext:value-type="float">
            <text:p>46.23</text:p>
          </table:table-cell>
          <table:table-cell table:number-columns-repeated="6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$M$3]*[.$C124] +[.$L$3]*[.D124]  + [.$K$3]" office:value-type="float" office:value="165.486498936653" calcext:value-type="float">
            <text:p>165.49</text:p>
          </table:table-cell>
          <table:table-cell table:formula="of:=[.G124]-[.E124]" office:value-type="float" office:value="19.2965319020198" calcext:value-type="float">
            <text:p>19.30</text:p>
          </table:table-cell>
          <table:table-cell table:formula="of:=([.G124]-[.E124])^2" office:value-type="float" office:value="372.356143445666" calcext:value-type="float">
            <text:p>372.36</text:p>
          </table:table-cell>
          <table:table-cell table:number-columns-repeated="6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$M$3]*[.$C125] +[.$L$3]*[.D125]  + [.$K$3]" office:value-type="float" office:value="195.286984785065" calcext:value-type="float">
            <text:p>195.29</text:p>
          </table:table-cell>
          <table:table-cell table:formula="of:=[.G125]-[.E125]" office:value-type="float" office:value="4.571616711525" calcext:value-type="float">
            <text:p>4.57</text:p>
          </table:table-cell>
          <table:table-cell table:formula="of:=([.G125]-[.E125])^2" office:value-type="float" office:value="20.8996793570946" calcext:value-type="float">
            <text:p>20.90</text:p>
          </table:table-cell>
          <table:table-cell table:number-columns-repeated="6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6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$M$3]*[.$C126] +[.$L$3]*[.D126]  + [.$K$3]" office:value-type="float" office:value="183.462252771971" calcext:value-type="float">
            <text:p>183.46</text:p>
          </table:table-cell>
          <table:table-cell table:formula="of:=[.G126]-[.E126]" office:value-type="float" office:value="13.1099232213447" calcext:value-type="float">
            <text:p>13.11</text:p>
          </table:table-cell>
          <table:table-cell table:formula="of:=([.G126]-[.E126])^2" office:value-type="float" office:value="171.870086869554" calcext:value-type="float">
            <text:p>171.87</text:p>
          </table:table-cell>
          <table:table-cell table:number-columns-repeated="6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7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$M$3]*[.$C127] +[.$L$3]*[.D127]  + [.$K$3]" office:value-type="float" office:value="166.774001859566" calcext:value-type="float">
            <text:p>166.77</text:p>
          </table:table-cell>
          <table:table-cell table:formula="of:=[.G127]-[.E127]" office:value-type="float" office:value="-24.5051615461279" calcext:value-type="float">
            <text:p>-24.51</text:p>
          </table:table-cell>
          <table:table-cell table:formula="of:=([.G127]-[.E127])^2" office:value-type="float" office:value="600.502942401827" calcext:value-type="float">
            <text:p>600.50</text:p>
          </table:table-cell>
          <table:table-cell table:number-columns-repeated="6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$M$3]*[.$C128] +[.$L$3]*[.D128]  + [.$K$3]" office:value-type="float" office:value="186.755608630134" calcext:value-type="float">
            <text:p>186.76</text:p>
          </table:table-cell>
          <table:table-cell table:formula="of:=[.G128]-[.E128]" office:value-type="float" office:value="13.8252679309105" calcext:value-type="float">
            <text:p>13.83</text:p>
          </table:table-cell>
          <table:table-cell table:formula="of:=([.G128]-[.E128])^2" office:value-type="float" office:value="191.138033361462" calcext:value-type="float">
            <text:p>191.14</text:p>
          </table:table-cell>
          <table:table-cell table:number-columns-repeated="6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$M$3]*[.$C129] +[.$L$3]*[.D129]  + [.$K$3]" office:value-type="float" office:value="133.995897394281" calcext:value-type="float">
            <text:p>134.00</text:p>
          </table:table-cell>
          <table:table-cell table:formula="of:=[.G129]-[.E129]" office:value-type="float" office:value="-1.0036735541068" calcext:value-type="float">
            <text:p>-1.00</text:p>
          </table:table-cell>
          <table:table-cell table:formula="of:=([.G129]-[.E129])^2" office:value-type="float" office:value="1.00736060321337" calcext:value-type="float">
            <text:p>1.01</text:p>
          </table:table-cell>
          <table:table-cell table:number-columns-repeated="6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$M$3]*[.$C130] +[.$L$3]*[.D130]  + [.$K$3]" office:value-type="float" office:value="105.47565088047" calcext:value-type="float">
            <text:p>105.48</text:p>
          </table:table-cell>
          <table:table-cell table:formula="of:=[.G130]-[.E130]" office:value-type="float" office:value="-20.8796047991776" calcext:value-type="float">
            <text:p>-20.88</text:p>
          </table:table-cell>
          <table:table-cell table:formula="of:=([.G130]-[.E130])^2" office:value-type="float" office:value="435.957896569841" calcext:value-type="float">
            <text:p>435.96</text:p>
          </table:table-cell>
          <table:table-cell table:number-columns-repeated="6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$M$3]*[.$C131] +[.$L$3]*[.D131]  + [.$K$3]" office:value-type="float" office:value="180.168833725215" calcext:value-type="float">
            <text:p>180.17</text:p>
          </table:table-cell>
          <table:table-cell table:formula="of:=[.G131]-[.E131]" office:value-type="float" office:value="-2.58698144439347" calcext:value-type="float">
            <text:p>-2.59</text:p>
          </table:table-cell>
          <table:table-cell table:formula="of:=([.G131]-[.E131])^2" office:value-type="float" office:value="6.69247299363614" calcext:value-type="float">
            <text:p>6.69</text:p>
          </table:table-cell>
          <table:table-cell table:number-columns-repeated="6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$M$3]*[.$C132] +[.$L$3]*[.D132]  + [.$K$3]" office:value-type="float" office:value="154.161412653918" calcext:value-type="float">
            <text:p>154.16</text:p>
          </table:table-cell>
          <table:table-cell table:formula="of:=[.G132]-[.E132]" office:value-type="float" office:value="-8.78853210300042" calcext:value-type="float">
            <text:p>-8.79</text:p>
          </table:table-cell>
          <table:table-cell table:formula="of:=([.G132]-[.E132])^2" office:value-type="float" office:value="77.238296525469" calcext:value-type="float">
            <text:p>77.24</text:p>
          </table:table-cell>
          <table:table-cell table:number-columns-repeated="6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$M$3]*[.$C133] +[.$L$3]*[.D133]  + [.$K$3]" office:value-type="float" office:value="108.089561633596" calcext:value-type="float">
            <text:p>108.09</text:p>
          </table:table-cell>
          <table:table-cell table:formula="of:=[.G133]-[.E133]" office:value-type="float" office:value="-0.960067906688437" calcext:value-type="float">
            <text:p>-0.96</text:p>
          </table:table-cell>
          <table:table-cell table:formula="of:=([.G133]-[.E133])^2" office:value-type="float" office:value="0.921730385453117" calcext:value-type="float">
            <text:p>0.92</text:p>
          </table:table-cell>
          <table:table-cell table:number-columns-repeated="6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4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$M$3]*[.$C134] +[.$L$3]*[.D134]  + [.$K$3]" office:value-type="float" office:value="166.516343886774" calcext:value-type="float">
            <text:p>166.52</text:p>
          </table:table-cell>
          <table:table-cell table:formula="of:=[.G134]-[.E134]" office:value-type="float" office:value="-3.59315574163955" calcext:value-type="float">
            <text:p>-3.59</text:p>
          </table:table-cell>
          <table:table-cell table:formula="of:=([.G134]-[.E134])^2" office:value-type="float" office:value="12.9107681836773" calcext:value-type="float">
            <text:p>12.91</text:p>
          </table:table-cell>
          <table:table-cell table:number-columns-repeated="6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$M$3]*[.$C135] +[.$L$3]*[.D135]  + [.$K$3]" office:value-type="float" office:value="111.015911580444" calcext:value-type="float">
            <text:p>111.02</text:p>
          </table:table-cell>
          <table:table-cell table:formula="of:=[.G135]-[.E135]" office:value-type="float" office:value="-1.86679517797043" calcext:value-type="float">
            <text:p>-1.87</text:p>
          </table:table-cell>
          <table:table-cell table:formula="of:=([.G135]-[.E135])^2" office:value-type="float" office:value="3.48492423649365" calcext:value-type="float">
            <text:p>3.48</text:p>
          </table:table-cell>
          <table:table-cell table:number-columns-repeated="6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$M$3]*[.$C136] +[.$L$3]*[.D136]  + [.$K$3]" office:value-type="float" office:value="125.310606501666" calcext:value-type="float">
            <text:p>125.31</text:p>
          </table:table-cell>
          <table:table-cell table:formula="of:=[.G136]-[.E136]" office:value-type="float" office:value="-18.9246464045097" calcext:value-type="float">
            <text:p>-18.92</text:p>
          </table:table-cell>
          <table:table-cell table:formula="of:=([.G136]-[.E136])^2" office:value-type="float" office:value="358.142241535721" calcext:value-type="float">
            <text:p>358.14</text:p>
          </table:table-cell>
          <table:table-cell table:number-columns-repeated="6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$M$3]*[.$C137] +[.$L$3]*[.D137]  + [.$K$3]" office:value-type="float" office:value="171.104571253389" calcext:value-type="float">
            <text:p>171.10</text:p>
          </table:table-cell>
          <table:table-cell table:formula="of:=[.G137]-[.E137]" office:value-type="float" office:value="3.10501776979171" calcext:value-type="float">
            <text:p>3.11</text:p>
          </table:table-cell>
          <table:table-cell table:formula="of:=([.G137]-[.E137])^2" office:value-type="float" office:value="9.64113535072232" calcext:value-type="float">
            <text:p>9.64</text:p>
          </table:table-cell>
          <table:table-cell table:number-columns-repeated="6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$M$3]*[.$C138] +[.$L$3]*[.D138]  + [.$K$3]" office:value-type="float" office:value="154.467582647937" calcext:value-type="float">
            <text:p>154.47</text:p>
          </table:table-cell>
          <table:table-cell table:formula="of:=[.G138]-[.E138]" office:value-type="float" office:value="-4.48635086054549" calcext:value-type="float">
            <text:p>-4.49</text:p>
          </table:table-cell>
          <table:table-cell table:formula="of:=([.G138]-[.E138])^2" office:value-type="float" office:value="20.1273440439172" calcext:value-type="float">
            <text:p>20.13</text:p>
          </table:table-cell>
          <table:table-cell table:number-columns-repeated="6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9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$M$3]*[.$C139] +[.$L$3]*[.D139]  + [.$K$3]" office:value-type="float" office:value="104.058792507657" calcext:value-type="float">
            <text:p>104.06</text:p>
          </table:table-cell>
          <table:table-cell table:formula="of:=[.G139]-[.E139]" office:value-type="float" office:value="-4.83702033695981" calcext:value-type="float">
            <text:p>-4.84</text:p>
          </table:table-cell>
          <table:table-cell table:formula="of:=([.G139]-[.E139])^2" office:value-type="float" office:value="23.3967657401628" calcext:value-type="float">
            <text:p>23.40</text:p>
          </table:table-cell>
          <table:table-cell table:number-columns-repeated="6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40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$M$3]*[.$C140] +[.$L$3]*[.D140]  + [.$K$3]" office:value-type="float" office:value="135.218689766504" calcext:value-type="float">
            <text:p>135.22</text:p>
          </table:table-cell>
          <table:table-cell table:formula="of:=[.G140]-[.E140]" office:value-type="float" office:value="-3.01070645638507" calcext:value-type="float">
            <text:p>-3.01</text:p>
          </table:table-cell>
          <table:table-cell table:formula="of:=([.G140]-[.E140])^2" office:value-type="float" office:value="9.06435336651872" calcext:value-type="float">
            <text:p>9.06</text:p>
          </table:table-cell>
          <table:table-cell table:number-columns-repeated="6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$M$3]*[.$C141] +[.$L$3]*[.D141]  + [.$K$3]" office:value-type="float" office:value="164.61447460221" calcext:value-type="float">
            <text:p>164.61</text:p>
          </table:table-cell>
          <table:table-cell table:formula="of:=[.G141]-[.E141]" office:value-type="float" office:value="-6.21587899306905" calcext:value-type="float">
            <text:p>-6.22</text:p>
          </table:table-cell>
          <table:table-cell table:formula="of:=([.G141]-[.E141])^2" office:value-type="float" office:value="38.6371516564772" calcext:value-type="float">
            <text:p>38.64</text:p>
          </table:table-cell>
          <table:table-cell table:number-columns-repeated="6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42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$M$3]*[.$C142] +[.$L$3]*[.D142]  + [.$K$3]" office:value-type="float" office:value="205.10849007402" calcext:value-type="float">
            <text:p>205.11</text:p>
          </table:table-cell>
          <table:table-cell table:formula="of:=[.G142]-[.E142]" office:value-type="float" office:value="-0.706868350273908" calcext:value-type="float">
            <text:p>-0.71</text:p>
          </table:table-cell>
          <table:table-cell table:formula="of:=([.G142]-[.E142])^2" office:value-type="float" office:value="0.499662864618956" calcext:value-type="float">
            <text:p>0.50</text:p>
          </table:table-cell>
          <table:table-cell table:number-columns-repeated="6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3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$M$3]*[.$C143] +[.$L$3]*[.D143]  + [.$K$3]" office:value-type="float" office:value="222.451088798024" calcext:value-type="float">
            <text:p>222.45</text:p>
          </table:table-cell>
          <table:table-cell table:formula="of:=[.G143]-[.E143]" office:value-type="float" office:value="-14.3294486893005" calcext:value-type="float">
            <text:p>-14.33</text:p>
          </table:table-cell>
          <table:table-cell table:formula="of:=([.G143]-[.E143])^2" office:value-type="float" office:value="205.333099739295" calcext:value-type="float">
            <text:p>205.33</text:p>
          </table:table-cell>
          <table:table-cell table:number-columns-repeated="6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$M$3]*[.$C144] +[.$L$3]*[.D144]  + [.$K$3]" office:value-type="float" office:value="149.78608469132" calcext:value-type="float">
            <text:p>149.79</text:p>
          </table:table-cell>
          <table:table-cell table:formula="of:=[.G144]-[.E144]" office:value-type="float" office:value="17.4780734628901" calcext:value-type="float">
            <text:p>17.48</text:p>
          </table:table-cell>
          <table:table-cell table:formula="of:=([.G144]-[.E144])^2" office:value-type="float" office:value="305.483051974184" calcext:value-type="float">
            <text:p>305.48</text:p>
          </table:table-cell>
          <table:table-cell table:number-columns-repeated="6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5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$M$3]*[.$C145] +[.$L$3]*[.D145]  + [.$K$3]" office:value-type="float" office:value="132.763467335943" calcext:value-type="float">
            <text:p>132.76</text:p>
          </table:table-cell>
          <table:table-cell table:formula="of:=[.G145]-[.E145]" office:value-type="float" office:value="8.54629980768229" calcext:value-type="float">
            <text:p>8.55</text:p>
          </table:table-cell>
          <table:table-cell table:formula="of:=([.G145]-[.E145])^2" office:value-type="float" office:value="73.0392404027903" calcext:value-type="float">
            <text:p>73.04</text:p>
          </table:table-cell>
          <table:table-cell table:number-columns-repeated="6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$M$3]*[.$C146] +[.$L$3]*[.D146]  + [.$K$3]" office:value-type="float" office:value="154.844333447378" calcext:value-type="float">
            <text:p>154.84</text:p>
          </table:table-cell>
          <table:table-cell table:formula="of:=[.G146]-[.E146]" office:value-type="float" office:value="16.8122582620739" calcext:value-type="float">
            <text:p>16.81</text:p>
          </table:table-cell>
          <table:table-cell table:formula="of:=([.G146]-[.E146])^2" office:value-type="float" office:value="282.652027870672" calcext:value-type="float">
            <text:p>282.65</text:p>
          </table:table-cell>
          <table:table-cell table:number-columns-repeated="6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7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$M$3]*[.$C147] +[.$L$3]*[.D147]  + [.$K$3]" office:value-type="float" office:value="137.714169163821" calcext:value-type="float">
            <text:p>137.71</text:p>
          </table:table-cell>
          <table:table-cell table:formula="of:=[.G147]-[.E147]" office:value-type="float" office:value="6.15368562614523" calcext:value-type="float">
            <text:p>6.15</text:p>
          </table:table-cell>
          <table:table-cell table:formula="of:=([.G147]-[.E147])^2" office:value-type="float" office:value="37.8678467854264" calcext:value-type="float">
            <text:p>37.87</text:p>
          </table:table-cell>
          <table:table-cell table:number-columns-repeated="6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$M$3]*[.$C148] +[.$L$3]*[.D148]  + [.$K$3]" office:value-type="float" office:value="152.930582252922" calcext:value-type="float">
            <text:p>152.93</text:p>
          </table:table-cell>
          <table:table-cell table:formula="of:=[.G148]-[.E148]" office:value-type="float" office:value="-4.3798984431061" calcext:value-type="float">
            <text:p>-4.38</text:p>
          </table:table-cell>
          <table:table-cell table:formula="of:=([.G148]-[.E148])^2" office:value-type="float" office:value="19.1835103719232" calcext:value-type="float">
            <text:p>19.18</text:p>
          </table:table-cell>
          <table:table-cell table:number-columns-repeated="6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$M$3]*[.$C149] +[.$L$3]*[.D149]  + [.$K$3]" office:value-type="float" office:value="83.7584113501281" calcext:value-type="float">
            <text:p>83.76</text:p>
          </table:table-cell>
          <table:table-cell table:formula="of:=[.G149]-[.E149]" office:value-type="float" office:value="-0.412283418432452" calcext:value-type="float">
            <text:p>-0.41</text:p>
          </table:table-cell>
          <table:table-cell table:formula="of:=([.G149]-[.E149])^2" office:value-type="float" office:value="0.169977617114348" calcext:value-type="float">
            <text:p>0.17</text:p>
          </table:table-cell>
          <table:table-cell table:number-columns-repeated="6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50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$M$3]*[.$C150] +[.$L$3]*[.D150]  + [.$K$3]" office:value-type="float" office:value="200.171011645296" calcext:value-type="float">
            <text:p>200.17</text:p>
          </table:table-cell>
          <table:table-cell table:formula="of:=[.G150]-[.E150]" office:value-type="float" office:value="0.662355399801072" calcext:value-type="float">
            <text:p>0.66</text:p>
          </table:table-cell>
          <table:table-cell table:formula="of:=([.G150]-[.E150])^2" office:value-type="float" office:value="0.438714675645638" calcext:value-type="float">
            <text:p>0.44</text:p>
          </table:table-cell>
          <table:table-cell table:number-columns-repeated="6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$M$3]*[.$C151] +[.$L$3]*[.D151]  + [.$K$3]" office:value-type="float" office:value="156.909484931752" calcext:value-type="float">
            <text:p>156.91</text:p>
          </table:table-cell>
          <table:table-cell table:formula="of:=[.G151]-[.E151]" office:value-type="float" office:value="-12.5001602335716" calcext:value-type="float">
            <text:p>-12.50</text:p>
          </table:table-cell>
          <table:table-cell table:formula="of:=([.G151]-[.E151])^2" office:value-type="float" office:value="156.254005864965" calcext:value-type="float">
            <text:p>156.25</text:p>
          </table:table-cell>
          <table:table-cell table:number-columns-repeated="6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52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$M$3]*[.$C152] +[.$L$3]*[.D152]  + [.$K$3]" office:value-type="float" office:value="128.981655993164" calcext:value-type="float">
            <text:p>128.98</text:p>
          </table:table-cell>
          <table:table-cell table:formula="of:=[.G152]-[.E152]" office:value-type="float" office:value="-5.14662877661334" calcext:value-type="float">
            <text:p>-5.15</text:p>
          </table:table-cell>
          <table:table-cell table:formula="of:=([.G152]-[.E152])^2" office:value-type="float" office:value="26.4877877642645" calcext:value-type="float">
            <text:p>26.49</text:p>
          </table:table-cell>
          <table:table-cell table:number-columns-repeated="6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$M$3]*[.$C153] +[.$L$3]*[.D153]  + [.$K$3]" office:value-type="float" office:value="149.24966054988" calcext:value-type="float">
            <text:p>149.25</text:p>
          </table:table-cell>
          <table:table-cell table:formula="of:=[.G153]-[.E153]" office:value-type="float" office:value="5.91332963267104" calcext:value-type="float">
            <text:p>5.91</text:p>
          </table:table-cell>
          <table:table-cell table:formula="of:=([.G153]-[.E153])^2" office:value-type="float" office:value="34.9674673446254" calcext:value-type="float">
            <text:p>34.97</text:p>
          </table:table-cell>
          <table:table-cell table:number-columns-repeated="6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4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$M$3]*[.$C154] +[.$L$3]*[.D154]  + [.$K$3]" office:value-type="float" office:value="213.471563056141" calcext:value-type="float">
            <text:p>213.47</text:p>
          </table:table-cell>
          <table:table-cell table:formula="of:=[.G154]-[.E154]" office:value-type="float" office:value="24.2925518647395" calcext:value-type="float">
            <text:p>24.29</text:p>
          </table:table-cell>
          <table:table-cell table:formula="of:=([.G154]-[.E154])^2" office:value-type="float" office:value="590.128076101061" calcext:value-type="float">
            <text:p>590.13</text:p>
          </table:table-cell>
          <table:table-cell table:number-columns-repeated="6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5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$M$3]*[.$C155] +[.$L$3]*[.D155]  + [.$K$3]" office:value-type="float" office:value="173.928582397607" calcext:value-type="float">
            <text:p>173.93</text:p>
          </table:table-cell>
          <table:table-cell table:formula="of:=[.G155]-[.E155]" office:value-type="float" office:value="-8.61755556222713" calcext:value-type="float">
            <text:p>-8.62</text:p>
          </table:table-cell>
          <table:table-cell table:formula="of:=([.G155]-[.E155])^2" office:value-type="float" office:value="74.2622638680717" calcext:value-type="float">
            <text:p>74.26</text:p>
          </table:table-cell>
          <table:table-cell table:number-columns-repeated="6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6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$M$3]*[.$C156] +[.$L$3]*[.D156]  + [.$K$3]" office:value-type="float" office:value="110.3943446469" calcext:value-type="float">
            <text:p>110.39</text:p>
          </table:table-cell>
          <table:table-cell table:formula="of:=[.G156]-[.E156]" office:value-type="float" office:value="-1.58052946090314" calcext:value-type="float">
            <text:p>-1.58</text:p>
          </table:table-cell>
          <table:table-cell table:formula="of:=([.G156]-[.E156])^2" office:value-type="float" office:value="2.49807337678276" calcext:value-type="float">
            <text:p>2.50</text:p>
          </table:table-cell>
          <table:table-cell table:number-columns-repeated="6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$M$3]*[.$C157] +[.$L$3]*[.D157]  + [.$K$3]" office:value-type="float" office:value="143.270512794946" calcext:value-type="float">
            <text:p>143.27</text:p>
          </table:table-cell>
          <table:table-cell table:formula="of:=[.G157]-[.E157]" office:value-type="float" office:value="23.9411826082858" calcext:value-type="float">
            <text:p>23.94</text:p>
          </table:table-cell>
          <table:table-cell table:formula="of:=([.G157]-[.E157])^2" office:value-type="float" office:value="573.180224683285" calcext:value-type="float">
            <text:p>573.18</text:p>
          </table:table-cell>
          <table:table-cell table:number-columns-repeated="6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8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$M$3]*[.$C158] +[.$L$3]*[.D158]  + [.$K$3]" office:value-type="float" office:value="121.814180024472" calcext:value-type="float">
            <text:p>121.81</text:p>
          </table:table-cell>
          <table:table-cell table:formula="of:=[.G158]-[.E158]" office:value-type="float" office:value="0.199179865266018" calcext:value-type="float">
            <text:p>0.20</text:p>
          </table:table-cell>
          <table:table-cell table:formula="of:=([.G158]-[.E158])^2" office:value-type="float" office:value="0.0396726187273891" calcext:value-type="float">
            <text:p>0.04</text:p>
          </table:table-cell>
          <table:table-cell table:number-columns-repeated="6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$M$3]*[.$C159] +[.$L$3]*[.D159]  + [.$K$3]" office:value-type="float" office:value="204.002638062341" calcext:value-type="float">
            <text:p>204.00</text:p>
          </table:table-cell>
          <table:table-cell table:formula="of:=[.G159]-[.E159]" office:value-type="float" office:value="3.16553713945891" calcext:value-type="float">
            <text:p>3.17</text:p>
          </table:table-cell>
          <table:table-cell table:formula="of:=([.G159]-[.E159])^2" office:value-type="float" office:value="10.0206253812937" calcext:value-type="float">
            <text:p>10.02</text:p>
          </table:table-cell>
          <table:table-cell table:number-columns-repeated="6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60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$M$3]*[.$C160] +[.$L$3]*[.D160]  + [.$K$3]" office:value-type="float" office:value="160.343658183955" calcext:value-type="float">
            <text:p>160.34</text:p>
          </table:table-cell>
          <table:table-cell table:formula="of:=[.G160]-[.E160]" office:value-type="float" office:value="-2.52879526435558" calcext:value-type="float">
            <text:p>-2.53</text:p>
          </table:table-cell>
          <table:table-cell table:formula="of:=([.G160]-[.E160])^2" office:value-type="float" office:value="6.39480548902721" calcext:value-type="float">
            <text:p>6.39</text:p>
          </table:table-cell>
          <table:table-cell table:number-columns-repeated="6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$M$3]*[.$C161] +[.$L$3]*[.D161]  + [.$K$3]" office:value-type="float" office:value="207.199108440661" calcext:value-type="float">
            <text:p>207.20</text:p>
          </table:table-cell>
          <table:table-cell table:formula="of:=[.G161]-[.E161]" office:value-type="float" office:value="14.771194827304" calcext:value-type="float">
            <text:p>14.77</text:p>
          </table:table-cell>
          <table:table-cell table:formula="of:=([.G161]-[.E161])^2" office:value-type="float" office:value="218.188196626173" calcext:value-type="float">
            <text:p>218.19</text:p>
          </table:table-cell>
          <table:table-cell table:number-columns-repeated="6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$M$3]*[.$C162] +[.$L$3]*[.D162]  + [.$K$3]" office:value-type="float" office:value="205.907329265135" calcext:value-type="float">
            <text:p>205.91</text:p>
          </table:table-cell>
          <table:table-cell table:formula="of:=[.G162]-[.E162]" office:value-type="float" office:value="-7.43044404362735" calcext:value-type="float">
            <text:p>-7.43</text:p>
          </table:table-cell>
          <table:table-cell table:formula="of:=([.G162]-[.E162])^2" office:value-type="float" office:value="55.2114986854771" calcext:value-type="float">
            <text:p>55.21</text:p>
          </table:table-cell>
          <table:table-cell table:number-columns-repeated="6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3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$M$3]*[.$C163] +[.$L$3]*[.D163]  + [.$K$3]" office:value-type="float" office:value="201.57868245067" calcext:value-type="float">
            <text:p>201.58</text:p>
          </table:table-cell>
          <table:table-cell table:formula="of:=[.G163]-[.E163]" office:value-type="float" office:value="-13.4027114289719" calcext:value-type="float">
            <text:p>-13.40</text:p>
          </table:table-cell>
          <table:table-cell table:formula="of:=([.G163]-[.E163])^2" office:value-type="float" office:value="179.632673648293" calcext:value-type="float">
            <text:p>179.63</text:p>
          </table:table-cell>
          <table:table-cell table:number-columns-repeated="6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4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$M$3]*[.$C164] +[.$L$3]*[.D164]  + [.$K$3]" office:value-type="float" office:value="183.595749283136" calcext:value-type="float">
            <text:p>183.60</text:p>
          </table:table-cell>
          <table:table-cell table:formula="of:=[.G164]-[.E164]" office:value-type="float" office:value="-1.06488779632076" calcext:value-type="float">
            <text:p>-1.06</text:p>
          </table:table-cell>
          <table:table-cell table:formula="of:=([.G164]-[.E164])^2" office:value-type="float" office:value="1.13398601875289" calcext:value-type="float">
            <text:p>1.13</text:p>
          </table:table-cell>
          <table:table-cell table:number-columns-repeated="6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$M$3]*[.$C165] +[.$L$3]*[.D165]  + [.$K$3]" office:value-type="float" office:value="219.047006842607" calcext:value-type="float">
            <text:p>219.05</text:p>
          </table:table-cell>
          <table:table-cell table:formula="of:=[.G165]-[.E165]" office:value-type="float" office:value="5.53751458544039" calcext:value-type="float">
            <text:p>5.54</text:p>
          </table:table-cell>
          <table:table-cell table:formula="of:=([.G165]-[.E165])^2" office:value-type="float" office:value="30.6640677839651" calcext:value-type="float">
            <text:p>30.66</text:p>
          </table:table-cell>
          <table:table-cell table:number-columns-repeated="6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6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$M$3]*[.$C166] +[.$L$3]*[.D166]  + [.$K$3]" office:value-type="float" office:value="132.164186698534" calcext:value-type="float">
            <text:p>132.16</text:p>
          </table:table-cell>
          <table:table-cell table:formula="of:=[.G166]-[.E166]" office:value-type="float" office:value="-9.1019128839001" calcext:value-type="float">
            <text:p>-9.10</text:p>
          </table:table-cell>
          <table:table-cell table:formula="of:=([.G166]-[.E166])^2" office:value-type="float" office:value="82.8448181461066" calcext:value-type="float">
            <text:p>82.84</text:p>
          </table:table-cell>
          <table:table-cell table:number-columns-repeated="6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7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$M$3]*[.$C167] +[.$L$3]*[.D167]  + [.$K$3]" office:value-type="float" office:value="119.590692539647" calcext:value-type="float">
            <text:p>119.59</text:p>
          </table:table-cell>
          <table:table-cell table:formula="of:=[.G167]-[.E167]" office:value-type="float" office:value="-13.9378151644758" calcext:value-type="float">
            <text:p>-13.94</text:p>
          </table:table-cell>
          <table:table-cell table:formula="of:=([.G167]-[.E167])^2" office:value-type="float" office:value="194.26269155909" calcext:value-type="float">
            <text:p>194.26</text:p>
          </table:table-cell>
          <table:table-cell table:number-columns-repeated="6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$M$3]*[.$C168] +[.$L$3]*[.D168]  + [.$K$3]" office:value-type="float" office:value="187.733386349274" calcext:value-type="float">
            <text:p>187.73</text:p>
          </table:table-cell>
          <table:table-cell table:formula="of:=[.G168]-[.E168]" office:value-type="float" office:value="6.35637132967315" calcext:value-type="float">
            <text:p>6.36</text:p>
          </table:table-cell>
          <table:table-cell table:formula="of:=([.G168]-[.E168])^2" office:value-type="float" office:value="40.4034564806908" calcext:value-type="float">
            <text:p>40.40</text:p>
          </table:table-cell>
          <table:table-cell table:number-columns-repeated="6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$M$3]*[.$C169] +[.$L$3]*[.D169]  + [.$K$3]" office:value-type="float" office:value="171.417135501378" calcext:value-type="float">
            <text:p>171.42</text:p>
          </table:table-cell>
          <table:table-cell table:formula="of:=[.G169]-[.E169]" office:value-type="float" office:value="-6.15631095429509" calcext:value-type="float">
            <text:p>-6.16</text:p>
          </table:table-cell>
          <table:table-cell table:formula="of:=([.G169]-[.E169])^2" office:value-type="float" office:value="37.9001645659738" calcext:value-type="float">
            <text:p>37.90</text:p>
          </table:table-cell>
          <table:table-cell table:number-columns-repeated="6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70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$M$3]*[.$C170] +[.$L$3]*[.D170]  + [.$K$3]" office:value-type="float" office:value="179.841260416591" calcext:value-type="float">
            <text:p>179.84</text:p>
          </table:table-cell>
          <table:table-cell table:formula="of:=[.G170]-[.E170]" office:value-type="float" office:value="-14.9129288188212" calcext:value-type="float">
            <text:p>-14.91</text:p>
          </table:table-cell>
          <table:table-cell table:formula="of:=([.G170]-[.E170])^2" office:value-type="float" office:value="222.395445955229" calcext:value-type="float">
            <text:p>222.40</text:p>
          </table:table-cell>
          <table:table-cell table:number-columns-repeated="6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71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$M$3]*[.$C171] +[.$L$3]*[.D171]  + [.$K$3]" office:value-type="float" office:value="176.240593598822" calcext:value-type="float">
            <text:p>176.24</text:p>
          </table:table-cell>
          <table:table-cell table:formula="of:=[.G171]-[.E171]" office:value-type="float" office:value="12.2362408037012" calcext:value-type="float">
            <text:p>12.24</text:p>
          </table:table-cell>
          <table:table-cell table:formula="of:=([.G171]-[.E171])^2" office:value-type="float" office:value="149.725589006162" calcext:value-type="float">
            <text:p>149.73</text:p>
          </table:table-cell>
          <table:table-cell table:number-columns-repeated="6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72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$M$3]*[.$C172] +[.$L$3]*[.D172]  + [.$K$3]" office:value-type="float" office:value="152.50287670923" calcext:value-type="float">
            <text:p>152.50</text:p>
          </table:table-cell>
          <table:table-cell table:formula="of:=[.G172]-[.E172]" office:value-type="float" office:value="-2.13816489954289" calcext:value-type="float">
            <text:p>-2.14</text:p>
          </table:table-cell>
          <table:table-cell table:formula="of:=([.G172]-[.E172])^2" office:value-type="float" office:value="4.57174913763724" calcext:value-type="float">
            <text:p>4.57</text:p>
          </table:table-cell>
          <table:table-cell table:number-columns-repeated="6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3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$M$3]*[.$C173] +[.$L$3]*[.D173]  + [.$K$3]" office:value-type="float" office:value="120.023007189092" calcext:value-type="float">
            <text:p>120.02</text:p>
          </table:table-cell>
          <table:table-cell table:formula="of:=[.G173]-[.E173]" office:value-type="float" office:value="-20.5627103673019" calcext:value-type="float">
            <text:p>-20.56</text:p>
          </table:table-cell>
          <table:table-cell table:formula="of:=([.G173]-[.E173])^2" office:value-type="float" office:value="422.825057649546" calcext:value-type="float">
            <text:p>422.83</text:p>
          </table:table-cell>
          <table:table-cell table:number-columns-repeated="6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4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$M$3]*[.$C174] +[.$L$3]*[.D174]  + [.$K$3]" office:value-type="float" office:value="179.97950408163" calcext:value-type="float">
            <text:p>179.98</text:p>
          </table:table-cell>
          <table:table-cell table:formula="of:=[.G174]-[.E174]" office:value-type="float" office:value="0.99804035118234" calcext:value-type="float">
            <text:p>1.00</text:p>
          </table:table-cell>
          <table:table-cell table:formula="of:=([.G174]-[.E174])^2" office:value-type="float" office:value="0.996084542588168" calcext:value-type="float">
            <text:p>1.00</text:p>
          </table:table-cell>
          <table:table-cell table:number-columns-repeated="6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$M$3]*[.$C175] +[.$L$3]*[.D175]  + [.$K$3]" office:value-type="float" office:value="155.784561206002" calcext:value-type="float">
            <text:p>155.78</text:p>
          </table:table-cell>
          <table:table-cell table:formula="of:=[.G175]-[.E175]" office:value-type="float" office:value="-13.1210107170833" calcext:value-type="float">
            <text:p>-13.12</text:p>
          </table:table-cell>
          <table:table-cell table:formula="of:=([.G175]-[.E175])^2" office:value-type="float" office:value="172.160922237815" calcext:value-type="float">
            <text:p>172.16</text:p>
          </table:table-cell>
          <table:table-cell table:number-columns-repeated="6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$M$3]*[.$C176] +[.$L$3]*[.D176]  + [.$K$3]" office:value-type="float" office:value="163.273383465017" calcext:value-type="float">
            <text:p>163.27</text:p>
          </table:table-cell>
          <table:table-cell table:formula="of:=[.G176]-[.E176]" office:value-type="float" office:value="6.46916842602798" calcext:value-type="float">
            <text:p>6.47</text:p>
          </table:table-cell>
          <table:table-cell table:formula="of:=([.G176]-[.E176])^2" office:value-type="float" office:value="41.8501401243173" calcext:value-type="float">
            <text:p>41.85</text:p>
          </table:table-cell>
          <table:table-cell table:number-columns-repeated="6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7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$M$3]*[.$C177] +[.$L$3]*[.D177]  + [.$K$3]" office:value-type="float" office:value="153.662296470924" calcext:value-type="float">
            <text:p>153.66</text:p>
          </table:table-cell>
          <table:table-cell table:formula="of:=[.G177]-[.E177]" office:value-type="float" office:value="-8.22747267075519" calcext:value-type="float">
            <text:p>-8.23</text:p>
          </table:table-cell>
          <table:table-cell table:formula="of:=([.G177]-[.E177])^2" office:value-type="float" office:value="67.6913065480236" calcext:value-type="float">
            <text:p>67.69</text:p>
          </table:table-cell>
          <table:table-cell table:number-columns-repeated="6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8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$M$3]*[.$C178] +[.$L$3]*[.D178]  + [.$K$3]" office:value-type="float" office:value="142.628628093903" calcext:value-type="float">
            <text:p>142.63</text:p>
          </table:table-cell>
          <table:table-cell table:formula="of:=[.G178]-[.E178]" office:value-type="float" office:value="-3.78291360119991" calcext:value-type="float">
            <text:p>-3.78</text:p>
          </table:table-cell>
          <table:table-cell table:formula="of:=([.G178]-[.E178])^2" office:value-type="float" office:value="14.3104353141433" calcext:value-type="float">
            <text:p>14.31</text:p>
          </table:table-cell>
          <table:table-cell table:number-columns-repeated="6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$M$3]*[.$C179] +[.$L$3]*[.D179]  + [.$K$3]" office:value-type="float" office:value="204.066507016933" calcext:value-type="float">
            <text:p>204.07</text:p>
          </table:table-cell>
          <table:table-cell table:formula="of:=[.G179]-[.E179]" office:value-type="float" office:value="-2.12967303957268" calcext:value-type="float">
            <text:p>-2.13</text:p>
          </table:table-cell>
          <table:table-cell table:formula="of:=([.G179]-[.E179])^2" office:value-type="float" office:value="4.53550725548274" calcext:value-type="float">
            <text:p>4.54</text:p>
          </table:table-cell>
          <table:table-cell table:number-columns-repeated="6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$M$3]*[.$C180] +[.$L$3]*[.D180]  + [.$K$3]" office:value-type="float" office:value="83.2025943862537" calcext:value-type="float">
            <text:p>83.20</text:p>
          </table:table-cell>
          <table:table-cell table:formula="of:=[.G180]-[.E180]" office:value-type="float" office:value="-8.40284284379817" calcext:value-type="float">
            <text:p>-8.40</text:p>
          </table:table-cell>
          <table:table-cell table:formula="of:=([.G180]-[.E180])^2" office:value-type="float" office:value="70.6077678575701" calcext:value-type="float">
            <text:p>70.61</text:p>
          </table:table-cell>
          <table:table-cell table:number-columns-repeated="6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$M$3]*[.$C181] +[.$L$3]*[.D181]  + [.$K$3]" office:value-type="float" office:value="156.167231577796" calcext:value-type="float">
            <text:p>156.17</text:p>
          </table:table-cell>
          <table:table-cell table:formula="of:=[.G181]-[.E181]" office:value-type="float" office:value="-1.08205760268737" calcext:value-type="float">
            <text:p>-1.08</text:p>
          </table:table-cell>
          <table:table-cell table:formula="of:=([.G181]-[.E181])^2" office:value-type="float" office:value="1.17084865553354" calcext:value-type="float">
            <text:p>1.17</text:p>
          </table:table-cell>
          <table:table-cell table:number-columns-repeated="6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$M$3]*[.$C182] +[.$L$3]*[.D182]  + [.$K$3]" office:value-type="float" office:value="167.271714027518" calcext:value-type="float">
            <text:p>167.27</text:p>
          </table:table-cell>
          <table:table-cell table:formula="of:=[.G182]-[.E182]" office:value-type="float" office:value="-4.69207840287848" calcext:value-type="float">
            <text:p>-4.69</text:p>
          </table:table-cell>
          <table:table-cell table:formula="of:=([.G182]-[.E182])^2" office:value-type="float" office:value="22.0155997387587" calcext:value-type="float">
            <text:p>22.02</text:p>
          </table:table-cell>
          <table:table-cell table:number-columns-repeated="6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$M$3]*[.$C183] +[.$L$3]*[.D183]  + [.$K$3]" office:value-type="float" office:value="154.312218397658" calcext:value-type="float">
            <text:p>154.31</text:p>
          </table:table-cell>
          <table:table-cell table:formula="of:=[.G183]-[.E183]" office:value-type="float" office:value="23.1621040336245" calcext:value-type="float">
            <text:p>23.16</text:p>
          </table:table-cell>
          <table:table-cell table:formula="of:=([.G183]-[.E183])^2" office:value-type="float" office:value="536.483063264444" calcext:value-type="float">
            <text:p>536.48</text:p>
          </table:table-cell>
          <table:table-cell table:number-columns-repeated="6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4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$M$3]*[.$C184] +[.$L$3]*[.D184]  + [.$K$3]" office:value-type="float" office:value="188.294196072084" calcext:value-type="float">
            <text:p>188.29</text:p>
          </table:table-cell>
          <table:table-cell table:formula="of:=[.G184]-[.E184]" office:value-type="float" office:value="-9.1976060343639" calcext:value-type="float">
            <text:p>-9.20</text:p>
          </table:table-cell>
          <table:table-cell table:formula="of:=([.G184]-[.E184])^2" office:value-type="float" office:value="84.5959567633672" calcext:value-type="float">
            <text:p>84.60</text:p>
          </table:table-cell>
          <table:table-cell table:number-columns-repeated="6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5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$M$3]*[.$C185] +[.$L$3]*[.D185]  + [.$K$3]" office:value-type="float" office:value="214.742238405159" calcext:value-type="float">
            <text:p>214.74</text:p>
          </table:table-cell>
          <table:table-cell table:formula="of:=[.G185]-[.E185]" office:value-type="float" office:value="9.64669824020046" calcext:value-type="float">
            <text:p>9.65</text:p>
          </table:table-cell>
          <table:table-cell table:formula="of:=([.G185]-[.E185])^2" office:value-type="float" office:value="93.0587869374867" calcext:value-type="float">
            <text:p>93.06</text:p>
          </table:table-cell>
          <table:table-cell table:number-columns-repeated="6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6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$M$3]*[.$C186] +[.$L$3]*[.D186]  + [.$K$3]" office:value-type="float" office:value="143.762239242114" calcext:value-type="float">
            <text:p>143.76</text:p>
          </table:table-cell>
          <table:table-cell table:formula="of:=[.G186]-[.E186]" office:value-type="float" office:value="-4.18926765099806" calcext:value-type="float">
            <text:p>-4.19</text:p>
          </table:table-cell>
          <table:table-cell table:formula="of:=([.G186]-[.E186])^2" office:value-type="float" office:value="17.5499634516988" calcext:value-type="float">
            <text:p>17.55</text:p>
          </table:table-cell>
          <table:table-cell table:number-columns-repeated="6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$M$3]*[.$C187] +[.$L$3]*[.D187]  + [.$K$3]" office:value-type="float" office:value="140.996956729754" calcext:value-type="float">
            <text:p>141.00</text:p>
          </table:table-cell>
          <table:table-cell table:formula="of:=[.G187]-[.E187]" office:value-type="float" office:value="2.69968075572248" calcext:value-type="float">
            <text:p>2.70</text:p>
          </table:table-cell>
          <table:table-cell table:formula="of:=([.G187]-[.E187])^2" office:value-type="float" office:value="7.28827618281832" calcext:value-type="float">
            <text:p>7.29</text:p>
          </table:table-cell>
          <table:table-cell table:number-columns-repeated="6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$M$3]*[.$C188] +[.$L$3]*[.D188]  + [.$K$3]" office:value-type="float" office:value="146.456089228425" calcext:value-type="float">
            <text:p>146.46</text:p>
          </table:table-cell>
          <table:table-cell table:formula="of:=[.G188]-[.E188]" office:value-type="float" office:value="1.69712479349766" calcext:value-type="float">
            <text:p>1.70</text:p>
          </table:table-cell>
          <table:table-cell table:formula="of:=([.G188]-[.E188])^2" office:value-type="float" office:value="2.88023256470449" calcext:value-type="float">
            <text:p>2.88</text:p>
          </table:table-cell>
          <table:table-cell table:number-columns-repeated="6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$M$3]*[.$C189] +[.$L$3]*[.D189]  + [.$K$3]" office:value-type="float" office:value="189.974405972506" calcext:value-type="float">
            <text:p>189.97</text:p>
          </table:table-cell>
          <table:table-cell table:formula="of:=[.G189]-[.E189]" office:value-type="float" office:value="-1.4712483084582" calcext:value-type="float">
            <text:p>-1.47</text:p>
          </table:table-cell>
          <table:table-cell table:formula="of:=([.G189]-[.E189])^2" office:value-type="float" office:value="2.16457158514112" calcext:value-type="float">
            <text:p>2.16</text:p>
          </table:table-cell>
          <table:table-cell table:number-columns-repeated="6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90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$M$3]*[.$C190] +[.$L$3]*[.D190]  + [.$K$3]" office:value-type="float" office:value="128.032414547365" calcext:value-type="float">
            <text:p>128.03</text:p>
          </table:table-cell>
          <table:table-cell table:formula="of:=[.G190]-[.E190]" office:value-type="float" office:value="-6.38644767516851" calcext:value-type="float">
            <text:p>-6.39</text:p>
          </table:table-cell>
          <table:table-cell table:formula="of:=([.G190]-[.E190])^2" office:value-type="float" office:value="40.7867139076653" calcext:value-type="float">
            <text:p>40.79</text:p>
          </table:table-cell>
          <table:table-cell table:number-columns-repeated="6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$M$3]*[.$C191] +[.$L$3]*[.D191]  + [.$K$3]" office:value-type="float" office:value="149.077102308275" calcext:value-type="float">
            <text:p>149.08</text:p>
          </table:table-cell>
          <table:table-cell table:formula="of:=[.G191]-[.E191]" office:value-type="float" office:value="5.0511611447092" calcext:value-type="float">
            <text:p>5.05</text:p>
          </table:table-cell>
          <table:table-cell table:formula="of:=([.G191]-[.E191])^2" office:value-type="float" office:value="25.5142289098199" calcext:value-type="float">
            <text:p>25.51</text:p>
          </table:table-cell>
          <table:table-cell table:number-columns-repeated="6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92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$M$3]*[.$C192] +[.$L$3]*[.D192]  + [.$K$3]" office:value-type="float" office:value="146.457364481073" calcext:value-type="float">
            <text:p>146.46</text:p>
          </table:table-cell>
          <table:table-cell table:formula="of:=[.G192]-[.E192]" office:value-type="float" office:value="-8.97588208003447" calcext:value-type="float">
            <text:p>-8.98</text:p>
          </table:table-cell>
          <table:table-cell table:formula="of:=([.G192]-[.E192])^2" office:value-type="float" office:value="80.5664591146839" calcext:value-type="float">
            <text:p>80.57</text:p>
          </table:table-cell>
          <table:table-cell table:number-columns-repeated="6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3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$M$3]*[.$C193] +[.$L$3]*[.D193]  + [.$K$3]" office:value-type="float" office:value="184.96704000846" calcext:value-type="float">
            <text:p>184.97</text:p>
          </table:table-cell>
          <table:table-cell table:formula="of:=[.G193]-[.E193]" office:value-type="float" office:value="-11.1845828151409" calcext:value-type="float">
            <text:p>-11.18</text:p>
          </table:table-cell>
          <table:table-cell table:formula="of:=([.G193]-[.E193])^2" office:value-type="float" office:value="125.094892748745" calcext:value-type="float">
            <text:p>125.09</text:p>
          </table:table-cell>
          <table:table-cell table:number-columns-repeated="6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$M$3]*[.$C194] +[.$L$3]*[.D194]  + [.$K$3]" office:value-type="float" office:value="112.866023063235" calcext:value-type="float">
            <text:p>112.87</text:p>
          </table:table-cell>
          <table:table-cell table:formula="of:=[.G194]-[.E194]" office:value-type="float" office:value="-5.27070389791118" calcext:value-type="float">
            <text:p>-5.27</text:p>
          </table:table-cell>
          <table:table-cell table:formula="of:=([.G194]-[.E194])^2" office:value-type="float" office:value="27.7803195794561" calcext:value-type="float">
            <text:p>27.78</text:p>
          </table:table-cell>
          <table:table-cell table:number-columns-repeated="6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5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$M$3]*[.$C195] +[.$L$3]*[.D195]  + [.$K$3]" office:value-type="float" office:value="124.439317050143" calcext:value-type="float">
            <text:p>124.44</text:p>
          </table:table-cell>
          <table:table-cell table:formula="of:=[.G195]-[.E195]" office:value-type="float" office:value="16.1886807439086" calcext:value-type="float">
            <text:p>16.19</text:p>
          </table:table-cell>
          <table:table-cell table:formula="of:=([.G195]-[.E195])^2" office:value-type="float" office:value="262.073384228196" calcext:value-type="float">
            <text:p>262.07</text:p>
          </table:table-cell>
          <table:table-cell table:number-columns-repeated="6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$M$3]*[.$C196] +[.$L$3]*[.D196]  + [.$K$3]" office:value-type="float" office:value="141.949695788392" calcext:value-type="float">
            <text:p>141.95</text:p>
          </table:table-cell>
          <table:table-cell table:formula="of:=[.G196]-[.E196]" office:value-type="float" office:value="-1.71368649881026" calcext:value-type="float">
            <text:p>-1.71</text:p>
          </table:table-cell>
          <table:table-cell table:formula="of:=([.G196]-[.E196])^2" office:value-type="float" office:value="2.93672141620457" calcext:value-type="float">
            <text:p>2.94</text:p>
          </table:table-cell>
          <table:table-cell table:number-columns-repeated="6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$M$3]*[.$C197] +[.$L$3]*[.D197]  + [.$K$3]" office:value-type="float" office:value="116.181716566342" calcext:value-type="float">
            <text:p>116.18</text:p>
          </table:table-cell>
          <table:table-cell table:formula="of:=[.G197]-[.E197]" office:value-type="float" office:value="-15.1547269551234" calcext:value-type="float">
            <text:p>-15.15</text:p>
          </table:table-cell>
          <table:table-cell table:formula="of:=([.G197]-[.E197])^2" office:value-type="float" office:value="229.665749084343" calcext:value-type="float">
            <text:p>229.67</text:p>
          </table:table-cell>
          <table:table-cell table:number-columns-repeated="6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8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$M$3]*[.$C198] +[.$L$3]*[.D198]  + [.$K$3]" office:value-type="float" office:value="200.403131568035" calcext:value-type="float">
            <text:p>200.40</text:p>
          </table:table-cell>
          <table:table-cell table:formula="of:=[.G198]-[.E198]" office:value-type="float" office:value="-1.66484988516729" calcext:value-type="float">
            <text:p>-1.66</text:p>
          </table:table-cell>
          <table:table-cell table:formula="of:=([.G198]-[.E198])^2" office:value-type="float" office:value="2.77172514014152" calcext:value-type="float">
            <text:p>2.77</text:p>
          </table:table-cell>
          <table:table-cell table:number-columns-repeated="6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$M$3]*[.$C199] +[.$L$3]*[.D199]  + [.$K$3]" office:value-type="float" office:value="123.314103192565" calcext:value-type="float">
            <text:p>123.31</text:p>
          </table:table-cell>
          <table:table-cell table:formula="of:=[.G199]-[.E199]" office:value-type="float" office:value="2.07466699166115" calcext:value-type="float">
            <text:p>2.07</text:p>
          </table:table-cell>
          <table:table-cell table:formula="of:=([.G199]-[.E199])^2" office:value-type="float" office:value="4.30424312628831" calcext:value-type="float">
            <text:p>4.30</text:p>
          </table:table-cell>
          <table:table-cell table:number-columns-repeated="6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$M$3]*[.$C200] +[.$L$3]*[.D200]  + [.$K$3]" office:value-type="float" office:value="155.463260493131" calcext:value-type="float">
            <text:p>155.46</text:p>
          </table:table-cell>
          <table:table-cell table:formula="of:=[.G200]-[.E200]" office:value-type="float" office:value="-10.1532955637094" calcext:value-type="float">
            <text:p>-10.15</text:p>
          </table:table-cell>
          <table:table-cell table:formula="of:=([.G200]-[.E200])^2" office:value-type="float" office:value="103.089410804041" calcext:value-type="float">
            <text:p>103.09</text:p>
          </table:table-cell>
          <table:table-cell table:number-columns-repeated="6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201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$M$3]*[.$C201] +[.$L$3]*[.D201]  + [.$K$3]" office:value-type="float" office:value="110.533630126435" calcext:value-type="float">
            <text:p>110.53</text:p>
          </table:table-cell>
          <table:table-cell table:formula="of:=[.G201]-[.E201]" office:value-type="float" office:value="8.27679233760748" calcext:value-type="float">
            <text:p>8.28</text:p>
          </table:table-cell>
          <table:table-cell table:formula="of:=([.G201]-[.E201])^2" office:value-type="float" office:value="68.5052913998778" calcext:value-type="float">
            <text:p>68.51</text:p>
          </table:table-cell>
          <table:table-cell table:number-columns-repeated="6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$M$3]*[.$C202] +[.$L$3]*[.D202]  + [.$K$3]" office:value-type="float" office:value="148.737643327407" calcext:value-type="float">
            <text:p>148.74</text:p>
          </table:table-cell>
          <table:table-cell table:formula="of:=[.G202]-[.E202]" office:value-type="float" office:value="4.84361047968994" calcext:value-type="float">
            <text:p>4.84</text:p>
          </table:table-cell>
          <table:table-cell table:formula="of:=([.G202]-[.E202])^2" office:value-type="float" office:value="23.4605624789622" calcext:value-type="float">
            <text:p>23.46</text:p>
          </table:table-cell>
          <table:table-cell table:number-columns-repeated="6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3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$M$3]*[.$C203] +[.$L$3]*[.D203]  + [.$K$3]" office:value-type="float" office:value="103.539615764453" calcext:value-type="float">
            <text:p>103.54</text:p>
          </table:table-cell>
          <table:table-cell table:formula="of:=[.G203]-[.E203]" office:value-type="float" office:value="0.153454435531771" calcext:value-type="float">
            <text:p>0.15</text:p>
          </table:table-cell>
          <table:table-cell table:formula="of:=([.G203]-[.E203])^2" office:value-type="float" office:value="0.0235482637843743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$M$3]*[.$C204] +[.$L$3]*[.D204]  + [.$K$3]" office:value-type="float" office:value="201.036699348182" calcext:value-type="float">
            <text:p>201.04</text:p>
          </table:table-cell>
          <table:table-cell table:formula="of:=[.G204]-[.E204]" office:value-type="float" office:value="-1.85405847754325" calcext:value-type="float">
            <text:p>-1.85</text:p>
          </table:table-cell>
          <table:table-cell table:formula="of:=([.G204]-[.E204])^2" office:value-type="float" office:value="3.43753283814999" calcext:value-type="float">
            <text:p>3.44</text:p>
          </table:table-cell>
          <table:table-cell table:number-columns-repeated="6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$M$3]*[.$C205] +[.$L$3]*[.D205]  + [.$K$3]" office:value-type="float" office:value="143.137019432283" calcext:value-type="float">
            <text:p>143.14</text:p>
          </table:table-cell>
          <table:table-cell table:formula="of:=[.G205]-[.E205]" office:value-type="float" office:value="8.52600410149736" calcext:value-type="float">
            <text:p>8.53</text:p>
          </table:table-cell>
          <table:table-cell table:formula="of:=([.G205]-[.E205])^2" office:value-type="float" office:value="72.6927459387499" calcext:value-type="float">
            <text:p>72.69</text:p>
          </table:table-cell>
          <table:table-cell table:number-columns-repeated="6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$M$3]*[.$C206] +[.$L$3]*[.D206]  + [.$K$3]" office:value-type="float" office:value="200.716701591424" calcext:value-type="float">
            <text:p>200.72</text:p>
          </table:table-cell>
          <table:table-cell table:formula="of:=[.G206]-[.E206]" office:value-type="float" office:value="-5.66166394130954" calcext:value-type="float">
            <text:p>-5.66</text:p>
          </table:table-cell>
          <table:table-cell table:formula="of:=([.G206]-[.E206])^2" office:value-type="float" office:value="32.0544385843247" calcext:value-type="float">
            <text:p>32.05</text:p>
          </table:table-cell>
          <table:table-cell table:number-columns-repeated="6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7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$M$3]*[.$C207] +[.$L$3]*[.D207]  + [.$K$3]" office:value-type="float" office:value="175.449111948953" calcext:value-type="float">
            <text:p>175.45</text:p>
          </table:table-cell>
          <table:table-cell table:formula="of:=[.G207]-[.E207]" office:value-type="float" office:value="-1.66621979868296" calcext:value-type="float">
            <text:p>-1.67</text:p>
          </table:table-cell>
          <table:table-cell table:formula="of:=([.G207]-[.E207])^2" office:value-type="float" office:value="2.77628841752308" calcext:value-type="float">
            <text:p>2.78</text:p>
          </table:table-cell>
          <table:table-cell table:number-columns-repeated="6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8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$M$3]*[.$C208] +[.$L$3]*[.D208]  + [.$K$3]" office:value-type="float" office:value="153.193183753531" calcext:value-type="float">
            <text:p>153.19</text:p>
          </table:table-cell>
          <table:table-cell table:formula="of:=[.G208]-[.E208]" office:value-type="float" office:value="-8.49362370754255" calcext:value-type="float">
            <text:p>-8.49</text:p>
          </table:table-cell>
          <table:table-cell table:formula="of:=([.G208]-[.E208])^2" office:value-type="float" office:value="72.1416436853289" calcext:value-type="float">
            <text:p>72.14</text:p>
          </table:table-cell>
          <table:table-cell table:number-columns-repeated="6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9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$M$3]*[.$C209] +[.$L$3]*[.D209]  + [.$K$3]" office:value-type="float" office:value="147.654758701662" calcext:value-type="float">
            <text:p>147.65</text:p>
          </table:table-cell>
          <table:table-cell table:formula="of:=[.G209]-[.E209]" office:value-type="float" office:value="-13.3473565286189" calcext:value-type="float">
            <text:p>-13.35</text:p>
          </table:table-cell>
          <table:table-cell table:formula="of:=([.G209]-[.E209])^2" office:value-type="float" office:value="178.151926302067" calcext:value-type="float">
            <text:p>178.15</text:p>
          </table:table-cell>
          <table:table-cell table:number-columns-repeated="6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10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$M$3]*[.$C210] +[.$L$3]*[.D210]  + [.$K$3]" office:value-type="float" office:value="125.323253514647" calcext:value-type="float">
            <text:p>125.32</text:p>
          </table:table-cell>
          <table:table-cell table:formula="of:=[.G210]-[.E210]" office:value-type="float" office:value="13.8816733633056" calcext:value-type="float">
            <text:p>13.88</text:p>
          </table:table-cell>
          <table:table-cell table:formula="of:=([.G210]-[.E210])^2" office:value-type="float" office:value="192.700855365508" calcext:value-type="float">
            <text:p>192.70</text:p>
          </table:table-cell>
          <table:table-cell table:number-columns-repeated="6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11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$M$3]*[.$C211] +[.$L$3]*[.D211]  + [.$K$3]" office:value-type="float" office:value="179.085085442281" calcext:value-type="float">
            <text:p>179.09</text:p>
          </table:table-cell>
          <table:table-cell table:formula="of:=[.G211]-[.E211]" office:value-type="float" office:value="4.99835832546151" calcext:value-type="float">
            <text:p>5.00</text:p>
          </table:table-cell>
          <table:table-cell table:formula="of:=([.G211]-[.E211])^2" office:value-type="float" office:value="24.9835859497104" calcext:value-type="float">
            <text:p>24.98</text:p>
          </table:table-cell>
          <table:table-cell table:number-columns-repeated="6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$M$3]*[.$C212] +[.$L$3]*[.D212]  + [.$K$3]" office:value-type="float" office:value="130.036413198656" calcext:value-type="float">
            <text:p>130.04</text:p>
          </table:table-cell>
          <table:table-cell table:formula="of:=[.G212]-[.E212]" office:value-type="float" office:value="12.6137384673684" calcext:value-type="float">
            <text:p>12.61</text:p>
          </table:table-cell>
          <table:table-cell table:formula="of:=([.G212]-[.E212])^2" office:value-type="float" office:value="159.10639812317" calcext:value-type="float">
            <text:p>159.11</text:p>
          </table:table-cell>
          <table:table-cell table:number-columns-repeated="6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$M$3]*[.$C213] +[.$L$3]*[.D213]  + [.$K$3]" office:value-type="float" office:value="183.487622698751" calcext:value-type="float">
            <text:p>183.49</text:p>
          </table:table-cell>
          <table:table-cell table:formula="of:=[.G213]-[.E213]" office:value-type="float" office:value="-1.16951725968565" calcext:value-type="float">
            <text:p>-1.17</text:p>
          </table:table-cell>
          <table:table-cell table:formula="of:=([.G213]-[.E213])^2" office:value-type="float" office:value="1.36777062070263" calcext:value-type="float">
            <text:p>1.37</text:p>
          </table:table-cell>
          <table:table-cell table:number-columns-repeated="6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$M$3]*[.$C214] +[.$L$3]*[.D214]  + [.$K$3]" office:value-type="float" office:value="147.104894022373" calcext:value-type="float">
            <text:p>147.10</text:p>
          </table:table-cell>
          <table:table-cell table:formula="of:=[.G214]-[.E214]" office:value-type="float" office:value="8.68225236749595" calcext:value-type="float">
            <text:p>8.68</text:p>
          </table:table-cell>
          <table:table-cell table:formula="of:=([.G214]-[.E214])^2" office:value-type="float" office:value="75.381506172889" calcext:value-type="float">
            <text:p>75.38</text:p>
          </table:table-cell>
          <table:table-cell table:number-columns-repeated="6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5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$M$3]*[.$C215] +[.$L$3]*[.D215]  + [.$K$3]" office:value-type="float" office:value="167.055872149053" calcext:value-type="float">
            <text:p>167.06</text:p>
          </table:table-cell>
          <table:table-cell table:formula="of:=[.G215]-[.E215]" office:value-type="float" office:value="0.276370008556682" calcext:value-type="float">
            <text:p>0.28</text:p>
          </table:table-cell>
          <table:table-cell table:formula="of:=([.G215]-[.E215])^2" office:value-type="float" office:value="0.0763803816296207" calcext:value-type="float">
            <text:p>0.08</text:p>
          </table:table-cell>
          <table:table-cell table:number-columns-repeated="6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$M$3]*[.$C216] +[.$L$3]*[.D216]  + [.$K$3]" office:value-type="float" office:value="196.494010169379" calcext:value-type="float">
            <text:p>196.49</text:p>
          </table:table-cell>
          <table:table-cell table:formula="of:=[.G216]-[.E216]" office:value-type="float" office:value="1.79481664479695" calcext:value-type="float">
            <text:p>1.79</text:p>
          </table:table-cell>
          <table:table-cell table:formula="of:=([.G216]-[.E216])^2" office:value-type="float" office:value="3.22136678844019" calcext:value-type="float">
            <text:p>3.22</text:p>
          </table:table-cell>
          <table:table-cell table:number-columns-repeated="6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$M$3]*[.$C217] +[.$L$3]*[.D217]  + [.$K$3]" office:value-type="float" office:value="133.344261274142" calcext:value-type="float">
            <text:p>133.34</text:p>
          </table:table-cell>
          <table:table-cell table:formula="of:=[.G217]-[.E217]" office:value-type="float" office:value="-18.5473558702603" calcext:value-type="float">
            <text:p>-18.55</text:p>
          </table:table-cell>
          <table:table-cell table:formula="of:=([.G217]-[.E217])^2" office:value-type="float" office:value="344.00440977808" calcext:value-type="float">
            <text:p>344.00</text:p>
          </table:table-cell>
          <table:table-cell table:number-columns-repeated="6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8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$M$3]*[.$C218] +[.$L$3]*[.D218]  + [.$K$3]" office:value-type="float" office:value="202.061350641967" calcext:value-type="float">
            <text:p>202.06</text:p>
          </table:table-cell>
          <table:table-cell table:formula="of:=[.G218]-[.E218]" office:value-type="float" office:value="-1.30911257397153" calcext:value-type="float">
            <text:p>-1.31</text:p>
          </table:table-cell>
          <table:table-cell table:formula="of:=([.G218]-[.E218])^2" office:value-type="float" office:value="1.71377573133037" calcext:value-type="float">
            <text:p>1.71</text:p>
          </table:table-cell>
          <table:table-cell table:number-columns-repeated="6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9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$M$3]*[.$C219] +[.$L$3]*[.D219]  + [.$K$3]" office:value-type="float" office:value="168.856795196945" calcext:value-type="float">
            <text:p>168.86</text:p>
          </table:table-cell>
          <table:table-cell table:formula="of:=[.G219]-[.E219]" office:value-type="float" office:value="3.89336151436714" calcext:value-type="float">
            <text:p>3.89</text:p>
          </table:table-cell>
          <table:table-cell table:formula="of:=([.G219]-[.E219])^2" office:value-type="float" office:value="15.1582638815552" calcext:value-type="float">
            <text:p>15.16</text:p>
          </table:table-cell>
          <table:table-cell table:number-columns-repeated="6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20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$M$3]*[.$C220] +[.$L$3]*[.D220]  + [.$K$3]" office:value-type="float" office:value="145.743060793148" calcext:value-type="float">
            <text:p>145.74</text:p>
          </table:table-cell>
          <table:table-cell table:formula="of:=[.G220]-[.E220]" office:value-type="float" office:value="-1.61300523531258" calcext:value-type="float">
            <text:p>-1.61</text:p>
          </table:table-cell>
          <table:table-cell table:formula="of:=([.G220]-[.E220])^2" office:value-type="float" office:value="2.60178588914581" calcext:value-type="float">
            <text:p>2.60</text:p>
          </table:table-cell>
          <table:table-cell table:number-columns-repeated="6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$M$3]*[.$C221] +[.$L$3]*[.D221]  + [.$K$3]" office:value-type="float" office:value="167.804051256718" calcext:value-type="float">
            <text:p>167.80</text:p>
          </table:table-cell>
          <table:table-cell table:formula="of:=[.G221]-[.E221]" office:value-type="float" office:value="19.9384259521834" calcext:value-type="float">
            <text:p>19.94</text:p>
          </table:table-cell>
          <table:table-cell table:formula="of:=([.G221]-[.E221])^2" office:value-type="float" office:value="397.540829450699" calcext:value-type="float">
            <text:p>397.54</text:p>
          </table:table-cell>
          <table:table-cell table:number-columns-repeated="6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$M$3]*[.$C222] +[.$L$3]*[.D222]  + [.$K$3]" office:value-type="float" office:value="122.569194624889" calcext:value-type="float">
            <text:p>122.57</text:p>
          </table:table-cell>
          <table:table-cell table:formula="of:=[.G222]-[.E222]" office:value-type="float" office:value="-4.30925477596145" calcext:value-type="float">
            <text:p>-4.31</text:p>
          </table:table-cell>
          <table:table-cell table:formula="of:=([.G222]-[.E222])^2" office:value-type="float" office:value="18.5696767241466" calcext:value-type="float">
            <text:p>18.57</text:p>
          </table:table-cell>
          <table:table-cell table:number-columns-repeated="6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3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$M$3]*[.$C223] +[.$L$3]*[.D223]  + [.$K$3]" office:value-type="float" office:value="207.128324448203" calcext:value-type="float">
            <text:p>207.13</text:p>
          </table:table-cell>
          <table:table-cell table:formula="of:=[.G223]-[.E223]" office:value-type="float" office:value="10.4557679130536" calcext:value-type="float">
            <text:p>10.46</text:p>
          </table:table-cell>
          <table:table-cell table:formula="of:=([.G223]-[.E223])^2" office:value-type="float" office:value="109.323082651642" calcext:value-type="float">
            <text:p>109.32</text:p>
          </table:table-cell>
          <table:table-cell table:number-columns-repeated="6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4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$M$3]*[.$C224] +[.$L$3]*[.D224]  + [.$K$3]" office:value-type="float" office:value="139.029776255003" calcext:value-type="float">
            <text:p>139.03</text:p>
          </table:table-cell>
          <table:table-cell table:formula="of:=[.G224]-[.E224]" office:value-type="float" office:value="5.57842360892485" calcext:value-type="float">
            <text:p>5.58</text:p>
          </table:table-cell>
          <table:table-cell table:formula="of:=([.G224]-[.E224])^2" office:value-type="float" office:value="31.1188099606102" calcext:value-type="float">
            <text:p>31.12</text:p>
          </table:table-cell>
          <table:table-cell table:number-columns-repeated="6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$M$3]*[.$C225] +[.$L$3]*[.D225]  + [.$K$3]" office:value-type="float" office:value="105.002800226958" calcext:value-type="float">
            <text:p>105.00</text:p>
          </table:table-cell>
          <table:table-cell table:formula="of:=[.G225]-[.E225]" office:value-type="float" office:value="-4.38904225731575" calcext:value-type="float">
            <text:p>-4.39</text:p>
          </table:table-cell>
          <table:table-cell table:formula="of:=([.G225]-[.E225])^2" office:value-type="float" office:value="19.2636919365033" calcext:value-type="float">
            <text:p>19.26</text:p>
          </table:table-cell>
          <table:table-cell table:number-columns-repeated="6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6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$M$3]*[.$C226] +[.$L$3]*[.D226]  + [.$K$3]" office:value-type="float" office:value="116.363922212454" calcext:value-type="float">
            <text:p>116.36</text:p>
          </table:table-cell>
          <table:table-cell table:formula="of:=[.G226]-[.E226]" office:value-type="float" office:value="1.40810798991053" calcext:value-type="float">
            <text:p>1.41</text:p>
          </table:table-cell>
          <table:table-cell table:formula="of:=([.G226]-[.E226])^2" office:value-type="float" office:value="1.98276811124988" calcext:value-type="float">
            <text:p>1.98</text:p>
          </table:table-cell>
          <table:table-cell table:number-columns-repeated="6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$M$3]*[.$C227] +[.$L$3]*[.D227]  + [.$K$3]" office:value-type="float" office:value="218.727247933316" calcext:value-type="float">
            <text:p>218.73</text:p>
          </table:table-cell>
          <table:table-cell table:formula="of:=[.G227]-[.E227]" office:value-type="float" office:value="11.8296039484002" calcext:value-type="float">
            <text:p>11.83</text:p>
          </table:table-cell>
          <table:table-cell table:formula="of:=([.G227]-[.E227])^2" office:value-type="float" office:value="139.939529576006" calcext:value-type="float">
            <text:p>139.94</text:p>
          </table:table-cell>
          <table:table-cell table:number-columns-repeated="6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8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$M$3]*[.$C228] +[.$L$3]*[.D228]  + [.$K$3]" office:value-type="float" office:value="163.211851327126" calcext:value-type="float">
            <text:p>163.21</text:p>
          </table:table-cell>
          <table:table-cell table:formula="of:=[.G228]-[.E228]" office:value-type="float" office:value="-15.794753272074" calcext:value-type="float">
            <text:p>-15.79</text:p>
          </table:table-cell>
          <table:table-cell table:formula="of:=([.G228]-[.E228])^2" office:value-type="float" office:value="249.474230925692" calcext:value-type="float">
            <text:p>249.47</text:p>
          </table:table-cell>
          <table:table-cell table:number-columns-repeated="6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$M$3]*[.$C229] +[.$L$3]*[.D229]  + [.$K$3]" office:value-type="float" office:value="138.245124958296" calcext:value-type="float">
            <text:p>138.25</text:p>
          </table:table-cell>
          <table:table-cell table:formula="of:=[.G229]-[.E229]" office:value-type="float" office:value="-29.9082012615942" calcext:value-type="float">
            <text:p>-29.91</text:p>
          </table:table-cell>
          <table:table-cell table:formula="of:=([.G229]-[.E229])^2" office:value-type="float" office:value="894.500502704023" calcext:value-type="float">
            <text:p>894.50</text:p>
          </table:table-cell>
          <table:table-cell table:number-columns-repeated="6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$M$3]*[.$C230] +[.$L$3]*[.D230]  + [.$K$3]" office:value-type="float" office:value="210.768293909765" calcext:value-type="float">
            <text:p>210.77</text:p>
          </table:table-cell>
          <table:table-cell table:formula="of:=[.G230]-[.E230]" office:value-type="float" office:value="15.7216598293136" calcext:value-type="float">
            <text:p>15.72</text:p>
          </table:table-cell>
          <table:table-cell table:formula="of:=([.G230]-[.E230])^2" office:value-type="float" office:value="247.170587788651" calcext:value-type="float">
            <text:p>247.17</text:p>
          </table:table-cell>
          <table:table-cell table:number-columns-repeated="6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31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$M$3]*[.$C231] +[.$L$3]*[.D231]  + [.$K$3]" office:value-type="float" office:value="184.069305542743" calcext:value-type="float">
            <text:p>184.07</text:p>
          </table:table-cell>
          <table:table-cell table:formula="of:=[.G231]-[.E231]" office:value-type="float" office:value="11.8739418549981" calcext:value-type="float">
            <text:p>11.87</text:p>
          </table:table-cell>
          <table:table-cell table:formula="of:=([.G231]-[.E231])^2" office:value-type="float" office:value="140.990495175876" calcext:value-type="float">
            <text:p>140.99</text:p>
          </table:table-cell>
          <table:table-cell table:number-columns-repeated="6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$M$3]*[.$C232] +[.$L$3]*[.D232]  + [.$K$3]" office:value-type="float" office:value="167.200787289841" calcext:value-type="float">
            <text:p>167.20</text:p>
          </table:table-cell>
          <table:table-cell table:formula="of:=[.G232]-[.E232]" office:value-type="float" office:value="1.50139550193833" calcext:value-type="float">
            <text:p>1.50</text:p>
          </table:table-cell>
          <table:table-cell table:formula="of:=([.G232]-[.E232])^2" office:value-type="float" office:value="2.25418845324066" calcext:value-type="float">
            <text:p>2.25</text:p>
          </table:table-cell>
          <table:table-cell table:number-columns-repeated="6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$M$3]*[.$C233] +[.$L$3]*[.D233]  + [.$K$3]" office:value-type="float" office:value="224.604395727111" calcext:value-type="float">
            <text:p>224.60</text:p>
          </table:table-cell>
          <table:table-cell table:formula="of:=[.G233]-[.E233]" office:value-type="float" office:value="16.5666936602736" calcext:value-type="float">
            <text:p>16.57</text:p>
          </table:table-cell>
          <table:table-cell table:formula="of:=([.G233]-[.E233])^2" office:value-type="float" office:value="274.45533883335" calcext:value-type="float">
            <text:p>274.46</text:p>
          </table:table-cell>
          <table:table-cell table:number-columns-repeated="6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4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$M$3]*[.$C234] +[.$L$3]*[.D234]  + [.$K$3]" office:value-type="float" office:value="82.3911310209303" calcext:value-type="float">
            <text:p>82.39</text:p>
          </table:table-cell>
          <table:table-cell table:formula="of:=[.G234]-[.E234]" office:value-type="float" office:value="-7.08934925202772" calcext:value-type="float">
            <text:p>-7.09</text:p>
          </table:table-cell>
          <table:table-cell table:formula="of:=([.G234]-[.E234])^2" office:value-type="float" office:value="50.2588728172259" calcext:value-type="float">
            <text:p>50.26</text:p>
          </table:table-cell>
          <table:table-cell table:number-columns-repeated="6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5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$M$3]*[.$C235] +[.$L$3]*[.D235]  + [.$K$3]" office:value-type="float" office:value="215.574903015505" calcext:value-type="float">
            <text:p>215.57</text:p>
          </table:table-cell>
          <table:table-cell table:formula="of:=[.G235]-[.E235]" office:value-type="float" office:value="11.209799180561" calcext:value-type="float">
            <text:p>11.21</text:p>
          </table:table-cell>
          <table:table-cell table:formula="of:=([.G235]-[.E235])^2" office:value-type="float" office:value="125.659597668507" calcext:value-type="float">
            <text:p>125.66</text:p>
          </table:table-cell>
          <table:table-cell table:number-columns-repeated="6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6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$M$3]*[.$C236] +[.$L$3]*[.D236]  + [.$K$3]" office:value-type="float" office:value="190.974313946616" calcext:value-type="float">
            <text:p>190.97</text:p>
          </table:table-cell>
          <table:table-cell table:formula="of:=[.G236]-[.E236]" office:value-type="float" office:value="7.6787076832579" calcext:value-type="float">
            <text:p>7.68</text:p>
          </table:table-cell>
          <table:table-cell table:formula="of:=([.G236]-[.E236])^2" office:value-type="float" office:value="58.9625516849239" calcext:value-type="float">
            <text:p>58.96</text:p>
          </table:table-cell>
          <table:table-cell table:number-columns-repeated="6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$M$3]*[.$C237] +[.$L$3]*[.D237]  + [.$K$3]" office:value-type="float" office:value="162.119689910404" calcext:value-type="float">
            <text:p>162.12</text:p>
          </table:table-cell>
          <table:table-cell table:formula="of:=[.G237]-[.E237]" office:value-type="float" office:value="-7.94310418695787" calcext:value-type="float">
            <text:p>-7.94</text:p>
          </table:table-cell>
          <table:table-cell table:formula="of:=([.G237]-[.E237])^2" office:value-type="float" office:value="63.0929041248676" calcext:value-type="float">
            <text:p>63.09</text:p>
          </table:table-cell>
          <table:table-cell table:number-columns-repeated="6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8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$M$3]*[.$C238] +[.$L$3]*[.D238]  + [.$K$3]" office:value-type="float" office:value="142.869395919175" calcext:value-type="float">
            <text:p>142.87</text:p>
          </table:table-cell>
          <table:table-cell table:formula="of:=[.G238]-[.E238]" office:value-type="float" office:value="13.4762197949992" calcext:value-type="float">
            <text:p>13.48</text:p>
          </table:table-cell>
          <table:table-cell table:formula="of:=([.G238]-[.E238])^2" office:value-type="float" office:value="181.608499963128" calcext:value-type="float">
            <text:p>181.61</text:p>
          </table:table-cell>
          <table:table-cell table:number-columns-repeated="6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$M$3]*[.$C239] +[.$L$3]*[.D239]  + [.$K$3]" office:value-type="float" office:value="116.441506983429" calcext:value-type="float">
            <text:p>116.44</text:p>
          </table:table-cell>
          <table:table-cell table:formula="of:=[.G239]-[.E239]" office:value-type="float" office:value="-6.9447892162445" calcext:value-type="float">
            <text:p>-6.94</text:p>
          </table:table-cell>
          <table:table-cell table:formula="of:=([.G239]-[.E239])^2" office:value-type="float" office:value="48.2300972580659" calcext:value-type="float">
            <text:p>48.23</text:p>
          </table:table-cell>
          <table:table-cell table:number-columns-repeated="6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40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$M$3]*[.$C240] +[.$L$3]*[.D240]  + [.$K$3]" office:value-type="float" office:value="198.818225135119" calcext:value-type="float">
            <text:p>198.82</text:p>
          </table:table-cell>
          <table:table-cell table:formula="of:=[.G240]-[.E240]" office:value-type="float" office:value="25.832447988911" calcext:value-type="float">
            <text:p>25.83</text:p>
          </table:table-cell>
          <table:table-cell table:formula="of:=([.G240]-[.E240])^2" office:value-type="float" office:value="667.31536909979" calcext:value-type="float">
            <text:p>667.32</text:p>
          </table:table-cell>
          <table:table-cell table:number-columns-repeated="6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41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$M$3]*[.$C241] +[.$L$3]*[.D241]  + [.$K$3]" office:value-type="float" office:value="179.053745828168" calcext:value-type="float">
            <text:p>179.05</text:p>
          </table:table-cell>
          <table:table-cell table:formula="of:=[.G241]-[.E241]" office:value-type="float" office:value="8.20698554741952" calcext:value-type="float">
            <text:p>8.21</text:p>
          </table:table-cell>
          <table:table-cell table:formula="of:=([.G241]-[.E241])^2" office:value-type="float" office:value="67.3546117755529" calcext:value-type="float">
            <text:p>67.35</text:p>
          </table:table-cell>
          <table:table-cell table:number-columns-repeated="6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$M$3]*[.$C242] +[.$L$3]*[.D242]  + [.$K$3]" office:value-type="float" office:value="165.855106114858" calcext:value-type="float">
            <text:p>165.86</text:p>
          </table:table-cell>
          <table:table-cell table:formula="of:=[.G242]-[.E242]" office:value-type="float" office:value="8.0942948847119" calcext:value-type="float">
            <text:p>8.09</text:p>
          </table:table-cell>
          <table:table-cell table:formula="of:=([.G242]-[.E242])^2" office:value-type="float" office:value="65.5176096806732" calcext:value-type="float">
            <text:p>65.52</text:p>
          </table:table-cell>
          <table:table-cell table:number-columns-repeated="6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$M$3]*[.$C243] +[.$L$3]*[.D243]  + [.$K$3]" office:value-type="float" office:value="139.47889353552" calcext:value-type="float">
            <text:p>139.48</text:p>
          </table:table-cell>
          <table:table-cell table:formula="of:=[.G243]-[.E243]" office:value-type="float" office:value="-4.59279088808518" calcext:value-type="float">
            <text:p>-4.59</text:p>
          </table:table-cell>
          <table:table-cell table:formula="of:=([.G243]-[.E243])^2" office:value-type="float" office:value="21.0937281416782" calcext:value-type="float">
            <text:p>21.09</text:p>
          </table:table-cell>
          <table:table-cell table:number-columns-repeated="6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4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$M$3]*[.$C244] +[.$L$3]*[.D244]  + [.$K$3]" office:value-type="float" office:value="142.449757125682" calcext:value-type="float">
            <text:p>142.45</text:p>
          </table:table-cell>
          <table:table-cell table:formula="of:=[.G244]-[.E244]" office:value-type="float" office:value="-5.75698614170707" calcext:value-type="float">
            <text:p>-5.76</text:p>
          </table:table-cell>
          <table:table-cell table:formula="of:=([.G244]-[.E244])^2" office:value-type="float" office:value="33.1428894358073" calcext:value-type="float">
            <text:p>33.14</text:p>
          </table:table-cell>
          <table:table-cell table:number-columns-repeated="6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5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$M$3]*[.$C245] +[.$L$3]*[.D245]  + [.$K$3]" office:value-type="float" office:value="155.342376192004" calcext:value-type="float">
            <text:p>155.34</text:p>
          </table:table-cell>
          <table:table-cell table:formula="of:=[.G245]-[.E245]" office:value-type="float" office:value="-13.7593106344629" calcext:value-type="float">
            <text:p>-13.76</text:p>
          </table:table-cell>
          <table:table-cell table:formula="of:=([.G245]-[.E245])^2" office:value-type="float" office:value="189.318629135643" calcext:value-type="float">
            <text:p>189.32</text:p>
          </table:table-cell>
          <table:table-cell table:number-columns-repeated="6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$M$3]*[.$C246] +[.$L$3]*[.D246]  + [.$K$3]" office:value-type="float" office:value="178.68325108387" calcext:value-type="float">
            <text:p>178.68</text:p>
          </table:table-cell>
          <table:table-cell table:formula="of:=[.G246]-[.E246]" office:value-type="float" office:value="-6.50471868525821" calcext:value-type="float">
            <text:p>-6.50</text:p>
          </table:table-cell>
          <table:table-cell table:formula="of:=([.G246]-[.E246])^2" office:value-type="float" office:value="42.3113651743473" calcext:value-type="float">
            <text:p>42.31</text:p>
          </table:table-cell>
          <table:table-cell table:number-columns-repeated="6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$M$3]*[.$C247] +[.$L$3]*[.D247]  + [.$K$3]" office:value-type="float" office:value="194.233950024733" calcext:value-type="float">
            <text:p>194.23</text:p>
          </table:table-cell>
          <table:table-cell table:formula="of:=[.G247]-[.E247]" office:value-type="float" office:value="2.8217188920315" calcext:value-type="float">
            <text:p>2.82</text:p>
          </table:table-cell>
          <table:table-cell table:formula="of:=([.G247]-[.E247])^2" office:value-type="float" office:value="7.96209750564747" calcext:value-type="float">
            <text:p>7.96</text:p>
          </table:table-cell>
          <table:table-cell table:number-columns-repeated="6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$M$3]*[.$C248] +[.$L$3]*[.D248]  + [.$K$3]" office:value-type="float" office:value="211.133163964487" calcext:value-type="float">
            <text:p>211.13</text:p>
          </table:table-cell>
          <table:table-cell table:formula="of:=[.G248]-[.E248]" office:value-type="float" office:value="10.2260178419636" calcext:value-type="float">
            <text:p>10.23</text:p>
          </table:table-cell>
          <table:table-cell table:formula="of:=([.G248]-[.E248])^2" office:value-type="float" office:value="104.571440904158" calcext:value-type="float">
            <text:p>104.57</text:p>
          </table:table-cell>
          <table:table-cell table:number-columns-repeated="6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9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$M$3]*[.$C249] +[.$L$3]*[.D249]  + [.$K$3]" office:value-type="float" office:value="109.074956151059" calcext:value-type="float">
            <text:p>109.07</text:p>
          </table:table-cell>
          <table:table-cell table:formula="of:=[.G249]-[.E249]" office:value-type="float" office:value="-1.76289855208242" calcext:value-type="float">
            <text:p>-1.76</text:p>
          </table:table-cell>
          <table:table-cell table:formula="of:=([.G249]-[.E249])^2" office:value-type="float" office:value="3.10781130493429" calcext:value-type="float">
            <text:p>3.11</text:p>
          </table:table-cell>
          <table:table-cell table:number-columns-repeated="60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50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$M$3]*[.$C250] +[.$L$3]*[.D250]  + [.$K$3]" office:value-type="float" office:value="203.277127042947" calcext:value-type="float">
            <text:p>203.28</text:p>
          </table:table-cell>
          <table:table-cell table:formula="of:=[.G250]-[.E250]" office:value-type="float" office:value="15.1610812748563" calcext:value-type="float">
            <text:p>15.16</text:p>
          </table:table-cell>
          <table:table-cell table:formula="of:=([.G250]-[.E250])^2" office:value-type="float" office:value="229.858385422799" calcext:value-type="float">
            <text:p>229.86</text:p>
          </table:table-cell>
          <table:table-cell table:number-columns-repeated="6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$M$3]*[.$C251] +[.$L$3]*[.D251]  + [.$K$3]" office:value-type="float" office:value="167.548850446037" calcext:value-type="float">
            <text:p>167.55</text:p>
          </table:table-cell>
          <table:table-cell table:formula="of:=[.G251]-[.E251]" office:value-type="float" office:value="8.17192444013432" calcext:value-type="float">
            <text:p>8.17</text:p>
          </table:table-cell>
          <table:table-cell table:formula="of:=([.G251]-[.E251])^2" office:value-type="float" office:value="66.7803490552646" calcext:value-type="float">
            <text:p>66.78</text:p>
          </table:table-cell>
          <table:table-cell table:number-columns-repeated="6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52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$M$3]*[.$C252] +[.$L$3]*[.D252]  + [.$K$3]" office:value-type="float" office:value="206.124611656022" calcext:value-type="float">
            <text:p>206.12</text:p>
          </table:table-cell>
          <table:table-cell table:formula="of:=[.G252]-[.E252]" office:value-type="float" office:value="-1.64392331892532" calcext:value-type="float">
            <text:p>-1.64</text:p>
          </table:table-cell>
          <table:table-cell table:formula="of:=([.G252]-[.E252])^2" office:value-type="float" office:value="2.70248387850643" calcext:value-type="float">
            <text:p>2.70</text:p>
          </table:table-cell>
          <table:table-cell table:number-columns-repeated="6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$M$3]*[.$C253] +[.$L$3]*[.D253]  + [.$K$3]" office:value-type="float" office:value="115.86972308292" calcext:value-type="float">
            <text:p>115.87</text:p>
          </table:table-cell>
          <table:table-cell table:formula="of:=[.G253]-[.E253]" office:value-type="float" office:value="4.54276065409513" calcext:value-type="float">
            <text:p>4.54</text:p>
          </table:table-cell>
          <table:table-cell table:formula="of:=([.G253]-[.E253])^2" office:value-type="float" office:value="20.6366743603948" calcext:value-type="float">
            <text:p>20.64</text:p>
          </table:table-cell>
          <table:table-cell table:number-columns-repeated="6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$M$3]*[.$C254] +[.$L$3]*[.D254]  + [.$K$3]" office:value-type="float" office:value="177.06620482071" calcext:value-type="float">
            <text:p>177.07</text:p>
          </table:table-cell>
          <table:table-cell table:formula="of:=[.G254]-[.E254]" office:value-type="float" office:value="-9.86907514872163" calcext:value-type="float">
            <text:p>-9.87</text:p>
          </table:table-cell>
          <table:table-cell table:formula="of:=([.G254]-[.E254])^2" office:value-type="float" office:value="97.398644291115" calcext:value-type="float">
            <text:p>97.40</text:p>
          </table:table-cell>
          <table:table-cell table:number-columns-repeated="6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$M$3]*[.$C255] +[.$L$3]*[.D255]  + [.$K$3]" office:value-type="float" office:value="117.229051252699" calcext:value-type="float">
            <text:p>117.23</text:p>
          </table:table-cell>
          <table:table-cell table:formula="of:=[.G255]-[.E255]" office:value-type="float" office:value="4.31384234641443" calcext:value-type="float">
            <text:p>4.31</text:p>
          </table:table-cell>
          <table:table-cell table:formula="of:=([.G255]-[.E255])^2" office:value-type="float" office:value="18.6092357897184" calcext:value-type="float">
            <text:p>18.61</text:p>
          </table:table-cell>
          <table:table-cell table:number-columns-repeated="6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6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$M$3]*[.$C256] +[.$L$3]*[.D256]  + [.$K$3]" office:value-type="float" office:value="125.433096717864" calcext:value-type="float">
            <text:p>125.43</text:p>
          </table:table-cell>
          <table:table-cell table:formula="of:=[.G256]-[.E256]" office:value-type="float" office:value="-7.58733870416319" calcext:value-type="float">
            <text:p>-7.59</text:p>
          </table:table-cell>
          <table:table-cell table:formula="of:=([.G256]-[.E256])^2" office:value-type="float" office:value="57.5677086116927" calcext:value-type="float">
            <text:p>57.57</text:p>
          </table:table-cell>
          <table:table-cell table:number-columns-repeated="6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7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$M$3]*[.$C257] +[.$L$3]*[.D257]  + [.$K$3]" office:value-type="float" office:value="155.284204268236" calcext:value-type="float">
            <text:p>155.28</text:p>
          </table:table-cell>
          <table:table-cell table:formula="of:=[.G257]-[.E257]" office:value-type="float" office:value="-27.3056398259517" calcext:value-type="float">
            <text:p>-27.31</text:p>
          </table:table-cell>
          <table:table-cell table:formula="of:=([.G257]-[.E257])^2" office:value-type="float" office:value="745.5979663046" calcext:value-type="float">
            <text:p>745.60</text:p>
          </table:table-cell>
          <table:table-cell table:number-columns-repeated="6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$M$3]*[.$C258] +[.$L$3]*[.D258]  + [.$K$3]" office:value-type="float" office:value="148.581909647371" calcext:value-type="float">
            <text:p>148.58</text:p>
          </table:table-cell>
          <table:table-cell table:formula="of:=[.G258]-[.E258]" office:value-type="float" office:value="-12.8497478587056" calcext:value-type="float">
            <text:p>-12.85</text:p>
          </table:table-cell>
          <table:table-cell table:formula="of:=([.G258]-[.E258])^2" office:value-type="float" office:value="165.116020032309" calcext:value-type="float">
            <text:p>165.12</text:p>
          </table:table-cell>
          <table:table-cell table:number-columns-repeated="6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$M$3]*[.$C259] +[.$L$3]*[.D259]  + [.$K$3]" office:value-type="float" office:value="180.90018322644" calcext:value-type="float">
            <text:p>180.90</text:p>
          </table:table-cell>
          <table:table-cell table:formula="of:=[.G259]-[.E259]" office:value-type="float" office:value="-0.365641580688845" calcext:value-type="float">
            <text:p>-0.37</text:p>
          </table:table-cell>
          <table:table-cell table:formula="of:=([.G259]-[.E259])^2" office:value-type="float" office:value="0.133693765528637" calcext:value-type="float">
            <text:p>0.13</text:p>
          </table:table-cell>
          <table:table-cell table:number-columns-repeated="6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60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$M$3]*[.$C260] +[.$L$3]*[.D260]  + [.$K$3]" office:value-type="float" office:value="144.530812308362" calcext:value-type="float">
            <text:p>144.53</text:p>
          </table:table-cell>
          <table:table-cell table:formula="of:=[.G260]-[.E260]" office:value-type="float" office:value="6.0455945911927" calcext:value-type="float">
            <text:p>6.05</text:p>
          </table:table-cell>
          <table:table-cell table:formula="of:=([.G260]-[.E260])^2" office:value-type="float" office:value="36.5492139610584" calcext:value-type="float">
            <text:p>36.55</text:p>
          </table:table-cell>
          <table:table-cell table:number-columns-repeated="6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61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$M$3]*[.$C261] +[.$L$3]*[.D261]  + [.$K$3]" office:value-type="float" office:value="112.800160900725" calcext:value-type="float">
            <text:p>112.80</text:p>
          </table:table-cell>
          <table:table-cell table:formula="of:=[.G261]-[.E261]" office:value-type="float" office:value="3.08046464773142" calcext:value-type="float">
            <text:p>3.08</text:p>
          </table:table-cell>
          <table:table-cell table:formula="of:=([.G261]-[.E261])^2" office:value-type="float" office:value="9.48926244592305" calcext:value-type="float">
            <text:p>9.49</text:p>
          </table:table-cell>
          <table:table-cell table:number-columns-repeated="6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$M$3]*[.$C262] +[.$L$3]*[.D262]  + [.$K$3]" office:value-type="float" office:value="205.284386717032" calcext:value-type="float">
            <text:p>205.28</text:p>
          </table:table-cell>
          <table:table-cell table:formula="of:=[.G262]-[.E262]" office:value-type="float" office:value="-4.02549340884931" calcext:value-type="float">
            <text:p>-4.03</text:p>
          </table:table-cell>
          <table:table-cell table:formula="of:=([.G262]-[.E262])^2" office:value-type="float" office:value="16.2045971846893" calcext:value-type="float">
            <text:p>16.20</text:p>
          </table:table-cell>
          <table:table-cell table:number-columns-repeated="6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3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$M$3]*[.$C263] +[.$L$3]*[.D263]  + [.$K$3]" office:value-type="float" office:value="191.383162378199" calcext:value-type="float">
            <text:p>191.38</text:p>
          </table:table-cell>
          <table:table-cell table:formula="of:=[.G263]-[.E263]" office:value-type="float" office:value="7.27343220343678" calcext:value-type="float">
            <text:p>7.27</text:p>
          </table:table-cell>
          <table:table-cell table:formula="of:=([.G263]-[.E263])^2" office:value-type="float" office:value="52.9028160179913" calcext:value-type="float">
            <text:p>52.90</text:p>
          </table:table-cell>
          <table:table-cell table:number-columns-repeated="6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$M$3]*[.$C264] +[.$L$3]*[.D264]  + [.$K$3]" office:value-type="float" office:value="193.555251960053" calcext:value-type="float">
            <text:p>193.56</text:p>
          </table:table-cell>
          <table:table-cell table:formula="of:=[.G264]-[.E264]" office:value-type="float" office:value="-10.8713463409518" calcext:value-type="float">
            <text:p>-10.87</text:p>
          </table:table-cell>
          <table:table-cell table:formula="of:=([.G264]-[.E264])^2" office:value-type="float" office:value="118.186171264926" calcext:value-type="float">
            <text:p>118.19</text:p>
          </table:table-cell>
          <table:table-cell table:number-columns-repeated="6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$M$3]*[.$C265] +[.$L$3]*[.D265]  + [.$K$3]" office:value-type="float" office:value="175.188536867534" calcext:value-type="float">
            <text:p>175.19</text:p>
          </table:table-cell>
          <table:table-cell table:formula="of:=[.G265]-[.E265]" office:value-type="float" office:value="-10.3680182345183" calcext:value-type="float">
            <text:p>-10.37</text:p>
          </table:table-cell>
          <table:table-cell table:formula="of:=([.G265]-[.E265])^2" office:value-type="float" office:value="107.495802111304" calcext:value-type="float">
            <text:p>107.50</text:p>
          </table:table-cell>
          <table:table-cell table:number-columns-repeated="6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6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$M$3]*[.$C266] +[.$L$3]*[.D266]  + [.$K$3]" office:value-type="float" office:value="136.751124903223" calcext:value-type="float">
            <text:p>136.75</text:p>
          </table:table-cell>
          <table:table-cell table:formula="of:=[.G266]-[.E266]" office:value-type="float" office:value="-12.5929027438108" calcext:value-type="float">
            <text:p>-12.59</text:p>
          </table:table-cell>
          <table:table-cell table:formula="of:=([.G266]-[.E266])^2" office:value-type="float" office:value="158.581199515079" calcext:value-type="float">
            <text:p>158.58</text:p>
          </table:table-cell>
          <table:table-cell table:number-columns-repeated="6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7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$M$3]*[.$C267] +[.$L$3]*[.D267]  + [.$K$3]" office:value-type="float" office:value="176.291146636098" calcext:value-type="float">
            <text:p>176.29</text:p>
          </table:table-cell>
          <table:table-cell table:formula="of:=[.G267]-[.E267]" office:value-type="float" office:value="-5.57389770998333" calcext:value-type="float">
            <text:p>-5.57</text:p>
          </table:table-cell>
          <table:table-cell table:formula="of:=([.G267]-[.E267])^2" office:value-type="float" office:value="31.0683356813574" calcext:value-type="float">
            <text:p>31.07</text:p>
          </table:table-cell>
          <table:table-cell table:number-columns-repeated="6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8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$M$3]*[.$C268] +[.$L$3]*[.D268]  + [.$K$3]" office:value-type="float" office:value="181.819498771784" calcext:value-type="float">
            <text:p>181.82</text:p>
          </table:table-cell>
          <table:table-cell table:formula="of:=[.G268]-[.E268]" office:value-type="float" office:value="-3.16899919820747" calcext:value-type="float">
            <text:p>-3.17</text:p>
          </table:table-cell>
          <table:table-cell table:formula="of:=([.G268]-[.E268])^2" office:value-type="float" office:value="10.0425559182396" calcext:value-type="float">
            <text:p>10.04</text:p>
          </table:table-cell>
          <table:table-cell table:number-columns-repeated="60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9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$M$3]*[.$C269] +[.$L$3]*[.D269]  + [.$K$3]" office:value-type="float" office:value="221.026273411992" calcext:value-type="float">
            <text:p>221.03</text:p>
          </table:table-cell>
          <table:table-cell table:formula="of:=[.G269]-[.E269]" office:value-type="float" office:value="0.818613192309527" calcext:value-type="float">
            <text:p>0.82</text:p>
          </table:table-cell>
          <table:table-cell table:formula="of:=([.G269]-[.E269])^2" office:value-type="float" office:value="0.670127558623195" calcext:value-type="float">
            <text:p>0.67</text:p>
          </table:table-cell>
          <table:table-cell table:number-columns-repeated="6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70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$M$3]*[.$C270] +[.$L$3]*[.D270]  + [.$K$3]" office:value-type="float" office:value="142.087251914777" calcext:value-type="float">
            <text:p>142.09</text:p>
          </table:table-cell>
          <table:table-cell table:formula="of:=[.G270]-[.E270]" office:value-type="float" office:value="-8.31564678044964" calcext:value-type="float">
            <text:p>-8.32</text:p>
          </table:table-cell>
          <table:table-cell table:formula="of:=([.G270]-[.E270])^2" office:value-type="float" office:value="69.1499813772025" calcext:value-type="float">
            <text:p>69.15</text:p>
          </table:table-cell>
          <table:table-cell table:number-columns-repeated="6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$M$3]*[.$C271] +[.$L$3]*[.D271]  + [.$K$3]" office:value-type="float" office:value="146.981851800045" calcext:value-type="float">
            <text:p>146.98</text:p>
          </table:table-cell>
          <table:table-cell table:formula="of:=[.G271]-[.E271]" office:value-type="float" office:value="-9.91978564992508" calcext:value-type="float">
            <text:p>-9.92</text:p>
          </table:table-cell>
          <table:table-cell table:formula="of:=([.G271]-[.E271])^2" office:value-type="float" office:value="98.4021473404594" calcext:value-type="float">
            <text:p>98.40</text:p>
          </table:table-cell>
          <table:table-cell table:number-columns-repeated="6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72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$M$3]*[.$C272] +[.$L$3]*[.D272]  + [.$K$3]" office:value-type="float" office:value="156.380857064127" calcext:value-type="float">
            <text:p>156.38</text:p>
          </table:table-cell>
          <table:table-cell table:formula="of:=[.G272]-[.E272]" office:value-type="float" office:value="19.0932500783412" calcext:value-type="float">
            <text:p>19.09</text:p>
          </table:table-cell>
          <table:table-cell table:formula="of:=([.G272]-[.E272])^2" office:value-type="float" office:value="364.552198554077" calcext:value-type="float">
            <text:p>364.55</text:p>
          </table:table-cell>
          <table:table-cell table:number-columns-repeated="6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$M$3]*[.$C273] +[.$L$3]*[.D273]  + [.$K$3]" office:value-type="float" office:value="186.574227389931" calcext:value-type="float">
            <text:p>186.57</text:p>
          </table:table-cell>
          <table:table-cell table:formula="of:=[.G273]-[.E273]" office:value-type="float" office:value="-5.30717607694032" calcext:value-type="float">
            <text:p>-5.31</text:p>
          </table:table-cell>
          <table:table-cell table:formula="of:=([.G273]-[.E273])^2" office:value-type="float" office:value="28.1661179116477" calcext:value-type="float">
            <text:p>28.17</text:p>
          </table:table-cell>
          <table:table-cell table:number-columns-repeated="6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4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$M$3]*[.$C274] +[.$L$3]*[.D274]  + [.$K$3]" office:value-type="float" office:value="115.285862539951" calcext:value-type="float">
            <text:p>115.29</text:p>
          </table:table-cell>
          <table:table-cell table:formula="of:=[.G274]-[.E274]" office:value-type="float" office:value="-7.87195141177047" calcext:value-type="float">
            <text:p>-7.87</text:p>
          </table:table-cell>
          <table:table-cell table:formula="of:=([.G274]-[.E274])^2" office:value-type="float" office:value="61.9676190292751" calcext:value-type="float">
            <text:p>61.97</text:p>
          </table:table-cell>
          <table:table-cell table:number-columns-repeated="6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5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$M$3]*[.$C275] +[.$L$3]*[.D275]  + [.$K$3]" office:value-type="float" office:value="231.586798793082" calcext:value-type="float">
            <text:p>231.59</text:p>
          </table:table-cell>
          <table:table-cell table:formula="of:=[.G275]-[.E275]" office:value-type="float" office:value="-0.622578555347417" calcext:value-type="float">
            <text:p>-0.62</text:p>
          </table:table-cell>
          <table:table-cell table:formula="of:=([.G275]-[.E275])^2" office:value-type="float" office:value="0.387604057578476" calcext:value-type="float">
            <text:p>0.39</text:p>
          </table:table-cell>
          <table:table-cell table:number-columns-repeated="6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6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$M$3]*[.$C276] +[.$L$3]*[.D276]  + [.$K$3]" office:value-type="float" office:value="215.622529751736" calcext:value-type="float">
            <text:p>215.62</text:p>
          </table:table-cell>
          <table:table-cell table:formula="of:=[.G276]-[.E276]" office:value-type="float" office:value="8.16284801882424" calcext:value-type="float">
            <text:p>8.16</text:p>
          </table:table-cell>
          <table:table-cell table:formula="of:=([.G276]-[.E276])^2" office:value-type="float" office:value="66.6320877784227" calcext:value-type="float">
            <text:p>66.63</text:p>
          </table:table-cell>
          <table:table-cell table:number-columns-repeated="6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$M$3]*[.$C277] +[.$L$3]*[.D277]  + [.$K$3]" office:value-type="float" office:value="244.346298091527" calcext:value-type="float">
            <text:p>244.35</text:p>
          </table:table-cell>
          <table:table-cell table:formula="of:=[.G277]-[.E277]" office:value-type="float" office:value="17.2070021170434" calcext:value-type="float">
            <text:p>17.21</text:p>
          </table:table-cell>
          <table:table-cell table:formula="of:=([.G277]-[.E277])^2" office:value-type="float" office:value="296.080921855935" calcext:value-type="float">
            <text:p>296.08</text:p>
          </table:table-cell>
          <table:table-cell table:number-columns-repeated="6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$M$3]*[.$C278] +[.$L$3]*[.D278]  + [.$K$3]" office:value-type="float" office:value="127.178383506455" calcext:value-type="float">
            <text:p>127.18</text:p>
          </table:table-cell>
          <table:table-cell table:formula="of:=[.G278]-[.E278]" office:value-type="float" office:value="-9.07774649978859" calcext:value-type="float">
            <text:p>-9.08</text:p>
          </table:table-cell>
          <table:table-cell table:formula="of:=([.G278]-[.E278])^2" office:value-type="float" office:value="82.405481514424" calcext:value-type="float">
            <text:p>82.41</text:p>
          </table:table-cell>
          <table:table-cell table:number-columns-repeated="6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9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$M$3]*[.$C279] +[.$L$3]*[.D279]  + [.$K$3]" office:value-type="float" office:value="142.037110402544" calcext:value-type="float">
            <text:p>142.04</text:p>
          </table:table-cell>
          <table:table-cell table:formula="of:=[.G279]-[.E279]" office:value-type="float" office:value="-9.84959527126685" calcext:value-type="float">
            <text:p>-9.85</text:p>
          </table:table-cell>
          <table:table-cell table:formula="of:=([.G279]-[.E279])^2" office:value-type="float" office:value="97.0145270077623" calcext:value-type="float">
            <text:p>97.01</text:p>
          </table:table-cell>
          <table:table-cell table:number-columns-repeated="6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$M$3]*[.$C280] +[.$L$3]*[.D280]  + [.$K$3]" office:value-type="float" office:value="207.551584559868" calcext:value-type="float">
            <text:p>207.55</text:p>
          </table:table-cell>
          <table:table-cell table:formula="of:=[.G280]-[.E280]" office:value-type="float" office:value="22.5697703095183" calcext:value-type="float">
            <text:p>22.57</text:p>
          </table:table-cell>
          <table:table-cell table:formula="of:=([.G280]-[.E280])^2" office:value-type="float" office:value="509.394531824413" calcext:value-type="float">
            <text:p>509.39</text:p>
          </table:table-cell>
          <table:table-cell table:number-columns-repeated="6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81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$M$3]*[.$C281] +[.$L$3]*[.D281]  + [.$K$3]" office:value-type="float" office:value="147.55405574082" calcext:value-type="float">
            <text:p>147.55</text:p>
          </table:table-cell>
          <table:table-cell table:formula="of:=[.G281]-[.E281]" office:value-type="float" office:value="3.99071642180232" calcext:value-type="float">
            <text:p>3.99</text:p>
          </table:table-cell>
          <table:table-cell table:formula="of:=([.G281]-[.E281])^2" office:value-type="float" office:value="15.9258175592427" calcext:value-type="float">
            <text:p>15.93</text:p>
          </table:table-cell>
          <table:table-cell table:number-columns-repeated="6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82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$M$3]*[.$C282] +[.$L$3]*[.D282]  + [.$K$3]" office:value-type="float" office:value="175.899861605172" calcext:value-type="float">
            <text:p>175.90</text:p>
          </table:table-cell>
          <table:table-cell table:formula="of:=[.G282]-[.E282]" office:value-type="float" office:value="11.6046203525602" calcext:value-type="float">
            <text:p>11.60</text:p>
          </table:table-cell>
          <table:table-cell table:formula="of:=([.G282]-[.E282])^2" office:value-type="float" office:value="134.667213527055" calcext:value-type="float">
            <text:p>134.67</text:p>
          </table:table-cell>
          <table:table-cell table:number-columns-repeated="6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3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$M$3]*[.$C283] +[.$L$3]*[.D283]  + [.$K$3]" office:value-type="float" office:value="201.185564097218" calcext:value-type="float">
            <text:p>201.19</text:p>
          </table:table-cell>
          <table:table-cell table:formula="of:=[.G283]-[.E283]" office:value-type="float" office:value="4.83753494293939" calcext:value-type="float">
            <text:p>4.84</text:p>
          </table:table-cell>
          <table:table-cell table:formula="of:=([.G283]-[.E283])^2" office:value-type="float" office:value="23.4017443241596" calcext:value-type="float">
            <text:p>23.40</text:p>
          </table:table-cell>
          <table:table-cell table:number-columns-repeated="6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$M$3]*[.$C284] +[.$L$3]*[.D284]  + [.$K$3]" office:value-type="float" office:value="178.709697027256" calcext:value-type="float">
            <text:p>178.71</text:p>
          </table:table-cell>
          <table:table-cell table:formula="of:=[.G284]-[.E284]" office:value-type="float" office:value="-13.0006352762479" calcext:value-type="float">
            <text:p>-13.00</text:p>
          </table:table-cell>
          <table:table-cell table:formula="of:=([.G284]-[.E284])^2" office:value-type="float" office:value="169.016517586022" calcext:value-type="float">
            <text:p>169.02</text:p>
          </table:table-cell>
          <table:table-cell table:number-columns-repeated="6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5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$M$3]*[.$C285] +[.$L$3]*[.D285]  + [.$K$3]" office:value-type="float" office:value="156.008333514216" calcext:value-type="float">
            <text:p>156.01</text:p>
          </table:table-cell>
          <table:table-cell table:formula="of:=[.G285]-[.E285]" office:value-type="float" office:value="11.3419298512595" calcext:value-type="float">
            <text:p>11.34</text:p>
          </table:table-cell>
          <table:table-cell table:formula="of:=([.G285]-[.E285])^2" office:value-type="float" office:value="128.639372750891" calcext:value-type="float">
            <text:p>128.64</text:p>
          </table:table-cell>
          <table:table-cell table:number-columns-repeated="6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$M$3]*[.$C286] +[.$L$3]*[.D286]  + [.$K$3]" office:value-type="float" office:value="132.73607438792" calcext:value-type="float">
            <text:p>132.74</text:p>
          </table:table-cell>
          <table:table-cell table:formula="of:=[.G286]-[.E286]" office:value-type="float" office:value="6.09847943568515" calcext:value-type="float">
            <text:p>6.10</text:p>
          </table:table-cell>
          <table:table-cell table:formula="of:=([.G286]-[.E286])^2" office:value-type="float" office:value="37.1914514274747" calcext:value-type="float">
            <text:p>37.19</text:p>
          </table:table-cell>
          <table:table-cell table:number-columns-repeated="6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7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$M$3]*[.$C287] +[.$L$3]*[.D287]  + [.$K$3]" office:value-type="float" office:value="203.638896179361" calcext:value-type="float">
            <text:p>203.64</text:p>
          </table:table-cell>
          <table:table-cell table:formula="of:=[.G287]-[.E287]" office:value-type="float" office:value="12.321626896165" calcext:value-type="float">
            <text:p>12.32</text:p>
          </table:table-cell>
          <table:table-cell table:formula="of:=([.G287]-[.E287])^2" office:value-type="float" office:value="151.822489368298" calcext:value-type="float">
            <text:p>151.82</text:p>
          </table:table-cell>
          <table:table-cell table:number-columns-repeated="6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8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$M$3]*[.$C288] +[.$L$3]*[.D288]  + [.$K$3]" office:value-type="float" office:value="181.161902360949" calcext:value-type="float">
            <text:p>181.16</text:p>
          </table:table-cell>
          <table:table-cell table:formula="of:=[.G288]-[.E288]" office:value-type="float" office:value="10.6205013936027" calcext:value-type="float">
            <text:p>10.62</text:p>
          </table:table-cell>
          <table:table-cell table:formula="of:=([.G288]-[.E288])^2" office:value-type="float" office:value="112.795049851517" calcext:value-type="float">
            <text:p>112.80</text:p>
          </table:table-cell>
          <table:table-cell table:number-columns-repeated="6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$M$3]*[.$C289] +[.$L$3]*[.D289]  + [.$K$3]" office:value-type="float" office:value="147.110218818996" calcext:value-type="float">
            <text:p>147.11</text:p>
          </table:table-cell>
          <table:table-cell table:formula="of:=[.G289]-[.E289]" office:value-type="float" office:value="8.72604324511497" calcext:value-type="float">
            <text:p>8.73</text:p>
          </table:table-cell>
          <table:table-cell table:formula="of:=([.G289]-[.E289])^2" office:value-type="float" office:value="76.1438307156165" calcext:value-type="float">
            <text:p>76.14</text:p>
          </table:table-cell>
          <table:table-cell table:number-columns-repeated="6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90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$M$3]*[.$C290] +[.$L$3]*[.D290]  + [.$K$3]" office:value-type="float" office:value="143.991565180128" calcext:value-type="float">
            <text:p>143.99</text:p>
          </table:table-cell>
          <table:table-cell table:formula="of:=[.G290]-[.E290]" office:value-type="float" office:value="11.3973197329053" calcext:value-type="float">
            <text:p>11.40</text:p>
          </table:table-cell>
          <table:table-cell table:formula="of:=([.G290]-[.E290])^2" office:value-type="float" office:value="129.898897094073" calcext:value-type="float">
            <text:p>129.90</text:p>
          </table:table-cell>
          <table:table-cell table:number-columns-repeated="6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91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$M$3]*[.$C291] +[.$L$3]*[.D291]  + [.$K$3]" office:value-type="float" office:value="163.189861457548" calcext:value-type="float">
            <text:p>163.19</text:p>
          </table:table-cell>
          <table:table-cell table:formula="of:=[.G291]-[.E291]" office:value-type="float" office:value="0.884312144139528" calcext:value-type="float">
            <text:p>0.88</text:p>
          </table:table-cell>
          <table:table-cell table:formula="of:=([.G291]-[.E291])^2" office:value-type="float" office:value="0.78200796827265" calcext:value-type="float">
            <text:p>0.78</text:p>
          </table:table-cell>
          <table:table-cell table:number-columns-repeated="60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$M$3]*[.$C292] +[.$L$3]*[.D292]  + [.$K$3]" office:value-type="float" office:value="112.45223486851" calcext:value-type="float">
            <text:p>112.45</text:p>
          </table:table-cell>
          <table:table-cell table:formula="of:=[.G292]-[.E292]" office:value-type="float" office:value="-0.147259123662224" calcext:value-type="float">
            <text:p>-0.15</text:p>
          </table:table-cell>
          <table:table-cell table:formula="of:=([.G292]-[.E292])^2" office:value-type="float" office:value="0.0216852495017661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3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$M$3]*[.$C293] +[.$L$3]*[.D293]  + [.$K$3]" office:value-type="float" office:value="182.625556070913" calcext:value-type="float">
            <text:p>182.63</text:p>
          </table:table-cell>
          <table:table-cell table:formula="of:=[.G293]-[.E293]" office:value-type="float" office:value="-5.80224235682985" calcext:value-type="float">
            <text:p>-5.80</text:p>
          </table:table-cell>
          <table:table-cell table:formula="of:=([.G293]-[.E293])^2" office:value-type="float" office:value="33.6660163673904" calcext:value-type="float">
            <text:p>33.67</text:p>
          </table:table-cell>
          <table:table-cell table:number-columns-repeated="6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4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$M$3]*[.$C294] +[.$L$3]*[.D294]  + [.$K$3]" office:value-type="float" office:value="193.818687041958" calcext:value-type="float">
            <text:p>193.82</text:p>
          </table:table-cell>
          <table:table-cell table:formula="of:=[.G294]-[.E294]" office:value-type="float" office:value="-4.81159115215945" calcext:value-type="float">
            <text:p>-4.81</text:p>
          </table:table-cell>
          <table:table-cell table:formula="of:=([.G294]-[.E294])^2" office:value-type="float" office:value="23.1514094155391" calcext:value-type="float">
            <text:p>23.15</text:p>
          </table:table-cell>
          <table:table-cell table:number-columns-repeated="6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5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$M$3]*[.$C295] +[.$L$3]*[.D295]  + [.$K$3]" office:value-type="float" office:value="150.28152841233" calcext:value-type="float">
            <text:p>150.28</text:p>
          </table:table-cell>
          <table:table-cell table:formula="of:=[.G295]-[.E295]" office:value-type="float" office:value="8.9897441415082" calcext:value-type="float">
            <text:p>8.99</text:p>
          </table:table-cell>
          <table:table-cell table:formula="of:=([.G295]-[.E295])^2" office:value-type="float" office:value="80.815499729781" calcext:value-type="float">
            <text:p>80.82</text:p>
          </table:table-cell>
          <table:table-cell table:number-columns-repeated="6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$M$3]*[.$C296] +[.$L$3]*[.D296]  + [.$K$3]" office:value-type="float" office:value="139.242241375986" calcext:value-type="float">
            <text:p>139.24</text:p>
          </table:table-cell>
          <table:table-cell table:formula="of:=[.G296]-[.E296]" office:value-type="float" office:value="-0.00326194398576263" calcext:value-type="float">
            <text:p>0.00</text:p>
          </table:table-cell>
          <table:table-cell table:formula="of:=([.G296]-[.E296])^2" office:value-type="float" office:value="0.000010640278566253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7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$M$3]*[.$C297] +[.$L$3]*[.D297]  + [.$K$3]" office:value-type="float" office:value="129.578258977618" calcext:value-type="float">
            <text:p>129.58</text:p>
          </table:table-cell>
          <table:table-cell table:formula="of:=[.G297]-[.E297]" office:value-type="float" office:value="-8.94383989880168" calcext:value-type="float">
            <text:p>-8.94</text:p>
          </table:table-cell>
          <table:table-cell table:formula="of:=([.G297]-[.E297])^2" office:value-type="float" office:value="79.9922721353969" calcext:value-type="float">
            <text:p>79.99</text:p>
          </table:table-cell>
          <table:table-cell table:number-columns-repeated="6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8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$M$3]*[.$C298] +[.$L$3]*[.D298]  + [.$K$3]" office:value-type="float" office:value="182.316740697454" calcext:value-type="float">
            <text:p>182.32</text:p>
          </table:table-cell>
          <table:table-cell table:formula="of:=[.G298]-[.E298]" office:value-type="float" office:value="-15.4400296219588" calcext:value-type="float">
            <text:p>-15.44</text:p>
          </table:table-cell>
          <table:table-cell table:formula="of:=([.G298]-[.E298])^2" office:value-type="float" office:value="238.394514726966" calcext:value-type="float">
            <text:p>238.39</text:p>
          </table:table-cell>
          <table:table-cell table:number-columns-repeated="6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$M$3]*[.$C299] +[.$L$3]*[.D299]  + [.$K$3]" office:value-type="float" office:value="158.964876471059" calcext:value-type="float">
            <text:p>158.96</text:p>
          </table:table-cell>
          <table:table-cell table:formula="of:=[.G299]-[.E299]" office:value-type="float" office:value="-0.731294080844435" calcext:value-type="float">
            <text:p>-0.73</text:p>
          </table:table-cell>
          <table:table-cell table:formula="of:=([.G299]-[.E299])^2" office:value-type="float" office:value="0.534791032678107" calcext:value-type="float">
            <text:p>0.53</text:p>
          </table:table-cell>
          <table:table-cell table:number-columns-repeated="6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$M$3]*[.$C300] +[.$L$3]*[.D300]  + [.$K$3]" office:value-type="float" office:value="171.791887881562" calcext:value-type="float">
            <text:p>171.79</text:p>
          </table:table-cell>
          <table:table-cell table:formula="of:=[.G300]-[.E300]" office:value-type="float" office:value="-2.37469926588625" calcext:value-type="float">
            <text:p>-2.37</text:p>
          </table:table-cell>
          <table:table-cell table:formula="of:=([.G300]-[.E300])^2" office:value-type="float" office:value="5.63919660340069" calcext:value-type="float">
            <text:p>5.64</text:p>
          </table:table-cell>
          <table:table-cell table:number-columns-repeated="6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$M$3]*[.$C301] +[.$L$3]*[.D301]  + [.$K$3]" office:value-type="float" office:value="137.682916938964" calcext:value-type="float">
            <text:p>137.68</text:p>
          </table:table-cell>
          <table:table-cell table:formula="of:=[.G301]-[.E301]" office:value-type="float" office:value="-31.3962124302637" calcext:value-type="float">
            <text:p>-31.40</text:p>
          </table:table-cell>
          <table:table-cell table:formula="of:=([.G301]-[.E301])^2" office:value-type="float" office:value="985.722154966246" calcext:value-type="float">
            <text:p>985.72</text:p>
          </table:table-cell>
          <table:table-cell table:number-columns-repeated="6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$M$3]*[.$C302] +[.$L$3]*[.D302]  + [.$K$3]" office:value-type="float" office:value="141.843407075482" calcext:value-type="float">
            <text:p>141.84</text:p>
          </table:table-cell>
          <table:table-cell table:formula="of:=[.G302]-[.E302]" office:value-type="float" office:value="7.29289786246099" calcext:value-type="float">
            <text:p>7.29</text:p>
          </table:table-cell>
          <table:table-cell table:formula="of:=([.G302]-[.E302])^2" office:value-type="float" office:value="53.1863592322881" calcext:value-type="float">
            <text:p>53.19</text:p>
          </table:table-cell>
          <table:table-cell table:number-columns-repeated="6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3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$M$3]*[.$C303] +[.$L$3]*[.D303]  + [.$K$3]" office:value-type="float" office:value="247.004359092503" calcext:value-type="float">
            <text:p>247.00</text:p>
          </table:table-cell>
          <table:table-cell table:formula="of:=[.G303]-[.E303]" office:value-type="float" office:value="35.2801926364218" calcext:value-type="float">
            <text:p>35.28</text:p>
          </table:table-cell>
          <table:table-cell table:formula="of:=([.G303]-[.E303])^2" office:value-type="float" office:value="1244.69199246303" calcext:value-type="float">
            <text:p>1,244.69</text:p>
          </table:table-cell>
          <table:table-cell table:number-columns-repeated="6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$M$3]*[.$C304] +[.$L$3]*[.D304]  + [.$K$3]" office:value-type="float" office:value="125.543087347932" calcext:value-type="float">
            <text:p>125.54</text:p>
          </table:table-cell>
          <table:table-cell table:formula="of:=[.G304]-[.E304]" office:value-type="float" office:value="4.87207789157533" calcext:value-type="float">
            <text:p>4.87</text:p>
          </table:table-cell>
          <table:table-cell table:formula="of:=([.G304]-[.E304])^2" office:value-type="float" office:value="23.7371429815771" calcext:value-type="float">
            <text:p>23.74</text:p>
          </table:table-cell>
          <table:table-cell table:number-columns-repeated="6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$M$3]*[.$C305] +[.$L$3]*[.D305]  + [.$K$3]" office:value-type="float" office:value="117.127559679404" calcext:value-type="float">
            <text:p>117.13</text:p>
          </table:table-cell>
          <table:table-cell table:formula="of:=[.G305]-[.E305]" office:value-type="float" office:value="1.22643083206081" calcext:value-type="float">
            <text:p>1.23</text:p>
          </table:table-cell>
          <table:table-cell table:formula="of:=([.G305]-[.E305])^2" office:value-type="float" office:value="1.50413258582938" calcext:value-type="float">
            <text:p>1.50</text:p>
          </table:table-cell>
          <table:table-cell table:number-columns-repeated="6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6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$M$3]*[.$C306] +[.$L$3]*[.D306]  + [.$K$3]" office:value-type="float" office:value="143.753124751422" calcext:value-type="float">
            <text:p>143.75</text:p>
          </table:table-cell>
          <table:table-cell table:formula="of:=[.G306]-[.E306]" office:value-type="float" office:value="-8.82688418569461" calcext:value-type="float">
            <text:p>-8.83</text:p>
          </table:table-cell>
          <table:table-cell table:formula="of:=([.G306]-[.E306])^2" office:value-type="float" office:value="77.9138844276656" calcext:value-type="float">
            <text:p>77.91</text:p>
          </table:table-cell>
          <table:table-cell table:number-columns-repeated="6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$M$3]*[.$C307] +[.$L$3]*[.D307]  + [.$K$3]" office:value-type="float" office:value="134.012115582086" calcext:value-type="float">
            <text:p>134.01</text:p>
          </table:table-cell>
          <table:table-cell table:formula="of:=[.G307]-[.E307]" office:value-type="float" office:value="-4.41584003253391" calcext:value-type="float">
            <text:p>-4.42</text:p>
          </table:table-cell>
          <table:table-cell table:formula="of:=([.G307]-[.E307])^2" office:value-type="float" office:value="19.4996431929291" calcext:value-type="float">
            <text:p>19.50</text:p>
          </table:table-cell>
          <table:table-cell table:number-columns-repeated="6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$M$3]*[.$C308] +[.$L$3]*[.D308]  + [.$K$3]" office:value-type="float" office:value="140.274706861818" calcext:value-type="float">
            <text:p>140.27</text:p>
          </table:table-cell>
          <table:table-cell table:formula="of:=[.G308]-[.E308]" office:value-type="float" office:value="-4.7533083509837" calcext:value-type="float">
            <text:p>-4.75</text:p>
          </table:table-cell>
          <table:table-cell table:formula="of:=([.G308]-[.E308])^2" office:value-type="float" office:value="22.5939402795314" calcext:value-type="float">
            <text:p>22.59</text:p>
          </table:table-cell>
          <table:table-cell table:number-columns-repeated="6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$M$3]*[.$C309] +[.$L$3]*[.D309]  + [.$K$3]" office:value-type="float" office:value="155.640782893339" calcext:value-type="float">
            <text:p>155.64</text:p>
          </table:table-cell>
          <table:table-cell table:formula="of:=[.G309]-[.E309]" office:value-type="float" office:value="-3.23649067913905" calcext:value-type="float">
            <text:p>-3.24</text:p>
          </table:table-cell>
          <table:table-cell table:formula="of:=([.G309]-[.E309])^2" office:value-type="float" office:value="10.474871916154" calcext:value-type="float">
            <text:p>10.47</text:p>
          </table:table-cell>
          <table:table-cell table:number-columns-repeated="6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$M$3]*[.$C310] +[.$L$3]*[.D310]  + [.$K$3]" office:value-type="float" office:value="133.599161893669" calcext:value-type="float">
            <text:p>133.60</text:p>
          </table:table-cell>
          <table:table-cell table:formula="of:=[.G310]-[.E310]" office:value-type="float" office:value="-15.5163428837275" calcext:value-type="float">
            <text:p>-15.52</text:p>
          </table:table-cell>
          <table:table-cell table:formula="of:=([.G310]-[.E310])^2" office:value-type="float" office:value="240.756896485401" calcext:value-type="float">
            <text:p>240.76</text:p>
          </table:table-cell>
          <table:table-cell table:number-columns-repeated="6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11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$M$3]*[.$C311] +[.$L$3]*[.D311]  + [.$K$3]" office:value-type="float" office:value="128.720593943956" calcext:value-type="float">
            <text:p>128.72</text:p>
          </table:table-cell>
          <table:table-cell table:formula="of:=[.G311]-[.E311]" office:value-type="float" office:value="-3.85563032540108" calcext:value-type="float">
            <text:p>-3.86</text:p>
          </table:table-cell>
          <table:table-cell table:formula="of:=([.G311]-[.E311])^2" office:value-type="float" office:value="14.8658852061524" calcext:value-type="float">
            <text:p>14.87</text:p>
          </table:table-cell>
          <table:table-cell table:number-columns-repeated="6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$M$3]*[.$C312] +[.$L$3]*[.D312]  + [.$K$3]" office:value-type="float" office:value="184.287085916657" calcext:value-type="float">
            <text:p>184.29</text:p>
          </table:table-cell>
          <table:table-cell table:formula="of:=[.G312]-[.E312]" office:value-type="float" office:value="7.44400599042803" calcext:value-type="float">
            <text:p>7.44</text:p>
          </table:table-cell>
          <table:table-cell table:formula="of:=([.G312]-[.E312])^2" office:value-type="float" office:value="55.4132251855283" calcext:value-type="float">
            <text:p>55.41</text:p>
          </table:table-cell>
          <table:table-cell table:number-columns-repeated="6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3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$M$3]*[.$C313] +[.$L$3]*[.D313]  + [.$K$3]" office:value-type="float" office:value="156.543352000045" calcext:value-type="float">
            <text:p>156.54</text:p>
          </table:table-cell>
          <table:table-cell table:formula="of:=[.G313]-[.E313]" office:value-type="float" office:value="11.5878448016253" calcext:value-type="float">
            <text:p>11.59</text:p>
          </table:table-cell>
          <table:table-cell table:formula="of:=([.G313]-[.E313])^2" office:value-type="float" office:value="134.278147146554" calcext:value-type="float">
            <text:p>134.28</text:p>
          </table:table-cell>
          <table:table-cell table:number-columns-repeated="6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$M$3]*[.$C314] +[.$L$3]*[.D314]  + [.$K$3]" office:value-type="float" office:value="198.879117185636" calcext:value-type="float">
            <text:p>198.88</text:p>
          </table:table-cell>
          <table:table-cell table:formula="of:=[.G314]-[.E314]" office:value-type="float" office:value="23.9942328263835" calcext:value-type="float">
            <text:p>23.99</text:p>
          </table:table-cell>
          <table:table-cell table:formula="of:=([.G314]-[.E314])^2" office:value-type="float" office:value="575.723208926698" calcext:value-type="float">
            <text:p>575.72</text:p>
          </table:table-cell>
          <table:table-cell table:number-columns-repeated="6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5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$M$3]*[.$C315] +[.$L$3]*[.D315]  + [.$K$3]" office:value-type="float" office:value="146.333061195454" calcext:value-type="float">
            <text:p>146.33</text:p>
          </table:table-cell>
          <table:table-cell table:formula="of:=[.G315]-[.E315]" office:value-type="float" office:value="1.74113877420714" calcext:value-type="float">
            <text:p>1.74</text:p>
          </table:table-cell>
          <table:table-cell table:formula="of:=([.G315]-[.E315])^2" office:value-type="float" office:value="3.03156423104756" calcext:value-type="float">
            <text:p>3.03</text:p>
          </table:table-cell>
          <table:table-cell table:number-columns-repeated="60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6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$M$3]*[.$C316] +[.$L$3]*[.D316]  + [.$K$3]" office:value-type="float" office:value="166.990783189726" calcext:value-type="float">
            <text:p>166.99</text:p>
          </table:table-cell>
          <table:table-cell table:formula="of:=[.G316]-[.E316]" office:value-type="float" office:value="18.7250530060706" calcext:value-type="float">
            <text:p>18.73</text:p>
          </table:table-cell>
          <table:table-cell table:formula="of:=([.G316]-[.E316])^2" office:value-type="float" office:value="350.627610080152" calcext:value-type="float">
            <text:p>350.63</text:p>
          </table:table-cell>
          <table:table-cell table:number-columns-repeated="6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7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$M$3]*[.$C317] +[.$L$3]*[.D317]  + [.$K$3]" office:value-type="float" office:value="220.015464333316" calcext:value-type="float">
            <text:p>220.02</text:p>
          </table:table-cell>
          <table:table-cell table:formula="of:=[.G317]-[.E317]" office:value-type="float" office:value="-8.54332081812311" calcext:value-type="float">
            <text:p>-8.54</text:p>
          </table:table-cell>
          <table:table-cell table:formula="of:=([.G317]-[.E317])^2" office:value-type="float" office:value="72.9883306013757" calcext:value-type="float">
            <text:p>72.99</text:p>
          </table:table-cell>
          <table:table-cell table:number-columns-repeated="6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8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$M$3]*[.$C318] +[.$L$3]*[.D318]  + [.$K$3]" office:value-type="float" office:value="166.625433194799" calcext:value-type="float">
            <text:p>166.63</text:p>
          </table:table-cell>
          <table:table-cell table:formula="of:=[.G318]-[.E318]" office:value-type="float" office:value="3.29098327202249" calcext:value-type="float">
            <text:p>3.29</text:p>
          </table:table-cell>
          <table:table-cell table:formula="of:=([.G318]-[.E318])^2" office:value-type="float" office:value="10.8305708967318" calcext:value-type="float">
            <text:p>10.83</text:p>
          </table:table-cell>
          <table:table-cell table:number-columns-repeated="6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9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$M$3]*[.$C319] +[.$L$3]*[.D319]  + [.$K$3]" office:value-type="float" office:value="127.894444031305" calcext:value-type="float">
            <text:p>127.89</text:p>
          </table:table-cell>
          <table:table-cell table:formula="of:=[.G319]-[.E319]" office:value-type="float" office:value="-10.1880382504299" calcext:value-type="float">
            <text:p>-10.19</text:p>
          </table:table-cell>
          <table:table-cell table:formula="of:=([.G319]-[.E319])^2" office:value-type="float" office:value="103.796123392222" calcext:value-type="float">
            <text:p>103.80</text:p>
          </table:table-cell>
          <table:table-cell table:number-columns-repeated="6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$M$3]*[.$C320] +[.$L$3]*[.D320]  + [.$K$3]" office:value-type="float" office:value="131.060226587434" calcext:value-type="float">
            <text:p>131.06</text:p>
          </table:table-cell>
          <table:table-cell table:formula="of:=[.G320]-[.E320]" office:value-type="float" office:value="-0.909908439032307" calcext:value-type="float">
            <text:p>-0.91</text:p>
          </table:table-cell>
          <table:table-cell table:formula="of:=([.G320]-[.E320])^2" office:value-type="float" office:value="0.82793336742221" calcext:value-type="float">
            <text:p>0.83</text:p>
          </table:table-cell>
          <table:table-cell table:number-columns-repeated="6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$M$3]*[.$C321] +[.$L$3]*[.D321]  + [.$K$3]" office:value-type="float" office:value="187.484820869183" calcext:value-type="float">
            <text:p>187.48</text:p>
          </table:table-cell>
          <table:table-cell table:formula="of:=[.G321]-[.E321]" office:value-type="float" office:value="-3.54192260063894" calcext:value-type="float">
            <text:p>-3.54</text:p>
          </table:table-cell>
          <table:table-cell table:formula="of:=([.G321]-[.E321])^2" office:value-type="float" office:value="12.5452157089169" calcext:value-type="float">
            <text:p>12.55</text:p>
          </table:table-cell>
          <table:table-cell table:number-columns-repeated="6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22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$M$3]*[.$C322] +[.$L$3]*[.D322]  + [.$K$3]" office:value-type="float" office:value="200.256141588734" calcext:value-type="float">
            <text:p>200.26</text:p>
          </table:table-cell>
          <table:table-cell table:formula="of:=[.G322]-[.E322]" office:value-type="float" office:value="15.566619067247" calcext:value-type="float">
            <text:p>15.57</text:p>
          </table:table-cell>
          <table:table-cell table:formula="of:=([.G322]-[.E322])^2" office:value-type="float" office:value="242.319629184777" calcext:value-type="float">
            <text:p>242.32</text:p>
          </table:table-cell>
          <table:table-cell table:number-columns-repeated="6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3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$M$3]*[.$C323] +[.$L$3]*[.D323]  + [.$K$3]" office:value-type="float" office:value="168.565819901795" calcext:value-type="float">
            <text:p>168.57</text:p>
          </table:table-cell>
          <table:table-cell table:formula="of:=[.G323]-[.E323]" office:value-type="float" office:value="0.399388447609283" calcext:value-type="float">
            <text:p>0.40</text:p>
          </table:table-cell>
          <table:table-cell table:formula="of:=([.G323]-[.E323])^2" office:value-type="float" office:value="0.159511132083753" calcext:value-type="float">
            <text:p>0.16</text:p>
          </table:table-cell>
          <table:table-cell table:number-columns-repeated="6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$M$3]*[.$C324] +[.$L$3]*[.D324]  + [.$K$3]" office:value-type="float" office:value="128.962068080902" calcext:value-type="float">
            <text:p>128.96</text:p>
          </table:table-cell>
          <table:table-cell table:formula="of:=[.G324]-[.E324]" office:value-type="float" office:value="-21.3543805195053" calcext:value-type="float">
            <text:p>-21.35</text:p>
          </table:table-cell>
          <table:table-cell table:formula="of:=([.G324]-[.E324])^2" office:value-type="float" office:value="456.009567371827" calcext:value-type="float">
            <text:p>456.01</text:p>
          </table:table-cell>
          <table:table-cell table:number-columns-repeated="6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$M$3]*[.$C325] +[.$L$3]*[.D325]  + [.$K$3]" office:value-type="float" office:value="121.18668566972" calcext:value-type="float">
            <text:p>121.19</text:p>
          </table:table-cell>
          <table:table-cell table:formula="of:=[.G325]-[.E325]" office:value-type="float" office:value="13.319813314499" calcext:value-type="float">
            <text:p>13.32</text:p>
          </table:table-cell>
          <table:table-cell table:formula="of:=([.G325]-[.E325])^2" office:value-type="float" office:value="177.417426733104" calcext:value-type="float">
            <text:p>177.42</text:p>
          </table:table-cell>
          <table:table-cell table:number-columns-repeated="60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$M$3]*[.$C326] +[.$L$3]*[.D326]  + [.$K$3]" office:value-type="float" office:value="175.297873703402" calcext:value-type="float">
            <text:p>175.30</text:p>
          </table:table-cell>
          <table:table-cell table:formula="of:=[.G326]-[.E326]" office:value-type="float" office:value="12.4749312608584" calcext:value-type="float">
            <text:p>12.47</text:p>
          </table:table-cell>
          <table:table-cell table:formula="of:=([.G326]-[.E326])^2" office:value-type="float" office:value="155.623909963142" calcext:value-type="float">
            <text:p>155.62</text:p>
          </table:table-cell>
          <table:table-cell table:number-columns-repeated="6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$M$3]*[.$C327] +[.$L$3]*[.D327]  + [.$K$3]" office:value-type="float" office:value="192.56153770685" calcext:value-type="float">
            <text:p>192.56</text:p>
          </table:table-cell>
          <table:table-cell table:formula="of:=[.G327]-[.E327]" office:value-type="float" office:value="-10.7554745889033" calcext:value-type="float">
            <text:p>-10.76</text:p>
          </table:table-cell>
          <table:table-cell table:formula="of:=([.G327]-[.E327])^2" office:value-type="float" office:value="115.680233632545" calcext:value-type="float">
            <text:p>115.68</text:p>
          </table:table-cell>
          <table:table-cell table:number-columns-repeated="60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8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$M$3]*[.$C328] +[.$L$3]*[.D328]  + [.$K$3]" office:value-type="float" office:value="119.928004548314" calcext:value-type="float">
            <text:p>119.93</text:p>
          </table:table-cell>
          <table:table-cell table:formula="of:=[.G328]-[.E328]" office:value-type="float" office:value="-8.611306744866" calcext:value-type="float">
            <text:p>-8.61</text:p>
          </table:table-cell>
          <table:table-cell table:formula="of:=([.G328]-[.E328])^2" office:value-type="float" office:value="74.1546038541747" calcext:value-type="float">
            <text:p>74.15</text:p>
          </table:table-cell>
          <table:table-cell table:number-columns-repeated="6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$M$3]*[.$C329] +[.$L$3]*[.D329]  + [.$K$3]" office:value-type="float" office:value="206.725342167688" calcext:value-type="float">
            <text:p>206.73</text:p>
          </table:table-cell>
          <table:table-cell table:formula="of:=[.G329]-[.E329]" office:value-type="float" office:value="-5.71816795565962" calcext:value-type="float">
            <text:p>-5.72</text:p>
          </table:table-cell>
          <table:table-cell table:formula="of:=([.G329]-[.E329])^2" office:value-type="float" office:value="32.6974447691326" calcext:value-type="float">
            <text:p>32.70</text:p>
          </table:table-cell>
          <table:table-cell table:number-columns-repeated="60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30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$M$3]*[.$C330] +[.$L$3]*[.D330]  + [.$K$3]" office:value-type="float" office:value="176.829197556462" calcext:value-type="float">
            <text:p>176.83</text:p>
          </table:table-cell>
          <table:table-cell table:formula="of:=[.G330]-[.E330]" office:value-type="float" office:value="2.46501517787175" calcext:value-type="float">
            <text:p>2.47</text:p>
          </table:table-cell>
          <table:table-cell table:formula="of:=([.G330]-[.E330])^2" office:value-type="float" office:value="6.07629982713809" calcext:value-type="float">
            <text:p>6.08</text:p>
          </table:table-cell>
          <table:table-cell table:number-columns-repeated="6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31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$M$3]*[.$C331] +[.$L$3]*[.D331]  + [.$K$3]" office:value-type="float" office:value="164.709654574603" calcext:value-type="float">
            <text:p>164.71</text:p>
          </table:table-cell>
          <table:table-cell table:formula="of:=[.G331]-[.E331]" office:value-type="float" office:value="-19.752156946379" calcext:value-type="float">
            <text:p>-19.75</text:p>
          </table:table-cell>
          <table:table-cell table:formula="of:=([.G331]-[.E331])^2" office:value-type="float" office:value="390.147704034388" calcext:value-type="float">
            <text:p>390.15</text:p>
          </table:table-cell>
          <table:table-cell table:number-columns-repeated="6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32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$M$3]*[.$C332] +[.$L$3]*[.D332]  + [.$K$3]" office:value-type="float" office:value="201.898798825889" calcext:value-type="float">
            <text:p>201.90</text:p>
          </table:table-cell>
          <table:table-cell table:formula="of:=[.G332]-[.E332]" office:value-type="float" office:value="4.68224687003223" calcext:value-type="float">
            <text:p>4.68</text:p>
          </table:table-cell>
          <table:table-cell table:formula="of:=([.G332]-[.E332])^2" office:value-type="float" office:value="21.9234357519266" calcext:value-type="float">
            <text:p>21.92</text:p>
          </table:table-cell>
          <table:table-cell table:number-columns-repeated="6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$M$3]*[.$C333] +[.$L$3]*[.D333]  + [.$K$3]" office:value-type="float" office:value="104.192988167791" calcext:value-type="float">
            <text:p>104.19</text:p>
          </table:table-cell>
          <table:table-cell table:formula="of:=[.G333]-[.E333]" office:value-type="float" office:value="-24.7226704147722" calcext:value-type="float">
            <text:p>-24.72</text:p>
          </table:table-cell>
          <table:table-cell table:formula="of:=([.G333]-[.E333])^2" office:value-type="float" office:value="611.210432437452" calcext:value-type="float">
            <text:p>611.21</text:p>
          </table:table-cell>
          <table:table-cell table:number-columns-repeated="6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$M$3]*[.$C334] +[.$L$3]*[.D334]  + [.$K$3]" office:value-type="float" office:value="123.057198777474" calcext:value-type="float">
            <text:p>123.06</text:p>
          </table:table-cell>
          <table:table-cell table:formula="of:=[.G334]-[.E334]" office:value-type="float" office:value="4.23570554078596" calcext:value-type="float">
            <text:p>4.24</text:p>
          </table:table-cell>
          <table:table-cell table:formula="of:=([.G334]-[.E334])^2" office:value-type="float" office:value="17.9412014282449" calcext:value-type="float">
            <text:p>17.94</text:p>
          </table:table-cell>
          <table:table-cell table:number-columns-repeated="6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5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$M$3]*[.$C335] +[.$L$3]*[.D335]  + [.$K$3]" office:value-type="float" office:value="143.10425541317" calcext:value-type="float">
            <text:p>143.10</text:p>
          </table:table-cell>
          <table:table-cell table:formula="of:=[.G335]-[.E335]" office:value-type="float" office:value="23.4231603093129" calcext:value-type="float">
            <text:p>23.42</text:p>
          </table:table-cell>
          <table:table-cell table:formula="of:=([.G335]-[.E335])^2" office:value-type="float" office:value="548.644438875773" calcext:value-type="float">
            <text:p>548.64</text:p>
          </table:table-cell>
          <table:table-cell table:number-columns-repeated="60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6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$M$3]*[.$C336] +[.$L$3]*[.D336]  + [.$K$3]" office:value-type="float" office:value="137.142129829211" calcext:value-type="float">
            <text:p>137.14</text:p>
          </table:table-cell>
          <table:table-cell table:formula="of:=[.G336]-[.E336]" office:value-type="float" office:value="3.3652331776976" calcext:value-type="float">
            <text:p>3.37</text:p>
          </table:table-cell>
          <table:table-cell table:formula="of:=([.G336]-[.E336])^2" office:value-type="float" office:value="11.3247943402767" calcext:value-type="float">
            <text:p>11.32</text:p>
          </table:table-cell>
          <table:table-cell table:number-columns-repeated="6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$M$3]*[.$C337] +[.$L$3]*[.D337]  + [.$K$3]" office:value-type="float" office:value="166.960574374316" calcext:value-type="float">
            <text:p>166.96</text:p>
          </table:table-cell>
          <table:table-cell table:formula="of:=[.G337]-[.E337]" office:value-type="float" office:value="18.4701758053589" calcext:value-type="float">
            <text:p>18.47</text:p>
          </table:table-cell>
          <table:table-cell table:formula="of:=([.G337]-[.E337])^2" office:value-type="float" office:value="341.147394280866" calcext:value-type="float">
            <text:p>341.15</text:p>
          </table:table-cell>
          <table:table-cell table:number-columns-repeated="6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8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$M$3]*[.$C338] +[.$L$3]*[.D338]  + [.$K$3]" office:value-type="float" office:value="162.423424080371" calcext:value-type="float">
            <text:p>162.42</text:p>
          </table:table-cell>
          <table:table-cell table:formula="of:=[.G338]-[.E338]" office:value-type="float" office:value="-5.40533620988074" calcext:value-type="float">
            <text:p>-5.41</text:p>
          </table:table-cell>
          <table:table-cell table:formula="of:=([.G338]-[.E338])^2" office:value-type="float" office:value="29.2176595418479" calcext:value-type="float">
            <text:p>29.22</text:p>
          </table:table-cell>
          <table:table-cell table:number-columns-repeated="6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9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$M$3]*[.$C339] +[.$L$3]*[.D339]  + [.$K$3]" office:value-type="float" office:value="189.257786309518" calcext:value-type="float">
            <text:p>189.26</text:p>
          </table:table-cell>
          <table:table-cell table:formula="of:=[.G339]-[.E339]" office:value-type="float" office:value="14.0249514674017" calcext:value-type="float">
            <text:p>14.02</text:p>
          </table:table-cell>
          <table:table-cell table:formula="of:=([.G339]-[.E339])^2" office:value-type="float" office:value="196.699263662972" calcext:value-type="float">
            <text:p>196.70</text:p>
          </table:table-cell>
          <table:table-cell table:number-columns-repeated="6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40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$M$3]*[.$C340] +[.$L$3]*[.D340]  + [.$K$3]" office:value-type="float" office:value="155.834847972841" calcext:value-type="float">
            <text:p>155.83</text:p>
          </table:table-cell>
          <table:table-cell table:formula="of:=[.G340]-[.E340]" office:value-type="float" office:value="2.69615531891714" calcext:value-type="float">
            <text:p>2.70</text:p>
          </table:table-cell>
          <table:table-cell table:formula="of:=([.G340]-[.E340])^2" office:value-type="float" office:value="7.26925350372516" calcext:value-type="float">
            <text:p>7.27</text:p>
          </table:table-cell>
          <table:table-cell table:number-columns-repeated="6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41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$M$3]*[.$C341] +[.$L$3]*[.D341]  + [.$K$3]" office:value-type="float" office:value="165.756850355965" calcext:value-type="float">
            <text:p>165.76</text:p>
          </table:table-cell>
          <table:table-cell table:formula="of:=[.G341]-[.E341]" office:value-type="float" office:value="5.78754215246806" calcext:value-type="float">
            <text:p>5.79</text:p>
          </table:table-cell>
          <table:table-cell table:formula="of:=([.G341]-[.E341])^2" office:value-type="float" office:value="33.4956441665947" calcext:value-type="float">
            <text:p>33.50</text:p>
          </table:table-cell>
          <table:table-cell table:number-columns-repeated="6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$M$3]*[.$C342] +[.$L$3]*[.D342]  + [.$K$3]" office:value-type="float" office:value="159.030846930934" calcext:value-type="float">
            <text:p>159.03</text:p>
          </table:table-cell>
          <table:table-cell table:formula="of:=[.G342]-[.E342]" office:value-type="float" office:value="-3.89997040611112" calcext:value-type="float">
            <text:p>-3.90</text:p>
          </table:table-cell>
          <table:table-cell table:formula="of:=([.G342]-[.E342])^2" office:value-type="float" office:value="15.2097691685426" calcext:value-type="float">
            <text:p>15.21</text:p>
          </table:table-cell>
          <table:table-cell table:number-columns-repeated="6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3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$M$3]*[.$C343] +[.$L$3]*[.D343]  + [.$K$3]" office:value-type="float" office:value="121.045219492196" calcext:value-type="float">
            <text:p>121.05</text:p>
          </table:table-cell>
          <table:table-cell table:formula="of:=[.G343]-[.E343]" office:value-type="float" office:value="-5.41039326570522" calcext:value-type="float">
            <text:p>-5.41</text:p>
          </table:table-cell>
          <table:table-cell table:formula="of:=([.G343]-[.E343])^2" office:value-type="float" office:value="29.2723552895884" calcext:value-type="float">
            <text:p>29.27</text:p>
          </table:table-cell>
          <table:table-cell table:number-columns-repeated="6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$M$3]*[.$C344] +[.$L$3]*[.D344]  + [.$K$3]" office:value-type="float" office:value="199.293748662438" calcext:value-type="float">
            <text:p>199.29</text:p>
          </table:table-cell>
          <table:table-cell table:formula="of:=[.G344]-[.E344]" office:value-type="float" office:value="18.8174616051822" calcext:value-type="float">
            <text:p>18.82</text:p>
          </table:table-cell>
          <table:table-cell table:formula="of:=([.G344]-[.E344])^2" office:value-type="float" office:value="354.096861262508" calcext:value-type="float">
            <text:p>354.10</text:p>
          </table:table-cell>
          <table:table-cell table:number-columns-repeated="6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$M$3]*[.$C345] +[.$L$3]*[.D345]  + [.$K$3]" office:value-type="float" office:value="117.935994945439" calcext:value-type="float">
            <text:p>117.94</text:p>
          </table:table-cell>
          <table:table-cell table:formula="of:=[.G345]-[.E345]" office:value-type="float" office:value="-1.69603364298411" calcext:value-type="float">
            <text:p>-1.70</text:p>
          </table:table-cell>
          <table:table-cell table:formula="of:=([.G345]-[.E345])^2" office:value-type="float" office:value="2.87653011813393" calcext:value-type="float">
            <text:p>2.88</text:p>
          </table:table-cell>
          <table:table-cell table:number-columns-repeated="6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$M$3]*[.$C346] +[.$L$3]*[.D346]  + [.$K$3]" office:value-type="float" office:value="144.496634871342" calcext:value-type="float">
            <text:p>144.50</text:p>
          </table:table-cell>
          <table:table-cell table:formula="of:=[.G346]-[.E346]" office:value-type="float" office:value="-15.3805071250359" calcext:value-type="float">
            <text:p>-15.38</text:p>
          </table:table-cell>
          <table:table-cell table:formula="of:=([.G346]-[.E346])^2" office:value-type="float" office:value="236.559999423281" calcext:value-type="float">
            <text:p>236.56</text:p>
          </table:table-cell>
          <table:table-cell table:number-columns-repeated="6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$M$3]*[.$C347] +[.$L$3]*[.D347]  + [.$K$3]" office:value-type="float" office:value="160.948514941243" calcext:value-type="float">
            <text:p>160.95</text:p>
          </table:table-cell>
          <table:table-cell table:formula="of:=[.G347]-[.E347]" office:value-type="float" office:value="-17.3409442122126" calcext:value-type="float">
            <text:p>-17.34</text:p>
          </table:table-cell>
          <table:table-cell table:formula="of:=([.G347]-[.E347])^2" office:value-type="float" office:value="300.70834617107" calcext:value-type="float">
            <text:p>300.71</text:p>
          </table:table-cell>
          <table:table-cell table:number-columns-repeated="6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$M$3]*[.$C348] +[.$L$3]*[.D348]  + [.$K$3]" office:value-type="float" office:value="103.714749730025" calcext:value-type="float">
            <text:p>103.71</text:p>
          </table:table-cell>
          <table:table-cell table:formula="of:=[.G348]-[.E348]" office:value-type="float" office:value="-8.1493900122686" calcext:value-type="float">
            <text:p>-8.15</text:p>
          </table:table-cell>
          <table:table-cell table:formula="of:=([.G348]-[.E348])^2" office:value-type="float" office:value="66.4125575720632" calcext:value-type="float">
            <text:p>66.41</text:p>
          </table:table-cell>
          <table:table-cell table:number-columns-repeated="6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$M$3]*[.$C349] +[.$L$3]*[.D349]  + [.$K$3]" office:value-type="float" office:value="108.749294144308" calcext:value-type="float">
            <text:p>108.75</text:p>
          </table:table-cell>
          <table:table-cell table:formula="of:=[.G349]-[.E349]" office:value-type="float" office:value="-13.9955913061945" calcext:value-type="float">
            <text:p>-14.00</text:p>
          </table:table-cell>
          <table:table-cell table:formula="of:=([.G349]-[.E349])^2" office:value-type="float" office:value="195.876576010027" calcext:value-type="float">
            <text:p>195.88</text:p>
          </table:table-cell>
          <table:table-cell table:number-columns-repeated="6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$M$3]*[.$C350] +[.$L$3]*[.D350]  + [.$K$3]" office:value-type="float" office:value="179.944994044932" calcext:value-type="float">
            <text:p>179.94</text:p>
          </table:table-cell>
          <table:table-cell table:formula="of:=[.G350]-[.E350]" office:value-type="float" office:value="5.6798311882564" calcext:value-type="float">
            <text:p>5.68</text:p>
          </table:table-cell>
          <table:table-cell table:formula="of:=([.G350]-[.E350])^2" office:value-type="float" office:value="32.2604823270901" calcext:value-type="float">
            <text:p>32.26</text:p>
          </table:table-cell>
          <table:table-cell table:number-columns-repeated="6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51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$M$3]*[.$C351] +[.$L$3]*[.D351]  + [.$K$3]" office:value-type="float" office:value="155.017039202132" calcext:value-type="float">
            <text:p>155.02</text:p>
          </table:table-cell>
          <table:table-cell table:formula="of:=[.G351]-[.E351]" office:value-type="float" office:value="-1.36388376436716" calcext:value-type="float">
            <text:p>-1.36</text:p>
          </table:table-cell>
          <table:table-cell table:formula="of:=([.G351]-[.E351])^2" office:value-type="float" office:value="1.86017892270433" calcext:value-type="float">
            <text:p>1.86</text:p>
          </table:table-cell>
          <table:table-cell table:number-columns-repeated="6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$M$3]*[.$C352] +[.$L$3]*[.D352]  + [.$K$3]" office:value-type="float" office:value="146.592558924279" calcext:value-type="float">
            <text:p>146.59</text:p>
          </table:table-cell>
          <table:table-cell table:formula="of:=[.G352]-[.E352]" office:value-type="float" office:value="-2.14059475243295" calcext:value-type="float">
            <text:p>-2.14</text:p>
          </table:table-cell>
          <table:table-cell table:formula="of:=([.G352]-[.E352])^2" office:value-type="float" office:value="4.58214589414347" calcext:value-type="float">
            <text:p>4.58</text:p>
          </table:table-cell>
          <table:table-cell table:number-columns-repeated="6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3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$M$3]*[.$C353] +[.$L$3]*[.D353]  + [.$K$3]" office:value-type="float" office:value="192.527067615972" calcext:value-type="float">
            <text:p>192.53</text:p>
          </table:table-cell>
          <table:table-cell table:formula="of:=[.G353]-[.E353]" office:value-type="float" office:value="14.9290585060909" calcext:value-type="float">
            <text:p>14.93</text:p>
          </table:table-cell>
          <table:table-cell table:formula="of:=([.G353]-[.E353])^2" office:value-type="float" office:value="222.876787878284" calcext:value-type="float">
            <text:p>222.88</text:p>
          </table:table-cell>
          <table:table-cell table:number-columns-repeated="60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4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$M$3]*[.$C354] +[.$L$3]*[.D354]  + [.$K$3]" office:value-type="float" office:value="169.99897154284" calcext:value-type="float">
            <text:p>170.00</text:p>
          </table:table-cell>
          <table:table-cell table:formula="of:=[.G354]-[.E354]" office:value-type="float" office:value="-4.99114025066532" calcext:value-type="float">
            <text:p>-4.99</text:p>
          </table:table-cell>
          <table:table-cell table:formula="of:=([.G354]-[.E354])^2" office:value-type="float" office:value="24.9114810018115" calcext:value-type="float">
            <text:p>24.91</text:p>
          </table:table-cell>
          <table:table-cell table:number-columns-repeated="6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5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$M$3]*[.$C355] +[.$L$3]*[.D355]  + [.$K$3]" office:value-type="float" office:value="98.5905668470939" calcext:value-type="float">
            <text:p>98.59</text:p>
          </table:table-cell>
          <table:table-cell table:formula="of:=[.G355]-[.E355]" office:value-type="float" office:value="-3.8647939953271" calcext:value-type="float">
            <text:p>-3.86</text:p>
          </table:table-cell>
          <table:table-cell table:formula="of:=([.G355]-[.E355])^2" office:value-type="float" office:value="14.9366326263164" calcext:value-type="float">
            <text:p>14.94</text:p>
          </table:table-cell>
          <table:table-cell table:number-columns-repeated="6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6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$M$3]*[.$C356] +[.$L$3]*[.D356]  + [.$K$3]" office:value-type="float" office:value="139.332225081085" calcext:value-type="float">
            <text:p>139.33</text:p>
          </table:table-cell>
          <table:table-cell table:formula="of:=[.G356]-[.E356]" office:value-type="float" office:value="-1.7197131474191" calcext:value-type="float">
            <text:p>-1.72</text:p>
          </table:table-cell>
          <table:table-cell table:formula="of:=([.G356]-[.E356])^2" office:value-type="float" office:value="2.95741330940611" calcext:value-type="float">
            <text:p>2.96</text:p>
          </table:table-cell>
          <table:table-cell table:number-columns-repeated="60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$M$3]*[.$C357] +[.$L$3]*[.D357]  + [.$K$3]" office:value-type="float" office:value="137.397255578803" calcext:value-type="float">
            <text:p>137.40</text:p>
          </table:table-cell>
          <table:table-cell table:formula="of:=[.G357]-[.E357]" office:value-type="float" office:value="10.5625837813394" calcext:value-type="float">
            <text:p>10.56</text:p>
          </table:table-cell>
          <table:table-cell table:formula="of:=([.G357]-[.E357])^2" office:value-type="float" office:value="111.568176137815" calcext:value-type="float">
            <text:p>111.57</text:p>
          </table:table-cell>
          <table:table-cell table:number-columns-repeated="60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$M$3]*[.$C358] +[.$L$3]*[.D358]  + [.$K$3]" office:value-type="float" office:value="203.005593338709" calcext:value-type="float">
            <text:p>203.01</text:p>
          </table:table-cell>
          <table:table-cell table:formula="of:=[.G358]-[.E358]" office:value-type="float" office:value="-9.1052858457129" calcext:value-type="float">
            <text:p>-9.11</text:p>
          </table:table-cell>
          <table:table-cell table:formula="of:=([.G358]-[.E358])^2" office:value-type="float" office:value="82.9062303321397" calcext:value-type="float">
            <text:p>82.91</text:p>
          </table:table-cell>
          <table:table-cell table:number-columns-repeated="60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9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$M$3]*[.$C359] +[.$L$3]*[.D359]  + [.$K$3]" office:value-type="float" office:value="173.554581496309" calcext:value-type="float">
            <text:p>173.55</text:p>
          </table:table-cell>
          <table:table-cell table:formula="of:=[.G359]-[.E359]" office:value-type="float" office:value="1.08495609034608" calcext:value-type="float">
            <text:p>1.08</text:p>
          </table:table-cell>
          <table:table-cell table:formula="of:=([.G359]-[.E359])^2" office:value-type="float" office:value="1.17712971797906" calcext:value-type="float">
            <text:p>1.18</text:p>
          </table:table-cell>
          <table:table-cell table:number-columns-repeated="6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$M$3]*[.$C360] +[.$L$3]*[.D360]  + [.$K$3]" office:value-type="float" office:value="155.497082932268" calcext:value-type="float">
            <text:p>155.50</text:p>
          </table:table-cell>
          <table:table-cell table:formula="of:=[.G360]-[.E360]" office:value-type="float" office:value="0.639560108713795" calcext:value-type="float">
            <text:p>0.64</text:p>
          </table:table-cell>
          <table:table-cell table:formula="of:=([.G360]-[.E360])^2" office:value-type="float" office:value="0.409037132658001" calcext:value-type="float">
            <text:p>0.41</text:p>
          </table:table-cell>
          <table:table-cell table:number-columns-repeated="60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$M$3]*[.$C361] +[.$L$3]*[.D361]  + [.$K$3]" office:value-type="float" office:value="210.057169725816" calcext:value-type="float">
            <text:p>210.06</text:p>
          </table:table-cell>
          <table:table-cell table:formula="of:=[.G361]-[.E361]" office:value-type="float" office:value="9.6198591970807" calcext:value-type="float">
            <text:p>9.62</text:p>
          </table:table-cell>
          <table:table-cell table:formula="of:=([.G361]-[.E361])^2" office:value-type="float" office:value="92.5416909716581" calcext:value-type="float">
            <text:p>92.54</text:p>
          </table:table-cell>
          <table:table-cell table:number-columns-repeated="60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$M$3]*[.$C362] +[.$L$3]*[.D362]  + [.$K$3]" office:value-type="float" office:value="143.244946489548" calcext:value-type="float">
            <text:p>143.24</text:p>
          </table:table-cell>
          <table:table-cell table:formula="of:=[.G362]-[.E362]" office:value-type="float" office:value="9.86540056202861" calcext:value-type="float">
            <text:p>9.87</text:p>
          </table:table-cell>
          <table:table-cell table:formula="of:=([.G362]-[.E362])^2" office:value-type="float" office:value="97.3261282492745" calcext:value-type="float">
            <text:p>97.33</text:p>
          </table:table-cell>
          <table:table-cell table:number-columns-repeated="6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3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$M$3]*[.$C363] +[.$L$3]*[.D363]  + [.$K$3]" office:value-type="float" office:value="139.765187057427" calcext:value-type="float">
            <text:p>139.77</text:p>
          </table:table-cell>
          <table:table-cell table:formula="of:=[.G363]-[.E363]" office:value-type="float" office:value="-4.09390798681855" calcext:value-type="float">
            <text:p>-4.09</text:p>
          </table:table-cell>
          <table:table-cell table:formula="of:=([.G363]-[.E363])^2" office:value-type="float" office:value="16.7600826045367" calcext:value-type="float">
            <text:p>16.76</text:p>
          </table:table-cell>
          <table:table-cell table:number-columns-repeated="6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4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$M$3]*[.$C364] +[.$L$3]*[.D364]  + [.$K$3]" office:value-type="float" office:value="214.31408210214" calcext:value-type="float">
            <text:p>214.31</text:p>
          </table:table-cell>
          <table:table-cell table:formula="of:=[.G364]-[.E364]" office:value-type="float" office:value="0.597125319117652" calcext:value-type="float">
            <text:p>0.60</text:p>
          </table:table-cell>
          <table:table-cell table:formula="of:=([.G364]-[.E364])^2" office:value-type="float" office:value="0.356558646731357" calcext:value-type="float">
            <text:p>0.36</text:p>
          </table:table-cell>
          <table:table-cell table:number-columns-repeated="6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5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$M$3]*[.$C365] +[.$L$3]*[.D365]  + [.$K$3]" office:value-type="float" office:value="110.539701715376" calcext:value-type="float">
            <text:p>110.54</text:p>
          </table:table-cell>
          <table:table-cell table:formula="of:=[.G365]-[.E365]" office:value-type="float" office:value="-20.5093065440716" calcext:value-type="float">
            <text:p>-20.51</text:p>
          </table:table-cell>
          <table:table-cell table:formula="of:=([.G365]-[.E365])^2" office:value-type="float" office:value="420.631654918698" calcext:value-type="float">
            <text:p>420.63</text:p>
          </table:table-cell>
          <table:table-cell table:number-columns-repeated="6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$M$3]*[.$C366] +[.$L$3]*[.D366]  + [.$K$3]" office:value-type="float" office:value="205.619547744399" calcext:value-type="float">
            <text:p>205.62</text:p>
          </table:table-cell>
          <table:table-cell table:formula="of:=[.G366]-[.E366]" office:value-type="float" office:value="7.21281393767382" calcext:value-type="float">
            <text:p>7.21</text:p>
          </table:table-cell>
          <table:table-cell table:formula="of:=([.G366]-[.E366])^2" office:value-type="float" office:value="52.0246848995016" calcext:value-type="float">
            <text:p>52.02</text:p>
          </table:table-cell>
          <table:table-cell table:number-columns-repeated="6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7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$M$3]*[.$C367] +[.$L$3]*[.D367]  + [.$K$3]" office:value-type="float" office:value="125.944302086044" calcext:value-type="float">
            <text:p>125.94</text:p>
          </table:table-cell>
          <table:table-cell table:formula="of:=[.G367]-[.E367]" office:value-type="float" office:value="-22.7696580227142" calcext:value-type="float">
            <text:p>-22.77</text:p>
          </table:table-cell>
          <table:table-cell table:formula="of:=([.G367]-[.E367])^2" office:value-type="float" office:value="518.457326471354" calcext:value-type="float">
            <text:p>518.46</text:p>
          </table:table-cell>
          <table:table-cell table:number-columns-repeated="60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$M$3]*[.$C368] +[.$L$3]*[.D368]  + [.$K$3]" office:value-type="float" office:value="182.621649248174" calcext:value-type="float">
            <text:p>182.62</text:p>
          </table:table-cell>
          <table:table-cell table:formula="of:=[.G368]-[.E368]" office:value-type="float" office:value="-2.91490935156423" calcext:value-type="float">
            <text:p>-2.91</text:p>
          </table:table-cell>
          <table:table-cell table:formula="of:=([.G368]-[.E368])^2" office:value-type="float" office:value="8.49669652783662" calcext:value-type="float">
            <text:p>8.50</text:p>
          </table:table-cell>
          <table:table-cell table:number-columns-repeated="6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9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$M$3]*[.$C369] +[.$L$3]*[.D369]  + [.$K$3]" office:value-type="float" office:value="214.453684190011" calcext:value-type="float">
            <text:p>214.45</text:p>
          </table:table-cell>
          <table:table-cell table:formula="of:=[.G369]-[.E369]" office:value-type="float" office:value="3.59004447987746" calcext:value-type="float">
            <text:p>3.59</text:p>
          </table:table-cell>
          <table:table-cell table:formula="of:=([.G369]-[.E369])^2" office:value-type="float" office:value="12.8884193674986" calcext:value-type="float">
            <text:p>12.89</text:p>
          </table:table-cell>
          <table:table-cell table:number-columns-repeated="60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$M$3]*[.$C370] +[.$L$3]*[.D370]  + [.$K$3]" office:value-type="float" office:value="154.927152903607" calcext:value-type="float">
            <text:p>154.93</text:p>
          </table:table-cell>
          <table:table-cell table:formula="of:=[.G370]-[.E370]" office:value-type="float" office:value="-14.2807840904202" calcext:value-type="float">
            <text:p>-14.28</text:p>
          </table:table-cell>
          <table:table-cell table:formula="of:=([.G370]-[.E370])^2" office:value-type="float" office:value="203.940794237197" calcext:value-type="float">
            <text:p>203.94</text:p>
          </table:table-cell>
          <table:table-cell table:number-columns-repeated="6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$M$3]*[.$C371] +[.$L$3]*[.D371]  + [.$K$3]" office:value-type="float" office:value="209.308495239349" calcext:value-type="float">
            <text:p>209.31</text:p>
          </table:table-cell>
          <table:table-cell table:formula="of:=[.G371]-[.E371]" office:value-type="float" office:value="1.73288165761898" calcext:value-type="float">
            <text:p>1.73</text:p>
          </table:table-cell>
          <table:table-cell table:formula="of:=([.G371]-[.E371])^2" office:value-type="float" office:value="3.00287883931229" calcext:value-type="float">
            <text:p>3.00</text:p>
          </table:table-cell>
          <table:table-cell table:number-columns-repeated="60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72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$M$3]*[.$C372] +[.$L$3]*[.D372]  + [.$K$3]" office:value-type="float" office:value="168.447802028133" calcext:value-type="float">
            <text:p>168.45</text:p>
          </table:table-cell>
          <table:table-cell table:formula="of:=[.G372]-[.E372]" office:value-type="float" office:value="1.35767624209052" calcext:value-type="float">
            <text:p>1.36</text:p>
          </table:table-cell>
          <table:table-cell table:formula="of:=([.G372]-[.E372])^2" office:value-type="float" office:value="1.84328477833704" calcext:value-type="float">
            <text:p>1.84</text:p>
          </table:table-cell>
          <table:table-cell table:number-columns-repeated="60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$M$3]*[.$C373] +[.$L$3]*[.D373]  + [.$K$3]" office:value-type="float" office:value="167.003362582459" calcext:value-type="float">
            <text:p>167.00</text:p>
          </table:table-cell>
          <table:table-cell table:formula="of:=[.G373]-[.E373]" office:value-type="float" office:value="-3.59049552199804" calcext:value-type="float">
            <text:p>-3.59</text:p>
          </table:table-cell>
          <table:table-cell table:formula="of:=([.G373]-[.E373])^2" office:value-type="float" office:value="12.891658093488" calcext:value-type="float">
            <text:p>12.89</text:p>
          </table:table-cell>
          <table:table-cell table:number-columns-repeated="6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$M$3]*[.$C374] +[.$L$3]*[.D374]  + [.$K$3]" office:value-type="float" office:value="188.375510384498" calcext:value-type="float">
            <text:p>188.38</text:p>
          </table:table-cell>
          <table:table-cell table:formula="of:=[.G374]-[.E374]" office:value-type="float" office:value="4.23322960855384" calcext:value-type="float">
            <text:p>4.23</text:p>
          </table:table-cell>
          <table:table-cell table:formula="of:=([.G374]-[.E374])^2" office:value-type="float" office:value="17.9202329187369" calcext:value-type="float">
            <text:p>17.92</text:p>
          </table:table-cell>
          <table:table-cell table:number-columns-repeated="60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5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$M$3]*[.$C375] +[.$L$3]*[.D375]  + [.$K$3]" office:value-type="float" office:value="178.125494448158" calcext:value-type="float">
            <text:p>178.13</text:p>
          </table:table-cell>
          <table:table-cell table:formula="of:=[.G375]-[.E375]" office:value-type="float" office:value="-14.0742937442877" calcext:value-type="float">
            <text:p>-14.07</text:p>
          </table:table-cell>
          <table:table-cell table:formula="of:=([.G375]-[.E375])^2" office:value-type="float" office:value="198.085744400496" calcext:value-type="float">
            <text:p>198.09</text:p>
          </table:table-cell>
          <table:table-cell table:number-columns-repeated="6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$M$3]*[.$C376] +[.$L$3]*[.D376]  + [.$K$3]" office:value-type="float" office:value="159.860906064903" calcext:value-type="float">
            <text:p>159.86</text:p>
          </table:table-cell>
          <table:table-cell table:formula="of:=[.G376]-[.E376]" office:value-type="float" office:value="7.57106661177519" calcext:value-type="float">
            <text:p>7.57</text:p>
          </table:table-cell>
          <table:table-cell table:formula="of:=([.G376]-[.E376])^2" office:value-type="float" office:value="57.3210496399371" calcext:value-type="float">
            <text:p>57.32</text:p>
          </table:table-cell>
          <table:table-cell table:number-columns-repeated="6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$M$3]*[.$C377] +[.$L$3]*[.D377]  + [.$K$3]" office:value-type="float" office:value="225.82884402208" calcext:value-type="float">
            <text:p>225.83</text:p>
          </table:table-cell>
          <table:table-cell table:formula="of:=[.G377]-[.E377]" office:value-type="float" office:value="14.0983267110648" calcext:value-type="float">
            <text:p>14.10</text:p>
          </table:table-cell>
          <table:table-cell table:formula="of:=([.G377]-[.E377])^2" office:value-type="float" office:value="198.762816051923" calcext:value-type="float">
            <text:p>198.76</text:p>
          </table:table-cell>
          <table:table-cell table:number-columns-repeated="6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$M$3]*[.$C378] +[.$L$3]*[.D378]  + [.$K$3]" office:value-type="float" office:value="140.499444817109" calcext:value-type="float">
            <text:p>140.50</text:p>
          </table:table-cell>
          <table:table-cell table:formula="of:=[.G378]-[.E378]" office:value-type="float" office:value="17.2006433350481" calcext:value-type="float">
            <text:p>17.20</text:p>
          </table:table-cell>
          <table:table-cell table:formula="of:=([.G378]-[.E378])^2" office:value-type="float" office:value="295.862131139536" calcext:value-type="float">
            <text:p>295.86</text:p>
          </table:table-cell>
          <table:table-cell table:number-columns-repeated="6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9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$M$3]*[.$C379] +[.$L$3]*[.D379]  + [.$K$3]" office:value-type="float" office:value="216.154037719406" calcext:value-type="float">
            <text:p>216.15</text:p>
          </table:table-cell>
          <table:table-cell table:formula="of:=[.G379]-[.E379]" office:value-type="float" office:value="15.3212454911899" calcext:value-type="float">
            <text:p>15.32</text:p>
          </table:table-cell>
          <table:table-cell table:formula="of:=([.G379]-[.E379])^2" office:value-type="float" office:value="234.740563401307" calcext:value-type="float">
            <text:p>234.74</text:p>
          </table:table-cell>
          <table:table-cell table:number-columns-repeated="6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80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$M$3]*[.$C380] +[.$L$3]*[.D380]  + [.$K$3]" office:value-type="float" office:value="178.046635884156" calcext:value-type="float">
            <text:p>178.05</text:p>
          </table:table-cell>
          <table:table-cell table:formula="of:=[.G380]-[.E380]" office:value-type="float" office:value="7.7498729712301" calcext:value-type="float">
            <text:p>7.75</text:p>
          </table:table-cell>
          <table:table-cell table:formula="of:=([.G380]-[.E380])^2" office:value-type="float" office:value="60.0605310702029" calcext:value-type="float">
            <text:p>60.06</text:p>
          </table:table-cell>
          <table:table-cell table:number-columns-repeated="60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$M$3]*[.$C381] +[.$L$3]*[.D381]  + [.$K$3]" office:value-type="float" office:value="124.689754869928" calcext:value-type="float">
            <text:p>124.69</text:p>
          </table:table-cell>
          <table:table-cell table:formula="of:=[.G381]-[.E381]" office:value-type="float" office:value="0.532465802832931" calcext:value-type="float">
            <text:p>0.53</text:p>
          </table:table-cell>
          <table:table-cell table:formula="of:=([.G381]-[.E381])^2" office:value-type="float" office:value="0.283519831186518" calcext:value-type="float">
            <text:p>0.28</text:p>
          </table:table-cell>
          <table:table-cell table:number-columns-repeated="6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$M$3]*[.$C382] +[.$L$3]*[.D382]  + [.$K$3]" office:value-type="float" office:value="122.178668143692" calcext:value-type="float">
            <text:p>122.18</text:p>
          </table:table-cell>
          <table:table-cell table:formula="of:=[.G382]-[.E382]" office:value-type="float" office:value="15.4466186693513" calcext:value-type="float">
            <text:p>15.45</text:p>
          </table:table-cell>
          <table:table-cell table:formula="of:=([.G382]-[.E382])^2" office:value-type="float" office:value="238.598028316352" calcext:value-type="float">
            <text:p>238.60</text:p>
          </table:table-cell>
          <table:table-cell table:number-columns-repeated="6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3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$M$3]*[.$C383] +[.$L$3]*[.D383]  + [.$K$3]" office:value-type="float" office:value="137.789084792853" calcext:value-type="float">
            <text:p>137.79</text:p>
          </table:table-cell>
          <table:table-cell table:formula="of:=[.G383]-[.E383]" office:value-type="float" office:value="-2.91808600090931" calcext:value-type="float">
            <text:p>-2.92</text:p>
          </table:table-cell>
          <table:table-cell table:formula="of:=([.G383]-[.E383])^2" office:value-type="float" office:value="8.5152259087029" calcext:value-type="float">
            <text:p>8.52</text:p>
          </table:table-cell>
          <table:table-cell table:number-columns-repeated="6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4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$M$3]*[.$C384] +[.$L$3]*[.D384]  + [.$K$3]" office:value-type="float" office:value="130.656740178673" calcext:value-type="float">
            <text:p>130.66</text:p>
          </table:table-cell>
          <table:table-cell table:formula="of:=[.G384]-[.E384]" office:value-type="float" office:value="-23.7717373364591" calcext:value-type="float">
            <text:p>-23.77</text:p>
          </table:table-cell>
          <table:table-cell table:formula="of:=([.G384]-[.E384])^2" office:value-type="float" office:value="565.095495993602" calcext:value-type="float">
            <text:p>565.10</text:p>
          </table:table-cell>
          <table:table-cell table:number-columns-repeated="6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5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$M$3]*[.$C385] +[.$L$3]*[.D385]  + [.$K$3]" office:value-type="float" office:value="170.221573065906" calcext:value-type="float">
            <text:p>170.22</text:p>
          </table:table-cell>
          <table:table-cell table:formula="of:=[.G385]-[.E385]" office:value-type="float" office:value="-7.3472764926191" calcext:value-type="float">
            <text:p>-7.35</text:p>
          </table:table-cell>
          <table:table-cell table:formula="of:=([.G385]-[.E385])^2" office:value-type="float" office:value="53.9824718589933" calcext:value-type="float">
            <text:p>53.98</text:p>
          </table:table-cell>
          <table:table-cell table:number-columns-repeated="6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6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$M$3]*[.$C386] +[.$L$3]*[.D386]  + [.$K$3]" office:value-type="float" office:value="166.231444472677" calcext:value-type="float">
            <text:p>166.23</text:p>
          </table:table-cell>
          <table:table-cell table:formula="of:=[.G386]-[.E386]" office:value-type="float" office:value="-14.3438896061268" calcext:value-type="float">
            <text:p>-14.34</text:p>
          </table:table-cell>
          <table:table-cell table:formula="of:=([.G386]-[.E386])^2" office:value-type="float" office:value="205.747169032752" calcext:value-type="float">
            <text:p>205.75</text:p>
          </table:table-cell>
          <table:table-cell table:number-columns-repeated="60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7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$M$3]*[.$C387] +[.$L$3]*[.D387]  + [.$K$3]" office:value-type="float" office:value="178.16248848949" calcext:value-type="float">
            <text:p>178.16</text:p>
          </table:table-cell>
          <table:table-cell table:formula="of:=[.G387]-[.E387]" office:value-type="float" office:value="-20.1492676864691" calcext:value-type="float">
            <text:p>-20.15</text:p>
          </table:table-cell>
          <table:table-cell table:formula="of:=([.G387]-[.E387])^2" office:value-type="float" office:value="405.992988300989" calcext:value-type="float">
            <text:p>405.99</text:p>
          </table:table-cell>
          <table:table-cell table:number-columns-repeated="6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8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$M$3]*[.$C388] +[.$L$3]*[.D388]  + [.$K$3]" office:value-type="float" office:value="138.438366722942" calcext:value-type="float">
            <text:p>138.44</text:p>
          </table:table-cell>
          <table:table-cell table:formula="of:=[.G388]-[.E388]" office:value-type="float" office:value="6.17538626980158" calcext:value-type="float">
            <text:p>6.18</text:p>
          </table:table-cell>
          <table:table-cell table:formula="of:=([.G388]-[.E388])^2" office:value-type="float" office:value="38.1353955812538" calcext:value-type="float">
            <text:p>38.14</text:p>
          </table:table-cell>
          <table:table-cell table:number-columns-repeated="6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$M$3]*[.$C389] +[.$L$3]*[.D389]  + [.$K$3]" office:value-type="float" office:value="153.808341588451" calcext:value-type="float">
            <text:p>153.81</text:p>
          </table:table-cell>
          <table:table-cell table:formula="of:=[.G389]-[.E389]" office:value-type="float" office:value="13.3140575691613" calcext:value-type="float">
            <text:p>13.31</text:p>
          </table:table-cell>
          <table:table-cell table:formula="of:=([.G389]-[.E389])^2" office:value-type="float" office:value="177.264128954943" calcext:value-type="float">
            <text:p>177.26</text:p>
          </table:table-cell>
          <table:table-cell table:number-columns-repeated="6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$M$3]*[.$C390] +[.$L$3]*[.D390]  + [.$K$3]" office:value-type="float" office:value="138.958342484083" calcext:value-type="float">
            <text:p>138.96</text:p>
          </table:table-cell>
          <table:table-cell table:formula="of:=[.G390]-[.E390]" office:value-type="float" office:value="13.4182862439089" calcext:value-type="float">
            <text:p>13.42</text:p>
          </table:table-cell>
          <table:table-cell table:formula="of:=([.G390]-[.E390])^2" office:value-type="float" office:value="180.050405723475" calcext:value-type="float">
            <text:p>180.05</text:p>
          </table:table-cell>
          <table:table-cell table:number-columns-repeated="6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$M$3]*[.$C391] +[.$L$3]*[.D391]  + [.$K$3]" office:value-type="float" office:value="147.928032951546" calcext:value-type="float">
            <text:p>147.93</text:p>
          </table:table-cell>
          <table:table-cell table:formula="of:=[.G391]-[.E391]" office:value-type="float" office:value="-1.60308541549244" calcext:value-type="float">
            <text:p>-1.60</text:p>
          </table:table-cell>
          <table:table-cell table:formula="of:=([.G391]-[.E391])^2" office:value-type="float" office:value="2.56988284936458" calcext:value-type="float">
            <text:p>2.57</text:p>
          </table:table-cell>
          <table:table-cell table:number-columns-repeated="6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$M$3]*[.$C392] +[.$L$3]*[.D392]  + [.$K$3]" office:value-type="float" office:value="117.395480916109" calcext:value-type="float">
            <text:p>117.40</text:p>
          </table:table-cell>
          <table:table-cell table:formula="of:=[.G392]-[.E392]" office:value-type="float" office:value="5.89277354468391" calcext:value-type="float">
            <text:p>5.89</text:p>
          </table:table-cell>
          <table:table-cell table:formula="of:=([.G392]-[.E392])^2" office:value-type="float" office:value="34.7247800489265" calcext:value-type="float">
            <text:p>34.72</text:p>
          </table:table-cell>
          <table:table-cell table:number-columns-repeated="6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3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$M$3]*[.$C393] +[.$L$3]*[.D393]  + [.$K$3]" office:value-type="float" office:value="147.918278743871" calcext:value-type="float">
            <text:p>147.92</text:p>
          </table:table-cell>
          <table:table-cell table:formula="of:=[.G393]-[.E393]" office:value-type="float" office:value="4.02994873581221" calcext:value-type="float">
            <text:p>4.03</text:p>
          </table:table-cell>
          <table:table-cell table:formula="of:=([.G393]-[.E393])^2" office:value-type="float" office:value="16.2404868132744" calcext:value-type="float">
            <text:p>16.24</text:p>
          </table:table-cell>
          <table:table-cell table:number-columns-repeated="60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4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$M$3]*[.$C394] +[.$L$3]*[.D394]  + [.$K$3]" office:value-type="float" office:value="164.504969176256" calcext:value-type="float">
            <text:p>164.50</text:p>
          </table:table-cell>
          <table:table-cell table:formula="of:=[.G394]-[.E394]" office:value-type="float" office:value="-6.45007230088729" calcext:value-type="float">
            <text:p>-6.45</text:p>
          </table:table-cell>
          <table:table-cell table:formula="of:=([.G394]-[.E394])^2" office:value-type="float" office:value="41.6034326866734" calcext:value-type="float">
            <text:p>41.60</text:p>
          </table:table-cell>
          <table:table-cell table:number-columns-repeated="60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5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$M$3]*[.$C395] +[.$L$3]*[.D395]  + [.$K$3]" office:value-type="float" office:value="132.148230910696" calcext:value-type="float">
            <text:p>132.15</text:p>
          </table:table-cell>
          <table:table-cell table:formula="of:=[.G395]-[.E395]" office:value-type="float" office:value="-5.8743615808616" calcext:value-type="float">
            <text:p>-5.87</text:p>
          </table:table-cell>
          <table:table-cell table:formula="of:=([.G395]-[.E395])^2" office:value-type="float" office:value="34.5081239827028" calcext:value-type="float">
            <text:p>34.51</text:p>
          </table:table-cell>
          <table:table-cell table:number-columns-repeated="6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6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$M$3]*[.$C396] +[.$L$3]*[.D396]  + [.$K$3]" office:value-type="float" office:value="181.849321716391" calcext:value-type="float">
            <text:p>181.85</text:p>
          </table:table-cell>
          <table:table-cell table:formula="of:=[.G396]-[.E396]" office:value-type="float" office:value="9.77201698163017" calcext:value-type="float">
            <text:p>9.77</text:p>
          </table:table-cell>
          <table:table-cell table:formula="of:=([.G396]-[.E396])^2" office:value-type="float" office:value="95.4923158892685" calcext:value-type="float">
            <text:p>95.49</text:p>
          </table:table-cell>
          <table:table-cell table:number-columns-repeated="6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$M$3]*[.$C397] +[.$L$3]*[.D397]  + [.$K$3]" office:value-type="float" office:value="156.626168982007" calcext:value-type="float">
            <text:p>156.63</text:p>
          </table:table-cell>
          <table:table-cell table:formula="of:=[.G397]-[.E397]" office:value-type="float" office:value="-6.27407188142317" calcext:value-type="float">
            <text:p>-6.27</text:p>
          </table:table-cell>
          <table:table-cell table:formula="of:=([.G397]-[.E397])^2" office:value-type="float" office:value="39.3639779732649" calcext:value-type="float">
            <text:p>39.36</text:p>
          </table:table-cell>
          <table:table-cell table:number-columns-repeated="6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8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$M$3]*[.$C398] +[.$L$3]*[.D398]  + [.$K$3]" office:value-type="float" office:value="182.551296704821" calcext:value-type="float">
            <text:p>182.55</text:p>
          </table:table-cell>
          <table:table-cell table:formula="of:=[.G398]-[.E398]" office:value-type="float" office:value="-6.23486988761968" calcext:value-type="float">
            <text:p>-6.23</text:p>
          </table:table-cell>
          <table:table-cell table:formula="of:=([.G398]-[.E398])^2" office:value-type="float" office:value="38.8736025155467" calcext:value-type="float">
            <text:p>38.87</text:p>
          </table:table-cell>
          <table:table-cell table:number-columns-repeated="6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9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$M$3]*[.$C399] +[.$L$3]*[.D399]  + [.$K$3]" office:value-type="float" office:value="128.736560493457" calcext:value-type="float">
            <text:p>128.74</text:p>
          </table:table-cell>
          <table:table-cell table:formula="of:=[.G399]-[.E399]" office:value-type="float" office:value="8.33414636266153" calcext:value-type="float">
            <text:p>8.33</text:p>
          </table:table-cell>
          <table:table-cell table:formula="of:=([.G399]-[.E399])^2" office:value-type="float" office:value="69.4579955942644" calcext:value-type="float">
            <text:p>69.46</text:p>
          </table:table-cell>
          <table:table-cell table:number-columns-repeated="6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$M$3]*[.$C400] +[.$L$3]*[.D400]  + [.$K$3]" office:value-type="float" office:value="189.64908364288" calcext:value-type="float">
            <text:p>189.65</text:p>
          </table:table-cell>
          <table:table-cell table:formula="of:=[.G400]-[.E400]" office:value-type="float" office:value="17.3025906804881" calcext:value-type="float">
            <text:p>17.30</text:p>
          </table:table-cell>
          <table:table-cell table:formula="of:=([.G400]-[.E400])^2" office:value-type="float" office:value="299.379644256513" calcext:value-type="float">
            <text:p>299.38</text:p>
          </table:table-cell>
          <table:table-cell table:number-columns-repeated="6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$M$3]*[.$C401] +[.$L$3]*[.D401]  + [.$K$3]" office:value-type="float" office:value="163.338322626663" calcext:value-type="float">
            <text:p>163.34</text:p>
          </table:table-cell>
          <table:table-cell table:formula="of:=[.G401]-[.E401]" office:value-type="float" office:value="12.331495024469" calcext:value-type="float">
            <text:p>12.33</text:p>
          </table:table-cell>
          <table:table-cell table:formula="of:=([.G401]-[.E401])^2" office:value-type="float" office:value="152.065769538504" calcext:value-type="float">
            <text:p>152.07</text:p>
          </table:table-cell>
          <table:table-cell table:number-columns-repeated="6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402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$M$3]*[.$C402] +[.$L$3]*[.D402]  + [.$K$3]" office:value-type="float" office:value="197.528635899689" calcext:value-type="float">
            <text:p>197.53</text:p>
          </table:table-cell>
          <table:table-cell table:formula="of:=[.G402]-[.E402]" office:value-type="float" office:value="7.11880667338809" calcext:value-type="float">
            <text:p>7.12</text:p>
          </table:table-cell>
          <table:table-cell table:formula="of:=([.G402]-[.E402])^2" office:value-type="float" office:value="50.6774084530749" calcext:value-type="float">
            <text:p>50.68</text:p>
          </table:table-cell>
          <table:table-cell table:number-columns-repeated="6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3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$M$3]*[.$C403] +[.$L$3]*[.D403]  + [.$K$3]" office:value-type="float" office:value="198.690888058343" calcext:value-type="float">
            <text:p>198.69</text:p>
          </table:table-cell>
          <table:table-cell table:formula="of:=[.G403]-[.E403]" office:value-type="float" office:value="5.33094106484469" calcext:value-type="float">
            <text:p>5.33</text:p>
          </table:table-cell>
          <table:table-cell table:formula="of:=([.G403]-[.E403])^2" office:value-type="float" office:value="28.4189326368475" calcext:value-type="float">
            <text:p>28.42</text:p>
          </table:table-cell>
          <table:table-cell table:number-columns-repeated="60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4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$M$3]*[.$C404] +[.$L$3]*[.D404]  + [.$K$3]" office:value-type="float" office:value="162.475430253878" calcext:value-type="float">
            <text:p>162.48</text:p>
          </table:table-cell>
          <table:table-cell table:formula="of:=[.G404]-[.E404]" office:value-type="float" office:value="6.24096833179095" calcext:value-type="float">
            <text:p>6.24</text:p>
          </table:table-cell>
          <table:table-cell table:formula="of:=([.G404]-[.E404])^2" office:value-type="float" office:value="38.9496857184175" calcext:value-type="float">
            <text:p>38.95</text:p>
          </table:table-cell>
          <table:table-cell table:number-columns-repeated="6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5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$M$3]*[.$C405] +[.$L$3]*[.D405]  + [.$K$3]" office:value-type="float" office:value="95.2604825393602" calcext:value-type="float">
            <text:p>95.26</text:p>
          </table:table-cell>
          <table:table-cell table:formula="of:=[.G405]-[.E405]" office:value-type="float" office:value="-21.7926734266758" calcext:value-type="float">
            <text:p>-21.79</text:p>
          </table:table-cell>
          <table:table-cell table:formula="of:=([.G405]-[.E405])^2" office:value-type="float" office:value="474.920615081741" calcext:value-type="float">
            <text:p>474.92</text:p>
          </table:table-cell>
          <table:table-cell table:number-columns-repeated="6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6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$M$3]*[.$C406] +[.$L$3]*[.D406]  + [.$K$3]" office:value-type="float" office:value="148.523305076088" calcext:value-type="float">
            <text:p>148.52</text:p>
          </table:table-cell>
          <table:table-cell table:formula="of:=[.G406]-[.E406]" office:value-type="float" office:value="3.71668540624731" calcext:value-type="float">
            <text:p>3.72</text:p>
          </table:table-cell>
          <table:table-cell table:formula="of:=([.G406]-[.E406])^2" office:value-type="float" office:value="13.8137504090117" calcext:value-type="float">
            <text:p>13.81</text:p>
          </table:table-cell>
          <table:table-cell table:number-columns-repeated="6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7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$M$3]*[.$C407] +[.$L$3]*[.D407]  + [.$K$3]" office:value-type="float" office:value="173.751226939719" calcext:value-type="float">
            <text:p>173.75</text:p>
          </table:table-cell>
          <table:table-cell table:formula="of:=[.G407]-[.E407]" office:value-type="float" office:value="4.76913532998529" calcext:value-type="float">
            <text:p>4.77</text:p>
          </table:table-cell>
          <table:table-cell table:formula="of:=([.G407]-[.E407])^2" office:value-type="float" office:value="22.7446517957139" calcext:value-type="float">
            <text:p>22.74</text:p>
          </table:table-cell>
          <table:table-cell table:number-columns-repeated="60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8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$M$3]*[.$C408] +[.$L$3]*[.D408]  + [.$K$3]" office:value-type="float" office:value="215.816171973882" calcext:value-type="float">
            <text:p>215.82</text:p>
          </table:table-cell>
          <table:table-cell table:formula="of:=[.G408]-[.E408]" office:value-type="float" office:value="28.5932630393538" calcext:value-type="float">
            <text:p>28.59</text:p>
          </table:table-cell>
          <table:table-cell table:formula="of:=([.G408]-[.E408])^2" office:value-type="float" office:value="817.574691237674" calcext:value-type="float">
            <text:p>817.57</text:p>
          </table:table-cell>
          <table:table-cell table:number-columns-repeated="6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9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$M$3]*[.$C409] +[.$L$3]*[.D409]  + [.$K$3]" office:value-type="float" office:value="189.212046620147" calcext:value-type="float">
            <text:p>189.21</text:p>
          </table:table-cell>
          <table:table-cell table:formula="of:=[.G409]-[.E409]" office:value-type="float" office:value="-8.20004473503244" calcext:value-type="float">
            <text:p>-8.20</text:p>
          </table:table-cell>
          <table:table-cell table:formula="of:=([.G409]-[.E409])^2" office:value-type="float" office:value="67.2407336565332" calcext:value-type="float">
            <text:p>67.24</text:p>
          </table:table-cell>
          <table:table-cell table:number-columns-repeated="6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$M$3]*[.$C410] +[.$L$3]*[.D410]  + [.$K$3]" office:value-type="float" office:value="136.24945851695" calcext:value-type="float">
            <text:p>136.25</text:p>
          </table:table-cell>
          <table:table-cell table:formula="of:=[.G410]-[.E410]" office:value-type="float" office:value="-1.74996454372544" calcext:value-type="float">
            <text:p>-1.75</text:p>
          </table:table-cell>
          <table:table-cell table:formula="of:=([.G410]-[.E410])^2" office:value-type="float" office:value="3.06237590429619" calcext:value-type="float">
            <text:p>3.06</text:p>
          </table:table-cell>
          <table:table-cell table:number-columns-repeated="6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$M$3]*[.$C411] +[.$L$3]*[.D411]  + [.$K$3]" office:value-type="float" office:value="151.608305027217" calcext:value-type="float">
            <text:p>151.61</text:p>
          </table:table-cell>
          <table:table-cell table:formula="of:=[.G411]-[.E411]" office:value-type="float" office:value="7.51838813910746" calcext:value-type="float">
            <text:p>7.52</text:p>
          </table:table-cell>
          <table:table-cell table:formula="of:=([.G411]-[.E411])^2" office:value-type="float" office:value="56.5261602102717" calcext:value-type="float">
            <text:p>56.53</text:p>
          </table:table-cell>
          <table:table-cell table:number-columns-repeated="60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$M$3]*[.$C412] +[.$L$3]*[.D412]  + [.$K$3]" office:value-type="float" office:value="150.019306926708" calcext:value-type="float">
            <text:p>150.02</text:p>
          </table:table-cell>
          <table:table-cell table:formula="of:=[.G412]-[.E412]" office:value-type="float" office:value="11.0297714148654" calcext:value-type="float">
            <text:p>11.03</text:p>
          </table:table-cell>
          <table:table-cell table:formula="of:=([.G412]-[.E412])^2" office:value-type="float" office:value="121.655857464182" calcext:value-type="float">
            <text:p>121.66</text:p>
          </table:table-cell>
          <table:table-cell table:number-columns-repeated="6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$M$3]*[.$C413] +[.$L$3]*[.D413]  + [.$K$3]" office:value-type="float" office:value="140.808184143281" calcext:value-type="float">
            <text:p>140.81</text:p>
          </table:table-cell>
          <table:table-cell table:formula="of:=[.G413]-[.E413]" office:value-type="float" office:value="-3.05138508716831" calcext:value-type="float">
            <text:p>-3.05</text:p>
          </table:table-cell>
          <table:table-cell table:formula="of:=([.G413]-[.E413])^2" office:value-type="float" office:value="9.31095095019317" calcext:value-type="float">
            <text:p>9.31</text:p>
          </table:table-cell>
          <table:table-cell table:number-columns-repeated="60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4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$M$3]*[.$C414] +[.$L$3]*[.D414]  + [.$K$3]" office:value-type="float" office:value="117.916130370305" calcext:value-type="float">
            <text:p>117.92</text:p>
          </table:table-cell>
          <table:table-cell table:formula="of:=[.G414]-[.E414]" office:value-type="float" office:value="13.0603685546043" calcext:value-type="float">
            <text:p>13.06</text:p>
          </table:table-cell>
          <table:table-cell table:formula="of:=([.G414]-[.E414])^2" office:value-type="float" office:value="170.573226782096" calcext:value-type="float">
            <text:p>170.57</text:p>
          </table:table-cell>
          <table:table-cell table:number-columns-repeated="60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$M$3]*[.$C415] +[.$L$3]*[.D415]  + [.$K$3]" office:value-type="float" office:value="170.659795159782" calcext:value-type="float">
            <text:p>170.66</text:p>
          </table:table-cell>
          <table:table-cell table:formula="of:=[.G415]-[.E415]" office:value-type="float" office:value="12.408076287412" calcext:value-type="float">
            <text:p>12.41</text:p>
          </table:table-cell>
          <table:table-cell table:formula="of:=([.G415]-[.E415])^2" office:value-type="float" office:value="153.960357154236" calcext:value-type="float">
            <text:p>153.96</text:p>
          </table:table-cell>
          <table:table-cell table:number-columns-repeated="6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6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$M$3]*[.$C416] +[.$L$3]*[.D416]  + [.$K$3]" office:value-type="float" office:value="140.190268409653" calcext:value-type="float">
            <text:p>140.19</text:p>
          </table:table-cell>
          <table:table-cell table:formula="of:=[.G416]-[.E416]" office:value-type="float" office:value="-1.21107676859788" calcext:value-type="float">
            <text:p>-1.21</text:p>
          </table:table-cell>
          <table:table-cell table:formula="of:=([.G416]-[.E416])^2" office:value-type="float" office:value="1.46670693943748" calcext:value-type="float">
            <text:p>1.47</text:p>
          </table:table-cell>
          <table:table-cell table:number-columns-repeated="6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$M$3]*[.$C417] +[.$L$3]*[.D417]  + [.$K$3]" office:value-type="float" office:value="179.051513466687" calcext:value-type="float">
            <text:p>179.05</text:p>
          </table:table-cell>
          <table:table-cell table:formula="of:=[.G417]-[.E417]" office:value-type="float" office:value="5.13569420879773" calcext:value-type="float">
            <text:p>5.14</text:p>
          </table:table-cell>
          <table:table-cell table:formula="of:=([.G417]-[.E417])^2" office:value-type="float" office:value="26.3753550062785" calcext:value-type="float">
            <text:p>26.38</text:p>
          </table:table-cell>
          <table:table-cell table:number-columns-repeated="60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8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$M$3]*[.$C418] +[.$L$3]*[.D418]  + [.$K$3]" office:value-type="float" office:value="153.637989352694" calcext:value-type="float">
            <text:p>153.64</text:p>
          </table:table-cell>
          <table:table-cell table:formula="of:=[.G418]-[.E418]" office:value-type="float" office:value="6.96918134152608" calcext:value-type="float">
            <text:p>6.97</text:p>
          </table:table-cell>
          <table:table-cell table:formula="of:=([.G418]-[.E418])^2" office:value-type="float" office:value="48.5694885710753" calcext:value-type="float">
            <text:p>48.57</text:p>
          </table:table-cell>
          <table:table-cell table:number-columns-repeated="6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$M$3]*[.$C419] +[.$L$3]*[.D419]  + [.$K$3]" office:value-type="float" office:value="175.189430103442" calcext:value-type="float">
            <text:p>175.19</text:p>
          </table:table-cell>
          <table:table-cell table:formula="of:=[.G419]-[.E419]" office:value-type="float" office:value="2.06196946707118" calcext:value-type="float">
            <text:p>2.06</text:p>
          </table:table-cell>
          <table:table-cell table:formula="of:=([.G419]-[.E419])^2" office:value-type="float" office:value="4.2517180831338" calcext:value-type="float">
            <text:p>4.25</text:p>
          </table:table-cell>
          <table:table-cell table:number-columns-repeated="60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20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$M$3]*[.$C420] +[.$L$3]*[.D420]  + [.$K$3]" office:value-type="float" office:value="133.644811969567" calcext:value-type="float">
            <text:p>133.64</text:p>
          </table:table-cell>
          <table:table-cell table:formula="of:=[.G420]-[.E420]" office:value-type="float" office:value="-15.5048728681568" calcext:value-type="float">
            <text:p>-15.50</text:p>
          </table:table-cell>
          <table:table-cell table:formula="of:=([.G420]-[.E420])^2" office:value-type="float" office:value="240.401082657706" calcext:value-type="float">
            <text:p>240.40</text:p>
          </table:table-cell>
          <table:table-cell table:number-columns-repeated="60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21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$M$3]*[.$C421] +[.$L$3]*[.D421]  + [.$K$3]" office:value-type="float" office:value="194.576304308027" calcext:value-type="float">
            <text:p>194.58</text:p>
          </table:table-cell>
          <table:table-cell table:formula="of:=[.G421]-[.E421]" office:value-type="float" office:value="21.6774540375233" calcext:value-type="float">
            <text:p>21.68</text:p>
          </table:table-cell>
          <table:table-cell table:formula="of:=([.G421]-[.E421])^2" office:value-type="float" office:value="469.912013548934" calcext:value-type="float">
            <text:p>469.91</text:p>
          </table:table-cell>
          <table:table-cell table:number-columns-repeated="6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22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$M$3]*[.$C422] +[.$L$3]*[.D422]  + [.$K$3]" office:value-type="float" office:value="259.311602187267" calcext:value-type="float">
            <text:p>259.31</text:p>
          </table:table-cell>
          <table:table-cell table:formula="of:=[.G422]-[.E422]" office:value-type="float" office:value="31.9690373105317" calcext:value-type="float">
            <text:p>31.97</text:p>
          </table:table-cell>
          <table:table-cell table:formula="of:=([.G422]-[.E422])^2" office:value-type="float" office:value="1022.01934656217" calcext:value-type="float">
            <text:p>1,022.02</text:p>
          </table:table-cell>
          <table:table-cell table:number-columns-repeated="6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$M$3]*[.$C423] +[.$L$3]*[.D423]  + [.$K$3]" office:value-type="float" office:value="123.415635224475" calcext:value-type="float">
            <text:p>123.42</text:p>
          </table:table-cell>
          <table:table-cell table:formula="of:=[.G423]-[.E423]" office:value-type="float" office:value="20.1406058844172" calcext:value-type="float">
            <text:p>20.14</text:p>
          </table:table-cell>
          <table:table-cell table:formula="of:=([.G423]-[.E423])^2" office:value-type="float" office:value="405.64400539142" calcext:value-type="float">
            <text:p>405.64</text:p>
          </table:table-cell>
          <table:table-cell table:number-columns-repeated="6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4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$M$3]*[.$C424] +[.$L$3]*[.D424]  + [.$K$3]" office:value-type="float" office:value="83.5693012064094" calcext:value-type="float">
            <text:p>83.57</text:p>
          </table:table-cell>
          <table:table-cell table:formula="of:=[.G424]-[.E424]" office:value-type="float" office:value="-0.423776264965781" calcext:value-type="float">
            <text:p>-0.42</text:p>
          </table:table-cell>
          <table:table-cell table:formula="of:=([.G424]-[.E424])^2" office:value-type="float" office:value="0.179586322748348" calcext:value-type="float">
            <text:p>0.18</text:p>
          </table:table-cell>
          <table:table-cell table:number-columns-repeated="60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$M$3]*[.$C425] +[.$L$3]*[.D425]  + [.$K$3]" office:value-type="float" office:value="147.151213219686" calcext:value-type="float">
            <text:p>147.15</text:p>
          </table:table-cell>
          <table:table-cell table:formula="of:=[.G425]-[.E425]" office:value-type="float" office:value="24.399559095974" calcext:value-type="float">
            <text:p>24.40</text:p>
          </table:table-cell>
          <table:table-cell table:formula="of:=([.G425]-[.E425])^2" office:value-type="float" office:value="595.33848407793" calcext:value-type="float">
            <text:p>595.34</text:p>
          </table:table-cell>
          <table:table-cell table:number-columns-repeated="6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$M$3]*[.$C426] +[.$L$3]*[.D426]  + [.$K$3]" office:value-type="float" office:value="122.888130887194" calcext:value-type="float">
            <text:p>122.89</text:p>
          </table:table-cell>
          <table:table-cell table:formula="of:=[.G426]-[.E426]" office:value-type="float" office:value="-9.80427439668273" calcext:value-type="float">
            <text:p>-9.80</text:p>
          </table:table-cell>
          <table:table-cell table:formula="of:=([.G426]-[.E426])^2" office:value-type="float" office:value="96.1237964454485" calcext:value-type="float">
            <text:p>96.12</text:p>
          </table:table-cell>
          <table:table-cell table:number-columns-repeated="6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$M$3]*[.$C427] +[.$L$3]*[.D427]  + [.$K$3]" office:value-type="float" office:value="220.044664511945" calcext:value-type="float">
            <text:p>220.04</text:p>
          </table:table-cell>
          <table:table-cell table:formula="of:=[.G427]-[.E427]" office:value-type="float" office:value="-3.82551351824185" calcext:value-type="float">
            <text:p>-3.83</text:p>
          </table:table-cell>
          <table:table-cell table:formula="of:=([.G427]-[.E427])^2" office:value-type="float" office:value="14.6345536782511" calcext:value-type="float">
            <text:p>14.63</text:p>
          </table:table-cell>
          <table:table-cell table:number-columns-repeated="6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$M$3]*[.$C428] +[.$L$3]*[.D428]  + [.$K$3]" office:value-type="float" office:value="119.38965923983" calcext:value-type="float">
            <text:p>119.39</text:p>
          </table:table-cell>
          <table:table-cell table:formula="of:=[.G428]-[.E428]" office:value-type="float" office:value="-2.65982095354734" calcext:value-type="float">
            <text:p>-2.66</text:p>
          </table:table-cell>
          <table:table-cell table:formula="of:=([.G428]-[.E428])^2" office:value-type="float" office:value="7.07464750492947" calcext:value-type="float">
            <text:p>7.07</text:p>
          </table:table-cell>
          <table:table-cell table:number-columns-repeated="6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$M$3]*[.$C429] +[.$L$3]*[.D429]  + [.$K$3]" office:value-type="float" office:value="155.386718502423" calcext:value-type="float">
            <text:p>155.39</text:p>
          </table:table-cell>
          <table:table-cell table:formula="of:=[.G429]-[.E429]" office:value-type="float" office:value="10.169540988492" calcext:value-type="float">
            <text:p>10.17</text:p>
          </table:table-cell>
          <table:table-cell table:formula="of:=([.G429]-[.E429])^2" office:value-type="float" office:value="103.419563916618" calcext:value-type="float">
            <text:p>103.42</text:p>
          </table:table-cell>
          <table:table-cell table:number-columns-repeated="6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$M$3]*[.$C430] +[.$L$3]*[.D430]  + [.$K$3]" office:value-type="float" office:value="173.715684010954" calcext:value-type="float">
            <text:p>173.72</text:p>
          </table:table-cell>
          <table:table-cell table:formula="of:=[.G430]-[.E430]" office:value-type="float" office:value="0.227084667168242" calcext:value-type="float">
            <text:p>0.23</text:p>
          </table:table-cell>
          <table:table-cell table:formula="of:=([.G430]-[.E430])^2" office:value-type="float" office:value="0.0515674460629113" calcext:value-type="float">
            <text:p>0.05</text:p>
          </table:table-cell>
          <table:table-cell table:number-columns-repeated="6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$M$3]*[.$C431] +[.$L$3]*[.D431]  + [.$K$3]" office:value-type="float" office:value="107.543861006058" calcext:value-type="float">
            <text:p>107.54</text:p>
          </table:table-cell>
          <table:table-cell table:formula="of:=[.G431]-[.E431]" office:value-type="float" office:value="5.0769116693088" calcext:value-type="float">
            <text:p>5.08</text:p>
          </table:table-cell>
          <table:table-cell table:formula="of:=([.G431]-[.E431])^2" office:value-type="float" office:value="25.7750320979639" calcext:value-type="float">
            <text:p>25.78</text:p>
          </table:table-cell>
          <table:table-cell table:number-columns-repeated="6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32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$M$3]*[.$C432] +[.$L$3]*[.D432]  + [.$K$3]" office:value-type="float" office:value="114.144020103496" calcext:value-type="float">
            <text:p>114.14</text:p>
          </table:table-cell>
          <table:table-cell table:formula="of:=[.G432]-[.E432]" office:value-type="float" office:value="3.15985141085085" calcext:value-type="float">
            <text:p>3.16</text:p>
          </table:table-cell>
          <table:table-cell table:formula="of:=([.G432]-[.E432])^2" office:value-type="float" office:value="9.9846609386561" calcext:value-type="float">
            <text:p>9.98</text:p>
          </table:table-cell>
          <table:table-cell table:number-columns-repeated="60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3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$M$3]*[.$C433] +[.$L$3]*[.D433]  + [.$K$3]" office:value-type="float" office:value="220.880716206996" calcext:value-type="float">
            <text:p>220.88</text:p>
          </table:table-cell>
          <table:table-cell table:formula="of:=[.G433]-[.E433]" office:value-type="float" office:value="11.6199577072552" calcext:value-type="float">
            <text:p>11.62</text:p>
          </table:table-cell>
          <table:table-cell table:formula="of:=([.G433]-[.E433])^2" office:value-type="float" office:value="135.0234171184" calcext:value-type="float">
            <text:p>135.02</text:p>
          </table:table-cell>
          <table:table-cell table:number-columns-repeated="6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4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$M$3]*[.$C434] +[.$L$3]*[.D434]  + [.$K$3]" office:value-type="float" office:value="107.201422805651" calcext:value-type="float">
            <text:p>107.20</text:p>
          </table:table-cell>
          <table:table-cell table:formula="of:=[.G434]-[.E434]" office:value-type="float" office:value="-21.9724160382253" calcext:value-type="float">
            <text:p>-21.97</text:p>
          </table:table-cell>
          <table:table-cell table:formula="of:=([.G434]-[.E434])^2" office:value-type="float" office:value="482.787066556859" calcext:value-type="float">
            <text:p>482.79</text:p>
          </table:table-cell>
          <table:table-cell table:number-columns-repeated="6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5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$M$3]*[.$C435] +[.$L$3]*[.D435]  + [.$K$3]" office:value-type="float" office:value="175.629190874275" calcext:value-type="float">
            <text:p>175.63</text:p>
          </table:table-cell>
          <table:table-cell table:formula="of:=[.G435]-[.E435]" office:value-type="float" office:value="-2.21679744475503" calcext:value-type="float">
            <text:p>-2.22</text:p>
          </table:table-cell>
          <table:table-cell table:formula="of:=([.G435]-[.E435])^2" office:value-type="float" office:value="4.91419091107243" calcext:value-type="float">
            <text:p>4.91</text:p>
          </table:table-cell>
          <table:table-cell table:number-columns-repeated="6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$M$3]*[.$C436] +[.$L$3]*[.D436]  + [.$K$3]" office:value-type="float" office:value="166.326346218021" calcext:value-type="float">
            <text:p>166.33</text:p>
          </table:table-cell>
          <table:table-cell table:formula="of:=[.G436]-[.E436]" office:value-type="float" office:value="-6.24802386090494" calcext:value-type="float">
            <text:p>-6.25</text:p>
          </table:table-cell>
          <table:table-cell table:formula="of:=([.G436]-[.E436])^2" office:value-type="float" office:value="39.0378021664374" calcext:value-type="float">
            <text:p>39.04</text:p>
          </table:table-cell>
          <table:table-cell table:number-columns-repeated="60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$M$3]*[.$C437] +[.$L$3]*[.D437]  + [.$K$3]" office:value-type="float" office:value="180.535372644222" calcext:value-type="float">
            <text:p>180.54</text:p>
          </table:table-cell>
          <table:table-cell table:formula="of:=[.G437]-[.E437]" office:value-type="float" office:value="-8.73097612360849" calcext:value-type="float">
            <text:p>-8.73</text:p>
          </table:table-cell>
          <table:table-cell table:formula="of:=([.G437]-[.E437])^2" office:value-type="float" office:value="76.2299440710215" calcext:value-type="float">
            <text:p>76.23</text:p>
          </table:table-cell>
          <table:table-cell table:number-columns-repeated="6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8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$M$3]*[.$C438] +[.$L$3]*[.D438]  + [.$K$3]" office:value-type="float" office:value="88.7891182340195" calcext:value-type="float">
            <text:p>88.79</text:p>
          </table:table-cell>
          <table:table-cell table:formula="of:=[.G438]-[.E438]" office:value-type="float" office:value="-7.5244382950013" calcext:value-type="float">
            <text:p>-7.52</text:p>
          </table:table-cell>
          <table:table-cell table:formula="of:=([.G438]-[.E438])^2" office:value-type="float" office:value="56.6171716552821" calcext:value-type="float">
            <text:p>56.62</text:p>
          </table:table-cell>
          <table:table-cell table:number-columns-repeated="60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$M$3]*[.$C439] +[.$L$3]*[.D439]  + [.$K$3]" office:value-type="float" office:value="142.809574093883" calcext:value-type="float">
            <text:p>142.81</text:p>
          </table:table-cell>
          <table:table-cell table:formula="of:=[.G439]-[.E439]" office:value-type="float" office:value="16.3768535673841" calcext:value-type="float">
            <text:p>16.38</text:p>
          </table:table-cell>
          <table:table-cell table:formula="of:=([.G439]-[.E439])^2" office:value-type="float" office:value="268.201332767541" calcext:value-type="float">
            <text:p>268.20</text:p>
          </table:table-cell>
          <table:table-cell table:number-columns-repeated="6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40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$M$3]*[.$C440] +[.$L$3]*[.D440]  + [.$K$3]" office:value-type="float" office:value="158.927898439958" calcext:value-type="float">
            <text:p>158.93</text:p>
          </table:table-cell>
          <table:table-cell table:formula="of:=[.G440]-[.E440]" office:value-type="float" office:value="-16.016079316216" calcext:value-type="float">
            <text:p>-16.02</text:p>
          </table:table-cell>
          <table:table-cell table:formula="of:=([.G440]-[.E440])^2" office:value-type="float" office:value="256.514796663323" calcext:value-type="float">
            <text:p>256.51</text:p>
          </table:table-cell>
          <table:table-cell table:number-columns-repeated="6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41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$M$3]*[.$C441] +[.$L$3]*[.D441]  + [.$K$3]" office:value-type="float" office:value="219.923780823711" calcext:value-type="float">
            <text:p>219.92</text:p>
          </table:table-cell>
          <table:table-cell table:formula="of:=[.G441]-[.E441]" office:value-type="float" office:value="10.6949268569455" calcext:value-type="float">
            <text:p>10.69</text:p>
          </table:table-cell>
          <table:table-cell table:formula="of:=([.G441]-[.E441])^2" office:value-type="float" office:value="114.381460475414" calcext:value-type="float">
            <text:p>114.38</text:p>
          </table:table-cell>
          <table:table-cell table:number-columns-repeated="6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$M$3]*[.$C442] +[.$L$3]*[.D442]  + [.$K$3]" office:value-type="float" office:value="142.383520511164" calcext:value-type="float">
            <text:p>142.38</text:p>
          </table:table-cell>
          <table:table-cell table:formula="of:=[.G442]-[.E442]" office:value-type="float" office:value="13.1820145517891" calcext:value-type="float">
            <text:p>13.18</text:p>
          </table:table-cell>
          <table:table-cell table:formula="of:=([.G442]-[.E442])^2" office:value-type="float" office:value="173.765507643581" calcext:value-type="float">
            <text:p>173.77</text:p>
          </table:table-cell>
          <table:table-cell table:number-columns-repeated="6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3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$M$3]*[.$C443] +[.$L$3]*[.D443]  + [.$K$3]" office:value-type="float" office:value="154.728287264792" calcext:value-type="float">
            <text:p>154.73</text:p>
          </table:table-cell>
          <table:table-cell table:formula="of:=[.G443]-[.E443]" office:value-type="float" office:value="-7.5161701917132" calcext:value-type="float">
            <text:p>-7.52</text:p>
          </table:table-cell>
          <table:table-cell table:formula="of:=([.G443]-[.E443])^2" office:value-type="float" office:value="56.4928143507981" calcext:value-type="float">
            <text:p>56.49</text:p>
          </table:table-cell>
          <table:table-cell table:number-columns-repeated="60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4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$M$3]*[.$C444] +[.$L$3]*[.D444]  + [.$K$3]" office:value-type="float" office:value="176.660247793583" calcext:value-type="float">
            <text:p>176.66</text:p>
          </table:table-cell>
          <table:table-cell table:formula="of:=[.G444]-[.E444]" office:value-type="float" office:value="12.8077864470119" calcext:value-type="float">
            <text:p>12.81</text:p>
          </table:table-cell>
          <table:table-cell table:formula="of:=([.G444]-[.E444])^2" office:value-type="float" office:value="164.039393672262" calcext:value-type="float">
            <text:p>164.04</text:p>
          </table:table-cell>
          <table:table-cell table:number-columns-repeated="60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5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$M$3]*[.$C445] +[.$L$3]*[.D445]  + [.$K$3]" office:value-type="float" office:value="141.967613689321" calcext:value-type="float">
            <text:p>141.97</text:p>
          </table:table-cell>
          <table:table-cell table:formula="of:=[.G445]-[.E445]" office:value-type="float" office:value="6.77364181373983" calcext:value-type="float">
            <text:p>6.77</text:p>
          </table:table-cell>
          <table:table-cell table:formula="of:=([.G445]-[.E445])^2" office:value-type="float" office:value="45.8822234208446" calcext:value-type="float">
            <text:p>45.88</text:p>
          </table:table-cell>
          <table:table-cell table:number-columns-repeated="6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6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$M$3]*[.$C446] +[.$L$3]*[.D446]  + [.$K$3]" office:value-type="float" office:value="209.116904600774" calcext:value-type="float">
            <text:p>209.12</text:p>
          </table:table-cell>
          <table:table-cell table:formula="of:=[.G446]-[.E446]" office:value-type="float" office:value="4.69427114060753" calcext:value-type="float">
            <text:p>4.69</text:p>
          </table:table-cell>
          <table:table-cell table:formula="of:=([.G446]-[.E446])^2" office:value-type="float" office:value="22.0361815415407" calcext:value-type="float">
            <text:p>22.04</text:p>
          </table:table-cell>
          <table:table-cell table:number-columns-repeated="6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7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$M$3]*[.$C447] +[.$L$3]*[.D447]  + [.$K$3]" office:value-type="float" office:value="168.173867476267" calcext:value-type="float">
            <text:p>168.17</text:p>
          </table:table-cell>
          <table:table-cell table:formula="of:=[.G447]-[.E447]" office:value-type="float" office:value="-14.2941899564124" calcext:value-type="float">
            <text:p>-14.29</text:p>
          </table:table-cell>
          <table:table-cell table:formula="of:=([.G447]-[.E447])^2" office:value-type="float" office:value="204.323866510001" calcext:value-type="float">
            <text:p>204.32</text:p>
          </table:table-cell>
          <table:table-cell table:number-columns-repeated="6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8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$M$3]*[.$C448] +[.$L$3]*[.D448]  + [.$K$3]" office:value-type="float" office:value="186.160693523219" calcext:value-type="float">
            <text:p>186.16</text:p>
          </table:table-cell>
          <table:table-cell table:formula="of:=[.G448]-[.E448]" office:value-type="float" office:value="2.46286672382905" calcext:value-type="float">
            <text:p>2.46</text:p>
          </table:table-cell>
          <table:table-cell table:formula="of:=([.G448]-[.E448])^2" office:value-type="float" office:value="6.06571249934445" calcext:value-type="float">
            <text:p>6.07</text:p>
          </table:table-cell>
          <table:table-cell table:number-columns-repeated="6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9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$M$3]*[.$C449] +[.$L$3]*[.D449]  + [.$K$3]" office:value-type="float" office:value="113.163872496181" calcext:value-type="float">
            <text:p>113.16</text:p>
          </table:table-cell>
          <table:table-cell table:formula="of:=[.G449]-[.E449]" office:value-type="float" office:value="-7.78847055279555" calcext:value-type="float">
            <text:p>-7.79</text:p>
          </table:table-cell>
          <table:table-cell table:formula="of:=([.G449]-[.E449])^2" office:value-type="float" office:value="60.6602735517633" calcext:value-type="float">
            <text:p>60.66</text:p>
          </table:table-cell>
          <table:table-cell table:number-columns-repeated="60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$M$3]*[.$C450] +[.$L$3]*[.D450]  + [.$K$3]" office:value-type="float" office:value="145.190318920081" calcext:value-type="float">
            <text:p>145.19</text:p>
          </table:table-cell>
          <table:table-cell table:formula="of:=[.G450]-[.E450]" office:value-type="float" office:value="11.3354926886894" calcext:value-type="float">
            <text:p>11.34</text:p>
          </table:table-cell>
          <table:table-cell table:formula="of:=([.G450]-[.E450])^2" office:value-type="float" office:value="128.493394495332" calcext:value-type="float">
            <text:p>128.49</text:p>
          </table:table-cell>
          <table:table-cell table:number-columns-repeated="6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$M$3]*[.$C451] +[.$L$3]*[.D451]  + [.$K$3]" office:value-type="float" office:value="156.772786599282" calcext:value-type="float">
            <text:p>156.77</text:p>
          </table:table-cell>
          <table:table-cell table:formula="of:=[.G451]-[.E451]" office:value-type="float" office:value="17.0295063033984" calcext:value-type="float">
            <text:p>17.03</text:p>
          </table:table-cell>
          <table:table-cell table:formula="of:=([.G451]-[.E451])^2" office:value-type="float" office:value="290.004084937485" calcext:value-type="float">
            <text:p>290.00</text:p>
          </table:table-cell>
          <table:table-cell table:number-columns-repeated="6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$M$3]*[.$C452] +[.$L$3]*[.D452]  + [.$K$3]" office:value-type="float" office:value="195.399081082951" calcext:value-type="float">
            <text:p>195.40</text:p>
          </table:table-cell>
          <table:table-cell table:formula="of:=[.G452]-[.E452]" office:value-type="float" office:value="0.424965155704399" calcext:value-type="float">
            <text:p>0.42</text:p>
          </table:table-cell>
          <table:table-cell table:formula="of:=([.G452]-[.E452])^2" office:value-type="float" office:value="0.180595383562864" calcext:value-type="float">
            <text:p>0.18</text:p>
          </table:table-cell>
          <table:table-cell table:number-columns-repeated="60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$M$3]*[.$C453] +[.$L$3]*[.D453]  + [.$K$3]" office:value-type="float" office:value="99.7215634812965" calcext:value-type="float">
            <text:p>99.72</text:p>
          </table:table-cell>
          <table:table-cell table:formula="of:=[.G453]-[.E453]" office:value-type="float" office:value="-2.36676288654353" calcext:value-type="float">
            <text:p>-2.37</text:p>
          </table:table-cell>
          <table:table-cell table:formula="of:=([.G453]-[.E453])^2" office:value-type="float" office:value="5.60156656111984" calcext:value-type="float">
            <text:p>5.60</text:p>
          </table:table-cell>
          <table:table-cell table:number-columns-repeated="6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4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$M$3]*[.$C454] +[.$L$3]*[.D454]  + [.$K$3]" office:value-type="float" office:value="118.756331461334" calcext:value-type="float">
            <text:p>118.76</text:p>
          </table:table-cell>
          <table:table-cell table:formula="of:=[.G454]-[.E454]" office:value-type="float" office:value="12.4613301022086" calcext:value-type="float">
            <text:p>12.46</text:p>
          </table:table-cell>
          <table:table-cell table:formula="of:=([.G454]-[.E454])^2" office:value-type="float" office:value="155.284747916209" calcext:value-type="float">
            <text:p>155.28</text:p>
          </table:table-cell>
          <table:table-cell table:number-columns-repeated="6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$M$3]*[.$C455] +[.$L$3]*[.D455]  + [.$K$3]" office:value-type="float" office:value="210.848276395831" calcext:value-type="float">
            <text:p>210.85</text:p>
          </table:table-cell>
          <table:table-cell table:formula="of:=[.G455]-[.E455]" office:value-type="float" office:value="0.211752629298473" calcext:value-type="float">
            <text:p>0.21</text:p>
          </table:table-cell>
          <table:table-cell table:formula="of:=([.G455]-[.E455])^2" office:value-type="float" office:value="0.0448391760148167" calcext:value-type="float">
            <text:p>0.04</text:p>
          </table:table-cell>
          <table:table-cell table:number-columns-repeated="6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6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$M$3]*[.$C456] +[.$L$3]*[.D456]  + [.$K$3]" office:value-type="float" office:value="134.902273334496" calcext:value-type="float">
            <text:p>134.90</text:p>
          </table:table-cell>
          <table:table-cell table:formula="of:=[.G456]-[.E456]" office:value-type="float" office:value="4.62255921830575" calcext:value-type="float">
            <text:p>4.62</text:p>
          </table:table-cell>
          <table:table-cell table:formula="of:=([.G456]-[.E456])^2" office:value-type="float" office:value="21.3680537267435" calcext:value-type="float">
            <text:p>21.37</text:p>
          </table:table-cell>
          <table:table-cell table:number-columns-repeated="6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7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$M$3]*[.$C457] +[.$L$3]*[.D457]  + [.$K$3]" office:value-type="float" office:value="215.359526296932" calcext:value-type="float">
            <text:p>215.36</text:p>
          </table:table-cell>
          <table:table-cell table:formula="of:=[.G457]-[.E457]" office:value-type="float" office:value="-1.32678896155809" calcext:value-type="float">
            <text:p>-1.33</text:p>
          </table:table-cell>
          <table:table-cell table:formula="of:=([.G457]-[.E457])^2" office:value-type="float" office:value="1.76036894851241" calcext:value-type="float">
            <text:p>1.76</text:p>
          </table:table-cell>
          <table:table-cell table:number-columns-repeated="6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$M$3]*[.$C458] +[.$L$3]*[.D458]  + [.$K$3]" office:value-type="float" office:value="188.63477112178" calcext:value-type="float">
            <text:p>188.63</text:p>
          </table:table-cell>
          <table:table-cell table:formula="of:=[.G458]-[.E458]" office:value-type="float" office:value="-2.21429895580357" calcext:value-type="float">
            <text:p>-2.21</text:p>
          </table:table-cell>
          <table:table-cell table:formula="of:=([.G458]-[.E458])^2" office:value-type="float" office:value="4.90311986567278" calcext:value-type="float">
            <text:p>4.90</text:p>
          </table:table-cell>
          <table:table-cell table:number-columns-repeated="6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9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$M$3]*[.$C459] +[.$L$3]*[.D459]  + [.$K$3]" office:value-type="float" office:value="170.826305458758" calcext:value-type="float">
            <text:p>170.83</text:p>
          </table:table-cell>
          <table:table-cell table:formula="of:=[.G459]-[.E459]" office:value-type="float" office:value="-7.34278506486925" calcext:value-type="float">
            <text:p>-7.34</text:p>
          </table:table-cell>
          <table:table-cell table:formula="of:=([.G459]-[.E459])^2" office:value-type="float" office:value="53.9164925088669" calcext:value-type="float">
            <text:p>53.92</text:p>
          </table:table-cell>
          <table:table-cell table:number-columns-repeated="6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$M$3]*[.$C460] +[.$L$3]*[.D460]  + [.$K$3]" office:value-type="float" office:value="170.488566909359" calcext:value-type="float">
            <text:p>170.49</text:p>
          </table:table-cell>
          <table:table-cell table:formula="of:=[.G460]-[.E460]" office:value-type="float" office:value="17.3899252834229" calcext:value-type="float">
            <text:p>17.39</text:p>
          </table:table-cell>
          <table:table-cell table:formula="of:=([.G460]-[.E460])^2" office:value-type="float" office:value="302.409501363032" calcext:value-type="float">
            <text:p>302.41</text:p>
          </table:table-cell>
          <table:table-cell table:number-columns-repeated="60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61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$M$3]*[.$C461] +[.$L$3]*[.D461]  + [.$K$3]" office:value-type="float" office:value="181.826059584483" calcext:value-type="float">
            <text:p>181.83</text:p>
          </table:table-cell>
          <table:table-cell table:formula="of:=[.G461]-[.E461]" office:value-type="float" office:value="-4.46373338706877" calcext:value-type="float">
            <text:p>-4.46</text:p>
          </table:table-cell>
          <table:table-cell table:formula="of:=([.G461]-[.E461])^2" office:value-type="float" office:value="19.9249157508324" calcext:value-type="float">
            <text:p>19.92</text:p>
          </table:table-cell>
          <table:table-cell table:number-columns-repeated="6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$M$3]*[.$C462] +[.$L$3]*[.D462]  + [.$K$3]" office:value-type="float" office:value="133.849159059705" calcext:value-type="float">
            <text:p>133.85</text:p>
          </table:table-cell>
          <table:table-cell table:formula="of:=[.G462]-[.E462]" office:value-type="float" office:value="-11.4674241188838" calcext:value-type="float">
            <text:p>-11.47</text:p>
          </table:table-cell>
          <table:table-cell table:formula="of:=([.G462]-[.E462])^2" office:value-type="float" office:value="131.501815922357" calcext:value-type="float">
            <text:p>131.50</text:p>
          </table:table-cell>
          <table:table-cell table:number-columns-repeated="6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$M$3]*[.$C463] +[.$L$3]*[.D463]  + [.$K$3]" office:value-type="float" office:value="100.621882461622" calcext:value-type="float">
            <text:p>100.62</text:p>
          </table:table-cell>
          <table:table-cell table:formula="of:=[.G463]-[.E463]" office:value-type="float" office:value="2.24924364315578" calcext:value-type="float">
            <text:p>2.25</text:p>
          </table:table-cell>
          <table:table-cell table:formula="of:=([.G463]-[.E463])^2" office:value-type="float" office:value="5.05909696627668" calcext:value-type="float">
            <text:p>5.06</text:p>
          </table:table-cell>
          <table:table-cell table:number-columns-repeated="60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$M$3]*[.$C464] +[.$L$3]*[.D464]  + [.$K$3]" office:value-type="float" office:value="155.060187867252" calcext:value-type="float">
            <text:p>155.06</text:p>
          </table:table-cell>
          <table:table-cell table:formula="of:=[.G464]-[.E464]" office:value-type="float" office:value="9.48097913157631" calcext:value-type="float">
            <text:p>9.48</text:p>
          </table:table-cell>
          <table:table-cell table:formula="of:=([.G464]-[.E464])^2" office:value-type="float" office:value="89.8889652933854" calcext:value-type="float">
            <text:p>89.89</text:p>
          </table:table-cell>
          <table:table-cell table:number-columns-repeated="6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5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$M$3]*[.$C465] +[.$L$3]*[.D465]  + [.$K$3]" office:value-type="float" office:value="136.647106137313" calcext:value-type="float">
            <text:p>136.65</text:p>
          </table:table-cell>
          <table:table-cell table:formula="of:=[.G465]-[.E465]" office:value-type="float" office:value="-8.75658124351881" calcext:value-type="float">
            <text:p>-8.76</text:p>
          </table:table-cell>
          <table:table-cell table:formula="of:=([.G465]-[.E465])^2" office:value-type="float" office:value="76.6777150743454" calcext:value-type="float">
            <text:p>76.68</text:p>
          </table:table-cell>
          <table:table-cell table:number-columns-repeated="6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$M$3]*[.$C466] +[.$L$3]*[.D466]  + [.$K$3]" office:value-type="float" office:value="150.546171787129" calcext:value-type="float">
            <text:p>150.55</text:p>
          </table:table-cell>
          <table:table-cell table:formula="of:=[.G466]-[.E466]" office:value-type="float" office:value="5.46576745763963" calcext:value-type="float">
            <text:p>5.47</text:p>
          </table:table-cell>
          <table:table-cell table:formula="of:=([.G466]-[.E466])^2" office:value-type="float" office:value="29.8746139009924" calcext:value-type="float">
            <text:p>29.87</text:p>
          </table:table-cell>
          <table:table-cell table:number-columns-repeated="60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7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$M$3]*[.$C467] +[.$L$3]*[.D467]  + [.$K$3]" office:value-type="float" office:value="103.02089705884" calcext:value-type="float">
            <text:p>103.02</text:p>
          </table:table-cell>
          <table:table-cell table:formula="of:=[.G467]-[.E467]" office:value-type="float" office:value="-10.3949934342795" calcext:value-type="float">
            <text:p>-10.39</text:p>
          </table:table-cell>
          <table:table-cell table:formula="of:=([.G467]-[.E467])^2" office:value-type="float" office:value="108.055888498713" calcext:value-type="float">
            <text:p>108.06</text:p>
          </table:table-cell>
          <table:table-cell table:number-columns-repeated="6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$M$3]*[.$C468] +[.$L$3]*[.D468]  + [.$K$3]" office:value-type="float" office:value="181.562849850572" calcext:value-type="float">
            <text:p>181.56</text:p>
          </table:table-cell>
          <table:table-cell table:formula="of:=[.G468]-[.E468]" office:value-type="float" office:value="-13.6991404454924" calcext:value-type="float">
            <text:p>-13.70</text:p>
          </table:table-cell>
          <table:table-cell table:formula="of:=([.G468]-[.E468])^2" office:value-type="float" office:value="187.666448945325" calcext:value-type="float">
            <text:p>187.67</text:p>
          </table:table-cell>
          <table:table-cell table:number-columns-repeated="6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9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$M$3]*[.$C469] +[.$L$3]*[.D469]  + [.$K$3]" office:value-type="float" office:value="106.448543356927" calcext:value-type="float">
            <text:p>106.45</text:p>
          </table:table-cell>
          <table:table-cell table:formula="of:=[.G469]-[.E469]" office:value-type="float" office:value="-12.3054972231471" calcext:value-type="float">
            <text:p>-12.31</text:p>
          </table:table-cell>
          <table:table-cell table:formula="of:=([.G469]-[.E469])^2" office:value-type="float" office:value="151.425261908881" calcext:value-type="float">
            <text:p>151.43</text:p>
          </table:table-cell>
          <table:table-cell table:number-columns-repeated="6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70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$M$3]*[.$C470] +[.$L$3]*[.D470]  + [.$K$3]" office:value-type="float" office:value="220.813726255002" calcext:value-type="float">
            <text:p>220.81</text:p>
          </table:table-cell>
          <table:table-cell table:formula="of:=[.G470]-[.E470]" office:value-type="float" office:value="-0.132034488643484" calcext:value-type="float">
            <text:p>-0.13</text:p>
          </table:table-cell>
          <table:table-cell table:formula="of:=([.G470]-[.E470])^2" office:value-type="float" office:value="0.0174331061913463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71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$M$3]*[.$C471] +[.$L$3]*[.D471]  + [.$K$3]" office:value-type="float" office:value="167.866035165228" calcext:value-type="float">
            <text:p>167.87</text:p>
          </table:table-cell>
          <table:table-cell table:formula="of:=[.G471]-[.E471]" office:value-type="float" office:value="-24.0804532619436" calcext:value-type="float">
            <text:p>-24.08</text:p>
          </table:table-cell>
          <table:table-cell table:formula="of:=([.G471]-[.E471])^2" office:value-type="float" office:value="579.868229300649" calcext:value-type="float">
            <text:p>579.87</text:p>
          </table:table-cell>
          <table:table-cell table:number-columns-repeated="6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72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$M$3]*[.$C472] +[.$L$3]*[.D472]  + [.$K$3]" office:value-type="float" office:value="223.087223779089" calcext:value-type="float">
            <text:p>223.09</text:p>
          </table:table-cell>
          <table:table-cell table:formula="of:=[.G472]-[.E472]" office:value-type="float" office:value="4.67171932108784" calcext:value-type="float">
            <text:p>4.67</text:p>
          </table:table-cell>
          <table:table-cell table:formula="of:=([.G472]-[.E472])^2" office:value-type="float" office:value="21.8249614150254" calcext:value-type="float">
            <text:p>21.82</text:p>
          </table:table-cell>
          <table:table-cell table:number-columns-repeated="60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3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$M$3]*[.$C473] +[.$L$3]*[.D473]  + [.$K$3]" office:value-type="float" office:value="98.509527603358" calcext:value-type="float">
            <text:p>98.51</text:p>
          </table:table-cell>
          <table:table-cell table:formula="of:=[.G473]-[.E473]" office:value-type="float" office:value="0.787037005656941" calcext:value-type="float">
            <text:p>0.79</text:p>
          </table:table-cell>
          <table:table-cell table:formula="of:=([.G473]-[.E473])^2" office:value-type="float" office:value="0.619427248273444" calcext:value-type="float">
            <text:p>0.62</text:p>
          </table:table-cell>
          <table:table-cell table:number-columns-repeated="6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$M$3]*[.$C474] +[.$L$3]*[.D474]  + [.$K$3]" office:value-type="float" office:value="136.365020254398" calcext:value-type="float">
            <text:p>136.37</text:p>
          </table:table-cell>
          <table:table-cell table:formula="of:=[.G474]-[.E474]" office:value-type="float" office:value="-18.2902523094403" calcext:value-type="float">
            <text:p>-18.29</text:p>
          </table:table-cell>
          <table:table-cell table:formula="of:=([.G474]-[.E474])^2" office:value-type="float" office:value="334.533329542985" calcext:value-type="float">
            <text:p>334.53</text:p>
          </table:table-cell>
          <table:table-cell table:number-columns-repeated="6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5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$M$3]*[.$C475] +[.$L$3]*[.D475]  + [.$K$3]" office:value-type="float" office:value="151.051139775227" calcext:value-type="float">
            <text:p>151.05</text:p>
          </table:table-cell>
          <table:table-cell table:formula="of:=[.G475]-[.E475]" office:value-type="float" office:value="11.4285666442674" calcext:value-type="float">
            <text:p>11.43</text:p>
          </table:table-cell>
          <table:table-cell table:formula="of:=([.G475]-[.E475])^2" office:value-type="float" office:value="130.612135542463" calcext:value-type="float">
            <text:p>130.61</text:p>
          </table:table-cell>
          <table:table-cell table:number-columns-repeated="6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$M$3]*[.$C476] +[.$L$3]*[.D476]  + [.$K$3]" office:value-type="float" office:value="193.235626810783" calcext:value-type="float">
            <text:p>193.24</text:p>
          </table:table-cell>
          <table:table-cell table:formula="of:=[.G476]-[.E476]" office:value-type="float" office:value="-1.36843448776651" calcext:value-type="float">
            <text:p>-1.37</text:p>
          </table:table-cell>
          <table:table-cell table:formula="of:=([.G476]-[.E476])^2" office:value-type="float" office:value="1.87261294730878" calcext:value-type="float">
            <text:p>1.87</text:p>
          </table:table-cell>
          <table:table-cell table:number-columns-repeated="60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$M$3]*[.$C477] +[.$L$3]*[.D477]  + [.$K$3]" office:value-type="float" office:value="113.458246054613" calcext:value-type="float">
            <text:p>113.46</text:p>
          </table:table-cell>
          <table:table-cell table:formula="of:=[.G477]-[.E477]" office:value-type="float" office:value="-3.23196901988614" calcext:value-type="float">
            <text:p>-3.23</text:p>
          </table:table-cell>
          <table:table-cell table:formula="of:=([.G477]-[.E477])^2" office:value-type="float" office:value="10.4456237455038" calcext:value-type="float">
            <text:p>10.45</text:p>
          </table:table-cell>
          <table:table-cell table:number-columns-repeated="6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8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$M$3]*[.$C478] +[.$L$3]*[.D478]  + [.$K$3]" office:value-type="float" office:value="165.230104123885" calcext:value-type="float">
            <text:p>165.23</text:p>
          </table:table-cell>
          <table:table-cell table:formula="of:=[.G478]-[.E478]" office:value-type="float" office:value="-4.38709783120595" calcext:value-type="float">
            <text:p>-4.39</text:p>
          </table:table-cell>
          <table:table-cell table:formula="of:=([.G478]-[.E478])^2" office:value-type="float" office:value="19.2466273805719" calcext:value-type="float">
            <text:p>19.25</text:p>
          </table:table-cell>
          <table:table-cell table:number-columns-repeated="60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9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$M$3]*[.$C479] +[.$L$3]*[.D479]  + [.$K$3]" office:value-type="float" office:value="180.968133633011" calcext:value-type="float">
            <text:p>180.97</text:p>
          </table:table-cell>
          <table:table-cell table:formula="of:=[.G479]-[.E479]" office:value-type="float" office:value="2.80233194535077" calcext:value-type="float">
            <text:p>2.80</text:p>
          </table:table-cell>
          <table:table-cell table:formula="of:=([.G479]-[.E479])^2" office:value-type="float" office:value="7.85306433193345" calcext:value-type="float">
            <text:p>7.85</text:p>
          </table:table-cell>
          <table:table-cell table:number-columns-repeated="6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$M$3]*[.$C480] +[.$L$3]*[.D480]  + [.$K$3]" office:value-type="float" office:value="131.075835831981" calcext:value-type="float">
            <text:p>131.08</text:p>
          </table:table-cell>
          <table:table-cell table:formula="of:=[.G480]-[.E480]" office:value-type="float" office:value="0.958315051738623" calcext:value-type="float">
            <text:p>0.96</text:p>
          </table:table-cell>
          <table:table-cell table:formula="of:=([.G480]-[.E480])^2" office:value-type="float" office:value="0.918367738388799" calcext:value-type="float">
            <text:p>0.92</text:p>
          </table:table-cell>
          <table:table-cell table:number-columns-repeated="60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81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$M$3]*[.$C481] +[.$L$3]*[.D481]  + [.$K$3]" office:value-type="float" office:value="137.287995884969" calcext:value-type="float">
            <text:p>137.29</text:p>
          </table:table-cell>
          <table:table-cell table:formula="of:=[.G481]-[.E481]" office:value-type="float" office:value="-8.53761213830182" calcext:value-type="float">
            <text:p>-8.54</text:p>
          </table:table-cell>
          <table:table-cell table:formula="of:=([.G481]-[.E481])^2" office:value-type="float" office:value="72.8908210240787" calcext:value-type="float">
            <text:p>72.89</text:p>
          </table:table-cell>
          <table:table-cell table:number-columns-repeated="6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$M$3]*[.$C482] +[.$L$3]*[.D482]  + [.$K$3]" office:value-type="float" office:value="133.152498748831" calcext:value-type="float">
            <text:p>133.15</text:p>
          </table:table-cell>
          <table:table-cell table:formula="of:=[.G482]-[.E482]" office:value-type="float" office:value="-1.2651763002211" calcext:value-type="float">
            <text:p>-1.27</text:p>
          </table:table-cell>
          <table:table-cell table:formula="of:=([.G482]-[.E482])^2" office:value-type="float" office:value="1.60067107064115" calcext:value-type="float">
            <text:p>1.60</text:p>
          </table:table-cell>
          <table:table-cell table:number-columns-repeated="60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$M$3]*[.$C483] +[.$L$3]*[.D483]  + [.$K$3]" office:value-type="float" office:value="171.208482896493" calcext:value-type="float">
            <text:p>171.21</text:p>
          </table:table-cell>
          <table:table-cell table:formula="of:=[.G483]-[.E483]" office:value-type="float" office:value="10.765299914321" calcext:value-type="float">
            <text:p>10.77</text:p>
          </table:table-cell>
          <table:table-cell table:formula="of:=([.G483]-[.E483])^2" office:value-type="float" office:value="115.89168224528" calcext:value-type="float">
            <text:p>115.89</text:p>
          </table:table-cell>
          <table:table-cell table:number-columns-repeated="6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$M$3]*[.$C484] +[.$L$3]*[.D484]  + [.$K$3]" office:value-type="float" office:value="170.321783811148" calcext:value-type="float">
            <text:p>170.32</text:p>
          </table:table-cell>
          <table:table-cell table:formula="of:=[.G484]-[.E484]" office:value-type="float" office:value="6.63109499714778" calcext:value-type="float">
            <text:p>6.63</text:p>
          </table:table-cell>
          <table:table-cell table:formula="of:=([.G484]-[.E484])^2" office:value-type="float" office:value="43.9714208611984" calcext:value-type="float">
            <text:p>43.97</text:p>
          </table:table-cell>
          <table:table-cell table:number-columns-repeated="60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5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$M$3]*[.$C485] +[.$L$3]*[.D485]  + [.$K$3]" office:value-type="float" office:value="142.420384330893" calcext:value-type="float">
            <text:p>142.42</text:p>
          </table:table-cell>
          <table:table-cell table:formula="of:=[.G485]-[.E485]" office:value-type="float" office:value="11.29959359439" calcext:value-type="float">
            <text:p>11.30</text:p>
          </table:table-cell>
          <table:table-cell table:formula="of:=([.G485]-[.E485])^2" office:value-type="float" office:value="127.680815398379" calcext:value-type="float">
            <text:p>127.68</text:p>
          </table:table-cell>
          <table:table-cell table:number-columns-repeated="6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$M$3]*[.$C486] +[.$L$3]*[.D486]  + [.$K$3]" office:value-type="float" office:value="108.197220506009" calcext:value-type="float">
            <text:p>108.20</text:p>
          </table:table-cell>
          <table:table-cell table:formula="of:=[.G486]-[.E486]" office:value-type="float" office:value="21.1618045026906" calcext:value-type="float">
            <text:p>21.16</text:p>
          </table:table-cell>
          <table:table-cell table:formula="of:=([.G486]-[.E486])^2" office:value-type="float" office:value="447.821969810094" calcext:value-type="float">
            <text:p>447.82</text:p>
          </table:table-cell>
          <table:table-cell table:number-columns-repeated="6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7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$M$3]*[.$C487] +[.$L$3]*[.D487]  + [.$K$3]" office:value-type="float" office:value="197.957925368601" calcext:value-type="float">
            <text:p>197.96</text:p>
          </table:table-cell>
          <table:table-cell table:formula="of:=[.G487]-[.E487]" office:value-type="float" office:value="19.1065770330972" calcext:value-type="float">
            <text:p>19.11</text:p>
          </table:table-cell>
          <table:table-cell table:formula="of:=([.G487]-[.E487])^2" office:value-type="float" office:value="365.061285921677" calcext:value-type="float">
            <text:p>365.06</text:p>
          </table:table-cell>
          <table:table-cell table:number-columns-repeated="6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8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$M$3]*[.$C488] +[.$L$3]*[.D488]  + [.$K$3]" office:value-type="float" office:value="204.10432744895" calcext:value-type="float">
            <text:p>204.10</text:p>
          </table:table-cell>
          <table:table-cell table:formula="of:=[.G488]-[.E488]" office:value-type="float" office:value="-6.03020159308076" calcext:value-type="float">
            <text:p>-6.03</text:p>
          </table:table-cell>
          <table:table-cell table:formula="of:=([.G488]-[.E488])^2" office:value-type="float" office:value="36.3633312531937" calcext:value-type="float">
            <text:p>36.36</text:p>
          </table:table-cell>
          <table:table-cell table:number-columns-repeated="60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$M$3]*[.$C489] +[.$L$3]*[.D489]  + [.$K$3]" office:value-type="float" office:value="148.423987017092" calcext:value-type="float">
            <text:p>148.42</text:p>
          </table:table-cell>
          <table:table-cell table:formula="of:=[.G489]-[.E489]" office:value-type="float" office:value="-6.05692598387091" calcext:value-type="float">
            <text:p>-6.06</text:p>
          </table:table-cell>
          <table:table-cell table:formula="of:=([.G489]-[.E489])^2" office:value-type="float" office:value="36.6863523740906" calcext:value-type="float">
            <text:p>36.69</text:p>
          </table:table-cell>
          <table:table-cell table:number-columns-repeated="6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90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$M$3]*[.$C490] +[.$L$3]*[.D490]  + [.$K$3]" office:value-type="float" office:value="147.809852163274" calcext:value-type="float">
            <text:p>147.81</text:p>
          </table:table-cell>
          <table:table-cell table:formula="of:=[.G490]-[.E490]" office:value-type="float" office:value="12.1616398356323" calcext:value-type="float">
            <text:p>12.16</text:p>
          </table:table-cell>
          <table:table-cell table:formula="of:=([.G490]-[.E490])^2" office:value-type="float" office:value="147.905483491639" calcext:value-type="float">
            <text:p>147.91</text:p>
          </table:table-cell>
          <table:table-cell table:number-columns-repeated="60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$M$3]*[.$C491] +[.$L$3]*[.D491]  + [.$K$3]" office:value-type="float" office:value="152.031744602279" calcext:value-type="float">
            <text:p>152.03</text:p>
          </table:table-cell>
          <table:table-cell table:formula="of:=[.G491]-[.E491]" office:value-type="float" office:value="11.8522612715828" calcext:value-type="float">
            <text:p>11.85</text:p>
          </table:table-cell>
          <table:table-cell table:formula="of:=([.G491]-[.E491])^2" office:value-type="float" office:value="140.476097249861" calcext:value-type="float">
            <text:p>140.48</text:p>
          </table:table-cell>
          <table:table-cell table:number-columns-repeated="6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$M$3]*[.$C492] +[.$L$3]*[.D492]  + [.$K$3]" office:value-type="float" office:value="151.305771890345" calcext:value-type="float">
            <text:p>151.31</text:p>
          </table:table-cell>
          <table:table-cell table:formula="of:=[.G492]-[.E492]" office:value-type="float" office:value="5.68058769301933" calcext:value-type="float">
            <text:p>5.68</text:p>
          </table:table-cell>
          <table:table-cell table:formula="of:=([.G492]-[.E492])^2" office:value-type="float" office:value="32.2690765380827" calcext:value-type="float">
            <text:p>32.27</text:p>
          </table:table-cell>
          <table:table-cell table:number-columns-repeated="6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$M$3]*[.$C493] +[.$L$3]*[.D493]  + [.$K$3]" office:value-type="float" office:value="207.027391510407" calcext:value-type="float">
            <text:p>207.03</text:p>
          </table:table-cell>
          <table:table-cell table:formula="of:=[.G493]-[.E493]" office:value-type="float" office:value="14.3003552594864" calcext:value-type="float">
            <text:p>14.30</text:p>
          </table:table-cell>
          <table:table-cell table:formula="of:=([.G493]-[.E493])^2" office:value-type="float" office:value="204.500160547519" calcext:value-type="float">
            <text:p>204.50</text:p>
          </table:table-cell>
          <table:table-cell table:number-columns-repeated="60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4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$M$3]*[.$C494] +[.$L$3]*[.D494]  + [.$K$3]" office:value-type="float" office:value="127.4212326003" calcext:value-type="float">
            <text:p>127.42</text:p>
          </table:table-cell>
          <table:table-cell table:formula="of:=[.G494]-[.E494]" office:value-type="float" office:value="-16.8779573093675" calcext:value-type="float">
            <text:p>-16.88</text:p>
          </table:table-cell>
          <table:table-cell table:formula="of:=([.G494]-[.E494])^2" office:value-type="float" office:value="284.865442936833" calcext:value-type="float">
            <text:p>284.87</text:p>
          </table:table-cell>
          <table:table-cell table:number-columns-repeated="6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5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$M$3]*[.$C495] +[.$L$3]*[.D495]  + [.$K$3]" office:value-type="float" office:value="93.9847511720147" calcext:value-type="float">
            <text:p>93.98</text:p>
          </table:table-cell>
          <table:table-cell table:formula="of:=[.G495]-[.E495]" office:value-type="float" office:value="-1.69412040914992" calcext:value-type="float">
            <text:p>-1.69</text:p>
          </table:table-cell>
          <table:table-cell table:formula="of:=([.G495]-[.E495])^2" office:value-type="float" office:value="2.87004396069828" calcext:value-type="float">
            <text:p>2.87</text:p>
          </table:table-cell>
          <table:table-cell table:number-columns-repeated="6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$M$3]*[.$C496] +[.$L$3]*[.D496]  + [.$K$3]" office:value-type="float" office:value="165.146170872316" calcext:value-type="float">
            <text:p>165.15</text:p>
          </table:table-cell>
          <table:table-cell table:formula="of:=[.G496]-[.E496]" office:value-type="float" office:value="-14.5582391865103" calcext:value-type="float">
            <text:p>-14.56</text:p>
          </table:table-cell>
          <table:table-cell table:formula="of:=([.G496]-[.E496])^2" office:value-type="float" office:value="211.942328211643" calcext:value-type="float">
            <text:p>211.94</text:p>
          </table:table-cell>
          <table:table-cell table:number-columns-repeated="6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$M$3]*[.$C497] +[.$L$3]*[.D497]  + [.$K$3]" office:value-type="float" office:value="209.008917635565" calcext:value-type="float">
            <text:p>209.01</text:p>
          </table:table-cell>
          <table:table-cell table:formula="of:=[.G497]-[.E497]" office:value-type="float" office:value="6.85596224757956" calcext:value-type="float">
            <text:p>6.86</text:p>
          </table:table-cell>
          <table:table-cell table:formula="of:=([.G497]-[.E497])^2" office:value-type="float" office:value="47.0042183402361" calcext:value-type="float">
            <text:p>47.00</text:p>
          </table:table-cell>
          <table:table-cell table:number-columns-repeated="6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8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$M$3]*[.$C498] +[.$L$3]*[.D498]  + [.$K$3]" office:value-type="float" office:value="202.659950767701" calcext:value-type="float">
            <text:p>202.66</text:p>
          </table:table-cell>
          <table:table-cell table:formula="of:=[.G498]-[.E498]" office:value-type="float" office:value="8.5793385502547" calcext:value-type="float">
            <text:p>8.58</text:p>
          </table:table-cell>
          <table:table-cell table:formula="of:=([.G498]-[.E498])^2" office:value-type="float" office:value="73.6050499598865" calcext:value-type="float">
            <text:p>73.61</text:p>
          </table:table-cell>
          <table:table-cell table:number-columns-repeated="6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$M$3]*[.$C499] +[.$L$3]*[.D499]  + [.$K$3]" office:value-type="float" office:value="240.599673551384" calcext:value-type="float">
            <text:p>240.60</text:p>
          </table:table-cell>
          <table:table-cell table:formula="of:=[.G499]-[.E499]" office:value-type="float" office:value="16.1592143555614" calcext:value-type="float">
            <text:p>16.16</text:p>
          </table:table-cell>
          <table:table-cell table:formula="of:=([.G499]-[.E499])^2" office:value-type="float" office:value="261.120208588982" calcext:value-type="float">
            <text:p>261.12</text:p>
          </table:table-cell>
          <table:table-cell table:number-columns-repeated="60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500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$M$3]*[.$C500] +[.$L$3]*[.D500]  + [.$K$3]" office:value-type="float" office:value="231.428990650619" calcext:value-type="float">
            <text:p>231.43</text:p>
          </table:table-cell>
          <table:table-cell table:formula="of:=[.G500]-[.E500]" office:value-type="float" office:value="16.193550458569" calcext:value-type="float">
            <text:p>16.19</text:p>
          </table:table-cell>
          <table:table-cell table:formula="of:=([.G500]-[.E500])^2" office:value-type="float" office:value="262.23107645422" calcext:value-type="float">
            <text:p>262.23</text:p>
          </table:table-cell>
          <table:table-cell table:number-columns-repeated="6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$M$3]*[.$C501] +[.$L$3]*[.D501]  + [.$K$3]" office:value-type="float" office:value="141.16159447213" calcext:value-type="float">
            <text:p>141.16</text:p>
          </table:table-cell>
          <table:table-cell table:formula="of:=[.G501]-[.E501]" office:value-type="float" office:value="1.28072976597088" calcext:value-type="float">
            <text:p>1.28</text:p>
          </table:table-cell>
          <table:table-cell table:formula="of:=([.G501]-[.E501])^2" office:value-type="float" office:value="1.64026873344381" calcext:value-type="float">
            <text:p>1.64</text:p>
          </table:table-cell>
          <table:table-cell table:number-columns-repeated="6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502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$M$3]*[.$C502] +[.$L$3]*[.D502]  + [.$K$3]" office:value-type="float" office:value="194.439433378402" calcext:value-type="float">
            <text:p>194.44</text:p>
          </table:table-cell>
          <table:table-cell table:formula="of:=[.G502]-[.E502]" office:value-type="float" office:value="-10.4362583008048" calcext:value-type="float">
            <text:p>-10.44</text:p>
          </table:table-cell>
          <table:table-cell table:formula="of:=([.G502]-[.E502])^2" office:value-type="float" office:value="108.915487321117" calcext:value-type="float">
            <text:p>108.92</text:p>
          </table:table-cell>
          <table:table-cell table:number-columns-repeated="60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3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$M$3]*[.$C503] +[.$L$3]*[.D503]  + [.$K$3]" office:value-type="float" office:value="136.120509327178" calcext:value-type="float">
            <text:p>136.12</text:p>
          </table:table-cell>
          <table:table-cell table:formula="of:=[.G503]-[.E503]" office:value-type="float" office:value="-6.20153039454539" calcext:value-type="float">
            <text:p>-6.20</text:p>
          </table:table-cell>
          <table:table-cell table:formula="of:=([.G503]-[.E503])^2" office:value-type="float" office:value="38.4589792344703" calcext:value-type="float">
            <text:p>38.46</text:p>
          </table:table-cell>
          <table:table-cell table:number-columns-repeated="6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4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4] +[.$L$3]*[.D504]  + [.$K$3]" office:value-type="float" office:value="127.711592434735" calcext:value-type="float">
            <text:p>127.71</text:p>
          </table:table-cell>
          <table:table-cell table:formula="of:=[.G504]-[.E504]" office:value-type="float" office:value="-9.04897731954972" calcext:value-type="float">
            <text:p>-9.05</text:p>
          </table:table-cell>
          <table:table-cell table:formula="of:=([.G504]-[.E504])^2" office:value-type="float" office:value="81.8839905297252" calcext:value-type="float">
            <text:p>81.88</text:p>
          </table:table-cell>
          <table:table-cell table:number-columns-repeated="6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5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5] +[.$L$3]*[.D505]  + [.$K$3]" office:value-type="float" office:value="127.711592434735" calcext:value-type="float">
            <text:p>127.71</text:p>
          </table:table-cell>
          <table:table-cell table:formula="of:=[.G505]-[.E505]" office:value-type="float" office:value="-9.04897731954972" calcext:value-type="float">
            <text:p>-9.05</text:p>
          </table:table-cell>
          <table:table-cell table:formula="of:=([.G505]-[.E505])^2" office:value-type="float" office:value="81.8839905297252" calcext:value-type="float">
            <text:p>81.88</text:p>
          </table:table-cell>
          <table:table-cell table:number-columns-repeated="60"/>
        </table:table-row>
        <table:table-row table:style-name="ro2" table:number-rows-repeated="9516">
          <table:table-cell table:style-name="Default" table:number-columns-repeated="2"/>
          <table:table-cell table:number-columns-repeated="67"/>
        </table:table-row>
        <table:table-row table:style-name="ro2" table:number-rows-repeated="1038554">
          <table:table-cell table:number-columns-repeated="69"/>
        </table:table-row>
        <table:table-row table:style-name="ro2">
          <table:table-cell table:number-columns-repeated="69"/>
        </table:table-row>
      </table:table>
      <table:table table:name="vlookup-example" table:style-name="ta1">
        <table:table-column table:style-name="co2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ce24"/>
        <table:table-column table:style-name="co2" table:default-cell-style-name="Default"/>
        <table:table-row table:style-name="ro2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</text:p>
          </table:table-cell>
          <table:table-cell table:style-name="ce8" office:value-type="string" calcext:value-type="string">
            <text:p>VIQ</text:p>
          </table:table-cell>
          <table:table-cell table:style-name="ce23" office:value-type="string" calcext:value-type="string">
            <text:p>Height</text:p>
          </table:table-cell>
          <table:table-cell table:style-name="ce1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5" calcext:value-type="float">
            <text:p>15</text:p>
          </table:table-cell>
          <table:table-cell table:formula="of:=VLOOKUP([.A2];[$'gender-height-weight-viz'.A3:$'gender-height-weight-viz'.E56];4)" office:value-type="float" office:value="63.3526975521962" calcext:value-type="float">
            <text:p>63.3526975521962</text:p>
          </table:table-cell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3];[$'gender-height-weight-viz'.A4:$'gender-height-weight-viz'.E57];4)" office:value-type="float" office:value="56.0666363500952" calcext:value-type="float">
            <text:p>56.0666363500952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oy</text:p>
          </table:table-cell>
          <table:table-cell office:value-type="float" office:value="13" calcext:value-type="float">
            <text:p>13</text:p>
          </table:table-cell>
          <table:table-cell table:formula="of:=VLOOKUP([.A4];[$'gender-height-weight-viz'.A5:$'gender-height-weight-viz'.E58];4)" office:value-type="float" office:value="64.9224230596659" calcext:value-type="float">
            <text:p>64.9224230596659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5];[$'gender-height-weight-viz'.A6:$'gender-height-weight-viz'.E59];4)" office:value-type="float" office:value="68.2916245166065" calcext:value-type="float">
            <text:p>68.2916245166065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6" calcext:value-type="float">
            <text:p>16</text:p>
          </table:table-cell>
          <table:table-cell table:formula="of:=VLOOKUP([.A6];[$'gender-height-weight-viz'.A7:$'gender-height-weight-viz'.E60];4)" office:value-type="float" office:value="66.0424876840815" calcext:value-type="float">
            <text:p>66.0424876840815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2" calcext:value-type="float">
            <text:p>12</text:p>
          </table:table-cell>
          <table:table-cell table:formula="of:=VLOOKUP([.A7];[$'gender-height-weight-viz'.A8:$'gender-height-weight-viz'.E61];4)" office:value-type="float" office:value="60.150030714028" calcext:value-type="float">
            <text:p>60.150030714028</text:p>
          </table:table-cell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oy</text:p>
          </table:table-cell>
          <table:table-cell office:value-type="float" office:value="12" calcext:value-type="float">
            <text:p>12</text:p>
          </table:table-cell>
          <table:table-cell table:formula="of:=VLOOKUP([.A8];[$'gender-height-weight-viz'.A9:$'gender-height-weight-viz'.E62];4)" office:value-type="float" office:value="66.3276990468685" calcext:value-type="float">
            <text:p>66.3276990468685</text:p>
          </table:table-cell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oy</text:p>
          </table:table-cell>
          <table:table-cell office:value-type="float" office:value="11" calcext:value-type="float">
            <text:p>11</text:p>
          </table:table-cell>
          <table:table-cell table:formula="of:=VLOOKUP([.A9];[$'gender-height-weight-viz'.A10:$'gender-height-weight-viz'.E63];4)" office:value-type="float" office:value="72.3875690410247" calcext:value-type="float">
            <text:p>72.3875690410247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number-columns-repeated="3"/>
        </table:table-row>
        <table:table-row table:style-name="ro2" table:number-rows-repeated="21">
          <table:table-cell table:style-name="ce1"/>
          <table:table-cell table:style-name="ce2"/>
          <table:table-cell table:style-name="ce9"/>
          <table:table-cell table:style-name="ce25"/>
          <table:table-cell table:style-name="ce11"/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7:27:10.070141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18T20:39:22.535442464</dc:date>
    <meta:editing-duration>PT2H39M43S</meta:editing-duration>
    <meta:editing-cycles>16</meta:editing-cycles>
    <meta:document-statistic meta:table-count="5" meta:cell-count="1175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1360000014A0000014A7A322FFCD687381E.svg"/>
      </style:chart-properties>
    </style:style>
    <style:style style:name="ch3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2">
      <style:chart-properties chart:symbol-type="image" chart:symbol-width="0.15cm" chart:symbol-height="0.15cm" chart:link-data-style-to-source="true">
        <chart:symbol-image xlink:href="Pictures/100001360000014A0000014A7A322FFCD687381E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77cm" svg:height="8.03cm" xlink:href=".." xlink:type="simple" chart:class="chart:scatter" chart:style-name="ch1">
        <chart:plot-area chart:style-name="ch2" table:cell-range-address="'gender-height-weight-viz'.D3:'gender-height-weight-viz'.E502 'gender-height-weight-viz'.E2:'gender-height-weight-viz'.E2" chart:data-source-has-labels="row" svg:x="1.258cm" svg:y="0.16cm" svg:width="12.44cm" svg:height="6.761cm">
          <chartooo:coordinate-region svg:x="2.402cm" svg:y="0.359cm" svg:width="10.947cm" svg:height="5.915cm"/>
          <chart:axis chart:dimension="x" chart:name="primary-x" chart:style-name="ch3">
            <chart:title svg:x="6.687cm" svg:y="7.081cm" chart:style-name="ch4">
              <text:p>Height (in)</text:p>
            </chart:title>
            <chart:grid chart:style-name="ch5" chart:class="major"/>
          </chart:axis>
          <chart:axis chart:dimension="y" chart:name="primary-y" chart:style-name="ch3">
            <chart:title svg:x="0.451cm" svg:y="4.361cm" chart:style-name="ch6">
              <text:p>Weight (lb)</text:p>
            </chart:title>
            <chart:grid chart:style-name="ch5" chart:class="major"/>
          </chart:axis>
          <chart:series chart:style-name="ch7" chart:values-cell-range-address="'gender-height-weight-viz'.E3:'gender-height-weight-viz'.E502" chart:label-cell-address="'gender-height-weight-viz'.E2:'gender-height-weight-viz'.E2" chart:class="chart:scatter">
            <chart:domain table:cell-range-address="'gender-height-weight-viz'.D3:'gender-height-weight-viz'.D502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eight (lb)</text:p>
                <draw:g>
                  <svg:desc>'gender-height-weight-viz'.E2:'gender-height-weight-viz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0388652261268">
                <text:p>67.0388652261268</text:p>
                <draw:g>
                  <svg:desc>'gender-height-weight-viz'.D3:'gender-height-weight-viz'.D502</svg:desc>
                </draw:g>
              </table:table-cell>
              <table:table-cell office:value-type="float" office:value="167.912792643045">
                <text:p>167.912792643045</text:p>
                <draw:g>
                  <svg:desc>'gender-height-weight-viz'.E3:'gender-height-weight-viz'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0851623479461">
                <text:p>63.0851623479461</text:p>
              </table:table-cell>
              <table:table-cell office:value-type="float" office:value="124.829873690161">
                <text:p>124.829873690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366676724607">
                <text:p>64.366676724607</text:p>
              </table:table-cell>
              <table:table-cell office:value-type="float" office:value="162.495082455027">
                <text:p>162.495082455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4109077861082">
                <text:p>66.4109077861082</text:p>
              </table:table-cell>
              <table:table-cell office:value-type="float" office:value="161.99138563683">
                <text:p>161.99138563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7989611645402">
                <text:p>64.7989611645402</text:p>
              </table:table-cell>
              <table:table-cell office:value-type="float" office:value="152.828705503825">
                <text:p>152.828705503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2094519012334">
                <text:p>66.2094519012334</text:p>
              </table:table-cell>
              <table:table-cell office:value-type="float" office:value="140.506413126246">
                <text:p>140.506413126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3276990468685">
                <text:p>66.3276990468685</text:p>
              </table:table-cell>
              <table:table-cell office:value-type="float" office:value="156.606046359655">
                <text:p>156.606046359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3875690410247">
                <text:p>72.3875690410247</text:p>
              </table:table-cell>
              <table:table-cell office:value-type="float" office:value="199.446899235481">
                <text:p>199.44689923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150030714028">
                <text:p>60.150030714028</text:p>
              </table:table-cell>
              <table:table-cell office:value-type="float" office:value="103.979162647724">
                <text:p>103.979162647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0666363500952">
                <text:p>56.0666363500952</text:p>
              </table:table-cell>
              <table:table-cell office:value-type="float" office:value="89.5712047395611">
                <text:p>89.5712047395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3526975521962">
                <text:p>63.3526975521962</text:p>
              </table:table-cell>
              <table:table-cell office:value-type="float" office:value="141.906509849061">
                <text:p>141.906509849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0886315795757">
                <text:p>62.0886315795757</text:p>
              </table:table-cell>
              <table:table-cell office:value-type="float" office:value="112.748109757602">
                <text:p>112.748109757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9224230596659">
                <text:p>64.9224230596659</text:p>
              </table:table-cell>
              <table:table-cell office:value-type="float" office:value="158.412559422739">
                <text:p>158.41255942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2916245166065">
                <text:p>68.2916245166065</text:p>
              </table:table-cell>
              <table:table-cell office:value-type="float" office:value="164.183004342798">
                <text:p>164.183004342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0424876840815">
                <text:p>66.0424876840815</text:p>
              </table:table-cell>
              <table:table-cell office:value-type="float" office:value="133.944360535363">
                <text:p>133.944360535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9076299339235">
                <text:p>62.9076299339235</text:p>
              </table:table-cell>
              <table:table-cell office:value-type="float" office:value="141.216627796238">
                <text:p>141.216627796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9213671359476">
                <text:p>72.9213671359476</text:p>
              </table:table-cell>
              <table:table-cell office:value-type="float" office:value="213.924486409781">
                <text:p>213.924486409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6872321923365">
                <text:p>68.6872321923365</text:p>
              </table:table-cell>
              <table:table-cell office:value-type="float" office:value="173.115812588004">
                <text:p>173.115812588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5652564587241">
                <text:p>71.5652564587241</text:p>
              </table:table-cell>
              <table:table-cell office:value-type="float" office:value="194.721856413693">
                <text:p>194.721856413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202347706273">
                <text:p>66.202347706273</text:p>
              </table:table-cell>
              <table:table-cell office:value-type="float" office:value="159.390323744187">
                <text:p>159.390323744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6463298569074">
                <text:p>58.6463298569074</text:p>
              </table:table-cell>
              <table:table-cell office:value-type="float" office:value="96.5248498312934">
                <text:p>96.5248498312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283172106086">
                <text:p>64.3283172106086</text:p>
              </table:table-cell>
              <table:table-cell office:value-type="float" office:value="134.744705000123">
                <text:p>134.74470500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6408051192206">
                <text:p>71.6408051192206</text:p>
              </table:table-cell>
              <table:table-cell office:value-type="float" office:value="213.741169489411">
                <text:p>213.741169489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3916436454159">
                <text:p>61.3916436454159</text:p>
              </table:table-cell>
              <table:table-cell office:value-type="float" office:value="120.681906546154">
                <text:p>120.6819065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1351749028692">
                <text:p>67.1351749028692</text:p>
              </table:table-cell>
              <table:table-cell office:value-type="float" office:value="177.984361143984">
                <text:p>177.984361143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8328782059274">
                <text:p>66.8328782059274</text:p>
              </table:table-cell>
              <table:table-cell office:value-type="float" office:value="180.683886970857">
                <text:p>180.683886970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066866584895">
                <text:p>68.066866584895</text:p>
              </table:table-cell>
              <table:table-cell office:value-type="float" office:value="187.038344717004">
                <text:p>187.038344717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2603627220612">
                <text:p>63.2603627220612</text:p>
              </table:table-cell>
              <table:table-cell office:value-type="float" office:value="137.811370151255">
                <text:p>137.811370151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.8484348479039">
                <text:p>71.8484348479039</text:p>
              </table:table-cell>
              <table:table-cell office:value-type="float" office:value="218.157469450706">
                <text:p>218.157469450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2627394326726">
                <text:p>68.2627394326726</text:p>
              </table:table-cell>
              <table:table-cell office:value-type="float" office:value="183.078953381949">
                <text:p>183.078953381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.2543625394003">
                <text:p>68.2543625394003</text:p>
              </table:table-cell>
              <table:table-cell office:value-type="float" office:value="173.513343771179">
                <text:p>173.513343771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7995608057062">
                <text:p>65.7995608057062</text:p>
              </table:table-cell>
              <table:table-cell office:value-type="float" office:value="157.293742488265">
                <text:p>157.293742488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6134038324844">
                <text:p>69.6134038324844</text:p>
              </table:table-cell>
              <table:table-cell office:value-type="float" office:value="188.868777815123">
                <text:p>188.868777815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5683746655455">
                <text:p>68.5683746655455</text:p>
              </table:table-cell>
              <table:table-cell office:value-type="float" office:value="179.795968121258">
                <text:p>179.795968121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491063695484">
                <text:p>65.4491063695484</text:p>
              </table:table-cell>
              <table:table-cell office:value-type="float" office:value="140.60862619826">
                <text:p>140.60862619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1872208535622">
                <text:p>65.1872208535622</text:p>
              </table:table-cell>
              <table:table-cell office:value-type="float" office:value="172.606482559614">
                <text:p>172.606482559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83224212625">
                <text:p>65.383224212625</text:p>
              </table:table-cell>
              <table:table-cell office:value-type="float" office:value="140.073641074898">
                <text:p>140.073641074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3547795615889">
                <text:p>69.3547795615889</text:p>
              </table:table-cell>
              <table:table-cell office:value-type="float" office:value="202.332215731187">
                <text:p>202.332215731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1560126502743">
                <text:p>70.1560126502743</text:p>
              </table:table-cell>
              <table:table-cell office:value-type="float" office:value="185.257822705305">
                <text:p>185.25782270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7016049901078">
                <text:p>66.7016049901078</text:p>
              </table:table-cell>
              <table:table-cell office:value-type="float" office:value="172.839809078093">
                <text:p>172.839809078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.78785109145">
                <text:p>61.78785109145</text:p>
              </table:table-cell>
              <table:table-cell office:value-type="float" office:value="121.092797347421">
                <text:p>121.092797347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2848633755886">
                <text:p>66.2848633755886</text:p>
              </table:table-cell>
              <table:table-cell office:value-type="float" office:value="154.885142449294">
                <text:p>154.885142449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4118336321295">
                <text:p>67.4118336321295</text:p>
              </table:table-cell>
              <table:table-cell office:value-type="float" office:value="147.360805343919">
                <text:p>147.360805343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5771768953184">
                <text:p>63.5771768953184</text:p>
              </table:table-cell>
              <table:table-cell office:value-type="float" office:value="156.820414854543">
                <text:p>156.820414854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2518364408672">
                <text:p>68.2518364408672</text:p>
              </table:table-cell>
              <table:table-cell office:value-type="float" office:value="187.060552163801">
                <text:p>187.060552163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1989792983851">
                <text:p>72.1989792983851</text:p>
              </table:table-cell>
              <table:table-cell office:value-type="float" office:value="218.063751401917">
                <text:p>218.063751401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4297709549193">
                <text:p>72.4297709549193</text:p>
              </table:table-cell>
              <table:table-cell office:value-type="float" office:value="177.969532057211">
                <text:p>177.969532057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3894906412277">
                <text:p>61.3894906412277</text:p>
              </table:table-cell>
              <table:table-cell office:value-type="float" office:value="139.105836976208">
                <text:p>139.105836976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2127772206538">
                <text:p>69.2127772206538</text:p>
              </table:table-cell>
              <table:table-cell office:value-type="float" office:value="188.947625431233">
                <text:p>188.947625431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7832316168349">
                <text:p>57.7832316168349</text:p>
              </table:table-cell>
              <table:table-cell office:value-type="float" office:value="126.143595942272">
                <text:p>126.143595942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5541763040655">
                <text:p>62.5541763040655</text:p>
              </table:table-cell>
              <table:table-cell office:value-type="float" office:value="113.449037730277">
                <text:p>113.449037730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32417407007">
                <text:p>62.732417407007</text:p>
              </table:table-cell>
              <table:table-cell office:value-type="float" office:value="106.884047248122">
                <text:p>106.884047248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8098265262868">
                <text:p>70.8098265262868</text:p>
              </table:table-cell>
              <table:table-cell office:value-type="float" office:value="203.978417730569">
                <text:p>203.978417730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.6265193462048">
                <text:p>66.6265193462048</text:p>
              </table:table-cell>
              <table:table-cell office:value-type="float" office:value="179.053683004071">
                <text:p>179.053683004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541746571694">
                <text:p>61.6541746571694</text:p>
              </table:table-cell>
              <table:table-cell office:value-type="float" office:value="141.49632459471">
                <text:p>141.49632459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6594928467085">
                <text:p>66.6594928467085</text:p>
              </table:table-cell>
              <table:table-cell office:value-type="float" office:value="182.746513591033">
                <text:p>182.74651359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8902088460191">
                <text:p>67.8902088460191</text:p>
              </table:table-cell>
              <table:table-cell office:value-type="float" office:value="168.824926999625">
                <text:p>168.824926999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0848942216874">
                <text:p>73.0848942216874</text:p>
              </table:table-cell>
              <table:table-cell office:value-type="float" office:value="230.678778196553">
                <text:p>230.678778196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128042988196">
                <text:p>63.128042988196</text:p>
              </table:table-cell>
              <table:table-cell office:value-type="float" office:value="136.592800500294">
                <text:p>136.592800500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3685765882715">
                <text:p>69.3685765882715</text:p>
              </table:table-cell>
              <table:table-cell office:value-type="float" office:value="187.571057528204">
                <text:p>187.571057528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3464565013792">
                <text:p>68.3464565013792</text:p>
              </table:table-cell>
              <table:table-cell office:value-type="float" office:value="178.675992067492">
                <text:p>178.675992067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2991930296065">
                <text:p>66.2991930296065</text:p>
              </table:table-cell>
              <table:table-cell office:value-type="float" office:value="180.201266068932">
                <text:p>180.201266068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.3867051836085">
                <text:p>66.3867051836085</text:p>
              </table:table-cell>
              <table:table-cell office:value-type="float" office:value="152.738489949504">
                <text:p>152.738489949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119162340088">
                <text:p>65.119162340088</text:p>
              </table:table-cell>
              <table:table-cell office:value-type="float" office:value="146.431025155674">
                <text:p>146.431025155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7645093762568">
                <text:p>61.7645093762568</text:p>
              </table:table-cell>
              <table:table-cell office:value-type="float" office:value="135.544201374823">
                <text:p>135.544201374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0423169118097">
                <text:p>73.0423169118097</text:p>
              </table:table-cell>
              <table:table-cell office:value-type="float" office:value="212.348964540199">
                <text:p>212.348964540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0826769228384">
                <text:p>61.0826769228384</text:p>
              </table:table-cell>
              <table:table-cell office:value-type="float" office:value="141.50309801532">
                <text:p>141.50309801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.889918729116">
                <text:p>64.889918729116</text:p>
              </table:table-cell>
              <table:table-cell office:value-type="float" office:value="134.27994876853">
                <text:p>134.27994876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9667995979482">
                <text:p>69.9667995979482</text:p>
              </table:table-cell>
              <table:table-cell office:value-type="float" office:value="189.838617717709">
                <text:p>189.838617717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625353074651">
                <text:p>64.625353074651</text:p>
              </table:table-cell>
              <table:table-cell office:value-type="float" office:value="143.145608450255">
                <text:p>143.145608450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.2941650150928">
                <text:p>65.2941650150928</text:p>
              </table:table-cell>
              <table:table-cell office:value-type="float" office:value="138.807700108306">
                <text:p>138.807700108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.8560430168292">
                <text:p>65.8560430168292</text:p>
              </table:table-cell>
              <table:table-cell office:value-type="float" office:value="169.67626673248">
                <text:p>169.67626673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1595090304518">
                <text:p>60.1595090304518</text:p>
              </table:table-cell>
              <table:table-cell office:value-type="float" office:value="116.10637611162">
                <text:p>116.10637611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.4523265352799">
                <text:p>71.4523265352799</text:p>
              </table:table-cell>
              <table:table-cell office:value-type="float" office:value="203.448273004639">
                <text:p>203.448273004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7910182373408">
                <text:p>64.7910182373408</text:p>
              </table:table-cell>
              <table:table-cell office:value-type="float" office:value="140.40091320664">
                <text:p>140.40091320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7011397144788">
                <text:p>63.7011397144788</text:p>
              </table:table-cell>
              <table:table-cell office:value-type="float" office:value="152.904962789341">
                <text:p>152.904962789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025917295093">
                <text:p>60.025917295093</text:p>
              </table:table-cell>
              <table:table-cell office:value-type="float" office:value="126.460829766303">
                <text:p>126.460829766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.9349262148006">
                <text:p>62.9349262148006</text:p>
              </table:table-cell>
              <table:table-cell office:value-type="float" office:value="132.61652537078">
                <text:p>132.61652537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6860190981696">
                <text:p>63.6860190981696</text:p>
              </table:table-cell>
              <table:table-cell office:value-type="float" office:value="129.021055261541">
                <text:p>129.0210552615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0840433478276">
                <text:p>67.0840433478276</text:p>
              </table:table-cell>
              <table:table-cell office:value-type="float" office:value="167.893176922926">
                <text:p>167.893176922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1616691929441">
                <text:p>60.1616691929441</text:p>
              </table:table-cell>
              <table:table-cell office:value-type="float" office:value="130.820809922092">
                <text:p>130.820809922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052618957827">
                <text:p>65.052618957827</text:p>
              </table:table-cell>
              <table:table-cell office:value-type="float" office:value="150.097941625046">
                <text:p>150.097941625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6471391547845">
                <text:p>70.6471391547845</text:p>
              </table:table-cell>
              <table:table-cell office:value-type="float" office:value="207.556408191843">
                <text:p>207.556408191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9869801293675">
                <text:p>66.9869801293675</text:p>
              </table:table-cell>
              <table:table-cell office:value-type="float" office:value="155.33023439413">
                <text:p>155.33023439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9304349811277">
                <text:p>63.9304349811277</text:p>
              </table:table-cell>
              <table:table-cell office:value-type="float" office:value="134.409159480214">
                <text:p>134.409159480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.6370546818033">
                <text:p>66.6370546818033</text:p>
              </table:table-cell>
              <table:table-cell office:value-type="float" office:value="146.411268413887">
                <text:p>146.411268413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.2946984483287">
                <text:p>64.2946984483287</text:p>
              </table:table-cell>
              <table:table-cell office:value-type="float" office:value="148.066097319915">
                <text:p>148.066097319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.1893840849912">
                <text:p>71.1893840849912</text:p>
              </table:table-cell>
              <table:table-cell office:value-type="float" office:value="202.782735719744">
                <text:p>202.782735719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7492068507248">
                <text:p>67.7492068507248</text:p>
              </table:table-cell>
              <table:table-cell office:value-type="float" office:value="178.583626608061">
                <text:p>178.583626608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380772533596">
                <text:p>66.5380772533596</text:p>
              </table:table-cell>
              <table:table-cell office:value-type="float" office:value="143.664713932853">
                <text:p>143.664713932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2584089235993">
                <text:p>72.2584089235993</text:p>
              </table:table-cell>
              <table:table-cell office:value-type="float" office:value="192.910266551722">
                <text:p>192.9102665517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.5684836937429">
                <text:p>60.5684836937429</text:p>
              </table:table-cell>
              <table:table-cell office:value-type="float" office:value="110.490718413001">
                <text:p>110.490718413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2168207729234">
                <text:p>64.2168207729234</text:p>
              </table:table-cell>
              <table:table-cell office:value-type="float" office:value="145.603465596979">
                <text:p>145.603465596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7108446478983">
                <text:p>68.7108446478983</text:p>
              </table:table-cell>
              <table:table-cell office:value-type="float" office:value="178.870748110566">
                <text:p>178.870748110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.5185887565785">
                <text:p>66.5185887565785</text:p>
              </table:table-cell>
              <table:table-cell office:value-type="float" office:value="167.076642378442">
                <text:p>167.076642378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.597740053578">
                <text:p>66.597740053578</text:p>
              </table:table-cell>
              <table:table-cell office:value-type="float" office:value="152.242961212192">
                <text:p>152.242961212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5676198493025">
                <text:p>59.5676198493025</text:p>
              </table:table-cell>
              <table:table-cell office:value-type="float" office:value="130.11924560848">
                <text:p>130.11924560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.0085441877015">
                <text:p>61.0085441877015</text:p>
              </table:table-cell>
              <table:table-cell office:value-type="float" office:value="118.038053266885">
                <text:p>118.038053266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.9745826070951">
                <text:p>65.9745826070951</text:p>
              </table:table-cell>
              <table:table-cell office:value-type="float" office:value="161.061364589181">
                <text:p>161.061364589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1671943275299">
                <text:p>67.1671943275299</text:p>
              </table:table-cell>
              <table:table-cell office:value-type="float" office:value="158.46989586734">
                <text:p>158.46989586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.1912244814707">
                <text:p>70.1912244814707</text:p>
              </table:table-cell>
              <table:table-cell office:value-type="float" office:value="205.941790671464">
                <text:p>205.941790671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0684949386101">
                <text:p>68.0684949386101</text:p>
              </table:table-cell>
              <table:table-cell office:value-type="float" office:value="171.056290533074">
                <text:p>171.056290533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8354886156107">
                <text:p>66.8354886156107</text:p>
              </table:table-cell>
              <table:table-cell office:value-type="float" office:value="155.995109221324">
                <text:p>155.995109221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2406988227067">
                <text:p>67.2406988227067</text:p>
              </table:table-cell>
              <table:table-cell office:value-type="float" office:value="176.746305447761">
                <text:p>176.746305447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7648078883808">
                <text:p>57.7648078883808</text:p>
              </table:table-cell>
              <table:table-cell office:value-type="float" office:value="89.7899984409701">
                <text:p>89.7899984409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8611969523225">
                <text:p>69.8611969523225</text:p>
              </table:table-cell>
              <table:table-cell office:value-type="float" office:value="179.662496461814">
                <text:p>179.662496461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.271718526254">
                <text:p>63.271718526254</text:p>
              </table:table-cell>
              <table:table-cell office:value-type="float" office:value="149.122726526788">
                <text:p>149.122726526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.3593160479614">
                <text:p>64.3593160479614</text:p>
              </table:table-cell>
              <table:table-cell office:value-type="float" office:value="143.54212203477">
                <text:p>143.5421220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7142565482688">
                <text:p>57.7142565482688</text:p>
              </table:table-cell>
              <table:table-cell office:value-type="float" office:value="94.389732636505">
                <text:p>94.389732636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.8423241680706">
                <text:p>62.8423241680706</text:p>
              </table:table-cell>
              <table:table-cell office:value-type="float" office:value="134.991464818202">
                <text:p>134.991464818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.8591906944626">
                <text:p>70.8591906944626</text:p>
              </table:table-cell>
              <table:table-cell office:value-type="float" office:value="184.493250594327">
                <text:p>184.493250594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.5778172609094">
                <text:p>64.5778172609094</text:p>
              </table:table-cell>
              <table:table-cell office:value-type="float" office:value="131.692896462759">
                <text:p>131.692896462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.5059599786522">
                <text:p>69.5059599786522</text:p>
              </table:table-cell>
              <table:table-cell office:value-type="float" office:value="192.842105715014">
                <text:p>192.8421057150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0835397150341">
                <text:p>64.0835397150341</text:p>
              </table:table-cell>
              <table:table-cell office:value-type="float" office:value="134.313713406345">
                <text:p>134.313713406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.5573566284942">
                <text:p>66.5573566284942</text:p>
              </table:table-cell>
              <table:table-cell office:value-type="float" office:value="153.372626085851">
                <text:p>153.372626085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.8749067066368">
                <text:p>66.8749067066368</text:p>
              </table:table-cell>
              <table:table-cell office:value-type="float" office:value="168.449683646485">
                <text:p>168.449683646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526282274144">
                <text:p>69.0526282274144</text:p>
              </table:table-cell>
              <table:table-cell office:value-type="float" office:value="194.68090179018">
                <text:p>194.68090179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7562799058097">
                <text:p>64.7562799058097</text:p>
              </table:table-cell>
              <table:table-cell office:value-type="float" office:value="137.34847119427">
                <text:p>137.34847119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.116644596928">
                <text:p>66.116644596928</text:p>
              </table:table-cell>
              <table:table-cell office:value-type="float" office:value="146.189967034633">
                <text:p>146.189967034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0377611559296">
                <text:p>70.0377611559296</text:p>
              </table:table-cell>
              <table:table-cell office:value-type="float" office:value="190.71536807354">
                <text:p>190.715368073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.481875364733">
                <text:p>68.481875364733</text:p>
              </table:table-cell>
              <table:table-cell office:value-type="float" office:value="170.352329550626">
                <text:p>170.352329550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.2860528762587">
                <text:p>66.2860528762587</text:p>
              </table:table-cell>
              <table:table-cell office:value-type="float" office:value="191.279163405694">
                <text:p>191.279163405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9152116618598">
                <text:p>68.9152116618598</text:p>
              </table:table-cell>
              <table:table-cell office:value-type="float" office:value="172.930340699224">
                <text:p>172.930340699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420512815037">
                <text:p>63.420512815037</text:p>
              </table:table-cell>
              <table:table-cell office:value-type="float" office:value="134.999570948388">
                <text:p>134.999570948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6678488000619">
                <text:p>59.6678488000619</text:p>
              </table:table-cell>
              <table:table-cell office:value-type="float" office:value="126.355255679648">
                <text:p>126.3552556796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.0485307533177">
                <text:p>68.0485307533177</text:p>
              </table:table-cell>
              <table:table-cell office:value-type="float" office:value="182.755815169608">
                <text:p>182.755815169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0738700860418">
                <text:p>66.0738700860418</text:p>
              </table:table-cell>
              <table:table-cell office:value-type="float" office:value="162.949944756918">
                <text:p>162.9499447569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.0117844254731">
                <text:p>60.0117844254731</text:p>
              </table:table-cell>
              <table:table-cell office:value-type="float" office:value="109.049629540284">
                <text:p>109.049629540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2521505114177">
                <text:p>66.2521505114177</text:p>
              </table:table-cell>
              <table:table-cell office:value-type="float" office:value="170.109499628414">
                <text:p>170.109499628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.396830471111">
                <text:p>60.396830471111</text:p>
              </table:table-cell>
              <table:table-cell office:value-type="float" office:value="112.882706758414">
                <text:p>112.882706758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2777113817982">
                <text:p>62.2777113817982</text:p>
              </table:table-cell>
              <table:table-cell office:value-type="float" office:value="144.235252906176">
                <text:p>144.235252906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.3032330596564">
                <text:p>68.3032330596564</text:p>
              </table:table-cell>
              <table:table-cell office:value-type="float" office:value="167.999553483597">
                <text:p>167.99955348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1141556115706">
                <text:p>66.1141556115706</text:p>
              </table:table-cell>
              <table:table-cell office:value-type="float" office:value="158.953933508482">
                <text:p>158.953933508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481420066797">
                <text:p>59.481420066797</text:p>
              </table:table-cell>
              <table:table-cell office:value-type="float" office:value="108.895812844617">
                <text:p>108.895812844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.5814065482242">
                <text:p>63.5814065482242</text:p>
              </table:table-cell>
              <table:table-cell office:value-type="float" office:value="138.229396222889">
                <text:p>138.2293962228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49272973975">
                <text:p>67.449272973975</text:p>
              </table:table-cell>
              <table:table-cell office:value-type="float" office:value="170.830353595279">
                <text:p>170.830353595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3300644834237">
                <text:p>71.3300644834237</text:p>
              </table:table-cell>
              <table:table-cell office:value-type="float" office:value="205.815358424294">
                <text:p>205.815358424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611985368161">
                <text:p>73.611985368161</text:p>
              </table:table-cell>
              <table:table-cell office:value-type="float" office:value="236.780537487324">
                <text:p>236.780537487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.4981690383316">
                <text:p>65.4981690383316</text:p>
              </table:table-cell>
              <table:table-cell office:value-type="float" office:value="132.30801122843">
                <text:p>132.30801122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.2583509652557">
                <text:p>63.2583509652557</text:p>
              </table:table-cell>
              <table:table-cell office:value-type="float" office:value="124.217167528261">
                <text:p>124.217167528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1637280851813">
                <text:p>66.1637280851813</text:p>
              </table:table-cell>
              <table:table-cell office:value-type="float" office:value="138.032075185304">
                <text:p>138.032075185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9097591005028">
                <text:p>63.9097591005028</text:p>
              </table:table-cell>
              <table:table-cell office:value-type="float" office:value="131.560483537676">
                <text:p>131.560483537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4645502964371">
                <text:p>64.4645502964371</text:p>
              </table:table-cell>
              <table:table-cell office:value-type="float" office:value="157.310480696028">
                <text:p>157.310480696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8103172829116">
                <text:p>56.8103172829116</text:p>
              </table:table-cell>
              <table:table-cell office:value-type="float" office:value="84.1706947685606">
                <text:p>84.1706947685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6803962691179">
                <text:p>70.6803962691179</text:p>
              </table:table-cell>
              <table:table-cell office:value-type="float" office:value="199.508656245495">
                <text:p>199.508656245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988090122599">
                <text:p>64.988090122599</text:p>
              </table:table-cell>
              <table:table-cell office:value-type="float" office:value="169.409645165324">
                <text:p>169.409645165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7607442096268">
                <text:p>62.7607442096268</text:p>
              </table:table-cell>
              <table:table-cell office:value-type="float" office:value="134.128284769777">
                <text:p>134.1282847697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.4275869144579">
                <text:p>65.4275869144579</text:p>
              </table:table-cell>
              <table:table-cell office:value-type="float" office:value="143.336330917209">
                <text:p>143.336330917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.4304688231764">
                <text:p>72.4304688231764</text:p>
              </table:table-cell>
              <table:table-cell office:value-type="float" office:value="189.179011191401">
                <text:p>189.179011191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2274450523167">
                <text:p>67.2274450523167</text:p>
              </table:table-cell>
              <table:table-cell office:value-type="float" office:value="182.546137959834">
                <text:p>182.546137959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3150453482763">
                <text:p>60.3150453482763</text:p>
              </table:table-cell>
              <table:table-cell office:value-type="float" office:value="111.974874107803">
                <text:p>111.974874107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6408569467034">
                <text:p>64.6408569467034</text:p>
              </table:table-cell>
              <table:table-cell office:value-type="float" office:value="119.32933018666">
                <text:p>119.32933018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.8176552663779">
                <text:p>61.8176552663779</text:p>
              </table:table-cell>
              <table:table-cell office:value-type="float" office:value="121.615000159206">
                <text:p>121.615000159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.1845576397817">
                <text:p>71.1845576397817</text:p>
              </table:table-cell>
              <table:table-cell office:value-type="float" office:value="200.837100922882">
                <text:p>200.8371009228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.8873234452573">
                <text:p>66.8873234452573</text:p>
              </table:table-cell>
              <table:table-cell office:value-type="float" office:value="162.872453448311">
                <text:p>162.872453448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6051458474554">
                <text:p>71.6051458474554</text:p>
              </table:table-cell>
              <table:table-cell office:value-type="float" office:value="192.427913613357">
                <text:p>192.427913613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.4351749033072">
                <text:p>71.4351749033072</text:p>
              </table:table-cell>
              <table:table-cell office:value-type="float" office:value="213.337773308762">
                <text:p>213.3377733087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.8656161119303">
                <text:p>70.8656161119303</text:p>
              </table:table-cell>
              <table:table-cell office:value-type="float" office:value="214.981393879642">
                <text:p>214.981393879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.4994406951495">
                <text:p>68.4994406951495</text:p>
              </table:table-cell>
              <table:table-cell office:value-type="float" office:value="184.660637079457">
                <text:p>184.660637079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.1640798477115">
                <text:p>73.1640798477115</text:p>
              </table:table-cell>
              <table:table-cell office:value-type="float" office:value="213.509492257167">
                <text:p>213.5094922571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.1794982498071">
                <text:p>63.1794982498071</text:p>
              </table:table-cell>
              <table:table-cell office:value-type="float" office:value="141.266099582434">
                <text:p>141.2660995824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.5250911236378">
                <text:p>61.5250911236378</text:p>
              </table:table-cell>
              <table:table-cell office:value-type="float" office:value="133.528507704123">
                <text:p>133.528507704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0438666249045">
                <text:p>69.0438666249045</text:p>
              </table:table-cell>
              <table:table-cell office:value-type="float" office:value="181.377015019601">
                <text:p>181.3770150196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8969915133392">
                <text:p>66.8969915133392</text:p>
              </table:table-cell>
              <table:table-cell office:value-type="float" office:value="177.573446455673">
                <text:p>177.5734464556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.005429002183">
                <text:p>68.005429002183</text:p>
              </table:table-cell>
              <table:table-cell office:value-type="float" office:value="194.754189235412">
                <text:p>194.754189235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.5316570524766">
                <text:p>67.5316570524766</text:p>
              </table:table-cell>
              <table:table-cell office:value-type="float" office:value="164.004352795121">
                <text:p>164.0043527951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.4082732512145">
                <text:p>64.4082732512145</text:p>
              </table:table-cell>
              <table:table-cell office:value-type="float" office:value="154.641041608773">
                <text:p>154.641041608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5819746301437">
                <text:p>61.5819746301437</text:p>
              </table:table-cell>
              <table:table-cell office:value-type="float" office:value="140.585717556394">
                <text:p>140.585717556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.4709873791619">
                <text:p>69.4709873791619</text:p>
              </table:table-cell>
              <table:table-cell office:value-type="float" office:value="178.981463730448">
                <text:p>178.981463730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.2874422639476">
                <text:p>66.2874422639476</text:p>
              </table:table-cell>
              <table:table-cell office:value-type="float" office:value="168.905571923085">
                <text:p>168.905571923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8254451927654">
                <text:p>65.8254451927654</text:p>
              </table:table-cell>
              <table:table-cell office:value-type="float" office:value="156.804215038989">
                <text:p>156.804215038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.5608284830163">
                <text:p>64.5608284830163</text:p>
              </table:table-cell>
              <table:table-cell office:value-type="float" office:value="161.889769141679">
                <text:p>161.889769141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5563984334083">
                <text:p>64.5563984334083</text:p>
              </table:table-cell>
              <table:table-cell office:value-type="float" office:value="146.411541695103">
                <text:p>146.4115416951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1929614495965">
                <text:p>71.1929614495965</text:p>
              </table:table-cell>
              <table:table-cell office:value-type="float" office:value="206.196180056506">
                <text:p>206.196180056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7371834718755">
                <text:p>56.7371834718755</text:p>
              </table:table-cell>
              <table:table-cell office:value-type="float" office:value="91.6054372300519">
                <text:p>91.6054372300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.8904252076047">
                <text:p>64.8904252076047</text:p>
              </table:table-cell>
              <table:table-cell office:value-type="float" office:value="157.249289180483">
                <text:p>157.24928918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3515413194102">
                <text:p>66.3515413194102</text:p>
              </table:table-cell>
              <table:table-cell office:value-type="float" office:value="171.963792430396">
                <text:p>171.9637924303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.0937129470602">
                <text:p>66.0937129470602</text:p>
              </table:table-cell>
              <table:table-cell office:value-type="float" office:value="131.150114364033">
                <text:p>131.1501143640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.1176573779058">
                <text:p>69.1176573779058</text:p>
              </table:table-cell>
              <table:table-cell office:value-type="float" office:value="197.491802106448">
                <text:p>197.491802106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5976629480473">
                <text:p>72.5976629480473</text:p>
              </table:table-cell>
              <table:table-cell office:value-type="float" office:value="205.095540164959">
                <text:p>205.095540164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.705557795015">
                <text:p>64.705557795015</text:p>
              </table:table-cell>
              <table:table-cell office:value-type="float" office:value="147.951506893112">
                <text:p>147.951506893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3417048328623">
                <text:p>64.3417048328623</text:p>
              </table:table-cell>
              <table:table-cell office:value-type="float" office:value="138.297275974031">
                <text:p>138.2972759740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.0600117405822">
                <text:p>65.0600117405822</text:p>
              </table:table-cell>
              <table:table-cell office:value-type="float" office:value="144.758964434927">
                <text:p>144.758964434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3387376279613">
                <text:p>69.3387376279613</text:p>
              </table:table-cell>
              <table:table-cell office:value-type="float" office:value="191.445654280964">
                <text:p>191.4456542809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6358440193902">
                <text:p>62.6358440193902</text:p>
              </table:table-cell>
              <table:table-cell office:value-type="float" office:value="134.418862222534">
                <text:p>134.418862222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.4048818826678">
                <text:p>65.4048818826678</text:p>
              </table:table-cell>
              <table:table-cell office:value-type="float" office:value="144.025941163566">
                <text:p>144.025941163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.6128111159306">
                <text:p>63.6128111159306</text:p>
              </table:table-cell>
              <table:table-cell office:value-type="float" office:value="155.433246561107">
                <text:p>155.433246561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.6798736853237">
                <text:p>68.6798736853237</text:p>
              </table:table-cell>
              <table:table-cell office:value-type="float" office:value="196.151622823601">
                <text:p>196.151622823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.6402661925309">
                <text:p>60.6402661925309</text:p>
              </table:table-cell>
              <table:table-cell office:value-type="float" office:value="118.136726961146">
                <text:p>118.136726961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1630680329135">
                <text:p>62.1630680329135</text:p>
              </table:table-cell>
              <table:table-cell office:value-type="float" office:value="108.250636306234">
                <text:p>108.250636306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.4670652353147">
                <text:p>64.4670652353147</text:p>
              </table:table-cell>
              <table:table-cell office:value-type="float" office:value="143.663382287202">
                <text:p>143.663382287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.076541653466">
                <text:p>61.076541653466</text:p>
              </table:table-cell>
              <table:table-cell office:value-type="float" office:value="131.336443521465">
                <text:p>131.3364435214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7109383642151">
                <text:p>70.7109383642151</text:p>
              </table:table-cell>
              <table:table-cell office:value-type="float" office:value="202.067981453202">
                <text:p>202.0679814532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0150135779691">
                <text:p>62.0150135779691</text:p>
              </table:table-cell>
              <table:table-cell office:value-type="float" office:value="121.239436200904">
                <text:p>121.239436200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2451658543593">
                <text:p>66.2451658543593</text:p>
              </table:table-cell>
              <table:table-cell office:value-type="float" office:value="165.61655605684">
                <text:p>165.61655605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3333723850573">
                <text:p>60.3333723850573</text:p>
              </table:table-cell>
              <table:table-cell office:value-type="float" office:value="102.256837788828">
                <text:p>102.2568377888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.3602162272904">
                <text:p>65.3602162272904</text:p>
              </table:table-cell>
              <table:table-cell office:value-type="float" office:value="143.894032847717">
                <text:p>143.8940328477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.413107337428">
                <text:p>59.413107337428</text:p>
              </table:table-cell>
              <table:table-cell office:value-type="float" office:value="103.386161328921">
                <text:p>103.386161328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7943025458134">
                <text:p>70.7943025458134</text:p>
              </table:table-cell>
              <table:table-cell office:value-type="float" office:value="202.890757825725">
                <text:p>202.890757825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6232920305636">
                <text:p>64.6232920305636</text:p>
              </table:table-cell>
              <table:table-cell office:value-type="float" office:value="134.611015330786">
                <text:p>134.611015330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.752197577819">
                <text:p>70.752197577819</text:p>
              </table:table-cell>
              <table:table-cell office:value-type="float" office:value="206.378365532734">
                <text:p>206.378365532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.4275147301254">
                <text:p>67.4275147301254</text:p>
              </table:table-cell>
              <table:table-cell office:value-type="float" office:value="177.115331747636">
                <text:p>177.115331747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.9464715465173">
                <text:p>65.9464715465173</text:p>
              </table:table-cell>
              <table:table-cell office:value-type="float" office:value="161.686807461074">
                <text:p>161.686807461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7703629870608">
                <text:p>63.7703629870608</text:p>
              </table:table-cell>
              <table:table-cell office:value-type="float" office:value="161.002115230281">
                <text:p>161.0021152302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2793754624535">
                <text:p>62.2793754624535</text:p>
              </table:table-cell>
              <table:table-cell office:value-type="float" office:value="111.441580151341">
                <text:p>111.441580151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.9059322950369">
                <text:p>67.9059322950369</text:p>
              </table:table-cell>
              <table:table-cell office:value-type="float" office:value="174.086727116819">
                <text:p>174.0867271168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.8995280524548">
                <text:p>62.8995280524548</text:p>
              </table:table-cell>
              <table:table-cell office:value-type="float" office:value="117.422674731288">
                <text:p>117.4226747312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.4852135129936">
                <text:p>68.4852135129936</text:p>
              </table:table-cell>
              <table:table-cell office:value-type="float" office:value="184.657139958437">
                <text:p>184.657139958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.1453807924175">
                <text:p>65.1453807924175</text:p>
              </table:table-cell>
              <table:table-cell office:value-type="float" office:value="138.422641654877">
                <text:p>138.4226416548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7705094932964">
                <text:p>67.7705094932964</text:p>
              </table:table-cell>
              <table:table-cell office:value-type="float" office:value="166.779502140496">
                <text:p>166.779502140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.1965802854446">
                <text:p>70.1965802854446</text:p>
              </table:table-cell>
              <table:table-cell office:value-type="float" office:value="194.699193524582">
                <text:p>194.699193524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3347712202818">
                <text:p>63.3347712202818</text:p>
              </table:table-cell>
              <table:table-cell office:value-type="float" office:value="151.891617144402">
                <text:p>151.891617144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9291250844694">
                <text:p>70.9291250844694</text:p>
              </table:table-cell>
              <table:table-cell office:value-type="float" office:value="203.370463215939">
                <text:p>203.370463215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.560104631177">
                <text:p>66.560104631177</text:p>
              </table:table-cell>
              <table:table-cell office:value-type="float" office:value="164.963433682578">
                <text:p>164.963433682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9661922096248">
                <text:p>64.9661922096248</text:p>
              </table:table-cell>
              <table:table-cell office:value-type="float" office:value="147.356066028461">
                <text:p>147.356066028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8689541127261">
                <text:p>67.8689541127261</text:p>
              </table:table-cell>
              <table:table-cell office:value-type="float" office:value="147.865625304535">
                <text:p>147.8656253045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9169992927485">
                <text:p>61.9169992927485</text:p>
              </table:table-cell>
              <table:table-cell office:value-type="float" office:value="126.87844940085">
                <text:p>126.87844940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.5958321642372">
                <text:p>71.5958321642372</text:p>
              </table:table-cell>
              <table:table-cell office:value-type="float" office:value="196.672556535149">
                <text:p>196.672556535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0828652967109">
                <text:p>64.0828652967109</text:p>
              </table:table-cell>
              <table:table-cell office:value-type="float" office:value="133.451352646078">
                <text:p>133.451352646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.6056316088103">
                <text:p>59.6056316088103</text:p>
              </table:table-cell>
              <table:table-cell office:value-type="float" office:value="109.391842484274">
                <text:p>109.3918424842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100516080586">
                <text:p>61.100516080586</text:p>
              </table:table-cell>
              <table:table-cell office:value-type="float" office:value="114.955814222543">
                <text:p>114.955814222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1220063070153">
                <text:p>73.1220063070153</text:p>
              </table:table-cell>
              <table:table-cell office:value-type="float" office:value="206.897643984916">
                <text:p>206.897643984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.264717279885">
                <text:p>67.264717279885</text:p>
              </table:table-cell>
              <table:table-cell office:value-type="float" office:value="179.0066045992">
                <text:p>179.00660459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5322532839863">
                <text:p>62.5322532839863</text:p>
              </table:table-cell>
              <table:table-cell office:value-type="float" office:value="168.15332621989">
                <text:p>168.153326219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0747755144427">
                <text:p>72.0747755144427</text:p>
              </table:table-cell>
              <table:table-cell office:value-type="float" office:value="195.046634080451">
                <text:p>195.0466340804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.5617507293083">
                <text:p>68.5617507293083</text:p>
              </table:table-cell>
              <table:table-cell office:value-type="float" office:value="172.195363687745">
                <text:p>172.195363687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.3422088539265">
                <text:p>66.3422088539265</text:p>
              </table:table-cell>
              <table:table-cell office:value-type="float" office:value="165.699391787903">
                <text:p>165.6993917879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953152272514">
                <text:p>73.8953152272514</text:p>
              </table:table-cell>
              <table:table-cell office:value-type="float" office:value="208.037702066837">
                <text:p>208.037702066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6304119764382">
                <text:p>56.6304119764382</text:p>
              </table:table-cell>
              <table:table-cell office:value-type="float" office:value="89.480480272958">
                <text:p>89.4804802729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.7072240809875">
                <text:p>72.7072240809875</text:p>
              </table:table-cell>
              <table:table-cell office:value-type="float" office:value="204.365103834944">
                <text:p>204.3651038349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47030446666">
                <text:p>69.47030446666</text:p>
              </table:table-cell>
              <table:table-cell office:value-type="float" office:value="183.295606263358">
                <text:p>183.2956062633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6736434092637">
                <text:p>65.6736434092637</text:p>
              </table:table-cell>
              <table:table-cell office:value-type="float" office:value="170.062794097362">
                <text:p>170.0627940973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5880784104178">
                <text:p>64.5880784104178</text:p>
              </table:table-cell>
              <table:table-cell office:value-type="float" office:value="129.393176124176">
                <text:p>129.393176124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1107246030827">
                <text:p>61.1107246030827</text:p>
              </table:table-cell>
              <table:table-cell office:value-type="float" office:value="123.386296199673">
                <text:p>123.3862961996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.5023980440946">
                <text:p>70.5023980440946</text:p>
              </table:table-cell>
              <table:table-cell office:value-type="float" office:value="172.985777146208">
                <text:p>172.985777146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7.901808661601">
                <text:p>67.901808661601</text:p>
              </table:table-cell>
              <table:table-cell office:value-type="float" office:value="170.846760280748">
                <text:p>170.846760280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.6125139624813">
                <text:p>67.6125139624813</text:p>
              </table:table-cell>
              <table:table-cell office:value-type="float" office:value="157.760811230146">
                <text:p>157.760811230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1419596757263">
                <text:p>64.1419596757263</text:p>
              </table:table-cell>
              <table:table-cell office:value-type="float" office:value="144.071684423605">
                <text:p>144.0716844236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.532862779695">
                <text:p>64.532862779695</text:p>
              </table:table-cell>
              <table:table-cell office:value-type="float" office:value="148.206743267389">
                <text:p>148.2067432673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2292600252637">
                <text:p>66.2292600252637</text:p>
              </table:table-cell>
              <table:table-cell office:value-type="float" office:value="169.101686826467">
                <text:p>169.1016868264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3004277741934">
                <text:p>69.3004277741934</text:p>
              </table:table-cell>
              <table:table-cell office:value-type="float" office:value="185.187969769128">
                <text:p>185.187969769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8992039506227">
                <text:p>69.8992039506227</text:p>
              </table:table-cell>
              <table:table-cell office:value-type="float" office:value="191.412231132701">
                <text:p>191.4122311327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1227847321693">
                <text:p>72.1227847321693</text:p>
              </table:table-cell>
              <table:table-cell office:value-type="float" office:value="200.907146122523">
                <text:p>200.907146122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1414415988235">
                <text:p>60.1414415988235</text:p>
              </table:table-cell>
              <table:table-cell office:value-type="float" office:value="110.837854703141">
                <text:p>110.8378547031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0890956635457">
                <text:p>71.0890956635457</text:p>
              </table:table-cell>
              <table:table-cell office:value-type="float" office:value="188.116045768091">
                <text:p>188.116045768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3880066376365">
                <text:p>66.3880066376365</text:p>
              </table:table-cell>
              <table:table-cell office:value-type="float" office:value="159.376926005903">
                <text:p>159.3769260059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4637646915818">
                <text:p>71.4637646915818</text:p>
              </table:table-cell>
              <table:table-cell office:value-type="float" office:value="207.768534974947">
                <text:p>207.768534974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0354898793316">
                <text:p>61.0354898793316</text:p>
              </table:table-cell>
              <table:table-cell office:value-type="float" office:value="111.326962428825">
                <text:p>111.326962428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6402901079882">
                <text:p>67.6402901079882</text:p>
              </table:table-cell>
              <table:table-cell office:value-type="float" office:value="186.935279969432">
                <text:p>186.935279969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.2143488490394">
                <text:p>61.2143488490394</text:p>
              </table:table-cell>
              <table:table-cell office:value-type="float" office:value="112.915208906285">
                <text:p>112.9152089062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2938285155084">
                <text:p>62.2938285155084</text:p>
              </table:table-cell>
              <table:table-cell office:value-type="float" office:value="133.020435422027">
                <text:p>133.020435422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.7742374037153">
                <text:p>64.7742374037153</text:p>
              </table:table-cell>
              <table:table-cell office:value-type="float" office:value="182.589844094188">
                <text:p>182.589844094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.3397249536015">
                <text:p>65.3397249536015</text:p>
              </table:table-cell>
              <table:table-cell office:value-type="float" office:value="161.431657506077">
                <text:p>161.4316575060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.1447609508474">
                <text:p>68.1447609508474</text:p>
              </table:table-cell>
              <table:table-cell office:value-type="float" office:value="181.265824807129">
                <text:p>181.2658248071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.8066858300476">
                <text:p>64.8066858300476</text:p>
              </table:table-cell>
              <table:table-cell office:value-type="float" office:value="138.485217717169">
                <text:p>138.485217717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316001185165">
                <text:p>60.6316001185165</text:p>
              </table:table-cell>
              <table:table-cell office:value-type="float" office:value="109.719696252994">
                <text:p>109.719696252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3532087785568">
                <text:p>71.3532087785568</text:p>
              </table:table-cell>
              <table:table-cell office:value-type="float" office:value="209.309880125881">
                <text:p>209.309880125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.5241003129209">
                <text:p>69.5241003129209</text:p>
              </table:table-cell>
              <table:table-cell office:value-type="float" office:value="184.109730174762">
                <text:p>184.109730174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.8099015736912">
                <text:p>69.8099015736912</text:p>
              </table:table-cell>
              <table:table-cell office:value-type="float" office:value="204.426598301005">
                <text:p>204.426598301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.3932285352018">
                <text:p>67.3932285352018</text:p>
              </table:table-cell>
              <table:table-cell office:value-type="float" office:value="185.556555102052">
                <text:p>185.556555102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.7830427504241">
                <text:p>63.7830427504241</text:p>
              </table:table-cell>
              <table:table-cell office:value-type="float" office:value="149.344027647034">
                <text:p>149.344027647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.5383087679076">
                <text:p>67.5383087679076</text:p>
              </table:table-cell>
              <table:table-cell office:value-type="float" office:value="181.865044346081">
                <text:p>181.8650443460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8.2657235226031">
                <text:p>68.2657235226031</text:p>
              </table:table-cell>
              <table:table-cell office:value-type="float" office:value="184.988497969991">
                <text:p>184.988497969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4245096594727">
                <text:p>73.4245096594727</text:p>
              </table:table-cell>
              <table:table-cell office:value-type="float" office:value="220.207660219683">
                <text:p>220.2076602196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4851647256286">
                <text:p>64.4851647256286</text:p>
              </table:table-cell>
              <table:table-cell office:value-type="float" office:value="150.402898695227">
                <text:p>150.4028986952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.1291910263217">
                <text:p>65.1291910263217</text:p>
              </table:table-cell>
              <table:table-cell office:value-type="float" office:value="156.90163744997">
                <text:p>156.901637449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3659022452799">
                <text:p>66.3659022452799</text:p>
              </table:table-cell>
              <table:table-cell office:value-type="float" office:value="137.287606985786">
                <text:p>137.2876069857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.8913457092014">
                <text:p>68.8913457092014</text:p>
              </table:table-cell>
              <table:table-cell office:value-type="float" office:value="191.881403466871">
                <text:p>191.8814034668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.9586661236777">
                <text:p>60.9586661236777</text:p>
              </table:table-cell>
              <table:table-cell office:value-type="float" office:value="123.157813951721">
                <text:p>123.157813951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.8140524727739">
                <text:p>74.8140524727739</text:p>
              </table:table-cell>
              <table:table-cell office:value-type="float" office:value="232.209377348429">
                <text:p>232.209377348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.7134907568074">
                <text:p>72.7134907568074</text:p>
              </table:table-cell>
              <table:table-cell office:value-type="float" office:value="207.459681732912">
                <text:p>207.4596817329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4929339594115">
                <text:p>76.4929339594115</text:p>
              </table:table-cell>
              <table:table-cell office:value-type="float" office:value="227.139295974484">
                <text:p>227.1392959744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5234715140073">
                <text:p>62.5234715140073</text:p>
              </table:table-cell>
              <table:table-cell office:value-type="float" office:value="136.256130006244">
                <text:p>136.2561300062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.4785671582295">
                <text:p>64.4785671582295</text:p>
              </table:table-cell>
              <table:table-cell office:value-type="float" office:value="151.886705673811">
                <text:p>151.886705673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6515242841932">
                <text:p>71.6515242841932</text:p>
              </table:table-cell>
              <table:table-cell office:value-type="float" office:value="184.98181425035">
                <text:p>184.98181425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.204481018529">
                <text:p>65.204481018529</text:p>
              </table:table-cell>
              <table:table-cell office:value-type="float" office:value="143.563339319018">
                <text:p>143.563339319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.4868238954174">
                <text:p>67.4868238954174</text:p>
              </table:table-cell>
              <table:table-cell office:value-type="float" office:value="164.295241252612">
                <text:p>164.295241252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.8138900127919">
                <text:p>70.8138900127919</text:p>
              </table:table-cell>
              <table:table-cell office:value-type="float" office:value="196.348029154279">
                <text:p>196.348029154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8565390825337">
                <text:p>67.8565390825337</text:p>
              </table:table-cell>
              <table:table-cell office:value-type="float" office:value="191.710332303504">
                <text:p>191.710332303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.3168859887127">
                <text:p>66.3168859887127</text:p>
              </table:table-cell>
              <table:table-cell office:value-type="float" office:value="144.666403662957">
                <text:p>144.6664036629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2547466299895">
                <text:p>63.2547466299895</text:p>
              </table:table-cell>
              <table:table-cell office:value-type="float" office:value="126.637594952235">
                <text:p>126.6375949522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.1366968657054">
                <text:p>71.1366968657054</text:p>
              </table:table-cell>
              <table:table-cell office:value-type="float" office:value="191.317269283196">
                <text:p>191.317269283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.1791976790722">
                <text:p>68.1791976790722</text:p>
              </table:table-cell>
              <table:table-cell office:value-type="float" office:value="170.541400967346">
                <text:p>170.5414009673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.1460814235521">
                <text:p>65.1460814235521</text:p>
              </table:table-cell>
              <table:table-cell office:value-type="float" office:value="138.384175573881">
                <text:p>138.3841755738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4.7357322605432">
                <text:p>64.7357322605432</text:p>
              </table:table-cell>
              <table:table-cell office:value-type="float" office:value="132.594245447223">
                <text:p>132.594245447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.2618238759931">
                <text:p>67.2618238759931</text:p>
              </table:table-cell>
              <table:table-cell office:value-type="float" office:value="162.305549313408">
                <text:p>162.305549313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.5858203774355">
                <text:p>60.5858203774355</text:p>
              </table:table-cell>
              <table:table-cell office:value-type="float" office:value="112.599493992172">
                <text:p>112.5994939921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.3717836935412">
                <text:p>68.3717836935412</text:p>
              </table:table-cell>
              <table:table-cell office:value-type="float" office:value="188.427798427743">
                <text:p>188.4277984277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.8445640844681">
                <text:p>69.8445640844681</text:p>
              </table:table-cell>
              <table:table-cell office:value-type="float" office:value="198.630278194117">
                <text:p>198.6302781941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.5633590016224">
                <text:p>65.5633590016224</text:p>
              </table:table-cell>
              <table:table-cell office:value-type="float" office:value="141.291784270822">
                <text:p>141.2917842708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4.1108212336824">
                <text:p>64.1108212336824</text:p>
              </table:table-cell>
              <table:table-cell office:value-type="float" office:value="139.245503319972">
                <text:p>139.2455033199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392446023182">
                <text:p>62.8392446023182</text:p>
              </table:table-cell>
              <table:table-cell office:value-type="float" office:value="138.52209887642">
                <text:p>138.522098876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.3311500917703">
                <text:p>68.3311500917703</text:p>
              </table:table-cell>
              <table:table-cell office:value-type="float" office:value="197.756770319413">
                <text:p>197.756770319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.7059047988235">
                <text:p>66.7059047988235</text:p>
              </table:table-cell>
              <table:table-cell office:value-type="float" office:value="159.696170551903">
                <text:p>159.696170551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.9463010370476">
                <text:p>66.9463010370476</text:p>
              </table:table-cell>
              <table:table-cell office:value-type="float" office:value="174.166587147448">
                <text:p>174.1665871474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9056469656532">
                <text:p>63.9056469656532</text:p>
              </table:table-cell>
              <table:table-cell office:value-type="float" office:value="169.079129369228">
                <text:p>169.0791293692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4530798783529">
                <text:p>64.4530798783529</text:p>
              </table:table-cell>
              <table:table-cell office:value-type="float" office:value="134.550509213021">
                <text:p>134.550509213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.8426788279609">
                <text:p>76.8426788279609</text:p>
              </table:table-cell>
              <table:table-cell office:value-type="float" office:value="211.724166456081">
                <text:p>211.7241664560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3083009668332">
                <text:p>62.3083009668332</text:p>
              </table:table-cell>
              <table:table-cell office:value-type="float" office:value="120.671009456357">
                <text:p>120.6710094563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2009946946584">
                <text:p>61.2009946946584</text:p>
              </table:table-cell>
              <table:table-cell office:value-type="float" office:value="115.901128847343">
                <text:p>115.9011288473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704358519924">
                <text:p>64.704358519924</text:p>
              </table:table-cell>
              <table:table-cell office:value-type="float" office:value="152.580008937117">
                <text:p>152.5800089371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4226467871166">
                <text:p>63.4226467871166</text:p>
              </table:table-cell>
              <table:table-cell office:value-type="float" office:value="138.42795561462">
                <text:p>138.427955614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2466719555024">
                <text:p>64.2466719555024</text:p>
              </table:table-cell>
              <table:table-cell office:value-type="float" office:value="145.028015212802">
                <text:p>145.0280152128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8211556438604">
                <text:p>64.8211556438604</text:p>
              </table:table-cell>
              <table:table-cell office:value-type="float" office:value="158.877273572478">
                <text:p>158.8772735724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3683107754827">
                <text:p>63.3683107754827</text:p>
              </table:table-cell>
              <table:table-cell office:value-type="float" office:value="149.115504777396">
                <text:p>149.1155047773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7263939399942">
                <text:p>62.7263939399942</text:p>
              </table:table-cell>
              <table:table-cell office:value-type="float" office:value="132.576224269357">
                <text:p>132.5762242693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8.5904060416654">
                <text:p>68.5904060416654</text:p>
              </table:table-cell>
              <table:table-cell office:value-type="float" office:value="176.843079926229">
                <text:p>176.8430799262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3872831579007">
                <text:p>66.3872831579007</text:p>
              </table:table-cell>
              <table:table-cell office:value-type="float" office:value="144.95550719842">
                <text:p>144.955507198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.5104101560048">
                <text:p>70.5104101560048</text:p>
              </table:table-cell>
              <table:table-cell office:value-type="float" office:value="174.884884359253">
                <text:p>174.8848843592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5964554204545">
                <text:p>63.5964554204545</text:p>
              </table:table-cell>
              <table:table-cell office:value-type="float" office:value="144.591922421247">
                <text:p>144.59192242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6.3145767354902">
                <text:p>66.3145767354902</text:p>
              </table:table-cell>
              <table:table-cell office:value-type="float" office:value="148.265730183655">
                <text:p>148.2657301836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.29150846491">
                <text:p>73.29150846491</text:p>
              </table:table-cell>
              <table:table-cell office:value-type="float" office:value="228.558785151439">
                <text:p>228.558785151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7138727887894">
                <text:p>67.7138727887894</text:p>
              </table:table-cell>
              <table:table-cell office:value-type="float" office:value="163.334449922777">
                <text:p>163.3344499227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76900041191">
                <text:p>62.6176900041191</text:p>
              </table:table-cell>
              <table:table-cell office:value-type="float" office:value="138.082482281735">
                <text:p>138.0824822817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0342403404518">
                <text:p>63.0342403404518</text:p>
              </table:table-cell>
              <table:table-cell office:value-type="float" office:value="131.970135026466">
                <text:p>131.9701350264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.011160640682">
                <text:p>69.011160640682</text:p>
              </table:table-cell>
              <table:table-cell office:value-type="float" office:value="191.026743469822">
                <text:p>191.026743469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691597577465">
                <text:p>70.691597577465</text:p>
              </table:table-cell>
              <table:table-cell office:value-type="float" office:value="184.689522521487">
                <text:p>184.6895225214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7.9691868291836">
                <text:p>67.9691868291836</text:p>
              </table:table-cell>
              <table:table-cell office:value-type="float" office:value="168.166431454186">
                <text:p>168.1664314541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3107984316976">
                <text:p>61.3107984316976</text:p>
              </table:table-cell>
              <table:table-cell office:value-type="float" office:value="150.316448600407">
                <text:p>150.316448600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.7350902197">
                <text:p>61.7350902197</text:p>
              </table:table-cell>
              <table:table-cell office:value-type="float" office:value="107.866872355221">
                <text:p>107.8668723552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7.407614960974">
                <text:p>67.407614960974</text:p>
              </table:table-cell>
              <table:table-cell office:value-type="float" office:value="162.822942442544">
                <text:p>162.8229424425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6791496982697">
                <text:p>69.6791496982697</text:p>
              </table:table-cell>
              <table:table-cell office:value-type="float" office:value="203.317012295753">
                <text:p>203.3170122957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.5694742826729">
                <text:p>61.5694742826729</text:p>
              </table:table-cell>
              <table:table-cell office:value-type="float" office:value="128.53931129318">
                <text:p>128.53931129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.542808179959">
                <text:p>71.542808179959</text:p>
              </table:table-cell>
              <table:table-cell office:value-type="float" office:value="212.443510123348">
                <text:p>212.4435101233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.6091049416397">
                <text:p>67.6091049416397</text:p>
              </table:table-cell>
              <table:table-cell office:value-type="float" office:value="174.36418237859">
                <text:p>174.364182378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0144282335004">
                <text:p>66.0144282335004</text:p>
              </table:table-cell>
              <table:table-cell office:value-type="float" office:value="184.461811520982">
                <text:p>184.461811520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907736687617">
                <text:p>70.907736687617</text:p>
              </table:table-cell>
              <table:table-cell office:value-type="float" office:value="197.216551955857">
                <text:p>197.2165519558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.4990773904988">
                <text:p>59.4990773904988</text:p>
              </table:table-cell>
              <table:table-cell office:value-type="float" office:value="128.915658582563">
                <text:p>128.9156585825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.9812103654571">
                <text:p>61.9812103654571</text:p>
              </table:table-cell>
              <table:table-cell office:value-type="float" office:value="118.821493236688">
                <text:p>118.8214932366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4.6189809754171">
                <text:p>64.6189809754171</text:p>
              </table:table-cell>
              <table:table-cell office:value-type="float" office:value="119.681095103857">
                <text:p>119.6810951038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8344907670014">
                <text:p>63.8344907670014</text:p>
              </table:table-cell>
              <table:table-cell office:value-type="float" office:value="133.776896651513">
                <text:p>133.7768966515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75797031241">
                <text:p>67.75797031241</text:p>
              </table:table-cell>
              <table:table-cell office:value-type="float" office:value="148.490398568957">
                <text:p>148.4903985689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.7136084316278">
                <text:p>65.7136084316278</text:p>
              </table:table-cell>
              <table:table-cell office:value-type="float" office:value="167.828760290252">
                <text:p>167.8287602902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2444455670418">
                <text:p>69.2444455670418</text:p>
              </table:table-cell>
              <table:table-cell office:value-type="float" office:value="175.232834842116">
                <text:p>175.232834842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2940589437949">
                <text:p>66.2940589437949</text:p>
              </table:table-cell>
              <table:table-cell office:value-type="float" office:value="153.138692653924">
                <text:p>153.1386926539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5995855731533">
                <text:p>67.5995855731533</text:p>
              </table:table-cell>
              <table:table-cell office:value-type="float" office:value="159.969308203497">
                <text:p>159.9693082034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.7145851224913">
                <text:p>66.7145851224913</text:p>
              </table:table-cell>
              <table:table-cell office:value-type="float" office:value="162.930817337045">
                <text:p>162.9308173370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.2691078279205">
                <text:p>60.2691078279205</text:p>
              </table:table-cell>
              <table:table-cell office:value-type="float" office:value="126.455612757901">
                <text:p>126.4556127579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.5649669292682">
                <text:p>70.5649669292682</text:p>
              </table:table-cell>
              <table:table-cell office:value-type="float" office:value="180.476287057256">
                <text:p>180.4762870572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.3073677559788">
                <text:p>61.3073677559788</text:p>
              </table:table-cell>
              <table:table-cell office:value-type="float" office:value="119.632028588423">
                <text:p>119.632028588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.8021887988608">
                <text:p>64.8021887988608</text:p>
              </table:table-cell>
              <table:table-cell office:value-type="float" office:value="159.877141996378">
                <text:p>159.8771419963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.5195414396373">
                <text:p>65.5195414396373</text:p>
              </table:table-cell>
              <table:table-cell office:value-type="float" office:value="178.289459153456">
                <text:p>178.289459153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4361512802665">
                <text:p>59.4361512802665</text:p>
              </table:table-cell>
              <table:table-cell office:value-type="float" office:value="111.864139742294">
                <text:p>111.8641397422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.0985913347773">
                <text:p>60.0985913347773</text:p>
              </table:table-cell>
              <table:table-cell office:value-type="float" office:value="122.744885450502">
                <text:p>122.744885450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0190781638069">
                <text:p>68.0190781638069</text:p>
              </table:table-cell>
              <table:table-cell office:value-type="float" office:value="174.265162856676">
                <text:p>174.2651628566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.1864525265963">
                <text:p>66.1864525265963</text:p>
              </table:table-cell>
              <table:table-cell office:value-type="float" office:value="156.380922966499">
                <text:p>156.380922966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.0779682795104">
                <text:p>65.0779682795104</text:p>
              </table:table-cell>
              <table:table-cell office:value-type="float" office:value="148.733153676712">
                <text:p>148.7331536767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746141599963">
                <text:p>69.6746141599963</text:p>
              </table:table-cell>
              <table:table-cell office:value-type="float" office:value="177.598009109881">
                <text:p>177.598009109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6.7103909924789">
                <text:p>66.7103909924789</text:p>
              </table:table-cell>
              <table:table-cell office:value-type="float" office:value="174.990111793505">
                <text:p>174.9901117935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7619166904071">
                <text:p>58.7619166904071</text:p>
              </table:table-cell>
              <table:table-cell office:value-type="float" office:value="102.455360842421">
                <text:p>102.4553608424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.1226611948796">
                <text:p>64.1226611948796</text:p>
              </table:table-cell>
              <table:table-cell office:value-type="float" office:value="141.051938228504">
                <text:p>141.0519382285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3.8680599445794">
                <text:p>63.8680599445794</text:p>
              </table:table-cell>
              <table:table-cell office:value-type="float" office:value="126.834671797464">
                <text:p>126.834671797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053367544567">
                <text:p>71.053367544567</text:p>
              </table:table-cell>
              <table:table-cell office:value-type="float" office:value="212.110879184422">
                <text:p>212.1108791844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.1782344074091">
                <text:p>67.1782344074091</text:p>
              </table:table-cell>
              <table:table-cell office:value-type="float" office:value="172.469625405963">
                <text:p>172.469625405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6.2496161752984">
                <text:p>66.2496161752984</text:p>
              </table:table-cell>
              <table:table-cell office:value-type="float" office:value="154.857522823554">
                <text:p>154.8575228235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9812065428705">
                <text:p>71.9812065428705</text:p>
              </table:table-cell>
              <table:table-cell office:value-type="float" office:value="200.437310528735">
                <text:p>200.4373105287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.637492959151">
                <text:p>64.637492959151</text:p>
              </table:table-cell>
              <table:table-cell office:value-type="float" office:value="133.379545927519">
                <text:p>133.379545927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.1796298759773">
                <text:p>64.1796298759773</text:p>
              </table:table-cell>
              <table:table-cell office:value-type="float" office:value="143.859095044246">
                <text:p>143.8590950442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5413265923868">
                <text:p>72.5413265923868</text:p>
              </table:table-cell>
              <table:table-cell office:value-type="float" office:value="213.716956783022">
                <text:p>213.7169567830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.334171278339">
                <text:p>60.334171278339</text:p>
              </table:table-cell>
              <table:table-cell office:value-type="float" office:value="131.049008259448">
                <text:p>131.0490082594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3973089137367">
                <text:p>71.3973089137367</text:p>
              </table:table-cell>
              <table:table-cell office:value-type="float" office:value="198.406733806725">
                <text:p>198.406733806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3610923797426">
                <text:p>62.3610923797426</text:p>
              </table:table-cell>
              <table:table-cell office:value-type="float" office:value="148.713960108758">
                <text:p>148.7139601087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.3712696379176">
                <text:p>68.3712696379176</text:p>
              </table:table-cell>
              <table:table-cell office:value-type="float" office:value="185.536558599738">
                <text:p>185.5365585997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5596952881594">
                <text:p>72.5596952881594</text:p>
              </table:table-cell>
              <table:table-cell office:value-type="float" office:value="210.863639710134">
                <text:p>210.8636397101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.7272569610009">
                <text:p>64.7272569610009</text:p>
              </table:table-cell>
              <table:table-cell office:value-type="float" office:value="169.207936994027">
                <text:p>169.207936994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.8826967420196">
                <text:p>71.8826967420196</text:p>
              </table:table-cell>
              <table:table-cell office:value-type="float" office:value="207.57561358173">
                <text:p>207.575613581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.9536581615964">
                <text:p>67.9536581615964</text:p>
              </table:table-cell>
              <table:table-cell office:value-type="float" office:value="167.090125786042">
                <text:p>167.0901257860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.3162319187446">
                <text:p>66.3162319187446</text:p>
              </table:table-cell>
              <table:table-cell office:value-type="float" office:value="170.593858104457">
                <text:p>170.5938581044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.1283566295392">
                <text:p>69.1283566295392</text:p>
              </table:table-cell>
              <table:table-cell office:value-type="float" office:value="184.142280775944">
                <text:p>184.1422807759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.7796703221261">
                <text:p>67.7796703221261</text:p>
              </table:table-cell>
              <table:table-cell office:value-type="float" office:value="192.199788192446">
                <text:p>192.1997881924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.3764350085399">
                <text:p>65.3764350085399</text:p>
              </table:table-cell>
              <table:table-cell office:value-type="float" office:value="152.289839453128">
                <text:p>152.2898394531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0564268450105">
                <text:p>74.0564268450105</text:p>
              </table:table-cell>
              <table:table-cell office:value-type="float" office:value="211.730517311015">
                <text:p>211.7305173110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.2762427390933">
                <text:p>64.2762427390933</text:p>
              </table:table-cell>
              <table:table-cell office:value-type="float" office:value="123.298801482061">
                <text:p>123.298801482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.7834260157113">
                <text:p>72.7834260157113</text:p>
              </table:table-cell>
              <table:table-cell office:value-type="float" office:value="200.832792228216">
                <text:p>200.832792228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.7692941952837">
                <text:p>67.7692941952837</text:p>
              </table:table-cell>
              <table:table-cell office:value-type="float" office:value="170.296762912926">
                <text:p>170.2967629129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1960203776221">
                <text:p>62.1960203776221</text:p>
              </table:table-cell>
              <table:table-cell office:value-type="float" office:value="124.157289067095">
                <text:p>124.1572890670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8656142294332">
                <text:p>61.8656142294332</text:p>
              </table:table-cell>
              <table:table-cell office:value-type="float" office:value="106.732049474341">
                <text:p>106.7320494743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.9196164201122">
                <text:p>63.9196164201122</text:p>
              </table:table-cell>
              <table:table-cell office:value-type="float" office:value="140.707170793762">
                <text:p>140.7071707937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9811500235096">
                <text:p>62.9811500235096</text:p>
              </table:table-cell>
              <table:table-cell office:value-type="float" office:value="154.428477515132">
                <text:p>154.4284775151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.1870490876192">
                <text:p>68.1870490876192</text:p>
              </table:table-cell>
              <table:table-cell office:value-type="float" office:value="177.568849558525">
                <text:p>177.5688495585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6.2146637464049">
                <text:p>66.2146637464049</text:p>
              </table:table-cell>
              <table:table-cell office:value-type="float" office:value="180.575334078804">
                <text:p>180.5753340788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.7845379591434">
                <text:p>67.7845379591434</text:p>
              </table:table-cell>
              <table:table-cell office:value-type="float" office:value="198.311756175959">
                <text:p>198.3117561759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557679831966">
                <text:p>62.557679831966</text:p>
              </table:table-cell>
              <table:table-cell office:value-type="float" office:value="132.26298045314">
                <text:p>132.262980453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.0274133669015">
                <text:p>66.0274133669015</text:p>
              </table:table-cell>
              <table:table-cell office:value-type="float" office:value="140.49428401929">
                <text:p>140.49428401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0734661163267">
                <text:p>64.0734661163267</text:p>
              </table:table-cell>
              <table:table-cell office:value-type="float" office:value="125.540056240174">
                <text:p>125.540056240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5.253688546256">
                <text:p>65.253688546256</text:p>
              </table:table-cell>
              <table:table-cell office:value-type="float" office:value="149.531118367038">
                <text:p>149.5311183670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2362474889617">
                <text:p>61.2362474889617</text:p>
              </table:table-cell>
              <table:table-cell office:value-type="float" office:value="111.502707371425">
                <text:p>111.5027073714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.2524050978778">
                <text:p>65.2524050978778</text:p>
              </table:table-cell>
              <table:table-cell office:value-type="float" office:value="143.888330008059">
                <text:p>143.8883300080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7.4348643652968">
                <text:p>67.4348643652968</text:p>
              </table:table-cell>
              <table:table-cell office:value-type="float" office:value="170.955041477143">
                <text:p>170.9550414771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.177398804039">
                <text:p>63.177398804039</text:p>
              </table:table-cell>
              <table:table-cell office:value-type="float" office:value="138.022592491558">
                <text:p>138.0225924915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.269647594262">
                <text:p>68.269647594262</text:p>
              </table:table-cell>
              <table:table-cell office:value-type="float" office:value="172.077304734761">
                <text:p>172.0773047347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.9508117081588">
                <text:p>64.9508117081588</text:p>
              </table:table-cell>
              <table:table-cell office:value-type="float" office:value="162.90024086343">
                <text:p>162.900240863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.3620127243186">
                <text:p>68.3620127243186</text:p>
              </table:table-cell>
              <table:table-cell office:value-type="float" office:value="188.786166592441">
                <text:p>188.7861665924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7284948017706">
                <text:p>62.7284948017706</text:p>
              </table:table-cell>
              <table:table-cell office:value-type="float" office:value="120.402414130795">
                <text:p>120.4024141307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.2959320582737">
                <text:p>69.2959320582737</text:p>
              </table:table-cell>
              <table:table-cell office:value-type="float" office:value="172.346492962392">
                <text:p>172.3464929623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.2813582403504">
                <text:p>67.2813582403504</text:p>
              </table:table-cell>
              <table:table-cell office:value-type="float" office:value="151.006827602194">
                <text:p>151.0068276021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.3327152499591">
                <text:p>70.3327152499591</text:p>
              </table:table-cell>
              <table:table-cell office:value-type="float" office:value="190.409829226301">
                <text:p>190.409829226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.4856431655714">
                <text:p>70.4856431655714</text:p>
              </table:table-cell>
              <table:table-cell office:value-type="float" office:value="193.359946993498">
                <text:p>193.359946993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.1678197702471">
                <text:p>67.1678197702471</text:p>
              </table:table-cell>
              <table:table-cell office:value-type="float" office:value="156.234461922087">
                <text:p>156.234461922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.3237477025474">
                <text:p>58.3237477025474</text:p>
              </table:table-cell>
              <table:table-cell office:value-type="float" office:value="117.053155966036">
                <text:p>117.053155966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3320138258011">
                <text:p>65.3320138258011</text:p>
              </table:table-cell>
              <table:table-cell office:value-type="float" office:value="144.806619669841">
                <text:p>144.8066196698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.2041088078578">
                <text:p>67.2041088078578</text:p>
              </table:table-cell>
              <table:table-cell office:value-type="float" office:value="168.982091609734">
                <text:p>168.9820916097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.7389699965634">
                <text:p>72.7389699965634</text:p>
              </table:table-cell>
              <table:table-cell office:value-type="float" office:value="187.222908934528">
                <text:p>187.2229089345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.2384271868614">
                <text:p>69.2384271868614</text:p>
              </table:table-cell>
              <table:table-cell office:value-type="float" office:value="197.412091355179">
                <text:p>197.4120913551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3.7170340153881">
                <text:p>63.7170340153881</text:p>
              </table:table-cell>
              <table:table-cell office:value-type="float" office:value="137.999423060675">
                <text:p>137.9994230606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.7379348720023">
                <text:p>65.7379348720023</text:p>
              </table:table-cell>
              <table:table-cell office:value-type="float" office:value="144.08991688811">
                <text:p>144.089916888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5288561745669">
                <text:p>65.5288561745669</text:p>
              </table:table-cell>
              <table:table-cell office:value-type="float" office:value="138.989535511843">
                <text:p>138.9895355118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.3168663346422">
                <text:p>64.3168663346422</text:p>
              </table:table-cell>
              <table:table-cell office:value-type="float" office:value="143.859569230449">
                <text:p>143.8595692304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.3047539960928">
                <text:p>61.3047539960928</text:p>
              </table:table-cell>
              <table:table-cell office:value-type="float" office:value="104.855761815701">
                <text:p>104.8557618157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.244709889445">
                <text:p>68.244709889445</text:p>
              </table:table-cell>
              <table:table-cell office:value-type="float" office:value="158.25171887237">
                <text:p>158.25171887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.2355616328491">
                <text:p>64.2355616328491</text:p>
              </table:table-cell>
              <table:table-cell office:value-type="float" office:value="141.401345178251">
                <text:p>141.4013451782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.9015149298272">
                <text:p>67.9015149298272</text:p>
              </table:table-cell>
              <table:table-cell office:value-type="float" office:value="173.915819257889">
                <text:p>173.9158192578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049985990387">
                <text:p>66.0049985990387</text:p>
              </table:table-cell>
              <table:table-cell office:value-type="float" office:value="146.668808011168">
                <text:p>146.6688080111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.3933460662424">
                <text:p>67.3933460662424</text:p>
              </table:table-cell>
              <table:table-cell office:value-type="float" office:value="173.127460636371">
                <text:p>173.1274606363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.9269489433641">
                <text:p>61.9269489433641</text:p>
              </table:table-cell>
              <table:table-cell office:value-type="float" office:value="149.149684837724">
                <text:p>149.1496848377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9442505668457">
                <text:p>69.9442505668457</text:p>
              </table:table-cell>
              <table:table-cell office:value-type="float" office:value="172.898850270504">
                <text:p>172.8988502705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.4620529193772">
                <text:p>78.4620529193772</text:p>
              </table:table-cell>
              <table:table-cell office:value-type="float" office:value="227.342564876735">
                <text:p>227.3425648767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028373055852">
                <text:p>62.028373055852</text:p>
              </table:table-cell>
              <table:table-cell office:value-type="float" office:value="103.275029340058">
                <text:p>103.2750293400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7854343692644">
                <text:p>56.7854343692644</text:p>
              </table:table-cell>
              <table:table-cell office:value-type="float" office:value="83.9930774713752">
                <text:p>83.99307747137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.1514754236429">
                <text:p>65.1514754236429</text:p>
              </table:table-cell>
              <table:table-cell office:value-type="float" office:value="122.751654123712">
                <text:p>122.7516541237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.9589645904203">
                <text:p>61.9589645904203</text:p>
              </table:table-cell>
              <table:table-cell office:value-type="float" office:value="132.692405283877">
                <text:p>132.6924052838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95350593677">
                <text:p>73.295350593677</text:p>
              </table:table-cell>
              <table:table-cell office:value-type="float" office:value="223.870178030187">
                <text:p>223.8701780301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.4986393736618">
                <text:p>61.4986393736618</text:p>
              </table:table-cell>
              <table:table-cell office:value-type="float" office:value="122.049480193377">
                <text:p>122.0494801933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.2350945397925">
                <text:p>66.2350945397925</text:p>
              </table:table-cell>
              <table:table-cell office:value-type="float" office:value="145.217177513931">
                <text:p>145.2171775139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7.1994321067045">
                <text:p>67.1994321067045</text:p>
              </table:table-cell>
              <table:table-cell office:value-type="float" office:value="173.488599343786">
                <text:p>173.4885993437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.9399817113234">
                <text:p>59.9399817113234</text:p>
              </table:table-cell>
              <table:table-cell office:value-type="float" office:value="102.466949336749">
                <text:p>102.4669493367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8084236978284">
                <text:p>60.8084236978284</text:p>
              </table:table-cell>
              <table:table-cell office:value-type="float" office:value="110.984168692645">
                <text:p>110.9841686926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3.4053573956574">
                <text:p>73.4053573956574</text:p>
              </table:table-cell>
              <table:table-cell office:value-type="float" office:value="209.260758499741">
                <text:p>209.2607584997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.8949240533751">
                <text:p>59.8949240533751</text:p>
              </table:table-cell>
              <table:table-cell office:value-type="float" office:value="129.173838843876">
                <text:p>129.173838843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.4512093255625">
                <text:p>67.4512093255625</text:p>
              </table:table-cell>
              <table:table-cell office:value-type="float" office:value="177.84598831903">
                <text:p>177.845988319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.6745192392133">
                <text:p>67.6745192392133</text:p>
              </table:table-cell>
              <table:table-cell office:value-type="float" office:value="172.574370078926">
                <text:p>172.5743700789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.0967595584502">
                <text:p>68.0967595584502</text:p>
              </table:table-cell>
              <table:table-cell office:value-type="float" office:value="189.26634876783">
                <text:p>189.266348767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.4722523992131">
                <text:p>57.4722523992131</text:p>
              </table:table-cell>
              <table:table-cell office:value-type="float" office:value="96.3135565290208">
                <text:p>96.31355652902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.5802071176162">
                <text:p>64.5802071176162</text:p>
              </table:table-cell>
              <table:table-cell office:value-type="float" office:value="126.432720526499">
                <text:p>126.4327205264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.2536708473629">
                <text:p>65.2536708473629</text:p>
              </table:table-cell>
              <table:table-cell office:value-type="float" office:value="174.943977756174">
                <text:p>174.9439777561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.2794448452252">
                <text:p>73.2794448452252</text:p>
              </table:table-cell>
              <table:table-cell office:value-type="float" office:value="209.228853966766">
                <text:p>209.2288539667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4.5241474356795">
                <text:p>64.5241474356795</text:p>
              </table:table-cell>
              <table:table-cell office:value-type="float" office:value="129.201505959375">
                <text:p>129.20150595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.1484588506305">
                <text:p>66.1484588506305</text:p>
              </table:table-cell>
              <table:table-cell office:value-type="float" office:value="162.244457456505">
                <text:p>162.2444574565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0342431307346">
                <text:p>69.0342431307346</text:p>
              </table:table-cell>
              <table:table-cell office:value-type="float" office:value="163.852461346571">
                <text:p>163.852461346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.469422853858">
                <text:p>64.469422853858</text:p>
              </table:table-cell>
              <table:table-cell office:value-type="float" office:value="135.193971875581">
                <text:p>135.1939718755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.8574874474702">
                <text:p>71.8574874474702</text:p>
              </table:table-cell>
              <table:table-cell office:value-type="float" office:value="204.422633460166">
                <text:p>204.4226334601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.4702457205614">
                <text:p>66.4702457205614</text:p>
              </table:table-cell>
              <table:table-cell office:value-type="float" office:value="182.468057432679">
                <text:p>182.4680574326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8369333583183">
                <text:p>68.8369333583183</text:p>
              </table:table-cell>
              <table:table-cell office:value-type="float" office:value="183.69782679939">
                <text:p>183.69782679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.6794569073923">
                <text:p>60.6794569073923</text:p>
              </table:table-cell>
              <table:table-cell office:value-type="float" office:value="120.952343048977">
                <text:p>120.9523430489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.8934630158002">
                <text:p>64.8934630158002</text:p>
              </table:table-cell>
              <table:table-cell office:value-type="float" office:value="133.854826231392">
                <text:p>133.8548262313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.4174719209582">
                <text:p>66.4174719209582</text:p>
              </table:table-cell>
              <table:table-cell office:value-type="float" office:value="139.743280295884">
                <text:p>139.7432802958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.0525106688094">
                <text:p>70.0525106688094</text:p>
              </table:table-cell>
              <table:table-cell office:value-type="float" office:value="194.974115927247">
                <text:p>194.9741159272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.9107320370127">
                <text:p>58.9107320370127</text:p>
              </table:table-cell>
              <table:table-cell office:value-type="float" office:value="102.08832636784">
                <text:p>102.088326367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4153067712281">
                <text:p>61.4153067712281</text:p>
              </table:table-cell>
              <table:table-cell office:value-type="float" office:value="106.295001359125">
                <text:p>106.295001359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.0852995257673">
                <text:p>72.0852995257673</text:p>
              </table:table-cell>
              <table:table-cell office:value-type="float" office:value="210.636523766533">
                <text:p>210.6365237665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5397728071705">
                <text:p>63.5397728071705</text:p>
              </table:table-cell>
              <table:table-cell office:value-type="float" office:value="130.27971411619">
                <text:p>130.279714116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67888503907">
                <text:p>72.67888503907</text:p>
              </table:table-cell>
              <table:table-cell office:value-type="float" office:value="216.68631525849">
                <text:p>216.686315258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1624698844448">
                <text:p>69.1624698844448</text:p>
              </table:table-cell>
              <table:table-cell office:value-type="float" office:value="190.849070077584">
                <text:p>190.849070077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.8192507182576">
                <text:p>66.8192507182576</text:p>
              </table:table-cell>
              <table:table-cell office:value-type="float" office:value="178.169090523627">
                <text:p>178.1690905236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8.2221798564946">
                <text:p>68.2221798564946</text:p>
              </table:table-cell>
              <table:table-cell office:value-type="float" office:value="153.098641625936">
                <text:p>153.0986416259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8.266586787432">
                <text:p>68.266586787432</text:p>
              </table:table-cell>
              <table:table-cell office:value-type="float" office:value="186.289792971552">
                <text:p>186.2897929715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.4012051394349">
                <text:p>63.4012051394349</text:p>
              </table:table-cell>
              <table:table-cell office:value-type="float" office:value="145.316583178589">
                <text:p>145.3165831785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.0291950607398">
                <text:p>59.0291950607398</text:p>
              </table:table-cell>
              <table:table-cell office:value-type="float" office:value="98.3726388184667">
                <text:p>98.3726388184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.1921299825332">
                <text:p>66.1921299825332</text:p>
              </table:table-cell>
              <table:table-cell office:value-type="float" office:value="145.579208735676">
                <text:p>145.5792087356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.7693560706991">
                <text:p>63.7693560706991</text:p>
              </table:table-cell>
              <table:table-cell office:value-type="float" office:value="145.403687380832">
                <text:p>145.4036873808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.5981804983064">
                <text:p>65.5981804983064</text:p>
              </table:table-cell>
              <table:table-cell office:value-type="float" office:value="145.080404329489">
                <text:p>145.0804043294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.3448548761631">
                <text:p>59.3448548761631</text:p>
              </table:table-cell>
              <table:table-cell office:value-type="float" office:value="113.415890493119">
                <text:p>113.4158904931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.2319539277068">
                <text:p>68.2319539277068</text:p>
              </table:table-cell>
              <table:table-cell office:value-type="float" office:value="195.261990296064">
                <text:p>195.2619902960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.7958609680167">
                <text:p>59.7958609680167</text:p>
              </table:table-cell>
              <table:table-cell office:value-type="float" office:value="118.754040580074">
                <text:p>118.7540405800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.3965429282898">
                <text:p>73.3965429282898</text:p>
              </table:table-cell>
              <table:table-cell office:value-type="float" office:value="220.945760743646">
                <text:p>220.9457607436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429741469109">
                <text:p>66.429741469109</text:p>
              </table:table-cell>
              <table:table-cell office:value-type="float" office:value="191.946488427172">
                <text:p>191.9464884271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.6956873393538">
                <text:p>73.6956873393538</text:p>
              </table:table-cell>
              <table:table-cell office:value-type="float" office:value="218.415504458001">
                <text:p>218.415504458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.7512536320208">
                <text:p>58.7512536320208</text:p>
              </table:table-cell>
              <table:table-cell office:value-type="float" office:value="97.7224905977011">
                <text:p>97.72249059770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.7322395071576">
                <text:p>63.7322395071576</text:p>
              </table:table-cell>
              <table:table-cell office:value-type="float" office:value="154.655272563838">
                <text:p>154.6552725638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5.6646236546352">
                <text:p>65.6646236546352</text:p>
              </table:table-cell>
              <table:table-cell office:value-type="float" office:value="139.62257313096">
                <text:p>139.622573130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.7678456329977">
                <text:p>69.7678456329977</text:p>
              </table:table-cell>
              <table:table-cell office:value-type="float" office:value="194.604061298549">
                <text:p>194.6040612985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7181902703438">
                <text:p>60.7181902703438</text:p>
              </table:table-cell>
              <table:table-cell office:value-type="float" office:value="116.690215074499">
                <text:p>116.690215074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0829084373533">
                <text:p>66.0829084373533</text:p>
              </table:table-cell>
              <table:table-cell office:value-type="float" office:value="169.617201955091">
                <text:p>169.6172019550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.1537017938172">
                <text:p>68.1537017938172</text:p>
              </table:table-cell>
              <table:table-cell office:value-type="float" office:value="178.16580168766">
                <text:p>178.165801687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.0362941884185">
                <text:p>63.0362941884185</text:p>
              </table:table-cell>
              <table:table-cell office:value-type="float" office:value="130.117520780242">
                <text:p>130.1175207802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.8536836690749">
                <text:p>63.8536836690749</text:p>
              </table:table-cell>
              <table:table-cell office:value-type="float" office:value="145.825608023271">
                <text:p>145.8256080232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.3095393090567">
                <text:p>63.3095393090567</text:p>
              </table:table-cell>
              <table:table-cell office:value-type="float" office:value="134.417675049052">
                <text:p>134.4176750490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.3169056442754">
                <text:p>68.3169056442754</text:p>
              </table:table-cell>
              <table:table-cell office:value-type="float" office:value="160.443182982172">
                <text:p>160.4431829821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.7528662909405">
                <text:p>66.7528662909405</text:p>
              </table:table-cell>
              <table:table-cell office:value-type="float" office:value="163.690688814">
                <text:p>163.6906888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.5289979382754">
                <text:p>64.5289979382754</text:p>
              </table:table-cell>
              <table:table-cell office:value-type="float" office:value="131.120790736503">
                <text:p>131.1207907365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0259500665801">
                <text:p>60.0259500665801</text:p>
              </table:table-cell>
              <table:table-cell office:value-type="float" office:value="87.0354160033182">
                <text:p>87.03541600331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.3892007063949">
                <text:p>70.3892007063949</text:p>
              </table:table-cell>
              <table:table-cell office:value-type="float" office:value="178.851348335504">
                <text:p>178.8513483355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.1979378222303">
                <text:p>71.1979378222303</text:p>
              </table:table-cell>
              <table:table-cell office:value-type="float" office:value="210.134529042031">
                <text:p>210.134529042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.3189456601437">
                <text:p>65.3189456601437</text:p>
              </table:table-cell>
              <table:table-cell office:value-type="float" office:value="154.480913000963">
                <text:p>154.480913000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.2381384425361">
                <text:p>65.2381384425361</text:p>
              </table:table-cell>
              <table:table-cell office:value-type="float" office:value="135.648212327642">
                <text:p>135.6482123276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.793650605563">
                <text:p>65.793650605563</text:p>
              </table:table-cell>
              <table:table-cell office:value-type="float" office:value="140.179483330696">
                <text:p>140.1794833306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.6981278803086">
                <text:p>65.6981278803086</text:p>
              </table:table-cell>
              <table:table-cell office:value-type="float" office:value="145.625184197326">
                <text:p>145.625184197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.5825515145273">
                <text:p>71.5825515145273</text:p>
              </table:table-cell>
              <table:table-cell office:value-type="float" office:value="192.727036250921">
                <text:p>192.7270362509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.5554253421448">
                <text:p>62.5554253421448</text:p>
              </table:table-cell>
              <table:table-cell office:value-type="float" office:value="144.299189909668">
                <text:p>144.2991899096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.1558883121072">
                <text:p>58.1558883121072</text:p>
              </table:table-cell>
              <table:table-cell office:value-type="float" office:value="95.6788715811646">
                <text:p>95.67887158116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0718645884626">
                <text:p>66.0718645884626</text:p>
              </table:table-cell>
              <table:table-cell office:value-type="float" office:value="179.704410058826">
                <text:p>179.7044100588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.8432786362585">
                <text:p>71.8432786362585</text:p>
              </table:table-cell>
              <table:table-cell office:value-type="float" office:value="202.152955387985">
                <text:p>202.1529553879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.007888258908">
                <text:p>71.007888258908</text:p>
              </table:table-cell>
              <table:table-cell office:value-type="float" office:value="194.080612217446">
                <text:p>194.0806122174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5.9999570462348">
                <text:p>75.9999570462348</text:p>
              </table:table-cell>
              <table:table-cell office:value-type="float" office:value="224.440459195823">
                <text:p>224.4404591958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4.7932882435025">
                <text:p>74.7932882435025</text:p>
              </table:table-cell>
              <table:table-cell office:value-type="float" office:value="215.23544019205">
                <text:p>215.23544019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.3633676937013">
                <text:p>64.3633676937013</text:p>
              </table:table-cell>
              <table:table-cell office:value-type="float" office:value="139.880864706159">
                <text:p>139.8808647061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.9262412340003">
                <text:p>69.9262412340003</text:p>
              </table:table-cell>
              <table:table-cell office:value-type="float" office:value="204.875691679207">
                <text:p>204.8756916792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.7000670167339">
                <text:p>63.7000670167339</text:p>
              </table:table-cell>
              <table:table-cell office:value-type="float" office:value="142.322039721723">
                <text:p>142.3220397217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5936305835178">
                <text:p>62.5936305835178</text:p>
              </table:table-cell>
              <table:table-cell office:value-type="float" office:value="136.760569754285">
                <text:p>136.7605697542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.5936305835178">
                <text:p>62.5936305835178</text:p>
              </table:table-cell>
              <table:table-cell office:value-type="float" office:value="136.760569754285">
                <text:p>136.760569754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82cm" svg:height="7.573cm" xlink:href=".." xlink:type="simple" chart:class="chart:bar" chart:style-name="ch1">
        <chart:plot-area chart:style-name="ch2" table:cell-range-address="'gender-height-weight-viz'.A2:'gender-height-weight-viz'.A2 'gender-height-weight-viz'.P6:'gender-height-weight-viz'.P19 'gender-height-weight-viz'.R6:'gender-height-weight-viz'.R19" chart:data-source-has-labels="row" svg:x="0.269cm" svg:y="0.151cm" svg:width="12.944cm" svg:height="7.271cm">
          <chartooo:coordinate-region svg:x="1.115cm" svg:y="0.35cm" svg:width="12.098cm" svg:height="6.4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ender-height-weight-viz'.P6:'gender-height-weight-viz'.P19" chart:label-cell-address="'gender-height-weight-viz'.A2:'gender-height-weight-viz'.A2" chart:class="chart:bar">
            <chart:data-point chart:repeated="14"/>
          </chart:series>
          <chart:series chart:style-name="ch7" chart:values-cell-range-address="'gender-height-weight-viz'.R6:'gender-height-weight-viz'.R19" chart:label-cell-address="'gender-height-weight-viz'.A2:'gender-height-weight-viz'.A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der-height-weight-viz'.P6:'gender-height-weight-viz'.P19</svg:desc>
                </draw:g>
              </table:table-cell>
              <table:table-cell office:value-type="float" office:value="0">
                <text:p>0</text:p>
                <draw:g>
                  <svg:desc>'gender-height-weight-viz'.R6:'gender-height-weight-viz'.R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